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afba9" officeooo:paragraph-rsid="001afba9"/>
    </style:style>
    <style:style style:name="P2" style:family="paragraph" style:parent-style-name="Preformatted_20_Text">
      <style:text-properties officeooo:rsid="001afba9" officeooo:paragraph-rsid="001afba9" fo:background-color="#ccff00"/>
    </style:style>
    <style:style style:name="P3" style:family="paragraph" style:parent-style-name="Preformatted_20_Text">
      <style:text-properties officeooo:rsid="001afba9" officeooo:paragraph-rsid="001afba9" fo:background-color="#99ffff"/>
    </style:style>
    <style:style style:name="P4" style:family="paragraph" style:parent-style-name="Preformatted_20_Text">
      <style:text-properties officeooo:rsid="001afba9" officeooo:paragraph-rsid="001afba9" fo:background-color="#66ffff"/>
    </style:style>
    <style:style style:name="P5" style:family="paragraph" style:parent-style-name="Preformatted_20_Text">
      <style:text-properties officeooo:rsid="001afba9" officeooo:paragraph-rsid="001afba9" fo:background-color="#ff99ff"/>
    </style:style>
    <style:style style:name="P6" style:family="paragraph" style:parent-style-name="Preformatted_20_Text">
      <style:text-properties fo:font-weight="bold" officeooo:rsid="001afba9" officeooo:paragraph-rsid="001afba9" style:font-weight-asian="bold" style:font-weight-complex="bold"/>
    </style:style>
    <style:style style:name="P7" style:family="paragraph" style:parent-style-name="Preformatted_20_Text">
      <style:text-properties fo:font-weight="bold" officeooo:rsid="001afba9" officeooo:paragraph-rsid="001afba9" fo:background-color="transparent" style:font-weight-asian="bold" style:font-weight-complex="bold"/>
    </style:style>
    <style:style style:name="P8" style:family="paragraph" style:parent-style-name="Preformatted_20_Text">
      <style:text-properties fo:font-weight="normal" officeooo:rsid="001afba9" officeooo:paragraph-rsid="001afba9" fo:background-color="#66ffff" style:font-weight-asian="normal" style:font-weight-complex="normal"/>
    </style:style>
    <style:style style:name="P9" style:family="paragraph" style:parent-style-name="Preformatted_20_Text">
      <style:text-properties fo:font-style="normal" fo:font-weight="bold" officeooo:rsid="001afba9" officeooo:paragraph-rsid="001afba9" style:font-style-asian="normal" style:font-weight-asian="bold" style:font-style-complex="normal" style:font-weight-complex="bold"/>
    </style:style>
    <style:style style:name="P10" style:family="paragraph" style:parent-style-name="Preformatted_20_Text">
      <style:text-properties fo:font-style="normal" fo:font-weight="normal" officeooo:rsid="001afba9" officeooo:paragraph-rsid="001afba9" fo:background-color="#ff99ff" style:font-style-asian="normal" style:font-weight-asian="normal" style:font-style-complex="normal" style:font-weight-complex="normal"/>
    </style:style>
    <style:style style:name="P11" style:family="paragraph" style:parent-style-name="Preformatted_20_Text">
      <style:text-properties fo:font-style="normal" officeooo:rsid="001afba9" officeooo:paragraph-rsid="001afba9" fo:background-color="#66ffff" style:font-style-asian="normal" style:font-style-complex="normal"/>
    </style:style>
    <style:style style:name="P12" style:family="paragraph" style:parent-style-name="Preformatted_20_Text">
      <style:text-properties officeooo:rsid="001afba9" officeooo:paragraph-rsid="001afba9"/>
    </style:style>
    <style:style style:name="P13" style:family="paragraph" style:parent-style-name="Preformatted_20_Text">
      <style:text-properties officeooo:rsid="001afba9" officeooo:paragraph-rsid="004c5103"/>
    </style:style>
    <style:style style:name="P14" style:family="paragraph" style:parent-style-name="Preformatted_20_Text">
      <style:text-properties officeooo:rsid="001afba9" officeooo:paragraph-rsid="001afba9" fo:background-color="#66ffff"/>
    </style:style>
    <style:style style:name="P15" style:family="paragraph" style:parent-style-name="Preformatted_20_Text">
      <style:text-properties officeooo:rsid="001afba9" officeooo:paragraph-rsid="001afba9" fo:background-color="#66ffff"/>
    </style:style>
    <style:style style:name="P16" style:family="paragraph" style:parent-style-name="Preformatted_20_Text">
      <style:text-properties officeooo:rsid="001afba9" officeooo:paragraph-rsid="004c5103" fo:background-color="#66ffff"/>
    </style:style>
    <style:style style:name="P17" style:family="paragraph" style:parent-style-name="Preformatted_20_Text">
      <style:text-properties officeooo:rsid="005819d5" officeooo:paragraph-rsid="005819d5" fo:background-color="#66ffff"/>
    </style:style>
    <style:style style:name="P18" style:family="paragraph" style:parent-style-name="Preformatted_20_Text">
      <style:text-properties officeooo:rsid="00593154" officeooo:paragraph-rsid="00593154" fo:background-color="#66ffff"/>
    </style:style>
    <style:style style:name="P19" style:family="paragraph" style:parent-style-name="Preformatted_20_Text">
      <style:text-properties officeooo:rsid="001afba9" officeooo:paragraph-rsid="001afba9" fo:background-color="#ccff00"/>
    </style:style>
    <style:style style:name="P20" style:family="paragraph" style:parent-style-name="Preformatted_20_Text">
      <style:text-properties officeooo:rsid="001afba9" officeooo:paragraph-rsid="001afba9" fo:background-color="#ccff00"/>
    </style:style>
    <style:style style:name="P21" style:family="paragraph" style:parent-style-name="Preformatted_20_Text">
      <style:text-properties officeooo:rsid="001afba9" officeooo:paragraph-rsid="005a6c91" fo:background-color="#ccff00"/>
    </style:style>
    <style:style style:name="P22" style:family="paragraph" style:parent-style-name="Preformatted_20_Text">
      <style:text-properties fo:font-weight="bold" officeooo:rsid="001afba9" officeooo:paragraph-rsid="001afba9" style:font-weight-asian="bold" style:font-weight-complex="bold"/>
    </style:style>
    <style:style style:name="P23" style:family="paragraph" style:parent-style-name="Preformatted_20_Text">
      <style:text-properties fo:font-weight="bold" officeooo:rsid="001afba9" officeooo:paragraph-rsid="004c2f25" style:font-weight-asian="bold" style:font-weight-complex="bold"/>
    </style:style>
    <style:style style:name="P24" style:family="paragraph" style:parent-style-name="Preformatted_20_Text">
      <style:text-properties fo:font-weight="bold" officeooo:rsid="001afba9" officeooo:paragraph-rsid="006155b1" style:font-weight-asian="bold" style:font-weight-complex="bold"/>
    </style:style>
    <style:style style:name="P25" style:family="paragraph" style:parent-style-name="Preformatted_20_Text">
      <style:text-properties fo:font-weight="bold" officeooo:rsid="001afba9" officeooo:paragraph-rsid="004c2f25" fo:background-color="transparent" style:font-weight-asian="bold" style:font-weight-complex="bold"/>
    </style:style>
    <style:style style:name="P26" style:family="paragraph" style:parent-style-name="Preformatted_20_Text">
      <style:text-properties fo:font-weight="bold" officeooo:rsid="001afba9" officeooo:paragraph-rsid="004c2f25" fo:background-color="#ccff00" style:font-weight-asian="bold" style:font-weight-complex="bold"/>
    </style:style>
    <style:style style:name="P27" style:family="paragraph" style:parent-style-name="Preformatted_20_Text">
      <style:text-properties officeooo:rsid="001afba9" officeooo:paragraph-rsid="001afba9" fo:background-color="#ff99ff"/>
    </style:style>
    <style:style style:name="P28" style:family="paragraph" style:parent-style-name="Preformatted_20_Text">
      <style:text-properties officeooo:rsid="001afba9" officeooo:paragraph-rsid="001afba9" fo:background-color="#ff99ff"/>
    </style:style>
    <style:style style:name="P29" style:family="paragraph" style:parent-style-name="Preformatted_20_Text">
      <style:text-properties officeooo:rsid="004c84dd" officeooo:paragraph-rsid="004c84dd" fo:background-color="transparent"/>
    </style:style>
    <style:style style:name="P30" style:family="paragraph" style:parent-style-name="Preformatted_20_Text">
      <style:text-properties officeooo:rsid="001afba9" officeooo:paragraph-rsid="00525576" fo:background-color="transparent"/>
    </style:style>
    <style:style style:name="P31" style:family="paragraph" style:parent-style-name="Preformatted_20_Text">
      <style:text-properties officeooo:rsid="001afba9" officeooo:paragraph-rsid="001afba9" fo:background-color="#ff6600"/>
    </style:style>
    <style:style style:name="P32" style:family="paragraph" style:parent-style-name="Preformatted_20_Text">
      <style:text-properties officeooo:rsid="005819d5" officeooo:paragraph-rsid="005819d5" fo:background-color="#ff6600"/>
    </style:style>
    <style:style style:name="P33" style:family="paragraph" style:parent-style-name="Preformatted_20_Text">
      <style:text-properties officeooo:rsid="001afba9" officeooo:paragraph-rsid="001afba9" fo:background-color="#cccc99"/>
    </style:style>
    <style:style style:name="P34" style:family="paragraph" style:parent-style-name="Preformatted_20_Text">
      <style:text-properties officeooo:rsid="00593154" officeooo:paragraph-rsid="00593154" fo:background-color="#cccc99"/>
    </style:style>
    <style:style style:name="P35" style:family="paragraph" style:parent-style-name="Preformatted_20_Text">
      <style:text-properties officeooo:paragraph-rsid="006155b1"/>
    </style:style>
    <style:style style:name="P36" style:family="paragraph" style:parent-style-name="Preformatted_20_Text">
      <style:text-properties fo:font-weight="normal" officeooo:rsid="001afba9" officeooo:paragraph-rsid="0066c5bc" style:font-weight-asian="normal" style:font-weight-complex="normal"/>
    </style:style>
    <style:style style:name="P3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5953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5953c" style:font-weight-asian="bold" style:font-weight-complex="bold"/>
    </style:style>
    <style:style style:name="T4" style:family="text">
      <style:text-properties fo:font-weight="bold" officeooo:rsid="00525576" style:font-weight-asian="bold" style:font-weight-complex="bold"/>
    </style:style>
    <style:style style:name="T5" style:family="text">
      <style:text-properties fo:background-color="#ccff00" loext:char-shading-value="0"/>
    </style:style>
    <style:style style:name="T6" style:family="text">
      <style:text-properties officeooo:rsid="0025953c" fo:background-color="#ccff00" loext:char-shading-value="0"/>
    </style:style>
    <style:style style:name="T7" style:family="text">
      <style:text-properties officeooo:rsid="001afba9" fo:background-color="#ccff00" loext:char-shading-value="0"/>
    </style:style>
    <style:style style:name="T8" style:family="text">
      <style:text-properties fo:background-color="#ccff00" loext:char-shading-value="0"/>
    </style:style>
    <style:style style:name="T9" style:family="text">
      <style:text-properties officeooo:rsid="005a6c91" fo:background-color="#ccff00" loext:char-shading-value="0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25953c" fo:background-color="transparent" loext:char-shading-value="0"/>
    </style:style>
    <style:style style:name="T12" style:family="text">
      <style:text-properties officeooo:rsid="002614b6" fo:background-color="transparent" loext:char-shading-value="0"/>
    </style:style>
    <style:style style:name="T13" style:family="text">
      <style:text-properties fo:background-color="#66ffff" loext:char-shading-value="0"/>
    </style:style>
    <style:style style:name="T14" style:family="text">
      <style:text-properties officeooo:rsid="00337925" fo:background-color="#66ffff" loext:char-shading-value="0"/>
    </style:style>
    <style:style style:name="T15" style:family="text">
      <style:text-properties fo:font-weight="normal" officeooo:rsid="002614b6" fo:background-color="#ff99ff" loext:char-shading-value="0" style:font-weight-asian="normal" style:font-weight-complex="normal"/>
    </style:style>
    <style:style style:name="T16" style:family="text">
      <style:text-properties fo:font-weight="normal" officeooo:rsid="002614b6" fo:background-color="transparent" loext:char-shading-value="0" style:font-weight-asian="normal" style:font-weight-complex="normal"/>
    </style:style>
    <style:style style:name="T17" style:family="text">
      <style:text-properties fo:font-weight="normal" officeooo:rsid="004c5d37" fo:background-color="transparent" loext:char-shading-value="0" style:font-weight-asian="normal" style:font-weight-complex="normal"/>
    </style:style>
    <style:style style:name="T18" style:family="text">
      <style:text-properties fo:font-weight="normal" officeooo:rsid="004c5d37" fo:background-color="#cccc99" loext:char-shading-value="0" style:font-weight-asian="normal" style:font-weight-complex="normal"/>
    </style:style>
    <style:style style:name="T19" style:family="text">
      <style:text-properties fo:font-weight="normal" officeooo:rsid="004c5d37" fo:background-color="#cccc99" loext:char-shading-value="0" style:font-weight-asian="normal" style:font-weight-complex="normal"/>
    </style:style>
    <style:style style:name="T20" style:family="text">
      <style:text-properties fo:font-weight="normal" officeooo:rsid="00525576" fo:background-color="#cccc99" loext:char-shading-value="0" style:font-weight-asian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4c84dd" style:font-weight-asian="normal" style:font-weight-complex="normal"/>
    </style:style>
    <style:style style:name="T23" style:family="text">
      <style:text-properties fo:font-weight="normal" officeooo:rsid="0025953c" style:font-weight-asian="normal" style:font-weight-complex="normal"/>
    </style:style>
    <style:style style:name="T24" style:family="text">
      <style:text-properties fo:font-weight="normal" officeooo:rsid="002614b6" style:font-weight-asian="normal" style:font-weight-complex="normal"/>
    </style:style>
    <style:style style:name="T25" style:family="text">
      <style:text-properties fo:font-weight="normal" officeooo:rsid="004c5d37" style:font-weight-asian="normal" style:font-weight-complex="normal"/>
    </style:style>
    <style:style style:name="T26" style:family="text">
      <style:text-properties fo:font-weight="normal" officeooo:rsid="00525576" style:font-weight-asian="normal" style:font-weight-complex="normal"/>
    </style:style>
    <style:style style:name="T27" style:family="text">
      <style:text-properties fo:font-weight="normal" officeooo:rsid="00513257" fo:background-color="#ff6600" loext:char-shading-value="0" style:font-weight-asian="normal" style:font-weight-complex="normal"/>
    </style:style>
    <style:style style:name="T28" style:family="text">
      <style:text-properties fo:font-weight="normal" officeooo:rsid="00513257" fo:background-color="#ff6600" loext:char-shading-value="0" style:font-weight-asian="normal" style:font-weight-complex="normal"/>
    </style:style>
    <style:style style:name="T29" style:family="text">
      <style:text-properties fo:font-weight="normal" officeooo:rsid="00525576" fo:background-color="#ff6600" loext:char-shading-value="0" style:font-weight-asian="normal" style:font-weight-complex="normal"/>
    </style:style>
    <style:style style:name="T30" style:family="text">
      <style:text-properties fo:font-weight="normal" officeooo:rsid="0025953c" fo:background-color="#ccff00" loext:char-shading-value="0" style:font-weight-asian="normal" style:font-weight-complex="normal"/>
    </style:style>
    <style:style style:name="T31" style:family="text">
      <style:text-properties fo:font-weight="normal" officeooo:rsid="00525576" fo:background-color="#ccff00" loext:char-shading-value="0" style:font-weight-asian="normal" style:font-weight-complex="normal"/>
    </style:style>
    <style:style style:name="T32" style:family="text">
      <style:text-properties fo:font-weight="normal" officeooo:rsid="005a6c91" fo:background-color="#ccff00" loext:char-shading-value="0" style:font-weight-asian="normal" style:font-weight-complex="normal"/>
    </style:style>
    <style:style style:name="T33" style:family="text">
      <style:text-properties fo:font-weight="normal" officeooo:rsid="00337925" fo:background-color="#66ffff" loext:char-shading-value="0" style:font-weight-asian="normal" style:font-weight-complex="normal"/>
    </style:style>
    <style:style style:name="T34" style:family="text">
      <style:text-properties officeooo:rsid="001afba9"/>
    </style:style>
    <style:style style:name="T35" style:family="text">
      <style:text-properties officeooo:rsid="005a6c91"/>
    </style:style>
    <style:style style:name="T36" style:family="text">
      <style:text-properties officeooo:rsid="0061e71f"/>
    </style:style>
    <style:style style:name="T37" style:family="text">
      <style:text-properties officeooo:rsid="0064e564"/>
    </style:style>
    <style:style style:name="T38" style:family="text">
      <style:text-properties officeooo:rsid="0066c5bc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.</text:p>
      <text:p text:style-name="P16">├── COPYING</text:p>
      <text:p text:style-name="P13"><text:span text:style-name="T5">├── COPYING.more</text:span><text:tab/><text:tab/><text:tab/><text:tab/><text:tab/><text:tab/><text:tab/><text:tab/><text:tab/><text:tab/></text:p>
      <text:p text:style-name="P1"><text:span text:style-name="T2">├── bin/</text:span><text:tab/><text:tab/><text:tab/><text:tab/><text:tab/><text:tab/><text:tab/><text:tab/></text:p>
      <text:p text:style-name="P1">│ <text:s text:c="2"/>├── .gitignore<text:tab/><text:tab/><text:tab/><text:tab/><text:tab/><text:tab/></text:p>
      <text:p text:style-name="P3">│ <text:s text:c="2"/>└── profile_axis*<text:span text:style-name="T10"> <text:tab/><text:tab/><text:tab/><text:tab/><text:tab/><text:tab/></text:span></text:p>
      <text:p text:style-name="P6">├── configs/<text:tab/><text:tab/><text:tab/><text:tab/><text:tab/><text:tab/><text:tab/></text:p>
      <text:p text:style-name="P6">│ <text:s text:c="2"/>├── apps/</text:p>
      <text:p text:style-name="P1">│ <text:s text:c="2"/>│ <text:s text:c="2"/>├── .gitignore</text:p>
      <text:p text:style-name="P6">│ <text:s text:c="2"/>│ <text:s text:c="2"/>├── gladevcp<office:annotation><dc:creator>Unknown Author</dc:creator><dc:date>2020-06-03T21:43:12</dc:date><text:p text:style-name="P37"><text:span text:style-name="T39">Aplicaciones demo gladevcp</text:span></text:p></office:annotation>/</text:p>
      <text:p text:style-name="P6">│ <text:s text:c="2"/>│ <text:s text:c="2"/>│ <text:s text:c="2"/>├── animated-backdrop/</text:p>
      <text:p text:style-name="P3">│ <text:s text:c="2"/>│ <text:s text:c="2"/>│ <text:s text:c="2"/>│ <text:s text:c="2"/>├── animated-backdrop.demo*</text:p>
      <text:p text:style-name="P3">│ <text:s text:c="2"/>│ <text:s text:c="2"/>│ <text:s text:c="2"/>│ <text:s text:c="2"/>├── cairodraw.py</text:p>
      <text:p text:style-name="P3">│ <text:s text:c="2"/>│ <text:s text:c="2"/>│ <text:s text:c="2"/>│ <text:s text:c="2"/>├── cairodraw.ui</text:p>
      <text:p text:style-name="P2">│ <text:s text:c="2"/>│ <text:s text:c="2"/>│ <text:s text:c="2"/>│ <text:s text:c="2"/>├── README</text:p>
      <text:p text:style-name="P3">│ <text:s text:c="2"/>│ <text:s text:c="2"/>│ <text:s text:c="2"/>│ <text:s text:c="2"/>├── screenshot.png</text:p>
      <text:p text:style-name="P3">│ <text:s text:c="2"/>│ <text:s text:c="2"/>│ <text:s text:c="2"/>│ <text:s text:c="2"/>└── vortex.me.png</text:p>
      <text:p text:style-name="P6">│ <text:s text:c="2"/>│ <text:s text:c="2"/>│ <text:s text:c="2"/>├── by-widget/</text:p>
      <text:p text:style-name="P3">│ <text:s text:c="2"/>│ <text:s text:c="2"/>│ <text:s text:c="2"/>│ <text:s text:c="2"/>├── combobox.demo*</text:p>
      <text:p text:style-name="P3">│ <text:s text:c="2"/>│ <text:s text:c="2"/>│ <text:s text:c="2"/>│ <text:s text:c="2"/>├── combobox_manual_list.demo*</text:p>
      <text:p text:style-name="P3">│ <text:s text:c="2"/>│ <text:s text:c="2"/>│ <text:s text:c="2"/>│ <text:s text:c="2"/>├── combobox_manual_list.py</text:p>
      <text:p text:style-name="P3">│ <text:s text:c="2"/>│ <text:s text:c="2"/>│ <text:s text:c="2"/>│ <text:s text:c="2"/>├── combobox_manual_list.ui</text:p>
      <text:p text:style-name="P3">│ <text:s text:c="2"/>│ <text:s text:c="2"/>│ <text:s text:c="2"/>│ <text:s text:c="2"/>├── combobox.py</text:p>
      <text:p text:style-name="P2">│ <text:s text:c="2"/>│ <text:s text:c="2"/>│ <text:s text:c="2"/>│ <text:s text:c="2"/>├── combobox.txt</text:p>
      <text:p text:style-name="P4">│ <text:s text:c="2"/>│ <text:s text:c="2"/>│ <text:s text:c="2"/>│ <text:s text:c="2"/>├── combobox.ui</text:p>
      <text:p text:style-name="P4">│ <text:s text:c="2"/>│ <text:s text:c="2"/>│ <text:s text:c="2"/>│ <text:s text:c="2"/>├── radiobutton.demo*</text:p>
      <text:p text:style-name="P2">│ <text:s text:c="2"/>│ <text:s text:c="2"/>│ <text:s text:c="2"/>│ <text:s text:c="2"/>├── radiobutton.txt</text:p>
      <text:p text:style-name="P4">│ <text:s text:c="2"/>│ <text:s text:c="2"/>│ <text:s text:c="2"/>│ <text:s text:c="2"/>├── radio.py</text:p>
      <text:p text:style-name="P4">│ <text:s text:c="2"/>│ <text:s text:c="2"/>│ <text:s text:c="2"/>│ <text:s text:c="2"/>├── radio.ui</text:p>
      <text:p text:style-name="P2">│ <text:s text:c="2"/>│ <text:s text:c="2"/>│ <text:s text:c="2"/>│ <text:s text:c="2"/>├── README</text:p>
      <text:p text:style-name="P4">│ <text:s text:c="2"/>│ <text:s text:c="2"/>│ <text:s text:c="2"/>│ <text:s text:c="2"/>├── sourceview.demo*</text:p>
      <text:p text:style-name="P4">│ <text:s text:c="2"/>│ <text:s text:c="2"/>│ <text:s text:c="2"/>│ <text:s text:c="2"/>├── sourceview.py</text:p>
      <text:p text:style-name="P2">│ <text:s text:c="2"/>│ <text:s text:c="2"/>│ <text:s text:c="2"/>│ <text:s text:c="2"/>├── sourceview.txt</text:p>
      <text:p text:style-name="P4">│ <text:s text:c="2"/>│ <text:s text:c="2"/>│ <text:s text:c="2"/>│ <text:s text:c="2"/>├── sourceview.ui</text:p>
      <text:p text:style-name="P4">│ <text:s text:c="2"/>│ <text:s text:c="2"/>│ <text:s text:c="2"/>│ <text:s text:c="2"/>├── spinbutton.demo*</text:p>
      <text:p text:style-name="P4">│ <text:s text:c="2"/>│ <text:s text:c="2"/>│ <text:s text:c="2"/>│ <text:s text:c="2"/>├── spinbutton.py</text:p>
      <text:p text:style-name="P2">│ <text:s text:c="2"/>│ <text:s text:c="2"/>│ <text:s text:c="2"/>│ <text:s text:c="2"/>├── spinbutton.txt</text:p>
      <text:p text:style-name="P4">│ <text:s text:c="2"/>│ <text:s text:c="2"/>│ <text:s text:c="2"/>│ <text:s text:c="2"/>└── spinbutton.ui</text:p>
      <text:p text:style-name="P6">│ <text:s text:c="2"/>│ <text:s text:c="2"/>│ <text:s text:c="2"/>├── class-callback/</text:p>
      <text:p text:style-name="P4">│ <text:s text:c="2"/>│ <text:s text:c="2"/>│ <text:s text:c="2"/>│ <text:s text:c="2"/>├── class_callback.demo*</text:p>
      <text:p text:style-name="P4">│ <text:s text:c="2"/>│ <text:s text:c="2"/>│ <text:s text:c="2"/>│ <text:s text:c="2"/>├── class_callback.hal</text:p>
      <text:p text:style-name="P4">│ <text:s text:c="2"/>│ <text:s text:c="2"/>│ <text:s text:c="2"/>│ <text:s text:c="2"/>├── class_callback.py</text:p>
      <text:p text:style-name="P4">│ <text:s text:c="2"/>│ <text:s text:c="2"/>│ <text:s text:c="2"/>│ <text:s text:c="2"/>├── class_callback.ui</text:p>
      <text:p text:style-name="P2">│ <text:s text:c="2"/>│ <text:s text:c="2"/>│ <text:s text:c="2"/>│ <text:s text:c="2"/>└── README</text:p>
      <text:p text:style-name="P6">│ <text:s text:c="2"/>│ <text:s text:c="2"/>│ <text:s text:c="2"/>├── colored-label/</text:p>
      <text:p text:style-name="P4">│ <text:s text:c="2"/>│ <text:s text:c="2"/>│ <text:s text:c="2"/>│ <text:s text:c="2"/>├── coloredlabel.demo*</text:p>
      <text:p text:style-name="P4">│ <text:s text:c="2"/>│ <text:s text:c="2"/>│ <text:s text:c="2"/>│ <text:s text:c="2"/>├── coloredlabel.hal</text:p>
      <text:p text:style-name="P4">│ <text:s text:c="2"/>│ <text:s text:c="2"/>│ <text:s text:c="2"/>│ <text:s text:c="2"/>├── coloredlabel.py</text:p>
      <text:p text:style-name="P4">│ <text:s text:c="2"/>│ <text:s text:c="2"/>│ <text:s text:c="2"/>│ <text:s text:c="2"/>├── coloredlabel.ui</text:p>
      <text:p text:style-name="P2">│ <text:s text:c="2"/>│ <text:s text:c="2"/>│ <text:s text:c="2"/>│ <text:s text:c="2"/>└── README</text:p>
      <text:p text:style-name="P6">│ <text:s text:c="2"/>│ <text:s text:c="2"/>│ <text:s text:c="2"/>├── complex/</text:p>
      <text:p text:style-name="P4">│ <text:s text:c="2"/>│ <text:s text:c="2"/>│ <text:s text:c="2"/>│ <text:s text:c="2"/>├── complex.demo*</text:p>
      <text:p text:style-name="P4">│ <text:s text:c="2"/>│ <text:s text:c="2"/>│ <text:s text:c="2"/>│ <text:s text:c="2"/>├── complex.hal</text:p>
      <text:p text:style-name="P4">│ <text:s text:c="2"/>│ <text:s text:c="2"/>│ <text:s text:c="2"/>│ <text:s text:c="2"/>├── complex.py</text:p>
      <text:p text:style-name="P4">│ <text:s text:c="2"/>│ <text:s text:c="2"/>│ <text:s text:c="2"/>│ <text:s text:c="2"/>├── complex.ui</text:p>
      <text:p text:style-name="P2"><text:soft-page-break/>│ <text:s text:c="2"/>│ <text:s text:c="2"/>│ <text:s text:c="2"/>│ <text:s text:c="2"/>└── README</text:p>
      <text:p text:style-name="P4">│ <text:s text:c="2"/>│ <text:s text:c="2"/>│ <text:s text:c="2"/>├── glade-manual.demo*</text:p>
      <text:p text:style-name="P4">│ <text:s text:c="2"/>│ <text:s text:c="2"/>│ <text:s text:c="2"/>├── glade-manual.ui</text:p>
      <text:p text:style-name="P4">│ <text:s text:c="2"/>│ <text:s text:c="2"/>│ <text:s text:c="2"/>├── gladevcp-test.demo*</text:p>
      <text:p text:style-name="P4">│ <text:s text:c="2"/>│ <text:s text:c="2"/>│ <text:s text:c="2"/>├── gladevcp-test.ui</text:p>
      <text:p text:style-name="P6">│ <text:s text:c="2"/>│ <text:s text:c="2"/>│ <text:s text:c="2"/>├── helloWorld/</text:p>
      <text:p text:style-name="P4">│ <text:s text:c="2"/>│ <text:s text:c="2"/>│ <text:s text:c="2"/>│ <text:s text:c="2"/>├── helloworld.demo*</text:p>
      <text:p text:style-name="P4">│ <text:s text:c="2"/>│ <text:s text:c="2"/>│ <text:s text:c="2"/>│ <text:s text:c="2"/>├── hw.hal</text:p>
      <text:p text:style-name="P4">│ <text:s text:c="2"/>│ <text:s text:c="2"/>│ <text:s text:c="2"/>│ <text:s text:c="2"/>├── hw.ui</text:p>
      <text:p text:style-name="P2">│ <text:s text:c="2"/>│ <text:s text:c="2"/>│ <text:s text:c="2"/>│ <text:s text:c="2"/>└── README</text:p>
      <text:p text:style-name="P6">│ <text:s text:c="2"/>│ <text:s text:c="2"/>│ <text:s text:c="2"/>├── mdi-command-example/</text:p>
      <text:p text:style-name="P4">│ <text:s text:c="2"/>│ <text:s text:c="2"/>│ <text:s text:c="2"/>│ <text:s text:c="2"/>├── owordsub.demo*</text:p>
      <text:p text:style-name="P4">│ <text:s text:c="2"/>│ <text:s text:c="2"/>│ <text:s text:c="2"/>│ <text:s text:c="2"/>├── owordsub.ui</text:p>
      <text:p text:style-name="P4">│ <text:s text:c="2"/>│ <text:s text:c="2"/>│ <text:s text:c="2"/>│ <text:s text:c="2"/>├── speed.demo*</text:p>
      <text:p text:style-name="P4">│ <text:s text:c="2"/>│ <text:s text:c="2"/>│ <text:s text:c="2"/>│ <text:s text:c="2"/>├── speed.ui</text:p>
      <text:p text:style-name="P4">│ <text:s text:c="2"/>│ <text:s text:c="2"/>│ <text:s text:c="2"/>│ <text:s text:c="2"/>├── whoareyou.demo*</text:p>
      <text:p text:style-name="P4">│ <text:s text:c="2"/>│ <text:s text:c="2"/>│ <text:s text:c="2"/>│ <text:s text:c="2"/>└── whoareyou.ui</text:p>
      <text:p text:style-name="P2">│ <text:s text:c="2"/>│ <text:s text:c="2"/>│ <text:s text:c="2"/>├── README</text:p>
      <text:p text:style-name="P2">│ <text:s text:c="2"/>│ <text:s text:c="2"/>│ <text:s text:c="2"/>├── README.changes</text:p>
      <text:p text:style-name="P6">│ <text:s text:c="2"/>│ <text:s text:c="2"/>│ <text:s text:c="2"/>├── simple-callback/</text:p>
      <text:p text:style-name="P2">│ <text:s text:c="2"/>│ <text:s text:c="2"/>│ <text:s text:c="2"/>│ <text:s text:c="2"/>├── README</text:p>
      <text:p text:style-name="P4">│ <text:s text:c="2"/>│ <text:s text:c="2"/>│ <text:s text:c="2"/>│ <text:s text:c="2"/>├── simple-callback.demo*</text:p>
      <text:p text:style-name="P4">│ <text:s text:c="2"/>│ <text:s text:c="2"/>│ <text:s text:c="2"/>│ <text:s text:c="2"/>├── simplecallback.py</text:p>
      <text:p text:style-name="P4">│ <text:s text:c="2"/>│ <text:s text:c="2"/>│ <text:s text:c="2"/>│ <text:s text:c="2"/>└── simplecallback.ui</text:p>
      <text:p text:style-name="P6">│ <text:s text:c="2"/>│ <text:s text:c="2"/>│ <text:s text:c="2"/>└── templates/</text:p>
      <text:p text:style-name="P4">│ <text:s text:c="2"/>│ <text:s text:c="2"/>│ <text:s text:c="6"/>├── button.ui</text:p>
      <text:p text:style-name="P4">│ <text:s text:c="2"/>│ <text:s text:c="2"/>│ <text:s text:c="6"/>├── classhandler.demo*</text:p>
      <text:p text:style-name="P4">│ <text:s text:c="2"/>│ <text:s text:c="2"/>│ <text:s text:c="6"/>├── classhandler_persistent.demo_notworking*</text:p>
      <text:p text:style-name="P4">│ <text:s text:c="2"/>│ <text:s text:c="2"/>│ <text:s text:c="6"/>├── classhandler_persistent.py</text:p>
      <text:p text:style-name="P4">│ <text:s text:c="2"/>│ <text:s text:c="2"/>│ <text:s text:c="6"/>├── classhandler.py</text:p>
      <text:p text:style-name="P4">│ <text:s text:c="2"/>│ <text:s text:c="2"/>│ <text:s text:c="6"/>├── functionhandler.demo*</text:p>
      <text:p text:style-name="P4">│ <text:s text:c="2"/>│ <text:s text:c="2"/>│ <text:s text:c="6"/>├── functionhandler.py</text:p>
      <text:p text:style-name="P2">│ <text:s text:c="2"/>│ <text:s text:c="2"/>│ <text:s text:c="6"/>└── README</text:p>
      <text:p text:style-name="P6">│ <text:s text:c="2"/>│ <text:s text:c="2"/>├── halru<office:annotation><dc:creator>Unknown Author</dc:creator><dc:date>2020-06-03T21:45:28</dc:date><text:p text:style-name="P37"><text:span text:style-name="T39">Iniciar halrun en terminal xterm. </text:span></text:p><text:p text:style-name="P37"><text:span text:style-name="T39">Info del sistema.</text:span></text:p></office:annotation>n/</text:p>
      <text:p text:style-name="P4">│ <text:s text:c="2"/>│ <text:s text:c="2"/>│ <text:s text:c="2"/>├── halrun.demo*</text:p>
      <text:p text:style-name="P4">│ <text:s text:c="2"/>│ <text:s text:c="2"/>│ <text:s text:c="2"/>├── help.hal</text:p>
      <text:p text:style-name="P4">│ <text:s text:c="2"/>│ <text:s text:c="2"/>│ <text:s text:c="2"/>├── nodemocopy</text:p>
      <text:p text:style-name="P2">│ <text:s text:c="2"/>│ <text:s text:c="2"/>│ <text:s text:c="2"/>└── README</text:p>
      <text:p text:style-name="P4">│ <text:s text:c="2"/>│ <text:s text:c="2"/>├── info.demo*</text:p>
      <text:p text:style-name="P2">│ <text:s text:c="2"/>│ <text:s text:c="2"/>├── info.txt</text:p>
      <text:p text:style-name="P6">│ <text:s text:c="2"/>│ <text:s text:c="2"/>├── late<office:annotation><dc:creator>Unknown Author</dc:creator><dc:date>2020-06-03T21:46:09</dc:date><text:p text:style-name="P37"><text:span text:style-name="T39">﻿</text:span><text:span text:style-name="T39">Programas de evaluación de latencia</text:span></text:p></office:annotation>ncy/</text:p>
      <text:p text:style-name="P4">│ <text:s text:c="2"/>│ <text:s text:c="2"/>│ <text:s text:c="2"/>├── latency-histogram-1.demo*</text:p>
      <text:p text:style-name="P4">│ <text:s text:c="2"/>│ <text:s text:c="2"/>│ <text:s text:c="2"/>├── latency-histogram.demo*</text:p>
      <text:p text:style-name="P4">│ <text:s text:c="2"/>│ <text:s text:c="2"/>│ <text:s text:c="2"/>├── latency-plot.demo*</text:p>
      <text:p text:style-name="P4">│ <text:s text:c="2"/>│ <text:s text:c="2"/>│ <text:s text:c="2"/>├── latency-test.demo*</text:p>
      <text:p text:style-name="P4">│ <text:s text:c="2"/>│ <text:s text:c="2"/>│ <text:s text:c="2"/>├── nodemocopy</text:p>
      <text:p text:style-name="P2">│ <text:s text:c="2"/>│ <text:s text:c="2"/>│ <text:s text:c="2"/>└── README</text:p>
      <text:p text:style-name="P4">│ <text:s text:c="2"/>│ <text:s text:c="2"/>├── nodemocopy</text:p>
      <text:p text:style-name="P6">│ <text:s text:c="2"/>│ <text:s text:c="2"/>├── parpor<office:annotation><dc:creator>Unknown Author</dc:creator><dc:date>2020-06-03T21:47:42</dc:date><text:p text:style-name="P37"><text:span text:style-name="T39">﻿</text:span><text:span text:style-name="T39">Prueba simple de puertos <text:s/>paralelos usando pyvcp</text:span></text:p></office:annotation>t/</text:p>
      <text:p text:style-name="P4">│ <text:s text:c="2"/>│ <text:s text:c="2"/>│ <text:s text:c="2"/>├── nodemocopy</text:p>
      <text:p text:style-name="P4">│ <text:s text:c="2"/>│ <text:s text:c="2"/>│ <text:s text:c="2"/>├── parport_0x278.demo*</text:p>
      <text:p text:style-name="P4">│ <text:s text:c="2"/>│ <text:s text:c="2"/>│ <text:s text:c="2"/>├── parport_0x278.hal</text:p>
      <text:p text:style-name="P4">│ <text:s text:c="2"/>│ <text:s text:c="2"/>│ <text:s text:c="2"/>├── parport_0x378.demo*</text:p>
      <text:p text:style-name="P4">│ <text:s text:c="2"/>│ <text:s text:c="2"/>│ <text:s text:c="2"/>├── parport_0x378.hal</text:p>
      <text:p text:style-name="P4">│ <text:s text:c="2"/>│ <text:s text:c="2"/>│ <text:s text:c="2"/>├── parport_base.hal</text:p>
      <text:p text:style-name="P4"><text:soft-page-break/>│ <text:s text:c="2"/>│ <text:s text:c="2"/>│ <text:s text:c="2"/>├── parport_test.xml</text:p>
      <text:p text:style-name="P2">│ <text:s text:c="2"/>│ <text:s text:c="2"/>│ <text:s text:c="2"/>└── README</text:p>
      <text:p text:style-name="P6">│ <text:s text:c="2"/>│ <text:s text:c="2"/>├── pyvcp/<office:annotation><dc:creator>Unknown Author</dc:creator><dc:date>2020-06-03T21:48:40</dc:date><text:p text:style-name="P37"><text:span text:style-name="T39">﻿</text:span><text:span text:style-name="T39">Demostración de algunos widgets pyvcp</text:span></text:p></office:annotation></text:p>
      <text:p text:style-name="P4">│ <text:s text:c="2"/>│ <text:s text:c="2"/>│ <text:s text:c="2"/>├── pyvcp_demo1.demo*</text:p>
      <text:p text:style-name="P4">│ <text:s text:c="2"/>│ <text:s text:c="2"/>│ <text:s text:c="2"/>├── pyvcp_demo1.hal</text:p>
      <text:p text:style-name="P4">│ <text:s text:c="2"/>│ <text:s text:c="2"/>│ <text:s text:c="2"/>├── pyvcp_demo1.xml</text:p>
      <text:p text:style-name="P2">│ <text:s text:c="2"/>│ <text:s text:c="2"/>│ <text:s text:c="2"/>└── README</text:p>
      <text:p text:style-name="P2">│ <text:s text:c="2"/>│ <text:s text:c="2"/>├── README</text:p>
      <text:p text:style-name="P6">│ <text:s text:c="2"/>│ <text:s text:c="2"/>└── xhc-hb04<office:annotation><dc:creator>Unknown Author</dc:creator><dc:date>2020-06-03T21:50:49</dc:date><text:p text:style-name="P37"><text:span text:style-name="T39">﻿</text:span><text:span text:style-name="T39">Pruebas para <text:s/>xhc-hb04, independientes de linuxcnc</text:span></text:p><text:p text:style-name="P37"><text:span text:style-name="T39">(16 y 18 botones) </text:span></text:p></office:annotation>/</text:p>
      <text:p text:style-name="P4">│ <text:s text:c="2"/>│ <text:s text:c="6"/>├── nodemocopy</text:p>
      <text:p text:style-name="P2">│ <text:s text:c="2"/>│ <text:s text:c="6"/>├── README</text:p>
      <text:p text:style-name="P4">│ <text:s text:c="2"/>│ <text:s text:c="6"/>├── xhc-hb04.demo*</text:p>
      <text:p text:style-name="P4">│ <text:s text:c="2"/>│ <text:s text:c="6"/>├── xhc-hb04-layout1.demo*</text:p>
      <text:p text:style-name="P4">│ <text:s text:c="2"/>│ <text:s text:c="6"/>├── xhc-hb04-layout2.demo*</text:p>
      <text:p text:style-name="P4">│ <text:s text:c="2"/>│ <text:s text:c="6"/>└── xhc-hb04.sh*</text:p>
      <text:p text:style-name="P6">│ <text:s text:c="2"/>├── att<office:annotation><dc:creator>Unknown Author</dc:creator><dc:date>2020-06-03T21:54:04</dc:date><text:p text:style-name="P37"><text:span text:style-name="T39">Buhardilla para cualquier cosa.</text:span></text:p><text:p text:style-name="P37"><text:span text:style-name="T39">Configuraciones <text:s/>obsoletas, <text:s/>no compatibles o útiles para estudio</text:span></text:p></office:annotation>ic/</text:p>
      <text:p text:style-name="P6">│ <text:s text:c="2"/>│ <text:s text:c="2"/>├── dallur-thc/</text:p>
      <text:p text:style-name="P4">│ <text:s text:c="2"/>│ <text:s text:c="2"/>│ <text:s text:c="2"/>├── dallur-advanced.clp</text:p>
      <text:p text:style-name="P4">│ <text:s text:c="2"/>│ <text:s text:c="2"/>│ <text:s text:c="2"/>├── dallur-advanced.hal</text:p>
      <text:p text:style-name="P4">│ <text:s text:c="2"/>│ <text:s text:c="2"/>│ <text:s text:c="2"/>├── dallur-advanced.ini</text:p>
      <text:p text:style-name="P4">│ <text:s text:c="2"/>│ <text:s text:c="2"/>│ <text:s text:c="2"/>├── dallur-advanced.tbl</text:p>
      <text:p text:style-name="P4">│ <text:s text:c="2"/>│ <text:s text:c="2"/>│ <text:s text:c="2"/>├── dallur-advanced.vcp</text:p>
      <text:p text:style-name="P4">│ <text:s text:c="2"/>│ <text:s text:c="2"/>│ <text:s text:c="2"/>├── dallur-classicladder.hal</text:p>
      <text:p text:style-name="P4">│ <text:s text:c="2"/>│ <text:s text:c="2"/>│ <text:s text:c="2"/>├── dallur-core_stepper.hal</text:p>
      <text:p text:style-name="P4">│ <text:s text:c="2"/>│ <text:s text:c="2"/>│ <text:s text:c="2"/>├── dallur-halvcp.hal</text:p>
      <text:p text:style-name="P2">│ <text:s text:c="2"/>│ <text:s text:c="2"/>│ <text:s text:c="2"/>└── README</text:p>
      <text:p text:style-name="P6">│ <text:s text:c="2"/>│ <text:s text:c="2"/>├── demo_mazak/</text:p>
      <text:p text:style-name="P4">│ <text:s text:c="2"/>│ <text:s text:c="2"/>│ <text:s text:c="2"/>├── demo_mazak.clp</text:p>
      <text:p text:style-name="P4">│ <text:s text:c="2"/>│ <text:s text:c="2"/>│ <text:s text:c="2"/>├── demo_mazak.hal</text:p>
      <text:p text:style-name="P4">│ <text:s text:c="2"/>│ <text:s text:c="2"/>│ <text:s text:c="2"/>├── demo_mazak.ini</text:p>
      <text:p text:style-name="P4">│ <text:s text:c="2"/>│ <text:s text:c="2"/>│ <text:s text:c="2"/>├── demo_mazak.tbl</text:p>
      <text:p text:style-name="P2">│ <text:s text:c="2"/>│ <text:s text:c="2"/>│ <text:s text:c="2"/>├── README</text:p>
      <text:p text:style-name="P4">│ <text:s text:c="2"/>│ <text:s text:c="2"/>│ <text:s text:c="2"/>├── tester.hal</text:p>
      <text:p text:style-name="P4">│ <text:s text:c="2"/>│ <text:s text:c="2"/>│ <text:s text:c="2"/>└── tester.vcp</text:p>
      <text:p text:style-name="P2">│ <text:s text:c="2"/>│ <text:s text:c="2"/>├── README</text:p>
      <text:p text:style-name="P6">│ <text:s text:c="2"/>│ <text:s text:c="2"/>└── unclaimed/</text:p>
      <text:p text:style-name="P6">│ <text:s text:c="2"/>│ <text:s text:c="6"/>├── max/</text:p>
      <text:p text:style-name="P4">│ <text:s text:c="2"/>│ <text:s text:c="6"/>│ <text:s text:c="2"/>├── jogwheel.hal</text:p>
      <text:p text:style-name="P4">│ <text:s text:c="2"/>│ <text:s text:c="6"/>│ <text:s text:c="2"/>└── max.hal</text:p>
      <text:p text:style-name="P6">│ <text:s text:c="2"/>│ <text:s text:c="6"/>└── plasma-thc/</text:p>
      <text:p text:style-name="P4">│ <text:s text:c="2"/>│ <text:s text:c="10"/>├── mp1000A.hal</text:p>
      <text:p text:style-name="P4">│ <text:s text:c="2"/>│ <text:s text:c="10"/>├── mp1000A_parport.hal</text:p>
      <text:p text:style-name="P4">│ <text:s text:c="2"/>│ <text:s text:c="10"/>├── mp1000B.hal</text:p>
      <text:p text:style-name="P4">│ <text:s text:c="2"/>│ <text:s text:c="10"/>├── mp1000B_parport.hal</text:p>
      <text:p text:style-name="P4">│ <text:s text:c="2"/>│ <text:s text:c="10"/>├── stepper.hal</text:p>
      <text:p text:style-name="P4">│ <text:s text:c="2"/>│ <text:s text:c="10"/>└── thc300.hal</text:p>
      <text:p text:style-name="P6">│ <text:s text:c="2"/>├── by_interfa<office:annotation><dc:creator>Unknown Author</dc:creator><dc:date>2020-06-03T21:57:41</dc:date><text:p text:style-name="P37"><text:span text:style-name="T39">Configuraciones para hardware especifico</text:span></text:p></office:annotation>ce/</text:p>
      <text:p text:style-name="P6">│ <text:s text:c="2"/>│ <text:s text:c="2"/>├── general_mechatronics/</text:p>
      <text:p text:style-name="P6">│ <text:s text:c="2"/>│ <text:s text:c="2"/>│ <text:s text:c="2"/>├── GM6-PCI/</text:p>
      <text:p text:style-name="P4">│ <text:s text:c="2"/>│ <text:s text:c="2"/>│ <text:s text:c="2"/>│ <text:s text:c="2"/>├── 3-axis-servo.hal</text:p>
      <text:p text:style-name="P4">│ <text:s text:c="2"/>│ <text:s text:c="2"/>│ <text:s text:c="2"/>│ <text:s text:c="2"/>├── 3-axis-servo.ini</text:p>
      <text:p text:style-name="P4">│ <text:s text:c="2"/>│ <text:s text:c="2"/>│ <text:s text:c="2"/>│ <text:s text:c="2"/>├── 3-axis-stepper.hal</text:p>
      <text:p text:style-name="P4">│ <text:s text:c="2"/>│ <text:s text:c="2"/>│ <text:s text:c="2"/>│ <text:s text:c="2"/>├── 3-axis-stepper.ini</text:p>
      <text:p text:style-name="P2">│ <text:s text:c="2"/>│ <text:s text:c="2"/>│ <text:s text:c="2"/>│ <text:s text:c="2"/>├── README</text:p>
      <text:p text:style-name="P4">│ <text:s text:c="2"/>│ <text:s text:c="2"/>│ <text:s text:c="2"/>│ <text:s text:c="2"/>└── touchy.hal</text:p>
      <text:p text:style-name="P4"><text:soft-page-break/>│ <text:s text:c="2"/>│ <text:s text:c="2"/>│ <text:s text:c="2"/>└── README</text:p>
      <text:p text:style-name="P1">│ <text:s text:c="2"/>│ <text:s text:c="2"/>├── .gitignore</text:p>
      <text:p text:style-name="P6">│ <text:s text:c="2"/>│ <text:s text:c="2"/>├── mesa/</text:p>
      <text:p text:style-name="P6">│ <text:s text:c="2"/>│ <text:s text:c="2"/>│ <text:s text:c="2"/>├── hm2-ser<office:annotation><dc:creator>Unknown Author</dc:creator><dc:date>2020-06-03T21:59:35</dc:date><text:p text:style-name="P37"><text:span text:style-name="T39">configuración <text:s/>3 servomotores utilizando una tarjeta Mesa AnythingIO</text:span></text:p></office:annotation>vo/</text:p>
      <text:p text:style-name="P4">│ <text:s text:c="2"/>│ <text:s text:c="2"/>│ <text:s text:c="2"/>│ <text:s text:c="2"/>├── 3x20-small.ini</text:p>
      <text:p text:style-name="P4">│ <text:s text:c="2"/>│ <text:s text:c="2"/>│ <text:s text:c="2"/>│ <text:s text:c="2"/>├── 4i65.ini</text:p>
      <text:p text:style-name="P4">│ <text:s text:c="2"/>│ <text:s text:c="2"/>│ <text:s text:c="2"/>│ <text:s text:c="2"/>├── 4i68.ini</text:p>
      <text:p text:style-name="P4">│ <text:s text:c="2"/>│ <text:s text:c="2"/>│ <text:s text:c="2"/>│ <text:s text:c="2"/>├── 5i20.ini</text:p>
      <text:p text:style-name="P4">│ <text:s text:c="2"/>│ <text:s text:c="2"/>│ <text:s text:c="2"/>│ <text:s text:c="2"/>├── 5i22-big.ini</text:p>
      <text:p text:style-name="P4">│ <text:s text:c="2"/>│ <text:s text:c="2"/>│ <text:s text:c="2"/>│ <text:s text:c="2"/>├── 5i22-small.ini</text:p>
      <text:p text:style-name="P4">│ <text:s text:c="2"/>│ <text:s text:c="2"/>│ <text:s text:c="2"/>│ <text:s text:c="2"/>├── 5i23.ini</text:p>
      <text:p text:style-name="P4">│ <text:s text:c="2"/>│ <text:s text:c="2"/>│ <text:s text:c="2"/>│ <text:s text:c="2"/>├── 7i43-big.ini</text:p>
      <text:p text:style-name="P4">│ <text:s text:c="2"/>│ <text:s text:c="2"/>│ <text:s text:c="2"/>│ <text:s text:c="2"/>├── 7i43-small.ini</text:p>
      <text:p text:style-name="P4">│ <text:s text:c="2"/>│ <text:s text:c="2"/>│ <text:s text:c="2"/>│ <text:s text:c="2"/>├── 7i90.ini</text:p>
      <text:p text:style-name="P4">│ <text:s text:c="2"/>│ <text:s text:c="2"/>│ <text:s text:c="2"/>│ <text:s text:c="2"/>├── hm2-servo.hal</text:p>
      <text:p text:style-name="P2">│ <text:s text:c="2"/>│ <text:s text:c="2"/>│ <text:s text:c="2"/>│ <text:s text:c="2"/>├── README</text:p>
      <text:p text:style-name="P4">│ <text:s text:c="2"/>│ <text:s text:c="2"/>│ <text:s text:c="2"/>│ <text:s text:c="2"/>└── tool.tbl</text:p>
      <text:p text:style-name="P6">│ <text:s text:c="2"/>│ <text:s text:c="2"/>│ <text:s text:c="2"/>├── hm2-stepp<office:annotation><dc:creator>Unknown Author</dc:creator><dc:date>2020-06-03T22:01:03</dc:date><text:p text:style-name="P37"><text:span text:style-name="T39">configuración <text:s/>3 ejes con motores de pasos, utilizando una tarjeta Mesa Anything IO</text:span></text:p></office:annotation>er/</text:p>
      <text:p text:style-name="P4">│ <text:s text:c="2"/>│ <text:s text:c="2"/>│ <text:s text:c="2"/>│ <text:s text:c="2"/>├── 3x20-small.ini</text:p>
      <text:p text:style-name="P4">│ <text:s text:c="2"/>│ <text:s text:c="2"/>│ <text:s text:c="2"/>│ <text:s text:c="2"/>├── 4i65.ini</text:p>
      <text:p text:style-name="P4">│ <text:s text:c="2"/>│ <text:s text:c="2"/>│ <text:s text:c="2"/>│ <text:s text:c="2"/>├── 4i68.ini</text:p>
      <text:p text:style-name="P4">│ <text:s text:c="2"/>│ <text:s text:c="2"/>│ <text:s text:c="2"/>│ <text:s text:c="2"/>├── 5i20.ini</text:p>
      <text:p text:style-name="P4">│ <text:s text:c="2"/>│ <text:s text:c="2"/>│ <text:s text:c="2"/>│ <text:s text:c="2"/>├── 5i22-big.ini</text:p>
      <text:p text:style-name="P4">│ <text:s text:c="2"/>│ <text:s text:c="2"/>│ <text:s text:c="2"/>│ <text:s text:c="2"/>├── 5i22-small.ini</text:p>
      <text:p text:style-name="P4">│ <text:s text:c="2"/>│ <text:s text:c="2"/>│ <text:s text:c="2"/>│ <text:s text:c="2"/>├── 5i23.ini</text:p>
      <text:p text:style-name="P4">│ <text:s text:c="2"/>│ <text:s text:c="2"/>│ <text:s text:c="2"/>│ <text:s text:c="2"/>├── 7i43-big.ini</text:p>
      <text:p text:style-name="P4">│ <text:s text:c="2"/>│ <text:s text:c="2"/>│ <text:s text:c="2"/>│ <text:s text:c="2"/>├── 7i43-small.ini</text:p>
      <text:p text:style-name="P4">│ <text:s text:c="2"/>│ <text:s text:c="2"/>│ <text:s text:c="2"/>│ <text:s text:c="2"/>├── 7i90.ini</text:p>
      <text:p text:style-name="P4">│ <text:s text:c="2"/>│ <text:s text:c="2"/>│ <text:s text:c="2"/>│ <text:s text:c="2"/>├── hm2-stepper.hal</text:p>
      <text:p text:style-name="P2">│ <text:s text:c="2"/>│ <text:s text:c="2"/>│ <text:s text:c="2"/>│ <text:s text:c="2"/>├── README</text:p>
      <text:p text:style-name="P4">│ <text:s text:c="2"/>│ <text:s text:c="2"/>│ <text:s text:c="2"/>│ <text:s text:c="2"/>└── tool.tbl</text:p>
      <text:p text:style-name="P6">│ <text:s text:c="2"/>│ <text:s text:c="2"/>│ <text:s text:c="2"/>├── plasma-5i2<office:annotation><dc:creator>Unknown Author</dc:creator><dc:date>2020-06-03T22:02:17</dc:date><text:p text:style-name="P37"><text:span text:style-name="T39">tarjeta Mesa THCAD <text:s/>control de altura en un cortador de plasma.</text:span></text:p><text:p text:style-name="P37"><text:span text:style-name="T39">Con 5i20 o por puerto paralelo.</text:span></text:p></office:annotation>0/</text:p>
      <text:p text:style-name="P4">│ <text:s text:c="2"/>│ <text:s text:c="2"/>│ <text:s text:c="2"/>│ <text:s text:c="2"/>├── plasma-5i20.hal</text:p>
      <text:p text:style-name="P4">│ <text:s text:c="2"/>│ <text:s text:c="2"/>│ <text:s text:c="2"/>│ <text:s text:c="2"/>├── plasma-5i20.ini</text:p>
      <text:p text:style-name="P4">│ <text:s text:c="2"/>│ <text:s text:c="2"/>│ <text:s text:c="2"/>│ <text:s text:c="2"/>├── plasma-demo.hal</text:p>
      <text:p text:style-name="P4">│ <text:s text:c="2"/>│ <text:s text:c="2"/>│ <text:s text:c="2"/>│ <text:s text:c="2"/>├── plasma-demo.ini</text:p>
      <text:p text:style-name="P4">│ <text:s text:c="2"/>│ <text:s text:c="2"/>│ <text:s text:c="2"/>│ <text:s text:c="2"/>├── plasma.txt</text:p>
      <text:p text:style-name="P4">│ <text:s text:c="2"/>│ <text:s text:c="2"/>│ <text:s text:c="2"/>│ <text:s text:c="2"/>├── plasma.xml</text:p>
      <text:p text:style-name="P4">│ <text:s text:c="2"/>│ <text:s text:c="2"/>│ <text:s text:c="2"/>│ <text:s text:c="2"/>├── postgui.hal</text:p>
      <text:p text:style-name="P2">│ <text:s text:c="2"/>│ <text:s text:c="2"/>│ <text:s text:c="2"/>│ <text:s text:c="2"/>├── README</text:p>
      <text:p text:style-name="P4">│ <text:s text:c="2"/>│ <text:s text:c="2"/>│ <text:s text:c="2"/>│ <text:s text:c="2"/>└── tool.tbl</text:p>
      <text:p text:style-name="P2">│ <text:s text:c="2"/>│ <text:s text:c="2"/>│ <text:s text:c="2"/>└── README</text:p>
      <text:p text:style-name="P5">│ <text:s text:c="2"/>│ <text:s text:c="2"/>├── nc_files -&gt; ../../nc_files/</text:p>
      <text:p text:style-name="P6">│ <text:s text:c="2"/>│ <text:s text:c="2"/>├── parport<office:annotation><dc:creator>Unknown Author</dc:creator><dc:date>2020-06-03T22:06:02</dc:date><text:p text:style-name="P37"><text:span text:style-name="T39">Configuraciones para puerto de impresora, en placa base o tarjeta pci</text:span></text:p></office:annotation>/</text:p>
      <text:p text:style-name="P6">│ <text:s text:c="2"/>│ <text:s text:c="2"/>│ <text:s text:c="2"/>├── classicladder/</text:p>
      <text:p text:style-name="P6">│ <text:s text:c="2"/>│ <text:s text:c="2"/>│ <text:s text:c="2"/>│ <text:s text:c="2"/>├── cl-e<office:annotation><dc:creator>Unknown Author</dc:creator><dc:date>2020-06-03T22:25:16</dc:date><text:p text:style-name="P37"><text:span text:style-name="T39">Estop por PLC software.</text:span></text:p></office:annotation>stop/</text:p>
      <text:p text:style-name="P4">│ <text:s text:c="2"/>│ <text:s text:c="2"/>│ <text:s text:c="2"/>│ <text:s text:c="2"/>│ <text:s text:c="2"/>├── cl-estop.hal</text:p>
      <text:p text:style-name="P4">│ <text:s text:c="2"/>│ <text:s text:c="2"/>│ <text:s text:c="2"/>│ <text:s text:c="2"/>│ <text:s text:c="2"/>├── cl-estop.ini</text:p>
      <text:p text:style-name="P4">│ <text:s text:c="2"/>│ <text:s text:c="2"/>│ <text:s text:c="2"/>│ <text:s text:c="2"/>│ <text:s text:c="2"/>├── custom.hal</text:p>
      <text:p text:style-name="P4">│ <text:s text:c="2"/>│ <text:s text:c="2"/>│ <text:s text:c="2"/>│ <text:s text:c="2"/>│ <text:s text:c="2"/>├── custom_postgui.hal</text:p>
      <text:p text:style-name="P4">│ <text:s text:c="2"/>│ <text:s text:c="2"/>│ <text:s text:c="2"/>│ <text:s text:c="2"/>│ <text:s text:c="2"/>├── estop.clp</text:p>
      <text:p text:style-name="P4">│ <text:s text:c="2"/>│ <text:s text:c="2"/>│ <text:s text:c="2"/>│ <text:s text:c="2"/>│ <text:s text:c="2"/>├── panel.xml</text:p>
      <text:p text:style-name="P4">│ <text:s text:c="2"/>│ <text:s text:c="2"/>│ <text:s text:c="2"/>│ <text:s text:c="2"/>│ <text:s text:c="2"/>└── tool.tbl</text:p>
      <text:p text:style-name="P6">│ <text:s text:c="2"/>│ <text:s text:c="2"/>│ <text:s text:c="2"/>│ <text:s text:c="2"/>└── demo_step_cl/</text:p>
      <text:p text:style-name="P4">│ <text:s text:c="2"/>│ <text:s text:c="2"/>│ <text:s text:c="2"/>│ <text:s text:c="6"/>├── classicladder.hal</text:p>
      <text:p text:style-name="P4"><text:soft-page-break/>│ <text:s text:c="2"/>│ <text:s text:c="2"/>│ <text:s text:c="2"/>│ <text:s text:c="6"/>├── demo_step_cl.clp</text:p>
      <text:p text:style-name="P4">│ <text:s text:c="2"/>│ <text:s text:c="2"/>│ <text:s text:c="2"/>│ <text:s text:c="6"/>├── demo_step_cl.hal</text:p>
      <text:p text:style-name="P4">│ <text:s text:c="2"/>│ <text:s text:c="2"/>│ <text:s text:c="2"/>│ <text:s text:c="6"/>├── demo_step_cl.ini</text:p>
      <text:p text:style-name="P4">│ <text:s text:c="2"/>│ <text:s text:c="2"/>│ <text:s text:c="2"/>│ <text:s text:c="6"/>├── demo_step_cl.tbl</text:p>
      <text:p text:style-name="P2">│ <text:s text:c="2"/>│ <text:s text:c="2"/>│ <text:s text:c="2"/>│ <text:s text:c="6"/>└── README</text:p>
      <text:p text:style-name="P6">│ <text:s text:c="2"/>│ <text:s text:c="2"/>│ <text:s text:c="2"/>├── etch-serv<office:annotation><dc:creator>Unknown Author</dc:creator><dc:date>2020-06-03T22:07:22</dc:date><text:p text:style-name="P37"><text:span text:style-name="T39">Accionamiento de <text:s/>dos servomotores con <text:s/>un simple L298 conectado a un puerto paralelo</text:span></text:p></office:annotation>o/</text:p>
      <text:p text:style-name="P4">│ <text:s text:c="2"/>│ <text:s text:c="2"/>│ <text:s text:c="2"/>│ <text:s text:c="2"/>├── etch.hal</text:p>
      <text:p text:style-name="P4">│ <text:s text:c="2"/>│ <text:s text:c="2"/>│ <text:s text:c="2"/>│ <text:s text:c="2"/>├── etch.ini</text:p>
      <text:p text:style-name="P4">│ <text:s text:c="2"/>│ <text:s text:c="2"/>│ <text:s text:c="2"/>│ <text:s text:c="2"/>├── etch.tbl</text:p>
      <text:p text:style-name="P2">│ <text:s text:c="2"/>│ <text:s text:c="2"/>│ <text:s text:c="2"/>│ <text:s text:c="2"/>└── README</text:p>
      <text:p text:style-name="P6">│ <text:s text:c="2"/>│ <text:s text:c="2"/>│ <text:s text:c="2"/>├── gantry/<office:annotation><dc:creator>Unknown Author</dc:creator><dc:date>2020-06-03T22:09:21</dc:date><text:p text:style-name="P37"><text:span text:style-name="T39">﻿</text:span><text:span text:style-name="T39">Configuraciones básicas de pórticos a pasos con dos ejes Y</text:span></text:p></office:annotation></text:p>
      <text:p text:style-name="P4">│ <text:s text:c="2"/>│ <text:s text:c="2"/>│ <text:s text:c="2"/>│ <text:s text:c="2"/>├── gantry.hal</text:p>
      <text:p text:style-name="P4">│ <text:s text:c="2"/>│ <text:s text:c="2"/>│ <text:s text:c="2"/>│ <text:s text:c="2"/>├── gantry-hs.ini</text:p>
      <text:p text:style-name="P4">│ <text:s text:c="2"/>│ <text:s text:c="2"/>│ <text:s text:c="2"/>│ <text:s text:c="2"/>├── gantry.ini</text:p>
      <text:p text:style-name="P4">│ <text:s text:c="2"/>│ <text:s text:c="2"/>│ <text:s text:c="2"/>│ <text:s text:c="2"/>├── postgui.hal</text:p>
      <text:p text:style-name="P2">│ <text:s text:c="2"/>│ <text:s text:c="2"/>│ <text:s text:c="2"/>│ <text:s text:c="2"/>├── README</text:p>
      <text:p text:style-name="P4">│ <text:s text:c="2"/>│ <text:s text:c="2"/>│ <text:s text:c="2"/>│ <text:s text:c="2"/>└── tool.tbl</text:p>
      <text:p text:style-name="P6">│ <text:s text:c="2"/>│ <text:s text:c="2"/>│ <text:s text:c="2"/>├── gecko<office:annotation><dc:creator>Unknown Author</dc:creator><dc:date>2020-06-03T22:09:55</dc:date><text:p text:style-name="P37"><text:span text:style-name="T39">Configuraciones para drivers Gecko</text:span></text:p></office:annotation>/</text:p>
      <text:p text:style-name="P6">│ <text:s text:c="2"/>│ <text:s text:c="2"/>│ <text:s text:c="2"/>│ <text:s text:c="2"/>├── Gecko_540B3/</text:p>
      <text:p text:style-name="P4">│ <text:s text:c="2"/>│ <text:s text:c="2"/>│ <text:s text:c="2"/>│ <text:s text:c="2"/>│ <text:s text:c="2"/>├── custom.hal</text:p>
      <text:p text:style-name="P4">│ <text:s text:c="2"/>│ <text:s text:c="2"/>│ <text:s text:c="2"/>│ <text:s text:c="2"/>│ <text:s text:c="2"/>├── custom_postgui.hal</text:p>
      <text:p text:style-name="P4">│ <text:s text:c="2"/>│ <text:s text:c="2"/>│ <text:s text:c="2"/>│ <text:s text:c="2"/>│ <text:s text:c="2"/>├── Gecko_540B3.hal</text:p>
      <text:p text:style-name="P4">│ <text:s text:c="2"/>│ <text:s text:c="2"/>│ <text:s text:c="2"/>│ <text:s text:c="2"/>│ <text:s text:c="2"/>├── Gecko_540B3.ini</text:p>
      <text:p text:style-name="P4">│ <text:s text:c="2"/>│ <text:s text:c="2"/>│ <text:s text:c="2"/>│ <text:s text:c="2"/>│ <text:s text:c="2"/>├── Gecko_540B3.stepconf</text:p>
      <text:p text:style-name="P2">│ <text:s text:c="2"/>│ <text:s text:c="2"/>│ <text:s text:c="2"/>│ <text:s text:c="2"/>│ <text:s text:c="2"/>├── README</text:p>
      <text:p text:style-name="P4">│ <text:s text:c="2"/>│ <text:s text:c="2"/>│ <text:s text:c="2"/>│ <text:s text:c="2"/>│ <text:s text:c="2"/>└── tool.tbl</text:p>
      <text:p text:style-name="P6">│ <text:s text:c="2"/>│ <text:s text:c="2"/>│ <text:s text:c="2"/>│ <text:s text:c="2"/>├── Gecko_540B4/</text:p>
      <text:p text:style-name="P4">│ <text:s text:c="2"/>│ <text:s text:c="2"/>│ <text:s text:c="2"/>│ <text:s text:c="2"/>│ <text:s text:c="2"/>├── custom.hal</text:p>
      <text:p text:style-name="P4">│ <text:s text:c="2"/>│ <text:s text:c="2"/>│ <text:s text:c="2"/>│ <text:s text:c="2"/>│ <text:s text:c="2"/>├── custom_postgui.hal</text:p>
      <text:p text:style-name="P4">│ <text:s text:c="2"/>│ <text:s text:c="2"/>│ <text:s text:c="2"/>│ <text:s text:c="2"/>│ <text:s text:c="2"/>├── Gecko_540B4.hal</text:p>
      <text:p text:style-name="P4">│ <text:s text:c="2"/>│ <text:s text:c="2"/>│ <text:s text:c="2"/>│ <text:s text:c="2"/>│ <text:s text:c="2"/>├── Gecko_540B4.ini</text:p>
      <text:p text:style-name="P4">│ <text:s text:c="2"/>│ <text:s text:c="2"/>│ <text:s text:c="2"/>│ <text:s text:c="2"/>│ <text:s text:c="2"/>├── Gecko_540B4.stepconf</text:p>
      <text:p text:style-name="P2">│ <text:s text:c="2"/>│ <text:s text:c="2"/>│ <text:s text:c="2"/>│ <text:s text:c="2"/>│ <text:s text:c="2"/>├── README</text:p>
      <text:p text:style-name="P4">│ <text:s text:c="2"/>│ <text:s text:c="2"/>│ <text:s text:c="2"/>│ <text:s text:c="2"/>│ <text:s text:c="2"/>└── tool.tbl</text:p>
      <text:p text:style-name="P2">│ <text:s text:c="2"/>│ <text:s text:c="2"/>│ <text:s text:c="2"/>│ <text:s text:c="2"/>└── README</text:p>
      <text:p text:style-name="P4">│ <text:s text:c="2"/>│ <text:s text:c="2"/>│ <text:s text:c="2"/>├── .gitignore</text:p>
      <text:p text:style-name="P5">│ <text:s text:c="2"/>│ <text:s text:c="2"/>│ <text:s text:c="2"/>├── nc_files -&gt; ../../../nc_files/</text:p>
      <text:p text:style-name="P6">│ <text:s text:c="2"/>│ <text:s text:c="2"/>│ <text:s text:c="2"/>├── nist-<office:annotation><dc:creator>Unknown Author</dc:creator><dc:date>2020-06-03T22:11:11</dc:date><text:p text:style-name="P37"><text:span text:style-name="T39">Configuracion torno del NIST </text:span></text:p></office:annotation>lathe/</text:p>
      <text:p text:style-name="P4">│ <text:s text:c="2"/>│ <text:s text:c="2"/>│ <text:s text:c="2"/>│ <text:s text:c="2"/>├── inch.ini</text:p>
      <text:p text:style-name="P4">│ <text:s text:c="2"/>│ <text:s text:c="2"/>│ <text:s text:c="2"/>│ <text:s text:c="2"/>├── nist-lathe.hal</text:p>
      <text:p text:style-name="P4">│ <text:s text:c="2"/>│ <text:s text:c="2"/>│ <text:s text:c="2"/>│ <text:s text:c="2"/>├── nist-lathe.tbl</text:p>
      <text:p text:style-name="P2">│ <text:s text:c="2"/>│ <text:s text:c="2"/>│ <text:s text:c="2"/>│ <text:s text:c="2"/>└── README</text:p>
      <text:p text:style-name="P6">│ <text:s text:c="2"/>│ <text:s text:c="2"/>│ <text:s text:c="2"/>├── plasma-thc-sim<office:annotation><dc:creator>Unknown Author</dc:creator><dc:date>2020-06-03T22:14:15</dc:date><text:p text:style-name="P37"><text:span text:style-name="T39">Configuración de un sistema de control de altura de la antorcha de plasma que debe ser compatible con los sistemas de SoundLogic, CandCNC o Bob Campbell.</text:span></text:p><text:p text:style-name="P37"><text:span text:style-name="T39"/></text:p></office:annotation>/</text:p>
      <text:p text:style-name="P4">│ <text:s text:c="2"/>│ <text:s text:c="2"/>│ <text:s text:c="2"/>│ <text:s text:c="2"/>├── estop.hal</text:p>
      <text:p text:style-name="P4">│ <text:s text:c="2"/>│ <text:s text:c="2"/>│ <text:s text:c="2"/>│ <text:s text:c="2"/>├── kinematics.hal</text:p>
      <text:p text:style-name="P4">│ <text:s text:c="2"/>│ <text:s text:c="2"/>│ <text:s text:c="2"/>│ <text:s text:c="2"/>├── plasma_mm.ini</text:p>
      <text:p text:style-name="P2">│ <text:s text:c="2"/>│ <text:s text:c="2"/>│ <text:s text:c="2"/>│ <text:s text:c="2"/>├── README</text:p>
      <text:p text:style-name="P4">│ <text:s text:c="2"/>│ <text:s text:c="2"/>│ <text:s text:c="2"/>│ <text:s text:c="2"/>├── simulator.hal</text:p>
      <text:p text:style-name="P4">│ <text:s text:c="2"/>│ <text:s text:c="2"/>│ <text:s text:c="2"/>│ <text:s text:c="2"/>├── stepper.hal</text:p>
      <text:p text:style-name="P4">│ <text:s text:c="2"/>│ <text:s text:c="2"/>│ <text:s text:c="2"/>│ <text:s text:c="2"/>├── stepper_parport.hal</text:p>
      <text:p text:style-name="P4">│ <text:s text:c="2"/>│ <text:s text:c="2"/>│ <text:s text:c="2"/>│ <text:s text:c="2"/>├── thc.hal</text:p>
      <text:p text:style-name="P4">│ <text:s text:c="2"/>│ <text:s text:c="2"/>│ <text:s text:c="2"/>│ <text:s text:c="2"/>├── thc_vcp.hal</text:p>
      <text:p text:style-name="P4">│ <text:s text:c="2"/>│ <text:s text:c="2"/>│ <text:s text:c="2"/>│ <text:s text:c="2"/>├── thc_vcp.xml</text:p>
      <text:p text:style-name="P4">│ <text:s text:c="2"/>│ <text:s text:c="2"/>│ <text:s text:c="2"/>│ <text:s text:c="2"/>└── torches.tbl</text:p>
      <text:p text:style-name="P2">│ <text:s text:c="2"/>│ <text:s text:c="2"/>│ <text:s text:c="2"/>├── README</text:p>
      <text:p text:style-name="P6"><text:soft-page-break/>│ <text:s text:c="2"/>│ <text:s text:c="2"/>│ <text:s text:c="2"/>├── stepper<office:annotation><dc:creator>Unknown Author</dc:creator><dc:date>2020-06-03T22:16:03</dc:date><text:p text:style-name="P37"><text:span text:style-name="T39">máquinas "paso a paso" básicas</text:span></text:p></office:annotation>/</text:p>
      <text:p text:style-name="P2">│ <text:s text:c="2"/>│ <text:s text:c="2"/>│ <text:s text:c="2"/>│ <text:s text:c="2"/>├── README</text:p>
      <text:p text:style-name="P4">│ <text:s text:c="2"/>│ <text:s text:c="2"/>│ <text:s text:c="2"/>│ <text:s text:c="2"/>├── sim_inch.ini</text:p>
      <text:p text:style-name="P4">│ <text:s text:c="2"/>│ <text:s text:c="2"/>│ <text:s text:c="2"/>│ <text:s text:c="2"/>├── sim_pinout.hal</text:p>
      <text:p text:style-name="P4">│ <text:s text:c="2"/>│ <text:s text:c="2"/>│ <text:s text:c="2"/>│ <text:s text:c="2"/>├── standard_pinout.hal</text:p>
      <text:p text:style-name="P4">│ <text:s text:c="2"/>│ <text:s text:c="2"/>│ <text:s text:c="2"/>│ <text:s text:c="2"/>├── stepper_inch.ini</text:p>
      <text:p text:style-name="P4">│ <text:s text:c="2"/>│ <text:s text:c="2"/>│ <text:s text:c="2"/>│ <text:s text:c="2"/>├── stepper_mm.ini</text:p>
      <text:p text:style-name="P4">│ <text:s text:c="2"/>│ <text:s text:c="2"/>│ <text:s text:c="2"/>│ <text:s text:c="2"/>├── stepper.tbl</text:p>
      <text:p text:style-name="P4">│ <text:s text:c="2"/>│ <text:s text:c="2"/>│ <text:s text:c="2"/>│ <text:s text:c="2"/>└── xylotex_pinout.hal</text:p>
      <text:p text:style-name="P6">│ <text:s text:c="2"/>│ <text:s text:c="2"/>│ <text:s text:c="2"/>├── stepper-gantry/</text:p>
      <text:p text:style-name="P4">│ <text:s text:c="2"/>│ <text:s text:c="2"/>│ <text:s text:c="2"/>│ <text:s text:c="2"/>├── estop.hal</text:p>
      <text:p text:style-name="P4">│ <text:s text:c="2"/>│ <text:s text:c="2"/>│ <text:s text:c="2"/>│ <text:s text:c="2"/>├── kinematics.hal</text:p>
      <text:p text:style-name="P2">│ <text:s text:c="2"/>│ <text:s text:c="2"/>│ <text:s text:c="2"/>│ <text:s text:c="2"/>├── README</text:p>
      <text:p text:style-name="P4">│ <text:s text:c="2"/>│ <text:s text:c="2"/>│ <text:s text:c="2"/>│ <text:s text:c="2"/>├── stepper.hal</text:p>
      <text:p text:style-name="P4">│ <text:s text:c="2"/>│ <text:s text:c="2"/>│ <text:s text:c="2"/>│ <text:s text:c="2"/>├── stepper_mm.ini</text:p>
      <text:p text:style-name="P4">│ <text:s text:c="2"/>│ <text:s text:c="2"/>│ <text:s text:c="2"/>│ <text:s text:c="2"/>├── stepper_parport.hal</text:p>
      <text:p text:style-name="P4">│ <text:s text:c="2"/>│ <text:s text:c="2"/>│ <text:s text:c="2"/>│ <text:s text:c="2"/>├── stepper_parport.hal.with_limits</text:p>
      <text:p text:style-name="P4">│ <text:s text:c="2"/>│ <text:s text:c="2"/>│ <text:s text:c="2"/>│ <text:s text:c="2"/>└── stepper.tbl</text:p>
      <text:p text:style-name="P6">│ <text:s text:c="2"/>│ <text:s text:c="2"/>│ <text:s text:c="2"/>└── stepper-xyz<office:annotation><dc:creator>Unknown Author</dc:creator><dc:date>2020-06-03T22:17:48</dc:date><text:p text:style-name="P37"><text:span text:style-name="T39">máquinas paso a paso básicas con una mesa giratoria</text:span></text:p></office:annotation>a/</text:p>
      <text:p text:style-name="P4">│ <text:s text:c="2"/>│ <text:s text:c="2"/>│ <text:s text:c="6"/>├── inch.ini</text:p>
      <text:p text:style-name="P2">│ <text:s text:c="2"/>│ <text:s text:c="2"/>│ <text:s text:c="6"/>├── README</text:p>
      <text:p text:style-name="P4">│ <text:s text:c="2"/>│ <text:s text:c="2"/>│ <text:s text:c="6"/>├── standard_pinout.hal</text:p>
      <text:p text:style-name="P4">│ <text:s text:c="2"/>│ <text:s text:c="2"/>│ <text:s text:c="6"/>├── stepper.tbl</text:p>
      <text:p text:style-name="P4">│ <text:s text:c="2"/>│ <text:s text:c="2"/>│ <text:s text:c="6"/>└── stepper_xyza.hal</text:p>
      <text:p text:style-name="P6">│ <text:s text:c="2"/>│ <text:s text:c="2"/>├── pi<office:annotation><dc:creator>Unknown Author</dc:creator><dc:date>2020-06-03T22:19:04</dc:date><text:p text:style-name="P37"><text:span text:style-name="T39">Hardware de Pico Systems</text:span></text:p></office:annotation>co/</text:p>
      <text:p text:style-name="P6">│ <text:s text:c="2"/>│ <text:s text:c="2"/>│ <text:s text:c="2"/>├── ppmc/</text:p>
      <text:p text:style-name="P4">│ <text:s text:c="2"/>│ <text:s text:c="2"/>│ <text:s text:c="2"/>│ <text:s text:c="2"/>├── ppmc.ini</text:p>
      <text:p text:style-name="P4">│ <text:s text:c="2"/>│ <text:s text:c="2"/>│ <text:s text:c="2"/>│ <text:s text:c="2"/>├── ppmc_io.hal</text:p>
      <text:p text:style-name="P4">│ <text:s text:c="2"/>│ <text:s text:c="2"/>│ <text:s text:c="2"/>│ <text:s text:c="2"/>├── ppmc_load.hal</text:p>
      <text:p text:style-name="P4">│ <text:s text:c="2"/>│ <text:s text:c="2"/>│ <text:s text:c="2"/>│ <text:s text:c="2"/>├── ppmc_motion.hal</text:p>
      <text:p text:style-name="P4">│ <text:s text:c="2"/>│ <text:s text:c="2"/>│ <text:s text:c="2"/>│ <text:s text:c="2"/>├── ppmc_servo.hal</text:p>
      <text:p text:style-name="P4">│ <text:s text:c="2"/>│ <text:s text:c="2"/>│ <text:s text:c="2"/>│ <text:s text:c="2"/>├── ppmc.tbl</text:p>
      <text:p text:style-name="P2">│ <text:s text:c="2"/>│ <text:s text:c="2"/>│ <text:s text:c="2"/>│ <text:s text:c="2"/>└── README</text:p>
      <text:p text:style-name="P6">│ <text:s text:c="2"/>│ <text:s text:c="2"/>│ <text:s text:c="2"/>├── ppmc_vel/</text:p>
      <text:p text:style-name="P4">│ <text:s text:c="2"/>│ <text:s text:c="2"/>│ <text:s text:c="2"/>│ <text:s text:c="2"/>├── ppmc.ini</text:p>
      <text:p text:style-name="P4">│ <text:s text:c="2"/>│ <text:s text:c="2"/>│ <text:s text:c="2"/>│ <text:s text:c="2"/>├── ppmc_io.hal</text:p>
      <text:p text:style-name="P4">│ <text:s text:c="2"/>│ <text:s text:c="2"/>│ <text:s text:c="2"/>│ <text:s text:c="2"/>├── ppmc_load.hal</text:p>
      <text:p text:style-name="P4">│ <text:s text:c="2"/>│ <text:s text:c="2"/>│ <text:s text:c="2"/>│ <text:s text:c="2"/>├── ppmc_motion.hal</text:p>
      <text:p text:style-name="P4">│ <text:s text:c="2"/>│ <text:s text:c="2"/>│ <text:s text:c="2"/>│ <text:s text:c="2"/>├── ppmc_servo.hal</text:p>
      <text:p text:style-name="P4">│ <text:s text:c="2"/>│ <text:s text:c="2"/>│ <text:s text:c="2"/>│ <text:s text:c="2"/>├── ppmc.tbl</text:p>
      <text:p text:style-name="P2">│ <text:s text:c="2"/>│ <text:s text:c="2"/>│ <text:s text:c="2"/>│ <text:s text:c="2"/>└── README</text:p>
      <text:p text:style-name="P4">│ <text:s text:c="2"/>│ <text:s text:c="2"/>│ <text:s text:c="2"/>├── README</text:p>
      <text:p text:style-name="P6">│ <text:s text:c="2"/>│ <text:s text:c="2"/>│ <text:s text:c="2"/>├── univpwm/</text:p>
      <text:p text:style-name="P4">│ <text:s text:c="2"/>│ <text:s text:c="2"/>│ <text:s text:c="2"/>│ <text:s text:c="2"/>├── pendant.hal</text:p>
      <text:p text:style-name="P2">│ <text:s text:c="2"/>│ <text:s text:c="2"/>│ <text:s text:c="2"/>│ <text:s text:c="2"/>├── README</text:p>
      <text:p text:style-name="P4">│ <text:s text:c="2"/>│ <text:s text:c="2"/>│ <text:s text:c="2"/>│ <text:s text:c="2"/>├── spindle.hal</text:p>
      <text:p text:style-name="P4">│ <text:s text:c="2"/>│ <text:s text:c="2"/>│ <text:s text:c="2"/>│ <text:s text:c="2"/>├── spindle.xml</text:p>
      <text:p text:style-name="P4">│ <text:s text:c="2"/>│ <text:s text:c="2"/>│ <text:s text:c="2"/>│ <text:s text:c="2"/>├── univpwm.ini</text:p>
      <text:p text:style-name="P4">│ <text:s text:c="2"/>│ <text:s text:c="2"/>│ <text:s text:c="2"/>│ <text:s text:c="2"/>├── univpwm_io.hal</text:p>
      <text:p text:style-name="P4">│ <text:s text:c="2"/>│ <text:s text:c="2"/>│ <text:s text:c="2"/>│ <text:s text:c="2"/>├── univpwm_load.hal</text:p>
      <text:p text:style-name="P4">│ <text:s text:c="2"/>│ <text:s text:c="2"/>│ <text:s text:c="2"/>│ <text:s text:c="2"/>├── univpwm_motion.hal</text:p>
      <text:p text:style-name="P4">│ <text:s text:c="2"/>│ <text:s text:c="2"/>│ <text:s text:c="2"/>│ <text:s text:c="2"/>├── univpwm_servo.hal</text:p>
      <text:p text:style-name="P4">│ <text:s text:c="2"/>│ <text:s text:c="2"/>│ <text:s text:c="2"/>│ <text:s text:c="2"/>└── univpwm.tbl</text:p>
      <text:p text:style-name="P6">│ <text:s text:c="2"/>│ <text:s text:c="2"/>│ <text:s text:c="2"/>├── univpwmv/</text:p>
      <text:p text:style-name="P4">│ <text:s text:c="2"/>│ <text:s text:c="2"/>│ <text:s text:c="2"/>│ <text:s text:c="2"/>├── pendant.hal</text:p>
      <text:p text:style-name="P2"><text:soft-page-break/>│ <text:s text:c="2"/>│ <text:s text:c="2"/>│ <text:s text:c="2"/>│ <text:s text:c="2"/>├── README</text:p>
      <text:p text:style-name="P4">│ <text:s text:c="2"/>│ <text:s text:c="2"/>│ <text:s text:c="2"/>│ <text:s text:c="2"/>├── spindle.hal</text:p>
      <text:p text:style-name="P4">│ <text:s text:c="2"/>│ <text:s text:c="2"/>│ <text:s text:c="2"/>│ <text:s text:c="2"/>├── spindle.xml</text:p>
      <text:p text:style-name="P4">│ <text:s text:c="2"/>│ <text:s text:c="2"/>│ <text:s text:c="2"/>│ <text:s text:c="2"/>├── univpwm.ini</text:p>
      <text:p text:style-name="P4">│ <text:s text:c="2"/>│ <text:s text:c="2"/>│ <text:s text:c="2"/>│ <text:s text:c="2"/>├── univpwm_io.hal</text:p>
      <text:p text:style-name="P4">│ <text:s text:c="2"/>│ <text:s text:c="2"/>│ <text:s text:c="2"/>│ <text:s text:c="2"/>├── univpwm_load.hal</text:p>
      <text:p text:style-name="P4">│ <text:s text:c="2"/>│ <text:s text:c="2"/>│ <text:s text:c="2"/>│ <text:s text:c="2"/>├── univpwm_motion.hal</text:p>
      <text:p text:style-name="P4">│ <text:s text:c="2"/>│ <text:s text:c="2"/>│ <text:s text:c="2"/>│ <text:s text:c="2"/>├── univpwm_servo.hal</text:p>
      <text:p text:style-name="P4">│ <text:s text:c="2"/>│ <text:s text:c="2"/>│ <text:s text:c="2"/>│ <text:s text:c="2"/>└── univpwm.tbl</text:p>
      <text:p text:style-name="P6">│ <text:s text:c="2"/>│ <text:s text:c="2"/>│ <text:s text:c="2"/>├── univstep/</text:p>
      <text:p text:style-name="P2">│ <text:s text:c="2"/>│ <text:s text:c="2"/>│ <text:s text:c="2"/>│ <text:s text:c="2"/>├── README</text:p>
      <text:p text:style-name="P4">│ <text:s text:c="2"/>│ <text:s text:c="2"/>│ <text:s text:c="2"/>│ <text:s text:c="2"/>├── univstep.ini</text:p>
      <text:p text:style-name="P4">│ <text:s text:c="2"/>│ <text:s text:c="2"/>│ <text:s text:c="2"/>│ <text:s text:c="2"/>├── univstep_io.hal</text:p>
      <text:p text:style-name="P4">│ <text:s text:c="2"/>│ <text:s text:c="2"/>│ <text:s text:c="2"/>│ <text:s text:c="2"/>├── univstep_load.hal</text:p>
      <text:p text:style-name="P4">│ <text:s text:c="2"/>│ <text:s text:c="2"/>│ <text:s text:c="2"/>│ <text:s text:c="2"/>├── univstep_motion.hal</text:p>
      <text:p text:style-name="P4">│ <text:s text:c="2"/>│ <text:s text:c="2"/>│ <text:s text:c="2"/>│ <text:s text:c="2"/>├── univstep_servo.hal</text:p>
      <text:p text:style-name="P4">│ <text:s text:c="2"/>│ <text:s text:c="2"/>│ <text:s text:c="2"/>│ <text:s text:c="2"/>└── univstep.tbl</text:p>
      <text:p text:style-name="P6">│ <text:s text:c="2"/>│ <text:s text:c="2"/>│ <text:s text:c="2"/>└── USC_encod/</text:p>
      <text:p text:style-name="P2">│ <text:s text:c="2"/>│ <text:s text:c="2"/>│ <text:s text:c="6"/>├── README</text:p>
      <text:p text:style-name="P4">│ <text:s text:c="2"/>│ <text:s text:c="2"/>│ <text:s text:c="6"/>├── univstep.ini</text:p>
      <text:p text:style-name="P4">│ <text:s text:c="2"/>│ <text:s text:c="2"/>│ <text:s text:c="6"/>├── univstep_io.hal</text:p>
      <text:p text:style-name="P4">│ <text:s text:c="2"/>│ <text:s text:c="2"/>│ <text:s text:c="6"/>├── univstep_load.hal</text:p>
      <text:p text:style-name="P4">│ <text:s text:c="2"/>│ <text:s text:c="2"/>│ <text:s text:c="6"/>├── univstep_motion.hal</text:p>
      <text:p text:style-name="P4">│ <text:s text:c="2"/>│ <text:s text:c="2"/>│ <text:s text:c="6"/>├── univstep_servo.hal</text:p>
      <text:p text:style-name="P4">│ <text:s text:c="2"/>│ <text:s text:c="2"/>│ <text:s text:c="6"/>└── univstep.tbl</text:p>
      <text:p text:style-name="P6">│ <text:s text:c="2"/>│ <text:s text:c="2"/>├── plu<office:annotation><dc:creator>Unknown Author</dc:creator><dc:date>2020-06-03T22:19:43</dc:date><text:p text:style-name="P37"><text:span text:style-name="T39">Hardware con tarjetas fpga Pluto</text:span></text:p></office:annotation>to/</text:p>
      <text:p text:style-name="P1">│ <text:s text:c="2"/>│ <text:s text:c="2"/>│ <text:s text:c="2"/>├── .gitignore</text:p>
      <text:p text:style-name="P6">│ <text:s text:c="2"/>│ <text:s text:c="2"/>│ <text:s text:c="2"/>├── lathe-pluto/</text:p>
      <text:p text:style-name="P4">│ <text:s text:c="2"/>│ <text:s text:c="2"/>│ <text:s text:c="2"/>│ <text:s text:c="2"/>├── emc.tbl</text:p>
      <text:p text:style-name="P4">│ <text:s text:c="2"/>│ <text:s text:c="2"/>│ <text:s text:c="2"/>│ <text:s text:c="2"/>├── lathe-pluto.hal</text:p>
      <text:p text:style-name="P4">│ <text:s text:c="2"/>│ <text:s text:c="2"/>│ <text:s text:c="2"/>│ <text:s text:c="2"/>├── lathe-pluto.ini</text:p>
      <text:p text:style-name="P4">│ <text:s text:c="2"/>│ <text:s text:c="2"/>│ <text:s text:c="2"/>│ <text:s text:c="2"/>├── postgui.hal</text:p>
      <text:p text:style-name="P2">│ <text:s text:c="2"/>│ <text:s text:c="2"/>│ <text:s text:c="2"/>│ <text:s text:c="2"/>├── README</text:p>
      <text:p text:style-name="P4">│ <text:s text:c="2"/>│ <text:s text:c="2"/>│ <text:s text:c="2"/>│ <text:s text:c="2"/>└── vcp.xml</text:p>
      <text:p text:style-name="P6">│ <text:s text:c="2"/>│ <text:s text:c="2"/>│ <text:s text:c="2"/>├── pluto_inch/</text:p>
      <text:p text:style-name="P4">│ <text:s text:c="2"/>│ <text:s text:c="2"/>│ <text:s text:c="2"/>│ <text:s text:c="2"/>├── pluto_inch.ini</text:p>
      <text:p text:style-name="P4">│ <text:s text:c="2"/>│ <text:s text:c="2"/>│ <text:s text:c="2"/>│ <text:s text:c="2"/>└── pluto_pinout.hal</text:p>
      <text:p text:style-name="P2">│ <text:s text:c="2"/>│ <text:s text:c="2"/>│ <text:s text:c="2"/>└── README</text:p>
      <text:p text:style-name="P2">│ <text:s text:c="2"/>│ <text:s text:c="2"/>├── README</text:p>
      <text:p text:style-name="P6">│ <text:s text:c="2"/>│ <text:s text:c="2"/>├── serv<office:annotation><dc:creator>Unknown Author</dc:creator><dc:date>2020-06-03T22:20:16</dc:date><text:p text:style-name="P37"><text:span text:style-name="T39">Hardware Servo To Go para conectores ISA</text:span></text:p></office:annotation>otogo/</text:p>
      <text:p text:style-name="P4">│ <text:s text:c="2"/>│ <text:s text:c="2"/>│ <text:s text:c="2"/>├── README</text:p>
      <text:p text:style-name="P4">│ <text:s text:c="2"/>│ <text:s text:c="2"/>│ <text:s text:c="2"/>├── stg.ini</text:p>
      <text:p text:style-name="P4">│ <text:s text:c="2"/>│ <text:s text:c="2"/>│ <text:s text:c="2"/>├── stg_io.hal</text:p>
      <text:p text:style-name="P4">│ <text:s text:c="2"/>│ <text:s text:c="2"/>│ <text:s text:c="2"/>├── stg_motion.hal</text:p>
      <text:p text:style-name="P4">│ <text:s text:c="2"/>│ <text:s text:c="2"/>│ <text:s text:c="2"/>├── stg.tbl</text:p>
      <text:p text:style-name="P4">│ <text:s text:c="2"/>│ <text:s text:c="2"/>│ <text:s text:c="2"/>└── stg.txt</text:p>
      <text:p text:style-name="P6">│ <text:s text:c="2"/>│ <text:s text:c="2"/>├── vigilan<office:annotation><dc:creator>Unknown Author</dc:creator><dc:date>2020-06-03T22:21:53</dc:date><text:p text:style-name="P37"><text:span text:style-name="T39">Hardware Vigilant Products</text:span></text:p></office:annotation>t/</text:p>
      <text:p text:style-name="P4">│ <text:s text:c="2"/>│ <text:s text:c="2"/>│ <text:s text:c="2"/>├── README</text:p>
      <text:p text:style-name="P4">│ <text:s text:c="2"/>│ <text:s text:c="2"/>│ <text:s text:c="2"/>├── vti.ini</text:p>
      <text:p text:style-name="P4">│ <text:s text:c="2"/>│ <text:s text:c="2"/>│ <text:s text:c="2"/>├── vti_io.hal</text:p>
      <text:p text:style-name="P4">│ <text:s text:c="2"/>│ <text:s text:c="2"/>│ <text:s text:c="2"/>├── vti_motion.hal</text:p>
      <text:p text:style-name="P4">│ <text:s text:c="2"/>│ <text:s text:c="2"/>│ <text:s text:c="2"/>├── vti.tbl</text:p>
      <text:p text:style-name="P4">│ <text:s text:c="2"/>│ <text:s text:c="2"/>│ <text:s text:c="2"/>└── vti.txt</text:p>
      <text:p text:style-name="P6">│ <text:s text:c="2"/>│ <text:s text:c="2"/>└── vitalsyst<office:annotation><dc:creator>Unknown Author</dc:creator><dc:date>2020-06-03T22:22:13</dc:date><text:p text:style-name="P37"><text:span text:style-name="T39">Hardware Motenc de Vital Systems, Inc.</text:span></text:p><text:p text:style-name="P37"><text:span text:style-name="T39">(motenc100 o motenc-lite)</text:span></text:p></office:annotation>ems/</text:p>
      <text:p text:style-name="P4">│ <text:s text:c="2"/>│ <text:s text:c="6"/>├── motenc.ini</text:p>
      <text:p text:style-name="P4"><text:soft-page-break/>│ <text:s text:c="2"/>│ <text:s text:c="6"/>├── motenc_io.hal</text:p>
      <text:p text:style-name="P4">│ <text:s text:c="2"/>│ <text:s text:c="6"/>├── motenc_motion.hal</text:p>
      <text:p text:style-name="P4">│ <text:s text:c="2"/>│ <text:s text:c="6"/>├── motenc_pidtest.hal</text:p>
      <text:p text:style-name="P4">│ <text:s text:c="2"/>│ <text:s text:c="6"/>├── motenc.tbl</text:p>
      <text:p text:style-name="P2">│ <text:s text:c="2"/>│ <text:s text:c="6"/>├── motenc.txt</text:p>
      <text:p text:style-name="P4">│ <text:s text:c="2"/>│ <text:s text:c="6"/>└── README</text:p>
      <text:p text:style-name="P6">│ <text:s text:c="2"/>├── by_machi<office:annotation><dc:creator>Unknown Author</dc:creator><dc:date>2020-06-03T22:27:48</dc:date><text:p text:style-name="P37"><text:span text:style-name="T39">Ejemplos de configuracion para maquinas especificas</text:span></text:p></office:annotation>ne/</text:p>
      <text:p text:style-name="P6">│ <text:s text:c="2"/>│ <text:s text:c="2"/>├── boss/</text:p>
      <text:p text:style-name="P4">│ <text:s text:c="2"/>│ <text:s text:c="2"/>│ <text:s text:c="2"/>├── boss.hal</text:p>
      <text:p text:style-name="P4">│ <text:s text:c="2"/>│ <text:s text:c="2"/>│ <text:s text:c="2"/>├── boss.ini</text:p>
      <text:p text:style-name="P4">│ <text:s text:c="2"/>│ <text:s text:c="2"/>│ <text:s text:c="2"/>├── boss.tbl</text:p>
      <text:p text:style-name="P4">│ <text:s text:c="2"/>│ <text:s text:c="2"/>│ <text:s text:c="2"/>├── pid_test.hal</text:p>
      <text:p text:style-name="P4">│ <text:s text:c="2"/>│ <text:s text:c="2"/>│ <text:s text:c="2"/>├── pid_test.ini</text:p>
      <text:p text:style-name="P2">│ <text:s text:c="2"/>│ <text:s text:c="2"/>│ <text:s text:c="2"/>└── README</text:p>
      <text:p text:style-name="P6">│ <text:s text:c="2"/>│ <text:s text:c="2"/>├── cooltool/</text:p>
      <text:p text:style-name="P4">│ <text:s text:c="2"/>│ <text:s text:c="2"/>│ <text:s text:c="2"/>├── Basic540_3axes.ini</text:p>
      <text:p text:style-name="P4">│ <text:s text:c="2"/>│ <text:s text:c="2"/>│ <text:s text:c="2"/>├── Basic540_4axes.ini</text:p>
      <text:p text:style-name="P4">│ <text:s text:c="2"/>│ <text:s text:c="2"/>│ <text:s text:c="2"/>├── core_stepper4.hal</text:p>
      <text:p text:style-name="P2">│ <text:s text:c="2"/>│ <text:s text:c="2"/>│ <text:s text:c="2"/>├── README</text:p>
      <text:p text:style-name="P4">│ <text:s text:c="2"/>│ <text:s text:c="2"/>│ <text:s text:c="2"/>├── S4_pinout.hal</text:p>
      <text:p text:style-name="P4">│ <text:s text:c="2"/>│ <text:s text:c="2"/>│ <text:s text:c="2"/>├── standard_pinout4.hal</text:p>
      <text:p text:style-name="P4">│ <text:s text:c="2"/>│ <text:s text:c="2"/>│ <text:s text:c="2"/>├── standard_pinout.hal</text:p>
      <text:p text:style-name="P4">│ <text:s text:c="2"/>│ <text:s text:c="2"/>│ <text:s text:c="2"/>├── stepper.tbl</text:p>
      <text:p text:style-name="P4">│ <text:s text:c="2"/>│ <text:s text:c="2"/>│ <text:s text:c="2"/>├── Uni-cnc-set.ini</text:p>
      <text:p text:style-name="P4">│ <text:s text:c="2"/>│ <text:s text:c="2"/>│ <text:s text:c="2"/>├── Uni-dreh-g.ini</text:p>
      <text:p text:style-name="P4">│ <text:s text:c="2"/>│ <text:s text:c="2"/>│ <text:s text:c="2"/>├── uni-dreh-g_pinout.hal</text:p>
      <text:p text:style-name="P4">│ <text:s text:c="2"/>│ <text:s text:c="2"/>│ <text:s text:c="2"/>├── uni-dreh-g_stepper.hal</text:p>
      <text:p text:style-name="P4">│ <text:s text:c="2"/>│ <text:s text:c="2"/>│ <text:s text:c="2"/>├── Uni-dreh.ini</text:p>
      <text:p text:style-name="P4">│ <text:s text:c="2"/>│ <text:s text:c="2"/>│ <text:s text:c="2"/>├── Uni-fraes-4.ini</text:p>
      <text:p text:style-name="P4">│ <text:s text:c="2"/>│ <text:s text:c="2"/>│ <text:s text:c="2"/>├── Uni-fraes-h3.ini</text:p>
      <text:p text:style-name="P4">│ <text:s text:c="2"/>│ <text:s text:c="2"/>│ <text:s text:c="2"/>├── Uni-fraes-v3.ini</text:p>
      <text:p text:style-name="P4">│ <text:s text:c="2"/>│ <text:s text:c="2"/>│ <text:s text:c="2"/>└── Uni-mill-cnc.ini</text:p>
      <text:p text:style-name="P1">│ <text:s text:c="2"/>│ <text:s text:c="2"/>├── .gitignore</text:p>
      <text:p text:style-name="P5">│ <text:s text:c="2"/>│ <text:s text:c="2"/>├── nc_files -&gt; ../../nc_files/</text:p>
      <text:p text:style-name="P6">│ <text:s text:c="2"/>│ <text:s text:c="2"/>├── plasma<office:annotation><dc:creator>Unknown Author</dc:creator><dc:date>2020-06-03T22:29:14</dc:date><text:p text:style-name="P37"><text:span text:style-name="T39">Configuraciones GUI para Axis y Gmoccapy del componente HAL plasmac. Para corte por plasma.</text:span></text:p></office:annotation>c/</text:p>
      <text:p text:style-name="P6">│ <text:s text:c="2"/>│ <text:s text:c="2"/>│ <text:s text:c="2"/>├── axis/</text:p>
      <text:p text:style-name="P4">│ <text:s text:c="2"/>│ <text:s text:c="2"/>│ <text:s text:c="2"/>│ <text:s text:c="2"/>├── imperial_plasmac_config.cfg</text:p>
      <text:p text:style-name="P5">│ <text:s text:c="2"/>│ <text:s text:c="2"/>│ <text:s text:c="2"/>│ <text:s text:c="2"/>├── imperial_plasmac_connections.hal -&gt; ../plasmac_connections.hal</text:p>
      <text:p text:style-name="P4">│ <text:s text:c="2"/>│ <text:s text:c="2"/>│ <text:s text:c="2"/>│ <text:s text:c="2"/>├── imperial_plasmac.ini</text:p>
      <text:p text:style-name="P4">│ <text:s text:c="2"/>│ <text:s text:c="2"/>│ <text:s text:c="2"/>│ <text:s text:c="2"/>├── imperial_plasmac_material.cfg</text:p>
      <text:p text:style-name="P4">│ <text:s text:c="2"/>│ <text:s text:c="2"/>│ <text:s text:c="2"/>│ <text:s text:c="2"/>├── imperial_plasmac_run.cfg</text:p>
      <text:p text:style-name="P4">│ <text:s text:c="2"/>│ <text:s text:c="2"/>│ <text:s text:c="2"/>│ <text:s text:c="2"/>├── imperial_plasmac_wizards.cfg</text:p>
      <text:p text:style-name="P5">│ <text:s text:c="2"/>│ <text:s text:c="2"/>│ <text:s text:c="2"/>│ <text:s text:c="2"/>├── imperial_startup.ngc -&gt; ../imperial_startup.ngc</text:p>
      <text:p text:style-name="P5">│ <text:s text:c="2"/>│ <text:s text:c="2"/>│ <text:s text:c="2"/>│ <text:s text:c="2"/>├── M190 -&gt; ../M190*</text:p>
      <text:p text:style-name="P4">│ <text:s text:c="2"/>│ <text:s text:c="2"/>│ <text:s text:c="2"/>│ <text:s text:c="2"/>├── machine.hal</text:p>
      <text:p text:style-name="P4">│ <text:s text:c="2"/>│ <text:s text:c="2"/>│ <text:s text:c="2"/>│ <text:s text:c="2"/>├── metric_plasmac_config.cfg</text:p>
      <text:p text:style-name="P5">│ <text:s text:c="2"/>│ <text:s text:c="2"/>│ <text:s text:c="2"/>│ <text:s text:c="2"/>├── metric_plasmac_connections.hal -&gt; ../plasmac_connections.hal</text:p>
      <text:p text:style-name="P4">│ <text:s text:c="2"/>│ <text:s text:c="2"/>│ <text:s text:c="2"/>│ <text:s text:c="2"/>├── metric_plasmac.ini</text:p>
      <text:p text:style-name="P4">│ <text:s text:c="2"/>│ <text:s text:c="2"/>│ <text:s text:c="2"/>│ <text:s text:c="2"/>├── metric_plasmac_material.cfg</text:p>
      <text:p text:style-name="P4">│ <text:s text:c="2"/>│ <text:s text:c="2"/>│ <text:s text:c="2"/>│ <text:s text:c="2"/>├── metric_plasmac_run.cfg</text:p>
      <text:p text:style-name="P4">│ <text:s text:c="2"/>│ <text:s text:c="2"/>│ <text:s text:c="2"/>│ <text:s text:c="2"/>├── metric_plasmac_wizards.cfg</text:p>
      <text:p text:style-name="P5">│ <text:s text:c="2"/>│ <text:s text:c="2"/>│ <text:s text:c="2"/>│ <text:s text:c="2"/>├── metric_startup.ngc -&gt; ../metric_startup.ngc</text:p>
      <text:p text:style-name="P5">│ <text:s text:c="2"/>│ <text:s text:c="2"/>│ <text:s text:c="2"/>│ <text:s text:c="2"/>├── nc_files -&gt; ../../nc_files/</text:p>
      <text:p text:style-name="P5">│ <text:s text:c="2"/>│ <text:s text:c="2"/>│ <text:s text:c="2"/>│ <text:s text:c="2"/>├── plasmac_axis.py -&gt; ../plasmac_axis.py</text:p>
      <text:p text:style-name="P5">│ <text:s text:c="2"/>│ <text:s text:c="2"/>│ <text:s text:c="2"/>│ <text:s text:c="2"/>├── plasmac_config.glade -&gt; ../plasmac_config.glade</text:p>
      <text:p text:style-name="P5"><text:soft-page-break/>│ <text:s text:c="2"/>│ <text:s text:c="2"/>│ <text:s text:c="2"/>│ <text:s text:c="2"/>├── plasmac_config.hal -&gt; ../plasmac_config.hal</text:p>
      <text:p text:style-name="P5">│ <text:s text:c="2"/>│ <text:s text:c="2"/>│ <text:s text:c="2"/>│ <text:s text:c="2"/>├── plasmac_config.py -&gt; ../plasmac_config.py</text:p>
      <text:p text:style-name="P5">│ <text:s text:c="2"/>│ <text:s text:c="2"/>│ <text:s text:c="2"/>│ <text:s text:c="2"/>├── plasmac_gcode.py -&gt; ../plasmac_gcode.py*</text:p>
      <text:p text:style-name="P5">│ <text:s text:c="2"/>│ <text:s text:c="2"/>│ <text:s text:c="2"/>│ <text:s text:c="2"/>├── plasmac.hal -&gt; ../plasmac.hal</text:p>
      <text:p text:style-name="P5">│ <text:s text:c="2"/>│ <text:s text:c="2"/>│ <text:s text:c="2"/>│ <text:s text:c="2"/>├── plasmac_run.hal -&gt; ../plasmac_run.hal</text:p>
      <text:p text:style-name="P5">│ <text:s text:c="2"/>│ <text:s text:c="2"/>│ <text:s text:c="2"/>│ <text:s text:c="2"/>├── plasmac_run_panel.glade -&gt; ../plasmac_run_panel.glade</text:p>
      <text:p text:style-name="P5">│ <text:s text:c="2"/>│ <text:s text:c="2"/>│ <text:s text:c="2"/>│ <text:s text:c="2"/>├── plasmac_run.py -&gt; ../plasmac_run.py</text:p>
      <text:p text:style-name="P5">│ <text:s text:c="2"/>│ <text:s text:c="2"/>│ <text:s text:c="2"/>│ <text:s text:c="2"/>├── plasmac_run_tab.glade -&gt; ../plasmac_run_tab.glade</text:p>
      <text:p text:style-name="P5">│ <text:s text:c="2"/>│ <text:s text:c="2"/>│ <text:s text:c="2"/>│ <text:s text:c="2"/>├── plasmac_stats.glade -&gt; ../plasmac_stats.glade</text:p>
      <text:p text:style-name="P5">│ <text:s text:c="2"/>│ <text:s text:c="2"/>│ <text:s text:c="2"/>│ <text:s text:c="2"/>├── plasmac_stats.hal -&gt; ../plasmac_stats.hal</text:p>
      <text:p text:style-name="P5">│ <text:s text:c="2"/>│ <text:s text:c="2"/>│ <text:s text:c="2"/>│ <text:s text:c="2"/>├── plasmac_stats.py -&gt; ../plasmac_stats.py</text:p>
      <text:p text:style-name="P5">│ <text:s text:c="2"/>│ <text:s text:c="2"/>│ <text:s text:c="2"/>│ <text:s text:c="2"/>├── plasmac.tcl -&gt; ../plasmac.tcl</text:p>
      <text:p text:style-name="P5">│ <text:s text:c="2"/>│ <text:s text:c="2"/>│ <text:s text:c="2"/>│ <text:s text:c="2"/>├── plasmac_wizards.glade -&gt; ../plasmac_wizards.glade</text:p>
      <text:p text:style-name="P5">│ <text:s text:c="2"/>│ <text:s text:c="2"/>│ <text:s text:c="2"/>│ <text:s text:c="2"/>├── plasmac_wizards.py -&gt; ../plasmac_wizards.py</text:p>
      <text:p text:style-name="P2">│ <text:s text:c="2"/>│ <text:s text:c="2"/>│ <text:s text:c="2"/>│ <text:s text:c="2"/>├── README</text:p>
      <text:p text:style-name="P5">│ <text:s text:c="2"/>│ <text:s text:c="2"/>│ <text:s text:c="2"/>│ <text:s text:c="2"/>├── test -&gt; ../test//</text:p>
      <text:p text:style-name="P5">│ <text:s text:c="2"/>│ <text:s text:c="2"/>│ <text:s text:c="2"/>│ <text:s text:c="2"/>├── tool.tbl -&gt; ../tool.tbl</text:p>
      <text:p text:style-name="P5">│ <text:s text:c="2"/>│ <text:s text:c="2"/>│ <text:s text:c="2"/>│ <text:s text:c="2"/>└── wizards -&gt; ../wizards//</text:p>
      <text:p text:style-name="P4">│ <text:s text:c="2"/>│ <text:s text:c="2"/>│ <text:s text:c="2"/>├── blank.ngc</text:p>
      <text:p text:style-name="P4">│ <text:s text:c="2"/>│ <text:s text:c="2"/>│ <text:s text:c="2"/>├── configurator.py*</text:p>
      <text:p text:style-name="P6">│ <text:s text:c="2"/>│ <text:s text:c="2"/>│ <text:s text:c="2"/>├── gmoccapy/</text:p>
      <text:p text:style-name="P5">│ <text:s text:c="2"/>│ <text:s text:c="2"/>│ <text:s text:c="2"/>│ <text:s text:c="2"/>├── blank.ngc -&gt; ../blank.ngc</text:p>
      <text:p text:style-name="P4">│ <text:s text:c="2"/>│ <text:s text:c="2"/>│ <text:s text:c="2"/>│ <text:s text:c="2"/>├── imperial_plasmac_config.cfg</text:p>
      <text:p text:style-name="P5">│ <text:s text:c="2"/>│ <text:s text:c="2"/>│ <text:s text:c="2"/>│ <text:s text:c="2"/>├── imperial_plasmac_connections.hal -&gt; ../plasmac_connections.hal</text:p>
      <text:p text:style-name="P4">│ <text:s text:c="2"/>│ <text:s text:c="2"/>│ <text:s text:c="2"/>│ <text:s text:c="2"/>├── imperial_plasmac.ini</text:p>
      <text:p text:style-name="P4">│ <text:s text:c="2"/>│ <text:s text:c="2"/>│ <text:s text:c="2"/>│ <text:s text:c="2"/>├── imperial_plasmac_material.cfg</text:p>
      <text:p text:style-name="P4">│ <text:s text:c="2"/>│ <text:s text:c="2"/>│ <text:s text:c="2"/>│ <text:s text:c="2"/>├── imperial_plasmac_run.cfg</text:p>
      <text:p text:style-name="P4">│ <text:s text:c="2"/>│ <text:s text:c="2"/>│ <text:s text:c="2"/>│ <text:s text:c="2"/>├── imperial_plasmac_wizards.cfg</text:p>
      <text:p text:style-name="P5">│ <text:s text:c="2"/>│ <text:s text:c="2"/>│ <text:s text:c="2"/>│ <text:s text:c="2"/>├── imperial_startup.ngc -&gt; ../imperial_startup.ngc</text:p>
      <text:p text:style-name="P5">│ <text:s text:c="2"/>│ <text:s text:c="2"/>│ <text:s text:c="2"/>│ <text:s text:c="2"/>├── M190 -&gt; ../M190*</text:p>
      <text:p text:style-name="P4">│ <text:s text:c="2"/>│ <text:s text:c="2"/>│ <text:s text:c="2"/>│ <text:s text:c="2"/>├── machine.hal</text:p>
      <text:p text:style-name="P4">│ <text:s text:c="2"/>│ <text:s text:c="2"/>│ <text:s text:c="2"/>│ <text:s text:c="2"/>├── metric_plasmac_config.cfg</text:p>
      <text:p text:style-name="P5">│ <text:s text:c="2"/>│ <text:s text:c="2"/>│ <text:s text:c="2"/>│ <text:s text:c="2"/>├── metric_plasmac_connections.hal -&gt; ../plasmac_connections.hal</text:p>
      <text:p text:style-name="P4">│ <text:s text:c="2"/>│ <text:s text:c="2"/>│ <text:s text:c="2"/>│ <text:s text:c="2"/>├── metric_plasmac.ini</text:p>
      <text:p text:style-name="P4">│ <text:s text:c="2"/>│ <text:s text:c="2"/>│ <text:s text:c="2"/>│ <text:s text:c="2"/>├── metric_plasmac_material.cfg</text:p>
      <text:p text:style-name="P4">│ <text:s text:c="2"/>│ <text:s text:c="2"/>│ <text:s text:c="2"/>│ <text:s text:c="2"/>├── metric_plasmac_run.cfg</text:p>
      <text:p text:style-name="P4">│ <text:s text:c="2"/>│ <text:s text:c="2"/>│ <text:s text:c="2"/>│ <text:s text:c="2"/>├── metric_plasmac_wizards.cfg</text:p>
      <text:p text:style-name="P5">│ <text:s text:c="2"/>│ <text:s text:c="2"/>│ <text:s text:c="2"/>│ <text:s text:c="2"/>├── metric_startup.ngc -&gt; ../metric_startup.ngc</text:p>
      <text:p text:style-name="P5">│ <text:s text:c="2"/>│ <text:s text:c="2"/>│ <text:s text:c="2"/>│ <text:s text:c="2"/>├── nc_files -&gt; ../../nc_files/</text:p>
      <text:p text:style-name="P5">│ <text:s text:c="2"/>│ <text:s text:c="2"/>│ <text:s text:c="2"/>│ <text:s text:c="2"/>├── plasmac_buttons.glade -&gt; ../plasmac_buttons.glade</text:p>
      <text:p text:style-name="P5">│ <text:s text:c="2"/>│ <text:s text:c="2"/>│ <text:s text:c="2"/>│ <text:s text:c="2"/>├── plasmac_buttons.hal -&gt; ../plasmac_buttons.hal</text:p>
      <text:p text:style-name="P5">│ <text:s text:c="2"/>│ <text:s text:c="2"/>│ <text:s text:c="2"/>│ <text:s text:c="2"/>├── plasmac_buttons.py -&gt; ../plasmac_buttons.py</text:p>
      <text:p text:style-name="P5">│ <text:s text:c="2"/>│ <text:s text:c="2"/>│ <text:s text:c="2"/>│ <text:s text:c="2"/>├── plasmac_config.glade -&gt; ../plasmac_config.glade</text:p>
      <text:p text:style-name="P5">│ <text:s text:c="2"/>│ <text:s text:c="2"/>│ <text:s text:c="2"/>│ <text:s text:c="2"/>├── plasmac_config.hal -&gt; ../plasmac_config.hal</text:p>
      <text:p text:style-name="P5">│ <text:s text:c="2"/>│ <text:s text:c="2"/>│ <text:s text:c="2"/>│ <text:s text:c="2"/>├── plasmac_config.py -&gt; ../plasmac_config.py</text:p>
      <text:p text:style-name="P5">│ <text:s text:c="2"/>│ <text:s text:c="2"/>│ <text:s text:c="2"/>│ <text:s text:c="2"/>├── plasmac_control.glade -&gt; ../plasmac_control.glade</text:p>
      <text:p text:style-name="P5">│ <text:s text:c="2"/>│ <text:s text:c="2"/>│ <text:s text:c="2"/>│ <text:s text:c="2"/>├── plasmac_control.hal -&gt; ../plasmac_control.hal</text:p>
      <text:p text:style-name="P5">│ <text:s text:c="2"/>│ <text:s text:c="2"/>│ <text:s text:c="2"/>│ <text:s text:c="2"/>├── plasmac_control.py -&gt; ../plasmac_control.py</text:p>
      <text:p text:style-name="P5">│ <text:s text:c="2"/>│ <text:s text:c="2"/>│ <text:s text:c="2"/>│ <text:s text:c="2"/>├── plasmac_gcode.py -&gt; ../plasmac_gcode.py*</text:p>
      <text:p text:style-name="P5">│ <text:s text:c="2"/>│ <text:s text:c="2"/>│ <text:s text:c="2"/>│ <text:s text:c="2"/>├── plasmac.hal -&gt; ../plasmac.hal</text:p>
      <text:p text:style-name="P5">│ <text:s text:c="2"/>│ <text:s text:c="2"/>│ <text:s text:c="2"/>│ <text:s text:c="2"/>├── plasmac_monitor.glade -&gt; ../plasmac_monitor.glade</text:p>
      <text:p text:style-name="P5">│ <text:s text:c="2"/>│ <text:s text:c="2"/>│ <text:s text:c="2"/>│ <text:s text:c="2"/>├── plasmac_monitor.hal -&gt; ../plasmac_monitor.hal</text:p>
      <text:p text:style-name="P5">│ <text:s text:c="2"/>│ <text:s text:c="2"/>│ <text:s text:c="2"/>│ <text:s text:c="2"/>├── plasmac_monitor.py -&gt; ../plasmac_monitor.py</text:p>
      <text:p text:style-name="P5">│ <text:s text:c="2"/>│ <text:s text:c="2"/>│ <text:s text:c="2"/>│ <text:s text:c="2"/>├── plasmac_run.hal -&gt; ../plasmac_run.hal</text:p>
      <text:p text:style-name="P5">│ <text:s text:c="2"/>│ <text:s text:c="2"/>│ <text:s text:c="2"/>│ <text:s text:c="2"/>├── plasmac_run_panel.glade -&gt; ../plasmac_run_panel.glade</text:p>
      <text:p text:style-name="P5"><text:soft-page-break/>│ <text:s text:c="2"/>│ <text:s text:c="2"/>│ <text:s text:c="2"/>│ <text:s text:c="2"/>├── plasmac_run.py -&gt; ../plasmac_run.py</text:p>
      <text:p text:style-name="P5">│ <text:s text:c="2"/>│ <text:s text:c="2"/>│ <text:s text:c="2"/>│ <text:s text:c="2"/>├── plasmac_run_tab.glade -&gt; ../plasmac_run_tab.glade</text:p>
      <text:p text:style-name="P5">│ <text:s text:c="2"/>│ <text:s text:c="2"/>│ <text:s text:c="2"/>│ <text:s text:c="2"/>├── plasmac_stats.glade -&gt; ../plasmac_stats.glade</text:p>
      <text:p text:style-name="P5">│ <text:s text:c="2"/>│ <text:s text:c="2"/>│ <text:s text:c="2"/>│ <text:s text:c="2"/>├── plasmac_stats.hal -&gt; ../plasmac_stats.hal</text:p>
      <text:p text:style-name="P5">│ <text:s text:c="2"/>│ <text:s text:c="2"/>│ <text:s text:c="2"/>│ <text:s text:c="2"/>├── plasmac_stats.py -&gt; ../plasmac_stats.py</text:p>
      <text:p text:style-name="P5">│ <text:s text:c="2"/>│ <text:s text:c="2"/>│ <text:s text:c="2"/>│ <text:s text:c="2"/>├── plasmac_wizards.glade -&gt; ../plasmac_wizards.glade</text:p>
      <text:p text:style-name="P5">│ <text:s text:c="2"/>│ <text:s text:c="2"/>│ <text:s text:c="2"/>│ <text:s text:c="2"/>├── plasmac_wizards.py -&gt; ../plasmac_wizards.py</text:p>
      <text:p text:style-name="P2">│ <text:s text:c="2"/>│ <text:s text:c="2"/>│ <text:s text:c="2"/>│ <text:s text:c="2"/>├── README</text:p>
      <text:p text:style-name="P4">│ <text:s text:c="2"/>│ <text:s text:c="2"/>│ <text:s text:c="2"/>│ <text:s text:c="2"/>├── test -&gt; ../test//</text:p>
      <text:p text:style-name="P4">│ <text:s text:c="2"/>│ <text:s text:c="2"/>│ <text:s text:c="2"/>│ <text:s text:c="2"/>├── tool.tbl -&gt; ../tool.tbl</text:p>
      <text:p text:style-name="P4">│ <text:s text:c="2"/>│ <text:s text:c="2"/>│ <text:s text:c="2"/>│ <text:s text:c="2"/>└── wizards -&gt; ../wizards//</text:p>
      <text:p text:style-name="P4">│ <text:s text:c="2"/>│ <text:s text:c="2"/>│ <text:s text:c="2"/>├── imperial_startup.ngc</text:p>
      <text:p text:style-name="P4">│ <text:s text:c="2"/>│ <text:s text:c="2"/>│ <text:s text:c="2"/>├── M190*</text:p>
      <text:p text:style-name="P4">│ <text:s text:c="2"/>│ <text:s text:c="2"/>│ <text:s text:c="2"/>├── materialverter.py*</text:p>
      <text:p text:style-name="P4">│ <text:s text:c="2"/>│ <text:s text:c="2"/>│ <text:s text:c="2"/>├── metric_startup.ngc</text:p>
      <text:p text:style-name="P4">│ <text:s text:c="2"/>│ <text:s text:c="2"/>│ <text:s text:c="2"/>├── nc_files -&gt; ../../nc_files/</text:p>
      <text:p text:style-name="P4">│ <text:s text:c="2"/>│ <text:s text:c="2"/>│ <text:s text:c="2"/>├── plasmac_axis.py</text:p>
      <text:p text:style-name="P4">│ <text:s text:c="2"/>│ <text:s text:c="2"/>│ <text:s text:c="2"/>├── plasmac_buttons.glade</text:p>
      <text:p text:style-name="P4">│ <text:s text:c="2"/>│ <text:s text:c="2"/>│ <text:s text:c="2"/>├── plasmac_buttons.hal</text:p>
      <text:p text:style-name="P4">│ <text:s text:c="2"/>│ <text:s text:c="2"/>│ <text:s text:c="2"/>├── plasmac_buttons.py</text:p>
      <text:p text:style-name="P4">│ <text:s text:c="2"/>│ <text:s text:c="2"/>│ <text:s text:c="2"/>├── plasmac_config.glade</text:p>
      <text:p text:style-name="P4">│ <text:s text:c="2"/>│ <text:s text:c="2"/>│ <text:s text:c="2"/>├── plasmac_config.hal</text:p>
      <text:p text:style-name="P4">│ <text:s text:c="2"/>│ <text:s text:c="2"/>│ <text:s text:c="2"/>├── plasmac_config.py</text:p>
      <text:p text:style-name="P4">│ <text:s text:c="2"/>│ <text:s text:c="2"/>│ <text:s text:c="2"/>├── plasmac_connections.hal</text:p>
      <text:p text:style-name="P4">│ <text:s text:c="2"/>│ <text:s text:c="2"/>│ <text:s text:c="2"/>├── plasmac_control.glade</text:p>
      <text:p text:style-name="P4">│ <text:s text:c="2"/>│ <text:s text:c="2"/>│ <text:s text:c="2"/>├── plasmac_control.hal</text:p>
      <text:p text:style-name="P4">│ <text:s text:c="2"/>│ <text:s text:c="2"/>│ <text:s text:c="2"/>├── plasmac_control.py</text:p>
      <text:p text:style-name="P4">│ <text:s text:c="2"/>│ <text:s text:c="2"/>│ <text:s text:c="2"/>├── plasmac_gcode.py*</text:p>
      <text:p text:style-name="P4">│ <text:s text:c="2"/>│ <text:s text:c="2"/>│ <text:s text:c="2"/>├── plasmac.hal</text:p>
      <text:p text:style-name="P4">│ <text:s text:c="2"/>│ <text:s text:c="2"/>│ <text:s text:c="2"/>├── plasmac_monitor.glade</text:p>
      <text:p text:style-name="P4">│ <text:s text:c="2"/>│ <text:s text:c="2"/>│ <text:s text:c="2"/>├── plasmac_monitor.hal</text:p>
      <text:p text:style-name="P4">│ <text:s text:c="2"/>│ <text:s text:c="2"/>│ <text:s text:c="2"/>├── plasmac_monitor.py</text:p>
      <text:p text:style-name="P4">│ <text:s text:c="2"/>│ <text:s text:c="2"/>│ <text:s text:c="2"/>├── plasmac_run.hal</text:p>
      <text:p text:style-name="P4">│ <text:s text:c="2"/>│ <text:s text:c="2"/>│ <text:s text:c="2"/>├── plasmac_run_panel.glade</text:p>
      <text:p text:style-name="P4">│ <text:s text:c="2"/>│ <text:s text:c="2"/>│ <text:s text:c="2"/>├── plasmac_run.py</text:p>
      <text:p text:style-name="P4">│ <text:s text:c="2"/>│ <text:s text:c="2"/>│ <text:s text:c="2"/>├── plasmac_run_tab.glade</text:p>
      <text:p text:style-name="P4">│ <text:s text:c="2"/>│ <text:s text:c="2"/>│ <text:s text:c="2"/>├── plasmac_stats.glade</text:p>
      <text:p text:style-name="P4">│ <text:s text:c="2"/>│ <text:s text:c="2"/>│ <text:s text:c="2"/>├── plasmac_stats.hal</text:p>
      <text:p text:style-name="P4">│ <text:s text:c="2"/>│ <text:s text:c="2"/>│ <text:s text:c="2"/>├── plasmac_stats.py</text:p>
      <text:p text:style-name="P4">│ <text:s text:c="2"/>│ <text:s text:c="2"/>│ <text:s text:c="2"/>├── plasmac.tcl</text:p>
      <text:p text:style-name="P4">│ <text:s text:c="2"/>│ <text:s text:c="2"/>│ <text:s text:c="2"/>├── plasmac_wizards.glade</text:p>
      <text:p text:style-name="P4">│ <text:s text:c="2"/>│ <text:s text:c="2"/>│ <text:s text:c="2"/>├── plasmac_wizards.py</text:p>
      <text:p text:style-name="P4">│ <text:s text:c="2"/>│ <text:s text:c="2"/>│ <text:s text:c="2"/>├── pmx485.py*</text:p>
      <text:p text:style-name="P4">│ <text:s text:c="2"/>│ <text:s text:c="2"/>│ <text:s text:c="2"/>├── pmx_test.py*</text:p>
      <text:p text:style-name="P2">│ <text:s text:c="2"/>│ <text:s text:c="2"/>│ <text:s text:c="2"/>├── README</text:p>
      <text:p text:style-name="P2">│ <text:s text:c="2"/>│ <text:s text:c="2"/>│ <text:s text:c="2"/>├── README.md</text:p>
      <text:p text:style-name="P6">│ <text:s text:c="2"/>│ <text:s text:c="2"/>│ <text:s text:c="2"/>├── test/</text:p>
      <text:p text:style-name="P4">│ <text:s text:c="2"/>│ <text:s text:c="2"/>│ <text:s text:c="2"/>│ <text:s text:c="2"/>├── plasmac_test.glade</text:p>
      <text:p text:style-name="P4">│ <text:s text:c="2"/>│ <text:s text:c="2"/>│ <text:s text:c="2"/>│ <text:s text:c="2"/>└── plasmac_test.py*</text:p>
      <text:p text:style-name="P4">│ <text:s text:c="2"/>│ <text:s text:c="2"/>│ <text:s text:c="2"/>├── tool.tbl</text:p>
      <text:p text:style-name="P2">│ <text:s text:c="2"/>│ <text:s text:c="2"/>│ <text:s text:c="2"/>├── versions.html</text:p>
      <text:p text:style-name="P6">│ <text:s text:c="2"/>│ <text:s text:c="2"/>│ <text:s text:c="2"/>└── wizards/</text:p>
      <text:p text:style-name="P6">│ <text:s text:c="2"/>│ <text:s text:c="2"/>│ <text:s text:c="6"/>├── images/</text:p>
      <text:p text:style-name="P4">│ <text:s text:c="2"/>│ <text:s text:c="2"/>│ <text:s text:c="6"/>│ <text:s text:c="2"/>├── bolt-circle.png</text:p>
      <text:p text:style-name="P4">│ <text:s text:c="2"/>│ <text:s text:c="2"/>│ <text:s text:c="6"/>│ <text:s text:c="2"/>├── bolt-circle-thumb-600.png</text:p>
      <text:p text:style-name="P4"><text:soft-page-break/>│ <text:s text:c="2"/>│ <text:s text:c="2"/>│ <text:s text:c="6"/>│ <text:s text:c="2"/>├── bolt-circle-thumb.png</text:p>
      <text:p text:style-name="P4">│ <text:s text:c="2"/>│ <text:s text:c="2"/>│ <text:s text:c="6"/>│ <text:s text:c="2"/>├── circle.png</text:p>
      <text:p text:style-name="P4">│ <text:s text:c="2"/>│ <text:s text:c="2"/>│ <text:s text:c="6"/>│ <text:s text:c="2"/>├── circle-thumb.png</text:p>
      <text:p text:style-name="P4">│ <text:s text:c="2"/>│ <text:s text:c="2"/>│ <text:s text:c="6"/>│ <text:s text:c="2"/>├── gusset.png</text:p>
      <text:p text:style-name="P4">│ <text:s text:c="2"/>│ <text:s text:c="2"/>│ <text:s text:c="6"/>│ <text:s text:c="2"/>├── gusset-thumb.png</text:p>
      <text:p text:style-name="P4">│ <text:s text:c="2"/>│ <text:s text:c="2"/>│ <text:s text:c="6"/>│ <text:s text:c="2"/>├── line.png</text:p>
      <text:p text:style-name="P4">│ <text:s text:c="2"/>│ <text:s text:c="2"/>│ <text:s text:c="6"/>│ <text:s text:c="2"/>├── line-thumb.png</text:p>
      <text:p text:style-name="P4">│ <text:s text:c="2"/>│ <text:s text:c="2"/>│ <text:s text:c="6"/>│ <text:s text:c="2"/>├── polygon.png</text:p>
      <text:p text:style-name="P4">│ <text:s text:c="2"/>│ <text:s text:c="2"/>│ <text:s text:c="6"/>│ <text:s text:c="2"/>├── polygon-thumb.png</text:p>
      <text:p text:style-name="P4">│ <text:s text:c="2"/>│ <text:s text:c="2"/>│ <text:s text:c="6"/>│ <text:s text:c="2"/>├── rectangle.png</text:p>
      <text:p text:style-name="P4">│ <text:s text:c="2"/>│ <text:s text:c="2"/>│ <text:s text:c="6"/>│ <text:s text:c="2"/>├── rectangle-thumb.png</text:p>
      <text:p text:style-name="P4">│ <text:s text:c="2"/>│ <text:s text:c="2"/>│ <text:s text:c="6"/>│ <text:s text:c="2"/>├── slot.png</text:p>
      <text:p text:style-name="P4">│ <text:s text:c="2"/>│ <text:s text:c="2"/>│ <text:s text:c="6"/>│ <text:s text:c="2"/>├── slot-thumb.png</text:p>
      <text:p text:style-name="P4">│ <text:s text:c="2"/>│ <text:s text:c="2"/>│ <text:s text:c="6"/>│ <text:s text:c="2"/>├── star.png</text:p>
      <text:p text:style-name="P4">│ <text:s text:c="2"/>│ <text:s text:c="2"/>│ <text:s text:c="6"/>│ <text:s text:c="2"/>├── star-thumb.png</text:p>
      <text:p text:style-name="P4">│ <text:s text:c="2"/>│ <text:s text:c="2"/>│ <text:s text:c="6"/>│ <text:s text:c="2"/>├── triangle.png</text:p>
      <text:p text:style-name="P4">│ <text:s text:c="2"/>│ <text:s text:c="2"/>│ <text:s text:c="6"/>│ <text:s text:c="2"/>└── triangle-thumb.png</text:p>
      <text:p text:style-name="P8">│ <text:s text:c="2"/>│ <text:s text:c="2"/>│ <text:s text:c="6"/>├── __init__.py</text:p>
      <text:p text:style-name="P8">│ <text:s text:c="2"/>│ <text:s text:c="2"/>│ <text:s text:c="6"/>├── w_array.py</text:p>
      <text:p text:style-name="P8">│ <text:s text:c="2"/>│ <text:s text:c="2"/>│ <text:s text:c="6"/>├── w_bolt_circle.py</text:p>
      <text:p text:style-name="P8">│ <text:s text:c="2"/>│ <text:s text:c="2"/>│ <text:s text:c="6"/>├── w_circle.py</text:p>
      <text:p text:style-name="P8">│ <text:s text:c="2"/>│ <text:s text:c="2"/>│ <text:s text:c="6"/>├── w_gusset.py</text:p>
      <text:p text:style-name="P8">│ <text:s text:c="2"/>│ <text:s text:c="2"/>│ <text:s text:c="6"/>├── w_line.py</text:p>
      <text:p text:style-name="P8">│ <text:s text:c="2"/>│ <text:s text:c="2"/>│ <text:s text:c="6"/>├── w_polygon.py</text:p>
      <text:p text:style-name="P8">│ <text:s text:c="2"/>│ <text:s text:c="2"/>│ <text:s text:c="6"/>├── w_rectangle.py</text:p>
      <text:p text:style-name="P8">│ <text:s text:c="2"/>│ <text:s text:c="2"/>│ <text:s text:c="6"/>├── w_settings.py</text:p>
      <text:p text:style-name="P8">│ <text:s text:c="2"/>│ <text:s text:c="2"/>│ <text:s text:c="6"/>├── w_slot.py</text:p>
      <text:p text:style-name="P8">│ <text:s text:c="2"/>│ <text:s text:c="2"/>│ <text:s text:c="6"/>├── w_star.py</text:p>
      <text:p text:style-name="P8">│ <text:s text:c="2"/>│ <text:s text:c="2"/>│ <text:s text:c="6"/>└── w_triangle.py</text:p>
      <text:p text:style-name="P2">│ <text:s text:c="2"/>│ <text:s text:c="2"/>├── README</text:p>
      <text:p text:style-name="P6">│ <text:s text:c="2"/>│ <text:s text:c="2"/>├── scorbot-er<office:annotation><dc:creator>Unknown Author</dc:creator><dc:date>2020-06-03T22:34:56</dc:date><text:p text:style-name="P37"><text:span text:style-name="T39">Configuracion brazo Scortbot-ER-III</text:span></text:p></office:annotation>-3/</text:p>
      <text:p text:style-name="P4">│ <text:s text:c="2"/>│ <text:s text:c="2"/>│ <text:s text:c="2"/>├── gripper.xml</text:p>
      <text:p text:style-name="P4">│ <text:s text:c="2"/>│ <text:s text:c="2"/>│ <text:s text:c="2"/>├── pyvcp.hal</text:p>
      <text:p text:style-name="P4">│ <text:s text:c="2"/>│ <text:s text:c="2"/>│ <text:s text:c="2"/>├── pyvcp.xml</text:p>
      <text:p text:style-name="P4">│ <text:s text:c="2"/>│ <text:s text:c="2"/>│ <text:s text:c="2"/>├── scorbot-er-3.hal</text:p>
      <text:p text:style-name="P4">│ <text:s text:c="2"/>│ <text:s text:c="2"/>│ <text:s text:c="2"/>├── scorbot-er-3.ini</text:p>
      <text:p text:style-name="P4">│ <text:s text:c="2"/>│ <text:s text:c="2"/>│ <text:s text:c="2"/>└── shuttlexpress-customization.hal</text:p>
      <text:p text:style-name="P6">│ <text:s text:c="2"/>│ <text:s text:c="2"/>├── sherline/<office:annotation><dc:creator>Unknown Author</dc:creator><dc:date>2020-06-03T22:35:56</dc:date><text:p text:style-name="P37"><text:span text:style-name="T39">Configuraciones Sherline. 3 y 4 ejes. Torno.</text:span></text:p></office:annotation></text:p>
      <text:p text:style-name="P4">│ <text:s text:c="2"/>│ <text:s text:c="2"/>│ <text:s text:c="2"/>├── README</text:p>
      <text:p text:style-name="P6">│ <text:s text:c="2"/>│ <text:s text:c="2"/>│ <text:s text:c="2"/>├── Sherline3Axis/</text:p>
      <text:p text:style-name="P4">│ <text:s text:c="2"/>│ <text:s text:c="2"/>│ <text:s text:c="2"/>│ <text:s text:c="2"/>├── README</text:p>
      <text:p text:style-name="P4">│ <text:s text:c="2"/>│ <text:s text:c="2"/>│ <text:s text:c="2"/>│ <text:s text:c="2"/>├── Sherline3Axis_inch.ini</text:p>
      <text:p text:style-name="P4">│ <text:s text:c="2"/>│ <text:s text:c="2"/>│ <text:s text:c="2"/>│ <text:s text:c="2"/>├── Sherline3Axis_mm.ini</text:p>
      <text:p text:style-name="P4">│ <text:s text:c="2"/>│ <text:s text:c="2"/>│ <text:s text:c="2"/>│ <text:s text:c="2"/>├── standard_pinout.hal</text:p>
      <text:p text:style-name="P8">│ <text:s text:c="2"/>│ <text:s text:c="2"/>│ <text:s text:c="2"/>│ <text:s text:c="2"/>└── stepper.tbl</text:p>
      <text:p text:style-name="P6">│ <text:s text:c="2"/>│ <text:s text:c="2"/>│ <text:s text:c="2"/>├── Sherline4Axis/</text:p>
      <text:p text:style-name="P4">│ <text:s text:c="2"/>│ <text:s text:c="2"/>│ <text:s text:c="2"/>│ <text:s text:c="2"/>├── README</text:p>
      <text:p text:style-name="P4">│ <text:s text:c="2"/>│ <text:s text:c="2"/>│ <text:s text:c="2"/>│ <text:s text:c="2"/>├── Sherline4Axis_inch.ini</text:p>
      <text:p text:style-name="P4">│ <text:s text:c="2"/>│ <text:s text:c="2"/>│ <text:s text:c="2"/>│ <text:s text:c="2"/>├── Sherline4Axis_mm.ini</text:p>
      <text:p text:style-name="P4">│ <text:s text:c="2"/>│ <text:s text:c="2"/>│ <text:s text:c="2"/>│ <text:s text:c="2"/>├── standard_pinout.hal</text:p>
      <text:p text:style-name="P4">│ <text:s text:c="2"/>│ <text:s text:c="2"/>│ <text:s text:c="2"/>│ <text:s text:c="2"/>├── stepper.tbl</text:p>
      <text:p text:style-name="P4">│ <text:s text:c="2"/>│ <text:s text:c="2"/>│ <text:s text:c="2"/>│ <text:s text:c="2"/>└── stepper_xyza.hal</text:p>
      <text:p text:style-name="P6">│ <text:s text:c="2"/>│ <text:s text:c="2"/>│ <text:s text:c="2"/>└── SherlineLathe/</text:p>
      <text:p text:style-name="P4">│ <text:s text:c="2"/>│ <text:s text:c="2"/>│ <text:s text:c="6"/>├── README</text:p>
      <text:p text:style-name="P4">│ <text:s text:c="2"/>│ <text:s text:c="2"/>│ <text:s text:c="6"/>├── SherlineLathe_inch.ini</text:p>
      <text:p text:style-name="P4"><text:soft-page-break/>│ <text:s text:c="2"/>│ <text:s text:c="2"/>│ <text:s text:c="6"/>├── SherlineLathe_mm.ini</text:p>
      <text:p text:style-name="P4">│ <text:s text:c="2"/>│ <text:s text:c="2"/>│ <text:s text:c="6"/>├── standard_pinout.hal</text:p>
      <text:p text:style-name="P4">│ <text:s text:c="2"/>│ <text:s text:c="2"/>│ <text:s text:c="6"/>└── stepper.tbl</text:p>
      <text:p text:style-name="P6">│ <text:s text:c="2"/>│ <text:s text:c="2"/>├── smith<office:annotation><dc:creator>Unknown Author</dc:creator><dc:date>2020-06-03T22:36:46</dc:date><text:p text:style-name="P37"><text:span text:style-name="T39">Configuraciones Smithy. Multitud de combinaciones.</text:span></text:p></office:annotation>y/</text:p>
      <text:p text:style-name="P4">│ <text:s text:c="2"/>│ <text:s text:c="2"/>│ <text:s text:c="2"/>├── 1034gecko.ini</text:p>
      <text:p text:style-name="P4">│ <text:s text:c="2"/>│ <text:s text:c="2"/>│ <text:s text:c="2"/>├── 1240_4axis.hal</text:p>
      <text:p text:style-name="P4">│ <text:s text:c="2"/>│ <text:s text:c="2"/>│ <text:s text:c="2"/>├── 1240_4axis.ini</text:p>
      <text:p text:style-name="P4">│ <text:s text:c="2"/>│ <text:s text:c="2"/>│ <text:s text:c="2"/>├── 1240combined_4axis.hal</text:p>
      <text:p text:style-name="P4">│ <text:s text:c="2"/>│ <text:s text:c="2"/>│ <text:s text:c="2"/>├── 1240combined_4axis.ini</text:p>
      <text:p text:style-name="P4">│ <text:s text:c="2"/>│ <text:s text:c="2"/>│ <text:s text:c="2"/>├── 1240combined.hal</text:p>
      <text:p text:style-name="P4">│ <text:s text:c="2"/>│ <text:s text:c="2"/>│ <text:s text:c="2"/>├── 1240combined.ini</text:p>
      <text:p text:style-name="P4">│ <text:s text:c="2"/>│ <text:s text:c="2"/>│ <text:s text:c="2"/>├── 1240combined_mm.ini</text:p>
      <text:p text:style-name="P4">│ <text:s text:c="2"/>│ <text:s text:c="2"/>│ <text:s text:c="2"/>├── 1240gecko.hal</text:p>
      <text:p text:style-name="P4">│ <text:s text:c="2"/>│ <text:s text:c="2"/>│ <text:s text:c="2"/>├── 1240gecko.ini</text:p>
      <text:p text:style-name="P4">│ <text:s text:c="2"/>│ <text:s text:c="2"/>│ <text:s text:c="2"/>├── 1240.hal</text:p>
      <text:p text:style-name="P4">│ <text:s text:c="2"/>│ <text:s text:c="2"/>│ <text:s text:c="2"/>├── 1240.ini</text:p>
      <text:p text:style-name="P4">│ <text:s text:c="2"/>│ <text:s text:c="2"/>│ <text:s text:c="2"/>├── 1240rutex_4axis.hal</text:p>
      <text:p text:style-name="P4">│ <text:s text:c="2"/>│ <text:s text:c="2"/>│ <text:s text:c="2"/>├── 1240rutex_4axis.ini</text:p>
      <text:p text:style-name="P4">│ <text:s text:c="2"/>│ <text:s text:c="2"/>│ <text:s text:c="2"/>├── 1240rutex.hal</text:p>
      <text:p text:style-name="P4">│ <text:s text:c="2"/>│ <text:s text:c="2"/>│ <text:s text:c="2"/>├── 1240rutex.ini</text:p>
      <text:p text:style-name="P4">│ <text:s text:c="2"/>│ <text:s text:c="2"/>│ <text:s text:c="2"/>├── 1315.hal</text:p>
      <text:p text:style-name="P4">│ <text:s text:c="2"/>│ <text:s text:c="2"/>│ <text:s text:c="2"/>├── 1315.ini</text:p>
      <text:p text:style-name="P4">│ <text:s text:c="2"/>│ <text:s text:c="2"/>│ <text:s text:c="2"/>├── 1315postgui.hal</text:p>
      <text:p text:style-name="P4">│ <text:s text:c="2"/>│ <text:s text:c="2"/>│ <text:s text:c="2"/>├── 1315.xml</text:p>
      <text:p text:style-name="P4">│ <text:s text:c="2"/>│ <text:s text:c="2"/>│ <text:s text:c="2"/>├── 516gecko.hal</text:p>
      <text:p text:style-name="P4">│ <text:s text:c="2"/>│ <text:s text:c="2"/>│ <text:s text:c="2"/>├── 516gecko.ini</text:p>
      <text:p text:style-name="P4">│ <text:s text:c="2"/>│ <text:s text:c="2"/>│ <text:s text:c="2"/>├── 5i20eztrol.hal</text:p>
      <text:p text:style-name="P4">│ <text:s text:c="2"/>│ <text:s text:c="2"/>│ <text:s text:c="2"/>├── 622_4axis.hal</text:p>
      <text:p text:style-name="P4">│ <text:s text:c="2"/>│ <text:s text:c="2"/>│ <text:s text:c="2"/>├── 622_4axis.ini</text:p>
      <text:p text:style-name="P4">│ <text:s text:c="2"/>│ <text:s text:c="2"/>│ <text:s text:c="2"/>├── 622gecko.hal</text:p>
      <text:p text:style-name="P4">│ <text:s text:c="2"/>│ <text:s text:c="2"/>│ <text:s text:c="2"/>├── 622gecko.ini</text:p>
      <text:p text:style-name="P4">│ <text:s text:c="2"/>│ <text:s text:c="2"/>│ <text:s text:c="2"/>├── 622.hal</text:p>
      <text:p text:style-name="P4">│ <text:s text:c="2"/>│ <text:s text:c="2"/>│ <text:s text:c="2"/>├── 622.ini</text:p>
      <text:p text:style-name="P4">│ <text:s text:c="2"/>│ <text:s text:c="2"/>│ <text:s text:c="2"/>├── 622keyence.hal</text:p>
      <text:p text:style-name="P4">│ <text:s text:c="2"/>│ <text:s text:c="2"/>│ <text:s text:c="2"/>├── 622keyence.ini</text:p>
      <text:p text:style-name="P4">│ <text:s text:c="2"/>│ <text:s text:c="2"/>│ <text:s text:c="2"/>├── 622leadshine_4axis.hal</text:p>
      <text:p text:style-name="P4">│ <text:s text:c="2"/>│ <text:s text:c="2"/>│ <text:s text:c="2"/>├── 622leadshine_4axis.ini</text:p>
      <text:p text:style-name="P4">│ <text:s text:c="2"/>│ <text:s text:c="2"/>│ <text:s text:c="2"/>├── 622leadshine.hal</text:p>
      <text:p text:style-name="P4">│ <text:s text:c="2"/>│ <text:s text:c="2"/>│ <text:s text:c="2"/>├── 622leadshine.ini</text:p>
      <text:p text:style-name="P4">│ <text:s text:c="2"/>│ <text:s text:c="2"/>│ <text:s text:c="2"/>├── 8i20postgui.hal</text:p>
      <text:p text:style-name="P4">│ <text:s text:c="2"/>│ <text:s text:c="2"/>│ <text:s text:c="2"/>├── 8i20.xml</text:p>
      <text:p text:style-name="P4">│ <text:s text:c="2"/>│ <text:s text:c="2"/>│ <text:s text:c="2"/>├── 924.clp</text:p>
      <text:p text:style-name="P4">│ <text:s text:c="2"/>│ <text:s text:c="2"/>│ <text:s text:c="2"/>├── 924eztrol.hal</text:p>
      <text:p text:style-name="P4">│ <text:s text:c="2"/>│ <text:s text:c="2"/>│ <text:s text:c="2"/>├── 924.hal</text:p>
      <text:p text:style-name="P4">│ <text:s text:c="2"/>│ <text:s text:c="2"/>│ <text:s text:c="2"/>├── 924.ini</text:p>
      <text:p text:style-name="P4">│ <text:s text:c="2"/>│ <text:s text:c="2"/>│ <text:s text:c="2"/>├── eztrol.hal</text:p>
      <text:p text:style-name="P4">│ <text:s text:c="2"/>│ <text:s text:c="2"/>│ <text:s text:c="2"/>├── gecko_postgui.hal</text:p>
      <text:p text:style-name="P4">│ <text:s text:c="2"/>│ <text:s text:c="2"/>│ <text:s text:c="2"/>├── gecko.xml</text:p>
      <text:p text:style-name="P4">│ <text:s text:c="2"/>│ <text:s text:c="2"/>│ <text:s text:c="2"/>├── keyence_postgui.hal</text:p>
      <text:p text:style-name="P4">│ <text:s text:c="2"/>│ <text:s text:c="2"/>│ <text:s text:c="2"/>├── keyence.xml</text:p>
      <text:p text:style-name="P4">│ <text:s text:c="2"/>│ <text:s text:c="2"/>│ <text:s text:c="2"/>├── lathe.tbl</text:p>
      <text:p text:style-name="P4">│ <text:s text:c="2"/>│ <text:s text:c="2"/>│ <text:s text:c="2"/>├── mill.tbl</text:p>
      <text:p text:style-name="P4">│ <text:s text:c="2"/>│ <text:s text:c="2"/>│ <text:s text:c="2"/>├── naiky_4axis.hal</text:p>
      <text:p text:style-name="P4">│ <text:s text:c="2"/>│ <text:s text:c="2"/>│ <text:s text:c="2"/>├── naiky.hal</text:p>
      <text:p text:style-name="P4">│ <text:s text:c="2"/>│ <text:s text:c="2"/>│ <text:s text:c="2"/>├── naiky_test.hal</text:p>
      <text:p text:style-name="P4"><text:soft-page-break/>│ <text:s text:c="2"/>│ <text:s text:c="2"/>│ <text:s text:c="2"/>├── naiky.xml</text:p>
      <text:p text:style-name="P2">│ <text:s text:c="2"/>│ <text:s text:c="2"/>│ <text:s text:c="2"/>└── README</text:p>
      <text:p text:style-name="P6">│ <text:s text:c="2"/>│ <text:s text:c="2"/>└── tormach/</text:p>
      <text:p text:style-name="P4">│ <text:s text:c="2"/>│ <text:s text:c="6"/>├── custom_postgui.hal</text:p>
      <text:p text:style-name="P4">│ <text:s text:c="2"/>│ <text:s text:c="6"/>├── pcnc-1100.hal</text:p>
      <text:p text:style-name="P4">│ <text:s text:c="2"/>│ <text:s text:c="6"/>├── pcnc-1100-seriesII.ini</text:p>
      <text:p text:style-name="P4">│ <text:s text:c="2"/>│ <text:s text:c="6"/>├── pcnc-1100.xml</text:p>
      <text:p text:style-name="P4">│ <text:s text:c="2"/>│ <text:s text:c="6"/>├── pcnc-770.hal</text:p>
      <text:p text:style-name="P4">│ <text:s text:c="2"/>│ <text:s text:c="6"/>├── pcnc-770.ini</text:p>
      <text:p text:style-name="P4">│ <text:s text:c="2"/>│ <text:s text:c="6"/>├── pcnc-770.xml</text:p>
      <text:p text:style-name="P2">│ <text:s text:c="2"/>│ <text:s text:c="6"/>├── README</text:p>
      <text:p text:style-name="P4">│ <text:s text:c="2"/>│ <text:s text:c="6"/>└── tool.tbl</text:p>
      <text:p text:style-name="P6">│ <text:s text:c="2"/>├── comm<office:annotation><dc:creator>Unknown Author</dc:creator><dc:date>2020-06-03T22:49:03</dc:date><text:p text:style-name="P37"><text:span text:style-name="T39">Archivos de configuracion comunes o por defecto</text:span></text:p></office:annotation>on/</text:p>
      <text:p text:style-name="P2">│ <text:s text:c="2"/>│ <text:s text:c="2"/>├── client.nml</text:p>
      <text:p text:style-name="P6">│ <text:s text:c="2"/>│ <text:s text:c="2"/>├── configurable_options/</text:p>
      <text:p text:style-name="P6">│ <text:s text:c="2"/>│ <text:s text:c="2"/>│ <text:s text:c="2"/>├── ladder/</text:p>
      <text:p text:style-name="P4">│ <text:s text:c="2"/>│ <text:s text:c="2"/>│ <text:s text:c="2"/>│ <text:s text:c="2"/>├── blank.clp</text:p>
      <text:p text:style-name="P4">│ <text:s text:c="2"/>│ <text:s text:c="2"/>│ <text:s text:c="2"/>│ <text:s text:c="2"/>├── estop.clp</text:p>
      <text:p text:style-name="P4">│ <text:s text:c="2"/>│ <text:s text:c="2"/>│ <text:s text:c="2"/>│ <text:s text:c="2"/>├── serialmodbus.clp</text:p>
      <text:p text:style-name="P4">│ <text:s text:c="2"/>│ <text:s text:c="2"/>│ <text:s text:c="2"/>│ <text:s text:c="2"/>└── touchoff_z.clp</text:p>
      <text:p text:style-name="P6">│ <text:s text:c="2"/>│ <text:s text:c="2"/>│ <text:s text:c="2"/>└── pyvcp/</text:p>
      <text:p text:style-name="P4">│ <text:s text:c="2"/>│ <text:s text:c="2"/>│ <text:s text:c="6"/>├── blank.xml</text:p>
      <text:p text:style-name="P4">│ <text:s text:c="2"/>│ <text:s text:c="2"/>│ <text:s text:c="6"/>├── m5i20panel.xml</text:p>
      <text:p text:style-name="P4">│ <text:s text:c="2"/>│ <text:s text:c="2"/>│ <text:s text:c="6"/>├── parportpanel.xml</text:p>
      <text:p text:style-name="P4">│ <text:s text:c="2"/>│ <text:s text:c="2"/>│ <text:s text:c="6"/>├── spindle.xml</text:p>
      <text:p text:style-name="P4">│ <text:s text:c="2"/>│ <text:s text:c="2"/>│ <text:s text:c="6"/>├── thc_vcp.xml</text:p>
      <text:p text:style-name="P4">│ <text:s text:c="2"/>│ <text:s text:c="2"/>│ <text:s text:c="6"/>└── xyzjog.xml</text:p>
      <text:p text:style-name="P2">│ <text:s text:c="2"/>│ <text:s text:c="2"/>├── linuxcnc.nml</text:p>
      <text:p text:style-name="P2">│ <text:s text:c="2"/>│ <text:s text:c="2"/>├── server.nml</text:p>
      <text:p text:style-name="P4">│ <text:s text:c="2"/>│ <text:s text:c="2"/>├── shuttle.hal</text:p>
      <text:p text:style-name="P4">│ <text:s text:c="2"/>│ <text:s text:c="2"/>└── tool.tbl</text:p>
      <text:p text:style-name="P1">│ <text:s text:c="2"/>├── .gitignore</text:p>
      <text:p text:style-name="P2">│ <text:s text:c="2"/>├── maintainer.t<office:annotation><dc:creator>Unknown Author</dc:creator><dc:date>2020-06-03T22:49:49</dc:date><text:p text:style-name="P37"><text:span text:style-name="T39">Info sobre el directorio de configuraciones</text:span></text:p></office:annotation>xt</text:p>
      <text:p text:style-name="P5">│ <text:s text:c="2"/>├── nc_files -&gt; ../nc_files/</text:p>
      <text:p text:style-name="P6">│ <text:s text:c="2"/>└── si<office:annotation><dc:creator>Unknown Author</dc:creator><dc:date>2020-06-03T22:50:41</dc:date><text:p text:style-name="P37"><text:span text:style-name="T39">Las configuraciones Sim permiten ejecutar LinuxCNC sin hardware especial de forma simulada.</text:span></text:p></office:annotation>m/</text:p>
      <text:p text:style-name="P6">│ <text:s text:c="6"/>├── axi<office:annotation><dc:creator>Unknown Author</dc:creator><dc:date>2020-06-03T23:04:14.558520253</dc:date><text:p text:style-name="P38"><text:span text:style-name="T39">Simulaciones con la GUI Axis</text:span></text:p></office:annotation>s/</text:p>
      <text:p text:style-name="P4">│ <text:s text:c="6"/>│ <text:s text:c="2"/>├── axis_9axis.ini</text:p>
      <text:p text:style-name="P4">│ <text:s text:c="6"/>│ <text:s text:c="2"/>├── axis.ini</text:p>
      <text:p text:style-name="P4">│ <text:s text:c="6"/>│ <text:s text:c="2"/>├── axis_mm.ini</text:p>
      <text:p text:style-name="P4">│ <text:s text:c="6"/>│ <text:s text:c="2"/>├── canterp_example.can</text:p>
      <text:p text:style-name="P4">│ <text:s text:c="6"/>│ <text:s text:c="2"/>├── canterp.ini</text:p>
      <text:p text:style-name="P6">│ <text:s text:c="6"/>│ <text:s text:c="2"/>├── classicla<office:annotation><dc:creator>Unknown Author</dc:creator><dc:date>2020-06-03T23:08:30.114633357</dc:date><text:p text:style-name="P38"><text:span text:style-name="T39">máquina paso a paso simulada mas ClassicLadder</text:span></text:p></office:annotation>dder/</text:p>
      <text:p text:style-name="P4">│ <text:s text:c="6"/>│ <text:s text:c="2"/>│ <text:s text:c="2"/>├── classicladder.hal</text:p>
      <text:p text:style-name="P4">│ <text:s text:c="6"/>│ <text:s text:c="2"/>│ <text:s text:c="2"/>├── demo_sim_cl.clp</text:p>
      <text:p text:style-name="P4">│ <text:s text:c="6"/>│ <text:s text:c="2"/>│ <text:s text:c="2"/>├── demo_sim_cl.hal</text:p>
      <text:p text:style-name="P4">│ <text:s text:c="6"/>│ <text:s text:c="2"/>│ <text:s text:c="2"/>├── demo_sim_cl.ini</text:p>
      <text:p text:style-name="P4">│ <text:s text:c="6"/>│ <text:s text:c="2"/>│ <text:s text:c="2"/>├── demo_sim_cl.tbl</text:p>
      <text:p text:style-name="P2">│ <text:s text:c="6"/>│ <text:s text:c="2"/>│ <text:s text:c="2"/>└── README</text:p>
      <text:p text:style-name="P6">│ <text:s text:c="6"/>│ <text:s text:c="2"/>├── corexy/</text:p>
      <text:p text:style-name="P4">│ <text:s text:c="6"/>│ <text:s text:c="2"/>│ <text:s text:c="2"/>├── 3joint_xyz.hal</text:p>
      <text:p text:style-name="P4">│ <text:s text:c="6"/>│ <text:s text:c="2"/>│ <text:s text:c="2"/>├── corexy_base.inc</text:p>
      <text:p text:style-name="P4">│ <text:s text:c="6"/>│ <text:s text:c="2"/>│ <text:s text:c="2"/>├── corexy_by_hal.hal</text:p>
      <text:p text:style-name="P4">│ <text:s text:c="6"/>│ <text:s text:c="2"/>│ <text:s text:c="2"/>├── corexy_by_hal.ini</text:p>
      <text:p text:style-name="P2">│ <text:s text:c="6"/>│ <text:s text:c="2"/>│ <text:s text:c="2"/>├── corexy_by_hal.txt</text:p>
      <text:p text:style-name="P4">│ <text:s text:c="6"/>│ <text:s text:c="2"/>│ <text:s text:c="2"/>├── corexy_by_kins.ini</text:p>
      <text:p text:style-name="P2"><text:soft-page-break/>│ <text:s text:c="6"/>│ <text:s text:c="2"/>│ <text:s text:c="2"/>├── corexy_by_kins.txt</text:p>
      <text:p text:style-name="P4">│ <text:s text:c="6"/>│ <text:s text:c="2"/>│ <text:s text:c="2"/>├── corexy.halshow</text:p>
      <text:p text:style-name="P2">│ <text:s text:c="6"/>│ <text:s text:c="2"/>│ <text:s text:c="2"/>└── README</text:p>
      <text:p text:style-name="P6">│ <text:s text:c="6"/>│ <text:s text:c="2"/>├── external_offsets/</text:p>
      <text:p text:style-name="P4">│ <text:s text:c="6"/>│ <text:s text:c="2"/>│ <text:s text:c="2"/>├── circles.ngc</text:p>
      <text:p text:style-name="P4">│ <text:s text:c="6"/>│ <text:s text:c="2"/>│ <text:s text:c="2"/>├── dynamic_offsets.halscope</text:p>
      <text:p text:style-name="P4">│ <text:s text:c="6"/>│ <text:s text:c="2"/>│ <text:s text:c="2"/>├── dynamic_offsets.ini</text:p>
      <text:p text:style-name="P4">│ <text:s text:c="6"/>│ <text:s text:c="2"/>│ <text:s text:c="2"/>├── dynamic_offsets_panel.hal</text:p>
      <text:p text:style-name="P4">│ <text:s text:c="6"/>│ <text:s text:c="2"/>│ <text:s text:c="2"/>├── dynamic_offsets_panel.xml</text:p>
      <text:p text:style-name="P2">│ <text:s text:c="6"/>│ <text:s text:c="2"/>│ <text:s text:c="2"/>├── dynamic_offsets.txt</text:p>
      <text:p text:style-name="P4">│ <text:s text:c="6"/>│ <text:s text:c="2"/>│ <text:s text:c="2"/>├── dyn_demo.ngc</text:p>
      <text:p text:style-name="P4">│ <text:s text:c="6"/>│ <text:s text:c="2"/>│ <text:s text:c="2"/>├── eoffsets.hal</text:p>
      <text:p text:style-name="P4">│ <text:s text:c="6"/>│ <text:s text:c="2"/>│ <text:s text:c="2"/>├── eoffsets.ini</text:p>
      <text:p text:style-name="P4">│ <text:s text:c="6"/>│ <text:s text:c="2"/>│ <text:s text:c="2"/>├── eoffsets_monitor.tcl*</text:p>
      <text:p text:style-name="P4">│ <text:s text:c="6"/>│ <text:s text:c="2"/>│ <text:s text:c="2"/>├── eoffsets.ngc</text:p>
      <text:p text:style-name="P4">│ <text:s text:c="6"/>│ <text:s text:c="2"/>│ <text:s text:c="2"/>├── eoffsets_panel.hal</text:p>
      <text:p text:style-name="P4">│ <text:s text:c="6"/>│ <text:s text:c="2"/>│ <text:s text:c="2"/>├── eoffsets_panel.xml</text:p>
      <text:p text:style-name="P2">│ <text:s text:c="6"/>│ <text:s text:c="2"/>│ <text:s text:c="2"/>├── eoffsets.txt</text:p>
      <text:p text:style-name="P4">│ <text:s text:c="6"/>│ <text:s text:c="2"/>│ <text:s text:c="2"/>├── eoffset.tbl</text:p>
      <text:p text:style-name="P4">│ <text:s text:c="6"/>│ <text:s text:c="2"/>│ <text:s text:c="2"/>├── jwp_z.ini</text:p>
      <text:p text:style-name="P4">│ <text:s text:c="6"/>│ <text:s text:c="2"/>│ <text:s text:c="2"/>├── jwp_z.ngc</text:p>
      <text:p text:style-name="P4">│ <text:s text:c="6"/>│ <text:s text:c="2"/>│ <text:s text:c="2"/>├── jwp_z_panel.hal</text:p>
      <text:p text:style-name="P4">│ <text:s text:c="6"/>│ <text:s text:c="2"/>│ <text:s text:c="2"/>├── jwp_z_panel.xml</text:p>
      <text:p text:style-name="P2">│ <text:s text:c="6"/>│ <text:s text:c="2"/>│ <text:s text:c="2"/>├── jwp_z.txt</text:p>
      <text:p text:style-name="P4">│ <text:s text:c="6"/>│ <text:s text:c="2"/>│ <text:s text:c="2"/>├── M111*</text:p>
      <text:p text:style-name="P4">│ <text:s text:c="6"/>│ <text:s text:c="2"/>│ <text:s text:c="2"/>├── opa_demo.ngc</text:p>
      <text:p text:style-name="P4">│ <text:s text:c="6"/>│ <text:s text:c="2"/>│ <text:s text:c="2"/>├── opa.hal</text:p>
      <text:p text:style-name="P4">│ <text:s text:c="6"/>│ <text:s text:c="2"/>│ <text:s text:c="2"/>├── opa.ini</text:p>
      <text:p text:style-name="P4">│ <text:s text:c="6"/>│ <text:s text:c="2"/>│ <text:s text:c="2"/>├── opa_panel.hal</text:p>
      <text:p text:style-name="P4">│ <text:s text:c="6"/>│ <text:s text:c="2"/>│ <text:s text:c="2"/>├── opa_panel.xml</text:p>
      <text:p text:style-name="P2">│ <text:s text:c="6"/>│ <text:s text:c="2"/>│ <text:s text:c="2"/>├── opa.txt</text:p>
      <text:p text:style-name="P4">│ <text:s text:c="6"/>│ <text:s text:c="2"/>│ <text:s text:c="2"/>├── queuebuster.ngc</text:p>
      <text:p text:style-name="P2">│ <text:s text:c="6"/>│ <text:s text:c="2"/>│ <text:s text:c="2"/>└── README</text:p>
      <text:p text:style-name="P6">│ <text:s text:c="6"/>│ <text:s text:c="2"/>├── extrajoints/</text:p>
      <text:p text:style-name="P4">│ <text:s text:c="6"/>│ <text:s text:c="2"/>│ <text:s text:c="2"/>├── 12extrajoints.ini</text:p>
      <text:p text:style-name="P4">│ <text:s text:c="6"/>│ <text:s text:c="2"/>│ <text:s text:c="2"/>├── 1extrajoint.hal</text:p>
      <text:p text:style-name="P4">│ <text:s text:c="6"/>│ <text:s text:c="2"/>│ <text:s text:c="2"/>├── 1extrajoint.ini</text:p>
      <text:p text:style-name="P2">│ <text:s text:c="6"/>│ <text:s text:c="2"/>│ <text:s text:c="2"/>├── 1extrajoint.txt</text:p>
      <text:p text:style-name="P4">│ <text:s text:c="6"/>│ <text:s text:c="2"/>│ <text:s text:c="2"/>├── 2extrajoints.hal</text:p>
      <text:p text:style-name="P4">│ <text:s text:c="6"/>│ <text:s text:c="2"/>│ <text:s text:c="2"/>├── 2extrajoints.ini</text:p>
      <text:p text:style-name="P2">│ <text:s text:c="6"/>│ <text:s text:c="2"/>│ <text:s text:c="2"/>├── 2extrajoints.txt</text:p>
      <text:p text:style-name="P4">│ <text:s text:c="6"/>│ <text:s text:c="2"/>│ <text:s text:c="2"/>├── extrajoints.halshow</text:p>
      <text:p text:style-name="P4">│ <text:s text:c="6"/>│ <text:s text:c="2"/>│ <text:s text:c="2"/>├── extrajoints.tcl</text:p>
      <text:p text:style-name="P4">│ <text:s text:c="6"/>│ <text:s text:c="2"/>│ <text:s text:c="2"/>├── M144*</text:p>
      <text:p text:style-name="P2">│ <text:s text:c="6"/>│ <text:s text:c="2"/>│ <text:s text:c="2"/>└── README</text:p>
      <text:p text:style-name="P6">│ <text:s text:c="6"/>│ <text:s text:c="2"/>├── foam/</text:p>
      <text:p text:style-name="P4">│ <text:s text:c="6"/>│ <text:s text:c="2"/>│ <text:s text:c="2"/>├── axis_foam.ini</text:p>
      <text:p text:style-name="P4">│ <text:s text:c="6"/>│ <text:s text:c="2"/>│ <text:s text:c="2"/>└── foam.ngc</text:p>
      <text:p text:style-name="P6">│ <text:s text:c="6"/>│ <text:s text:c="2"/>├── gantry/</text:p>
      <text:p text:style-name="P4">│ <text:s text:c="6"/>│ <text:s text:c="2"/>│ <text:s text:c="2"/>├── gantry.ini</text:p>
      <text:p text:style-name="P4">│ <text:s text:c="6"/>│ <text:s text:c="2"/>│ <text:s text:c="2"/>├── gantry_jjog.halscope</text:p>
      <text:p text:style-name="P4">│ <text:s text:c="6"/>│ <text:s text:c="2"/>│ <text:s text:c="2"/>├── gantry_jjog.ini</text:p>
      <text:p text:style-name="P2">│ <text:s text:c="6"/>│ <text:s text:c="2"/>│ <text:s text:c="2"/>├── gantry_jjog.txt</text:p>
      <text:p text:style-name="P4">│ <text:s text:c="6"/>│ <text:s text:c="2"/>│ <text:s text:c="2"/>├── gantry_mm.hal</text:p>
      <text:p text:style-name="P4">│ <text:s text:c="6"/>│ <text:s text:c="2"/>│ <text:s text:c="2"/>├── gantry_mm.ini</text:p>
      <text:p text:style-name="P4"><text:soft-page-break/>│ <text:s text:c="6"/>│ <text:s text:c="2"/>│ <text:s text:c="2"/>├── gantry_mm.tbl</text:p>
      <text:p text:style-name="P4">│ <text:s text:c="6"/>│ <text:s text:c="2"/>│ <text:s text:c="2"/>├── gantry_panel.hal</text:p>
      <text:p text:style-name="P4">│ <text:s text:c="6"/>│ <text:s text:c="2"/>│ <text:s text:c="2"/>├── gantry_panel.xml</text:p>
      <text:p text:style-name="P2">│ <text:s text:c="6"/>│ <text:s text:c="2"/>│ <text:s text:c="2"/>└── README</text:p>
      <text:p text:style-name="P1">│ <text:s text:c="6"/>│ <text:s text:c="2"/>├── .gitignore</text:p>
      <text:p text:style-name="P6">│ <text:s text:c="6"/>│ <text:s text:c="2"/>├── gladevcp/</text:p>
      <text:p text:style-name="P1">│ <text:s text:c="6"/>│ <text:s text:c="2"/>│ <text:s text:c="2"/>├── .gitignore</text:p>
      <text:p text:style-name="P4">│ <text:s text:c="6"/>│ <text:s text:c="2"/>│ <text:s text:c="2"/>├── gladevcp_panel.ini</text:p>
      <text:p text:style-name="P4">│ <text:s text:c="6"/>│ <text:s text:c="2"/>│ <text:s text:c="2"/>├── gladevcp_tab.ini</text:p>
      <text:p text:style-name="P5">│ <text:s text:c="6"/>│ <text:s text:c="2"/>│ <text:s text:c="2"/>├── hitcounter.py -&gt; ../../hitcounter.py</text:p>
      <text:p text:style-name="P5">│ <text:s text:c="6"/>│ <text:s text:c="2"/>│ <text:s text:c="2"/>├── manual-example.hal -&gt; ../../manual-example.hal</text:p>
      <text:p text:style-name="P5">│ <text:s text:c="6"/>│ <text:s text:c="2"/>│ <text:s text:c="2"/>├── manual-example.ui -&gt; ../../manual-example.ui</text:p>
      <text:p text:style-name="P4">│ <text:s text:c="6"/>│ <text:s text:c="2"/>│ <text:s text:c="2"/>├── meter_scale.py</text:p>
      <text:p text:style-name="P4">│ <text:s text:c="6"/>│ <text:s text:c="2"/>│ <text:s text:c="2"/>├── meter_scale.ui</text:p>
      <text:p text:style-name="P4">│ <text:s text:c="6"/>│ <text:s text:c="2"/>│ <text:s text:c="2"/>├── probe_gui.sh*</text:p>
      <text:p text:style-name="P4">│ <text:s text:c="6"/>│ <text:s text:c="2"/>│ <text:s text:c="2"/>├── probe.hal</text:p>
      <text:p text:style-name="P4">│ <text:s text:c="6"/>│ <text:s text:c="2"/>│ <text:s text:c="2"/>├── probe.ini</text:p>
      <text:p text:style-name="P4">│ <text:s text:c="6"/>│ <text:s text:c="2"/>│ <text:s text:c="2"/>├── probe.ngc</text:p>
      <text:p text:style-name="P4">│ <text:s text:c="6"/>│ <text:s text:c="2"/>│ <text:s text:c="2"/>├── probe.py</text:p>
      <text:p text:style-name="P2">│ <text:s text:c="6"/>│ <text:s text:c="2"/>│ <text:s text:c="2"/>├── probe.txt</text:p>
      <text:p text:style-name="P4">│ <text:s text:c="6"/>│ <text:s text:c="2"/>│ <text:s text:c="2"/>├── probe.ui</text:p>
      <text:p text:style-name="P2">│ <text:s text:c="6"/>│ <text:s text:c="2"/>│ <text:s text:c="2"/>├── README</text:p>
      <text:p text:style-name="P4">│ <text:s text:c="6"/>│ <text:s text:c="2"/>│ <text:s text:c="2"/>├── set-param-from-ini.ini</text:p>
      <text:p text:style-name="P4">│ <text:s text:c="6"/>│ <text:s text:c="2"/>│ <text:s text:c="2"/>├── set-param-from-ini.sh*</text:p>
      <text:p text:style-name="P2">│ <text:s text:c="6"/>│ <text:s text:c="2"/>│ <text:s text:c="2"/>├── set-param-from-ini.txt</text:p>
      <text:p text:style-name="P5">│ <text:s text:c="6"/>│ <text:s text:c="2"/>│ <text:s text:c="2"/>└── sim.tbl -&gt; ../../sim.tbl</text:p>
      <text:p text:style-name="P6">│ <text:s text:c="6"/>│ <text:s text:c="2"/>├── halui_pyvcp/</text:p>
      <text:p text:style-name="P4">│ <text:s text:c="6"/>│ <text:s text:c="2"/>│ <text:s text:c="2"/>├── halui.ini</text:p>
      <text:p text:style-name="P4">│ <text:s text:c="6"/>│ <text:s text:c="2"/>│ <text:s text:c="2"/>├── pyvcp.hal</text:p>
      <text:p text:style-name="P2">│ <text:s text:c="6"/>│ <text:s text:c="2"/>│ <text:s text:c="2"/>├── README</text:p>
      <text:p text:style-name="P4">│ <text:s text:c="6"/>│ <text:s text:c="2"/>│ <text:s text:c="2"/>├── sim.tbl</text:p>
      <text:p text:style-name="P4">│ <text:s text:c="6"/>│ <text:s text:c="2"/>│ <text:s text:c="2"/>└── vcp.xml</text:p>
      <text:p text:style-name="P4">│ <text:s text:c="6"/>│ <text:s text:c="2"/>├── histogram_demo.ini</text:p>
      <text:p text:style-name="P2">│ <text:s text:c="6"/>│ <text:s text:c="2"/>├── histogram_demo.txt</text:p>
      <text:p text:style-name="P4">│ <text:s text:c="6"/>│ <text:s text:c="2"/>├── historical_lathe.ini</text:p>
      <text:p text:style-name="P4">│ <text:s text:c="6"/>│ <text:s text:c="2"/>├── ini_hal_demo.ini</text:p>
      <text:p text:style-name="P2">│ <text:s text:c="6"/>│ <text:s text:c="2"/>├── ini_hal_demo.txt</text:p>
      <text:p text:style-name="P6">│ <text:s text:c="6"/>│ <text:s text:c="2"/>├── ini_with_includes/</text:p>
      <text:p text:style-name="P4">│ <text:s text:c="6"/>│ <text:s text:c="2"/>│ <text:s text:c="2"/>├── axis_x.inc</text:p>
      <text:p text:style-name="P4">│ <text:s text:c="6"/>│ <text:s text:c="2"/>│ <text:s text:c="2"/>├── axis_y.inc</text:p>
      <text:p text:style-name="P4">│ <text:s text:c="6"/>│ <text:s text:c="2"/>│ <text:s text:c="2"/>├── axis_z.inc</text:p>
      <text:p text:style-name="P4">│ <text:s text:c="6"/>│ <text:s text:c="2"/>│ <text:s text:c="2"/>├── display.inc</text:p>
      <text:p text:style-name="P4">│ <text:s text:c="6"/>│ <text:s text:c="2"/>│ <text:s text:c="2"/>├── emc.inc</text:p>
      <text:p text:style-name="P4">│ <text:s text:c="6"/>│ <text:s text:c="2"/>│ <text:s text:c="2"/>├── emcio.inc</text:p>
      <text:p text:style-name="P4">│ <text:s text:c="6"/>│ <text:s text:c="2"/>│ <text:s text:c="2"/>├── emcmot.inc</text:p>
      <text:p text:style-name="P4">│ <text:s text:c="6"/>│ <text:s text:c="2"/>│ <text:s text:c="2"/>├── filter.inc</text:p>
      <text:p text:style-name="P4">│ <text:s text:c="6"/>│ <text:s text:c="2"/>│ <text:s text:c="2"/>├── .gitignore</text:p>
      <text:p text:style-name="P4">│ <text:s text:c="6"/>│ <text:s text:c="2"/>│ <text:s text:c="2"/>├── hal.inc</text:p>
      <text:p text:style-name="P4">│ <text:s text:c="6"/>│ <text:s text:c="2"/>│ <text:s text:c="2"/>├── includes_demo.ini</text:p>
      <text:p text:style-name="P4">│ <text:s text:c="6"/>│ <text:s text:c="2"/>│ <text:s text:c="2"/>├── joint_0.inc</text:p>
      <text:p text:style-name="P4">│ <text:s text:c="6"/>│ <text:s text:c="2"/>│ <text:s text:c="2"/>├── joint_1.inc</text:p>
      <text:p text:style-name="P4">│ <text:s text:c="6"/>│ <text:s text:c="2"/>│ <text:s text:c="2"/>├── joint_2.inc</text:p>
      <text:p text:style-name="P4">│ <text:s text:c="6"/>│ <text:s text:c="2"/>│ <text:s text:c="2"/>├── kins.inc</text:p>
      <text:p text:style-name="P2">│ <text:s text:c="6"/>│ <text:s text:c="2"/>│ <text:s text:c="2"/>├── README</text:p>
      <text:p text:style-name="P4">│ <text:s text:c="6"/>│ <text:s text:c="2"/>│ <text:s text:c="2"/>├── rs274ngc.inc</text:p>
      <text:p text:style-name="P5"><text:soft-page-break/>│ <text:s text:c="6"/>│ <text:s text:c="2"/>│ <text:s text:c="2"/>├── sim.tbl -&gt; ../../sim.tbl</text:p>
      <text:p text:style-name="P4">│ <text:s text:c="6"/>│ <text:s text:c="2"/>│ <text:s text:c="2"/>├── task.inc</text:p>
      <text:p text:style-name="P4">│ <text:s text:c="6"/>│ <text:s text:c="2"/>│ <text:s text:c="2"/>└── traj.inc</text:p>
      <text:p text:style-name="P6">│ <text:s text:c="6"/>│ <text:s text:c="2"/>├── iocontrolv2/</text:p>
      <text:p text:style-name="P4">│ <text:s text:c="6"/>│ <text:s text:c="2"/>│ <text:s text:c="2"/>├── axis-iocontrolv2-demo.ini</text:p>
      <text:p text:style-name="P4">│ <text:s text:c="6"/>│ <text:s text:c="2"/>│ <text:s text:c="2"/>├── axis_owordsub_manualtoolchange.hal</text:p>
      <text:p text:style-name="P4">│ <text:s text:c="6"/>│ <text:s text:c="2"/>│ <text:s text:c="2"/>├── g8812.ini</text:p>
      <text:p text:style-name="P4">│ <text:s text:c="6"/>│ <text:s text:c="2"/>│ <text:s text:c="2"/>├── m66track.ini</text:p>
      <text:p text:style-name="P5">│ <text:s text:c="6"/>│ <text:s text:c="2"/>│ <text:s text:c="2"/>├── nstools.tbl -&gt; ../../nstools.tbl</text:p>
      <text:p text:style-name="P4">│ <text:s text:c="6"/>│ <text:s text:c="2"/>│ <text:s text:c="2"/>├── on_abort.ngc</text:p>
      <text:p text:style-name="P4">│ <text:s text:c="6"/>│ <text:s text:c="2"/>│ <text:s text:c="2"/>├── osubdemo-ns.ui</text:p>
      <text:p text:style-name="P4">│ <text:s text:c="6"/>│ <text:s text:c="2"/>│ <text:s text:c="2"/>├── osubdemo.ui</text:p>
      <text:p text:style-name="P4">│ <text:s text:c="6"/>│ <text:s text:c="2"/>│ <text:s text:c="2"/>├── owordm6-ui.ini</text:p>
      <text:p text:style-name="P4">│ <text:s text:c="6"/>│ <text:s text:c="2"/>│ <text:s text:c="2"/>├── owordm6-ui-ns.ini</text:p>
      <text:p text:style-name="P2">│ <text:s text:c="6"/>│ <text:s text:c="2"/>│ <text:s text:c="2"/>├── README</text:p>
      <text:p text:style-name="P5">│ <text:s text:c="6"/>│ <text:s text:c="2"/>│ <text:s text:c="2"/>├── sim_mm.tbl -&gt; ../../sim_mm.tbl</text:p>
      <text:p text:style-name="P5">│ <text:s text:c="6"/>│ <text:s text:c="2"/>│ <text:s text:c="2"/>├── sim_mm_test.tbl -&gt; ../../sim_mm_test.tbl</text:p>
      <text:p text:style-name="P4">│ <text:s text:c="6"/>│ <text:s text:c="2"/>│ <text:s text:c="2"/>├── t3.ngc</text:p>
      <text:p text:style-name="P4">│ <text:s text:c="6"/>│ <text:s text:c="2"/>│ <text:s text:c="2"/>├── tdemo.ngc</text:p>
      <text:p text:style-name="P4">│ <text:s text:c="6"/>│ <text:s text:c="2"/>│ <text:s text:c="2"/>├── toolchange-demo.ngc</text:p>
      <text:p text:style-name="P4">│ <text:s text:c="6"/>│ <text:s text:c="2"/>│ <text:s text:c="2"/>├── v2_gladevcp_postgui.hal</text:p>
      <text:p text:style-name="P4">│ <text:s text:c="6"/>│ <text:s text:c="2"/>│ <text:s text:c="2"/>├── v2_oword_gladevcp_postgui.hal</text:p>
      <text:p text:style-name="P4">│ <text:s text:c="6"/>│ <text:s text:c="2"/>│ <text:s text:c="2"/>└── v2-tc.ui</text:p>
      <text:p text:style-name="P6">│ <text:s text:c="6"/>│ <text:s text:c="2"/>├── ja_tests/</text:p>
      <text:p text:style-name="P6">│ <text:s text:c="6"/>│ <text:s text:c="2"/>│ <text:s text:c="2"/>├── xyzb_locking_indexer/</text:p>
      <text:p text:style-name="P2">│ <text:s text:c="6"/>│ <text:s text:c="2"/>│ <text:s text:c="2"/>│ <text:s text:c="2"/>├── README</text:p>
      <text:p text:style-name="P4">│ <text:s text:c="6"/>│ <text:s text:c="2"/>│ <text:s text:c="2"/>│ <text:s text:c="2"/>├── xyyzb.ini</text:p>
      <text:p text:style-name="P4">│ <text:s text:c="6"/>│ <text:s text:c="2"/>│ <text:s text:c="2"/>│ <text:s text:c="2"/>├── xyzb.hal</text:p>
      <text:p text:style-name="P4">│ <text:s text:c="6"/>│ <text:s text:c="2"/>│ <text:s text:c="2"/>│ <text:s text:c="2"/>├── xyzb.halshow</text:p>
      <text:p text:style-name="P4">│ <text:s text:c="6"/>│ <text:s text:c="2"/>│ <text:s text:c="2"/>│ <text:s text:c="2"/>└── xyzb.ini</text:p>
      <text:p text:style-name="P6">│ <text:s text:c="6"/>│ <text:s text:c="2"/>│ <text:s text:c="2"/>├── xyzx_mpg/</text:p>
      <text:p text:style-name="P2">│ <text:s text:c="6"/>│ <text:s text:c="2"/>│ <text:s text:c="2"/>│ <text:s text:c="2"/>├── README</text:p>
      <text:p text:style-name="P4">│ <text:s text:c="6"/>│ <text:s text:c="2"/>│ <text:s text:c="2"/>│ <text:s text:c="2"/>├── xhc-hb04.inc</text:p>
      <text:p text:style-name="P4">│ <text:s text:c="6"/>│ <text:s text:c="2"/>│ <text:s text:c="2"/>│ <text:s text:c="2"/>├── xhc-hb04-postgui.hal</text:p>
      <text:p text:style-name="P4">│ <text:s text:c="6"/>│ <text:s text:c="2"/>│ <text:s text:c="2"/>│ <text:s text:c="2"/>├── xyzx_base.inc</text:p>
      <text:p text:style-name="P4">│ <text:s text:c="6"/>│ <text:s text:c="2"/>│ <text:s text:c="2"/>│ <text:s text:c="2"/>├── xyzx.halshow</text:p>
      <text:p text:style-name="P4">│ <text:s text:c="6"/>│ <text:s text:c="2"/>│ <text:s text:c="2"/>│ <text:s text:c="2"/>├── xyzx.ini</text:p>
      <text:p text:style-name="P4">│ <text:s text:c="6"/>│ <text:s text:c="2"/>│ <text:s text:c="2"/>│ <text:s text:c="2"/>├── xyzx_jog.hal</text:p>
      <text:p text:style-name="P4">│ <text:s text:c="6"/>│ <text:s text:c="2"/>│ <text:s text:c="2"/>│ <text:s text:c="2"/>└── xyzx-xhc-hb04.ini</text:p>
      <text:p text:style-name="P6">│ <text:s text:c="6"/>│ <text:s text:c="2"/>│ <text:s text:c="2"/>└── xz/</text:p>
      <text:p text:style-name="P2">│ <text:s text:c="6"/>│ <text:s text:c="2"/>│ <text:s text:c="6"/>├── README</text:p>
      <text:p text:style-name="P4">│ <text:s text:c="6"/>│ <text:s text:c="2"/>│ <text:s text:c="6"/>├── xzbase.inc</text:p>
      <text:p text:style-name="P4">│ <text:s text:c="6"/>│ <text:s text:c="2"/>│ <text:s text:c="6"/>├── xz_both_auto.ini</text:p>
      <text:p text:style-name="P4">│ <text:s text:c="6"/>│ <text:s text:c="2"/>│ <text:s text:c="6"/>├── xz_both.ini</text:p>
      <text:p text:style-name="P4">│ <text:s text:c="6"/>│ <text:s text:c="2"/>│ <text:s text:c="6"/>├── xz.ini</text:p>
      <text:p text:style-name="P4">│ <text:s text:c="6"/>│ <text:s text:c="2"/>│ <text:s text:c="6"/>└── xz.tbl</text:p>
      <text:p text:style-name="P6">│ <text:s text:c="6"/>│ <text:s text:c="2"/>├── lathe-fanucy/</text:p>
      <text:p text:style-name="P4">│ <text:s text:c="6"/>│ <text:s text:c="2"/>│ <text:s text:c="2"/>├── lathe-fanucy.ini</text:p>
      <text:p text:style-name="P4">│ <text:s text:c="6"/>│ <text:s text:c="2"/>│ <text:s text:c="2"/>├── lathe-fanucy.tbl</text:p>
      <text:p text:style-name="P2">│ <text:s text:c="6"/>│ <text:s text:c="2"/>│ <text:s text:c="2"/>├── README</text:p>
      <text:p text:style-name="P4">│ <text:s text:c="6"/>│ <text:s text:c="2"/>│ <text:s text:c="2"/>├── remap.py</text:p>
      <text:p text:style-name="P4">│ <text:s text:c="6"/>│ <text:s text:c="2"/>│ <text:s text:c="2"/>├── toolchange.ngc</text:p>
      <text:p text:style-name="P4">│ <text:s text:c="6"/>│ <text:s text:c="2"/>│ <text:s text:c="2"/>└── toplevel.py</text:p>
      <text:p text:style-name="P4">│ <text:s text:c="6"/>│ <text:s text:c="2"/>├── lathe.ini</text:p>
      <text:p text:style-name="P6"><office:annotation office:name="__Annotation__2_2010750169"><dc:creator>Unknown Author</dc:creator><dc:date>2020-06-03T20:38:08</dc:date><text:p text:style-name="P37"><text:span text:style-name="T39">Torno con varios husillo</text:span></text:p></office:annotation>│ <text:s text:c="6"/>│ <text:s text:c="2"/>├── lathe_multispindle/<office:annotation-end office:name="__Annotation__2_2010750169"/></text:p>
      <text:p text:style-name="P4"><text:soft-page-break/>│ <text:s text:c="6"/>│ <text:s text:c="2"/>│ <text:s text:c="2"/>├── core_sim.hal</text:p>
      <text:p text:style-name="P4">│ <text:s text:c="6"/>│ <text:s text:c="2"/>│ <text:s text:c="2"/>├── lathe.hal</text:p>
      <text:p text:style-name="P4">│ <text:s text:c="6"/>│ <text:s text:c="2"/>│ <text:s text:c="2"/>├── lathe.ini</text:p>
      <text:p text:style-name="P4">│ <text:s text:c="6"/>│ <text:s text:c="2"/>│ <text:s text:c="2"/>├── lathe_postgui.hal</text:p>
      <text:p text:style-name="P4">│ <text:s text:c="6"/>│ <text:s text:c="2"/>│ <text:s text:c="2"/>├── lathe.xml</text:p>
      <text:p text:style-name="P2">│ <text:s text:c="6"/>│ <text:s text:c="2"/>│ <text:s text:c="2"/>└── README</text:p>
      <text:p text:style-name="P5">│ <text:s text:c="6"/>│ <text:s text:c="2"/>├── lathe_postgui.hal -&gt; ../lathe_postgui.hal</text:p>
      <text:p text:style-name="P5">│ <text:s text:c="6"/>│ <text:s text:c="2"/>├── lathe.tbl -&gt; ../lathe.tbl</text:p>
      <text:p text:style-name="P5">│ <text:s text:c="6"/>│ <text:s text:c="2"/>├── lathe.xml -&gt; ../lathe.xml</text:p>
      <text:p text:style-name="P4">│ <text:s text:c="6"/>│ <text:s text:c="2"/>├── ldelta_demo.ini</text:p>
      <text:p text:style-name="P2">│ <text:s text:c="6"/>│ <text:s text:c="2"/>├── ldelta_demo.txt</text:p>
      <text:p text:style-name="P4">│ <text:s text:c="6"/>│ <text:s text:c="2"/>├── ldelta.ini</text:p>
      <text:p text:style-name="P4">│ <text:s text:c="6"/>│ <text:s text:c="2"/>├── minimal_xyz.ini</text:p>
      <text:p text:style-name="P6">│ <text:s text:c="6"/>│ <text:s text:c="2"/>├── moveoff/</text:p>
      <text:p text:style-name="P4">│ <text:s text:c="6"/>│ <text:s text:c="2"/>│ <text:s text:c="2"/>├── 1_onpause_local.ini</text:p>
      <text:p text:style-name="P2">│ <text:s text:c="6"/>│ <text:s text:c="2"/>│ <text:s text:c="2"/>├── 1_onpause_local.txt</text:p>
      <text:p text:style-name="P4">│ <text:s text:c="6"/>│ <text:s text:c="2"/>│ <text:s text:c="2"/>├── 2_onpause_external.ini</text:p>
      <text:p text:style-name="P2">│ <text:s text:c="6"/>│ <text:s text:c="2"/>│ <text:s text:c="2"/>├── 2_onpause_external.txt</text:p>
      <text:p text:style-name="P4">│ <text:s text:c="6"/>│ <text:s text:c="2"/>│ <text:s text:c="2"/>├── 3_always_local.ini</text:p>
      <text:p text:style-name="P2">│ <text:s text:c="6"/>│ <text:s text:c="2"/>│ <text:s text:c="2"/>├── 3_always_local.txt</text:p>
      <text:p text:style-name="P4">│ <text:s text:c="6"/>│ <text:s text:c="2"/>│ <text:s text:c="2"/>├── 4_always_external.ini</text:p>
      <text:p text:style-name="P2">│ <text:s text:c="6"/>│ <text:s text:c="2"/>│ <text:s text:c="2"/>├── 4_always_external.txt</text:p>
      <text:p text:style-name="P4">│ <text:s text:c="6"/>│ <text:s text:c="2"/>│ <text:s text:c="2"/>├── 5_no_gui.ini</text:p>
      <text:p text:style-name="P2">│ <text:s text:c="6"/>│ <text:s text:c="2"/>│ <text:s text:c="2"/>├── 5_no_gui.txt</text:p>
      <text:p text:style-name="P4">│ <text:s text:c="6"/>│ <text:s text:c="2"/>│ <text:s text:c="2"/>├── 6_zretract.ini</text:p>
      <text:p text:style-name="P2">│ <text:s text:c="6"/>│ <text:s text:c="2"/>│ <text:s text:c="2"/>├── 6_zretract.txt</text:p>
      <text:p text:style-name="P4">│ <text:s text:c="6"/>│ <text:s text:c="2"/>│ <text:s text:c="2"/>├── 7_pyvcp.ini</text:p>
      <text:p text:style-name="P2">│ <text:s text:c="6"/>│ <text:s text:c="2"/>│ <text:s text:c="2"/>├── 7_pyvcp.txt</text:p>
      <text:p text:style-name="P4">│ <text:s text:c="6"/>│ <text:s text:c="2"/>│ <text:s text:c="2"/>├── 8_gladevcp.ini</text:p>
      <text:p text:style-name="P2">│ <text:s text:c="6"/>│ <text:s text:c="2"/>│ <text:s text:c="2"/>├── 8_gladevcp.txt</text:p>
      <text:p text:style-name="P4">│ <text:s text:c="6"/>│ <text:s text:c="2"/>│ <text:s text:c="2"/>├── moveoff_base.inc</text:p>
      <text:p text:style-name="P4">│ <text:s text:c="6"/>│ <text:s text:c="2"/>│ <text:s text:c="2"/>├── moveoff_display_6.hal</text:p>
      <text:p text:style-name="P4">│ <text:s text:c="6"/>│ <text:s text:c="2"/>│ <text:s text:c="2"/>├── moveoff_display_6.inc</text:p>
      <text:p text:style-name="P4">│ <text:s text:c="6"/>│ <text:s text:c="2"/>│ <text:s text:c="2"/>├── moveoff_display_6.xml</text:p>
      <text:p text:style-name="P4">│ <text:s text:c="6"/>│ <text:s text:c="2"/>│ <text:s text:c="2"/>├── moveoff_display_7.hal</text:p>
      <text:p text:style-name="P4">│ <text:s text:c="6"/>│ <text:s text:c="2"/>│ <text:s text:c="2"/>├── moveoff_display_7.inc</text:p>
      <text:p text:style-name="P4">│ <text:s text:c="6"/>│ <text:s text:c="2"/>│ <text:s text:c="2"/>├── moveoff_display_7.xml</text:p>
      <text:p text:style-name="P4">│ <text:s text:c="6"/>│ <text:s text:c="2"/>│ <text:s text:c="2"/>├── moveoff_display_8.hal</text:p>
      <text:p text:style-name="P4">│ <text:s text:c="6"/>│ <text:s text:c="2"/>│ <text:s text:c="2"/>├── moveoff_display_8.inc</text:p>
      <text:p text:style-name="P4">│ <text:s text:c="6"/>│ <text:s text:c="2"/>│ <text:s text:c="2"/>├── moveoff_display.inc</text:p>
      <text:p text:style-name="P4">│ <text:s text:c="6"/>│ <text:s text:c="2"/>│ <text:s text:c="2"/>├── moveoff_gladevcp_8.ui</text:p>
      <text:p text:style-name="P4">│ <text:s text:c="6"/>│ <text:s text:c="2"/>│ <text:s text:c="2"/>├── moveoff.hal</text:p>
      <text:p text:style-name="P4">│ <text:s text:c="6"/>│ <text:s text:c="2"/>│ <text:s text:c="2"/>├── moveoff.halscope</text:p>
      <text:p text:style-name="P4">│ <text:s text:c="6"/>│ <text:s text:c="2"/>│ <text:s text:c="2"/>├── moveoff.halshow</text:p>
      <text:p text:style-name="P4">│ <text:s text:c="6"/>│ <text:s text:c="2"/>│ <text:s text:c="2"/>├── moveoff_settings.inc</text:p>
      <text:p text:style-name="P2">│ <text:s text:c="6"/>│ <text:s text:c="2"/>│ <text:s text:c="2"/>├── README</text:p>
      <text:p text:style-name="P4">│ <text:s text:c="6"/>│ <text:s text:c="2"/>│ <text:s text:c="2"/>├── removeshort.hal</text:p>
      <text:p text:style-name="P5">│ <text:s text:c="6"/>│ <text:s text:c="2"/>│ <text:s text:c="2"/>└── sim.tbl -&gt; ../../sim.tbl</text:p>
      <text:p text:style-name="P5">│ <text:s text:c="6"/>│ <text:s text:c="2"/>├── nc_files -&gt; ../../../nc_files/</text:p>
      <text:p text:style-name="P6">│ <text:s text:c="6"/>│ <text:s text:c="2"/>├── ngcgui/</text:p>
      <text:p text:style-name="P4">│ <text:s text:c="6"/>│ <text:s text:c="2"/>│ <text:s text:c="2"/>├── axis_resize.py</text:p>
      <text:p text:style-name="P4">│ <text:s text:c="6"/>│ <text:s text:c="2"/>│ <text:s text:c="2"/>├── fullscreen.py</text:p>
      <text:p text:style-name="P10">│ <text:s text:c="6"/>│ <text:s text:c="2"/>│ <text:s text:c="2"/>├── gremlin_view.ui -&gt; ../../gremlin_view.ui</text:p>
      <text:p text:style-name="P10">│ <text:s text:c="6"/>│ <text:s text:c="2"/>│ <text:s text:c="2"/>├── lathe.tbl -&gt; ../../lathe.tbl</text:p>
      <text:p text:style-name="P4">│ <text:s text:c="6"/>│ <text:s text:c="2"/>│ <text:s text:c="2"/>├── ngcgui_gcmc.ini</text:p>
      <text:p text:style-name="P2"><text:soft-page-break/>│ <text:s text:c="6"/>│ <text:s text:c="2"/>│ <text:s text:c="2"/>├── ngcgui_gcmc.txt</text:p>
      <text:p text:style-name="P4">│ <text:s text:c="6"/>│ <text:s text:c="2"/>│ <text:s text:c="2"/>├── ngcgui.ini</text:p>
      <text:p text:style-name="P4">│ <text:s text:c="6"/>│ <text:s text:c="2"/>│ <text:s text:c="2"/>├── ngcgui_lathe.ini</text:p>
      <text:p text:style-name="P2">│ <text:s text:c="6"/>│ <text:s text:c="2"/>│ <text:s text:c="2"/>├── ngcgui_lathe.txt</text:p>
      <text:p text:style-name="P4">│ <text:s text:c="6"/>│ <text:s text:c="2"/>│ <text:s text:c="2"/>├── ngcgui_simple.ini</text:p>
      <text:p text:style-name="P2">│ <text:s text:c="6"/>│ <text:s text:c="2"/>│ <text:s text:c="2"/>├── ngcgui_simple.txt</text:p>
      <text:p text:style-name="P2">│ <text:s text:c="6"/>│ <text:s text:c="2"/>│ <text:s text:c="2"/>├── ngcgui.txt</text:p>
      <text:p text:style-name="P4">│ <text:s text:c="6"/>│ <text:s text:c="2"/>│ <text:s text:c="2"/>├── pyngcgui_axis.ini</text:p>
      <text:p text:style-name="P2">│ <text:s text:c="6"/>│ <text:s text:c="2"/>│ <text:s text:c="2"/>├── pyngcgui_axis.txt</text:p>
      <text:p text:style-name="P4">│ <text:s text:c="6"/>│ <text:s text:c="2"/>│ <text:s text:c="2"/>├── pyngcgui_axis.ui</text:p>
      <text:p text:style-name="P4">│ <text:s text:c="6"/>│ <text:s text:c="2"/>│ <text:s text:c="2"/>├── pyngcgui_gcmc.ini</text:p>
      <text:p text:style-name="P2">│ <text:s text:c="6"/>│ <text:s text:c="2"/>│ <text:s text:c="2"/>├── pyngcgui_gcmc.txt</text:p>
      <text:p text:style-name="P5">│ <text:s text:c="6"/>│ <text:s text:c="2"/>│ <text:s text:c="2"/>├── pyngcgui_popupkeyboard.ui -&gt; ../../pyngcgui_popupkeyboard.ui</text:p>
      <text:p text:style-name="P2">│ <text:s text:c="6"/>│ <text:s text:c="2"/>│ <text:s text:c="2"/>├── README</text:p>
      <text:p text:style-name="P5">│ <text:s text:c="6"/>│ <text:s text:c="2"/>│ <text:s text:c="2"/>└── sim.tbl -&gt; ../../sim.tbl</text:p>
      <text:p text:style-name="P6">│ <text:s text:c="6"/>│ <text:s text:c="2"/>├── orphan<office:annotation><dc:creator>Unknown Author</dc:creator><dc:date>2020-06-04T00:34:01.301871454</dc:date><text:p text:style-name="P38"><text:span text:style-name="T39">Archivos huerfanos tras pasar a iocontrolv2</text:span></text:p></office:annotation>s/</text:p>
      <text:p text:style-name="P4">│ <text:s text:c="6"/>│ <text:s text:c="2"/>│ <text:s text:c="2"/>├── acc_test.ini</text:p>
      <text:p text:style-name="P4">│ <text:s text:c="6"/>│ <text:s text:c="2"/>│ <text:s text:c="2"/>├── axis_noio.ini</text:p>
      <text:p text:style-name="P4">│ <text:s text:c="6"/>│ <text:s text:c="2"/>│ <text:s text:c="2"/>├── core_sim_noiocontrol.hal</text:p>
      <text:p text:style-name="P4">│ <text:s text:c="6"/>│ <text:s text:c="2"/>│ <text:s text:c="2"/>├── core_sim_noio.hal</text:p>
      <text:p text:style-name="P4">│ <text:s text:c="6"/>│ <text:s text:c="2"/>│ <text:s text:c="2"/>├── core_sim_test.hal</text:p>
      <text:p text:style-name="P4">│ <text:s text:c="6"/>│ <text:s text:c="2"/>│ <text:s text:c="2"/>├── gladevcp_postgui.hal</text:p>
      <text:p text:style-name="P6">│ <text:s text:c="6"/>│ <text:s text:c="2"/>│ <text:s text:c="2"/>├── iocontrol-removed/</text:p>
      <text:p text:style-name="P4">│ <text:s text:c="6"/>│ <text:s text:c="2"/>│ <text:s text:c="2"/>│ <text:s text:c="2"/>├── core_sim_test.hal</text:p>
      <text:p text:style-name="P4">│ <text:s text:c="6"/>│ <text:s text:c="2"/>│ <text:s text:c="2"/>│ <text:s text:c="2"/>├── gladevcp.hal</text:p>
      <text:p text:style-name="P4">│ <text:s text:c="6"/>│ <text:s text:c="2"/>│ <text:s text:c="2"/>│ <text:s text:c="2"/>├── iocontrol-removed.ini</text:p>
      <text:p text:style-name="P6">│ <text:s text:c="6"/>│ <text:s text:c="2"/>│ <text:s text:c="2"/>│ <text:s text:c="2"/>├── nc_files/</text:p>
      <text:p text:style-name="P8">│ <text:s text:c="6"/>│ <text:s text:c="2"/>│ <text:s text:c="2"/>│ <text:s text:c="2"/>│ <text:s text:c="2"/>└── tcdemo.ngc</text:p>
      <text:p text:style-name="P5">│ <text:s text:c="6"/>│ <text:s text:c="2"/>│ <text:s text:c="2"/>│ <text:s text:c="2"/>├── nc_subroutines -&gt; ../rack-toolchange/nc_subroutines</text:p>
      <text:p text:style-name="P4">│ <text:s text:c="6"/>│ <text:s text:c="2"/>│ <text:s text:c="2"/>│ <text:s text:c="2"/>├── no-iotask.nml</text:p>
      <text:p text:style-name="P6">│ <text:s text:c="6"/>│ <text:s text:c="2"/>│ <text:s text:c="2"/>│ <text:s text:c="2"/>├── python/</text:p>
      <text:p text:style-name="P4">│ <text:s text:c="6"/>│ <text:s text:c="2"/>│ <text:s text:c="2"/>│ <text:s text:c="2"/>│ <text:s text:c="2"/>├── customtask.py</text:p>
      <text:p text:style-name="P4">│ <text:s text:c="6"/>│ <text:s text:c="2"/>│ <text:s text:c="2"/>│ <text:s text:c="2"/>│ <text:s text:c="2"/>├── embedding.py</text:p>
      <text:p text:style-name="P4">│ <text:s text:c="6"/>│ <text:s text:c="2"/>│ <text:s text:c="2"/>│ <text:s text:c="2"/>│ <text:s text:c="2"/>├── nulluserfuncs.py</text:p>
      <text:p text:style-name="P4">│ <text:s text:c="6"/>│ <text:s text:c="2"/>│ <text:s text:c="2"/>│ <text:s text:c="2"/>│ <text:s text:c="2"/>├── oword.py</text:p>
      <text:p text:style-name="P4">│ <text:s text:c="6"/>│ <text:s text:c="2"/>│ <text:s text:c="2"/>│ <text:s text:c="2"/>│ <text:s text:c="2"/>├── remap.py</text:p>
      <text:p text:style-name="P4">│ <text:s text:c="6"/>│ <text:s text:c="2"/>│ <text:s text:c="2"/>│ <text:s text:c="2"/>│ <text:s text:c="2"/>├── sqltoolaccess.py</text:p>
      <text:p text:style-name="P4">│ <text:s text:c="6"/>│ <text:s text:c="2"/>│ <text:s text:c="2"/>│ <text:s text:c="2"/>│ <text:s text:c="2"/>├── task.py</text:p>
      <text:p text:style-name="P4">│ <text:s text:c="6"/>│ <text:s text:c="2"/>│ <text:s text:c="2"/>│ <text:s text:c="2"/>│ <text:s text:c="2"/>├── tooltable.py</text:p>
      <text:p text:style-name="P4">│ <text:s text:c="6"/>│ <text:s text:c="2"/>│ <text:s text:c="2"/>│ <text:s text:c="2"/>│ <text:s text:c="2"/>├── toplevel.py</text:p>
      <text:p text:style-name="P4">│ <text:s text:c="6"/>│ <text:s text:c="2"/>│ <text:s text:c="2"/>│ <text:s text:c="2"/>│ <text:s text:c="2"/>└── userfuncs.py</text:p>
      <text:p text:style-name="P4">│ <text:s text:c="6"/>│ <text:s text:c="2"/>│ <text:s text:c="2"/>│ <text:s text:c="2"/>├── racktoolchange.hal</text:p>
      <text:p text:style-name="P4">│ <text:s text:c="6"/>│ <text:s text:c="2"/>│ <text:s text:c="2"/>│ <text:s text:c="2"/>├── racktoolchange-noioctl.glade</text:p>
      <text:p text:style-name="P4">│ <text:s text:c="6"/>│ <text:s text:c="2"/>│ <text:s text:c="2"/>│ <text:s text:c="2"/>├── racktoolchange-noioctl.ui</text:p>
      <text:p text:style-name="P4">│ <text:s text:c="6"/>│ <text:s text:c="2"/>│ <text:s text:c="2"/>│ <text:s text:c="2"/>├── tooltable.sql</text:p>
      <text:p text:style-name="P4">│ <text:s text:c="6"/>│ <text:s text:c="2"/>│ <text:s text:c="2"/>│ <text:s text:c="2"/>├── tooltable.sqlite</text:p>
      <text:p text:style-name="P5">│ <text:s text:c="6"/>│ <text:s text:c="2"/>│ <text:s text:c="2"/>│ <text:s text:c="2"/>└── tool.tbl -&gt; ../tool.tbl</text:p>
      <text:p text:style-name="P4">│ <text:s text:c="6"/>│ <text:s text:c="2"/>│ <text:s text:c="2"/>├── iov2.hal</text:p>
      <text:p text:style-name="P4">│ <text:s text:c="6"/>│ <text:s text:c="2"/>│ <text:s text:c="2"/>├── medium.ini</text:p>
      <text:p text:style-name="P4">│ <text:s text:c="6"/>│ <text:s text:c="2"/>│ <text:s text:c="2"/>├── no-iotask.nml</text:p>
      <text:p text:style-name="P4">│ <text:s text:c="6"/>│ <text:s text:c="2"/>│ <text:s text:c="2"/>├── py.ini.notworking</text:p>
      <text:p text:style-name="P4">│ <text:s text:c="6"/>│ <text:s text:c="2"/>│ <text:s text:c="2"/>├── pyiocontrol.ini.notworking</text:p>
      <text:p text:style-name="P6">│ <text:s text:c="6"/>│ <text:s text:c="2"/>│ <text:s text:c="2"/>├── pysubs/</text:p>
      <text:p text:style-name="P4">│ <text:s text:c="6"/>│ <text:s text:c="2"/>│ <text:s text:c="2"/>│ <text:s text:c="2"/>├── customtask.py</text:p>
      <text:p text:style-name="P4">│ <text:s text:c="6"/>│ <text:s text:c="2"/>│ <text:s text:c="2"/>│ <text:s text:c="2"/>├── nulluserfuncs.py</text:p>
      <text:p text:style-name="P4"><text:soft-page-break/>│ <text:s text:c="6"/>│ <text:s text:c="2"/>│ <text:s text:c="2"/>│ <text:s text:c="2"/>├── oword.py</text:p>
      <text:p text:style-name="P4">│ <text:s text:c="6"/>│ <text:s text:c="2"/>│ <text:s text:c="2"/>│ <text:s text:c="2"/>├── plugins.py</text:p>
      <text:p text:style-name="P4">│ <text:s text:c="6"/>│ <text:s text:c="2"/>│ <text:s text:c="2"/>│ <text:s text:c="2"/>├── remap.py</text:p>
      <text:p text:style-name="P4">│ <text:s text:c="6"/>│ <text:s text:c="2"/>│ <text:s text:c="2"/>│ <text:s text:c="2"/>├── sqltoolaccess.py</text:p>
      <text:p text:style-name="P4">│ <text:s text:c="6"/>│ <text:s text:c="2"/>│ <text:s text:c="2"/>│ <text:s text:c="2"/>├── task.py</text:p>
      <text:p text:style-name="P4">│ <text:s text:c="6"/>│ <text:s text:c="2"/>│ <text:s text:c="2"/>│ <text:s text:c="2"/>├── tooltable.py</text:p>
      <text:p text:style-name="P4">│ <text:s text:c="6"/>│ <text:s text:c="2"/>│ <text:s text:c="2"/>│ <text:s text:c="2"/>└── userfuncs.py</text:p>
      <text:p text:style-name="P2">│ <text:s text:c="6"/>│ <text:s text:c="2"/>│ <text:s text:c="2"/>├── README</text:p>
      <text:p text:style-name="P5">│ <text:s text:c="6"/>│ <text:s text:c="2"/>│ <text:s text:c="2"/>├── sim_mm.tbl -&gt; ../../sim_mm.tbl</text:p>
      <text:p text:style-name="P4">│ <text:s text:c="6"/>│ <text:s text:c="2"/>│ <text:s text:c="2"/>└── taskcall.ngc</text:p>
      <text:p text:style-name="P7">│ <text:s text:c="6"/>│ <text:s text:c="2"/>├── panelui-demo<office:annotation><dc:creator>Unknown Author</dc:creator><dc:date>2020-06-03T21:38:03</dc:date><text:p text:style-name="P37"><text:span text:style-name="T39">configuración simulada del componente panelui</text:span></text:p></office:annotation>/</text:p>
      <text:p text:style-name="P4">│ <text:s text:c="6"/>│ <text:s text:c="2"/>│ <text:s text:c="2"/>├── custom.hal</text:p>
      <text:p text:style-name="P4">│ <text:s text:c="6"/>│ <text:s text:c="2"/>│ <text:s text:c="2"/>├── custom_postgui.hal</text:p>
      <text:p text:style-name="P4">│ <text:s text:c="6"/>│ <text:s text:c="2"/>│ <text:s text:c="2"/>├── panel.glade</text:p>
      <text:p text:style-name="P4">│ <text:s text:c="6"/>│ <text:s text:c="2"/>│ <text:s text:c="2"/>├── panelui-demo.hal</text:p>
      <text:p text:style-name="P4">│ <text:s text:c="6"/>│ <text:s text:c="2"/>│ <text:s text:c="2"/>├── panelui-demo.ini</text:p>
      <text:p text:style-name="P4">│ <text:s text:c="6"/>│ <text:s text:c="2"/>│ <text:s text:c="2"/>├── panelui_handler.py</text:p>
      <text:p text:style-name="P4">│ <text:s text:c="6"/>│ <text:s text:c="2"/>│ <text:s text:c="2"/>├── _panelui.ini</text:p>
      <text:p text:style-name="P2">│ <text:s text:c="6"/>│ <text:s text:c="2"/>│ <text:s text:c="2"/>├── README</text:p>
      <text:p text:style-name="P4">│ <text:s text:c="6"/>│ <text:s text:c="2"/>│ <text:s text:c="2"/>├── sim_hardware.hal</text:p>
      <text:p text:style-name="P11">│ <text:s text:c="6"/>│ <text:s text:c="2"/>│ <text:s text:c="2"/>└── tool.tbl</text:p>
      <text:p text:style-name="P9">│ <text:s text:c="6"/>│ <text:s text:c="2"/>├── pentapo<office:annotation><dc:creator>Unknown Author</dc:creator><dc:date>2020-06-04T00:37:08.388139825</dc:date><text:p text:style-name="P38"><text:span text:style-name="T39">pentápodo LinuxCNC básico</text:span></text:p></office:annotation>d/</text:p>
      <text:p text:style-name="P15">│ <text:s text:c="6"/>│ <text:s text:c="2"/>│ <text:s text:c="2"/>├── kinematics.hal</text:p>
      <text:p text:style-name="P15">│ <text:s text:c="6"/>│ <text:s text:c="2"/>│ <text:s text:c="2"/>├── panel.xml</text:p>
      <text:p text:style-name="P15">│ <text:s text:c="6"/>│ <text:s text:c="2"/>│ <text:s text:c="2"/>├── pentapod.ini</text:p>
      <text:p text:style-name="P15">│ <text:s text:c="6"/>│ <text:s text:c="2"/>│ <text:s text:c="2"/>├── pentapod_postgui.hal</text:p>
      <text:p text:style-name="P20">│ <text:s text:c="6"/>│ <text:s text:c="2"/>│ <text:s text:c="2"/>├── README</text:p>
      <text:p text:style-name="P15">│ <text:s text:c="6"/>│ <text:s text:c="2"/>│ <text:s text:c="2"/>└── tool.tbl</text:p>
      <text:p text:style-name="P15">│ <text:s text:c="6"/>│ <text:s text:c="2"/>├── postgui_calib_helper.hal</text:p>
      <text:p text:style-name="P15">│ <text:s text:c="6"/>│ <text:s text:c="2"/>├── profile_axis.ini</text:p>
      <text:p text:style-name="P6">│ <text:s text:c="6"/>│ <text:s text:c="2"/>├── qtvcp/</text:p>
      <text:p text:style-name="P1">│ <text:s text:c="6"/>│ <text:s text:c="2"/>│ <text:s text:c="2"/>├── .gitignore</text:p>
      <text:p text:style-name="P15">│ <text:s text:c="6"/>│ <text:s text:c="2"/>│ <text:s text:c="2"/>├── qtvcp_tab.ini</text:p>
      <text:p text:style-name="P5">│ <text:s text:c="6"/>│ <text:s text:c="2"/>│ <text:s text:c="2"/>└── sim.tbl -&gt; ../../sim.tbl</text:p>
      <text:p text:style-name="P15">│ <text:s text:c="6"/>│ <text:s text:c="2"/>├── random_tc.ini</text:p>
      <text:p text:style-name="P15">│ <text:s text:c="6"/>│ <text:s text:c="2"/>├── rdelta.ini</text:p>
      <text:p text:style-name="P20">│ <text:s text:c="6"/>│ <text:s text:c="2"/>├── README</text:p>
      <text:p text:style-name="P6">│ <text:s text:c="6"/>│ <text:s text:c="2"/>├── rema<office:annotation><dc:creator>Unknown Author</dc:creator><dc:date>2020-06-04T00:40:36.690248889</dc:date><text:p text:style-name="P38"><text:span text:style-name="T39">Configuraciones de muestra para códigos remapeados</text:span></text:p></office:annotation>p/</text:p>
      <text:p text:style-name="P6">│ <text:s text:c="6"/>│ <text:s text:c="2"/>│ <text:s text:c="2"/>├── cycle/</text:p>
      <text:p text:style-name="P15">│ <text:s text:c="6"/>│ <text:s text:c="2"/>│ <text:s text:c="2"/>│ <text:s text:c="2"/>├── cycle.ini</text:p>
      <text:p text:style-name="P6">│ <text:s text:c="6"/>│ <text:s text:c="2"/>│ <text:s text:c="2"/>│ <text:s text:c="2"/>├── nc_files/</text:p>
      <text:p text:style-name="P15">│ <text:s text:c="6"/>│ <text:s text:c="2"/>│ <text:s text:c="2"/>│ <text:s text:c="2"/>│ <text:s text:c="2"/>└── examples.ngc</text:p>
      <text:p text:style-name="P6">│ <text:s text:c="6"/>│ <text:s text:c="2"/>│ <text:s text:c="2"/>│ <text:s text:c="2"/>├── nc_subroutines/</text:p>
      <text:p text:style-name="P15">│ <text:s text:c="6"/>│ <text:s text:c="2"/>│ <text:s text:c="2"/>│ <text:s text:c="2"/>│ <text:s text:c="2"/>└── g843.ngc</text:p>
      <text:p text:style-name="P6">│ <text:s text:c="6"/>│ <text:s text:c="2"/>│ <text:s text:c="2"/>│ <text:s text:c="2"/>├── python/</text:p>
      <text:p text:style-name="P15">│ <text:s text:c="6"/>│ <text:s text:c="2"/>│ <text:s text:c="2"/>│ <text:s text:c="2"/>│ <text:s text:c="2"/>├── remap.py</text:p>
      <text:p text:style-name="P15">│ <text:s text:c="6"/>│ <text:s text:c="2"/>│ <text:s text:c="2"/>│ <text:s text:c="2"/>│ <text:s text:c="2"/>└── toplevel.py</text:p>
      <text:p text:style-name="P20">│ <text:s text:c="6"/>│ <text:s text:c="2"/>│ <text:s text:c="2"/>│ <text:s text:c="2"/>├── README</text:p>
      <text:p text:style-name="P15">│ <text:s text:c="6"/>│ <text:s text:c="2"/>│ <text:s text:c="2"/>│ <text:s text:c="2"/>└── tool.tbl</text:p>
      <text:p text:style-name="P6">│ <text:s text:c="6"/>│ <text:s text:c="2"/>│ <text:s text:c="2"/>├── extend-builtins/</text:p>
      <text:p text:style-name="P15">│ <text:s text:c="6"/>│ <text:s text:c="2"/>│ <text:s text:c="2"/>│ <text:s text:c="2"/>├── extend-builtins.ini</text:p>
      <text:p text:style-name="P15">│ <text:s text:c="6"/>│ <text:s text:c="2"/>│ <text:s text:c="2"/>│ <text:s text:c="2"/>├── gladevcp.hal</text:p>
      <text:p text:style-name="P6">│ <text:s text:c="6"/>│ <text:s text:c="2"/>│ <text:s text:c="2"/>│ <text:s text:c="2"/>├── nc_files/</text:p>
      <text:p text:style-name="P15">│ <text:s text:c="6"/>│ <text:s text:c="2"/>│ <text:s text:c="2"/>│ <text:s text:c="2"/>│ <text:s text:c="2"/>└── examples.ngc</text:p>
      <text:p text:style-name="P6">│ <text:s text:c="6"/>│ <text:s text:c="2"/>│ <text:s text:c="2"/>│ <text:s text:c="2"/>├── nc_subroutines/</text:p>
      <text:p text:style-name="P15"><text:soft-page-break/>│ <text:s text:c="6"/>│ <text:s text:c="2"/>│ <text:s text:c="2"/>│ <text:s text:c="2"/>│ <text:s text:c="2"/>├── change.ngc</text:p>
      <text:p text:style-name="P15">│ <text:s text:c="6"/>│ <text:s text:c="2"/>│ <text:s text:c="2"/>│ <text:s text:c="2"/>│ <text:s text:c="2"/>├── extend_m0.ngc</text:p>
      <text:p text:style-name="P15">│ <text:s text:c="6"/>│ <text:s text:c="2"/>│ <text:s text:c="2"/>│ <text:s text:c="2"/>│ <text:s text:c="2"/>├── extend_m1.ngc</text:p>
      <text:p text:style-name="P15">│ <text:s text:c="6"/>│ <text:s text:c="2"/>│ <text:s text:c="2"/>│ <text:s text:c="2"/>│ <text:s text:c="2"/>├── extend_m60.ngc</text:p>
      <text:p text:style-name="P15">│ <text:s text:c="6"/>│ <text:s text:c="2"/>│ <text:s text:c="2"/>│ <text:s text:c="2"/>│ <text:s text:c="2"/>├── prepare.ngc</text:p>
      <text:p text:style-name="P15">│ <text:s text:c="6"/>│ <text:s text:c="2"/>│ <text:s text:c="2"/>│ <text:s text:c="2"/>│ <text:s text:c="2"/>├── setfeed.ngc</text:p>
      <text:p text:style-name="P15">│ <text:s text:c="6"/>│ <text:s text:c="2"/>│ <text:s text:c="2"/>│ <text:s text:c="2"/>│ <text:s text:c="2"/>├── setspeed.ngc</text:p>
      <text:p text:style-name="P15">│ <text:s text:c="6"/>│ <text:s text:c="2"/>│ <text:s text:c="2"/>│ <text:s text:c="2"/>│ <text:s text:c="2"/>└── settool.ngc</text:p>
      <text:p text:style-name="P6">│ <text:s text:c="6"/>│ <text:s text:c="2"/>│ <text:s text:c="2"/>│ <text:s text:c="2"/>├── python/</text:p>
      <text:p text:style-name="P15">│ <text:s text:c="6"/>│ <text:s text:c="2"/>│ <text:s text:c="2"/>│ <text:s text:c="2"/>│ <text:s text:c="2"/>├── remap.py</text:p>
      <text:p text:style-name="P15">│ <text:s text:c="6"/>│ <text:s text:c="2"/>│ <text:s text:c="2"/>│ <text:s text:c="2"/>│ <text:s text:c="2"/>└── toplevel.py</text:p>
      <text:p text:style-name="P20">│ <text:s text:c="6"/>│ <text:s text:c="2"/>│ <text:s text:c="2"/>│ <text:s text:c="2"/>├── README</text:p>
      <text:p text:style-name="P15">│ <text:s text:c="6"/>│ <text:s text:c="2"/>│ <text:s text:c="2"/>│ <text:s text:c="2"/>├── show.ui</text:p>
      <text:p text:style-name="P15">│ <text:s text:c="6"/>│ <text:s text:c="2"/>│ <text:s text:c="2"/>│ <text:s text:c="2"/>└── tool.tbl</text:p>
      <text:p text:style-name="P6">│ <text:s text:c="6"/>│ <text:s text:c="2"/>│ <text:s text:c="2"/>├── getting-started/</text:p>
      <text:p text:style-name="P15">│ <text:s text:c="6"/>│ <text:s text:c="2"/>│ <text:s text:c="2"/>│ <text:s text:c="2"/>├── demo.ini</text:p>
      <text:p text:style-name="P6">│ <text:s text:c="6"/>│ <text:s text:c="2"/>│ <text:s text:c="2"/>│ <text:s text:c="2"/>├── nc_files/</text:p>
      <text:p text:style-name="P15">│ <text:s text:c="6"/>│ <text:s text:c="2"/>│ <text:s text:c="2"/>│ <text:s text:c="2"/>│ <text:s text:c="2"/>└── examples.ngc</text:p>
      <text:p text:style-name="P6">│ <text:s text:c="6"/>│ <text:s text:c="2"/>│ <text:s text:c="2"/>│ <text:s text:c="2"/>├── nc_subroutines/</text:p>
      <text:p text:style-name="P15">│ <text:s text:c="6"/>│ <text:s text:c="2"/>│ <text:s text:c="2"/>│ <text:s text:c="2"/>│ <text:s text:c="2"/>├── change_min.ngc</text:p>
      <text:p text:style-name="P15">│ <text:s text:c="6"/>│ <text:s text:c="2"/>│ <text:s text:c="2"/>│ <text:s text:c="2"/>│ <text:s text:c="2"/>├── m400.ngc</text:p>
      <text:p text:style-name="P15">│ <text:s text:c="6"/>│ <text:s text:c="2"/>│ <text:s text:c="2"/>│ <text:s text:c="2"/>│ <text:s text:c="2"/>├── m410.ngc</text:p>
      <text:p text:style-name="P15">│ <text:s text:c="6"/>│ <text:s text:c="2"/>│ <text:s text:c="2"/>│ <text:s text:c="2"/>│ <text:s text:c="2"/>└── prepare_min.ngc</text:p>
      <text:p text:style-name="P6">│ <text:s text:c="6"/>│ <text:s text:c="2"/>│ <text:s text:c="2"/>│ <text:s text:c="2"/>├── python/</text:p>
      <text:p text:style-name="P15">│ <text:s text:c="6"/>│ <text:s text:c="2"/>│ <text:s text:c="2"/>│ <text:s text:c="2"/>│ <text:s text:c="2"/>├── oword.py</text:p>
      <text:p text:style-name="P15">│ <text:s text:c="6"/>│ <text:s text:c="2"/>│ <text:s text:c="2"/>│ <text:s text:c="2"/>│ <text:s text:c="2"/>├── remap.py</text:p>
      <text:p text:style-name="P15">│ <text:s text:c="6"/>│ <text:s text:c="2"/>│ <text:s text:c="2"/>│ <text:s text:c="2"/>│ <text:s text:c="2"/>├── toplevel.py</text:p>
      <text:p text:style-name="P15">│ <text:s text:c="6"/>│ <text:s text:c="2"/>│ <text:s text:c="2"/>│ <text:s text:c="2"/>│ <text:s text:c="2"/>└── util.py</text:p>
      <text:p text:style-name="P5">│ <text:s text:c="6"/>│ <text:s text:c="2"/>│ <text:s text:c="2"/>│ <text:s text:c="2"/>└── tool.tbl -&gt; ../tool.tbl</text:p>
      <text:p text:style-name="P6">│ <text:s text:c="6"/>│ <text:s text:c="2"/>│ <text:s text:c="2"/>├── manual-toolchange-with-tool-length-switch/</text:p>
      <text:p text:style-name="P15">│ <text:s text:c="6"/>│ <text:s text:c="2"/>│ <text:s text:c="2"/>│ <text:s text:c="2"/>├── gladevcp.hal</text:p>
      <text:p text:style-name="P15">│ <text:s text:c="6"/>│ <text:s text:c="2"/>│ <text:s text:c="2"/>│ <text:s text:c="2"/>├── manualtoolchange.glade</text:p>
      <text:p text:style-name="P15">│ <text:s text:c="6"/>│ <text:s text:c="2"/>│ <text:s text:c="2"/>│ <text:s text:c="2"/>├── manualtoolchange.hal</text:p>
      <text:p text:style-name="P15">│ <text:s text:c="6"/>│ <text:s text:c="2"/>│ <text:s text:c="2"/>│ <text:s text:c="2"/>├── manualtoolchange.ini</text:p>
      <text:p text:style-name="P15">│ <text:s text:c="6"/>│ <text:s text:c="2"/>│ <text:s text:c="2"/>│ <text:s text:c="2"/>├── manualtoolchange.ui</text:p>
      <text:p text:style-name="P6">│ <text:s text:c="6"/>│ <text:s text:c="2"/>│ <text:s text:c="2"/>│ <text:s text:c="2"/>├── nc_files/</text:p>
      <text:p text:style-name="P1">│ <text:s text:c="6"/>│ <text:s text:c="2"/>│ <text:s text:c="2"/>│ <text:s text:c="2"/>│ <text:s text:c="2"/>└── tcdemo.ngc</text:p>
      <text:p text:style-name="P6">│ <text:s text:c="6"/>│ <text:s text:c="2"/>│ <text:s text:c="2"/>│ <text:s text:c="2"/>├── nc_subroutines/</text:p>
      <text:p text:style-name="P15">│ <text:s text:c="6"/>│ <text:s text:c="2"/>│ <text:s text:c="2"/>│ <text:s text:c="2"/>│ <text:s text:c="2"/>├── manual_change.ngc</text:p>
      <text:p text:style-name="P15">│ <text:s text:c="6"/>│ <text:s text:c="2"/>│ <text:s text:c="2"/>│ <text:s text:c="2"/>│ <text:s text:c="2"/>├── on_abort.ngc</text:p>
      <text:p text:style-name="P15">│ <text:s text:c="6"/>│ <text:s text:c="2"/>│ <text:s text:c="2"/>│ <text:s text:c="2"/>│ <text:s text:c="2"/>└── restore.ngc</text:p>
      <text:p text:style-name="P6">│ <text:s text:c="6"/>│ <text:s text:c="2"/>│ <text:s text:c="2"/>│ <text:s text:c="2"/>├── python/</text:p>
      <text:p text:style-name="P15">│ <text:s text:c="6"/>│ <text:s text:c="2"/>│ <text:s text:c="2"/>│ <text:s text:c="2"/>│ <text:s text:c="2"/>├── gladevcp-handler.py</text:p>
      <text:p text:style-name="P15">│ <text:s text:c="6"/>│ <text:s text:c="2"/>│ <text:s text:c="2"/>│ <text:s text:c="2"/>│ <text:s text:c="2"/>├── remap.py</text:p>
      <text:p text:style-name="P15">│ <text:s text:c="6"/>│ <text:s text:c="2"/>│ <text:s text:c="2"/>│ <text:s text:c="2"/>│ <text:s text:c="2"/>└── toplevel.py</text:p>
      <text:p text:style-name="P1">│ <text:s text:c="6"/>│ <text:s text:c="2"/>│ <text:s text:c="2"/>│ <text:s text:c="2"/>├── README</text:p>
      <text:p text:style-name="P15">│ <text:s text:c="6"/>│ <text:s text:c="2"/>│ <text:s text:c="2"/>│ <text:s text:c="2"/>└── tool.tbl</text:p>
      <text:p text:style-name="P6">│ <text:s text:c="6"/>│ <text:s text:c="2"/>│ <text:s text:c="2"/>├── rack-toolchange/</text:p>
      <text:p text:style-name="P15">│ <text:s text:c="6"/>│ <text:s text:c="2"/>│ <text:s text:c="2"/>│ <text:s text:c="2"/>├── gladevcp.hal</text:p>
      <text:p text:style-name="P6">│ <text:s text:c="6"/>│ <text:s text:c="2"/>│ <text:s text:c="2"/>│ <text:s text:c="2"/>├── nc_files/</text:p>
      <text:p text:style-name="P15">│ <text:s text:c="6"/>│ <text:s text:c="2"/>│ <text:s text:c="2"/>│ <text:s text:c="2"/>│ <text:s text:c="2"/>└── tcdemo.ngc</text:p>
      <text:p text:style-name="P6">│ <text:s text:c="6"/>│ <text:s text:c="2"/>│ <text:s text:c="2"/>│ <text:s text:c="2"/>├── nc_subroutines/</text:p>
      <text:p text:style-name="P15">│ <text:s text:c="6"/>│ <text:s text:c="2"/>│ <text:s text:c="2"/>│ <text:s text:c="2"/>│ <text:s text:c="2"/>├── on_abort.ngc</text:p>
      <text:p text:style-name="P15">│ <text:s text:c="6"/>│ <text:s text:c="2"/>│ <text:s text:c="2"/>│ <text:s text:c="2"/>│ <text:s text:c="2"/>├── rack_change.ngc</text:p>
      <text:p text:style-name="P15">│ <text:s text:c="6"/>│ <text:s text:c="2"/>│ <text:s text:c="2"/>│ <text:s text:c="2"/>│ <text:s text:c="2"/>├── tool_getput_move.ngc</text:p>
      <text:p text:style-name="P15"><text:soft-page-break/>│ <text:s text:c="6"/>│ <text:s text:c="2"/>│ <text:s text:c="2"/>│ <text:s text:c="2"/>│ <text:s text:c="2"/>└── tool_holder_clear_move.ngc</text:p>
      <text:p text:style-name="P6">│ <text:s text:c="6"/>│ <text:s text:c="2"/>│ <text:s text:c="2"/>│ <text:s text:c="2"/>├── python/</text:p>
      <text:p text:style-name="P15">│ <text:s text:c="6"/>│ <text:s text:c="2"/>│ <text:s text:c="2"/>│ <text:s text:c="2"/>│ <text:s text:c="2"/>├── remap.py</text:p>
      <text:p text:style-name="P15">│ <text:s text:c="6"/>│ <text:s text:c="2"/>│ <text:s text:c="2"/>│ <text:s text:c="2"/>│ <text:s text:c="2"/>└── toplevel.py</text:p>
      <text:p text:style-name="P15">│ <text:s text:c="6"/>│ <text:s text:c="2"/>│ <text:s text:c="2"/>│ <text:s text:c="2"/>├── racktoolchange.glade</text:p>
      <text:p text:style-name="P15">│ <text:s text:c="6"/>│ <text:s text:c="2"/>│ <text:s text:c="2"/>│ <text:s text:c="2"/>├── racktoolchange.hal</text:p>
      <text:p text:style-name="P15">│ <text:s text:c="6"/>│ <text:s text:c="2"/>│ <text:s text:c="2"/>│ <text:s text:c="2"/>├── racktoolchange.ini</text:p>
      <text:p text:style-name="P15">│ <text:s text:c="6"/>│ <text:s text:c="2"/>│ <text:s text:c="2"/>│ <text:s text:c="2"/>├── racktoolchange.ui</text:p>
      <text:p text:style-name="P20">│ <text:s text:c="6"/>│ <text:s text:c="2"/>│ <text:s text:c="2"/>│ <text:s text:c="2"/>├── README</text:p>
      <text:p text:style-name="P5">│ <text:s text:c="6"/>│ <text:s text:c="2"/>│ <text:s text:c="2"/>│ <text:s text:c="2"/>└── tool.tbl -&gt; ../tool.tbl</text:p>
      <text:p text:style-name="P20">│ <text:s text:c="6"/>│ <text:s text:c="2"/>│ <text:s text:c="2"/>├── README</text:p>
      <text:p text:style-name="P6">│ <text:s text:c="6"/>│ <text:s text:c="2"/>│ <text:s text:c="2"/>├── stop-lookahead/</text:p>
      <text:p text:style-name="P15">│ <text:s text:c="6"/>│ <text:s text:c="2"/>│ <text:s text:c="2"/>│ <text:s text:c="2"/>├── demo.ini</text:p>
      <text:p text:style-name="P6">│ <text:s text:c="6"/>│ <text:s text:c="2"/>│ <text:s text:c="2"/>│ <text:s text:c="2"/>├── nc_files/</text:p>
      <text:p text:style-name="P15">│ <text:s text:c="6"/>│ <text:s text:c="2"/>│ <text:s text:c="2"/>│ <text:s text:c="2"/>│ <text:s text:c="2"/>└── examples.ngc</text:p>
      <text:p text:style-name="P6">│ <text:s text:c="6"/>│ <text:s text:c="2"/>│ <text:s text:c="2"/>│ <text:s text:c="2"/>├── python/</text:p>
      <text:p text:style-name="P15">│ <text:s text:c="6"/>│ <text:s text:c="2"/>│ <text:s text:c="2"/>│ <text:s text:c="2"/>│ <text:s text:c="2"/>├── remap.py</text:p>
      <text:p text:style-name="P15">│ <text:s text:c="6"/>│ <text:s text:c="2"/>│ <text:s text:c="2"/>│ <text:s text:c="2"/>│ <text:s text:c="2"/>└── toplevel.py</text:p>
      <text:p text:style-name="P20">│ <text:s text:c="6"/>│ <text:s text:c="2"/>│ <text:s text:c="2"/>│ <text:s text:c="2"/>├── README</text:p>
      <text:p text:style-name="P5">│ <text:s text:c="6"/>│ <text:s text:c="2"/>│ <text:s text:c="2"/>│ <text:s text:c="2"/>└── tool.tbl -&gt; ../tool.tbl</text:p>
      <text:p text:style-name="P15">│ <text:s text:c="6"/>│ <text:s text:c="2"/>│ <text:s text:c="2"/>└── tool.tbl</text:p>
      <text:p text:style-name="P6">│ <text:s text:c="6"/>│ <text:s text:c="2"/>├── rose_engine/</text:p>
      <text:p text:style-name="P15">│ <text:s text:c="6"/>│ <text:s text:c="2"/>│ <text:s text:c="2"/>├── rcone_demo.ngc</text:p>
      <text:p text:style-name="P15">│ <text:s text:c="6"/>│ <text:s text:c="2"/>│ <text:s text:c="2"/>├── rcone.ngc</text:p>
      <text:p text:style-name="P20">│ <text:s text:c="6"/>│ <text:s text:c="2"/>│ <text:s text:c="2"/>├── README</text:p>
      <text:p text:style-name="P15">│ <text:s text:c="6"/>│ <text:s text:c="2"/>│ <text:s text:c="2"/>├── rose_engine.halshow</text:p>
      <text:p text:style-name="P15">│ <text:s text:c="6"/>│ <text:s text:c="2"/>│ <text:s text:c="2"/>└── rose_engine.ini</text:p>
      <text:p text:style-name="P5">│ <text:s text:c="6"/>│ <text:s text:c="2"/>├── sim_mm.tbl -&gt; ../sim_mm.tbl</text:p>
      <text:p text:style-name="P5">│ <text:s text:c="6"/>│ <text:s text:c="2"/>├── simpockets.tbl -&gt; ../simpockets.tbl</text:p>
      <text:p text:style-name="P15">│ <text:s text:c="6"/>│ <text:s text:c="2"/>├── sim.tbl</text:p>
      <text:p text:style-name="P6">│ <text:s text:c="6"/>│ <text:s text:c="2"/>├── simtcl/</text:p>
      <text:p text:style-name="P20">│ <text:s text:c="6"/>│ <text:s text:c="2"/>│ <text:s text:c="2"/>├── README</text:p>
      <text:p text:style-name="P5">│ <text:s text:c="6"/>│ <text:s text:c="2"/>│ <text:s text:c="2"/>├── sim.tbl -&gt; ../../sim.tbl</text:p>
      <text:p text:style-name="P15">│ <text:s text:c="6"/>│ <text:s text:c="2"/>│ <text:s text:c="2"/>├── twopass_base.inc</text:p>
      <text:p text:style-name="P15">│ <text:s text:c="6"/>│ <text:s text:c="2"/>│ <text:s text:c="2"/>├── twopass_basic.ini</text:p>
      <text:p text:style-name="P20">│ <text:s text:c="6"/>│ <text:s text:c="2"/>│ <text:s text:c="2"/>├── twopass_basic.txt</text:p>
      <text:p text:style-name="P15">│ <text:s text:c="6"/>│ <text:s text:c="2"/>│ <text:s text:c="2"/>├── twopass_compat.ini</text:p>
      <text:p text:style-name="P20">│ <text:s text:c="6"/>│ <text:s text:c="2"/>│ <text:s text:c="2"/>└── twopass_compat.txt</text:p>
      <text:p text:style-name="P5">│ <text:s text:c="6"/>│ <text:s text:c="2"/>├── spindle_orient/</text:p>
      <text:p text:style-name="P20">│ <text:s text:c="6"/>│ <text:s text:c="2"/>│ <text:s text:c="2"/>├── orient.hal</text:p>
      <text:p text:style-name="P20">│ <text:s text:c="6"/>│ <text:s text:c="2"/>│ <text:s text:c="2"/>├── orient.ini</text:p>
      <text:p text:style-name="P20">│ <text:s text:c="6"/>│ <text:s text:c="2"/>│ <text:s text:c="2"/>├── orient.ui</text:p>
      <text:p text:style-name="P20">│ <text:s text:c="6"/>│ <text:s text:c="2"/>│ <text:s text:c="2"/>├── README</text:p>
      <text:p text:style-name="P5">│ <text:s text:c="6"/>│ <text:s text:c="2"/>│ <text:s text:c="2"/>└── sim.tbl -&gt; ../../sim.tbl</text:p>
      <text:p text:style-name="P6">│ <text:s text:c="6"/>│ <text:s text:c="2"/>├── twopass/</text:p>
      <text:p text:style-name="P15">│ <text:s text:c="6"/>│ <text:s text:c="2"/>│ <text:s text:c="2"/>├── load_for_postgui.hal</text:p>
      <text:p text:style-name="P15">│ <text:s text:c="6"/>│ <text:s text:c="2"/>│ <text:s text:c="2"/>├── postgui.hal</text:p>
      <text:p text:style-name="P15">│ <text:s text:c="6"/>│ <text:s text:c="2"/>│ <text:s text:c="2"/>├── README</text:p>
      <text:p text:style-name="P5">│ <text:s text:c="6"/>│ <text:s text:c="2"/>│ <text:s text:c="2"/>├── sim.tbl -&gt; ../../sim.tbl</text:p>
      <text:p text:style-name="P15">│ <text:s text:c="6"/>│ <text:s text:c="2"/>│ <text:s text:c="2"/>├── twopass_excluded.hal</text:p>
      <text:p text:style-name="P15">│ <text:s text:c="6"/>│ <text:s text:c="2"/>│ <text:s text:c="2"/>├── twopass.ini</text:p>
      <text:p text:style-name="P20">│ <text:s text:c="6"/>│ <text:s text:c="2"/>│ <text:s text:c="2"/>└── twopass.txt</text:p>
      <text:p text:style-name="P6">│ <text:s text:c="6"/>│ <text:s text:c="2"/>├── vismach/</text:p>
      <text:p text:style-name="P6">│ <text:s text:c="6"/>│ <text:s text:c="2"/>│ <text:s text:c="2"/>├── 3axis-tutorial/</text:p>
      <text:p text:style-name="P4">│ <text:s text:c="6"/>│ <text:s text:c="2"/>│ <text:s text:c="2"/>│ <text:s text:c="2"/>├── 3axis-tutorial*</text:p>
      <text:p text:style-name="P4"><text:soft-page-break/>│ <text:s text:c="6"/>│ <text:s text:c="2"/>│ <text:s text:c="2"/>│ <text:s text:c="2"/>├── 3axis-tutorial.hal</text:p>
      <text:p text:style-name="P4">│ <text:s text:c="6"/>│ <text:s text:c="2"/>│ <text:s text:c="2"/>│ <text:s text:c="2"/>├── 3axis-tutorial.ini</text:p>
      <text:p text:style-name="P20">│ <text:s text:c="6"/>│ <text:s text:c="2"/>│ <text:s text:c="2"/>│ <text:s text:c="2"/>├── README</text:p>
      <text:p text:style-name="P4">│ <text:s text:c="6"/>│ <text:s text:c="2"/>│ <text:s text:c="2"/>│ <text:s text:c="2"/>└── tool.tbl</text:p>
      <text:p text:style-name="P6">│ <text:s text:c="6"/>│ <text:s text:c="2"/>│ <text:s text:c="2"/>├── 5axis/</text:p>
      <text:p text:style-name="P6">│ <text:s text:c="6"/>│ <text:s text:c="2"/>│ <text:s text:c="2"/>│ <text:s text:c="2"/>├── bridgemill/</text:p>
      <text:p text:style-name="P4">│ <text:s text:c="6"/>│ <text:s text:c="2"/>│ <text:s text:c="2"/>│ <text:s text:c="2"/>│ <text:s text:c="2"/>├── 5axis.ini</text:p>
      <text:p text:style-name="P4">│ <text:s text:c="6"/>│ <text:s text:c="2"/>│ <text:s text:c="2"/>│ <text:s text:c="2"/>│ <text:s text:c="2"/>├── 5axis.tbl</text:p>
      <text:p text:style-name="P20">│ <text:s text:c="6"/>│ <text:s text:c="2"/>│ <text:s text:c="2"/>│ <text:s text:c="2"/>│ <text:s text:c="2"/>└── README</text:p>
      <text:p text:style-name="P6">│ <text:s text:c="6"/>│ <text:s text:c="2"/>│ <text:s text:c="2"/>│ <text:s text:c="2"/>├── max5/</text:p>
      <text:p text:style-name="P4">│ <text:s text:c="6"/>│ <text:s text:c="2"/>│ <text:s text:c="2"/>│ <text:s text:c="2"/>│ <text:s text:c="2"/>├── max5_base.inc</text:p>
      <text:p text:style-name="P4">│ <text:s text:c="6"/>│ <text:s text:c="2"/>│ <text:s text:c="2"/>│ <text:s text:c="2"/>│ <text:s text:c="2"/>├── max5kins.hal</text:p>
      <text:p text:style-name="P4">│ <text:s text:c="6"/>│ <text:s text:c="2"/>│ <text:s text:c="2"/>│ <text:s text:c="2"/>│ <text:s text:c="2"/>├── max5kins.ini</text:p>
      <text:p text:style-name="P4">│ <text:s text:c="6"/>│ <text:s text:c="2"/>│ <text:s text:c="2"/>│ <text:s text:c="2"/>│ <text:s text:c="2"/>├── max5.tbl</text:p>
      <text:p text:style-name="P4">│ <text:s text:c="6"/>│ <text:s text:c="2"/>│ <text:s text:c="2"/>│ <text:s text:c="2"/>│ <text:s text:c="2"/>├── max5triv.hal</text:p>
      <text:p text:style-name="P4">│ <text:s text:c="6"/>│ <text:s text:c="2"/>│ <text:s text:c="2"/>│ <text:s text:c="2"/>│ <text:s text:c="2"/>├── max5triv.ini</text:p>
      <text:p text:style-name="P20">│ <text:s text:c="6"/>│ <text:s text:c="2"/>│ <text:s text:c="2"/>│ <text:s text:c="2"/>│ <text:s text:c="2"/>└── README</text:p>
      <text:p text:style-name="P6">│ <text:s text:c="6"/>│ <text:s text:c="2"/>│ <text:s text:c="2"/>│ <text:s text:c="2"/>└── table-rotary-tilting/</text:p>
      <text:p text:style-name="P6">│ <text:s text:c="6"/>│ <text:s text:c="2"/>│ <text:s text:c="2"/>│ <text:s text:c="6"/>├── examples/</text:p>
      <text:p text:style-name="P4">│ <text:s text:c="6"/>│ <text:s text:c="2"/>│ <text:s text:c="2"/>│ <text:s text:c="6"/>│ <text:s text:c="2"/>├── boat-xyzac.ngc</text:p>
      <text:p text:style-name="P4">│ <text:s text:c="6"/>│ <text:s text:c="2"/>│ <text:s text:c="2"/>│ <text:s text:c="6"/>│ <text:s text:c="2"/>├── boat-xyzbc.ngc</text:p>
      <text:p text:style-name="P4">│ <text:s text:c="6"/>│ <text:s text:c="2"/>│ <text:s text:c="2"/>│ <text:s text:c="6"/>│ <text:s text:c="2"/>├── impeller-7bl-xyzac.ngc</text:p>
      <text:p text:style-name="P4">│ <text:s text:c="6"/>│ <text:s text:c="2"/>│ <text:s text:c="2"/>│ <text:s text:c="6"/>│ <text:s text:c="2"/>├── test-xyzac.ngc</text:p>
      <text:p text:style-name="P4">│ <text:s text:c="6"/>│ <text:s text:c="2"/>│ <text:s text:c="2"/>│ <text:s text:c="6"/>│ <text:s text:c="2"/>└── test-xyzbc.ngc</text:p>
      <text:p text:style-name="P20">│ <text:s text:c="6"/>│ <text:s text:c="2"/>│ <text:s text:c="2"/>│ <text:s text:c="6"/>├── README</text:p>
      <text:p text:style-name="P4">│ <text:s text:c="6"/>│ <text:s text:c="2"/>│ <text:s text:c="2"/>│ <text:s text:c="6"/>├── xyzac-trt.ini</text:p>
      <text:p text:style-name="P4">│ <text:s text:c="6"/>│ <text:s text:c="2"/>│ <text:s text:c="2"/>│ <text:s text:c="6"/>├── xyzac-trt.tbl</text:p>
      <text:p text:style-name="P4">│ <text:s text:c="6"/>│ <text:s text:c="2"/>│ <text:s text:c="2"/>│ <text:s text:c="6"/>├── xyzbc-trt.ini</text:p>
      <text:p text:style-name="P4">│ <text:s text:c="6"/>│ <text:s text:c="2"/>│ <text:s text:c="2"/>│ <text:s text:c="6"/>└── xyzbc-trt.tbl</text:p>
      <text:p text:style-name="P6">│ <text:s text:c="6"/>│ <text:s text:c="2"/>│ <text:s text:c="2"/>├── hbm/</text:p>
      <text:p text:style-name="P4">│ <text:s text:c="6"/>│ <text:s text:c="2"/>│ <text:s text:c="2"/>│ <text:s text:c="2"/>├── hbm.hal</text:p>
      <text:p text:style-name="P4">│ <text:s text:c="6"/>│ <text:s text:c="2"/>│ <text:s text:c="2"/>│ <text:s text:c="2"/>├── hbm.ini</text:p>
      <text:p text:style-name="P4">│ <text:s text:c="6"/>│ <text:s text:c="2"/>│ <text:s text:c="2"/>│ <text:s text:c="2"/>└── hbm.tbl</text:p>
      <text:p text:style-name="P6">│ <text:s text:c="6"/>│ <text:s text:c="2"/>│ <text:s text:c="2"/>├── hexapod-sim/</text:p>
      <text:p text:style-name="P4">│ <text:s text:c="6"/>│ <text:s text:c="2"/>│ <text:s text:c="2"/>│ <text:s text:c="2"/>├── core_sim_6.hal</text:p>
      <text:p text:style-name="P4">│ <text:s text:c="6"/>│ <text:s text:c="2"/>│ <text:s text:c="2"/>│ <text:s text:c="2"/>├── hexagui.hal</text:p>
      <text:p text:style-name="P4">│ <text:s text:c="6"/>│ <text:s text:c="2"/>│ <text:s text:c="2"/>│ <text:s text:c="2"/>├── hexapod.ini</text:p>
      <text:p text:style-name="P4">│ <text:s text:c="6"/>│ <text:s text:c="2"/>│ <text:s text:c="2"/>│ <text:s text:c="2"/>├── hexapod_postgui.hal</text:p>
      <text:p text:style-name="P4">│ <text:s text:c="6"/>│ <text:s text:c="2"/>│ <text:s text:c="2"/>│ <text:s text:c="2"/>├── hexapod.tbl</text:p>
      <text:p text:style-name="P4">│ <text:s text:c="6"/>│ <text:s text:c="2"/>│ <text:s text:c="2"/>│ <text:s text:c="2"/>├── kinematics.hal</text:p>
      <text:p text:style-name="P4">│ <text:s text:c="6"/>│ <text:s text:c="2"/>│ <text:s text:c="2"/>│ <text:s text:c="2"/>├── panel.xml</text:p>
      <text:p text:style-name="P20">│ <text:s text:c="6"/>│ <text:s text:c="2"/>│ <text:s text:c="2"/>│ <text:s text:c="2"/>└── README</text:p>
      <text:p text:style-name="P6">│ <text:s text:c="6"/>│ <text:s text:c="2"/>│ <text:s text:c="2"/>├── puma/</text:p>
      <text:p text:style-name="P4">│ <text:s text:c="6"/>│ <text:s text:c="2"/>│ <text:s text:c="2"/>│ <text:s text:c="2"/>├── puma560.ini</text:p>
      <text:p text:style-name="P4">│ <text:s text:c="6"/>│ <text:s text:c="2"/>│ <text:s text:c="2"/>│ <text:s text:c="2"/>├── puma560_postgui.hal</text:p>
      <text:p text:style-name="P4">│ <text:s text:c="6"/>│ <text:s text:c="2"/>│ <text:s text:c="2"/>│ <text:s text:c="2"/>├── puma560_sim_6.hal</text:p>
      <text:p text:style-name="P4">│ <text:s text:c="6"/>│ <text:s text:c="2"/>│ <text:s text:c="2"/>│ <text:s text:c="2"/>├── puma_cube.ini</text:p>
      <text:p text:style-name="P4">│ <text:s text:c="6"/>│ <text:s text:c="2"/>│ <text:s text:c="2"/>│ <text:s text:c="2"/>├── puma_cube.ngc</text:p>
      <text:p text:style-name="P4">│ <text:s text:c="6"/>│ <text:s text:c="2"/>│ <text:s text:c="2"/>│ <text:s text:c="2"/>├── puma_cube.txt</text:p>
      <text:p text:style-name="P4">│ <text:s text:c="6"/>│ <text:s text:c="2"/>│ <text:s text:c="2"/>│ <text:s text:c="2"/>├── puma.ini</text:p>
      <text:p text:style-name="P4">│ <text:s text:c="6"/>│ <text:s text:c="2"/>│ <text:s text:c="2"/>│ <text:s text:c="2"/>├── puma_link1.obj</text:p>
      <text:p text:style-name="P4">│ <text:s text:c="6"/>│ <text:s text:c="2"/>│ <text:s text:c="2"/>│ <text:s text:c="2"/>├── puma_link2.obj</text:p>
      <text:p text:style-name="P4">│ <text:s text:c="6"/>│ <text:s text:c="2"/>│ <text:s text:c="2"/>│ <text:s text:c="2"/>├── puma_link3.obj</text:p>
      <text:p text:style-name="P4">│ <text:s text:c="6"/>│ <text:s text:c="2"/>│ <text:s text:c="2"/>│ <text:s text:c="2"/>├── puma_link4.obj</text:p>
      <text:p text:style-name="P4">│ <text:s text:c="6"/>│ <text:s text:c="2"/>│ <text:s text:c="2"/>│ <text:s text:c="2"/>├── puma_link5.obj</text:p>
      <text:p text:style-name="P4"><text:soft-page-break/>│ <text:s text:c="6"/>│ <text:s text:c="2"/>│ <text:s text:c="2"/>│ <text:s text:c="2"/>├── puma_link6.obj</text:p>
      <text:p text:style-name="P4">│ <text:s text:c="6"/>│ <text:s text:c="2"/>│ <text:s text:c="2"/>│ <text:s text:c="2"/>├── puma_link7.obj</text:p>
      <text:p text:style-name="P4">│ <text:s text:c="6"/>│ <text:s text:c="2"/>│ <text:s text:c="2"/>│ <text:s text:c="2"/>├── puma_postgui.hal</text:p>
      <text:p text:style-name="P4">│ <text:s text:c="6"/>│ <text:s text:c="2"/>│ <text:s text:c="2"/>│ <text:s text:c="2"/>├── puma_seam_weld.ngc</text:p>
      <text:p text:style-name="P4">│ <text:s text:c="6"/>│ <text:s text:c="2"/>│ <text:s text:c="2"/>│ <text:s text:c="2"/>├── puma_sim_6.hal</text:p>
      <text:p text:style-name="P4">│ <text:s text:c="6"/>│ <text:s text:c="2"/>│ <text:s text:c="2"/>│ <text:s text:c="2"/>├── puma.tbl</text:p>
      <text:p text:style-name="P4">│ <text:s text:c="6"/>│ <text:s text:c="2"/>│ <text:s text:c="2"/>│ <text:s text:c="2"/>├── puma_text.obj</text:p>
      <text:p text:style-name="P4">│ <text:s text:c="6"/>│ <text:s text:c="2"/>│ <text:s text:c="2"/>│ <text:s text:c="2"/>├── puma.xml</text:p>
      <text:p text:style-name="P20">│ <text:s text:c="6"/>│ <text:s text:c="2"/>│ <text:s text:c="2"/>│ <text:s text:c="2"/>└── README</text:p>
      <text:p text:style-name="P20">│ <text:s text:c="6"/>│ <text:s text:c="2"/>│ <text:s text:c="2"/>├── README</text:p>
      <text:p text:style-name="P6">│ <text:s text:c="6"/>│ <text:s text:c="2"/>│ <text:s text:c="2"/>├── rolfmill/</text:p>
      <text:p text:style-name="P20">│ <text:s text:c="6"/>│ <text:s text:c="2"/>│ <text:s text:c="2"/>│ <text:s text:c="2"/>├── README</text:p>
      <text:p text:style-name="P4">│ <text:s text:c="6"/>│ <text:s text:c="2"/>│ <text:s text:c="2"/>│ <text:s text:c="2"/>├── rolfmill*</text:p>
      <text:p text:style-name="P4">│ <text:s text:c="6"/>│ <text:s text:c="2"/>│ <text:s text:c="2"/>│ <text:s text:c="2"/>├── rolfmill.hal</text:p>
      <text:p text:style-name="P4">│ <text:s text:c="6"/>│ <text:s text:c="2"/>│ <text:s text:c="2"/>│ <text:s text:c="2"/>├── rolfmill.ini</text:p>
      <text:p text:style-name="P4">│ <text:s text:c="6"/>│ <text:s text:c="2"/>│ <text:s text:c="2"/>│ <text:s text:c="2"/>└── tool.tbl</text:p>
      <text:p text:style-name="P6">│ <text:s text:c="6"/>│ <text:s text:c="2"/>│ <text:s text:c="2"/>├── scara/</text:p>
      <text:p text:style-name="P20">│ <text:s text:c="6"/>│ <text:s text:c="2"/>│ <text:s text:c="2"/>│ <text:s text:c="2"/>├── README</text:p>
      <text:p text:style-name="P4">│ <text:s text:c="6"/>│ <text:s text:c="2"/>│ <text:s text:c="2"/>│ <text:s text:c="2"/>├── scara.ini</text:p>
      <text:p text:style-name="P4">│ <text:s text:c="6"/>│ <text:s text:c="2"/>│ <text:s text:c="2"/>│ <text:s text:c="2"/>├── scara_postgui.hal</text:p>
      <text:p text:style-name="P4">│ <text:s text:c="6"/>│ <text:s text:c="2"/>│ <text:s text:c="2"/>│ <text:s text:c="2"/>├── scara_sim_4.hal</text:p>
      <text:p text:style-name="P4">│ <text:s text:c="6"/>│ <text:s text:c="2"/>│ <text:s text:c="2"/>│ <text:s text:c="2"/>├── scara.tbl</text:p>
      <text:p text:style-name="P4">│ <text:s text:c="6"/>│ <text:s text:c="2"/>│ <text:s text:c="2"/>│ <text:s text:c="2"/>└── scara.xml</text:p>
      <text:p text:style-name="P6">│ <text:s text:c="6"/>│ <text:s text:c="2"/>│ <text:s text:c="2"/>└── VMC_toolchange/</text:p>
      <text:p text:style-name="P4">│ <text:s text:c="6"/>│ <text:s text:c="2"/>│ <text:s text:c="6"/>├── arm.stl</text:p>
      <text:p text:style-name="P4">│ <text:s text:c="6"/>│ <text:s text:c="2"/>│ <text:s text:c="6"/>├── base.stl</text:p>
      <text:p text:style-name="P4">│ <text:s text:c="6"/>│ <text:s text:c="2"/>│ <text:s text:c="6"/>├── carousel.stl</text:p>
      <text:p text:style-name="P4">│ <text:s text:c="6"/>│ <text:s text:c="2"/>│ <text:s text:c="6"/>├── head.stl</text:p>
      <text:p text:style-name="P20">│ <text:s text:c="6"/>│ <text:s text:c="2"/>│ <text:s text:c="6"/>├── README</text:p>
      <text:p text:style-name="P15">│ <text:s text:c="6"/>│ <text:s text:c="2"/>│ <text:s text:c="6"/>├── remap.py</text:p>
      <text:p text:style-name="P15">│ <text:s text:c="6"/>│ <text:s text:c="2"/>│ <text:s text:c="6"/>├── saddle.stl</text:p>
      <text:p text:style-name="P15">│ <text:s text:c="6"/>│ <text:s text:c="2"/>│ <text:s text:c="6"/>├── sim_vmc.hal</text:p>
      <text:p text:style-name="P15">│ <text:s text:c="6"/>│ <text:s text:c="2"/>│ <text:s text:c="6"/>├── spindle.hal</text:p>
      <text:p text:style-name="P15">│ <text:s text:c="6"/>│ <text:s text:c="2"/>│ <text:s text:c="6"/>├── table.stl</text:p>
      <text:p text:style-name="P15">│ <text:s text:c="6"/>│ <text:s text:c="2"/>│ <text:s text:c="6"/>├── toolchange_gray.hal</text:p>
      <text:p text:style-name="P15">│ <text:s text:c="6"/>│ <text:s text:c="2"/>│ <text:s text:c="6"/>├── toolchange_index.hal</text:p>
      <text:p text:style-name="P15">│ <text:s text:c="6"/>│ <text:s text:c="2"/>│ <text:s text:c="6"/>├── toolchange.ngc</text:p>
      <text:p text:style-name="P15">│ <text:s text:c="6"/>│ <text:s text:c="2"/>│ <text:s text:c="6"/>├── toplevel.py</text:p>
      <text:p text:style-name="P15">│ <text:s text:c="6"/>│ <text:s text:c="2"/>│ <text:s text:c="6"/>├── vmc_graycode.ini</text:p>
      <text:p text:style-name="P15">│ <text:s text:c="6"/>│ <text:s text:c="2"/>│ <text:s text:c="6"/>├── vmcgui*</text:p>
      <text:p text:style-name="P15">│ <text:s text:c="6"/>│ <text:s text:c="2"/>│ <text:s text:c="6"/>├── vmc.hal</text:p>
      <text:p text:style-name="P15">│ <text:s text:c="6"/>│ <text:s text:c="2"/>│ <text:s text:c="6"/>├── vmc_index.ini</text:p>
      <text:p text:style-name="P15">│ <text:s text:c="6"/>│ <text:s text:c="2"/>│ <text:s text:c="6"/>└── vmc.tbl</text:p>
      <text:p text:style-name="P6">│ <text:s text:c="6"/>│ <text:s text:c="2"/>└── xhc-hb04/</text:p>
      <text:p text:style-name="P4">│ <text:s text:c="6"/>│ <text:s text:c="6"/>├── inch_base.inc</text:p>
      <text:p text:style-name="P4">│ <text:s text:c="6"/>│ <text:s text:c="6"/>├── inch_trivkins.inc</text:p>
      <text:p text:style-name="P4">│ <text:s text:c="6"/>│ <text:s text:c="6"/>├── layout1.inc</text:p>
      <text:p text:style-name="P4">│ <text:s text:c="6"/>│ <text:s text:c="6"/>├── layout2.inc</text:p>
      <text:p text:style-name="P4">│ <text:s text:c="6"/>│ <text:s text:c="6"/>├── mm_base.inc</text:p>
      <text:p text:style-name="P4">│ <text:s text:c="6"/>│ <text:s text:c="6"/>├── mm_trivkins.inc</text:p>
      <text:p text:style-name="P2">│ <text:s text:c="6"/>│ <text:s text:c="6"/>├── README</text:p>
      <text:p text:style-name="P5">│ <text:s text:c="6"/>│ <text:s text:c="6"/>├── sim_mm.tbl -&gt; ../../sim_mm.tbl</text:p>
      <text:p text:style-name="P5">│ <text:s text:c="6"/>│ <text:s text:c="6"/>├── sim.tbl -&gt; ../../sim.tbl</text:p>
      <text:p text:style-name="P4">│ <text:s text:c="6"/>│ <text:s text:c="6"/>├── xhc-hb04-layout1.ini</text:p>
      <text:p text:style-name="P2">│ <text:s text:c="6"/>│ <text:s text:c="6"/>├── xhc-hb04-layout1.txt</text:p>
      <text:p text:style-name="P4"><text:soft-page-break/>│ <text:s text:c="6"/>│ <text:s text:c="6"/>├── xhc-hb04-layout2.ini</text:p>
      <text:p text:style-name="P4">│ <text:s text:c="6"/>│ <text:s text:c="6"/>├── xhc-hb04-layout2_mm.ini</text:p>
      <text:p text:style-name="P5">│ <text:s text:c="6"/>│ <text:s text:c="6"/>├── xhc-hb04-layout2_mm.txt -&gt; xhc-hb04-layout2.txt</text:p>
      <text:p text:style-name="P2">│ <text:s text:c="6"/>│ <text:s text:c="6"/>└── xhc-hb04-layout2.txt</text:p>
      <text:p text:style-name="P6">│ <text:s text:c="6"/>├── gmoccapy/</text:p>
      <text:p text:style-name="P4">│ <text:s text:c="6"/>│ <text:s text:c="2"/>├── 4_axis.ini</text:p>
      <text:p text:style-name="P4">│ <text:s text:c="6"/>│ <text:s text:c="2"/>├── 6_axis.ini</text:p>
      <text:p text:style-name="P4">│ <text:s text:c="6"/>│ <text:s text:c="2"/>├── 7_axis.ini</text:p>
      <text:p text:style-name="P4">│ <text:s text:c="6"/>│ <text:s text:c="2"/>├── 7_axis_tool.ini</text:p>
      <text:p text:style-name="P4">│ <text:s text:c="6"/>│ <text:s text:c="2"/>├── 8_axis.ini</text:p>
      <text:p text:style-name="P4">│ <text:s text:c="6"/>│ <text:s text:c="2"/>├── 9_axis.ini</text:p>
      <text:p text:style-name="P4">│ <text:s text:c="6"/>│ <text:s text:c="2"/>├── button.glade</text:p>
      <text:p text:style-name="P4">│ <text:s text:c="6"/>│ <text:s text:c="2"/>├── core_sim4.hal</text:p>
      <text:p text:style-name="P4">│ <text:s text:c="6"/>│ <text:s text:c="2"/>├── core_sim_6.hal</text:p>
      <text:p text:style-name="P4">│ <text:s text:c="6"/>│ <text:s text:c="2"/>├── core_sim_7.hal</text:p>
      <text:p text:style-name="P4">│ <text:s text:c="6"/>│ <text:s text:c="2"/>├── core_sim_8.hal</text:p>
      <text:p text:style-name="P4">│ <text:s text:c="6"/>│ <text:s text:c="2"/>├── core_sim_9.hal</text:p>
      <text:p text:style-name="P4">│ <text:s text:c="6"/>│ <text:s text:c="2"/>├── core_sim.hal</text:p>
      <text:p text:style-name="P4">│ <text:s text:c="6"/>│ <text:s text:c="2"/>├── core_sim_XYZAB.hal</text:p>
      <text:p text:style-name="P4">│ <text:s text:c="6"/>│ <text:s text:c="2"/>├── core_sim_XYZAC.hal</text:p>
      <text:p text:style-name="P4">│ <text:s text:c="6"/>│ <text:s text:c="2"/>├── core_sim_XYZCW.hal</text:p>
      <text:p text:style-name="P4">│ <text:s text:c="6"/>│ <text:s text:c="2"/>├── dro.glade</text:p>
      <text:p text:style-name="P4">│ <text:s text:c="6"/>│ <text:s text:c="2"/>├── gmoccapy2.glade</text:p>
      <text:p text:style-name="P4">│ <text:s text:c="6"/>│ <text:s text:c="2"/>├── gmoccapy_4_axis.ini</text:p>
      <text:p text:style-name="P4">│ <text:s text:c="6"/>│ <text:s text:c="2"/>├── gmoccapy.ini</text:p>
      <text:p text:style-name="P4">│ <text:s text:c="6"/>│ <text:s text:c="2"/>├── gmoccapy_left_panel.ini</text:p>
      <text:p text:style-name="P4">│ <text:s text:c="6"/>│ <text:s text:c="2"/>├── gmoccapy_messages.ini</text:p>
      <text:p text:style-name="P4">│ <text:s text:c="6"/>│ <text:s text:c="2"/>├── gmoccapy_pedant.ini</text:p>
      <text:p text:style-name="P6">│ <text:s text:c="6"/>│ <text:s text:c="2"/>├── gmoccapy_plasma/</text:p>
      <text:p text:style-name="P4">│ <text:s text:c="6"/>│ <text:s text:c="2"/>│ <text:s text:c="2"/>├── gmoccapy_plasma.ini</text:p>
      <text:p text:style-name="P4">│ <text:s text:c="6"/>│ <text:s text:c="2"/>│ <text:s text:c="2"/>├── gmoccapy_postgui.hal</text:p>
      <text:p text:style-name="P5">│ <text:s text:c="6"/>│ <text:s text:c="2"/>│ <text:s text:c="2"/>├── macros -&gt; ../macros/</text:p>
      <text:p text:style-name="P4">│ <text:s text:c="6"/>│ <text:s text:c="2"/>│ <text:s text:c="2"/>├── plasma.glade</text:p>
      <text:p text:style-name="P4">│ <text:s text:c="6"/>│ <text:s text:c="2"/>│ <text:s text:c="2"/>├── plasma.hal</text:p>
      <text:p text:style-name="P4">│ <text:s text:c="6"/>│ <text:s text:c="2"/>│ <text:s text:c="2"/>├── plasma.py</text:p>
      <text:p text:style-name="P2">│ <text:s text:c="6"/>│ <text:s text:c="2"/>│ <text:s text:c="2"/>├── README</text:p>
      <text:p text:style-name="P4">│ <text:s text:c="6"/>│ <text:s text:c="2"/>│ <text:s text:c="2"/>├── signals.glade</text:p>
      <text:p text:style-name="P4">│ <text:s text:c="6"/>│ <text:s text:c="2"/>│ <text:s text:c="2"/>├── signals.hal</text:p>
      <text:p text:style-name="P4">│ <text:s text:c="6"/>│ <text:s text:c="2"/>│ <text:s text:c="2"/>├── signals.py</text:p>
      <text:p text:style-name="P4">│ <text:s text:c="6"/>│ <text:s text:c="2"/>│ <text:s text:c="2"/>├── torches.tbl</text:p>
      <text:p text:style-name="P4">│ <text:s text:c="6"/>│ <text:s text:c="2"/>│ <text:s text:c="2"/>└── torch.svg</text:p>
      <text:p text:style-name="P4">│ <text:s text:c="6"/>│ <text:s text:c="2"/>├── gmoccapy_postgui.hal</text:p>
      <text:p text:style-name="P4">│ <text:s text:c="6"/>│ <text:s text:c="2"/>├── gmoccapy_right_panel.ini</text:p>
      <text:p text:style-name="P4">│ <text:s text:c="6"/>│ <text:s text:c="2"/>├── gmoccapy_sim_hardware_button.ini</text:p>
      <text:p text:style-name="P4">│ <text:s text:c="6"/>│ <text:s text:c="2"/>├── gmoccapy_tool_sensor.ini</text:p>
      <text:p text:style-name="P4">│ <text:s text:c="6"/>│ <text:s text:c="2"/>├── gmoccapy_tool_sensor.para</text:p>
      <text:p text:style-name="P4">│ <text:s text:c="6"/>│ <text:s text:c="2"/>├── gmoccapy_with_user_tabs.ini</text:p>
      <text:p text:style-name="P4">│ <text:s text:c="6"/>│ <text:s text:c="2"/>├── gmoccapy_XYZAB.ini</text:p>
      <text:p text:style-name="P4">│ <text:s text:c="6"/>│ <text:s text:c="2"/>├── gmoccapy_XYZAC.ini</text:p>
      <text:p text:style-name="P4">│ <text:s text:c="6"/>│ <text:s text:c="2"/>├── gmoccapy_XYZCW.ini</text:p>
      <text:p text:style-name="P4">│ <text:s text:c="6"/>│ <text:s text:c="2"/>├── h_buttonlist.glade</text:p>
      <text:p text:style-name="P4">│ <text:s text:c="6"/>│ <text:s text:c="2"/>├── h_buttonlist.hal</text:p>
      <text:p text:style-name="P4">│ <text:s text:c="6"/>│ <text:s text:c="2"/>├── jogwheel.glade</text:p>
      <text:p text:style-name="P4">│ <text:s text:c="6"/>│ <text:s text:c="2"/>├── jogwheel.hal</text:p>
      <text:p text:style-name="P6">│ <text:s text:c="6"/>│ <text:s text:c="2"/>├── lathe_configs/</text:p>
      <text:p text:style-name="P4"><text:soft-page-break/>│ <text:s text:c="6"/>│ <text:s text:c="2"/>│ <text:s text:c="2"/>├── boring.ngc*</text:p>
      <text:p text:style-name="P4">│ <text:s text:c="6"/>│ <text:s text:c="2"/>│ <text:s text:c="2"/>├── chamfer.ngc*</text:p>
      <text:p text:style-name="P4">│ <text:s text:c="6"/>│ <text:s text:c="2"/>│ <text:s text:c="2"/>├── core_sim_lathe_C.hal</text:p>
      <text:p text:style-name="P4">│ <text:s text:c="6"/>│ <text:s text:c="2"/>│ <text:s text:c="2"/>├── core_sim_lathe_CW.hal</text:p>
      <text:p text:style-name="P4">│ <text:s text:c="6"/>│ <text:s text:c="2"/>│ <text:s text:c="2"/>├── core_sim_lathe.hal</text:p>
      <text:p text:style-name="P4">│ <text:s text:c="6"/>│ <text:s text:c="2"/>│ <text:s text:c="2"/>├── facing.ngc*</text:p>
      <text:p text:style-name="P4">│ <text:s text:c="6"/>│ <text:s text:c="2"/>│ <text:s text:c="2"/>├── gmoccapy_lathe_c.pref</text:p>
      <text:p text:style-name="P4">│ <text:s text:c="6"/>│ <text:s text:c="2"/>│ <text:s text:c="2"/>├── gmoccapy_lathe.pref</text:p>
      <text:p text:style-name="P4">│ <text:s text:c="6"/>│ <text:s text:c="2"/>│ <text:s text:c="2"/>├── gmoccapy_postgui.hal</text:p>
      <text:p text:style-name="P4">│ <text:s text:c="6"/>│ <text:s text:c="2"/>│ <text:s text:c="2"/>├── lathe_backtool.ini</text:p>
      <text:p text:style-name="P4">│ <text:s text:c="6"/>│ <text:s text:c="2"/>│ <text:s text:c="2"/>├── lathe_C.ini</text:p>
      <text:p text:style-name="P4">│ <text:s text:c="6"/>│ <text:s text:c="2"/>│ <text:s text:c="2"/>├── lathe_c.pref</text:p>
      <text:p text:style-name="P4">│ <text:s text:c="6"/>│ <text:s text:c="2"/>│ <text:s text:c="2"/>├── lathe_CW.ini</text:p>
      <text:p text:style-name="P4">│ <text:s text:c="6"/>│ <text:s text:c="2"/>│ <text:s text:c="2"/>├── lathe_cw.pref</text:p>
      <text:p text:style-name="P4">│ <text:s text:c="6"/>│ <text:s text:c="2"/>│ <text:s text:c="2"/>├── lathehandler.py*</text:p>
      <text:p text:style-name="P4">│ <text:s text:c="6"/>│ <text:s text:c="2"/>│ <text:s text:c="2"/>├── lathe_imperial.ini</text:p>
      <text:p text:style-name="P4">│ <text:s text:c="6"/>│ <text:s text:c="2"/>│ <text:s text:c="2"/>├── lathe_imperial.pref</text:p>
      <text:p text:style-name="P4">│ <text:s text:c="6"/>│ <text:s text:c="2"/>│ <text:s text:c="2"/>├── lathe.ini</text:p>
      <text:p text:style-name="P4">│ <text:s text:c="6"/>│ <text:s text:c="2"/>│ <text:s text:c="2"/>├── lathe_macros.ini</text:p>
      <text:p text:style-name="P4">│ <text:s text:c="6"/>│ <text:s text:c="2"/>│ <text:s text:c="2"/>├── LatheMacro.svg</text:p>
      <text:p text:style-name="P4">│ <text:s text:c="6"/>│ <text:s text:c="2"/>│ <text:s text:c="2"/>├── lathemacro.ui</text:p>
      <text:p text:style-name="P4">│ <text:s text:c="6"/>│ <text:s text:c="2"/>│ <text:s text:c="2"/>├── lathemacro.ui.bak</text:p>
      <text:p text:style-name="P4">│ <text:s text:c="6"/>│ <text:s text:c="2"/>│ <text:s text:c="2"/>├── lathe.pref</text:p>
      <text:p text:style-name="P4">│ <text:s text:c="6"/>│ <text:s text:c="2"/>│ <text:s text:c="2"/>├── lathe.tbl</text:p>
      <text:p text:style-name="P4">│ <text:s text:c="6"/>│ <text:s text:c="2"/>│ <text:s text:c="2"/>├── radius.ngc*</text:p>
      <text:p text:style-name="P4">│ <text:s text:c="6"/>│ <text:s text:c="2"/>│ <text:s text:c="2"/>├── simulated_home_lathe_CW.hal</text:p>
      <text:p text:style-name="P4">│ <text:s text:c="6"/>│ <text:s text:c="2"/>│ <text:s text:c="2"/>├── simulated_home_lathe.hal</text:p>
      <text:p text:style-name="P4">│ <text:s text:c="6"/>│ <text:s text:c="2"/>│ <text:s text:c="2"/>├── spindle_sim.hal</text:p>
      <text:p text:style-name="P4">│ <text:s text:c="6"/>│ <text:s text:c="2"/>│ <text:s text:c="2"/>├── threading.ngc*</text:p>
      <text:p text:style-name="P4">│ <text:s text:c="6"/>│ <text:s text:c="2"/>│ <text:s text:c="2"/>└── turning.ngc*</text:p>
      <text:p text:style-name="P4">│ <text:s text:c="6"/>│ <text:s text:c="2"/>├── lathe.tbl</text:p>
      <text:p text:style-name="P4">│ <text:s text:c="6"/>│ <text:s text:c="2"/>├── left.hal</text:p>
      <text:p text:style-name="P4">│ <text:s text:c="6"/>│ <text:s text:c="2"/>├── left_panel.hal</text:p>
      <text:p text:style-name="P4">│ <text:s text:c="6"/>│ <text:s text:c="2"/>├── left_panel.ini</text:p>
      <text:p text:style-name="P6">│ <text:s text:c="6"/>│ <text:s text:c="2"/>├── macros/</text:p>
      <text:p text:style-name="P4">│ <text:s text:c="6"/>│ <text:s text:c="2"/>│ <text:s text:c="2"/>├── change.ngc</text:p>
      <text:p text:style-name="P4">│ <text:s text:c="6"/>│ <text:s text:c="2"/>│ <text:s text:c="2"/>├── go_to_position.ngc</text:p>
      <text:p text:style-name="P4">│ <text:s text:c="6"/>│ <text:s text:c="2"/>│ <text:s text:c="2"/>├── halo_world.ngc</text:p>
      <text:p text:style-name="P4">│ <text:s text:c="6"/>│ <text:s text:c="2"/>│ <text:s text:c="2"/>├── i_am_lost.ngc</text:p>
      <text:p text:style-name="P6">│ <text:s text:c="6"/>│ <text:s text:c="2"/>│ <text:s text:c="2"/>├── images/</text:p>
      <text:p text:style-name="P4">│ <text:s text:c="6"/>│ <text:s text:c="2"/>│ <text:s text:c="2"/>│ <text:s text:c="2"/>├── goto_x_y_z.png</text:p>
      <text:p text:style-name="P4">│ <text:s text:c="6"/>│ <text:s text:c="2"/>│ <text:s text:c="2"/>│ <text:s text:c="2"/>├── i_am_lost.png</text:p>
      <text:p text:style-name="P4">│ <text:s text:c="6"/>│ <text:s text:c="2"/>│ <text:s text:c="2"/>│ <text:s text:c="2"/>└── macro_8.png*</text:p>
      <text:p text:style-name="P4">│ <text:s text:c="6"/>│ <text:s text:c="2"/>│ <text:s text:c="2"/>├── increment.ngc</text:p>
      <text:p text:style-name="P4">│ <text:s text:c="6"/>│ <text:s text:c="2"/>│ <text:s text:c="2"/>├── jog_around.ngc</text:p>
      <text:p text:style-name="P4">│ <text:s text:c="6"/>│ <text:s text:c="2"/>│ <text:s text:c="2"/>├── macro_0.ngc</text:p>
      <text:p text:style-name="P4">│ <text:s text:c="6"/>│ <text:s text:c="2"/>│ <text:s text:c="2"/>├── macro_10.ngc</text:p>
      <text:p text:style-name="P4">│ <text:s text:c="6"/>│ <text:s text:c="2"/>│ <text:s text:c="2"/>├── macro_11.ngc</text:p>
      <text:p text:style-name="P4">│ <text:s text:c="6"/>│ <text:s text:c="2"/>│ <text:s text:c="2"/>├── macro_12.ngc</text:p>
      <text:p text:style-name="P4">│ <text:s text:c="6"/>│ <text:s text:c="2"/>│ <text:s text:c="2"/>├── macro_13.ngc</text:p>
      <text:p text:style-name="P4">│ <text:s text:c="6"/>│ <text:s text:c="2"/>│ <text:s text:c="2"/>├── macro_14.ngc</text:p>
      <text:p text:style-name="P4">│ <text:s text:c="6"/>│ <text:s text:c="2"/>│ <text:s text:c="2"/>├── macro_15.ngc</text:p>
      <text:p text:style-name="P4">│ <text:s text:c="6"/>│ <text:s text:c="2"/>│ <text:s text:c="2"/>├── macro_1.ngc</text:p>
      <text:p text:style-name="P4">│ <text:s text:c="6"/>│ <text:s text:c="2"/>│ <text:s text:c="2"/>├── macro_2.ngc</text:p>
      <text:p text:style-name="P4">│ <text:s text:c="6"/>│ <text:s text:c="2"/>│ <text:s text:c="2"/>├── macro_3.ngc</text:p>
      <text:p text:style-name="P4"><text:soft-page-break/>│ <text:s text:c="6"/>│ <text:s text:c="2"/>│ <text:s text:c="2"/>├── macro_4.ngc</text:p>
      <text:p text:style-name="P4">│ <text:s text:c="6"/>│ <text:s text:c="2"/>│ <text:s text:c="2"/>├── macro_5.ngc</text:p>
      <text:p text:style-name="P4">│ <text:s text:c="6"/>│ <text:s text:c="2"/>│ <text:s text:c="2"/>├── macro_6.ngc</text:p>
      <text:p text:style-name="P4">│ <text:s text:c="6"/>│ <text:s text:c="2"/>│ <text:s text:c="2"/>├── macro_7.ngc</text:p>
      <text:p text:style-name="P4">│ <text:s text:c="6"/>│ <text:s text:c="2"/>│ <text:s text:c="2"/>├── macro_8.ngc</text:p>
      <text:p text:style-name="P4">│ <text:s text:c="6"/>│ <text:s text:c="2"/>│ <text:s text:c="2"/>├── macro_9.ngc</text:p>
      <text:p text:style-name="P2">│ <text:s text:c="6"/>│ <text:s text:c="2"/>│ <text:s text:c="2"/>├── macro_Instructions.txt</text:p>
      <text:p text:style-name="P4">│ <text:s text:c="6"/>│ <text:s text:c="2"/>│ <text:s text:c="2"/>└── on_abort.ngc</text:p>
      <text:p text:style-name="P4">│ <text:s text:c="6"/>│ <text:s text:c="2"/>├── messages.ini</text:p>
      <text:p text:style-name="P6">│ <text:s text:c="6"/>│ <text:s text:c="2"/>├── non_trivial_kinematics/</text:p>
      <text:p text:style-name="P6">│ <text:s text:c="6"/>│ <text:s text:c="2"/>│ <text:s text:c="2"/>├── Gantry/</text:p>
      <text:p text:style-name="P4">│ <text:s text:c="6"/>│ <text:s text:c="2"/>│ <text:s text:c="2"/>│ <text:s text:c="2"/>├── gantry_mm.hal</text:p>
      <text:p text:style-name="P4">│ <text:s text:c="6"/>│ <text:s text:c="2"/>│ <text:s text:c="2"/>│ <text:s text:c="2"/>├── gantry_mm.ini</text:p>
      <text:p text:style-name="P4">│ <text:s text:c="6"/>│ <text:s text:c="2"/>│ <text:s text:c="2"/>│ <text:s text:c="2"/>├── gmoccapy_GANTRY_sim.pref</text:p>
      <text:p text:style-name="P4">│ <text:s text:c="6"/>│ <text:s text:c="2"/>│ <text:s text:c="2"/>│ <text:s text:c="2"/>├── gmoccapy_postgui.hal</text:p>
      <text:p text:style-name="P4">│ <text:s text:c="6"/>│ <text:s text:c="2"/>│ <text:s text:c="2"/>│ <text:s text:c="2"/>└── tool.tbl</text:p>
      <text:p text:style-name="P6">│ <text:s text:c="6"/>│ <text:s text:c="2"/>│ <text:s text:c="2"/>├── scara/</text:p>
      <text:p text:style-name="P4">│ <text:s text:c="6"/>│ <text:s text:c="2"/>│ <text:s text:c="2"/>│ <text:s text:c="2"/>├── LinuxCNC-HAL-SIM-SCARA.pref</text:p>
      <text:p text:style-name="P4">│ <text:s text:c="6"/>│ <text:s text:c="2"/>│ <text:s text:c="2"/>│ <text:s text:c="2"/>├── postgui.hal</text:p>
      <text:p text:style-name="P2">│ <text:s text:c="6"/>│ <text:s text:c="2"/>│ <text:s text:c="2"/>│ <text:s text:c="2"/>├── README</text:p>
      <text:p text:style-name="P4">│ <text:s text:c="6"/>│ <text:s text:c="2"/>│ <text:s text:c="2"/>│ <text:s text:c="2"/>├── scara.glade</text:p>
      <text:p text:style-name="P4">│ <text:s text:c="6"/>│ <text:s text:c="2"/>│ <text:s text:c="2"/>│ <text:s text:c="2"/>├── scara.ini</text:p>
      <text:p text:style-name="P4">│ <text:s text:c="6"/>│ <text:s text:c="2"/>│ <text:s text:c="2"/>│ <text:s text:c="2"/>├── scara_panel.hal</text:p>
      <text:p text:style-name="P4">│ <text:s text:c="6"/>│ <text:s text:c="2"/>│ <text:s text:c="2"/>│ <text:s text:c="2"/>├── scara_postgui.hal*</text:p>
      <text:p text:style-name="P4">│ <text:s text:c="6"/>│ <text:s text:c="2"/>│ <text:s text:c="2"/>│ <text:s text:c="2"/>├── scara_sim_4.hal</text:p>
      <text:p text:style-name="P4">│ <text:s text:c="6"/>│ <text:s text:c="2"/>│ <text:s text:c="2"/>│ <text:s text:c="2"/>├── scara.tbl</text:p>
      <text:p text:style-name="P4">│ <text:s text:c="6"/>│ <text:s text:c="2"/>│ <text:s text:c="2"/>│ <text:s text:c="2"/>└── spindle_sim.hal</text:p>
      <text:p text:style-name="P6">│ <text:s text:c="6"/>│ <text:s text:c="2"/>│ <text:s text:c="2"/>└── table-rotary-tilting/</text:p>
      <text:p text:style-name="P6">│ <text:s text:c="6"/>│ <text:s text:c="2"/>│ <text:s text:c="6"/>├── examples/</text:p>
      <text:p text:style-name="P4">│ <text:s text:c="6"/>│ <text:s text:c="2"/>│ <text:s text:c="6"/>│ <text:s text:c="2"/>├── boat-xyzac.ngc</text:p>
      <text:p text:style-name="P4">│ <text:s text:c="6"/>│ <text:s text:c="2"/>│ <text:s text:c="6"/>│ <text:s text:c="2"/>├── boat-xyzbc.ngc</text:p>
      <text:p text:style-name="P4">│ <text:s text:c="6"/>│ <text:s text:c="2"/>│ <text:s text:c="6"/>│ <text:s text:c="2"/>├── impeller-7bl-xyzac.ngc</text:p>
      <text:p text:style-name="P4">│ <text:s text:c="6"/>│ <text:s text:c="2"/>│ <text:s text:c="6"/>│ <text:s text:c="2"/>├── test-xyzac.ngc</text:p>
      <text:p text:style-name="P4">│ <text:s text:c="6"/>│ <text:s text:c="2"/>│ <text:s text:c="6"/>│ <text:s text:c="2"/>└── test-xyzbc.ngc</text:p>
      <text:p text:style-name="P4">│ <text:s text:c="6"/>│ <text:s text:c="2"/>│ <text:s text:c="6"/>├── postgui.hal</text:p>
      <text:p text:style-name="P2">│ <text:s text:c="6"/>│ <text:s text:c="2"/>│ <text:s text:c="6"/>├── README</text:p>
      <text:p text:style-name="P4">│ <text:s text:c="6"/>│ <text:s text:c="2"/>│ <text:s text:c="6"/>├── sim-xyzac-trt.pref</text:p>
      <text:p text:style-name="P4">│ <text:s text:c="6"/>│ <text:s text:c="2"/>│ <text:s text:c="6"/>├── xyzac-trt.ini</text:p>
      <text:p text:style-name="P4">│ <text:s text:c="6"/>│ <text:s text:c="2"/>│ <text:s text:c="6"/>└── xyzac-trt.tbl</text:p>
      <text:p text:style-name="P4">│ <text:s text:c="6"/>│ <text:s text:c="2"/>├── pendant.glade</text:p>
      <text:p text:style-name="P1"><text:span text:style-name="T13">│ <text:s text:c="6"/>│ <text:s text:c="2"/>├── pendant.hal</text:span></text:p>
      <text:p text:style-name="P6">│ <text:s text:c="6"/>│ <text:s text:c="2"/>├── plasma_config/</text:p>
      <text:p text:style-name="P4">│ <text:s text:c="6"/>│ <text:s text:c="2"/>│ <text:s text:c="2"/>├── gmoccapy_plasma.ini</text:p>
      <text:p text:style-name="P4">│ <text:s text:c="6"/>│ <text:s text:c="2"/>│ <text:s text:c="2"/>├── gmoccapy_postgui.hal</text:p>
      <text:p text:style-name="P4">│ <text:s text:c="6"/>│ <text:s text:c="2"/>│ <text:s text:c="2"/>├── gmoccapy.pref</text:p>
      <text:p text:style-name="P4">│ <text:s text:c="6"/>│ <text:s text:c="2"/>│ <text:s text:c="2"/>├── macros -&gt; ../macros/</text:p>
      <text:p text:style-name="P4">│ <text:s text:c="6"/>│ <text:s text:c="2"/>│ <text:s text:c="2"/>├── plasma.glade</text:p>
      <text:p text:style-name="P4">│ <text:s text:c="6"/>│ <text:s text:c="2"/>│ <text:s text:c="2"/>├── plasma.hal</text:p>
      <text:p text:style-name="P4">│ <text:s text:c="6"/>│ <text:s text:c="2"/>│ <text:s text:c="2"/>├── plasma.py</text:p>
      <text:p text:style-name="P2">│ <text:s text:c="6"/>│ <text:s text:c="2"/>│ <text:s text:c="2"/>├── README</text:p>
      <text:p text:style-name="P4">│ <text:s text:c="6"/>│ <text:s text:c="2"/>│ <text:s text:c="2"/>├── signals.glade</text:p>
      <text:p text:style-name="P4">│ <text:s text:c="6"/>│ <text:s text:c="2"/>│ <text:s text:c="2"/>├── signals.hal</text:p>
      <text:p text:style-name="P4">│ <text:s text:c="6"/>│ <text:s text:c="2"/>│ <text:s text:c="2"/>├── signals.py</text:p>
      <text:p text:style-name="P4">│ <text:s text:c="6"/>│ <text:s text:c="2"/>│ <text:s text:c="2"/>├── torches.tbl</text:p>
      <text:p text:style-name="P4">│ <text:s text:c="6"/>│ <text:s text:c="2"/>│ <text:s text:c="2"/>└── torch.svg</text:p>
      <text:p text:style-name="P6"><text:soft-page-break/>│ <text:s text:c="6"/>│ <text:s text:c="2"/>├── python/</text:p>
      <text:p text:style-name="P4">│ <text:s text:c="6"/>│ <text:s text:c="2"/>│ <text:s text:c="2"/>├── remap.py</text:p>
      <text:p text:style-name="P4">│ <text:s text:c="6"/>│ <text:s text:c="2"/>│ <text:s text:c="2"/>├── stdglue.py</text:p>
      <text:p text:style-name="P4">│ <text:s text:c="6"/>│ <text:s text:c="2"/>│ <text:s text:c="2"/>└── toplevel.py</text:p>
      <text:p text:style-name="P2">│ <text:s text:c="6"/>│ <text:s text:c="2"/>├── README</text:p>
      <text:p text:style-name="P4">│ <text:s text:c="6"/>│ <text:s text:c="2"/>├── right_panel.ini</text:p>
      <text:p text:style-name="P4">│ <text:s text:c="6"/>│ <text:s text:c="2"/>├── sim_hardware_button.ini</text:p>
      <text:p text:style-name="P4">│ <text:s text:c="6"/>│ <text:s text:c="2"/>├── simulated_home.hal</text:p>
      <text:p text:style-name="P4">│ <text:s text:c="6"/>│ <text:s text:c="2"/>├── simulated_home_lathe.hal</text:p>
      <text:p text:style-name="P4">│ <text:s text:c="6"/>│ <text:s text:c="2"/>├── spindle_sim.hal</text:p>
      <text:p text:style-name="P4">│ <text:s text:c="6"/>│ <text:s text:c="2"/>├── tool_sensor.glade</text:p>
      <text:p text:style-name="P4">│ <text:s text:c="6"/>│ <text:s text:c="2"/>├── tool_sensor.hal</text:p>
      <text:p text:style-name="P4">│ <text:s text:c="6"/>│ <text:s text:c="2"/>├── tool_sensor.ini</text:p>
      <text:p text:style-name="P4">│ <text:s text:c="6"/>│ <text:s text:c="2"/>├── tool_sensor.para</text:p>
      <text:p text:style-name="P4">│ <text:s text:c="6"/>│ <text:s text:c="2"/>├── tool.tbl</text:p>
      <text:p text:style-name="P4">│ <text:s text:c="6"/>│ <text:s text:c="2"/>├── v_buttonlist.glade</text:p>
      <text:p text:style-name="P4">│ <text:s text:c="6"/>│ <text:s text:c="2"/>├── v_buttonlist.hal</text:p>
      <text:p text:style-name="P4">│ <text:s text:c="6"/>│ <text:s text:c="2"/>├── vcp_box.glade</text:p>
      <text:p text:style-name="P4">│ <text:s text:c="6"/>│ <text:s text:c="2"/>├── vcp_box.hal</text:p>
      <text:p text:style-name="P4">│ <text:s text:c="6"/>│ <text:s text:c="2"/>├── with_user_tabs.ini</text:p>
      <text:p text:style-name="P4">│ <text:s text:c="6"/>│ <text:s text:c="2"/>├── XYZAB.ini</text:p>
      <text:p text:style-name="P4">│ <text:s text:c="6"/>│ <text:s text:c="2"/>├── XYZAC.ini</text:p>
      <text:p text:style-name="P4">│ <text:s text:c="6"/>│ <text:s text:c="2"/>└── XYZCW.ini</text:p>
      <text:p text:style-name="P4">│ <text:s text:c="6"/>├── gremlin_view.ui</text:p>
      <text:p text:style-name="P4">│ <text:s text:c="6"/>├── gs2.hal</text:p>
      <text:p text:style-name="P6">│ <text:s text:c="6"/>├── gscreen/</text:p>
      <text:p text:style-name="P4">│ <text:s text:c="6"/>│ <text:s text:c="2"/>├── gladevcp-test.ui</text:p>
      <text:p text:style-name="P6">│ <text:s text:c="6"/>│ <text:s text:c="2"/>├── gscreen_custom/</text:p>
      <text:p text:style-name="P4">│ <text:s text:c="6"/>│ <text:s text:c="2"/>│ <text:s text:c="2"/>├── 9axis.ini</text:p>
      <text:p text:style-name="P4">│ <text:s text:c="6"/>│ <text:s text:c="2"/>│ <text:s text:c="2"/>├── gaxis_no_plot.ini</text:p>
      <text:p text:style-name="P4">│ <text:s text:c="6"/>│ <text:s text:c="2"/>│ <text:s text:c="2"/>├── gaxis_postgui.hal</text:p>
      <text:p text:style-name="P6">│ <text:s text:c="6"/>│ <text:s text:c="2"/>│ <text:s text:c="2"/>├── gaxis_theme/</text:p>
      <text:p text:style-name="P6">│ <text:s text:c="6"/>│ <text:s text:c="2"/>│ <text:s text:c="2"/>│ <text:s text:c="2"/>└── gtk-2.0/</text:p>
      <text:p text:style-name="P4">│ <text:s text:c="6"/>│ <text:s text:c="2"/>│ <text:s text:c="2"/>│ <text:s text:c="6"/>├── arrow_down1.png</text:p>
      <text:p text:style-name="P4">│ <text:s text:c="6"/>│ <text:s text:c="2"/>│ <text:s text:c="2"/>│ <text:s text:c="6"/>├── arrow_down2.png</text:p>
      <text:p text:style-name="P4">│ <text:s text:c="6"/>│ <text:s text:c="2"/>│ <text:s text:c="2"/>│ <text:s text:c="6"/>├── arrow_left1.png</text:p>
      <text:p text:style-name="P4">│ <text:s text:c="6"/>│ <text:s text:c="2"/>│ <text:s text:c="2"/>│ <text:s text:c="6"/>├── arrow_left2.png</text:p>
      <text:p text:style-name="P4">│ <text:s text:c="6"/>│ <text:s text:c="2"/>│ <text:s text:c="2"/>│ <text:s text:c="6"/>├── arrow_right1.png</text:p>
      <text:p text:style-name="P4">│ <text:s text:c="6"/>│ <text:s text:c="2"/>│ <text:s text:c="2"/>│ <text:s text:c="6"/>├── arrow_right2.png</text:p>
      <text:p text:style-name="P4">│ <text:s text:c="6"/>│ <text:s text:c="2"/>│ <text:s text:c="2"/>│ <text:s text:c="6"/>├── arrow_up1.png</text:p>
      <text:p text:style-name="P4">│ <text:s text:c="6"/>│ <text:s text:c="2"/>│ <text:s text:c="2"/>│ <text:s text:c="6"/>├── arrow_up2.png</text:p>
      <text:p text:style-name="P4">│ <text:s text:c="6"/>│ <text:s text:c="2"/>│ <text:s text:c="2"/>│ <text:s text:c="6"/>├── base2.xcf</text:p>
      <text:p text:style-name="P4">│ <text:s text:c="6"/>│ <text:s text:c="2"/>│ <text:s text:c="2"/>│ <text:s text:c="6"/>├── base3.xcf</text:p>
      <text:p text:style-name="P4">│ <text:s text:c="6"/>│ <text:s text:c="2"/>│ <text:s text:c="2"/>│ <text:s text:c="6"/>├── base.xcf</text:p>
      <text:p text:style-name="P4">│ <text:s text:c="6"/>│ <text:s text:c="2"/>│ <text:s text:c="2"/>│ <text:s text:c="6"/>├── blank.png</text:p>
      <text:p text:style-name="P4">│ <text:s text:c="6"/>│ <text:s text:c="2"/>│ <text:s text:c="2"/>│ <text:s text:c="6"/>├── button1.png</text:p>
      <text:p text:style-name="P4">│ <text:s text:c="6"/>│ <text:s text:c="2"/>│ <text:s text:c="2"/>│ <text:s text:c="6"/>├── button2.png</text:p>
      <text:p text:style-name="P4">│ <text:s text:c="6"/>│ <text:s text:c="2"/>│ <text:s text:c="2"/>│ <text:s text:c="6"/>├── button3.png</text:p>
      <text:p text:style-name="P4">│ <text:s text:c="6"/>│ <text:s text:c="2"/>│ <text:s text:c="2"/>│ <text:s text:c="6"/>├── button4.png</text:p>
      <text:p text:style-name="P4">│ <text:s text:c="6"/>│ <text:s text:c="2"/>│ <text:s text:c="2"/>│ <text:s text:c="6"/>├── check1.png</text:p>
      <text:p text:style-name="P4">│ <text:s text:c="6"/>│ <text:s text:c="2"/>│ <text:s text:c="2"/>│ <text:s text:c="6"/>├── check2.png</text:p>
      <text:p text:style-name="P4">│ <text:s text:c="6"/>│ <text:s text:c="2"/>│ <text:s text:c="2"/>│ <text:s text:c="6"/>├── default.png</text:p>
      <text:p text:style-name="P4">│ <text:s text:c="6"/>│ <text:s text:c="2"/>│ <text:s text:c="2"/>│ <text:s text:c="6"/>├── green_button2.png</text:p>
      <text:p text:style-name="P4">│ <text:s text:c="6"/>│ <text:s text:c="2"/>│ <text:s text:c="2"/>│ <text:s text:c="6"/>├── gtkrc</text:p>
      <text:p text:style-name="P4">│ <text:s text:c="6"/>│ <text:s text:c="2"/>│ <text:s text:c="2"/>│ <text:s text:c="6"/>├── in.png</text:p>
      <text:p text:style-name="P4"><text:soft-page-break/>│ <text:s text:c="6"/>│ <text:s text:c="2"/>│ <text:s text:c="2"/>│ <text:s text:c="6"/>├── obutton1.png</text:p>
      <text:p text:style-name="P4">│ <text:s text:c="6"/>│ <text:s text:c="2"/>│ <text:s text:c="2"/>│ <text:s text:c="6"/>├── obutton2.png</text:p>
      <text:p text:style-name="P4">│ <text:s text:c="6"/>│ <text:s text:c="2"/>│ <text:s text:c="2"/>│ <text:s text:c="6"/>├── option1.png</text:p>
      <text:p text:style-name="P4">│ <text:s text:c="6"/>│ <text:s text:c="2"/>│ <text:s text:c="2"/>│ <text:s text:c="6"/>├── option2.png</text:p>
      <text:p text:style-name="P4">│ <text:s text:c="6"/>│ <text:s text:c="2"/>│ <text:s text:c="2"/>│ <text:s text:c="6"/>├── radio1.png</text:p>
      <text:p text:style-name="P4">│ <text:s text:c="6"/>│ <text:s text:c="2"/>│ <text:s text:c="2"/>│ <text:s text:c="6"/>├── radio2.png</text:p>
      <text:p text:style-name="P4">│ <text:s text:c="6"/>│ <text:s text:c="2"/>│ <text:s text:c="2"/>│ <text:s text:c="6"/>├── red_button2.png</text:p>
      <text:p text:style-name="P4">│ <text:s text:c="6"/>│ <text:s text:c="2"/>│ <text:s text:c="2"/>│ <text:s text:c="6"/>├── spin1.png</text:p>
      <text:p text:style-name="P4">│ <text:s text:c="6"/>│ <text:s text:c="2"/>│ <text:s text:c="2"/>│ <text:s text:c="6"/>├── spin2.png</text:p>
      <text:p text:style-name="P4">│ <text:s text:c="6"/>│ <text:s text:c="2"/>│ <text:s text:c="2"/>│ <text:s text:c="6"/>├── spin3.png</text:p>
      <text:p text:style-name="P4">│ <text:s text:c="6"/>│ <text:s text:c="2"/>│ <text:s text:c="2"/>│ <text:s text:c="6"/>├── trough.png</text:p>
      <text:p text:style-name="P4">│ <text:s text:c="6"/>│ <text:s text:c="2"/>│ <text:s text:c="2"/>│ <text:s text:c="6"/>├── up.png</text:p>
      <text:p text:style-name="P4">│ <text:s text:c="6"/>│ <text:s text:c="2"/>│ <text:s text:c="2"/>│ <text:s text:c="6"/>└── yellow_button2.png</text:p>
      <text:p text:style-name="P4">│ <text:s text:c="6"/>│ <text:s text:c="2"/>│ <text:s text:c="2"/>├── gscreen_gaxis.ini</text:p>
      <text:p text:style-name="P4">│ <text:s text:c="6"/>│ <text:s text:c="2"/>│ <text:s text:c="2"/>├── industrial.ini</text:p>
      <text:p text:style-name="P4">│ <text:s text:c="6"/>│ <text:s text:c="2"/>│ <text:s text:c="2"/>├── industrial_postgui.hal</text:p>
      <text:p text:style-name="P2">│ <text:s text:c="6"/>│ <text:s text:c="2"/>│ <text:s text:c="2"/>├── README</text:p>
      <text:p text:style-name="P5">│ <text:s text:c="6"/>│ <text:s text:c="2"/>│ <text:s text:c="2"/>├── sim.tbl -&gt; ../../sim.tbl</text:p>
      <text:p text:style-name="P4">│ <text:s text:c="6"/>│ <text:s text:c="2"/>│ <text:s text:c="2"/>├── tester.ini</text:p>
      <text:p text:style-name="P4">│ <text:s text:c="6"/>│ <text:s text:c="2"/>│ <text:s text:c="2"/>├── tester_metric.ini</text:p>
      <text:p text:style-name="P4">│ <text:s text:c="6"/>│ <text:s text:c="2"/>│ <text:s text:c="2"/>└── tester_postgui.hal</text:p>
      <text:p text:style-name="P4">│ <text:s text:c="6"/>│ <text:s text:c="2"/>├── gscreen.ini</text:p>
      <text:p text:style-name="P4">│ <text:s text:c="6"/>│ <text:s text:c="2"/>├── gscreen_lathe.ini</text:p>
      <text:p text:style-name="P4">│ <text:s text:c="6"/>│ <text:s text:c="2"/>├── gscreen_mm.ini</text:p>
      <text:p text:style-name="P6">│ <text:s text:c="6"/>│ <text:s text:c="2"/>├── gscreen_theme/</text:p>
      <text:p text:style-name="P6">│ <text:s text:c="6"/>│ <text:s text:c="2"/>│ <text:s text:c="2"/>└── gtk-2.0/</text:p>
      <text:p text:style-name="P4">│ <text:s text:c="6"/>│ <text:s text:c="2"/>│ <text:s text:c="6"/>└── gtkrc</text:p>
      <text:p text:style-name="P6">│ <text:s text:c="6"/>│ <text:s text:c="2"/>├── industrial_lathe_wear/</text:p>
      <text:p text:style-name="P4">│ <text:s text:c="6"/>│ <text:s text:c="2"/>│ <text:s text:c="2"/>├── industrial_lathe_wear.ini</text:p>
      <text:p text:style-name="P4">│ <text:s text:c="6"/>│ <text:s text:c="2"/>│ <text:s text:c="2"/>├── lathe-fanucy.tbl</text:p>
      <text:p text:style-name="P4">│ <text:s text:c="6"/>│ <text:s text:c="2"/>│ <text:s text:c="2"/>├── lathe_postgui.hal</text:p>
      <text:p text:style-name="P2">│ <text:s text:c="6"/>│ <text:s text:c="2"/>│ <text:s text:c="2"/>├── README</text:p>
      <text:p text:style-name="P4">│ <text:s text:c="6"/>│ <text:s text:c="2"/>│ <text:s text:c="2"/>├── remap.py</text:p>
      <text:p text:style-name="P4">│ <text:s text:c="6"/>│ <text:s text:c="2"/>│ <text:s text:c="2"/>├── toolchange.ngc</text:p>
      <text:p text:style-name="P4">│ <text:s text:c="6"/>│ <text:s text:c="2"/>│ <text:s text:c="2"/>└── toplevel.py</text:p>
      <text:p text:style-name="P4">│ <text:s text:c="6"/>│ <text:s text:c="2"/>├── lathe_postgui.hal</text:p>
      <text:p text:style-name="P5">│ <text:s text:c="6"/>│ <text:s text:c="2"/>├── lathe.tbl -&gt; ../lathe.tbl</text:p>
      <text:p text:style-name="P6">│ <text:s text:c="6"/>│ <text:s text:c="2"/>├── ngcgui/</text:p>
      <text:p text:style-name="P5">│ <text:s text:c="6"/>│ <text:s text:c="2"/>│ <text:s text:c="2"/>├── gremlin_view.ui -&gt; ../../gremlin_view.ui</text:p>
      <text:p text:style-name="P4">│ <text:s text:c="6"/>│ <text:s text:c="2"/>│ <text:s text:c="2"/>├── pyngcgui_gscreen_gcmc.ini</text:p>
      <text:p text:style-name="P2">│ <text:s text:c="6"/>│ <text:s text:c="2"/>│ <text:s text:c="2"/>├── pyngcgui_gscreen_gcmc.txt</text:p>
      <text:p text:style-name="P4">│ <text:s text:c="6"/>│ <text:s text:c="2"/>│ <text:s text:c="2"/>├── pyngcgui_gscreen.ini</text:p>
      <text:p text:style-name="P4">│ <text:s text:c="6"/>│ <text:s text:c="2"/>│ <text:s text:c="2"/>├── pyngcgui_gscreen_popupkeyboard.ini</text:p>
      <text:p text:style-name="P2">│ <text:s text:c="6"/>│ <text:s text:c="2"/>│ <text:s text:c="2"/>├── pyngcgui_gscreen_popupkeyboard.txt</text:p>
      <text:p text:style-name="P4">│ <text:s text:c="6"/>│ <text:s text:c="2"/>│ <text:s text:c="2"/>├── pyngcgui_gscreen.txt</text:p>
      <text:p text:style-name="P5">│ <text:s text:c="6"/>│ <text:s text:c="2"/>│ <text:s text:c="2"/>├── pyngcgui_popupkeyboard.ui -&gt; ../../pyngcgui_popupkeyboard.ui</text:p>
      <text:p text:style-name="P5">│ <text:s text:c="6"/>│ <text:s text:c="2"/>│ <text:s text:c="2"/>├── pyngcgui.ui -&gt; ../../pyngcgui.ui</text:p>
      <text:p text:style-name="P2">│ <text:s text:c="6"/>│ <text:s text:c="2"/>│ <text:s text:c="2"/>├── README</text:p>
      <text:p text:style-name="P5">│ <text:s text:c="6"/>│ <text:s text:c="2"/>│ <text:s text:c="2"/>└── sim.tbl -&gt; ../../sim.tbl</text:p>
      <text:p text:style-name="P2">│ <text:s text:c="6"/>│ <text:s text:c="2"/>├── README</text:p>
      <text:p text:style-name="P6">│ <text:s text:c="6"/>│ <text:s text:c="2"/>├── silverdragon/</text:p>
      <text:p text:style-name="P6">│ <text:s text:c="6"/>│ <text:s text:c="2"/>│ <text:s text:c="2"/>├── macros/</text:p>
      <text:p text:style-name="P4">│ <text:s text:c="6"/>│ <text:s text:c="2"/>│ <text:s text:c="2"/>│ <text:s text:c="2"/>├── auto_zref.ngc</text:p>
      <text:p text:style-name="P4">│ <text:s text:c="6"/>│ <text:s text:c="2"/>│ <text:s text:c="2"/>│ <text:s text:c="2"/>├── laserzero.ngc</text:p>
      <text:p text:style-name="P4">│ <text:s text:c="6"/>│ <text:s text:c="2"/>│ <text:s text:c="2"/>│ <text:s text:c="2"/>├── tool_sensor.ngc</text:p>
      <text:p text:style-name="P4"><text:soft-page-break/>│ <text:s text:c="6"/>│ <text:s text:c="2"/>│ <text:s text:c="2"/>│ <text:s text:c="2"/>└── touch_plate.ngc</text:p>
      <text:p text:style-name="P2">│ <text:s text:c="6"/>│ <text:s text:c="2"/>│ <text:s text:c="2"/>├── README</text:p>
      <text:p text:style-name="P4">│ <text:s text:c="6"/>│ <text:s text:c="2"/>│ <text:s text:c="2"/>├── silverdragon.ini</text:p>
      <text:p text:style-name="P6">│ <text:s text:c="6"/>│ <text:s text:c="2"/>│ <text:s text:c="2"/>├── silverdragon_theme/</text:p>
      <text:p text:style-name="P6">│ <text:s text:c="6"/>│ <text:s text:c="2"/>│ <text:s text:c="2"/>│ <text:s text:c="2"/>├── gtk-2.0/</text:p>
      <text:p text:style-name="P6">│ <text:s text:c="6"/>│ <text:s text:c="2"/>│ <text:s text:c="2"/>│ <text:s text:c="2"/>│ <text:s text:c="2"/>├── arrow/</text:p>
      <text:p text:style-name="P4">│ <text:s text:c="6"/>│ <text:s text:c="2"/>│ <text:s text:c="2"/>│ <text:s text:c="2"/>│ <text:s text:c="2"/>│ <text:s text:c="2"/>├── arrow-down-disable.png</text:p>
      <text:p text:style-name="P4">│ <text:s text:c="6"/>│ <text:s text:c="2"/>│ <text:s text:c="2"/>│ <text:s text:c="2"/>│ <text:s text:c="2"/>│ <text:s text:c="2"/>├── arrow-down.png</text:p>
      <text:p text:style-name="P4">│ <text:s text:c="6"/>│ <text:s text:c="2"/>│ <text:s text:c="2"/>│ <text:s text:c="2"/>│ <text:s text:c="2"/>│ <text:s text:c="2"/>├── arrow-left.png</text:p>
      <text:p text:style-name="P4">│ <text:s text:c="6"/>│ <text:s text:c="2"/>│ <text:s text:c="2"/>│ <text:s text:c="2"/>│ <text:s text:c="2"/>│ <text:s text:c="2"/>├── arrow-right.png</text:p>
      <text:p text:style-name="P4">│ <text:s text:c="6"/>│ <text:s text:c="2"/>│ <text:s text:c="2"/>│ <text:s text:c="2"/>│ <text:s text:c="2"/>│ <text:s text:c="2"/>├── arrow-up-disable.png</text:p>
      <text:p text:style-name="P4">│ <text:s text:c="6"/>│ <text:s text:c="2"/>│ <text:s text:c="2"/>│ <text:s text:c="2"/>│ <text:s text:c="2"/>│ <text:s text:c="2"/>└── arrow-up.png</text:p>
      <text:p text:style-name="P4">│ <text:s text:c="6"/>│ <text:s text:c="2"/>│ <text:s text:c="2"/>│ <text:s text:c="2"/>│ <text:s text:c="2"/>├── bg.png</text:p>
      <text:p text:style-name="P6">│ <text:s text:c="6"/>│ <text:s text:c="2"/>│ <text:s text:c="2"/>│ <text:s text:c="2"/>│ <text:s text:c="2"/>├── button/</text:p>
      <text:p text:style-name="P4">│ <text:s text:c="6"/>│ <text:s text:c="2"/>│ <text:s text:c="2"/>│ <text:s text:c="2"/>│ <text:s text:c="2"/>│ <text:s text:c="2"/>├── button-ins.png</text:p>
      <text:p text:style-name="P4">│ <text:s text:c="6"/>│ <text:s text:c="2"/>│ <text:s text:c="2"/>│ <text:s text:c="2"/>│ <text:s text:c="2"/>│ <text:s text:c="2"/>├── button-light.png</text:p>
      <text:p text:style-name="P4">│ <text:s text:c="6"/>│ <text:s text:c="2"/>│ <text:s text:c="2"/>│ <text:s text:c="2"/>│ <text:s text:c="2"/>│ <text:s text:c="2"/>├── button.png</text:p>
      <text:p text:style-name="P4">│ <text:s text:c="6"/>│ <text:s text:c="2"/>│ <text:s text:c="2"/>│ <text:s text:c="2"/>│ <text:s text:c="2"/>│ <text:s text:c="2"/>├── button-pressed.png</text:p>
      <text:p text:style-name="P4">│ <text:s text:c="6"/>│ <text:s text:c="2"/>│ <text:s text:c="2"/>│ <text:s text:c="2"/>│ <text:s text:c="2"/>│ <text:s text:c="2"/>└── button-spin.png</text:p>
      <text:p text:style-name="P4">│ <text:s text:c="6"/>│ <text:s text:c="2"/>│ <text:s text:c="2"/>│ <text:s text:c="2"/>│ <text:s text:c="2"/>├── button.rc</text:p>
      <text:p text:style-name="P6">│ <text:s text:c="6"/>│ <text:s text:c="2"/>│ <text:s text:c="2"/>│ <text:s text:c="2"/>│ <text:s text:c="2"/>├── c_box/</text:p>
      <text:p text:style-name="P4">│ <text:s text:c="6"/>│ <text:s text:c="2"/>│ <text:s text:c="2"/>│ <text:s text:c="2"/>│ <text:s text:c="2"/>│ <text:s text:c="2"/>├── c_box.png</text:p>
      <text:p text:style-name="P4">│ <text:s text:c="6"/>│ <text:s text:c="2"/>│ <text:s text:c="2"/>│ <text:s text:c="2"/>│ <text:s text:c="2"/>│ <text:s text:c="2"/>└── c_box-pressed.png</text:p>
      <text:p text:style-name="P4">│ <text:s text:c="6"/>│ <text:s text:c="2"/>│ <text:s text:c="2"/>│ <text:s text:c="2"/>│ <text:s text:c="2"/>├── c_box.rc</text:p>
      <text:p text:style-name="P6">│ <text:s text:c="6"/>│ <text:s text:c="2"/>│ <text:s text:c="2"/>│ <text:s text:c="2"/>│ <text:s text:c="2"/>├── entry/</text:p>
      <text:p text:style-name="P4">│ <text:s text:c="6"/>│ <text:s text:c="2"/>│ <text:s text:c="2"/>│ <text:s text:c="2"/>│ <text:s text:c="2"/>│ <text:s text:c="2"/>├── entry-active.png</text:p>
      <text:p text:style-name="P4">│ <text:s text:c="6"/>│ <text:s text:c="2"/>│ <text:s text:c="2"/>│ <text:s text:c="2"/>│ <text:s text:c="2"/>│ <text:s text:c="2"/>└── entry.png</text:p>
      <text:p text:style-name="P4">│ <text:s text:c="6"/>│ <text:s text:c="2"/>│ <text:s text:c="2"/>│ <text:s text:c="2"/>│ <text:s text:c="2"/>├── entry.rc</text:p>
      <text:p text:style-name="P4">│ <text:s text:c="6"/>│ <text:s text:c="2"/>│ <text:s text:c="2"/>│ <text:s text:c="2"/>│ <text:s text:c="2"/>├── gtkrc</text:p>
      <text:p text:style-name="P6">│ <text:s text:c="6"/>│ <text:s text:c="2"/>│ <text:s text:c="2"/>│ <text:s text:c="2"/>│ <text:s text:c="2"/>├── menubar/</text:p>
      <text:p text:style-name="P4">│ <text:s text:c="6"/>│ <text:s text:c="2"/>│ <text:s text:c="2"/>│ <text:s text:c="2"/>│ <text:s text:c="2"/>│ <text:s text:c="2"/>├── line-h.png</text:p>
      <text:p text:style-name="P4">│ <text:s text:c="6"/>│ <text:s text:c="2"/>│ <text:s text:c="2"/>│ <text:s text:c="2"/>│ <text:s text:c="2"/>│ <text:s text:c="2"/>├── line-v.png</text:p>
      <text:p text:style-name="P4">│ <text:s text:c="6"/>│ <text:s text:c="2"/>│ <text:s text:c="2"/>│ <text:s text:c="2"/>│ <text:s text:c="2"/>│ <text:s text:c="2"/>├── menubar.png</text:p>
      <text:p text:style-name="P4">│ <text:s text:c="6"/>│ <text:s text:c="2"/>│ <text:s text:c="2"/>│ <text:s text:c="2"/>│ <text:s text:c="2"/>│ <text:s text:c="2"/>└── menuitem.png</text:p>
      <text:p text:style-name="P4">│ <text:s text:c="6"/>│ <text:s text:c="2"/>│ <text:s text:c="2"/>│ <text:s text:c="2"/>│ <text:s text:c="2"/>├── menubar.rc</text:p>
      <text:p text:style-name="P6">│ <text:s text:c="6"/>│ <text:s text:c="2"/>│ <text:s text:c="2"/>│ <text:s text:c="2"/>│ <text:s text:c="2"/>├── notebook/</text:p>
      <text:p text:style-name="P4">│ <text:s text:c="6"/>│ <text:s text:c="2"/>│ <text:s text:c="2"/>│ <text:s text:c="2"/>│ <text:s text:c="2"/>│ <text:s text:c="2"/>├── notebook.png</text:p>
      <text:p text:style-name="P4">│ <text:s text:c="6"/>│ <text:s text:c="2"/>│ <text:s text:c="2"/>│ <text:s text:c="2"/>│ <text:s text:c="2"/>│ <text:s text:c="2"/>├── tab-bottom-active.png</text:p>
      <text:p text:style-name="P4">│ <text:s text:c="6"/>│ <text:s text:c="2"/>│ <text:s text:c="2"/>│ <text:s text:c="2"/>│ <text:s text:c="2"/>│ <text:s text:c="2"/>├── tab-bottom.png</text:p>
      <text:p text:style-name="P4">│ <text:s text:c="6"/>│ <text:s text:c="2"/>│ <text:s text:c="2"/>│ <text:s text:c="2"/>│ <text:s text:c="2"/>│ <text:s text:c="2"/>├── tab-left-active.png</text:p>
      <text:p text:style-name="P4">│ <text:s text:c="6"/>│ <text:s text:c="2"/>│ <text:s text:c="2"/>│ <text:s text:c="2"/>│ <text:s text:c="2"/>│ <text:s text:c="2"/>├── tab-left.png</text:p>
      <text:p text:style-name="P4">│ <text:s text:c="6"/>│ <text:s text:c="2"/>│ <text:s text:c="2"/>│ <text:s text:c="2"/>│ <text:s text:c="2"/>│ <text:s text:c="2"/>├── tab-right-active.png</text:p>
      <text:p text:style-name="P4">│ <text:s text:c="6"/>│ <text:s text:c="2"/>│ <text:s text:c="2"/>│ <text:s text:c="2"/>│ <text:s text:c="2"/>│ <text:s text:c="2"/>├── tab-right.png</text:p>
      <text:p text:style-name="P4">│ <text:s text:c="6"/>│ <text:s text:c="2"/>│ <text:s text:c="2"/>│ <text:s text:c="2"/>│ <text:s text:c="2"/>│ <text:s text:c="2"/>├── tab-top-active.png</text:p>
      <text:p text:style-name="P4">│ <text:s text:c="6"/>│ <text:s text:c="2"/>│ <text:s text:c="2"/>│ <text:s text:c="2"/>│ <text:s text:c="2"/>│ <text:s text:c="2"/>└── tab-top.png</text:p>
      <text:p text:style-name="P4">│ <text:s text:c="6"/>│ <text:s text:c="2"/>│ <text:s text:c="2"/>│ <text:s text:c="2"/>│ <text:s text:c="2"/>├── notebook.rc</text:p>
      <text:p text:style-name="P4">│ <text:s text:c="6"/>│ <text:s text:c="2"/>│ <text:s text:c="2"/>│ <text:s text:c="2"/>│ <text:s text:c="2"/>├── null.png</text:p>
      <text:p text:style-name="P6">│ <text:s text:c="6"/>│ <text:s text:c="2"/>│ <text:s text:c="2"/>│ <text:s text:c="2"/>│ <text:s text:c="2"/>├── progressbar/</text:p>
      <text:p text:style-name="P4">│ <text:s text:c="6"/>│ <text:s text:c="2"/>│ <text:s text:c="2"/>│ <text:s text:c="2"/>│ <text:s text:c="2"/>│ <text:s text:c="2"/>├── progressbar-horiz.png</text:p>
      <text:p text:style-name="P4">│ <text:s text:c="6"/>│ <text:s text:c="2"/>│ <text:s text:c="2"/>│ <text:s text:c="2"/>│ <text:s text:c="2"/>│ <text:s text:c="2"/>├── progressbar-vert.png</text:p>
      <text:p text:style-name="P4">│ <text:s text:c="6"/>│ <text:s text:c="2"/>│ <text:s text:c="2"/>│ <text:s text:c="2"/>│ <text:s text:c="2"/>│ <text:s text:c="2"/>├── trough-horiz.png</text:p>
      <text:p text:style-name="P4">│ <text:s text:c="6"/>│ <text:s text:c="2"/>│ <text:s text:c="2"/>│ <text:s text:c="2"/>│ <text:s text:c="2"/>│ <text:s text:c="2"/>├── trough-tree.png</text:p>
      <text:p text:style-name="P4">│ <text:s text:c="6"/>│ <text:s text:c="2"/>│ <text:s text:c="2"/>│ <text:s text:c="2"/>│ <text:s text:c="2"/>│ <text:s text:c="2"/>└── trough-vert.png</text:p>
      <text:p text:style-name="P4">│ <text:s text:c="6"/>│ <text:s text:c="2"/>│ <text:s text:c="2"/>│ <text:s text:c="2"/>│ <text:s text:c="2"/>├── progressbar.rc</text:p>
      <text:p text:style-name="P6">│ <text:s text:c="6"/>│ <text:s text:c="2"/>│ <text:s text:c="2"/>│ <text:s text:c="2"/>│ <text:s text:c="2"/>├── radio/</text:p>
      <text:p text:style-name="P4"><text:soft-page-break/>│ <text:s text:c="6"/>│ <text:s text:c="2"/>│ <text:s text:c="2"/>│ <text:s text:c="2"/>│ <text:s text:c="2"/>│ <text:s text:c="2"/>├── radio.png</text:p>
      <text:p text:style-name="P4">│ <text:s text:c="6"/>│ <text:s text:c="2"/>│ <text:s text:c="2"/>│ <text:s text:c="2"/>│ <text:s text:c="2"/>│ <text:s text:c="2"/>├── radio-pressed (copy).png</text:p>
      <text:p text:style-name="P4">│ <text:s text:c="6"/>│ <text:s text:c="2"/>│ <text:s text:c="2"/>│ <text:s text:c="2"/>│ <text:s text:c="2"/>│ <text:s text:c="2"/>└── radio-pressed.png</text:p>
      <text:p text:style-name="P4">│ <text:s text:c="6"/>│ <text:s text:c="2"/>│ <text:s text:c="2"/>│ <text:s text:c="2"/>│ <text:s text:c="2"/>├── radio.rc</text:p>
      <text:p text:style-name="P6">│ <text:s text:c="6"/>│ <text:s text:c="2"/>│ <text:s text:c="2"/>│ <text:s text:c="2"/>│ <text:s text:c="2"/>├── scale/</text:p>
      <text:p text:style-name="P4">│ <text:s text:c="6"/>│ <text:s text:c="2"/>│ <text:s text:c="2"/>│ <text:s text:c="2"/>│ <text:s text:c="2"/>│ <text:s text:c="2"/>├── slider-horiz.png</text:p>
      <text:p text:style-name="P4">│ <text:s text:c="6"/>│ <text:s text:c="2"/>│ <text:s text:c="2"/>│ <text:s text:c="2"/>│ <text:s text:c="2"/>│ <text:s text:c="2"/>├── slider-vert.png</text:p>
      <text:p text:style-name="P4">│ <text:s text:c="6"/>│ <text:s text:c="2"/>│ <text:s text:c="2"/>│ <text:s text:c="2"/>│ <text:s text:c="2"/>│ <text:s text:c="2"/>├── trough-horiz.png</text:p>
      <text:p text:style-name="P4">│ <text:s text:c="6"/>│ <text:s text:c="2"/>│ <text:s text:c="2"/>│ <text:s text:c="2"/>│ <text:s text:c="2"/>│ <text:s text:c="2"/>└── trough-vert.png</text:p>
      <text:p text:style-name="P4">│ <text:s text:c="6"/>│ <text:s text:c="2"/>│ <text:s text:c="2"/>│ <text:s text:c="2"/>│ <text:s text:c="2"/>├── scale.rc</text:p>
      <text:p text:style-name="P6">│ <text:s text:c="6"/>│ <text:s text:c="2"/>│ <text:s text:c="2"/>│ <text:s text:c="2"/>│ <text:s text:c="2"/>├── scrollbar/</text:p>
      <text:p text:style-name="P4">│ <text:s text:c="6"/>│ <text:s text:c="2"/>│ <text:s text:c="2"/>│ <text:s text:c="2"/>│ <text:s text:c="2"/>│ <text:s text:c="2"/>├── arrow_down_clicked.png</text:p>
      <text:p text:style-name="P4">│ <text:s text:c="6"/>│ <text:s text:c="2"/>│ <text:s text:c="2"/>│ <text:s text:c="2"/>│ <text:s text:c="2"/>│ <text:s text:c="2"/>├── arrow_down.png</text:p>
      <text:p text:style-name="P4">│ <text:s text:c="6"/>│ <text:s text:c="2"/>│ <text:s text:c="2"/>│ <text:s text:c="2"/>│ <text:s text:c="2"/>│ <text:s text:c="2"/>├── arrow_left_clicked.png</text:p>
      <text:p text:style-name="P4">│ <text:s text:c="6"/>│ <text:s text:c="2"/>│ <text:s text:c="2"/>│ <text:s text:c="2"/>│ <text:s text:c="2"/>│ <text:s text:c="2"/>├── arrow_left.png</text:p>
      <text:p text:style-name="P4">│ <text:s text:c="6"/>│ <text:s text:c="2"/>│ <text:s text:c="2"/>│ <text:s text:c="2"/>│ <text:s text:c="2"/>│ <text:s text:c="2"/>├── arrow_right_clicked.png</text:p>
      <text:p text:style-name="P4">│ <text:s text:c="6"/>│ <text:s text:c="2"/>│ <text:s text:c="2"/>│ <text:s text:c="2"/>│ <text:s text:c="2"/>│ <text:s text:c="2"/>├── arrow_right.png</text:p>
      <text:p text:style-name="P4">│ <text:s text:c="6"/>│ <text:s text:c="2"/>│ <text:s text:c="2"/>│ <text:s text:c="2"/>│ <text:s text:c="2"/>│ <text:s text:c="2"/>├── arrow_up_clicked.png</text:p>
      <text:p text:style-name="P4">│ <text:s text:c="6"/>│ <text:s text:c="2"/>│ <text:s text:c="2"/>│ <text:s text:c="2"/>│ <text:s text:c="2"/>│ <text:s text:c="2"/>├── arrow_up.png</text:p>
      <text:p text:style-name="P4">│ <text:s text:c="6"/>│ <text:s text:c="2"/>│ <text:s text:c="2"/>│ <text:s text:c="2"/>│ <text:s text:c="2"/>│ <text:s text:c="2"/>├── scrollbar_horizontal.png</text:p>
      <text:p text:style-name="P4">│ <text:s text:c="6"/>│ <text:s text:c="2"/>│ <text:s text:c="2"/>│ <text:s text:c="2"/>│ <text:s text:c="2"/>│ <text:s text:c="2"/>├── scrollbar_vertical.png</text:p>
      <text:p text:style-name="P4">│ <text:s text:c="6"/>│ <text:s text:c="2"/>│ <text:s text:c="2"/>│ <text:s text:c="2"/>│ <text:s text:c="2"/>│ <text:s text:c="2"/>├── thumb.png</text:p>
      <text:p text:style-name="P4">│ <text:s text:c="6"/>│ <text:s text:c="2"/>│ <text:s text:c="2"/>│ <text:s text:c="2"/>│ <text:s text:c="2"/>│ <text:s text:c="2"/>├── trough-h.png</text:p>
      <text:p text:style-name="P4">│ <text:s text:c="6"/>│ <text:s text:c="2"/>│ <text:s text:c="2"/>│ <text:s text:c="2"/>│ <text:s text:c="2"/>│ <text:s text:c="2"/>└── trough-v.png</text:p>
      <text:p text:style-name="P4">│ <text:s text:c="6"/>│ <text:s text:c="2"/>│ <text:s text:c="2"/>│ <text:s text:c="2"/>│ <text:s text:c="2"/>├── scrollbar.rc</text:p>
      <text:p text:style-name="P4">│ <text:s text:c="6"/>│ <text:s text:c="2"/>│ <text:s text:c="2"/>│ <text:s text:c="2"/>│ <text:s text:c="2"/>├── spin.rc</text:p>
      <text:p text:style-name="P6">│ <text:s text:c="6"/>│ <text:s text:c="2"/>│ <text:s text:c="2"/>│ <text:s text:c="2"/>│ <text:s text:c="2"/>├── statusbar/</text:p>
      <text:p text:style-name="P4">│ <text:s text:c="6"/>│ <text:s text:c="2"/>│ <text:s text:c="2"/>│ <text:s text:c="2"/>│ <text:s text:c="2"/>│ <text:s text:c="2"/>└── resizer.png</text:p>
      <text:p text:style-name="P4">│ <text:s text:c="6"/>│ <text:s text:c="2"/>│ <text:s text:c="2"/>│ <text:s text:c="2"/>│ <text:s text:c="2"/>└── statusbar.rc</text:p>
      <text:p text:style-name="P6">│ <text:s text:c="6"/>│ <text:s text:c="2"/>│ <text:s text:c="2"/>│ <text:s text:c="2"/>└── metacity-1/</text:p>
      <text:p text:style-name="P4">│ <text:s text:c="6"/>│ <text:s text:c="2"/>│ <text:s text:c="2"/>│ <text:s text:c="6"/>├── border-bottom.png</text:p>
      <text:p text:style-name="P4">│ <text:s text:c="6"/>│ <text:s text:c="2"/>│ <text:s text:c="2"/>│ <text:s text:c="6"/>├── border-left.png</text:p>
      <text:p text:style-name="P4">│ <text:s text:c="6"/>│ <text:s text:c="2"/>│ <text:s text:c="2"/>│ <text:s text:c="6"/>├── border-right.png</text:p>
      <text:p text:style-name="P4">│ <text:s text:c="6"/>│ <text:s text:c="2"/>│ <text:s text:c="2"/>│ <text:s text:c="6"/>├── bottom-grip-left-corner.png</text:p>
      <text:p text:style-name="P4">│ <text:s text:c="6"/>│ <text:s text:c="2"/>│ <text:s text:c="2"/>│ <text:s text:c="6"/>├── bottom-grip-right-corner.png</text:p>
      <text:p text:style-name="P4">│ <text:s text:c="6"/>│ <text:s text:c="2"/>│ <text:s text:c="2"/>│ <text:s text:c="6"/>├── button-bkg.png</text:p>
      <text:p text:style-name="P4">│ <text:s text:c="6"/>│ <text:s text:c="2"/>│ <text:s text:c="2"/>│ <text:s text:c="6"/>├── button-bkg-pressed.png</text:p>
      <text:p text:style-name="P4">│ <text:s text:c="6"/>│ <text:s text:c="2"/>│ <text:s text:c="2"/>│ <text:s text:c="6"/>├── button-bkg-unfocused.png</text:p>
      <text:p text:style-name="P4">│ <text:s text:c="6"/>│ <text:s text:c="2"/>│ <text:s text:c="2"/>│ <text:s text:c="6"/>├── button-close-icon.png</text:p>
      <text:p text:style-name="P4">│ <text:s text:c="6"/>│ <text:s text:c="2"/>│ <text:s text:c="2"/>│ <text:s text:c="6"/>├── button-max-icon.png</text:p>
      <text:p text:style-name="P4">│ <text:s text:c="6"/>│ <text:s text:c="2"/>│ <text:s text:c="2"/>│ <text:s text:c="6"/>├── button-min-icon.png</text:p>
      <text:p text:style-name="P4">│ <text:s text:c="6"/>│ <text:s text:c="2"/>│ <text:s text:c="2"/>│ <text:s text:c="6"/>├── button-unmax-icon.png</text:p>
      <text:p text:style-name="P4">│ <text:s text:c="6"/>│ <text:s text:c="2"/>│ <text:s text:c="2"/>│ <text:s text:c="6"/>├── metacity-theme-1.xml</text:p>
      <text:p text:style-name="P4">│ <text:s text:c="6"/>│ <text:s text:c="2"/>│ <text:s text:c="2"/>│ <text:s text:c="6"/>├── titlebar_center_gradient.png</text:p>
      <text:p text:style-name="P4">│ <text:s text:c="6"/>│ <text:s text:c="2"/>│ <text:s text:c="2"/>│ <text:s text:c="6"/>├── titlebar_center_gradient_unfocused.png</text:p>
      <text:p text:style-name="P4">│ <text:s text:c="6"/>│ <text:s text:c="2"/>│ <text:s text:c="2"/>│ <text:s text:c="6"/>├── titlebar_left_gradient.png</text:p>
      <text:p text:style-name="P4">│ <text:s text:c="6"/>│ <text:s text:c="2"/>│ <text:s text:c="2"/>│ <text:s text:c="6"/>├── titlebar_left_gradient_unfocused.png</text:p>
      <text:p text:style-name="P4">│ <text:s text:c="6"/>│ <text:s text:c="2"/>│ <text:s text:c="2"/>│ <text:s text:c="6"/>├── titlebar_right_gradient.png</text:p>
      <text:p text:style-name="P4">│ <text:s text:c="6"/>│ <text:s text:c="2"/>│ <text:s text:c="2"/>│ <text:s text:c="6"/>├── titlebar_right_gradient_unfocused.png</text:p>
      <text:p text:style-name="P4">│ <text:s text:c="6"/>│ <text:s text:c="2"/>│ <text:s text:c="2"/>│ <text:s text:c="6"/>├── title_center_dimple_gradient.png</text:p>
      <text:p text:style-name="P4">│ <text:s text:c="6"/>│ <text:s text:c="2"/>│ <text:s text:c="2"/>│ <text:s text:c="6"/>├── title_center_dimple_gradient_unfocused.png</text:p>
      <text:p text:style-name="P4">│ <text:s text:c="6"/>│ <text:s text:c="2"/>│ <text:s text:c="2"/>│ <text:s text:c="6"/>├── title_left_dimple_gradient.png</text:p>
      <text:p text:style-name="P4">│ <text:s text:c="6"/>│ <text:s text:c="2"/>│ <text:s text:c="2"/>│ <text:s text:c="6"/>├── title_left_dimple_gradient_unfocused.png</text:p>
      <text:p text:style-name="P4">│ <text:s text:c="6"/>│ <text:s text:c="2"/>│ <text:s text:c="2"/>│ <text:s text:c="6"/>├── title_right_dimple_gradient.png</text:p>
      <text:p text:style-name="P4">│ <text:s text:c="6"/>│ <text:s text:c="2"/>│ <text:s text:c="2"/>│ <text:s text:c="6"/>├── title_right_dimple_gradient_unfocused.png</text:p>
      <text:p text:style-name="P4"><text:soft-page-break/>│ <text:s text:c="6"/>│ <text:s text:c="2"/>│ <text:s text:c="2"/>│ <text:s text:c="6"/>├── top-grip-left-corner.png</text:p>
      <text:p text:style-name="P4">│ <text:s text:c="6"/>│ <text:s text:c="2"/>│ <text:s text:c="2"/>│ <text:s text:c="6"/>├── top-grip-right-corner.png</text:p>
      <text:p text:style-name="P4">│ <text:s text:c="6"/>│ <text:s text:c="2"/>│ <text:s text:c="2"/>│ <text:s text:c="6"/>├── window-chrome-close-unfocused.png</text:p>
      <text:p text:style-name="P4">│ <text:s text:c="6"/>│ <text:s text:c="2"/>│ <text:s text:c="2"/>│ <text:s text:c="6"/>├── window-chrome-maximize-unfocused.png</text:p>
      <text:p text:style-name="P4">│ <text:s text:c="6"/>│ <text:s text:c="2"/>│ <text:s text:c="2"/>│ <text:s text:c="6"/>├── window-chrome-minimize-unfocused.png</text:p>
      <text:p text:style-name="P4">│ <text:s text:c="6"/>│ <text:s text:c="2"/>│ <text:s text:c="2"/>│ <text:s text:c="6"/>└── window-chrome-unmaximize-unfocused.png</text:p>
      <text:p text:style-name="P4">│ <text:s text:c="6"/>│ <text:s text:c="2"/>│ <text:s text:c="2"/>└── tool.tbl</text:p>
      <text:p text:style-name="P5">│ <text:s text:c="6"/>│ <text:s text:c="2"/>├── sim_mm.tbl -&gt; ../sim_mm.tbl</text:p>
      <text:p text:style-name="P5">│ <text:s text:c="6"/>│ <text:s text:c="2"/>├── sim.tbl -&gt; ../sim.tbl</text:p>
      <text:p text:style-name="P6">│ <text:s text:c="6"/>│ <text:s text:c="2"/>├── spartan/</text:p>
      <text:p text:style-name="P4">│ <text:s text:c="6"/>│ <text:s text:c="2"/>│ <text:s text:c="2"/>├── custom.hal</text:p>
      <text:p text:style-name="P4">│ <text:s text:c="6"/>│ <text:s text:c="2"/>│ <text:s text:c="2"/>├── custom_postgui.hal</text:p>
      <text:p text:style-name="P2">│ <text:s text:c="6"/>│ <text:s text:c="2"/>│ <text:s text:c="2"/>├── README</text:p>
      <text:p text:style-name="P4">│ <text:s text:c="6"/>│ <text:s text:c="2"/>│ <text:s text:c="2"/>├── sim_hardware.hal</text:p>
      <text:p text:style-name="P4">│ <text:s text:c="6"/>│ <text:s text:c="2"/>│ <text:s text:c="2"/>├── spartan.hal</text:p>
      <text:p text:style-name="P4">│ <text:s text:c="6"/>│ <text:s text:c="2"/>│ <text:s text:c="2"/>├── spartan.ini</text:p>
      <text:p text:style-name="P4">│ <text:s text:c="6"/>│ <text:s text:c="2"/>│ <text:s text:c="2"/>└── tool.tbl</text:p>
      <text:p text:style-name="P4">│ <text:s text:c="6"/>│ <text:s text:c="2"/>└── vcp_box.glade</text:p>
      <text:p text:style-name="P4">│ <text:s text:c="6"/>├── hitcounter.py</text:p>
      <text:p text:style-name="P4">│ <text:s text:c="6"/>├── lathe_postgui.hal</text:p>
      <text:p text:style-name="P4">│ <text:s text:c="6"/>├── lathe.tbl</text:p>
      <text:p text:style-name="P4">│ <text:s text:c="6"/>├── lathe.xml</text:p>
      <text:p text:style-name="P4">│ <text:s text:c="6"/>├── manual-example.hal</text:p>
      <text:p text:style-name="P4">│ <text:s text:c="6"/>├── manual-example.ui</text:p>
      <text:p text:style-name="P5">│ <text:s text:c="6"/>├── nc_files -&gt; ../../nc_files/</text:p>
      <text:p text:style-name="P4">│ <text:s text:c="6"/>├── nstools.tbl</text:p>
      <text:p text:style-name="P4">│ <text:s text:c="6"/>├── pyngcgui_popupkeyboard.ui</text:p>
      <text:p text:style-name="P4">│ <text:s text:c="6"/>├── pyngcgui.ui</text:p>
      <text:p text:style-name="P6">│ <text:s text:c="6"/>├── pyvcp_demo/</text:p>
      <text:p text:style-name="P4">│ <text:s text:c="6"/>│ <text:s text:c="2"/>├── custom.hal</text:p>
      <text:p text:style-name="P4">│ <text:s text:c="6"/>│ <text:s text:c="2"/>├── pyvcp_demo1.ini</text:p>
      <text:p text:style-name="P4">│ <text:s text:c="6"/>│ <text:s text:c="2"/>├── pyvcp_demo1.xml</text:p>
      <text:p text:style-name="P2">│ <text:s text:c="6"/>│ <text:s text:c="2"/>├── README</text:p>
      <text:p text:style-name="P5">│ <text:s text:c="6"/>│ <text:s text:c="2"/>└── sim_mm.tbl -&gt; ../sim_mm.tbl</text:p>
      <text:p text:style-name="P4">│ <text:s text:c="6"/>├── pyvcp_demo.hal</text:p>
      <text:p text:style-name="P4">│ <text:s text:c="6"/>├── pyvcp_demo.xml</text:p>
      <text:p text:style-name="P6">│ <text:s text:c="6"/>├── qtvcp_screens/</text:p>
      <text:p text:style-name="P4">│ <text:s text:c="6"/>│ <text:s text:c="2"/>├── background.png</text:p>
      <text:p text:style-name="P4">│ <text:s text:c="6"/>│ <text:s text:c="2"/>├── blender.ini</text:p>
      <text:p text:style-name="P4">│ <text:s text:c="6"/>│ <text:s text:c="2"/>├── check_constraints.hal</text:p>
      <text:p text:style-name="P4">│ <text:s text:c="6"/>│ <text:s text:c="2"/>├── .gitignore</text:p>
      <text:p text:style-name="P6">│ <text:s text:c="6"/>│ <text:s text:c="2"/>├── industrial_lathe_wear/</text:p>
      <text:p text:style-name="P4">│ <text:s text:c="6"/>│ <text:s text:c="2"/>│ <text:s text:c="2"/>├── industrial_lathe_wear.ini</text:p>
      <text:p text:style-name="P4">│ <text:s text:c="6"/>│ <text:s text:c="2"/>│ <text:s text:c="2"/>├── lathe-fanucy.tbl</text:p>
      <text:p text:style-name="P4">│ <text:s text:c="6"/>│ <text:s text:c="2"/>│ <text:s text:c="2"/>├── qtvcp_postgui.hal</text:p>
      <text:p text:style-name="P2">│ <text:s text:c="6"/>│ <text:s text:c="2"/>│ <text:s text:c="2"/>├── README</text:p>
      <text:p text:style-name="P4">│ <text:s text:c="6"/>│ <text:s text:c="2"/>│ <text:s text:c="2"/>├── remap.py</text:p>
      <text:p text:style-name="P4">│ <text:s text:c="6"/>│ <text:s text:c="2"/>│ <text:s text:c="2"/>├── toolchange.ngc</text:p>
      <text:p text:style-name="P4">│ <text:s text:c="6"/>│ <text:s text:c="2"/>│ <text:s text:c="2"/>└── toplevel.py</text:p>
      <text:p text:style-name="P4">│ <text:s text:c="6"/>│ <text:s text:c="2"/>├── qt_800x600.ini</text:p>
      <text:p text:style-name="P4">│ <text:s text:c="6"/>│ <text:s text:c="2"/>├── qtaxis.ini</text:p>
      <text:p text:style-name="P4">│ <text:s text:c="6"/>│ <text:s text:c="2"/>├── qtdefault_9axis.ini</text:p>
      <text:p text:style-name="P4">│ <text:s text:c="6"/>│ <text:s text:c="2"/>├── qtdefault_gantry.ini</text:p>
      <text:p text:style-name="P4">│ <text:s text:c="6"/>│ <text:s text:c="2"/>├── qtdefault.ini</text:p>
      <text:p text:style-name="P4">│ <text:s text:c="6"/>│ <text:s text:c="2"/>├── qtdefault_mm.ini</text:p>
      <text:p text:style-name="P6"><text:soft-page-break/>│ <text:s text:c="6"/>│ <text:s text:c="2"/>├── qtdragon/</text:p>
      <text:p text:style-name="P4">│ <text:s text:c="6"/>│ <text:s text:c="2"/>│ <text:s text:c="2"/>├── qtdragon.hal</text:p>
      <text:p text:style-name="P4">│ <text:s text:c="6"/>│ <text:s text:c="2"/>│ <text:s text:c="2"/>├── qtdragon.ini</text:p>
      <text:p text:style-name="P4">│ <text:s text:c="6"/>│ <text:s text:c="2"/>│ <text:s text:c="2"/>├── qtdragon_postgui.hal*</text:p>
      <text:p text:style-name="P4">│ <text:s text:c="6"/>│ <text:s text:c="2"/>│ <text:s text:c="2"/>└── sim.tbl</text:p>
      <text:p text:style-name="P4">│ <text:s text:c="6"/>│ <text:s text:c="2"/>├── qt_gantry.ini</text:p>
      <text:p text:style-name="P6">│ <text:s text:c="6"/>│ <text:s text:c="2"/>├── qttouchy/</text:p>
      <text:p text:style-name="P4">│ <text:s text:c="6"/>│ <text:s text:c="2"/>│ <text:s text:c="2"/>├── qttouchy.ini</text:p>
      <text:p text:style-name="P4">│ <text:s text:c="6"/>│ <text:s text:c="2"/>│ <text:s text:c="2"/>├── qtvcp_postgui.hal</text:p>
      <text:p text:style-name="P4">│ <text:s text:c="6"/>│ <text:s text:c="2"/>│ <text:s text:c="2"/>└── sim.tbl</text:p>
      <text:p text:style-name="P6">│ <text:s text:c="6"/>│ <text:s text:c="2"/>├── qtvcp_custom/</text:p>
      <text:p text:style-name="P4">│ <text:s text:c="6"/>│ <text:s text:c="2"/>│ <text:s text:c="2"/>├── check_constraints.hal</text:p>
      <text:p text:style-name="P6">│ <text:s text:c="6"/>│ <text:s text:c="2"/>│ <text:s text:c="2"/>├── custom_screencode/</text:p>
      <text:p text:style-name="P6">│ <text:s text:c="6"/>│ <text:s text:c="2"/>│ <text:s text:c="2"/>│ <text:s text:c="2"/>└── qtdefault_ngc/</text:p>
      <text:p text:style-name="P4">│ <text:s text:c="6"/>│ <text:s text:c="2"/>│ <text:s text:c="2"/>│ <text:s text:c="6"/>├── qtdefault_ngc_handler.py</text:p>
      <text:p text:style-name="P4">│ <text:s text:c="6"/>│ <text:s text:c="2"/>│ <text:s text:c="2"/>│ <text:s text:c="6"/>└── qtdefault_ngc.ui</text:p>
      <text:p text:style-name="P4">│ <text:s text:c="6"/>│ <text:s text:c="2"/>│ <text:s text:c="2"/>├── pyngcgui.ui</text:p>
      <text:p text:style-name="P4">│ <text:s text:c="6"/>│ <text:s text:c="2"/>│ <text:s text:c="2"/>├── qtdefault_ngc.ini</text:p>
      <text:p text:style-name="P4">│ <text:s text:c="6"/>│ <text:s text:c="2"/>│ <text:s text:c="2"/>└── qtvcp_postgui.hal</text:p>
      <text:p text:style-name="P4">│ <text:s text:c="6"/>│ <text:s text:c="2"/>├── qtvcp_postgui.hal</text:p>
      <text:p text:style-name="P4">│ <text:s text:c="6"/>│ <text:s text:c="2"/>├── qtx1mill.ini</text:p>
      <text:p text:style-name="P2">│ <text:s text:c="6"/>│ <text:s text:c="2"/>├── README</text:p>
      <text:p text:style-name="P4">│ <text:s text:c="6"/>│ <text:s text:c="2"/>├── sim-9axis.var</text:p>
      <text:p text:style-name="P4">│ <text:s text:c="6"/>│ <text:s text:c="2"/>├── sim_mm.tbl</text:p>
      <text:p text:style-name="P4">│ <text:s text:c="6"/>│ <text:s text:c="2"/>└── tester.ini</text:p>
      <text:p text:style-name="P2">│ <text:s text:c="6"/>├── README</text:p>
      <text:p text:style-name="P4">│ <text:s text:c="6"/>├── schema-simple.sql</text:p>
      <text:p text:style-name="P4">│ <text:s text:c="6"/>├── screwcompX.dat</text:p>
      <text:p text:style-name="P4">│ <text:s text:c="6"/>├── sim_mm.tbl</text:p>
      <text:p text:style-name="P4">│ <text:s text:c="6"/>├── sim_mm_test.tbl</text:p>
      <text:p text:style-name="P4">│ <text:s text:c="6"/>├── simpockets.tbl</text:p>
      <text:p text:style-name="P4">│ <text:s text:c="6"/>├── sim.tbl</text:p>
      <text:p text:style-name="P4">│ <text:s text:c="6"/>├── test.vcp</text:p>
      <text:p text:style-name="P6">│ <text:s text:c="6"/>├── tklinuxcnc/</text:p>
      <text:p text:style-name="P4">│ <text:s text:c="6"/>│ <text:s text:c="2"/>├── ldelta.ini</text:p>
      <text:p text:style-name="P2">│ <text:s text:c="6"/>│ <text:s text:c="2"/>├── README</text:p>
      <text:p text:style-name="P5">│ <text:s text:c="6"/>│ <text:s text:c="2"/>├── screwcompX.dat -&gt; ../screwcompX.dat</text:p>
      <text:p text:style-name="P4">│ <text:s text:c="6"/>│ <text:s text:c="2"/>├── servo_sim.ini</text:p>
      <text:p text:style-name="P5">│ <text:s text:c="6"/>│ <text:s text:c="2"/>├── sim.tbl -&gt; ../sim.tbl</text:p>
      <text:p text:style-name="P4">│ <text:s text:c="6"/>│ <text:s text:c="2"/>├── tklinuxcnc.ini</text:p>
      <text:p text:style-name="P4">│ <text:s text:c="6"/>│ <text:s text:c="2"/>├── tripod.ini</text:p>
      <text:p text:style-name="P6">│ <text:s text:c="6"/>│ <text:s text:c="2"/>└── trivkins/</text:p>
      <text:p text:style-name="P2">│ <text:s text:c="6"/>│ <text:s text:c="6"/>├── README</text:p>
      <text:p text:style-name="P4">│ <text:s text:c="6"/>│ <text:s text:c="6"/>├── xzbase.inc</text:p>
      <text:p text:style-name="P4">│ <text:s text:c="6"/>│ <text:s text:c="6"/>├── xz_both.ini</text:p>
      <text:p text:style-name="P4">│ <text:s text:c="6"/>│ <text:s text:c="6"/>├── xz.ini</text:p>
      <text:p text:style-name="P4">│ <text:s text:c="6"/>│ <text:s text:c="6"/>└── xz.tbl</text:p>
      <text:p text:style-name="P6">│ <text:s text:c="6"/>├── touchy/</text:p>
      <text:p text:style-name="P26">│ <text:s text:c="6"/>│ <text:s text:c="2"/>├── README</text:p>
      <text:p text:style-name="P23">│ <text:s text:c="6"/>│ <text:s text:c="2"/>├── gladevcp/</text:p>
      <text:p text:style-name="P23"><text:span text:style-name="T8">│ <text:s text:c="6"/>│ <text:s text:c="2"/>│ <text:s text:c="2"/>├── README</text:span></text:p>
      <text:p text:style-name="P15">│ <text:s text:c="6"/>│ <text:s text:c="2"/>│ <text:s text:c="2"/>├── gladevcp-touchy.hal</text:p>
      <text:p text:style-name="P15">│ <text:s text:c="6"/>│ <text:s text:c="2"/>│ <text:s text:c="2"/>├── gladevcp_touchy.ini</text:p>
      <text:p text:style-name="P5">│ <text:s text:c="6"/>│ <text:s text:c="2"/>│ <text:s text:c="2"/>├── hitcounter.py -&gt; ../../hitcounter.py</text:p>
      <text:p text:style-name="P5">│ <text:s text:c="6"/>│ <text:s text:c="2"/>│ <text:s text:c="2"/>├── manual-example.hal -&gt; ../../manual-example.hal</text:p>
      <text:p text:style-name="P5"><text:soft-page-break/>│ <text:s text:c="6"/>│ <text:s text:c="2"/>│ <text:s text:c="2"/>├── manual-example.ui -&gt; ../../manual-example.ui</text:p>
      <text:p text:style-name="P5">│ <text:s text:c="6"/>│ <text:s text:c="2"/>│ <text:s text:c="2"/>├── simpockets.tbl -&gt; ../../simpockets.tbl</text:p>
      <text:p text:style-name="P15">│ <text:s text:c="6"/>│ <text:s text:c="2"/>│ <text:s text:c="2"/>├── touchy-gremlin.ui</text:p>
      <text:p text:style-name="P15">│ <text:s text:c="6"/>│ <text:s text:c="2"/>│ <text:s text:c="2"/>├── touchy.hal</text:p>
      <text:p text:style-name="P15">│ <text:s text:c="6"/>│ <text:s text:c="2"/>│ <text:s text:c="2"/>├── touchy.ini</text:p>
      <text:p text:style-name="P15">│ <text:s text:c="6"/>│ <text:s text:c="2"/>│ <text:s text:c="2"/>├── touchy-misc.hal</text:p>
      <text:p text:style-name="P15">│ <text:s text:c="6"/>│ <text:s text:c="2"/>│ <text:s text:c="2"/>└── touchy-misc.ui</text:p>
      <text:p text:style-name="P25">│ <text:s text:c="6"/>│ <text:s text:c="2"/>├── ngcgui/</text:p>
      <text:p text:style-name="P25"><text:span text:style-name="T5">│ <text:s text:c="6"/>│ <text:s text:c="2"/>│ <text:s text:c="2"/>├── README</text:span></text:p>
      <text:p text:style-name="P5">│ <text:s text:c="6"/>│ <text:s text:c="2"/>│ <text:s text:c="2"/>├── gremlin_view.ui -&gt; ../../gremlin_view.ui</text:p>
      <text:p text:style-name="P4">│ <text:s text:c="6"/>│ <text:s text:c="2"/>│ <text:s text:c="2"/>├── hwsim.sh*</text:p>
      <text:p text:style-name="P5">│ <text:s text:c="6"/>│ <text:s text:c="2"/>│ <text:s text:c="2"/>├── lathe.tbl -&gt; ../../lathe.tbl</text:p>
      <text:p text:style-name="P4">│ <text:s text:c="6"/>│ <text:s text:c="2"/>│ <text:s text:c="2"/>├── pyngcgui_touchy_gcmc.ini</text:p>
      <text:p text:style-name="P2">│ <text:s text:c="6"/>│ <text:s text:c="2"/>│ <text:s text:c="2"/>├── pyngcgui_touchy_gcmc.txt</text:p>
      <text:p text:style-name="P4">│ <text:s text:c="6"/>│ <text:s text:c="2"/>│ <text:s text:c="2"/>├── pyngcgui_touchy.ini</text:p>
      <text:p text:style-name="P4">│ <text:s text:c="6"/>│ <text:s text:c="2"/>│ <text:s text:c="2"/>├── pyngcgui_touchy_lathe.ini</text:p>
      <text:p text:style-name="P2">│ <text:s text:c="6"/>│ <text:s text:c="2"/>│ <text:s text:c="2"/>├── pyngcgui_touchy_lathe.txt</text:p>
      <text:p text:style-name="P4">│ <text:s text:c="6"/>│ <text:s text:c="2"/>│ <text:s text:c="2"/>├── pyngcgui_touchy_moveoff.ini</text:p>
      <text:p text:style-name="P2">│ <text:s text:c="6"/>│ <text:s text:c="2"/>│ <text:s text:c="2"/>├── pyngcgui_touchy_moveoff.txt</text:p>
      <text:p text:style-name="P4">│ <text:s text:c="6"/>│ <text:s text:c="2"/>│ <text:s text:c="2"/>├── pyngcgui_touchy_popupkeyboard.ui</text:p>
      <text:p text:style-name="P2">│ <text:s text:c="6"/>│ <text:s text:c="2"/>│ <text:s text:c="2"/>├── pyngcgui_touchy.txt</text:p>
      <text:p text:style-name="P5">│ <text:s text:c="6"/>│ <text:s text:c="2"/>│ <text:s text:c="2"/>├── sim.tbl -&gt; ../../sim.tbl</text:p>
      <text:p text:style-name="P4">│ <text:s text:c="6"/>│ <text:s text:c="2"/>│ <text:s text:c="2"/>└── touchy.hal</text:p>
      <text:p text:style-name="P5">│ <text:s text:c="6"/>│ <text:s text:c="2"/>├── simpockets.tbl -&gt; ../simpockets.tbl</text:p>
      <text:p text:style-name="P4">│ <text:s text:c="6"/>│ <text:s text:c="2"/>├── touchy.hal</text:p>
      <text:p text:style-name="P4">│ <text:s text:c="6"/>│ <text:s text:c="2"/>├── touchy.ini</text:p>
      <text:p text:style-name="P4">│ <text:s text:c="6"/>│ <text:s text:c="2"/>├── touchy_postgui.hal</text:p>
      <text:p text:style-name="P4">│ <text:s text:c="6"/>│ <text:s text:c="2"/>├── touchy_test_panel.glade</text:p>
      <text:p text:style-name="P2">│ <text:s text:c="6"/>│ <text:s text:c="2"/>└── touchy.txt</text:p>
      <text:p text:style-name="P4">│ <text:s text:c="6"/>└── tracking-test.hal</text:p>
      <text:p text:style-name="P1">├── debian/</text:p>
      <text:p text:style-name="P15">│ <text:s text:c="2"/>├── changelog</text:p>
      <text:p text:style-name="P15">│ <text:s text:c="2"/>├── compat</text:p>
      <text:p text:style-name="P20">│ <text:s text:c="2"/>├── configure*</text:p>
      <text:p text:style-name="P20">│ <text:s text:c="2"/>├── control.bottom.in</text:p>
      <text:p text:style-name="P20">│ <text:s text:c="2"/>├── control.top.in</text:p>
      <text:p text:style-name="P20">│ <text:s text:c="2"/>├── control.uspace-rtai.in</text:p>
      <text:p text:style-name="P20">│ <text:s text:c="2"/>├── control.uspace-xenomai.in</text:p>
      <text:p text:style-name="P15">│ <text:s text:c="2"/>├── copyright</text:p>
      <text:p text:style-name="P15">│ <text:s text:c="2"/>├── drivers.files.in</text:p>
      <text:p text:style-name="P6">│ <text:s text:c="2"/>├── extras/</text:p>
      <text:p text:style-name="P6">│ <text:s text:c="2"/>│ <text:s text:c="2"/>├── etc/</text:p>
      <text:p text:style-name="P6">│ <text:s text:c="2"/>│ <text:s text:c="2"/>│ <text:s text:c="2"/>└── xdg/</text:p>
      <text:p text:style-name="P6">│ <text:s text:c="2"/>│ <text:s text:c="2"/>│ <text:s text:c="6"/>└── menus/</text:p>
      <text:p text:style-name="P6">│ <text:s text:c="2"/>│ <text:s text:c="2"/>│ <text:s text:c="10"/>└── applications-merged/</text:p>
      <text:p text:style-name="P15">│ <text:s text:c="2"/>│ <text:s text:c="2"/>│ <text:s text:c="14"/>└── cnc.menu</text:p>
      <text:p text:style-name="P6">│ <text:s text:c="2"/>│ <text:s text:c="2"/>├── lib/</text:p>
      <text:p text:style-name="P6">│ <text:s text:c="2"/>│ <text:s text:c="2"/>│ <text:s text:c="2"/>└── udev/</text:p>
      <text:p text:style-name="P6">│ <text:s text:c="2"/>│ <text:s text:c="2"/>│ <text:s text:c="6"/>└── rules.d/</text:p>
      <text:p text:style-name="P20">│ <text:s text:c="2"/>│ <text:s text:c="2"/>│ <text:s text:c="10"/>├── 99-shuttle.rules</text:p>
      <text:p text:style-name="P20">│ <text:s text:c="2"/>│ <text:s text:c="2"/>│ <text:s text:c="10"/>└── 99-xhc.rules</text:p>
      <text:p text:style-name="P1">│ <text:s text:c="2"/>│ <text:s text:c="2"/>├── linuxcnc-doc-en.files<text:tab/>?</text:p>
      <text:p text:style-name="P1">│ <text:s text:c="2"/>│ <text:s text:c="2"/>├── linuxcnc-doc-es.files<text:tab/>?</text:p>
      <text:p text:style-name="P31">│ <text:s text:c="2"/>│ <text:s text:c="2"/>├── linuxcnc.files</text:p>
      <text:p text:style-name="P6">│ <text:s text:c="2"/>│ <text:s text:c="2"/>└── usr/</text:p>
      <text:p text:style-name="P6"><text:soft-page-break/>│ <text:s text:c="2"/>│ <text:s text:c="6"/>└── share/</text:p>
      <text:p text:style-name="P6">│ <text:s text:c="2"/>│ <text:s text:c="10"/>├── applications/</text:p>
      <text:p text:style-name="P15">│ <text:s text:c="2"/>│ <text:s text:c="10"/>│ <text:s text:c="2"/>├── linuxcnc.desktop</text:p>
      <text:p text:style-name="P15">│ <text:s text:c="2"/>│ <text:s text:c="10"/>│ <text:s text:c="2"/>├── linuxcnc-documentation.desktop</text:p>
      <text:p text:style-name="P33">│ <text:s text:c="2"/>│ <text:s text:c="10"/>│ <text:s text:c="2"/>├── linuxcnc-documentation-es.desktop</text:p>
      <text:p text:style-name="P33">│ <text:s text:c="2"/>│ <text:s text:c="10"/>│ <text:s text:c="2"/>├── linuxcnc-es.desktop</text:p>
      <text:p text:style-name="P15">│ <text:s text:c="2"/>│ <text:s text:c="10"/>│ <text:s text:c="2"/>├── linuxcnc-gcoderef.desktop</text:p>
      <text:p text:style-name="P33">│ <text:s text:c="2"/>│ <text:s text:c="10"/>│ <text:s text:c="2"/>├── linuxcnc-gcoderef-es.desktop</text:p>
      <text:p text:style-name="P15">│ <text:s text:c="2"/>│ <text:s text:c="10"/>│ <text:s text:c="2"/>├── linuxcnc-gettingstarted.desktop</text:p>
      <text:p text:style-name="P33">│ <text:s text:c="2"/>│ <text:s text:c="10"/>│ <text:s text:c="2"/>├── linuxcnc-gettingstarted-es.desktop</text:p>
      <text:p text:style-name="P33">│ <text:s text:c="2"/>│ <text:s text:c="10"/>│ <text:s text:c="2"/>├── linuxcnc-halmanual-es.desktop</text:p>
      <text:p text:style-name="P15">│ <text:s text:c="2"/>│ <text:s text:c="10"/>│ <text:s text:c="2"/>├── linuxcnc-integratorinfo.desktop</text:p>
      <text:p text:style-name="P33">│ <text:s text:c="2"/>│ <text:s text:c="10"/>│ <text:s text:c="2"/>├── linuxcnc-integratormanual-es.desktop</text:p>
      <text:p text:style-name="P15">│ <text:s text:c="2"/>│ <text:s text:c="10"/>│ <text:s text:c="2"/>├── linuxcnc-latency.desktop</text:p>
      <text:p text:style-name="P33">│ <text:s text:c="2"/>│ <text:s text:c="10"/>│ <text:s text:c="2"/>├── linuxcnc-latency-es.desktop</text:p>
      <text:p text:style-name="P15">│ <text:s text:c="2"/>│ <text:s text:c="10"/>│ <text:s text:c="2"/>├── linuxcnc-manualpages.desktop</text:p>
      <text:p text:style-name="P15">│ <text:s text:c="2"/>│ <text:s text:c="10"/>│ <text:s text:c="2"/>├── linuxcnc-pncconf.desktop</text:p>
      <text:p text:style-name="P33">│ <text:s text:c="2"/>│ <text:s text:c="10"/>│ <text:s text:c="2"/>├── linuxcnc-pncconf-es.desktop</text:p>
      <text:p text:style-name="P15">│ <text:s text:c="2"/>│ <text:s text:c="10"/>│ <text:s text:c="2"/>├── linuxcnc-stepconf.desktop</text:p>
      <text:p text:style-name="P33">│ <text:s text:c="2"/>│ <text:s text:c="10"/>│ <text:s text:c="2"/>└── linuxcnc-stepconf-es.desktop</text:p>
      <text:p text:style-name="P6">│ <text:s text:c="2"/>│ <text:s text:c="10"/>├── desktop-directories/</text:p>
      <text:p text:style-name="P31">│ <text:s text:c="2"/>│ <text:s text:c="10"/>│ <text:s text:c="2"/>└── cnc.directory</text:p>
      <text:p text:style-name="P6">│ <text:s text:c="2"/>│ <text:s text:c="10"/>└── pixmaps/</text:p>
      <text:p text:style-name="P15">│ <text:s text:c="2"/>│ <text:s text:c="14"/>└── linuxcncicon.png</text:p>
      <text:p text:style-name="P1">│ <text:s text:c="2"/>├── .gitignore</text:p>
      <text:p text:style-name="P15">│ <text:s text:c="2"/>├── linuxcnc-dev.files.in</text:p>
      <text:p text:style-name="P15">│ <text:s text:c="2"/>├── linuxcnc-doc-en.files.in</text:p>
      <text:p text:style-name="P17"><text:span text:style-name="T34">│ <text:s text:c="2"/>├── </text:span>linuxcnc-doc-en.doc.doc-base</text:p>
      <text:p text:style-name="P31">│ <text:s text:c="2"/>├── linuxcnc-doc-es.files.in</text:p>
      <text:p text:style-name="P32"><text:span text:style-name="T34">│ <text:s text:c="2"/>├── </text:span>linuxcnc-doc-es.doc-base</text:p>
      <text:p text:style-name="P18"><text:span text:style-name="T34">│ <text:s text:c="2"/>├── </text:span>linuxcnc-uspace-dev.doc-base</text:p>
      <text:p text:style-name="P34"><text:span text:style-name="T34">│ <text:s text:c="2"/>├── </text:span>linuxcnc-uspace-dev-es.doc-base</text:p>
      <text:p text:style-name="P31">│ <text:s text:c="2"/>├── linuxcnc.files.in</text:p>
      <text:p text:style-name="P15">│ <text:s text:c="2"/>├── linuxcnc.postinst*</text:p>
      <text:p text:style-name="P15">│ <text:s text:c="2"/>├── linuxcnc.sharedmimeinfo</text:p>
      <text:p text:style-name="P15">│ <text:s text:c="2"/>├── linuxcnc-uspace-rtai.files.in</text:p>
      <text:p text:style-name="P28">│ <text:s text:c="2"/>├── linuxcnc-uspace.sharedmimeinfo -&gt; linuxcnc.sharedmimeinfo</text:p>
      <text:p text:style-name="P6">│ <text:s text:c="2"/>├── linuxcnc-uspace-xenomai/</text:p>
      <text:p text:style-name="P6">│ <text:s text:c="2"/>│ <text:s text:c="2"/>├── DEBIAN/</text:p>
      <text:p text:style-name="P15">│ <text:s text:c="2"/>│ <text:s text:c="2"/>│ <text:s text:c="2"/>├── md5sums</text:p>
      <text:p text:style-name="P15">│ <text:s text:c="2"/>│ <text:s text:c="2"/>│ <text:s text:c="2"/>├── shlibs</text:p>
      <text:p text:style-name="P15">│ <text:s text:c="2"/>│ <text:s text:c="2"/>│ <text:s text:c="2"/>└── triggers</text:p>
      <text:p text:style-name="P6">│ <text:s text:c="2"/>│ <text:s text:c="2"/>└── usr/</text:p>
      <text:p text:style-name="P6">│ <text:s text:c="2"/>│ <text:s text:c="6"/>└── share/</text:p>
      <text:p text:style-name="P6">│ <text:s text:c="2"/>│ <text:s text:c="10"/>└── doc/</text:p>
      <text:p text:style-name="P6">│ <text:s text:c="2"/>│ <text:s text:c="14"/>└── linuxcnc-uspace-xenomai/</text:p>
      <text:p text:style-name="P15">│ <text:s text:c="2"/>│ <text:s text:c="18"/>├── changelog.gz</text:p>
      <text:p text:style-name="P15">│ <text:s text:c="2"/>│ <text:s text:c="18"/>└── copyright</text:p>
      <text:p text:style-name="P4">│ <text:s text:c="2"/>├── linuxcnc-uspace-xenomai.files.in</text:p>
      <text:p text:style-name="P2">│ <text:s text:c="2"/>├── rules.in</text:p>
      <text:p text:style-name="P4">│ <text:s text:c="2"/>├── shlibs.pre</text:p>
      <text:p text:style-name="P6">│ <text:s text:c="2"/>├── source/</text:p>
      <text:p text:style-name="P15">│ <text:s text:c="2"/>│ <text:s text:c="2"/>└── format</text:p>
      <text:p text:style-name="P15">│ <text:s text:c="2"/>└── update-dch-from-git*</text:p>
      <text:p text:style-name="P6">├── docs/</text:p>
      <text:p text:style-name="P15"><text:soft-page-break/>│ <text:s text:c="2"/>├── AUTHORS</text:p>
      <text:p text:style-name="P24">│ <text:s text:c="2"/>├── help/</text:p>
      <text:p text:style-name="P35"><text:span text:style-name="T7">│ <text:s text:c="2"/>│ <text:s text:c="2"/>├── </text:span><text:bookmark text:name="blob-path"/><text:span text:style-name="Strong_20_Emphasis"><text:span text:style-name="T32">asciidoc-markup.txt</text:span></text:span></text:p>
      <text:p text:style-name="P21">│ <text:s text:c="2"/>│ <text:s text:c="2"/>├── <text:span text:style-name="T35">rtfaults.txt</text:span></text:p>
      <text:p text:style-name="P20">│ <text:s text:c="2"/>│ <text:s text:c="2"/>└── tklinuxcnc.txt</text:p>
      <text:p text:style-name="P6">│ <text:s text:c="2"/>├── html/</text:p>
      <text:p text:style-name="P33">│ <text:s text:c="2"/>│ <text:s text:c="2"/>├── gcode_e<text:span text:style-name="T36">s</text:span>.html</text:p>
      <text:p text:style-name="P15">│ <text:s text:c="2"/>│ <text:s text:c="2"/>├── gcode.html</text:p>
      <text:p text:style-name="P1">│ <text:s text:c="2"/>│ <text:s text:c="2"/>├── .gitignore</text:p>
      <text:p text:style-name="P15">│ <text:s text:c="2"/>│ <text:s text:c="2"/>├── index.css</text:p>
      <text:p text:style-name="P15">│ <text:s text:c="2"/>│ <text:s text:c="2"/>├── linuxcnc.css</text:p>
      <text:p text:style-name="P15">│ <text:s text:c="2"/>│ <text:s text:c="2"/>├── linuxcnc-logo-chips.png</text:p>
      <text:p text:style-name="P15">│ <text:s text:c="2"/>│ <text:s text:c="2"/>├── minus.png</text:p>
      <text:p text:style-name="P15">│ <text:s text:c="2"/>│ <text:s text:c="2"/>└── plus.png</text:p>
      <text:p text:style-name="P20">│ <text:s text:c="2"/>├── INSTALL</text:p>
      <text:p text:style-name="P6">│ <text:s text:c="2"/>├── man/</text:p>
      <text:p text:style-name="P1">│ <text:s text:c="2"/>│ <text:s text:c="2"/>├── .gitignore</text:p>
      <text:p text:style-name="P6">│ <text:s text:c="2"/>│ <text:s text:c="2"/>├── man1/</text:p>
      <text:p text:style-name="P20">│ <text:s text:c="2"/>│ <text:s text:c="2"/>│ <text:s text:c="2"/>├── axis.1</text:p>
      <text:p text:style-name="P20">│ <text:s text:c="2"/>│ <text:s text:c="2"/>│ <text:s text:c="2"/>├── axis-remote.1</text:p>
      <text:p text:style-name="P20">│ <text:s text:c="2"/>│ <text:s text:c="2"/>│ <text:s text:c="2"/>├── elbpcom.1</text:p>
      <text:p text:style-name="P20">│ <text:s text:c="2"/>│ <text:s text:c="2"/>│ <text:s text:c="2"/>├── gladevcp.1</text:p>
      <text:p text:style-name="P20">│ <text:s text:c="2"/>│ <text:s text:c="2"/>│ <text:s text:c="2"/>├── gs2_<text:span text:style-name="T37">vfd</text:span>.1</text:p>
      <text:p text:style-name="P20">│ <text:s text:c="2"/>│ <text:s text:c="2"/>│ <text:s text:c="2"/>├── halcmd.1</text:p>
      <text:p text:style-name="P20">│ <text:s text:c="2"/>│ <text:s text:c="2"/>│ <text:s text:c="2"/>├── halcompile.1</text:p>
      <text:p text:style-name="P20">│ <text:s text:c="2"/>│ <text:s text:c="2"/>│ <text:s text:c="2"/>├── hal_input.1</text:p>
      <text:p text:style-name="P20">│ <text:s text:c="2"/>│ <text:s text:c="2"/>│ <text:s text:c="2"/>├── hal_manualtoolchange.1</text:p>
      <text:p text:style-name="P20">│ <text:s text:c="2"/>│ <text:s text:c="2"/>│ <text:s text:c="2"/>├── halmeter.1</text:p>
      <text:p text:style-name="P20">│ <text:s text:c="2"/>│ <text:s text:c="2"/>│ <text:s text:c="2"/>├── hal_parport.1*</text:p>
      <text:p text:style-name="P20">│ <text:s text:c="2"/>│ <text:s text:c="2"/>│ <text:s text:c="2"/>├── halrun.1</text:p>
      <text:p text:style-name="P20">│ <text:s text:c="2"/>│ <text:s text:c="2"/>│ <text:s text:c="2"/>├── halsampler.1</text:p>
      <text:p text:style-name="P20">│ <text:s text:c="2"/>│ <text:s text:c="2"/>│ <text:s text:c="2"/>├── haltcl.1</text:p>
      <text:p text:style-name="P20">│ <text:s text:c="2"/>│ <text:s text:c="2"/>│ <text:s text:c="2"/>├── halui.1</text:p>
      <text:p text:style-name="P20">│ <text:s text:c="2"/>│ <text:s text:c="2"/>│ <text:s text:c="2"/>├── hy_vfd.1</text:p>
      <text:p text:style-name="P15">│ <text:s text:c="2"/>│ <text:s text:c="2"/>│ <text:s text:c="2"/>├── io.1</text:p>
      <text:p text:style-name="P20">│ <text:s text:c="2"/>│ <text:s text:c="2"/>│ <text:s text:c="2"/>├── iocontrol.1</text:p>
      <text:p text:style-name="P20">│ <text:s text:c="2"/>│ <text:s text:c="2"/>│ <text:s text:c="2"/>├── linuxcncrsh.1</text:p>
      <text:p text:style-name="P20">│ <text:s text:c="2"/>│ <text:s text:c="2"/>│ <text:s text:c="2"/>├── mb2hal.1</text:p>
      <text:p text:style-name="P20">│ <text:s text:c="2"/>│ <text:s text:c="2"/>│ <text:s text:c="2"/>├── milltask.1</text:p>
      <text:p text:style-name="P20">│ <text:s text:c="2"/>│ <text:s text:c="2"/>│ <text:s text:c="2"/>├── mitsub_vfd.1</text:p>
      <text:p text:style-name="P20">│ <text:s text:c="2"/>│ <text:s text:c="2"/>│ <text:s text:c="2"/>├── moveoff_gui.1</text:p>
      <text:p text:style-name="P20">│ <text:s text:c="2"/>│ <text:s text:c="2"/>│ <text:s text:c="2"/>├── pyvcp.1</text:p>
      <text:p text:style-name="P20">│ <text:s text:c="2"/>│ <text:s text:c="2"/>│ <text:s text:c="2"/>├── shuttle.1</text:p>
      <text:p text:style-name="P20">│ <text:s text:c="2"/>│ <text:s text:c="2"/>│ <text:s text:c="2"/>├── sim_pin.1</text:p>
      <text:p text:style-name="P20">│ <text:s text:c="2"/>│ <text:s text:c="2"/>│ <text:s text:c="2"/>├── vfdb_vfd.1</text:p>
      <text:p text:style-name="P20">│ <text:s text:c="2"/>│ <text:s text:c="2"/>│ <text:s text:c="2"/>├── vfs11_vfd.1</text:p>
      <text:p text:style-name="P20">│ <text:s text:c="2"/>│ <text:s text:c="2"/>│ <text:s text:c="2"/>└── xhc-hb04.1</text:p>
      <text:p text:style-name="P1">│ <text:s text:c="2"/>│ <text:s text:c="2"/>├── man3/</text:p>
      <text:p text:style-name="P15">│ <text:s text:c="2"/>│ <text:s text:c="2"/>│ <text:s text:c="2"/>├── EXPORT_FUNCTION.3rtapi</text:p>
      <text:p text:style-name="P20">│ <text:s text:c="2"/>│ <text:s text:c="2"/>│ <text:s text:c="2"/>├── hal_add_funct_to_thread.3hal</text:p>
      <text:p text:style-name="P1">│ <text:s text:c="2"/>│ <text:s text:c="2"/>│ <text:s text:c="2"/>├── hal_bit_t.3hal</text:p>
      <text:p text:style-name="P1">│ <text:s text:c="2"/>│ <text:s text:c="2"/>│ <text:s text:c="2"/>├── hal_bool.3hal</text:p>
      <text:p text:style-name="P1">│ <text:s text:c="2"/>│ <text:s text:c="2"/>│ <text:s text:c="2"/>├── hal_create_thread.3hal</text:p>
      <text:p text:style-name="P1">│ <text:s text:c="2"/>│ <text:s text:c="2"/>│ <text:s text:c="2"/>├── hal_del_funct_from_thread.3hal</text:p>
      <text:p text:style-name="P1">│ <text:s text:c="2"/>│ <text:s text:c="2"/>│ <text:s text:c="2"/>├── hal_exit.3hal</text:p>
      <text:p text:style-name="P1"><text:soft-page-break/>│ <text:s text:c="2"/>│ <text:s text:c="2"/>│ <text:s text:c="2"/>├── hal_export_funct.3hal</text:p>
      <text:p text:style-name="P1">│ <text:s text:c="2"/>│ <text:s text:c="2"/>│ <text:s text:c="2"/>├── hal_float_t.3hal</text:p>
      <text:p text:style-name="P1">│ <text:s text:c="2"/>│ <text:s text:c="2"/>│ <text:s text:c="2"/>├── hal_get_lock.3hal</text:p>
      <text:p text:style-name="P1">│ <text:s text:c="2"/>│ <text:s text:c="2"/>│ <text:s text:c="2"/>├── hal_init.3hal</text:p>
      <text:p text:style-name="P1">│ <text:s text:c="2"/>│ <text:s text:c="2"/>│ <text:s text:c="2"/>├── hal_link.3hal</text:p>
      <text:p text:style-name="P1">│ <text:s text:c="2"/>│ <text:s text:c="2"/>│ <text:s text:c="2"/>├── hal_malloc.3hal</text:p>
      <text:p text:style-name="P1">│ <text:s text:c="2"/>│ <text:s text:c="2"/>│ <text:s text:c="2"/>├── hal_param_alias.3hal</text:p>
      <text:p text:style-name="P1">│ <text:s text:c="2"/>│ <text:s text:c="2"/>│ <text:s text:c="2"/>├── hal_param_bit_new.3hal</text:p>
      <text:p text:style-name="P1">│ <text:s text:c="2"/>│ <text:s text:c="2"/>│ <text:s text:c="2"/>├── hal_param_bit_newf.3hal</text:p>
      <text:p text:style-name="P1">│ <text:s text:c="2"/>│ <text:s text:c="2"/>│ <text:s text:c="2"/>├── hal_param_float_new.3hal</text:p>
      <text:p text:style-name="P1">│ <text:s text:c="2"/>│ <text:s text:c="2"/>│ <text:s text:c="2"/>├── hal_param_float_newf.3hal</text:p>
      <text:p text:style-name="P1">│ <text:s text:c="2"/>│ <text:s text:c="2"/>│ <text:s text:c="2"/>├── hal_param_new.3hal</text:p>
      <text:p text:style-name="P1">│ <text:s text:c="2"/>│ <text:s text:c="2"/>│ <text:s text:c="2"/>├── hal_param_s32_new.3hal</text:p>
      <text:p text:style-name="P1">│ <text:s text:c="2"/>│ <text:s text:c="2"/>│ <text:s text:c="2"/>├── hal_param_s32_newf.3hal</text:p>
      <text:p text:style-name="P1">│ <text:s text:c="2"/>│ <text:s text:c="2"/>│ <text:s text:c="2"/>├── hal_param_u32_new.3hal</text:p>
      <text:p text:style-name="P1">│ <text:s text:c="2"/>│ <text:s text:c="2"/>│ <text:s text:c="2"/>├── hal_param_u32_newf.3hal</text:p>
      <text:p text:style-name="P1">│ <text:s text:c="2"/>│ <text:s text:c="2"/>│ <text:s text:c="2"/>├── hal_parport.3hal</text:p>
      <text:p text:style-name="P1">│ <text:s text:c="2"/>│ <text:s text:c="2"/>│ <text:s text:c="2"/>├── hal_pin_alias.3hal</text:p>
      <text:p text:style-name="P1">│ <text:s text:c="2"/>│ <text:s text:c="2"/>│ <text:s text:c="2"/>├── hal_pin_bit_new.3hal</text:p>
      <text:p text:style-name="P1">│ <text:s text:c="2"/>│ <text:s text:c="2"/>│ <text:s text:c="2"/>├── hal_pin_bit_newf.3hal</text:p>
      <text:p text:style-name="P1">│ <text:s text:c="2"/>│ <text:s text:c="2"/>│ <text:s text:c="2"/>├── hal_pin_float_new.3hal</text:p>
      <text:p text:style-name="P1">│ <text:s text:c="2"/>│ <text:s text:c="2"/>│ <text:s text:c="2"/>├── hal_pin_float_newf.3hal</text:p>
      <text:p text:style-name="P1">│ <text:s text:c="2"/>│ <text:s text:c="2"/>│ <text:s text:c="2"/>├── hal_pin_new.3hal</text:p>
      <text:p text:style-name="P1">│ <text:s text:c="2"/>│ <text:s text:c="2"/>│ <text:s text:c="2"/>├── hal_pin_port_new.3hal</text:p>
      <text:p text:style-name="P1">│ <text:s text:c="2"/>│ <text:s text:c="2"/>│ <text:s text:c="2"/>├── hal_pin_port_newf.3hal</text:p>
      <text:p text:style-name="P1">│ <text:s text:c="2"/>│ <text:s text:c="2"/>│ <text:s text:c="2"/>├── hal_pin_s32_new.3hal</text:p>
      <text:p text:style-name="P1">│ <text:s text:c="2"/>│ <text:s text:c="2"/>│ <text:s text:c="2"/>├── hal_pin_s32_newf.3hal</text:p>
      <text:p text:style-name="P1">│ <text:s text:c="2"/>│ <text:s text:c="2"/>│ <text:s text:c="2"/>├── hal_pin_u32_new.3hal</text:p>
      <text:p text:style-name="P1">│ <text:s text:c="2"/>│ <text:s text:c="2"/>│ <text:s text:c="2"/>├── hal_pin_u32_newf.3hal</text:p>
      <text:p text:style-name="P1">│ <text:s text:c="2"/>│ <text:s text:c="2"/>│ <text:s text:c="2"/>├── hal_port.3hal</text:p>
      <text:p text:style-name="P1">│ <text:s text:c="2"/>│ <text:s text:c="2"/>│ <text:s text:c="2"/>├── hal_ready.3hal</text:p>
      <text:p text:style-name="P1">│ <text:s text:c="2"/>│ <text:s text:c="2"/>│ <text:s text:c="2"/>├── hal_s32_t.3hal</text:p>
      <text:p text:style-name="P1">│ <text:s text:c="2"/>│ <text:s text:c="2"/>│ <text:s text:c="2"/>├── hal_set_constructor.3hal</text:p>
      <text:p text:style-name="P1">│ <text:s text:c="2"/>│ <text:s text:c="2"/>│ <text:s text:c="2"/>├── hal_set_lock.3hal</text:p>
      <text:p text:style-name="P1">│ <text:s text:c="2"/>│ <text:s text:c="2"/>│ <text:s text:c="2"/>├── hal_signal_delete.3hal</text:p>
      <text:p text:style-name="P1">│ <text:s text:c="2"/>│ <text:s text:c="2"/>│ <text:s text:c="2"/>├── hal_signal_new.3hal</text:p>
      <text:p text:style-name="P1">│ <text:s text:c="2"/>│ <text:s text:c="2"/>│ <text:s text:c="2"/>├── hal_start_threads.3hal</text:p>
      <text:p text:style-name="P1">│ <text:s text:c="2"/>│ <text:s text:c="2"/>│ <text:s text:c="2"/>├── hal_stream.3hal</text:p>
      <text:p text:style-name="P1">│ <text:s text:c="2"/>│ <text:s text:c="2"/>│ <text:s text:c="2"/>├── hal_type_t.3hal</text:p>
      <text:p text:style-name="P1">│ <text:s text:c="2"/>│ <text:s text:c="2"/>│ <text:s text:c="2"/>├── hal_u32_t.3hal</text:p>
      <text:p text:style-name="P1">│ <text:s text:c="2"/>│ <text:s text:c="2"/>│ <text:s text:c="2"/>├── hal_unlink.3hal</text:p>
      <text:p text:style-name="P1">│ <text:s text:c="2"/>│ <text:s text:c="2"/>│ <text:s text:c="2"/>├── hm2_allocate_bspi_tram.3hm2</text:p>
      <text:p text:style-name="P1">│ <text:s text:c="2"/>│ <text:s text:c="2"/>│ <text:s text:c="2"/>├── hm2_bspi_set_read_function.3hm2</text:p>
      <text:p text:style-name="P1">│ <text:s text:c="2"/>│ <text:s text:c="2"/>│ <text:s text:c="2"/>├── hm2_bspi_setup_chan.3hm2</text:p>
      <text:p text:style-name="P1">│ <text:s text:c="2"/>│ <text:s text:c="2"/>│ <text:s text:c="2"/>├── hm2_bspi_set_write_function.3hm2</text:p>
      <text:p text:style-name="P1">│ <text:s text:c="2"/>│ <text:s text:c="2"/>│ <text:s text:c="2"/>├── hm2_bspi_write_chan.3hm2</text:p>
      <text:p text:style-name="P1">│ <text:s text:c="2"/>│ <text:s text:c="2"/>│ <text:s text:c="2"/>├── hm2_pktuart_read.3hm2</text:p>
      <text:p text:style-name="P1">│ <text:s text:c="2"/>│ <text:s text:c="2"/>│ <text:s text:c="2"/>├── hm2_pktuart_send.3hm2</text:p>
      <text:p text:style-name="P1">│ <text:s text:c="2"/>│ <text:s text:c="2"/>│ <text:s text:c="2"/>├── hm2_pktuart_setup.3hm2</text:p>
      <text:p text:style-name="P1">│ <text:s text:c="2"/>│ <text:s text:c="2"/>│ <text:s text:c="2"/>├── hm2_tram_add_bspi_frame.3hm2</text:p>
      <text:p text:style-name="P1">│ <text:s text:c="2"/>│ <text:s text:c="2"/>│ <text:s text:c="2"/>├── hm2_uart_read.3hm2</text:p>
      <text:p text:style-name="P1">│ <text:s text:c="2"/>│ <text:s text:c="2"/>│ <text:s text:c="2"/>├── hm2_uart_send.3hm2</text:p>
      <text:p text:style-name="P1">│ <text:s text:c="2"/>│ <text:s text:c="2"/>│ <text:s text:c="2"/>├── hm2_uart_setup.3hm2</text:p>
      <text:p text:style-name="P1">│ <text:s text:c="2"/>│ <text:s text:c="2"/>│ <text:s text:c="2"/>├── intro.3hal</text:p>
      <text:p text:style-name="P1">│ <text:s text:c="2"/>│ <text:s text:c="2"/>│ <text:s text:c="2"/>├── intro.3rtapi</text:p>
      <text:p text:style-name="P1"><text:soft-page-break/>│ <text:s text:c="2"/>│ <text:s text:c="2"/>│ <text:s text:c="2"/>├── MODULE_AUTHOR.3rtapi</text:p>
      <text:p text:style-name="P1">│ <text:s text:c="2"/>│ <text:s text:c="2"/>│ <text:s text:c="2"/>├── MODULE_DESCRIPTION.3rtapi</text:p>
      <text:p text:style-name="P1">│ <text:s text:c="2"/>│ <text:s text:c="2"/>│ <text:s text:c="2"/>├── MODULE_LICENSE.3rtapi</text:p>
      <text:p text:style-name="P1">│ <text:s text:c="2"/>│ <text:s text:c="2"/>│ <text:s text:c="2"/>├── PM_ROTATION_VECTOR.3</text:p>
      <text:p text:style-name="P1">│ <text:s text:c="2"/>│ <text:s text:c="2"/>│ <text:s text:c="2"/>├── rtapi_app_exit.3rtapi</text:p>
      <text:p text:style-name="P1">│ <text:s text:c="2"/>│ <text:s text:c="2"/>│ <text:s text:c="2"/>├── rtapi_app_main.3rtapi</text:p>
      <text:p text:style-name="P1">│ <text:s text:c="2"/>│ <text:s text:c="2"/>│ <text:s text:c="2"/>├── rtapi_atomic.3rtapi</text:p>
      <text:p text:style-name="P1">│ <text:s text:c="2"/>│ <text:s text:c="2"/>│ <text:s text:c="2"/>├── rtapi_bool.3rtapi</text:p>
      <text:p text:style-name="P1">│ <text:s text:c="2"/>│ <text:s text:c="2"/>│ <text:s text:c="2"/>├── rtapi_byteorder.3rtapi</text:p>
      <text:p text:style-name="P1">│ <text:s text:c="2"/>│ <text:s text:c="2"/>│ <text:s text:c="2"/>├── rtapi_clock_set_period.3rtapi</text:p>
      <text:p text:style-name="P1">│ <text:s text:c="2"/>│ <text:s text:c="2"/>│ <text:s text:c="2"/>├── rtapi_delay.3rtapi</text:p>
      <text:p text:style-name="P1">│ <text:s text:c="2"/>│ <text:s text:c="2"/>│ <text:s text:c="2"/>├── rtapi_delay_max.3rtapi</text:p>
      <text:p text:style-name="P1">│ <text:s text:c="2"/>│ <text:s text:c="2"/>│ <text:s text:c="2"/>├── rtapi_device.3rtapi</text:p>
      <text:p text:style-name="P1">│ <text:s text:c="2"/>│ <text:s text:c="2"/>│ <text:s text:c="2"/>├── rtapi_div_u64.3rtapi</text:p>
      <text:p text:style-name="P1">│ <text:s text:c="2"/>│ <text:s text:c="2"/>│ <text:s text:c="2"/>├── rtapi_div_u64_rem.3rtapi</text:p>
      <text:p text:style-name="P1">│ <text:s text:c="2"/>│ <text:s text:c="2"/>│ <text:s text:c="2"/>├── rtapi_exit.3rtapi</text:p>
      <text:p text:style-name="P1">│ <text:s text:c="2"/>│ <text:s text:c="2"/>│ <text:s text:c="2"/>├── rtapi_firmware.3rtapi</text:p>
      <text:p text:style-name="P1">│ <text:s text:c="2"/>│ <text:s text:c="2"/>│ <text:s text:c="2"/>├── rtapi_get_clocks.3rtapi</text:p>
      <text:p text:style-name="P1">│ <text:s text:c="2"/>│ <text:s text:c="2"/>│ <text:s text:c="2"/>├── rtapi_get_msg_level.3rtapi</text:p>
      <text:p text:style-name="P1">│ <text:s text:c="2"/>│ <text:s text:c="2"/>│ <text:s text:c="2"/>├── rtapi_get_time.3rtapi</text:p>
      <text:p text:style-name="P1">│ <text:s text:c="2"/>│ <text:s text:c="2"/>│ <text:s text:c="2"/>├── rtapi_gfp.3rtapi</text:p>
      <text:p text:style-name="P1">│ <text:s text:c="2"/>│ <text:s text:c="2"/>│ <text:s text:c="2"/>├── rtapi_inb.3rtapi</text:p>
      <text:p text:style-name="P1">│ <text:s text:c="2"/>│ <text:s text:c="2"/>│ <text:s text:c="2"/>├── rtapi_init.3rtapi</text:p>
      <text:p text:style-name="P1">│ <text:s text:c="2"/>│ <text:s text:c="2"/>│ <text:s text:c="2"/>├── rtapi_io.3rtapi</text:p>
      <text:p text:style-name="P1">│ <text:s text:c="2"/>│ <text:s text:c="2"/>│ <text:s text:c="2"/>├── rtapi_is.3rtapi</text:p>
      <text:p text:style-name="P1">│ <text:s text:c="2"/>│ <text:s text:c="2"/>│ <text:s text:c="2"/>├── rtapi_list.3rtapi</text:p>
      <text:p text:style-name="P1">│ <text:s text:c="2"/>│ <text:s text:c="2"/>│ <text:s text:c="2"/>├── rtapi_module_param.3rtapi</text:p>
      <text:p text:style-name="P1">│ <text:s text:c="2"/>│ <text:s text:c="2"/>│ <text:s text:c="2"/>├── RTAPI_MP_ARRAY_INT.3rtapi</text:p>
      <text:p text:style-name="P1">│ <text:s text:c="2"/>│ <text:s text:c="2"/>│ <text:s text:c="2"/>├── RTAPI_MP_ARRAY_LONG.3rtapi</text:p>
      <text:p text:style-name="P1">│ <text:s text:c="2"/>│ <text:s text:c="2"/>│ <text:s text:c="2"/>├── RTAPI_MP_ARRAY_STRING.3rtapi</text:p>
      <text:p text:style-name="P1">│ <text:s text:c="2"/>│ <text:s text:c="2"/>│ <text:s text:c="2"/>├── RTAPI_MP_INT.3rtapi</text:p>
      <text:p text:style-name="P1">│ <text:s text:c="2"/>│ <text:s text:c="2"/>│ <text:s text:c="2"/>├── RTAPI_MP_LONG.3rtapi</text:p>
      <text:p text:style-name="P1">│ <text:s text:c="2"/>│ <text:s text:c="2"/>│ <text:s text:c="2"/>├── RTAPI_MP_STRING.3rtapi</text:p>
      <text:p text:style-name="P1">│ <text:s text:c="2"/>│ <text:s text:c="2"/>│ <text:s text:c="2"/>├── rtapi_mutex.3rtapi</text:p>
      <text:p text:style-name="P1">│ <text:s text:c="2"/>│ <text:s text:c="2"/>│ <text:s text:c="2"/>├── rtapi_open_as_root.3rtapi</text:p>
      <text:p text:style-name="P1">│ <text:s text:c="2"/>│ <text:s text:c="2"/>│ <text:s text:c="2"/>├── rtapi_outb.3rtapi</text:p>
      <text:p text:style-name="P1">│ <text:s text:c="2"/>│ <text:s text:c="2"/>│ <text:s text:c="2"/>├── rtapi_parport.3rtapi</text:p>
      <text:p text:style-name="P1">│ <text:s text:c="2"/>│ <text:s text:c="2"/>│ <text:s text:c="2"/>├── rtapi_pci.3rtapi</text:p>
      <text:p text:style-name="P1">│ <text:s text:c="2"/>│ <text:s text:c="2"/>│ <text:s text:c="2"/>├── rtapi_print.3rtapi</text:p>
      <text:p text:style-name="P1">│ <text:s text:c="2"/>│ <text:s text:c="2"/>│ <text:s text:c="2"/>├── rtapi_prio.3rtapi</text:p>
      <text:p text:style-name="P1">│ <text:s text:c="2"/>│ <text:s text:c="2"/>│ <text:s text:c="2"/>├── rtapi_prio_highest.3rtapi</text:p>
      <text:p text:style-name="P1">│ <text:s text:c="2"/>│ <text:s text:c="2"/>│ <text:s text:c="2"/>├── rtapi_prio_lowest.3rtapi</text:p>
      <text:p text:style-name="P1">│ <text:s text:c="2"/>│ <text:s text:c="2"/>│ <text:s text:c="2"/>├── rtapi_prio_next_higher.3rtapi</text:p>
      <text:p text:style-name="P1">│ <text:s text:c="2"/>│ <text:s text:c="2"/>│ <text:s text:c="2"/>├── rtapi_prio_next_lower.3rtapi</text:p>
      <text:p text:style-name="P1">│ <text:s text:c="2"/>│ <text:s text:c="2"/>│ <text:s text:c="2"/>├── rtapi_region.3rtapi</text:p>
      <text:p text:style-name="P1">│ <text:s text:c="2"/>│ <text:s text:c="2"/>│ <text:s text:c="2"/>├── rtapi_release_region.3rtapi</text:p>
      <text:p text:style-name="P1">│ <text:s text:c="2"/>│ <text:s text:c="2"/>│ <text:s text:c="2"/>├── rtapi_request_region.3rtapi</text:p>
      <text:p text:style-name="P1">│ <text:s text:c="2"/>│ <text:s text:c="2"/>│ <text:s text:c="2"/>├── rtapi_set_msg_level.3rtapi</text:p>
      <text:p text:style-name="P1">│ <text:s text:c="2"/>│ <text:s text:c="2"/>│ <text:s text:c="2"/>├── rtapi_shmem.3rtapi</text:p>
      <text:p text:style-name="P1">│ <text:s text:c="2"/>│ <text:s text:c="2"/>│ <text:s text:c="2"/>├── rtapi_shmem_delete.3rtapi</text:p>
      <text:p text:style-name="P1">│ <text:s text:c="2"/>│ <text:s text:c="2"/>│ <text:s text:c="2"/>├── rtapi_shmem_getptr.3rtapi</text:p>
      <text:p text:style-name="P1">│ <text:s text:c="2"/>│ <text:s text:c="2"/>│ <text:s text:c="2"/>├── rtapi_shmem_new.3rtapi</text:p>
      <text:p text:style-name="P1">│ <text:s text:c="2"/>│ <text:s text:c="2"/>│ <text:s text:c="2"/>├── rtapi_slab.3rtapi</text:p>
      <text:p text:style-name="P1">│ <text:s text:c="2"/>│ <text:s text:c="2"/>│ <text:s text:c="2"/>├── rtapi_snprintf.3rtapi</text:p>
      <text:p text:style-name="P1">│ <text:s text:c="2"/>│ <text:s text:c="2"/>│ <text:s text:c="2"/>├── rtapi_stdint.3rtapi</text:p>
      <text:p text:style-name="P1"><text:soft-page-break/>│ <text:s text:c="2"/>│ <text:s text:c="2"/>│ <text:s text:c="2"/>├── rtapi_string.3rtapi</text:p>
      <text:p text:style-name="P36">│ <text:s text:c="2"/>│ <text:s text:c="2"/>│ <text:s text:c="2"/>├── <text:span text:style-name="T38">rtapi_strlcpy.3rtapi</text:span></text:p>
      <text:p text:style-name="P1">│ <text:s text:c="2"/>│ <text:s text:c="2"/>│ <text:s text:c="2"/>├── rtapi_task_delete.3rtapi</text:p>
      <text:p text:style-name="P1">│ <text:s text:c="2"/>│ <text:s text:c="2"/>│ <text:s text:c="2"/>├── rtapi_task_new.3rtapi</text:p>
      <text:p text:style-name="P1">│ <text:s text:c="2"/>│ <text:s text:c="2"/>│ <text:s text:c="2"/>├── rtapi_task_pause.3rtapi</text:p>
      <text:p text:style-name="P1">│ <text:s text:c="2"/>│ <text:s text:c="2"/>│ <text:s text:c="2"/>├── rtapi_task_resume.3rtapi</text:p>
      <text:p text:style-name="P1">│ <text:s text:c="2"/>│ <text:s text:c="2"/>│ <text:s text:c="2"/>├── rtapi_task_self.3rtapi</text:p>
      <text:p text:style-name="P1">│ <text:s text:c="2"/>│ <text:s text:c="2"/>│ <text:s text:c="2"/>├── rtapi_task_start.3rtapi</text:p>
      <text:p text:style-name="P1">│ <text:s text:c="2"/>│ <text:s text:c="2"/>│ <text:s text:c="2"/>├── rtapi_task_wait.3rtapi</text:p>
      <text:p text:style-name="P1">│ <text:s text:c="2"/>│ <text:s text:c="2"/>│ <text:s text:c="2"/>├── undocumented.3hal</text:p>
      <text:p text:style-name="P1">│ <text:s text:c="2"/>│ <text:s text:c="2"/>│ <text:s text:c="2"/>└── undocumented.3rtapi</text:p>
      <text:p text:style-name="P1">│ <text:s text:c="2"/>│ <text:s text:c="2"/>└── man9/</text:p>
      <text:p text:style-name="P1">│ <text:s text:c="2"/>│ <text:s text:c="6"/>├── at_pid.9</text:p>
      <text:p text:style-name="P1">│ <text:s text:c="2"/>│ <text:s text:c="6"/>├── axis.9</text:p>
      <text:p text:style-name="P1">│ <text:s text:c="2"/>│ <text:s text:c="6"/>├── classicladder.9</text:p>
      <text:p text:style-name="P1">│ <text:s text:c="2"/>│ <text:s text:c="6"/>├── counter.9</text:p>
      <text:p text:style-name="P1">│ <text:s text:c="2"/>│ <text:s text:c="6"/>├── debounce.9</text:p>
      <text:p text:style-name="P1">│ <text:s text:c="2"/>│ <text:s text:c="6"/>├── encoder.9</text:p>
      <text:p text:style-name="P1">│ <text:s text:c="2"/>│ <text:s text:c="6"/>├── encoder_ratio.9</text:p>
      <text:p text:style-name="P1">│ <text:s text:c="2"/>│ <text:s text:c="6"/>├── gantrykins.9</text:p>
      <text:p text:style-name="P1">│ <text:s text:c="2"/>│ <text:s text:c="6"/>├── genhexkins.9</text:p>
      <text:p text:style-name="P1">│ <text:s text:c="2"/>│ <text:s text:c="6"/>├── genserkins.9</text:p>
      <text:p text:style-name="P1">│ <text:s text:c="2"/>│ <text:s text:c="6"/>├── gentrivkins.9</text:p>
      <text:p text:style-name="P1">│ <text:s text:c="2"/>│ <text:s text:c="6"/>├── gladevcp.9</text:p>
      <text:p text:style-name="P1">│ <text:s text:c="2"/>│ <text:s text:c="6"/>├── grancat.txt</text:p>
      <text:p text:style-name="P1">│ <text:s text:c="2"/>│ <text:s text:c="6"/>├── hal_bb_gpio.9</text:p>
      <text:p text:style-name="P1">│ <text:s text:c="2"/>│ <text:s text:c="6"/>├── hm2_7i43.9</text:p>
      <text:p text:style-name="P1">│ <text:s text:c="2"/>│ <text:s text:c="6"/>├── hm2_7i90.9</text:p>
      <text:p text:style-name="P1">│ <text:s text:c="2"/>│ <text:s text:c="6"/>├── hm2_eth.9</text:p>
      <text:p text:style-name="P1">│ <text:s text:c="2"/>│ <text:s text:c="6"/>├── hm2_pci.9</text:p>
      <text:p text:style-name="P1">│ <text:s text:c="2"/>│ <text:s text:c="6"/>├── hm2_rpspi.9</text:p>
      <text:p text:style-name="P1">│ <text:s text:c="2"/>│ <text:s text:c="6"/>├── hm2_spi.9</text:p>
      <text:p text:style-name="P1">│ <text:s text:c="2"/>│ <text:s text:c="6"/>├── hostmot2.9*</text:p>
      <text:p text:style-name="P1">│ <text:s text:c="2"/>│ <text:s text:c="6"/>├── kins.9</text:p>
      <text:p text:style-name="P1">│ <text:s text:c="2"/>│ <text:s text:c="6"/>├── lcd.9</text:p>
      <text:p text:style-name="P1">│ <text:s text:c="2"/>│ <text:s text:c="6"/>├── lineardeltakins.9</text:p>
      <text:p text:style-name="P1">│ <text:s text:c="2"/>│ <text:s text:c="6"/>├── matrix_kb.9</text:p>
      <text:p text:style-name="P1">│ <text:s text:c="2"/>│ <text:s text:c="6"/>├── maxkins.9</text:p>
      <text:p text:style-name="P1">│ <text:s text:c="2"/>│ <text:s text:c="6"/>├── motion.9*</text:p>
      <text:p text:style-name="P1">│ <text:s text:c="2"/>│ <text:s text:c="6"/>├── mux_generic.9</text:p>
      <text:p text:style-name="P1">│ <text:s text:c="2"/>│ <text:s text:c="6"/>├── opto_ac5.9</text:p>
      <text:p text:style-name="P1">│ <text:s text:c="2"/>│ <text:s text:c="6"/>├── pid.9</text:p>
      <text:p text:style-name="P1">│ <text:s text:c="2"/>│ <text:s text:c="6"/>├── pumakins.9</text:p>
      <text:p text:style-name="P1">│ <text:s text:c="2"/>│ <text:s text:c="6"/>├── pwmgen.9</text:p>
      <text:p text:style-name="P1">│ <text:s text:c="2"/>│ <text:s text:c="6"/>├── rosekins.9</text:p>
      <text:p text:style-name="P1">│ <text:s text:c="2"/>│ <text:s text:c="6"/>├── rotatekins.9</text:p>
      <text:p text:style-name="P1">│ <text:s text:c="2"/>│ <text:s text:c="6"/>├── sampler.9</text:p>
      <text:p text:style-name="P1">│ <text:s text:c="2"/>│ <text:s text:c="6"/>├── scarakins.9</text:p>
      <text:p text:style-name="P1">│ <text:s text:c="2"/>│ <text:s text:c="6"/>├── setsserial.9</text:p>
      <text:p text:style-name="P1">│ <text:s text:c="2"/>│ <text:s text:c="6"/>├── siggen.9</text:p>
      <text:p text:style-name="P1">│ <text:s text:c="2"/>│ <text:s text:c="6"/>├── sim_encoder.9</text:p>
      <text:p text:style-name="P1">│ <text:s text:c="2"/>│ <text:s text:c="6"/>├── sserial.9</text:p>
      <text:p text:style-name="P1">│ <text:s text:c="2"/>│ <text:s text:c="6"/>├── stepgen.9</text:p>
      <text:p text:style-name="P1">│ <text:s text:c="2"/>│ <text:s text:c="6"/>├── supply.9</text:p>
      <text:p text:style-name="P1">│ <text:s text:c="2"/>│ <text:s text:c="6"/>├── threads.9</text:p>
      <text:p text:style-name="P1"><text:soft-page-break/>│ <text:s text:c="2"/>│ <text:s text:c="6"/>├── tripodkins.9</text:p>
      <text:p text:style-name="P1">│ <text:s text:c="2"/>│ <text:s text:c="6"/>├── trivkins.9</text:p>
      <text:p text:style-name="P1">│ <text:s text:c="2"/>│ <text:s text:c="6"/>├── watchdog.9</text:p>
      <text:p text:style-name="P1">│ <text:s text:c="2"/>│ <text:s text:c="6"/>└── weighted_sum.9</text:p>
      <text:p text:style-name="P20">│ <text:s text:c="2"/>├── README</text:p>
      <text:p text:style-name="P1">│ <text:s text:c="2"/>├── src/</text:p>
      <text:p text:style-name="P1">│ <text:s text:c="2"/>│ <text:s text:c="2"/>├── asciideps*</text:p>
      <text:p text:style-name="P1">│ <text:s text:c="2"/>│ <text:s text:c="2"/>├── asciidoc-dont-replace-arrows.conf</text:p>
      <text:p text:style-name="P1">│ <text:s text:c="2"/>│ <text:s text:c="2"/>├── attribute-colon.conf</text:p>
      <text:p text:style-name="P1">│ <text:s text:c="2"/>│ <text:s text:c="2"/>├── checklinks.py</text:p>
      <text:p text:style-name="P1">│ <text:s text:c="2"/>│ <text:s text:c="2"/>├── checkref*</text:p>
      <text:p text:style-name="P1">│ <text:s text:c="2"/>│ <text:s text:c="2"/>├── code/</text:p>
      <text:p text:style-name="P1">│ <text:s text:c="2"/>│ <text:s text:c="2"/>│ <text:s text:c="2"/>├── adding-configs-es.txt</text:p>
      <text:p text:style-name="P1">│ <text:s text:c="2"/>│ <text:s text:c="2"/>│ <text:s text:c="2"/>├── building-linuxcnc-es.txt</text:p>
      <text:p text:style-name="P1">│ <text:s text:c="2"/>│ <text:s text:c="2"/>│ <text:s text:c="2"/>├── CMS_buffer.eps</text:p>
      <text:p text:style-name="P1">│ <text:s text:c="2"/>│ <text:s text:c="2"/>│ <text:s text:c="2"/>├── CMS_buffer.png</text:p>
      <text:p text:style-name="P1">│ <text:s text:c="2"/>│ <text:s text:c="2"/>│ <text:s text:c="2"/>├── code-notes-es.txt</text:p>
      <text:p text:style-name="P1">│ <text:s text:c="2"/>│ <text:s text:c="2"/>│ <text:s text:c="2"/>├── contributing-to-linuxcnc-es.txt</text:p>
      <text:p text:style-name="P1">│ <text:s text:c="2"/>│ <text:s text:c="2"/>│ <text:s text:c="2"/>├── emc2-motion-joint-controller-block-diag.dxf</text:p>
      <text:p text:style-name="P1">│ <text:s text:c="2"/>│ <text:s text:c="2"/>│ <text:s text:c="2"/>├── emc2-motion-joint-controller-block-diag.eps</text:p>
      <text:p text:style-name="P1">│ <text:s text:c="2"/>│ <text:s text:c="2"/>│ <text:s text:c="2"/>├── emc2-motion-joint-controller-block-diag.png</text:p>
      <text:p text:style-name="P1">│ <text:s text:c="2"/>│ <text:s text:c="2"/>│ <text:s text:c="2"/>├── emc2-motion-joint-controller-block-diag.ps</text:p>
      <text:p text:style-name="P1">│ <text:s text:c="2"/>│ <text:s text:c="2"/>│ <text:s text:c="2"/>├── .gitignore</text:p>
      <text:p text:style-name="P1">│ <text:s text:c="2"/>│ <text:s text:c="2"/>│ <text:s text:c="2"/>├── homing.dot</text:p>
      <text:p text:style-name="P1">│ <text:s text:c="2"/>│ <text:s text:c="2"/>│ <text:s text:c="2"/>├── hss.dot</text:p>
      <text:p text:style-name="P1">│ <text:s text:c="2"/>│ <text:s text:c="2"/>│ <text:s text:c="2"/>├── LinuxCNC-block-diagram.png</text:p>
      <text:p text:style-name="P1">│ <text:s text:c="2"/>│ <text:s text:c="2"/>│ <text:s text:c="2"/>├── LinuxCNC-block-diagram-small.png</text:p>
      <text:p text:style-name="P1">│ <text:s text:c="2"/>│ <text:s text:c="2"/>│ <text:s text:c="2"/>├── LinuxCNC-motion-controller.png</text:p>
      <text:p text:style-name="P1">│ <text:s text:c="2"/>│ <text:s text:c="2"/>│ <text:s text:c="2"/>├── LinuxCNC-motion-controller-small.png</text:p>
      <text:p text:style-name="P1">│ <text:s text:c="2"/>│ <text:s text:c="2"/>│ <text:s text:c="2"/>├── nml-messages.es.txt</text:p>
      <text:p text:style-name="P1">│ <text:s text:c="2"/>│ <text:s text:c="2"/>│ <text:s text:c="2"/>├── rs274-es.txt</text:p>
      <text:p text:style-name="P1">│ <text:s text:c="2"/>│ <text:s text:c="2"/>│ <text:s text:c="2"/>├── style-guide-es.txt</text:p>
      <text:p text:style-name="P1">│ <text:s text:c="2"/>│ <text:s text:c="2"/>│ <text:s text:c="2"/>└── task-state-transitions.dot</text:p>
      <text:p text:style-name="P1">│ <text:s text:c="2"/>│ <text:s text:c="2"/>├── common/</text:p>
      <text:p text:style-name="P1">│ <text:s text:c="2"/>│ <text:s text:c="2"/>│ <text:s text:c="2"/>├── emc-history-es.txt</text:p>
      <text:p text:style-name="P1">│ <text:s text:c="2"/>│ <text:s text:c="2"/>│ <text:s text:c="2"/>├── .gitignore</text:p>
      <text:p text:style-name="P1">│ <text:s text:c="2"/>│ <text:s text:c="2"/>│ <text:s text:c="2"/>├── glossary-es.txt</text:p>
      <text:p text:style-name="P1">│ <text:s text:c="2"/>│ <text:s text:c="2"/>│ <text:s text:c="2"/>├── gpld-copyright.txt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emc2-intro.png</text:p>
      <text:p text:style-name="P1">│ <text:s text:c="2"/>│ <text:s text:c="2"/>│ <text:s text:c="2"/>│ <text:s text:c="2"/>├── lathe_tool_es.png</text:p>
      <text:p text:style-name="P1">│ <text:s text:c="2"/>│ <text:s text:c="2"/>│ <text:s text:c="2"/>│ <text:s text:c="2"/>├── lathe_tool.png</text:p>
      <text:p text:style-name="P1">│ <text:s text:c="2"/>│ <text:s text:c="2"/>│ <text:s text:c="2"/>│ <text:s text:c="2"/>├── naive-cam.dxf</text:p>
      <text:p text:style-name="P1">│ <text:s text:c="2"/>│ <text:s text:c="2"/>│ <text:s text:c="2"/>│ <text:s text:c="2"/>├── pid-feedback-es.svg</text:p>
      <text:p text:style-name="P1">│ <text:s text:c="2"/>│ <text:s text:c="2"/>│ <text:s text:c="2"/>│ <text:s text:c="2"/>├── pid-feedback.svg</text:p>
      <text:p text:style-name="P1">│ <text:s text:c="2"/>│ <text:s text:c="2"/>│ <text:s text:c="2"/>│ <text:s text:c="2"/>├── servo-feedback.dxf</text:p>
      <text:p text:style-name="P1">│ <text:s text:c="2"/>│ <text:s text:c="2"/>│ <text:s text:c="2"/>│ <text:s text:c="2"/>├── servo-feedback.eps</text:p>
      <text:p text:style-name="P1">│ <text:s text:c="2"/>│ <text:s text:c="2"/>│ <text:s text:c="2"/>│ <text:s text:c="2"/>├── servo-feedback-es.dxf</text:p>
      <text:p text:style-name="P1">│ <text:s text:c="2"/>│ <text:s text:c="2"/>│ <text:s text:c="2"/>│ <text:s text:c="2"/>├── servo-feedback-es.eps</text:p>
      <text:p text:style-name="P1">│ <text:s text:c="2"/>│ <text:s text:c="2"/>│ <text:s text:c="2"/>│ <text:s text:c="2"/>├── servo-feedback-es.png</text:p>
      <text:p text:style-name="P1">│ <text:s text:c="2"/>│ <text:s text:c="2"/>│ <text:s text:c="2"/>│ <text:s text:c="2"/>├── servo-feedback-es.ps</text:p>
      <text:p text:style-name="P1">│ <text:s text:c="2"/>│ <text:s text:c="2"/>│ <text:s text:c="2"/>│ <text:s text:c="2"/>├── servo-feedback.ps</text:p>
      <text:p text:style-name="P1">│ <text:s text:c="2"/>│ <text:s text:c="2"/>│ <text:s text:c="2"/>│ <text:s text:c="2"/>└── servo-feedback.svg</text:p>
      <text:p text:style-name="P1">│ <text:s text:c="2"/>│ <text:s text:c="2"/>│ <text:s text:c="2"/>├── linux-faq-es.txt</text:p>
      <text:p text:style-name="P1">│ <text:s text:c="2"/>│ <text:s text:c="2"/>│ <text:s text:c="2"/>├── linux-faq.txt</text:p>
      <text:p text:style-name="P1"><text:soft-page-break/>│ <text:s text:c="2"/>│ <text:s text:c="2"/>│ <text:s text:c="2"/>└── overleaf-es.txt</text:p>
      <text:p text:style-name="P1">│ <text:s text:c="2"/>│ <text:s text:c="2"/>├── config/</text:p>
      <text:p text:style-name="P1">│ <text:s text:c="2"/>│ <text:s text:c="2"/>│ <text:s text:c="2"/>├── core-components-es.txt</text:p>
      <text:p text:style-name="P1">│ <text:s text:c="2"/>│ <text:s text:c="2"/>│ <text:s text:c="2"/>├── .gitignore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calibration-1.png</text:p>
      <text:p text:style-name="P1">│ <text:s text:c="2"/>│ <text:s text:c="2"/>│ <text:s text:c="2"/>│ <text:s text:c="2"/>├── calibration-2.png</text:p>
      <text:p text:style-name="P1">│ <text:s text:c="2"/>│ <text:s text:c="2"/>│ <text:s text:c="2"/>│ <text:s text:c="2"/>├── calibration-3.png</text:p>
      <text:p text:style-name="P1">│ <text:s text:c="2"/>│ <text:s text:c="2"/>│ <text:s text:c="2"/>│ <text:s text:c="2"/>├── d-term.png</text:p>
      <text:p text:style-name="P1">│ <text:s text:c="2"/>│ <text:s text:c="2"/>│ <text:s text:c="2"/>│ <text:s text:c="2"/>├── emc2-motion-homing-diag.dxf</text:p>
      <text:p text:style-name="P1">│ <text:s text:c="2"/>│ <text:s text:c="2"/>│ <text:s text:c="2"/>│ <text:s text:c="2"/>├── emc2-motion-homing-diag.eps</text:p>
      <text:p text:style-name="P1">│ <text:s text:c="2"/>│ <text:s text:c="2"/>│ <text:s text:c="2"/>│ <text:s text:c="2"/>├── emc2-motion-homing-diag.png</text:p>
      <text:p text:style-name="P1">│ <text:s text:c="2"/>│ <text:s text:c="2"/>│ <text:s text:c="2"/>│ <text:s text:c="2"/>├── emc2-motion-homing-diag.ps</text:p>
      <text:p text:style-name="P1">│ <text:s text:c="2"/>│ <text:s text:c="2"/>│ <text:s text:c="2"/>│ <text:s text:c="2"/>├── encoder-counts-math.png</text:p>
      <text:p text:style-name="P1">│ <text:s text:c="2"/>│ <text:s text:c="2"/>│ <text:s text:c="2"/>│ <text:s text:c="2"/>├── encoder-scale.png</text:p>
      <text:p text:style-name="P1">│ <text:s text:c="2"/>│ <text:s text:c="2"/>│ <text:s text:c="2"/>│ <text:s text:c="2"/>├── ff2.png</text:p>
      <text:p text:style-name="P1">│ <text:s text:c="2"/>│ <text:s text:c="2"/>│ <text:s text:c="2"/>│ <text:s text:c="2"/>├── HomeAxisTravel.svg</text:p>
      <text:p text:style-name="P1">│ <text:s text:c="2"/>│ <text:s text:c="2"/>│ <text:s text:c="2"/>│ <text:s text:c="2"/>├── i-term.png</text:p>
      <text:p text:style-name="P1">│ <text:s text:c="2"/>│ <text:s text:c="2"/>│ <text:s text:c="2"/>│ <text:s text:c="2"/>├── latency-histogram.png</text:p>
      <text:p text:style-name="P1">│ <text:s text:c="2"/>│ <text:s text:c="2"/>│ <text:s text:c="2"/>│ <text:s text:c="2"/>├── latency-plot.png</text:p>
      <text:p text:style-name="P1">│ <text:s text:c="2"/>│ <text:s text:c="2"/>│ <text:s text:c="2"/>│ <text:s text:c="2"/>├── latency.png</text:p>
      <text:p text:style-name="P1">│ <text:s text:c="2"/>│ <text:s text:c="2"/>│ <text:s text:c="2"/>│ <text:s text:c="2"/>├── latency-test_en.png</text:p>
      <text:p text:style-name="P1">│ <text:s text:c="2"/>│ <text:s text:c="2"/>│ <text:s text:c="2"/>│ <text:s text:c="2"/>├── output-offset.png</text:p>
      <text:p text:style-name="P1">│ <text:s text:c="2"/>│ <text:s text:c="2"/>│ <text:s text:c="2"/>│ <text:s text:c="2"/>├── pid-feedback.png</text:p>
      <text:p text:style-name="P1">│ <text:s text:c="2"/>│ <text:s text:c="2"/>│ <text:s text:c="2"/>│ <text:s text:c="2"/>├── pncconf-advanced.png</text:p>
      <text:p text:style-name="P1">│ <text:s text:c="2"/>│ <text:s text:c="2"/>│ <text:s text:c="2"/>│ <text:s text:c="2"/>├── pncconf-axis-config.png</text:p>
      <text:p text:style-name="P1">│ <text:s text:c="2"/>│ <text:s text:c="2"/>│ <text:s text:c="2"/>│ <text:s text:c="2"/>├── pncconf-axis-drive.png</text:p>
      <text:p text:style-name="P1">│ <text:s text:c="2"/>│ <text:s text:c="2"/>│ <text:s text:c="2"/>│ <text:s text:c="2"/>├── pncconf-basic.png</text:p>
      <text:p text:style-name="P1">│ <text:s text:c="2"/>│ <text:s text:c="2"/>│ <text:s text:c="2"/>│ <text:s text:c="2"/>├── pncconf-diagram-lathe.png</text:p>
      <text:p text:style-name="P1">│ <text:s text:c="2"/>│ <text:s text:c="2"/>│ <text:s text:c="2"/>│ <text:s text:c="2"/>├── pncconf-external.png</text:p>
      <text:p text:style-name="P1">│ <text:s text:c="2"/>│ <text:s text:c="2"/>│ <text:s text:c="2"/>│ <text:s text:c="2"/>├── pncconf-file.png</text:p>
      <text:p text:style-name="P1">│ <text:s text:c="2"/>│ <text:s text:c="2"/>│ <text:s text:c="2"/>│ <text:s text:c="2"/>├── pncconf-gui.png</text:p>
      <text:p text:style-name="P1">│ <text:s text:c="2"/>│ <text:s text:c="2"/>│ <text:s text:c="2"/>│ <text:s text:c="2"/>├── pncconf-hal.png</text:p>
      <text:p text:style-name="P1">│ <text:s text:c="2"/>│ <text:s text:c="2"/>│ <text:s text:c="2"/>│ <text:s text:c="2"/>├── pncconf-mesa-config.png</text:p>
      <text:p text:style-name="P1">│ <text:s text:c="2"/>│ <text:s text:c="2"/>│ <text:s text:c="2"/>│ <text:s text:c="2"/>├── pncconf-mesa-io2.png</text:p>
      <text:p text:style-name="P1">│ <text:s text:c="2"/>│ <text:s text:c="2"/>│ <text:s text:c="2"/>│ <text:s text:c="2"/>├── pncconf-mesa-io3.png</text:p>
      <text:p text:style-name="P1">│ <text:s text:c="2"/>│ <text:s text:c="2"/>│ <text:s text:c="2"/>│ <text:s text:c="2"/>├── pncconf-mesa-io4.png</text:p>
      <text:p text:style-name="P1">│ <text:s text:c="2"/>│ <text:s text:c="2"/>│ <text:s text:c="2"/>│ <text:s text:c="2"/>├── pncconf-parport.png</text:p>
      <text:p text:style-name="P1">│ <text:s text:c="2"/>│ <text:s text:c="2"/>│ <text:s text:c="2"/>│ <text:s text:c="2"/>├── pncconf-scale-calc.png</text:p>
      <text:p text:style-name="P1">│ <text:s text:c="2"/>│ <text:s text:c="2"/>│ <text:s text:c="2"/>│ <text:s text:c="2"/>├── pncconf-spindle-config.png</text:p>
      <text:p text:style-name="P1">│ <text:s text:c="2"/>│ <text:s text:c="2"/>│ <text:s text:c="2"/>│ <text:s text:c="2"/>├── pncconf-splash.png</text:p>
      <text:p text:style-name="P1">│ <text:s text:c="2"/>│ <text:s text:c="2"/>│ <text:s text:c="2"/>│ <text:s text:c="2"/>├── p-term.png</text:p>
      <text:p text:style-name="P1">│ <text:s text:c="2"/>│ <text:s text:c="2"/>│ <text:s text:c="2"/>│ <text:s text:c="2"/>├── scale-math.png</text:p>
      <text:p text:style-name="P1">│ <text:s text:c="2"/>│ <text:s text:c="2"/>│ <text:s text:c="2"/>│ <text:s text:c="2"/>├── servo-feedback.png</text:p>
      <text:p text:style-name="P1">│ <text:s text:c="2"/>│ <text:s text:c="2"/>│ <text:s text:c="2"/>│ <text:s text:c="2"/>├── step-calc-inch-math.png</text:p>
      <text:p text:style-name="P1">│ <text:s text:c="2"/>│ <text:s text:c="2"/>│ <text:s text:c="2"/>│ <text:s text:c="2"/>├── step-calc-mm-math.png</text:p>
      <text:p text:style-name="P1">│ <text:s text:c="2"/>│ <text:s text:c="2"/>│ <text:s text:c="2"/>│ <text:s text:c="2"/>├── stepconf-axis-x_en.png</text:p>
      <text:p text:style-name="P1">│ <text:s text:c="2"/>│ <text:s text:c="2"/>│ <text:s text:c="2"/>│ <text:s text:c="2"/>├── stepconf-base_en.png</text:p>
      <text:p text:style-name="P1">│ <text:s text:c="2"/>│ <text:s text:c="2"/>│ <text:s text:c="2"/>│ <text:s text:c="2"/>├── stepconf-options_en.png</text:p>
      <text:p text:style-name="P1">│ <text:s text:c="2"/>│ <text:s text:c="2"/>│ <text:s text:c="2"/>│ <text:s text:c="2"/>├── stepconf-parallel-1_en.png</text:p>
      <text:p text:style-name="P1">│ <text:s text:c="2"/>│ <text:s text:c="2"/>│ <text:s text:c="2"/>│ <text:s text:c="2"/>├── stepconf-parallel-2_en.png</text:p>
      <text:p text:style-name="P1">│ <text:s text:c="2"/>│ <text:s text:c="2"/>│ <text:s text:c="2"/>│ <text:s text:c="2"/>├── stepconf-spindle_en.png</text:p>
      <text:p text:style-name="P1">│ <text:s text:c="2"/>│ <text:s text:c="2"/>│ <text:s text:c="2"/>│ <text:s text:c="2"/>├── stepconf-start_en.png</text:p>
      <text:p text:style-name="P1">│ <text:s text:c="2"/>│ <text:s text:c="2"/>│ <text:s text:c="2"/>│ <text:s text:c="2"/>├── stepconf-test.png</text:p>
      <text:p text:style-name="P1">│ <text:s text:c="2"/>│ <text:s text:c="2"/>│ <text:s text:c="2"/>│ <text:s text:c="2"/>├── stepconf-x-test_en.png</text:p>
      <text:p text:style-name="P1"><text:soft-page-break/>│ <text:s text:c="2"/>│ <text:s text:c="2"/>│ <text:s text:c="2"/>│ <text:s text:c="2"/>├── stepper-scale.png</text:p>
      <text:p text:style-name="P1">│ <text:s text:c="2"/>│ <text:s text:c="2"/>│ <text:s text:c="2"/>│ <text:s text:c="2"/>├── switch-nc-series.dxf</text:p>
      <text:p text:style-name="P1">│ <text:s text:c="2"/>│ <text:s text:c="2"/>│ <text:s text:c="2"/>│ <text:s text:c="2"/>├── switch-nc-series_en.svg</text:p>
      <text:p text:style-name="P1">│ <text:s text:c="2"/>│ <text:s text:c="2"/>│ <text:s text:c="2"/>│ <text:s text:c="2"/>├── switch-nc-series.eps</text:p>
      <text:p text:style-name="P1">│ <text:s text:c="2"/>│ <text:s text:c="2"/>│ <text:s text:c="2"/>│ <text:s text:c="2"/>├── switch-nc-series.png</text:p>
      <text:p text:style-name="P1">│ <text:s text:c="2"/>│ <text:s text:c="2"/>│ <text:s text:c="2"/>│ <text:s text:c="2"/>├── switch-no-parallel.dxf</text:p>
      <text:p text:style-name="P1">│ <text:s text:c="2"/>│ <text:s text:c="2"/>│ <text:s text:c="2"/>│ <text:s text:c="2"/>├── switch-no-parallel_en.svg</text:p>
      <text:p text:style-name="P1">│ <text:s text:c="2"/>│ <text:s text:c="2"/>│ <text:s text:c="2"/>│ <text:s text:c="2"/>├── switch-no-parallel.eps</text:p>
      <text:p text:style-name="P1">│ <text:s text:c="2"/>│ <text:s text:c="2"/>│ <text:s text:c="2"/>│ <text:s text:c="2"/>├── switch-no-parallel.png</text:p>
      <text:p text:style-name="P1">│ <text:s text:c="2"/>│ <text:s text:c="2"/>│ <text:s text:c="2"/>│ <text:s text:c="2"/>└── templates/</text:p>
      <text:p text:style-name="P1">│ <text:s text:c="2"/>│ <text:s text:c="2"/>│ <text:s text:c="2"/>│ <text:s text:c="6"/>├── step-calc-inch-math_tmpl.svg</text:p>
      <text:p text:style-name="P1">│ <text:s text:c="2"/>│ <text:s text:c="2"/>│ <text:s text:c="2"/>│ <text:s text:c="6"/>├── step-calc-mm-math_tmpl.svg</text:p>
      <text:p text:style-name="P1">│ <text:s text:c="2"/>│ <text:s text:c="2"/>│ <text:s text:c="2"/>│ <text:s text:c="6"/>├── switch-nc-series_tmpl.svg</text:p>
      <text:p text:style-name="P1">│ <text:s text:c="2"/>│ <text:s text:c="2"/>│ <text:s text:c="2"/>│ <text:s text:c="6"/>└── switch-no-parallel_tmpl.svg</text:p>
      <text:p text:style-name="P1">│ <text:s text:c="2"/>│ <text:s text:c="2"/>│ <text:s text:c="2"/>├── ini-config-es.txt</text:p>
      <text:p text:style-name="P1">│ <text:s text:c="2"/>│ <text:s text:c="2"/>│ <text:s text:c="2"/>├── ini-config.txt</text:p>
      <text:p text:style-name="P1">│ <text:s text:c="2"/>│ <text:s text:c="2"/>│ <text:s text:c="2"/>├── ini-homing-es.txt</text:p>
      <text:p text:style-name="P1">│ <text:s text:c="2"/>│ <text:s text:c="2"/>│ <text:s text:c="2"/>├── ini-homing.txt</text:p>
      <text:p text:style-name="P1">│ <text:s text:c="2"/>│ <text:s text:c="2"/>│ <text:s text:c="2"/>├── integrator-concepts-es.txt</text:p>
      <text:p text:style-name="P1">│ <text:s text:c="2"/>│ <text:s text:c="2"/>│ <text:s text:c="2"/>├── integrator-concepts.txt</text:p>
      <text:p text:style-name="P1">│ <text:s text:c="2"/>│ <text:s text:c="2"/>│ <text:s text:c="2"/>├── lathe-config-es.txt</text:p>
      <text:p text:style-name="P1">│ <text:s text:c="2"/>│ <text:s text:c="2"/>│ <text:s text:c="2"/>├── lathe-config.txt</text:p>
      <text:p text:style-name="P1">│ <text:s text:c="2"/>│ <text:s text:c="2"/>│ <text:s text:c="2"/>├── moveoff-es.txt</text:p>
      <text:p text:style-name="P1">│ <text:s text:c="2"/>│ <text:s text:c="2"/>│ <text:s text:c="2"/>├── moveoff.txt</text:p>
      <text:p text:style-name="P1">│ <text:s text:c="2"/>│ <text:s text:c="2"/>│ <text:s text:c="2"/>├── pncconf-es.txt</text:p>
      <text:p text:style-name="P1">│ <text:s text:c="2"/>│ <text:s text:c="2"/>│ <text:s text:c="2"/>├── pncconf.txt</text:p>
      <text:p text:style-name="P1">│ <text:s text:c="2"/>│ <text:s text:c="2"/>│ <text:s text:c="2"/>├── python-interface-es.txt</text:p>
      <text:p text:style-name="P1">│ <text:s text:c="2"/>│ <text:s text:c="2"/>│ <text:s text:c="2"/>├── stepconf-es.txt</text:p>
      <text:p text:style-name="P1">│ <text:s text:c="2"/>│ <text:s text:c="2"/>│ <text:s text:c="2"/>├── stepconf.txt</text:p>
      <text:p text:style-name="P1">│ <text:s text:c="2"/>│ <text:s text:c="2"/>│ <text:s text:c="2"/>├── stepper-diagnostics-es.txt</text:p>
      <text:p text:style-name="P1">│ <text:s text:c="2"/>│ <text:s text:c="2"/>│ <text:s text:c="2"/>├── stepper-diagnostics.txt</text:p>
      <text:p text:style-name="P1">│ <text:s text:c="2"/>│ <text:s text:c="2"/>│ <text:s text:c="2"/>├── stepper-es.txt</text:p>
      <text:p text:style-name="P1">│ <text:s text:c="2"/>│ <text:s text:c="2"/>│ <text:s text:c="2"/>├── stepper-quickstart-es.txt</text:p>
      <text:p text:style-name="P1">│ <text:s text:c="2"/>│ <text:s text:c="2"/>│ <text:s text:c="2"/>├── stepper-quickstart.txt</text:p>
      <text:p text:style-name="P1">│ <text:s text:c="2"/>│ <text:s text:c="2"/>│ <text:s text:c="2"/>└── stepper.txt</text:p>
      <text:p text:style-name="P1">│ <text:s text:c="2"/>│ <text:s text:c="2"/>├── docbook.conf</text:p>
      <text:p text:style-name="P1">│ <text:s text:c="2"/>│ <text:s text:c="2"/>├── docbook-image.conf</text:p>
      <text:p text:style-name="P1">│ <text:s text:c="2"/>│ <text:s text:c="2"/>├── docs.xml</text:p>
      <text:p text:style-name="P1">│ <text:s text:c="2"/>│ <text:s text:c="2"/>├── drivers/</text:p>
      <text:p text:style-name="P1">│ <text:s text:c="2"/>│ <text:s text:c="2"/>│ <text:s text:c="2"/>├── ax5214h.txt</text:p>
      <text:p text:style-name="P1">│ <text:s text:c="2"/>│ <text:s text:c="2"/>│ <text:s text:c="2"/>├── gm.txt</text:p>
      <text:p text:style-name="P1">│ <text:s text:c="2"/>│ <text:s text:c="2"/>│ <text:s text:c="2"/>├── gs2.txt</text:p>
      <text:p text:style-name="P1">│ <text:s text:c="2"/>│ <text:s text:c="2"/>│ <text:s text:c="2"/>├── hostmot2.txt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5i20-halpins.png</text:p>
      <text:p text:style-name="P1">│ <text:s text:c="2"/>│ <text:s text:c="2"/>│ <text:s text:c="2"/>│ <text:s text:c="2"/>├── GM_AxisInterface.png</text:p>
      <text:p text:style-name="P1">│ <text:s text:c="2"/>│ <text:s text:c="2"/>│ <text:s text:c="2"/>│ <text:s text:c="2"/>├── GM_AXISpinout.png</text:p>
      <text:p text:style-name="P1">│ <text:s text:c="2"/>│ <text:s text:c="2"/>│ <text:s text:c="2"/>│ <text:s text:c="2"/>├── GM_ENDSWpinout.png</text:p>
      <text:p text:style-name="P1">│ <text:s text:c="2"/>│ <text:s text:c="2"/>│ <text:s text:c="2"/>│ <text:s text:c="2"/>├── GM_IOpinout.png</text:p>
      <text:p text:style-name="P1">│ <text:s text:c="2"/>│ <text:s text:c="2"/>│ <text:s text:c="2"/>│ <text:s text:c="2"/>├── GM_PCIpinout.png</text:p>
      <text:p text:style-name="P1">│ <text:s text:c="2"/>│ <text:s text:c="2"/>│ <text:s text:c="2"/>│ <text:s text:c="2"/>├── GM_RefSignals.png</text:p>
      <text:p text:style-name="P1">│ <text:s text:c="2"/>│ <text:s text:c="2"/>│ <text:s text:c="2"/>│ <text:s text:c="2"/>├── GM_RS485topology.png</text:p>
      <text:p text:style-name="P1">│ <text:s text:c="2"/>│ <text:s text:c="2"/>│ <text:s text:c="2"/>│ <text:s text:c="2"/>├── GMsystem.png</text:p>
      <text:p text:style-name="P1">│ <text:s text:c="2"/>│ <text:s text:c="2"/>│ <text:s text:c="2"/>│ <text:s text:c="2"/>├── pico-ppmc-math.png</text:p>
      <text:p text:style-name="P1">│ <text:s text:c="2"/>│ <text:s text:c="2"/>│ <text:s text:c="2"/>│ <text:s text:c="2"/>├── pluto-pinout.dxf</text:p>
      <text:p text:style-name="P1"><text:soft-page-break/>│ <text:s text:c="2"/>│ <text:s text:c="2"/>│ <text:s text:c="2"/>│ <text:s text:c="2"/>├── pluto-pinout.eps</text:p>
      <text:p text:style-name="P1">│ <text:s text:c="2"/>│ <text:s text:c="2"/>│ <text:s text:c="2"/>│ <text:s text:c="2"/>├── pluto-pinout.png</text:p>
      <text:p text:style-name="P1">│ <text:s text:c="2"/>│ <text:s text:c="2"/>│ <text:s text:c="2"/>│ <text:s text:c="2"/>├── pluto-step-pinout.dxf</text:p>
      <text:p text:style-name="P1">│ <text:s text:c="2"/>│ <text:s text:c="2"/>│ <text:s text:c="2"/>│ <text:s text:c="2"/>├── pluto-step-pinout.eps</text:p>
      <text:p text:style-name="P1">│ <text:s text:c="2"/>│ <text:s text:c="2"/>│ <text:s text:c="2"/>│ <text:s text:c="2"/>├── pluto-step-pinout.png</text:p>
      <text:p text:style-name="P1">│ <text:s text:c="2"/>│ <text:s text:c="2"/>│ <text:s text:c="2"/>│ <text:s text:c="2"/>├── pluto_step_waveform.dxf</text:p>
      <text:p text:style-name="P1">│ <text:s text:c="2"/>│ <text:s text:c="2"/>│ <text:s text:c="2"/>│ <text:s text:c="2"/>├── pluto_step_waveform.eps</text:p>
      <text:p text:style-name="P1">│ <text:s text:c="2"/>│ <text:s text:c="2"/>│ <text:s text:c="2"/>│ <text:s text:c="2"/>└── pluto_step_waveform.png</text:p>
      <text:p text:style-name="P1">│ <text:s text:c="2"/>│ <text:s text:c="2"/>│ <text:s text:c="2"/>├── mb2hal.txt</text:p>
      <text:p text:style-name="P1">│ <text:s text:c="2"/>│ <text:s text:c="2"/>│ <text:s text:c="2"/>├── mitsub_vfd.txt</text:p>
      <text:p text:style-name="P1">│ <text:s text:c="2"/>│ <text:s text:c="2"/>│ <text:s text:c="2"/>├── motenc.txt</text:p>
      <text:p text:style-name="P1">│ <text:s text:c="2"/>│ <text:s text:c="2"/>│ <text:s text:c="2"/>├── opto22.txt</text:p>
      <text:p text:style-name="P1">│ <text:s text:c="2"/>│ <text:s text:c="2"/>│ <text:s text:c="2"/>├── pico-ppmc.txt</text:p>
      <text:p text:style-name="P1">│ <text:s text:c="2"/>│ <text:s text:c="2"/>│ <text:s text:c="2"/>├── pluto-p.txt</text:p>
      <text:p text:style-name="P1">│ <text:s text:c="2"/>│ <text:s text:c="2"/>│ <text:s text:c="2"/>├── servo-to-go.txt</text:p>
      <text:p text:style-name="P1">│ <text:s text:c="2"/>│ <text:s text:c="2"/>│ <text:s text:c="2"/>├── shuttle.txt</text:p>
      <text:p text:style-name="P1">│ <text:s text:c="2"/>│ <text:s text:c="2"/>│ <text:s text:c="2"/>└── vfs11.txt</text:p>
      <text:p text:style-name="P1">│ <text:s text:c="2"/>│ <text:s text:c="2"/>├── emc2.sty</text:p>
      <text:p text:style-name="P1">│ <text:s text:c="2"/>│ <text:s text:c="2"/>├── examples/</text:p>
      <text:p text:style-name="P1">│ <text:s text:c="2"/>│ <text:s text:c="2"/>│ <text:s text:c="2"/>├── gs2-example.txt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gridprobe-ngc.png</text:p>
      <text:p text:style-name="P1">│ <text:s text:c="2"/>│ <text:s text:c="2"/>│ <text:s text:c="2"/>│ <text:s text:c="2"/>├── smartprobe-ngc.png</text:p>
      <text:p text:style-name="P1">│ <text:s text:c="2"/>│ <text:s text:c="2"/>│ <text:s text:c="2"/>│ <text:s text:c="2"/>├── spindle-math.png</text:p>
      <text:p text:style-name="P1">│ <text:s text:c="2"/>│ <text:s text:c="2"/>│ <text:s text:c="2"/>│ <text:s text:c="2"/>└── useful-subroutines-ngc.png</text:p>
      <text:p text:style-name="P1">│ <text:s text:c="2"/>│ <text:s text:c="2"/>│ <text:s text:c="2"/>├── mpg.txt</text:p>
      <text:p text:style-name="P1">│ <text:s text:c="2"/>│ <text:s text:c="2"/>│ <text:s text:c="2"/>├── pci-parallel-port.txt</text:p>
      <text:p text:style-name="P1">│ <text:s text:c="2"/>│ <text:s text:c="2"/>│ <text:s text:c="2"/>└── spindle.txt</text:p>
      <text:p text:style-name="P1">│ <text:s text:c="2"/>│ <text:s text:c="2"/>├── gcode/</text:p>
      <text:p text:style-name="P1">│ <text:s text:c="2"/>│ <text:s text:c="2"/>│ <text:s text:c="2"/>├── coordinates-es.txt</text:p>
      <text:p text:style-name="P1">│ <text:s text:c="2"/>│ <text:s text:c="2"/>│ <text:s text:c="2"/>├── coordinates.txt</text:p>
      <text:p text:style-name="P1">│ <text:s text:c="2"/>│ <text:s text:c="2"/>│ <text:s text:c="2"/>├── g-code-es.txt</text:p>
      <text:p text:style-name="P1">│ <text:s text:c="2"/>│ <text:s text:c="2"/>│ <text:s text:c="2"/>├── g-code.txt</text:p>
      <text:p text:style-name="P1">│ <text:s text:c="2"/>│ <text:s text:c="2"/>│ <text:s text:c="2"/>├── .gitignore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comp02.dxf</text:p>
      <text:p text:style-name="P1">│ <text:s text:c="2"/>│ <text:s text:c="2"/>│ <text:s text:c="2"/>│ <text:s text:c="2"/>├── comp02_en.svg</text:p>
      <text:p text:style-name="P1">│ <text:s text:c="2"/>│ <text:s text:c="2"/>│ <text:s text:c="2"/>│ <text:s text:c="2"/>├── comp02.png</text:p>
      <text:p text:style-name="P1">│ <text:s text:c="2"/>│ <text:s text:c="2"/>│ <text:s text:c="2"/>│ <text:s text:c="2"/>├── comp-path.dxf</text:p>
      <text:p text:style-name="P1">│ <text:s text:c="2"/>│ <text:s text:c="2"/>│ <text:s text:c="2"/>│ <text:s text:c="2"/>├── comp-path_en.svg</text:p>
      <text:p text:style-name="P1">│ <text:s text:c="2"/>│ <text:s text:c="2"/>│ <text:s text:c="2"/>│ <text:s text:c="2"/>├── comp-path.png</text:p>
      <text:p text:style-name="P1">│ <text:s text:c="2"/>│ <text:s text:c="2"/>│ <text:s text:c="2"/>│ <text:s text:c="2"/>├── eight-holes_en.svg</text:p>
      <text:p text:style-name="P1">│ <text:s text:c="2"/>│ <text:s text:c="2"/>│ <text:s text:c="2"/>│ <text:s text:c="2"/>├── eight.png</text:p>
      <text:p text:style-name="P1">│ <text:s text:c="2"/>│ <text:s text:c="2"/>│ <text:s text:c="2"/>│ <text:s text:c="2"/>├── g2-3_en.svg</text:p>
      <text:p text:style-name="P1">│ <text:s text:c="2"/>│ <text:s text:c="2"/>│ <text:s text:c="2"/>│ <text:s text:c="2"/>├── g2_en.svg</text:p>
      <text:p text:style-name="P1">│ <text:s text:c="2"/>│ <text:s text:c="2"/>│ <text:s text:c="2"/>│ <text:s text:c="2"/>├── g76-01.png</text:p>
      <text:p text:style-name="P1">│ <text:s text:c="2"/>│ <text:s text:c="2"/>│ <text:s text:c="2"/>│ <text:s text:c="2"/>├── g76.dxf</text:p>
      <text:p text:style-name="P1">│ <text:s text:c="2"/>│ <text:s text:c="2"/>│ <text:s text:c="2"/>│ <text:s text:c="2"/>├── g76-threads_en.svg</text:p>
      <text:p text:style-name="P1">│ <text:s text:c="2"/>│ <text:s text:c="2"/>│ <text:s text:c="2"/>│ <text:s text:c="2"/>├── g81a_en.svg</text:p>
      <text:p text:style-name="P1">│ <text:s text:c="2"/>│ <text:s text:c="2"/>│ <text:s text:c="2"/>│ <text:s text:c="2"/>├── G81a.png</text:p>
      <text:p text:style-name="P1">│ <text:s text:c="2"/>│ <text:s text:c="2"/>│ <text:s text:c="2"/>│ <text:s text:c="2"/>├── g81_en.svg</text:p>
      <text:p text:style-name="P1">│ <text:s text:c="2"/>│ <text:s text:c="2"/>│ <text:s text:c="2"/>│ <text:s text:c="2"/>├── g81ex1_en.svg</text:p>
      <text:p text:style-name="P1">│ <text:s text:c="2"/>│ <text:s text:c="2"/>│ <text:s text:c="2"/>│ <text:s text:c="2"/>├── G81ex1.png</text:p>
      <text:p text:style-name="P1">│ <text:s text:c="2"/>│ <text:s text:c="2"/>│ <text:s text:c="2"/>│ <text:s text:c="2"/>├── g81ex2_en.svg</text:p>
      <text:p text:style-name="P1">│ <text:s text:c="2"/>│ <text:s text:c="2"/>│ <text:s text:c="2"/>│ <text:s text:c="2"/>├── G81ex2.png</text:p>
      <text:p text:style-name="P1"><text:soft-page-break/>│ <text:s text:c="2"/>│ <text:s text:c="2"/>│ <text:s text:c="2"/>│ <text:s text:c="2"/>├── G81g98d.png</text:p>
      <text:p text:style-name="P1">│ <text:s text:c="2"/>│ <text:s text:c="2"/>│ <text:s text:c="2"/>│ <text:s text:c="2"/>├── g81mult_en.svg</text:p>
      <text:p text:style-name="P1">│ <text:s text:c="2"/>│ <text:s text:c="2"/>│ <text:s text:c="2"/>│ <text:s text:c="2"/>├── G81mult.png</text:p>
      <text:p text:style-name="P1">│ <text:s text:c="2"/>│ <text:s text:c="2"/>│ <text:s text:c="2"/>│ <text:s text:c="2"/>├── G81.png</text:p>
      <text:p text:style-name="P1">│ <text:s text:c="2"/>│ <text:s text:c="2"/>│ <text:s text:c="2"/>│ <text:s text:c="2"/>├── G81ret.png</text:p>
      <text:p text:style-name="P1">│ <text:s text:c="2"/>│ <text:s text:c="2"/>│ <text:s text:c="2"/>│ <text:s text:c="2"/>├── G87pre.png</text:p>
      <text:p text:style-name="P1">│ <text:s text:c="2"/>│ <text:s text:c="2"/>│ <text:s text:c="2"/>│ <text:s text:c="2"/>├── G87s12.png</text:p>
      <text:p text:style-name="P1">│ <text:s text:c="2"/>│ <text:s text:c="2"/>│ <text:s text:c="2"/>│ <text:s text:c="2"/>├── G87s1.png</text:p>
      <text:p text:style-name="P1">│ <text:s text:c="2"/>│ <text:s text:c="2"/>│ <text:s text:c="2"/>│ <text:s text:c="2"/>├── G87s5.png</text:p>
      <text:p text:style-name="P1">│ <text:s text:c="2"/>│ <text:s text:c="2"/>│ <text:s text:c="2"/>│ <text:s text:c="2"/>├── inside-comp.dxf</text:p>
      <text:p text:style-name="P1">│ <text:s text:c="2"/>│ <text:s text:c="2"/>│ <text:s text:c="2"/>│ <text:s text:c="2"/>├── inside-comp.png</text:p>
      <text:p text:style-name="P1">│ <text:s text:c="2"/>│ <text:s text:c="2"/>│ <text:s text:c="2"/>│ <text:s text:c="2"/>├── lathe-tool_fr.svg</text:p>
      <text:p text:style-name="P1">│ <text:s text:c="2"/>│ <text:s text:c="2"/>│ <text:s text:c="2"/>│ <text:s text:c="2"/>├── lathe-tool.png</text:p>
      <text:p text:style-name="P1">│ <text:s text:c="2"/>│ <text:s text:c="2"/>│ <text:s text:c="2"/>│ <text:s text:c="2"/>├── length1.png</text:p>
      <text:p text:style-name="P1">│ <text:s text:c="2"/>│ <text:s text:c="2"/>│ <text:s text:c="2"/>│ <text:s text:c="2"/>├── nurbs01.png</text:p>
      <text:p text:style-name="P1">│ <text:s text:c="2"/>│ <text:s text:c="2"/>│ <text:s text:c="2"/>│ <text:s text:c="2"/>├── offsets.png</text:p>
      <text:p text:style-name="P1">│ <text:s text:c="2"/>│ <text:s text:c="2"/>│ <text:s text:c="2"/>│ <text:s text:c="2"/>├── outside-comp.dxf</text:p>
      <text:p text:style-name="P1">│ <text:s text:c="2"/>│ <text:s text:c="2"/>│ <text:s text:c="2"/>│ <text:s text:c="2"/>├── outside-comp_fr.png</text:p>
      <text:p text:style-name="P1">│ <text:s text:c="2"/>│ <text:s text:c="2"/>│ <text:s text:c="2"/>│ <text:s text:c="2"/>├── outside-comp_fr.svg</text:p>
      <text:p text:style-name="P1">│ <text:s text:c="2"/>│ <text:s text:c="2"/>│ <text:s text:c="2"/>│ <text:s text:c="2"/>├── outside-comp.png</text:p>
      <text:p text:style-name="P1">│ <text:s text:c="2"/>│ <text:s text:c="2"/>│ <text:s text:c="2"/>│ <text:s text:c="2"/>├── partdraw1.png</text:p>
      <text:p text:style-name="P1">│ <text:s text:c="2"/>│ <text:s text:c="2"/>│ <text:s text:c="2"/>│ <text:s text:c="2"/>├── polar01.png</text:p>
      <text:p text:style-name="P1">│ <text:s text:c="2"/>│ <text:s text:c="2"/>│ <text:s text:c="2"/>│ <text:s text:c="2"/>├── polar02.png</text:p>
      <text:p text:style-name="P1">│ <text:s text:c="2"/>│ <text:s text:c="2"/>│ <text:s text:c="2"/>│ <text:s text:c="2"/>├── radius_comp_arc.png</text:p>
      <text:p text:style-name="P1">│ <text:s text:c="2"/>│ <text:s text:c="2"/>│ <text:s text:c="2"/>│ <text:s text:c="2"/>├── radius_comp_entry.png</text:p>
      <text:p text:style-name="P1">│ <text:s text:c="2"/>│ <text:s text:c="2"/>│ <text:s text:c="2"/>│ <text:s text:c="2"/>├── radius_comp_entry_simple.png</text:p>
      <text:p text:style-name="P1">│ <text:s text:c="2"/>│ <text:s text:c="2"/>│ <text:s text:c="2"/>│ <text:s text:c="2"/>├── radius_comp_error.png</text:p>
      <text:p text:style-name="P1">│ <text:s text:c="2"/>│ <text:s text:c="2"/>│ <text:s text:c="2"/>│ <text:s text:c="2"/>├── radius_comp.png</text:p>
      <text:p text:style-name="P1">│ <text:s text:c="2"/>│ <text:s text:c="2"/>│ <text:s text:c="2"/>│ <text:s text:c="2"/>├── radius_comp_straight.png</text:p>
      <text:p text:style-name="P1">│ <text:s text:c="2"/>│ <text:s text:c="2"/>│ <text:s text:c="2"/>│ <text:s text:c="2"/>├── templates/</text:p>
      <text:p text:style-name="P1">│ <text:s text:c="2"/>│ <text:s text:c="2"/>│ <text:s text:c="2"/>│ <text:s text:c="2"/>│ <text:s text:c="2"/>├── comp02_tmpl.svg</text:p>
      <text:p text:style-name="P1">│ <text:s text:c="2"/>│ <text:s text:c="2"/>│ <text:s text:c="2"/>│ <text:s text:c="2"/>│ <text:s text:c="2"/>├── comp-path_tmpl.svg</text:p>
      <text:p text:style-name="P1">│ <text:s text:c="2"/>│ <text:s text:c="2"/>│ <text:s text:c="2"/>│ <text:s text:c="2"/>│ <text:s text:c="2"/>├── eight-holes_tmpl.svg</text:p>
      <text:p text:style-name="P1">│ <text:s text:c="2"/>│ <text:s text:c="2"/>│ <text:s text:c="2"/>│ <text:s text:c="2"/>│ <text:s text:c="2"/>├── g2-3_tmpl.svg</text:p>
      <text:p text:style-name="P1">│ <text:s text:c="2"/>│ <text:s text:c="2"/>│ <text:s text:c="2"/>│ <text:s text:c="2"/>│ <text:s text:c="2"/>├── g2_tmpl.svg</text:p>
      <text:p text:style-name="P1">│ <text:s text:c="2"/>│ <text:s text:c="2"/>│ <text:s text:c="2"/>│ <text:s text:c="2"/>│ <text:s text:c="2"/>├── g76-threads_tmpl.svg</text:p>
      <text:p text:style-name="P1">│ <text:s text:c="2"/>│ <text:s text:c="2"/>│ <text:s text:c="2"/>│ <text:s text:c="2"/>│ <text:s text:c="2"/>├── g81a_tmpl.svg</text:p>
      <text:p text:style-name="P1">│ <text:s text:c="2"/>│ <text:s text:c="2"/>│ <text:s text:c="2"/>│ <text:s text:c="2"/>│ <text:s text:c="2"/>├── g81ex1_tmpl.svg</text:p>
      <text:p text:style-name="P1">│ <text:s text:c="2"/>│ <text:s text:c="2"/>│ <text:s text:c="2"/>│ <text:s text:c="2"/>│ <text:s text:c="2"/>├── g81ex2_tmpl.svg</text:p>
      <text:p text:style-name="P1">│ <text:s text:c="2"/>│ <text:s text:c="2"/>│ <text:s text:c="2"/>│ <text:s text:c="2"/>│ <text:s text:c="2"/>├── g81mult_tmpl.svg</text:p>
      <text:p text:style-name="P1">│ <text:s text:c="2"/>│ <text:s text:c="2"/>│ <text:s text:c="2"/>│ <text:s text:c="2"/>│ <text:s text:c="2"/>├── g81_tmpl.svg</text:p>
      <text:p text:style-name="P1">│ <text:s text:c="2"/>│ <text:s text:c="2"/>│ <text:s text:c="2"/>│ <text:s text:c="2"/>│ <text:s text:c="2"/>├── inside-comp_fr.svg</text:p>
      <text:p text:style-name="P1">│ <text:s text:c="2"/>│ <text:s text:c="2"/>│ <text:s text:c="2"/>│ <text:s text:c="2"/>│ <text:s text:c="2"/>├── lathe-tool_fr.svg</text:p>
      <text:p text:style-name="P1">│ <text:s text:c="2"/>│ <text:s text:c="2"/>│ <text:s text:c="2"/>│ <text:s text:c="2"/>│ <text:s text:c="2"/>├── outside-comp_fr.svg</text:p>
      <text:p text:style-name="P1">│ <text:s text:c="2"/>│ <text:s text:c="2"/>│ <text:s text:c="2"/>│ <text:s text:c="2"/>│ <text:s text:c="2"/>└── twelve-holes-square_tmpl.svg</text:p>
      <text:p text:style-name="P1">│ <text:s text:c="2"/>│ <text:s text:c="2"/>│ <text:s text:c="2"/>│ <text:s text:c="2"/>├── ToolTable-TouchOff.png</text:p>
      <text:p text:style-name="P1">│ <text:s text:c="2"/>│ <text:s text:c="2"/>│ <text:s text:c="2"/>│ <text:s text:c="2"/>├── twelve-holes_en.svg</text:p>
      <text:p text:style-name="P1">│ <text:s text:c="2"/>│ <text:s text:c="2"/>│ <text:s text:c="2"/>│ <text:s text:c="2"/>└── twelve.png</text:p>
      <text:p text:style-name="P1">│ <text:s text:c="2"/>│ <text:s text:c="2"/>│ <text:s text:c="2"/>├── machining-center-es.txt</text:p>
      <text:p text:style-name="P1">│ <text:s text:c="2"/>│ <text:s text:c="2"/>│ <text:s text:c="2"/>├── machining-center.txt</text:p>
      <text:p text:style-name="P1">│ <text:s text:c="2"/>│ <text:s text:c="2"/>│ <text:s text:c="2"/>├── m-code-es.txt</text:p>
      <text:p text:style-name="P1">│ <text:s text:c="2"/>│ <text:s text:c="2"/>│ <text:s text:c="2"/>├── m-code.txt*</text:p>
      <text:p text:style-name="P1">│ <text:s text:c="2"/>│ <text:s text:c="2"/>│ <text:s text:c="2"/>├── o-code-es.txt</text:p>
      <text:p text:style-name="P1">│ <text:s text:c="2"/>│ <text:s text:c="2"/>│ <text:s text:c="2"/>├── o-code.txt</text:p>
      <text:p text:style-name="P1">│ <text:s text:c="2"/>│ <text:s text:c="2"/>│ <text:s text:c="2"/>├── other-code-es.txt</text:p>
      <text:p text:style-name="P1"><text:soft-page-break/>│ <text:s text:c="2"/>│ <text:s text:c="2"/>│ <text:s text:c="2"/>├── other-code.txt</text:p>
      <text:p text:style-name="P1">│ <text:s text:c="2"/>│ <text:s text:c="2"/>│ <text:s text:c="2"/>├── overview-es.txt</text:p>
      <text:p text:style-name="P1">│ <text:s text:c="2"/>│ <text:s text:c="2"/>│ <text:s text:c="2"/>├── overview.txt</text:p>
      <text:p text:style-name="P1">│ <text:s text:c="2"/>│ <text:s text:c="2"/>│ <text:s text:c="2"/>├── rs274ngc-es.txt</text:p>
      <text:p text:style-name="P1">│ <text:s text:c="2"/>│ <text:s text:c="2"/>│ <text:s text:c="2"/>├── rs274ngc.txt</text:p>
      <text:p text:style-name="P1">│ <text:s text:c="2"/>│ <text:s text:c="2"/>│ <text:s text:c="2"/>├── tool-compensation-es.txt</text:p>
      <text:p text:style-name="P1">│ <text:s text:c="2"/>│ <text:s text:c="2"/>│ <text:s text:c="2"/>├── tool-compensation.txt</text:p>
      <text:p text:style-name="P1">│ <text:s text:c="2"/>│ <text:s text:c="2"/>│ <text:s text:c="2"/>└── trozo.txt</text:p>
      <text:p text:style-name="P1">│ <text:s text:c="2"/>│ <text:s text:c="2"/>├── getting-started/</text:p>
      <text:p text:style-name="P1">│ <text:s text:c="2"/>│ <text:s text:c="2"/>│ <text:s text:c="2"/>├── about-linuxcnc-es.txt</text:p>
      <text:p text:style-name="P1">│ <text:s text:c="2"/>│ <text:s text:c="2"/>│ <text:s text:c="2"/>├── about-linuxcnc.txt</text:p>
      <text:p text:style-name="P1">│ <text:s text:c="2"/>│ <text:s text:c="2"/>│ <text:s text:c="2"/>├── getting-linuxcnc-es.txt</text:p>
      <text:p text:style-name="P1">│ <text:s text:c="2"/>│ <text:s text:c="2"/>│ <text:s text:c="2"/>├── getting-linuxcnc.txt</text:p>
      <text:p text:style-name="P1">│ <text:s text:c="2"/>│ <text:s text:c="2"/>│ <text:s text:c="2"/>├── Getting-Started-with-LinuxCNC.contents-fr.txt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configuration-selector1_fr.png -&gt; ../../common/images/configuration-selector1_fr.png</text:p>
      <text:p text:style-name="P1">│ <text:s text:c="2"/>│ <text:s text:c="2"/>│ <text:s text:c="2"/>│ <text:s text:c="2"/>├── configuration-selector.png</text:p>
      <text:p text:style-name="P1">│ <text:s text:c="2"/>│ <text:s text:c="2"/>│ <text:s text:c="2"/>│ <text:s text:c="2"/>├── copy-configuration_fr.png</text:p>
      <text:p text:style-name="P1">│ <text:s text:c="2"/>│ <text:s text:c="2"/>│ <text:s text:c="2"/>│ <text:s text:c="2"/>├── HomeAxisTravel.png</text:p>
      <text:p text:style-name="P1">│ <text:s text:c="2"/>│ <text:s text:c="2"/>│ <text:s text:c="2"/>│ <text:s text:c="2"/>├── latency.png</text:p>
      <text:p text:style-name="P1">│ <text:s text:c="2"/>│ <text:s text:c="2"/>│ <text:s text:c="2"/>│ <text:s text:c="2"/>├── pncconf-advanced_fr.png</text:p>
      <text:p text:style-name="P1">│ <text:s text:c="2"/>│ <text:s text:c="2"/>│ <text:s text:c="2"/>│ <text:s text:c="2"/>├── pncconf-axis-config_fr.png</text:p>
      <text:p text:style-name="P1">│ <text:s text:c="2"/>│ <text:s text:c="2"/>│ <text:s text:c="2"/>│ <text:s text:c="2"/>├── pncconf-axis-drive_fr.png</text:p>
      <text:p text:style-name="P1">│ <text:s text:c="2"/>│ <text:s text:c="2"/>│ <text:s text:c="2"/>│ <text:s text:c="2"/>├── pncconf-basic_fr.png</text:p>
      <text:p text:style-name="P1">│ <text:s text:c="2"/>│ <text:s text:c="2"/>│ <text:s text:c="2"/>│ <text:s text:c="2"/>├── pncconf-diagram-lathe_fr.png</text:p>
      <text:p text:style-name="P1">│ <text:s text:c="2"/>│ <text:s text:c="2"/>│ <text:s text:c="2"/>│ <text:s text:c="2"/>├── pncconf-external_fr.png</text:p>
      <text:p text:style-name="P1">│ <text:s text:c="2"/>│ <text:s text:c="2"/>│ <text:s text:c="2"/>│ <text:s text:c="2"/>├── pncconf-file_fr.png</text:p>
      <text:p text:style-name="P1">│ <text:s text:c="2"/>│ <text:s text:c="2"/>│ <text:s text:c="2"/>│ <text:s text:c="2"/>├── pncconf-gui_fr.png</text:p>
      <text:p text:style-name="P1">│ <text:s text:c="2"/>│ <text:s text:c="2"/>│ <text:s text:c="2"/>│ <text:s text:c="2"/>├── pncconf-hal_fr.png</text:p>
      <text:p text:style-name="P1">│ <text:s text:c="2"/>│ <text:s text:c="2"/>│ <text:s text:c="2"/>│ <text:s text:c="2"/>├── pncconf-mesa-config_fr.png</text:p>
      <text:p text:style-name="P1">│ <text:s text:c="2"/>│ <text:s text:c="2"/>│ <text:s text:c="2"/>│ <text:s text:c="2"/>├── pncconf-mesa-io2_fr.png</text:p>
      <text:p text:style-name="P1">│ <text:s text:c="2"/>│ <text:s text:c="2"/>│ <text:s text:c="2"/>│ <text:s text:c="2"/>├── pncconf-mesa-io3_fr.png</text:p>
      <text:p text:style-name="P1">│ <text:s text:c="2"/>│ <text:s text:c="2"/>│ <text:s text:c="2"/>│ <text:s text:c="2"/>├── pncconf-mesa-io4_fr.png</text:p>
      <text:p text:style-name="P1">│ <text:s text:c="2"/>│ <text:s text:c="2"/>│ <text:s text:c="2"/>│ <text:s text:c="2"/>├── pncconf-parport_fr.png</text:p>
      <text:p text:style-name="P1">│ <text:s text:c="2"/>│ <text:s text:c="2"/>│ <text:s text:c="2"/>│ <text:s text:c="2"/>├── pncconf-scale-calc_fr.png</text:p>
      <text:p text:style-name="P1">│ <text:s text:c="2"/>│ <text:s text:c="2"/>│ <text:s text:c="2"/>│ <text:s text:c="2"/>├── pncconf-spindle-config_fr.png</text:p>
      <text:p text:style-name="P1">│ <text:s text:c="2"/>│ <text:s text:c="2"/>│ <text:s text:c="2"/>│ <text:s text:c="2"/>├── pncconf-splash_fr.png</text:p>
      <text:p text:style-name="P1">│ <text:s text:c="2"/>│ <text:s text:c="2"/>│ <text:s text:c="2"/>│ <text:s text:c="2"/>├── step-calc-inch-math.png</text:p>
      <text:p text:style-name="P1">│ <text:s text:c="2"/>│ <text:s text:c="2"/>│ <text:s text:c="2"/>│ <text:s text:c="2"/>├── step-calc-mm-math.png</text:p>
      <text:p text:style-name="P1">│ <text:s text:c="2"/>│ <text:s text:c="2"/>│ <text:s text:c="2"/>│ <text:s text:c="2"/>├── stepconf-advanced_fr.png</text:p>
      <text:p text:style-name="P1">│ <text:s text:c="2"/>│ <text:s text:c="2"/>│ <text:s text:c="2"/>│ <text:s text:c="2"/>├── stepconf-axis_fr.png</text:p>
      <text:p text:style-name="P1">│ <text:s text:c="2"/>│ <text:s text:c="2"/>│ <text:s text:c="2"/>│ <text:s text:c="2"/>├── stepconf-basic_fr.png</text:p>
      <text:p text:style-name="P1">│ <text:s text:c="2"/>│ <text:s text:c="2"/>│ <text:s text:c="2"/>│ <text:s text:c="2"/>├── stepconf-config_fr.png</text:p>
      <text:p text:style-name="P1">│ <text:s text:c="2"/>│ <text:s text:c="2"/>│ <text:s text:c="2"/>│ <text:s text:c="2"/>├── stepconf-pinout_fr.png</text:p>
      <text:p text:style-name="P1">│ <text:s text:c="2"/>│ <text:s text:c="2"/>│ <text:s text:c="2"/>│ <text:s text:c="2"/>├── stepconf-spindle_fr.png</text:p>
      <text:p text:style-name="P1">│ <text:s text:c="2"/>│ <text:s text:c="2"/>│ <text:s text:c="2"/>│ <text:s text:c="2"/>├── stepconf-test_fr.png</text:p>
      <text:p text:style-name="P1">│ <text:s text:c="2"/>│ <text:s text:c="2"/>│ <text:s text:c="2"/>│ <text:s text:c="2"/>├── switch-nc-series_fr.png</text:p>
      <text:p text:style-name="P1">│ <text:s text:c="2"/>│ <text:s text:c="2"/>│ <text:s text:c="2"/>│ <text:s text:c="2"/>├── switch-no-parallel_fr.png</text:p>
      <text:p text:style-name="P1">│ <text:s text:c="2"/>│ <text:s text:c="2"/>│ <text:s text:c="2"/>│ <text:s text:c="2"/>├── updating-lucid-to-2.6.png</text:p>
      <text:p text:style-name="P1">│ <text:s text:c="2"/>│ <text:s text:c="2"/>│ <text:s text:c="2"/>│ <text:s text:c="2"/>└── upgrading-to-2.7.png</text:p>
      <text:p text:style-name="P1">│ <text:s text:c="2"/>│ <text:s text:c="2"/>│ <text:s text:c="2"/>├── index-fr.txt</text:p>
      <text:p text:style-name="P1">│ <text:s text:c="2"/>│ <text:s text:c="2"/>│ <text:s text:c="2"/>├── Linux_FAQ_fr.txt</text:p>
      <text:p text:style-name="P1">│ <text:s text:c="2"/>│ <text:s text:c="2"/>│ <text:s text:c="2"/>├── pncconf_fr.txt</text:p>
      <text:p text:style-name="P1">│ <text:s text:c="2"/>│ <text:s text:c="2"/>│ <text:s text:c="2"/>├── running-linuxcnc-es.txt</text:p>
      <text:p text:style-name="P1"><text:soft-page-break/>│ <text:s text:c="2"/>│ <text:s text:c="2"/>│ <text:s text:c="2"/>├── running-linuxcnc.txt</text:p>
      <text:p text:style-name="P1">│ <text:s text:c="2"/>│ <text:s text:c="2"/>│ <text:s text:c="2"/>├── stepconf_fr.txt</text:p>
      <text:p text:style-name="P1">│ <text:s text:c="2"/>│ <text:s text:c="2"/>│ <text:s text:c="2"/>├── stepper_quickstart_fr.txt</text:p>
      <text:p text:style-name="P1">│ <text:s text:c="2"/>│ <text:s text:c="2"/>│ <text:s text:c="2"/>├── system-requirements-es.txt</text:p>
      <text:p text:style-name="P1">│ <text:s text:c="2"/>│ <text:s text:c="2"/>│ <text:s text:c="2"/>├── system-requirements.txt</text:p>
      <text:p text:style-name="P1">│ <text:s text:c="2"/>│ <text:s text:c="2"/>│ <text:s text:c="2"/>├── updating-linuxcnc-es.txt</text:p>
      <text:p text:style-name="P1">│ <text:s text:c="2"/>│ <text:s text:c="2"/>│ <text:s text:c="2"/>└── updating-linuxcnc.txt</text:p>
      <text:p text:style-name="P1">│ <text:s text:c="2"/>│ <text:s text:c="2"/>├── .gitignore</text:p>
      <text:p text:style-name="P1">│ <text:s text:c="2"/>│ <text:s text:c="2"/>├── gui/</text:p>
      <text:p text:style-name="P1">│ <text:s text:c="2"/>│ <text:s text:c="2"/>│ <text:s text:c="2"/>├── axis_fr.txt</text:p>
      <text:p text:style-name="P1">│ <text:s text:c="2"/>│ <text:s text:c="2"/>│ <text:s text:c="2"/>├── axis.txt</text:p>
      <text:p text:style-name="P1">│ <text:s text:c="2"/>│ <text:s text:c="2"/>│ <text:s text:c="2"/>├── .gitignore</text:p>
      <text:p text:style-name="P1">│ <text:s text:c="2"/>│ <text:s text:c="2"/>│ <text:s text:c="2"/>├── gladevcp_fr.txt</text:p>
      <text:p text:style-name="P1">│ <text:s text:c="2"/>│ <text:s text:c="2"/>│ <text:s text:c="2"/>├── gladevcp.txt</text:p>
      <text:p text:style-name="P1">│ <text:s text:c="2"/>│ <text:s text:c="2"/>│ <text:s text:c="2"/>├── gmoccapy-hu.txt*</text:p>
      <text:p text:style-name="P1">│ <text:s text:c="2"/>│ <text:s text:c="2"/>│ <text:s text:c="2"/>├── gmoccapy.txt</text:p>
      <text:p text:style-name="P1">│ <text:s text:c="2"/>│ <text:s text:c="2"/>│ <text:s text:c="2"/>├── gscreen.txt</text:p>
      <text:p text:style-name="P1">│ <text:s text:c="2"/>│ <text:s text:c="2"/>│ <text:s text:c="2"/>├── GStat.txt</text:p>
      <text:p text:style-name="P1">│ <text:s text:c="2"/>│ <text:s text:c="2"/>│ <text:s text:c="2"/>├── halui.txt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axis-2.5.png</text:p>
      <text:p text:style-name="P1">│ <text:s text:c="2"/>│ <text:s text:c="2"/>│ <text:s text:c="2"/>│ <text:s text:c="2"/>├── axis-codeentry_fr.png</text:p>
      <text:p text:style-name="P1">│ <text:s text:c="2"/>│ <text:s text:c="2"/>│ <text:s text:c="2"/>│ <text:s text:c="2"/>├── axis-currentandselected_fr.png</text:p>
      <text:p text:style-name="P1">│ <text:s text:c="2"/>│ <text:s text:c="2"/>│ <text:s text:c="2"/>│ <text:s text:c="2"/>├── axis-currentandselected.png</text:p>
      <text:p text:style-name="P1">│ <text:s text:c="2"/>│ <text:s text:c="2"/>│ <text:s text:c="2"/>│ <text:s text:c="2"/>├── axis-emc-status.png</text:p>
      <text:p text:style-name="P1">│ <text:s text:c="2"/>│ <text:s text:c="2"/>│ <text:s text:c="2"/>│ <text:s text:c="2"/>├── axis-foam.png</text:p>
      <text:p text:style-name="P1">│ <text:s text:c="2"/>│ <text:s text:c="2"/>│ <text:s text:c="2"/>│ <text:s text:c="2"/>├── axis-gladevcp.png</text:p>
      <text:p text:style-name="P1">│ <text:s text:c="2"/>│ <text:s text:c="2"/>│ <text:s text:c="2"/>│ <text:s text:c="2"/>├── axis-homed.png</text:p>
      <text:p text:style-name="P1">│ <text:s text:c="2"/>│ <text:s text:c="2"/>│ <text:s text:c="2"/>│ <text:s text:c="2"/>├── axis-lathe-tool.png</text:p>
      <text:p text:style-name="P1">│ <text:s text:c="2"/>│ <text:s text:c="2"/>│ <text:s text:c="2"/>│ <text:s text:c="2"/>├── axis-limit.png</text:p>
      <text:p text:style-name="P1">│ <text:s text:c="2"/>│ <text:s text:c="2"/>│ <text:s text:c="2"/>│ <text:s text:c="2"/>├── axis-machineorigin.png</text:p>
      <text:p text:style-name="P1">│ <text:s text:c="2"/>│ <text:s text:c="2"/>│ <text:s text:c="2"/>│ <text:s text:c="2"/>├── axis-mdi.png</text:p>
      <text:p text:style-name="P1">│ <text:s text:c="2"/>│ <text:s text:c="2"/>│ <text:s text:c="2"/>│ <text:s text:c="2"/>├── axis-outofrange.png</text:p>
      <text:p text:style-name="P1">│ <text:s text:c="2"/>│ <text:s text:c="2"/>│ <text:s text:c="2"/>│ <text:s text:c="2"/>├── axis.png</text:p>
      <text:p text:style-name="P1">│ <text:s text:c="2"/>│ <text:s text:c="2"/>│ <text:s text:c="2"/>│ <text:s text:c="2"/>├── axis-pyvcp.png</text:p>
      <text:p text:style-name="P1">│ <text:s text:c="2"/>│ <text:s text:c="2"/>│ <text:s text:c="2"/>│ <text:s text:c="2"/>├── blender.png</text:p>
      <text:p text:style-name="P1">│ <text:s text:c="2"/>│ <text:s text:c="2"/>│ <text:s text:c="2"/>│ <text:s text:c="2"/>├── button.png</text:p>
      <text:p text:style-name="P1">│ <text:s text:c="2"/>│ <text:s text:c="2"/>│ <text:s text:c="2"/>│ <text:s text:c="2"/>├── checkbutton.png</text:p>
      <text:p text:style-name="P1">│ <text:s text:c="2"/>│ <text:s text:c="2"/>│ <text:s text:c="2"/>│ <text:s text:c="2"/>├── combi_dro.png</text:p>
      <text:p text:style-name="P1">│ <text:s text:c="2"/>│ <text:s text:c="2"/>│ <text:s text:c="2"/>│ <text:s text:c="2"/>├── designer_button_property.png</text:p>
      <text:p text:style-name="P1">│ <text:s text:c="2"/>│ <text:s text:c="2"/>│ <text:s text:c="2"/>│ <text:s text:c="2"/>├── designer_slots.png</text:p>
      <text:p text:style-name="P1">│ <text:s text:c="2"/>│ <text:s text:c="2"/>│ <text:s text:c="2"/>│ <text:s text:c="2"/>├── example-float.png</text:p>
      <text:p text:style-name="P1">│ <text:s text:c="2"/>│ <text:s text:c="2"/>│ <text:s text:c="2"/>│ <text:s text:c="2"/>├── example-float-small.png</text:p>
      <text:p text:style-name="P1">│ <text:s text:c="2"/>│ <text:s text:c="2"/>│ <text:s text:c="2"/>│ <text:s text:c="2"/>├── example-panel.png</text:p>
      <text:p text:style-name="P1">│ <text:s text:c="2"/>│ <text:s text:c="2"/>│ <text:s text:c="2"/>│ <text:s text:c="2"/>├── example-panel-small.png</text:p>
      <text:p text:style-name="P1">│ <text:s text:c="2"/>│ <text:s text:c="2"/>│ <text:s text:c="2"/>│ <text:s text:c="2"/>├── example-tabbed.png</text:p>
      <text:p text:style-name="P1">│ <text:s text:c="2"/>│ <text:s text:c="2"/>│ <text:s text:c="2"/>│ <text:s text:c="2"/>├── example-tabbed-small.png</text:p>
      <text:p text:style-name="P1">│ <text:s text:c="2"/>│ <text:s text:c="2"/>│ <text:s text:c="2"/>│ <text:s text:c="2"/>├── gaxis.png</text:p>
      <text:p text:style-name="P1">│ <text:s text:c="2"/>│ <text:s text:c="2"/>│ <text:s text:c="2"/>│ <text:s text:c="2"/>├── glade-manual.png</text:p>
      <text:p text:style-name="P1">│ <text:s text:c="2"/>│ <text:s text:c="2"/>│ <text:s text:c="2"/>│ <text:s text:c="2"/>├── glade-manual-small.png</text:p>
      <text:p text:style-name="P1">│ <text:s text:c="2"/>│ <text:s text:c="2"/>│ <text:s text:c="2"/>│ <text:s text:c="2"/>├── glade-myui.png</text:p>
      <text:p text:style-name="P1">│ <text:s text:c="2"/>│ <text:s text:c="2"/>│ <text:s text:c="2"/>│ <text:s text:c="2"/>├── gmoccapy_0_9_7_sim_hardware_button.png</text:p>
      <text:p text:style-name="P1">│ <text:s text:c="2"/>│ <text:s text:c="2"/>│ <text:s text:c="2"/>│ <text:s text:c="2"/>├── gmoccapy_0_9_7_tool_info.png</text:p>
      <text:p text:style-name="P1">│ <text:s text:c="2"/>│ <text:s text:c="2"/>│ <text:s text:c="2"/>│ <text:s text:c="2"/>├── gmoccapy_3_axis.png</text:p>
      <text:p text:style-name="P1">│ <text:s text:c="2"/>│ <text:s text:c="2"/>│ <text:s text:c="2"/>│ <text:s text:c="2"/>├── gmoccapy_5_axis.png</text:p>
      <text:p text:style-name="P1"><text:soft-page-break/>│ <text:s text:c="2"/>│ <text:s text:c="2"/>│ <text:s text:c="2"/>│ <text:s text:c="2"/>├── gmoccapy_back_tool_lathe.png</text:p>
      <text:p text:style-name="P1">│ <text:s text:c="2"/>│ <text:s text:c="2"/>│ <text:s text:c="2"/>│ <text:s text:c="2"/>├── gmoccapy_file_selection_dialog_with_keyboard.png</text:p>
      <text:p text:style-name="P1">│ <text:s text:c="2"/>│ <text:s text:c="2"/>│ <text:s text:c="2"/>│ <text:s text:c="2"/>├── gmoccapy_getting_macro_info.png</text:p>
      <text:p text:style-name="P1">│ <text:s text:c="2"/>│ <text:s text:c="2"/>│ <text:s text:c="2"/>│ <text:s text:c="2"/>├── gmoccapy_lathe.png</text:p>
      <text:p text:style-name="P1">│ <text:s text:c="2"/>│ <text:s text:c="2"/>│ <text:s text:c="2"/>│ <text:s text:c="2"/>├── gmoccapy_mdi_hidden_keyboard.png</text:p>
      <text:p text:style-name="P1">│ <text:s text:c="2"/>│ <text:s text:c="2"/>│ <text:s text:c="2"/>│ <text:s text:c="2"/>├── gmoccapy_ntb_preview_maximized_2.png</text:p>
      <text:p text:style-name="P1">│ <text:s text:c="2"/>│ <text:s text:c="2"/>│ <text:s text:c="2"/>│ <text:s text:c="2"/>├── gmoccapy_ntb_preview.png</text:p>
      <text:p text:style-name="P1">│ <text:s text:c="2"/>│ <text:s text:c="2"/>│ <text:s text:c="2"/>│ <text:s text:c="2"/>├── gmoccapy_plasma.png</text:p>
      <text:p text:style-name="P1">│ <text:s text:c="2"/>│ <text:s text:c="2"/>│ <text:s text:c="2"/>│ <text:s text:c="2"/>├── gmoccapy_settings_advanced.png</text:p>
      <text:p text:style-name="P1">│ <text:s text:c="2"/>│ <text:s text:c="2"/>│ <text:s text:c="2"/>│ <text:s text:c="2"/>├── gmoccapy_settings_appearance.png</text:p>
      <text:p text:style-name="P1">│ <text:s text:c="2"/>│ <text:s text:c="2"/>│ <text:s text:c="2"/>│ <text:s text:c="2"/>├── gmoccapy_settings_button.png</text:p>
      <text:p text:style-name="P1">│ <text:s text:c="2"/>│ <text:s text:c="2"/>│ <text:s text:c="2"/>│ <text:s text:c="2"/>├── gmoccapy_settings_hardware.png</text:p>
      <text:p text:style-name="P1">│ <text:s text:c="2"/>│ <text:s text:c="2"/>│ <text:s text:c="2"/>│ <text:s text:c="2"/>├── gmoccapy_with_left_box_in_edit_mode.png</text:p>
      <text:p text:style-name="P1">│ <text:s text:c="2"/>│ <text:s text:c="2"/>│ <text:s text:c="2"/>│ <text:s text:c="2"/>├── gmoccapy_with_right_panel_in_MDI_mode.png</text:p>
      <text:p text:style-name="P1">│ <text:s text:c="2"/>│ <text:s text:c="2"/>│ <text:s text:c="2"/>│ <text:s text:c="2"/>├── gremlin.jpg</text:p>
      <text:p text:style-name="P1">│ <text:s text:c="2"/>│ <text:s text:c="2"/>│ <text:s text:c="2"/>│ <text:s text:c="2"/>├── gremlin.png</text:p>
      <text:p text:style-name="P1">│ <text:s text:c="2"/>│ <text:s text:c="2"/>│ <text:s text:c="2"/>│ <text:s text:c="2"/>├── gs2_panel.png</text:p>
      <text:p text:style-name="P1">│ <text:s text:c="2"/>│ <text:s text:c="2"/>│ <text:s text:c="2"/>│ <text:s text:c="2"/>├── gscreen-lathe.png</text:p>
      <text:p text:style-name="P1">│ <text:s text:c="2"/>│ <text:s text:c="2"/>│ <text:s text:c="2"/>│ <text:s text:c="2"/>├── gscreen-mill.png</text:p>
      <text:p text:style-name="P1">│ <text:s text:c="2"/>│ <text:s text:c="2"/>│ <text:s text:c="2"/>│ <text:s text:c="2"/>├── gtk-tooledit.png</text:p>
      <text:p text:style-name="P1">│ <text:s text:c="2"/>│ <text:s text:c="2"/>│ <text:s text:c="2"/>│ <text:s text:c="2"/>├── Hal_Dial.png</text:p>
      <text:p text:style-name="P1">│ <text:s text:c="2"/>│ <text:s text:c="2"/>│ <text:s text:c="2"/>│ <text:s text:c="2"/>├── hal_hbar.png</text:p>
      <text:p text:style-name="P1">│ <text:s text:c="2"/>│ <text:s text:c="2"/>│ <text:s text:c="2"/>│ <text:s text:c="2"/>├── hal_meter.png</text:p>
      <text:p text:style-name="P1">│ <text:s text:c="2"/>│ <text:s text:c="2"/>│ <text:s text:c="2"/>│ <text:s text:c="2"/>├── hal-pin-change-66.png</text:p>
      <text:p text:style-name="P1">│ <text:s text:c="2"/>│ <text:s text:c="2"/>│ <text:s text:c="2"/>│ <text:s text:c="2"/>├── hal-pin-change-cut.png</text:p>
      <text:p text:style-name="P1">│ <text:s text:c="2"/>│ <text:s text:c="2"/>│ <text:s text:c="2"/>│ <text:s text:c="2"/>├── hal-pin-change.png</text:p>
      <text:p text:style-name="P1">│ <text:s text:c="2"/>│ <text:s text:c="2"/>│ <text:s text:c="2"/>│ <text:s text:c="2"/>├── hal_sourceview.png</text:p>
      <text:p text:style-name="P1">│ <text:s text:c="2"/>│ <text:s text:c="2"/>│ <text:s text:c="2"/>│ <text:s text:c="2"/>├── holes.png</text:p>
      <text:p text:style-name="P1">│ <text:s text:c="2"/>│ <text:s text:c="2"/>│ <text:s text:c="2"/>│ <text:s text:c="2"/>├── hscale.png</text:p>
      <text:p text:style-name="P1">│ <text:s text:c="2"/>│ <text:s text:c="2"/>│ <text:s text:c="2"/>│ <text:s text:c="2"/>├── i2g-roughing.png</text:p>
      <text:p text:style-name="P1">│ <text:s text:c="2"/>│ <text:s text:c="2"/>│ <text:s text:c="2"/>│ <text:s text:c="2"/>├── iconview.png</text:p>
      <text:p text:style-name="P1">│ <text:s text:c="2"/>│ <text:s text:c="2"/>│ <text:s text:c="2"/>│ <text:s text:c="2"/>├── image-to-gcode.png</text:p>
      <text:p text:style-name="P1">│ <text:s text:c="2"/>│ <text:s text:c="2"/>│ <text:s text:c="2"/>│ <text:s text:c="2"/>├── industrial.png</text:p>
      <text:p text:style-name="P1">│ <text:s text:c="2"/>│ <text:s text:c="2"/>│ <text:s text:c="2"/>│ <text:s text:c="2"/>├── JogWheel.png</text:p>
      <text:p text:style-name="P1">│ <text:s text:c="2"/>│ <text:s text:c="2"/>│ <text:s text:c="2"/>│ <text:s text:c="2"/>├── leds.png</text:p>
      <text:p text:style-name="P1">│ <text:s text:c="2"/>│ <text:s text:c="2"/>│ <text:s text:c="2"/>│ <text:s text:c="2"/>├── manualtoolchange_fr.png</text:p>
      <text:p text:style-name="P1">│ <text:s text:c="2"/>│ <text:s text:c="2"/>│ <text:s text:c="2"/>│ <text:s text:c="2"/>├── manual_toolchange.png</text:p>
      <text:p text:style-name="P1">│ <text:s text:c="2"/>│ <text:s text:c="2"/>│ <text:s text:c="2"/>│ <text:s text:c="2"/>├── manual-tool-change.png</text:p>
      <text:p text:style-name="P1">│ <text:s text:c="2"/>│ <text:s text:c="2"/>│ <text:s text:c="2"/>│ <text:s text:c="2"/>├── ngcgui-db25-1_fr.png</text:p>
      <text:p text:style-name="P1">│ <text:s text:c="2"/>│ <text:s text:c="2"/>│ <text:s text:c="2"/>│ <text:s text:c="2"/>├── ngcgui-db25-1.png</text:p>
      <text:p text:style-name="P1">│ <text:s text:c="2"/>│ <text:s text:c="2"/>│ <text:s text:c="2"/>│ <text:s text:c="2"/>├── ngcgui-db25-2_fr.png</text:p>
      <text:p text:style-name="P1">│ <text:s text:c="2"/>│ <text:s text:c="2"/>│ <text:s text:c="2"/>│ <text:s text:c="2"/>├── ngcgui-db25-2.png</text:p>
      <text:p text:style-name="P1">│ <text:s text:c="2"/>│ <text:s text:c="2"/>│ <text:s text:c="2"/>│ <text:s text:c="2"/>├── ngcgui-db25-3_fr.png</text:p>
      <text:p text:style-name="P1">│ <text:s text:c="2"/>│ <text:s text:c="2"/>│ <text:s text:c="2"/>│ <text:s text:c="2"/>├── ngcgui-db25-3.png</text:p>
      <text:p text:style-name="P1">│ <text:s text:c="2"/>│ <text:s text:c="2"/>│ <text:s text:c="2"/>│ <text:s text:c="2"/>├── ngcgui_fr.png</text:p>
      <text:p text:style-name="P1">│ <text:s text:c="2"/>│ <text:s text:c="2"/>│ <text:s text:c="2"/>│ <text:s text:c="2"/>├── ngcgui.png</text:p>
      <text:p text:style-name="P1">│ <text:s text:c="2"/>│ <text:s text:c="2"/>│ <text:s text:c="2"/>│ <text:s text:c="2"/>├── offsetpage.png</text:p>
      <text:p text:style-name="P1">│ <text:s text:c="2"/>│ <text:s text:c="2"/>│ <text:s text:c="2"/>│ <text:s text:c="2"/>├── oword.png</text:p>
      <text:p text:style-name="P1">│ <text:s text:c="2"/>│ <text:s text:c="2"/>│ <text:s text:c="2"/>│ <text:s text:c="2"/>├── progressbar2.png</text:p>
      <text:p text:style-name="P1">│ <text:s text:c="2"/>│ <text:s text:c="2"/>│ <text:s text:c="2"/>│ <text:s text:c="2"/>├── ptest-final.png</text:p>
      <text:p text:style-name="P1">│ <text:s text:c="2"/>│ <text:s text:c="2"/>│ <text:s text:c="2"/>│ <text:s text:c="2"/>├── ptest.png</text:p>
      <text:p text:style-name="P1">│ <text:s text:c="2"/>│ <text:s text:c="2"/>│ <text:s text:c="2"/>│ <text:s text:c="2"/>├── pyvcp_AXIS_fr.png</text:p>
      <text:p text:style-name="P1">│ <text:s text:c="2"/>│ <text:s text:c="2"/>│ <text:s text:c="2"/>│ <text:s text:c="2"/>├── pyvcp_axis_lathe.png</text:p>
      <text:p text:style-name="P1">│ <text:s text:c="2"/>│ <text:s text:c="2"/>│ <text:s text:c="2"/>│ <text:s text:c="2"/>├── pyvcp_bar.png</text:p>
      <text:p text:style-name="P1">│ <text:s text:c="2"/>│ <text:s text:c="2"/>│ <text:s text:c="2"/>│ <text:s text:c="2"/>├── pyvcp_borders.png</text:p>
      <text:p text:style-name="P1"><text:soft-page-break/>│ <text:s text:c="2"/>│ <text:s text:c="2"/>│ <text:s text:c="2"/>│ <text:s text:c="2"/>├── pyvcp_button.png</text:p>
      <text:p text:style-name="P1">│ <text:s text:c="2"/>│ <text:s text:c="2"/>│ <text:s text:c="2"/>│ <text:s text:c="2"/>├── pyvcp_checkbutton1.png</text:p>
      <text:p text:style-name="P1">│ <text:s text:c="2"/>│ <text:s text:c="2"/>│ <text:s text:c="2"/>│ <text:s text:c="2"/>├── pyvcp_checkbutton2.png</text:p>
      <text:p text:style-name="P1">│ <text:s text:c="2"/>│ <text:s text:c="2"/>│ <text:s text:c="2"/>│ <text:s text:c="2"/>├── pyvcp_checkbutton.png</text:p>
      <text:p text:style-name="P1">│ <text:s text:c="2"/>│ <text:s text:c="2"/>│ <text:s text:c="2"/>│ <text:s text:c="2"/>├── pyvcp_dial.png</text:p>
      <text:p text:style-name="P1">│ <text:s text:c="2"/>│ <text:s text:c="2"/>│ <text:s text:c="2"/>│ <text:s text:c="2"/>├── pyvcp_group.png</text:p>
      <text:p text:style-name="P1">│ <text:s text:c="2"/>│ <text:s text:c="2"/>│ <text:s text:c="2"/>│ <text:s text:c="2"/>├── pyvcp_hbox.png</text:p>
      <text:p text:style-name="P1">│ <text:s text:c="2"/>│ <text:s text:c="2"/>│ <text:s text:c="2"/>│ <text:s text:c="2"/>├── pyvcp_image01.png</text:p>
      <text:p text:style-name="P1">│ <text:s text:c="2"/>│ <text:s text:c="2"/>│ <text:s text:c="2"/>│ <text:s text:c="2"/>├── pyvcp_image02.png</text:p>
      <text:p text:style-name="P1">│ <text:s text:c="2"/>│ <text:s text:c="2"/>│ <text:s text:c="2"/>│ <text:s text:c="2"/>├── pyvcp_image_u32_01.png</text:p>
      <text:p text:style-name="P1">│ <text:s text:c="2"/>│ <text:s text:c="2"/>│ <text:s text:c="2"/>│ <text:s text:c="2"/>├── pyvcp_jogwheel.png</text:p>
      <text:p text:style-name="P1">│ <text:s text:c="2"/>│ <text:s text:c="2"/>│ <text:s text:c="2"/>│ <text:s text:c="2"/>├── pyvcp_labelframe_fr1.png</text:p>
      <text:p text:style-name="P1">│ <text:s text:c="2"/>│ <text:s text:c="2"/>│ <text:s text:c="2"/>│ <text:s text:c="2"/>├── pyvcp_labelframe.png</text:p>
      <text:p text:style-name="P1">│ <text:s text:c="2"/>│ <text:s text:c="2"/>│ <text:s text:c="2"/>│ <text:s text:c="2"/>├── pyvcp_label_fr.png</text:p>
      <text:p text:style-name="P1">│ <text:s text:c="2"/>│ <text:s text:c="2"/>│ <text:s text:c="2"/>│ <text:s text:c="2"/>├── pyvcp_label.png</text:p>
      <text:p text:style-name="P1">│ <text:s text:c="2"/>│ <text:s text:c="2"/>│ <text:s text:c="2"/>│ <text:s text:c="2"/>├── pyvcp_led.png</text:p>
      <text:p text:style-name="P1">│ <text:s text:c="2"/>│ <text:s text:c="2"/>│ <text:s text:c="2"/>│ <text:s text:c="2"/>├── pyvcp_meter.png</text:p>
      <text:p text:style-name="P1">│ <text:s text:c="2"/>│ <text:s text:c="2"/>│ <text:s text:c="2"/>│ <text:s text:c="2"/>├── pyvcp_mypanel_fr.png</text:p>
      <text:p text:style-name="P1">│ <text:s text:c="2"/>│ <text:s text:c="2"/>│ <text:s text:c="2"/>│ <text:s text:c="2"/>├── pyvcp_mypanel.png</text:p>
      <text:p text:style-name="P1">│ <text:s text:c="2"/>│ <text:s text:c="2"/>│ <text:s text:c="2"/>│ <text:s text:c="2"/>├── pyvcp_number.png</text:p>
      <text:p text:style-name="P1">│ <text:s text:c="2"/>│ <text:s text:c="2"/>│ <text:s text:c="2"/>│ <text:s text:c="2"/>├── pyvcp_radiobutton_fr.png</text:p>
      <text:p text:style-name="P1">│ <text:s text:c="2"/>│ <text:s text:c="2"/>│ <text:s text:c="2"/>│ <text:s text:c="2"/>├── pyvcp_radiobutton.png</text:p>
      <text:p text:style-name="P1">│ <text:s text:c="2"/>│ <text:s text:c="2"/>│ <text:s text:c="2"/>│ <text:s text:c="2"/>├── pyvcp_rectled.png</text:p>
      <text:p text:style-name="P1">│ <text:s text:c="2"/>│ <text:s text:c="2"/>│ <text:s text:c="2"/>│ <text:s text:c="2"/>├── pyvcp-rth.png</text:p>
      <text:p text:style-name="P1">│ <text:s text:c="2"/>│ <text:s text:c="2"/>│ <text:s text:c="2"/>│ <text:s text:c="2"/>├── pyvcp_s32.png</text:p>
      <text:p text:style-name="P1">│ <text:s text:c="2"/>│ <text:s text:c="2"/>│ <text:s text:c="2"/>│ <text:s text:c="2"/>├── pyvcp_scale.png</text:p>
      <text:p text:style-name="P1">│ <text:s text:c="2"/>│ <text:s text:c="2"/>│ <text:s text:c="2"/>│ <text:s text:c="2"/>├── pyvcp_spinbox.png</text:p>
      <text:p text:style-name="P1">│ <text:s text:c="2"/>│ <text:s text:c="2"/>│ <text:s text:c="2"/>│ <text:s text:c="2"/>├── pyvcp_table.png</text:p>
      <text:p text:style-name="P1">│ <text:s text:c="2"/>│ <text:s text:c="2"/>│ <text:s text:c="2"/>│ <text:s text:c="2"/>├── pyvcp_tabs1.png</text:p>
      <text:p text:style-name="P1">│ <text:s text:c="2"/>│ <text:s text:c="2"/>│ <text:s text:c="2"/>│ <text:s text:c="2"/>├── pyvcp_tabs2.png</text:p>
      <text:p text:style-name="P1">│ <text:s text:c="2"/>│ <text:s text:c="2"/>│ <text:s text:c="2"/>│ <text:s text:c="2"/>├── pyvcp_tabs3.png</text:p>
      <text:p text:style-name="P1">│ <text:s text:c="2"/>│ <text:s text:c="2"/>│ <text:s text:c="2"/>│ <text:s text:c="2"/>├── pyvcp_vbox.png</text:p>
      <text:p text:style-name="P1">│ <text:s text:c="2"/>│ <text:s text:c="2"/>│ <text:s text:c="2"/>│ <text:s text:c="2"/>├── qtaxis.png</text:p>
      <text:p text:style-name="P1">│ <text:s text:c="2"/>│ <text:s text:c="2"/>│ <text:s text:c="2"/>│ <text:s text:c="2"/>├── qt_cnc.png</text:p>
      <text:p text:style-name="P1">│ <text:s text:c="2"/>│ <text:s text:c="2"/>│ <text:s text:c="2"/>│ <text:s text:c="2"/>├── qtdragon.png</text:p>
      <text:p text:style-name="P1">│ <text:s text:c="2"/>│ <text:s text:c="2"/>│ <text:s text:c="2"/>│ <text:s text:c="2"/>├── qtvcp-cam-align.png</text:p>
      <text:p text:style-name="P1">│ <text:s text:c="2"/>│ <text:s text:c="2"/>│ <text:s text:c="2"/>│ <text:s text:c="2"/>├── qtvcp_tester.png</text:p>
      <text:p text:style-name="P1">│ <text:s text:c="2"/>│ <text:s text:c="2"/>│ <text:s text:c="2"/>│ <text:s text:c="2"/>├── radiobutton.png</text:p>
      <text:p text:style-name="P1">│ <text:s text:c="2"/>│ <text:s text:c="2"/>│ <text:s text:c="2"/>│ <text:s text:c="2"/>├── silverdragon.png</text:p>
      <text:p text:style-name="P1">│ <text:s text:c="2"/>│ <text:s text:c="2"/>│ <text:s text:c="2"/>│ <text:s text:c="2"/>├── sketch_auto_tool_measurement.png</text:p>
      <text:p text:style-name="P1">│ <text:s text:c="2"/>│ <text:s text:c="2"/>│ <text:s text:c="2"/>│ <text:s text:c="2"/>├── small-screenshot.png</text:p>
      <text:p text:style-name="P1">│ <text:s text:c="2"/>│ <text:s text:c="2"/>│ <text:s text:c="2"/>│ <text:s text:c="2"/>├── spartan.png</text:p>
      <text:p text:style-name="P1">│ <text:s text:c="2"/>│ <text:s text:c="2"/>│ <text:s text:c="2"/>│ <text:s text:c="2"/>├── SpeedControl.png</text:p>
      <text:p text:style-name="P1">│ <text:s text:c="2"/>│ <text:s text:c="2"/>│ <text:s text:c="2"/>│ <text:s text:c="2"/>├── speed.png</text:p>
      <text:p text:style-name="P1">│ <text:s text:c="2"/>│ <text:s text:c="2"/>│ <text:s text:c="2"/>│ <text:s text:c="2"/>├── spinbutton.png</text:p>
      <text:p text:style-name="P1">│ <text:s text:c="2"/>│ <text:s text:c="2"/>│ <text:s text:c="2"/>│ <text:s text:c="2"/>├── strange_numbers.png</text:p>
      <text:p text:style-name="P1">│ <text:s text:c="2"/>│ <text:s text:c="2"/>│ <text:s text:c="2"/>│ <text:s text:c="2"/>├── tester_editor.png</text:p>
      <text:p text:style-name="P1">│ <text:s text:c="2"/>│ <text:s text:c="2"/>│ <text:s text:c="2"/>│ <text:s text:c="2"/>├── tester.png</text:p>
      <text:p text:style-name="P1">│ <text:s text:c="2"/>│ <text:s text:c="2"/>│ <text:s text:c="2"/>│ <text:s text:c="2"/>├── tkemc-interp.png</text:p>
      <text:p text:style-name="P1">│ <text:s text:c="2"/>│ <text:s text:c="2"/>│ <text:s text:c="2"/>│ <text:s text:c="2"/>├── tkemc-mdi.png</text:p>
      <text:p text:style-name="P1">│ <text:s text:c="2"/>│ <text:s text:c="2"/>│ <text:s text:c="2"/>│ <text:s text:c="2"/>├── tkemc-override-limits.png</text:p>
      <text:p text:style-name="P1">│ <text:s text:c="2"/>│ <text:s text:c="2"/>│ <text:s text:c="2"/>│ <text:s text:c="2"/>├── tkemc.png</text:p>
      <text:p text:style-name="P1">│ <text:s text:c="2"/>│ <text:s text:c="2"/>│ <text:s text:c="2"/>│ <text:s text:c="2"/>├── tklinuxcnc_fr.png</text:p>
      <text:p text:style-name="P1">│ <text:s text:c="2"/>│ <text:s text:c="2"/>│ <text:s text:c="2"/>│ <text:s text:c="2"/>├── tklinuxcnc_interp_fr.png</text:p>
      <text:p text:style-name="P1">│ <text:s text:c="2"/>│ <text:s text:c="2"/>│ <text:s text:c="2"/>│ <text:s text:c="2"/>├── tool_axis_p.gif</text:p>
      <text:p text:style-name="P1"><text:soft-page-break/>│ <text:s text:c="2"/>│ <text:s text:c="2"/>│ <text:s text:c="2"/>│ <text:s text:c="2"/>├── tool_axis_x.gif</text:p>
      <text:p text:style-name="P1">│ <text:s text:c="2"/>│ <text:s text:c="2"/>│ <text:s text:c="2"/>│ <text:s text:c="2"/>├── tool_axis_y.gif</text:p>
      <text:p text:style-name="P1">│ <text:s text:c="2"/>│ <text:s text:c="2"/>│ <text:s text:c="2"/>│ <text:s text:c="2"/>├── tool_axis_z2.gif</text:p>
      <text:p text:style-name="P1">│ <text:s text:c="2"/>│ <text:s text:c="2"/>│ <text:s text:c="2"/>│ <text:s text:c="2"/>├── tool_axis_z.gif</text:p>
      <text:p text:style-name="P1">│ <text:s text:c="2"/>│ <text:s text:c="2"/>│ <text:s text:c="2"/>│ <text:s text:c="2"/>├── tool_blockdelete.gif</text:p>
      <text:p text:style-name="P1">│ <text:s text:c="2"/>│ <text:s text:c="2"/>│ <text:s text:c="2"/>│ <text:s text:c="2"/>├── tool_clear.gif</text:p>
      <text:p text:style-name="P1">│ <text:s text:c="2"/>│ <text:s text:c="2"/>│ <text:s text:c="2"/>│ <text:s text:c="2"/>├── tooledit-columns_fr.png</text:p>
      <text:p text:style-name="P1">│ <text:s text:c="2"/>│ <text:s text:c="2"/>│ <text:s text:c="2"/>│ <text:s text:c="2"/>├── tooledit-columns.png</text:p>
      <text:p text:style-name="P1">│ <text:s text:c="2"/>│ <text:s text:c="2"/>│ <text:s text:c="2"/>│ <text:s text:c="2"/>├── tooledit_fr.png</text:p>
      <text:p text:style-name="P1">│ <text:s text:c="2"/>│ <text:s text:c="2"/>│ <text:s text:c="2"/>│ <text:s text:c="2"/>├── tooledit.png</text:p>
      <text:p text:style-name="P1">│ <text:s text:c="2"/>│ <text:s text:c="2"/>│ <text:s text:c="2"/>│ <text:s text:c="2"/>├── tooledit-sort_fr.png</text:p>
      <text:p text:style-name="P1">│ <text:s text:c="2"/>│ <text:s text:c="2"/>│ <text:s text:c="2"/>│ <text:s text:c="2"/>├── tooledit-sort.png</text:p>
      <text:p text:style-name="P1">│ <text:s text:c="2"/>│ <text:s text:c="2"/>│ <text:s text:c="2"/>│ <text:s text:c="2"/>├── tooledit-warning_fr.png</text:p>
      <text:p text:style-name="P1">│ <text:s text:c="2"/>│ <text:s text:c="2"/>│ <text:s text:c="2"/>│ <text:s text:c="2"/>├── tool_estop.gif</text:p>
      <text:p text:style-name="P1">│ <text:s text:c="2"/>│ <text:s text:c="2"/>│ <text:s text:c="2"/>│ <text:s text:c="2"/>├── tool_open.gif</text:p>
      <text:p text:style-name="P1">│ <text:s text:c="2"/>│ <text:s text:c="2"/>│ <text:s text:c="2"/>│ <text:s text:c="2"/>├── tool_optpause.gif</text:p>
      <text:p text:style-name="P1">│ <text:s text:c="2"/>│ <text:s text:c="2"/>│ <text:s text:c="2"/>│ <text:s text:c="2"/>├── tool_pause.gif</text:p>
      <text:p text:style-name="P1">│ <text:s text:c="2"/>│ <text:s text:c="2"/>│ <text:s text:c="2"/>│ <text:s text:c="2"/>├── tool_power.gif</text:p>
      <text:p text:style-name="P1">│ <text:s text:c="2"/>│ <text:s text:c="2"/>│ <text:s text:c="2"/>│ <text:s text:c="2"/>├── tool_reload.gif</text:p>
      <text:p text:style-name="P1">│ <text:s text:c="2"/>│ <text:s text:c="2"/>│ <text:s text:c="2"/>│ <text:s text:c="2"/>├── tool_rotate.gif</text:p>
      <text:p text:style-name="P1">│ <text:s text:c="2"/>│ <text:s text:c="2"/>│ <text:s text:c="2"/>│ <text:s text:c="2"/>├── tool_run.gif</text:p>
      <text:p text:style-name="P1">│ <text:s text:c="2"/>│ <text:s text:c="2"/>│ <text:s text:c="2"/>│ <text:s text:c="2"/>├── tool_step.gif</text:p>
      <text:p text:style-name="P1">│ <text:s text:c="2"/>│ <text:s text:c="2"/>│ <text:s text:c="2"/>│ <text:s text:c="2"/>├── tool_stop.gif</text:p>
      <text:p text:style-name="P1">│ <text:s text:c="2"/>│ <text:s text:c="2"/>│ <text:s text:c="2"/>│ <text:s text:c="2"/>├── tool_zoomin.gif</text:p>
      <text:p text:style-name="P1">│ <text:s text:c="2"/>│ <text:s text:c="2"/>│ <text:s text:c="2"/>│ <text:s text:c="2"/>├── tool_zoomout.gif</text:p>
      <text:p text:style-name="P1">│ <text:s text:c="2"/>│ <text:s text:c="2"/>│ <text:s text:c="2"/>│ <text:s text:c="2"/>├── touchoff_fr.png</text:p>
      <text:p text:style-name="P1">│ <text:s text:c="2"/>│ <text:s text:c="2"/>│ <text:s text:c="2"/>│ <text:s text:c="2"/>├── touchoff.png</text:p>
      <text:p text:style-name="P1">│ <text:s text:c="2"/>│ <text:s text:c="2"/>│ <text:s text:c="2"/>│ <text:s text:c="2"/>├── touchy_fr.png</text:p>
      <text:p text:style-name="P1">│ <text:s text:c="2"/>│ <text:s text:c="2"/>│ <text:s text:c="2"/>│ <text:s text:c="2"/>├── touchy.png</text:p>
      <text:p text:style-name="P1">│ <text:s text:c="2"/>│ <text:s text:c="2"/>│ <text:s text:c="2"/>│ <text:s text:c="2"/>├── touchy-tab-33.png</text:p>
      <text:p text:style-name="P1">│ <text:s text:c="2"/>│ <text:s text:c="2"/>│ <text:s text:c="2"/>│ <text:s text:c="2"/>├── touchy-tab.png</text:p>
      <text:p text:style-name="P1">│ <text:s text:c="2"/>│ <text:s text:c="2"/>│ <text:s text:c="2"/>│ <text:s text:c="2"/>├── touchy-tab-small.png</text:p>
      <text:p text:style-name="P1">│ <text:s text:c="2"/>│ <text:s text:c="2"/>│ <text:s text:c="2"/>│ <text:s text:c="2"/>├── vcp-actions.png</text:p>
      <text:p text:style-name="P1">│ <text:s text:c="2"/>│ <text:s text:c="2"/>│ <text:s text:c="2"/>│ <text:s text:c="2"/>├── vismach.png</text:p>
      <text:p text:style-name="P1">│ <text:s text:c="2"/>│ <text:s text:c="2"/>│ <text:s text:c="2"/>│ <text:s text:c="2"/>├── vscale.png</text:p>
      <text:p text:style-name="P1">│ <text:s text:c="2"/>│ <text:s text:c="2"/>│ <text:s text:c="2"/>│ <text:s text:c="2"/>├── whoareyou.png</text:p>
      <text:p text:style-name="P1">│ <text:s text:c="2"/>│ <text:s text:c="2"/>│ <text:s text:c="2"/>│ <text:s text:c="2"/>├── x1mill.png</text:p>
      <text:p text:style-name="P1">│ <text:s text:c="2"/>│ <text:s text:c="2"/>│ <text:s text:c="2"/>│ <text:s text:c="2"/>├── xyz_ACO.png</text:p>
      <text:p text:style-name="P1">│ <text:s text:c="2"/>│ <text:s text:c="2"/>│ <text:s text:c="2"/>│ <text:s text:c="2"/>└── xyz_buttons.png</text:p>
      <text:p text:style-name="P1">│ <text:s text:c="2"/>│ <text:s text:c="2"/>│ <text:s text:c="2"/>├── image-to-gcode_fr.txt</text:p>
      <text:p text:style-name="P1">│ <text:s text:c="2"/>│ <text:s text:c="2"/>│ <text:s text:c="2"/>├── image-to-gcode.txt</text:p>
      <text:p text:style-name="P1">│ <text:s text:c="2"/>│ <text:s text:c="2"/>│ <text:s text:c="2"/>├── ngcgui_fr.txt</text:p>
      <text:p text:style-name="P1">│ <text:s text:c="2"/>│ <text:s text:c="2"/>│ <text:s text:c="2"/>├── ngcgui.txt</text:p>
      <text:p text:style-name="P1">│ <text:s text:c="2"/>│ <text:s text:c="2"/>│ <text:s text:c="2"/>├── panelui_handler.py</text:p>
      <text:p text:style-name="P1">│ <text:s text:c="2"/>│ <text:s text:c="2"/>│ <text:s text:c="2"/>├── panelui.txt</text:p>
      <text:p text:style-name="P1">│ <text:s text:c="2"/>│ <text:s text:c="2"/>│ <text:s text:c="2"/>├── pyvcp_examples_fr.txt</text:p>
      <text:p text:style-name="P1">│ <text:s text:c="2"/>│ <text:s text:c="2"/>│ <text:s text:c="2"/>├── pyvcp-examples.txt</text:p>
      <text:p text:style-name="P1">│ <text:s text:c="2"/>│ <text:s text:c="2"/>│ <text:s text:c="2"/>├── pyvcp_fr.txt</text:p>
      <text:p text:style-name="P1">│ <text:s text:c="2"/>│ <text:s text:c="2"/>│ <text:s text:c="2"/>├── pyvcp.txt</text:p>
      <text:p text:style-name="P1">│ <text:s text:c="2"/>│ <text:s text:c="2"/>│ <text:s text:c="2"/>├── qtvcp_code_snippets.txt</text:p>
      <text:p text:style-name="P1">│ <text:s text:c="2"/>│ <text:s text:c="2"/>│ <text:s text:c="2"/>├── qtvcp_custom_widgets.txt</text:p>
      <text:p text:style-name="P1">│ <text:s text:c="2"/>│ <text:s text:c="2"/>│ <text:s text:c="2"/>├── qtvcp_development.txt</text:p>
      <text:p text:style-name="P1">│ <text:s text:c="2"/>│ <text:s text:c="2"/>│ <text:s text:c="2"/>├── qtvcp_libraries.txt</text:p>
      <text:p text:style-name="P1">│ <text:s text:c="2"/>│ <text:s text:c="2"/>│ <text:s text:c="2"/>├── qtvcp.txt</text:p>
      <text:p text:style-name="P1">│ <text:s text:c="2"/>│ <text:s text:c="2"/>│ <text:s text:c="2"/>├── qtvcp_widgets.txt</text:p>
      <text:p text:style-name="P1"><text:soft-page-break/>│ <text:s text:c="2"/>│ <text:s text:c="2"/>│ <text:s text:c="2"/>├── tklinuxcnc_fr.txt</text:p>
      <text:p text:style-name="P1">│ <text:s text:c="2"/>│ <text:s text:c="2"/>│ <text:s text:c="2"/>├── tklinuxcnc.txt</text:p>
      <text:p text:style-name="P1">│ <text:s text:c="2"/>│ <text:s text:c="2"/>│ <text:s text:c="2"/>├── tooledit_fr.txt</text:p>
      <text:p text:style-name="P1">│ <text:s text:c="2"/>│ <text:s text:c="2"/>│ <text:s text:c="2"/>├── tooledit.txt</text:p>
      <text:p text:style-name="P1">│ <text:s text:c="2"/>│ <text:s text:c="2"/>│ <text:s text:c="2"/>├── touchy_fr.txt</text:p>
      <text:p text:style-name="P1">│ <text:s text:c="2"/>│ <text:s text:c="2"/>│ <text:s text:c="2"/>├── touchy.txt</text:p>
      <text:p text:style-name="P1">│ <text:s text:c="2"/>│ <text:s text:c="2"/>│ <text:s text:c="2"/>└── vismach.txt</text:p>
      <text:p text:style-name="P1">│ <text:s text:c="2"/>│ <text:s text:c="2"/>├── hal/</text:p>
      <text:p text:style-name="P1">│ <text:s text:c="2"/>│ <text:s text:c="2"/>│ <text:s text:c="2"/>├── basic_hal_fr.txt</text:p>
      <text:p text:style-name="P1">│ <text:s text:c="2"/>│ <text:s text:c="2"/>│ <text:s text:c="2"/>├── basic-hal.txt</text:p>
      <text:p text:style-name="P1">│ <text:s text:c="2"/>│ <text:s text:c="2"/>│ <text:s text:c="2"/>├── canonical-devices.txt</text:p>
      <text:p text:style-name="P1">│ <text:s text:c="2"/>│ <text:s text:c="2"/>│ <text:s text:c="2"/>├── comp_fr.txt</text:p>
      <text:p text:style-name="P1">│ <text:s text:c="2"/>│ <text:s text:c="2"/>│ <text:s text:c="2"/>├── components_fr.txt</text:p>
      <text:p text:style-name="P1">│ <text:s text:c="2"/>│ <text:s text:c="2"/>│ <text:s text:c="2"/>├── components.txt</text:p>
      <text:p text:style-name="P1">│ <text:s text:c="2"/>│ <text:s text:c="2"/>│ <text:s text:c="2"/>├── comp.txt</text:p>
      <text:p text:style-name="P1">│ <text:s text:c="2"/>│ <text:s text:c="2"/>│ <text:s text:c="2"/>├── general_ref_fr.txt</text:p>
      <text:p text:style-name="P1">│ <text:s text:c="2"/>│ <text:s text:c="2"/>│ <text:s text:c="2"/>├── general-ref.txt</text:p>
      <text:p text:style-name="P1">│ <text:s text:c="2"/>│ <text:s text:c="2"/>│ <text:s text:c="2"/>├── .gitignore</text:p>
      <text:p text:style-name="P1">│ <text:s text:c="2"/>│ <text:s text:c="2"/>│ <text:s text:c="2"/>├── hal-examples_fr.txt</text:p>
      <text:p text:style-name="P1">│ <text:s text:c="2"/>│ <text:s text:c="2"/>│ <text:s text:c="2"/>├── hal-examples.txt</text:p>
      <text:p text:style-name="P1">│ <text:s text:c="2"/>│ <text:s text:c="2"/>│ <text:s text:c="2"/>├── halmodule_fr.txt</text:p>
      <text:p text:style-name="P1">│ <text:s text:c="2"/>│ <text:s text:c="2"/>│ <text:s text:c="2"/>├── halmodule.txt</text:p>
      <text:p text:style-name="P1">│ <text:s text:c="2"/>│ <text:s text:c="2"/>│ <text:s text:c="2"/>├── halshow_fr.txt</text:p>
      <text:p text:style-name="P1">│ <text:s text:c="2"/>│ <text:s text:c="2"/>│ <text:s text:c="2"/>├── halshow.txt</text:p>
      <text:p text:style-name="P1">│ <text:s text:c="2"/>│ <text:s text:c="2"/>│ <text:s text:c="2"/>├── haltcl_fr.txt</text:p>
      <text:p text:style-name="P1">│ <text:s text:c="2"/>│ <text:s text:c="2"/>│ <text:s text:c="2"/>├── haltcl.txt</text:p>
      <text:p text:style-name="P1">│ <text:s text:c="2"/>│ <text:s text:c="2"/>│ <text:s text:c="2"/>├── halui-examples.txt</text:p>
      <text:p text:style-name="P1">│ <text:s text:c="2"/>│ <text:s text:c="2"/>│ <text:s text:c="2"/>├── halui_fr.txt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encoder-block-diag.eps</text:p>
      <text:p text:style-name="P1">│ <text:s text:c="2"/>│ <text:s text:c="2"/>│ <text:s text:c="2"/>│ <text:s text:c="2"/>├── encoder-block-diag.png</text:p>
      <text:p text:style-name="P1">│ <text:s text:c="2"/>│ <text:s text:c="2"/>│ <text:s text:c="2"/>│ <text:s text:c="2"/>├── encoder-block-diag.svg</text:p>
      <text:p text:style-name="P1">│ <text:s text:c="2"/>│ <text:s text:c="2"/>│ <text:s text:c="2"/>│ <text:s text:c="2"/>├── HAL_Configuration.png</text:p>
      <text:p text:style-name="P1">│ <text:s text:c="2"/>│ <text:s text:c="2"/>│ <text:s text:c="2"/>│ <text:s text:c="2"/>├── hal_encoder_block_diag.dxf</text:p>
      <text:p text:style-name="P1">│ <text:s text:c="2"/>│ <text:s text:c="2"/>│ <text:s text:c="2"/>│ <text:s text:c="2"/>├── hal-histogram.png</text:p>
      <text:p text:style-name="P1">│ <text:s text:c="2"/>│ <text:s text:c="2"/>│ <text:s text:c="2"/>│ <text:s text:c="2"/>├── hal-meter01.png</text:p>
      <text:p text:style-name="P1">│ <text:s text:c="2"/>│ <text:s text:c="2"/>│ <text:s text:c="2"/>│ <text:s text:c="2"/>├── hal-meter02.png</text:p>
      <text:p text:style-name="P1">│ <text:s text:c="2"/>│ <text:s text:c="2"/>│ <text:s text:c="2"/>│ <text:s text:c="2"/>├── halmeter-1_fr.png</text:p>
      <text:p text:style-name="P1">│ <text:s text:c="2"/>│ <text:s text:c="2"/>│ <text:s text:c="2"/>│ <text:s text:c="2"/>├── halmeter-1.png</text:p>
      <text:p text:style-name="P1">│ <text:s text:c="2"/>│ <text:s text:c="2"/>│ <text:s text:c="2"/>│ <text:s text:c="2"/>├── halmeter-demo-1.png</text:p>
      <text:p text:style-name="P1">│ <text:s text:c="2"/>│ <text:s text:c="2"/>│ <text:s text:c="2"/>│ <text:s text:c="2"/>├── halmeter-demo-2.png</text:p>
      <text:p text:style-name="P1">│ <text:s text:c="2"/>│ <text:s text:c="2"/>│ <text:s text:c="2"/>│ <text:s text:c="2"/>├── halmeter-demo-3.png</text:p>
      <text:p text:style-name="P1">│ <text:s text:c="2"/>│ <text:s text:c="2"/>│ <text:s text:c="2"/>│ <text:s text:c="2"/>├── halmeter-select_fr.png</text:p>
      <text:p text:style-name="P1">│ <text:s text:c="2"/>│ <text:s text:c="2"/>│ <text:s text:c="2"/>│ <text:s text:c="2"/>├── halmeter-select.png</text:p>
      <text:p text:style-name="P1">│ <text:s text:c="2"/>│ <text:s text:c="2"/>│ <text:s text:c="2"/>│ <text:s text:c="2"/>├── hal_parport_block_diag.dxf</text:p>
      <text:p text:style-name="P1">│ <text:s text:c="2"/>│ <text:s text:c="2"/>│ <text:s text:c="2"/>│ <text:s text:c="2"/>├── hal_pid_block_diag.dxf</text:p>
      <text:p text:style-name="P1">│ <text:s text:c="2"/>│ <text:s text:c="2"/>│ <text:s text:c="2"/>│ <text:s text:c="2"/>├── halscope-01_fr.png</text:p>
      <text:p text:style-name="P1">│ <text:s text:c="2"/>│ <text:s text:c="2"/>│ <text:s text:c="2"/>│ <text:s text:c="2"/>├── halscope-01.png</text:p>
      <text:p text:style-name="P1">│ <text:s text:c="2"/>│ <text:s text:c="2"/>│ <text:s text:c="2"/>│ <text:s text:c="2"/>├── halscope-02_fr.png</text:p>
      <text:p text:style-name="P1">│ <text:s text:c="2"/>│ <text:s text:c="2"/>│ <text:s text:c="2"/>│ <text:s text:c="2"/>├── halscope-02.png</text:p>
      <text:p text:style-name="P1">│ <text:s text:c="2"/>│ <text:s text:c="2"/>│ <text:s text:c="2"/>│ <text:s text:c="2"/>├── halscope-03_fr.png</text:p>
      <text:p text:style-name="P1">│ <text:s text:c="2"/>│ <text:s text:c="2"/>│ <text:s text:c="2"/>│ <text:s text:c="2"/>├── halscope-03.png</text:p>
      <text:p text:style-name="P1">│ <text:s text:c="2"/>│ <text:s text:c="2"/>│ <text:s text:c="2"/>│ <text:s text:c="2"/>├── halscope-04_fr.png</text:p>
      <text:p text:style-name="P1">│ <text:s text:c="2"/>│ <text:s text:c="2"/>│ <text:s text:c="2"/>│ <text:s text:c="2"/>├── halscope-04.png</text:p>
      <text:p text:style-name="P1">│ <text:s text:c="2"/>│ <text:s text:c="2"/>│ <text:s text:c="2"/>│ <text:s text:c="2"/>├── halscope-05_fr.png</text:p>
      <text:p text:style-name="P1"><text:soft-page-break/>│ <text:s text:c="2"/>│ <text:s text:c="2"/>│ <text:s text:c="2"/>│ <text:s text:c="2"/>├── halscope-05.png</text:p>
      <text:p text:style-name="P1">│ <text:s text:c="2"/>│ <text:s text:c="2"/>│ <text:s text:c="2"/>│ <text:s text:c="2"/>├── halscope-06_fr.png</text:p>
      <text:p text:style-name="P1">│ <text:s text:c="2"/>│ <text:s text:c="2"/>│ <text:s text:c="2"/>│ <text:s text:c="2"/>├── halscope-06.png</text:p>
      <text:p text:style-name="P1">│ <text:s text:c="2"/>│ <text:s text:c="2"/>│ <text:s text:c="2"/>│ <text:s text:c="2"/>├── halscope-07_fr.png</text:p>
      <text:p text:style-name="P1">│ <text:s text:c="2"/>│ <text:s text:c="2"/>│ <text:s text:c="2"/>│ <text:s text:c="2"/>├── halscope-07.png</text:p>
      <text:p text:style-name="P1">│ <text:s text:c="2"/>│ <text:s text:c="2"/>│ <text:s text:c="2"/>│ <text:s text:c="2"/>├── halscope-08_fr.png</text:p>
      <text:p text:style-name="P1">│ <text:s text:c="2"/>│ <text:s text:c="2"/>│ <text:s text:c="2"/>│ <text:s text:c="2"/>├── halscope-08.png</text:p>
      <text:p text:style-name="P1">│ <text:s text:c="2"/>│ <text:s text:c="2"/>│ <text:s text:c="2"/>│ <text:s text:c="2"/>├── halscope-09_fr.png</text:p>
      <text:p text:style-name="P1">│ <text:s text:c="2"/>│ <text:s text:c="2"/>│ <text:s text:c="2"/>│ <text:s text:c="2"/>├── halscope-09.png</text:p>
      <text:p text:style-name="P1">│ <text:s text:c="2"/>│ <text:s text:c="2"/>│ <text:s text:c="2"/>│ <text:s text:c="2"/>├── halscope-10_fr.png</text:p>
      <text:p text:style-name="P1">│ <text:s text:c="2"/>│ <text:s text:c="2"/>│ <text:s text:c="2"/>│ <text:s text:c="2"/>├── halscope-10.png</text:p>
      <text:p text:style-name="P1">│ <text:s text:c="2"/>│ <text:s text:c="2"/>│ <text:s text:c="2"/>│ <text:s text:c="2"/>├── halscope-11_fr.png</text:p>
      <text:p text:style-name="P1">│ <text:s text:c="2"/>│ <text:s text:c="2"/>│ <text:s text:c="2"/>│ <text:s text:c="2"/>├── halscope-11.png</text:p>
      <text:p text:style-name="P1">│ <text:s text:c="2"/>│ <text:s text:c="2"/>│ <text:s text:c="2"/>│ <text:s text:c="2"/>├── halscope-demo-1.png</text:p>
      <text:p text:style-name="P1">│ <text:s text:c="2"/>│ <text:s text:c="2"/>│ <text:s text:c="2"/>│ <text:s text:c="2"/>├── halscope-demo-2.png</text:p>
      <text:p text:style-name="P1">│ <text:s text:c="2"/>│ <text:s text:c="2"/>│ <text:s text:c="2"/>│ <text:s text:c="2"/>├── halscope-demo-3.png</text:p>
      <text:p text:style-name="P1">│ <text:s text:c="2"/>│ <text:s text:c="2"/>│ <text:s text:c="2"/>│ <text:s text:c="2"/>├── halscope-demo-4.png</text:p>
      <text:p text:style-name="P1">│ <text:s text:c="2"/>│ <text:s text:c="2"/>│ <text:s text:c="2"/>│ <text:s text:c="2"/>├── halscope-demo-5.png</text:p>
      <text:p text:style-name="P1">│ <text:s text:c="2"/>│ <text:s text:c="2"/>│ <text:s text:c="2"/>│ <text:s text:c="2"/>├── halscope-demo-6.png</text:p>
      <text:p text:style-name="P1">│ <text:s text:c="2"/>│ <text:s text:c="2"/>│ <text:s text:c="2"/>│ <text:s text:c="2"/>├── halscope-demo-7.png</text:p>
      <text:p text:style-name="P1">│ <text:s text:c="2"/>│ <text:s text:c="2"/>│ <text:s text:c="2"/>│ <text:s text:c="2"/>├── halscope-demo-8.png</text:p>
      <text:p text:style-name="P1">│ <text:s text:c="2"/>│ <text:s text:c="2"/>│ <text:s text:c="2"/>│ <text:s text:c="2"/>├── halshow-1_fr.png</text:p>
      <text:p text:style-name="P1">│ <text:s text:c="2"/>│ <text:s text:c="2"/>│ <text:s text:c="2"/>│ <text:s text:c="2"/>├── halshow-1.png</text:p>
      <text:p text:style-name="P1">│ <text:s text:c="2"/>│ <text:s text:c="2"/>│ <text:s text:c="2"/>│ <text:s text:c="2"/>├── halshow-2_fr.png</text:p>
      <text:p text:style-name="P1">│ <text:s text:c="2"/>│ <text:s text:c="2"/>│ <text:s text:c="2"/>│ <text:s text:c="2"/>├── halshow-2.png</text:p>
      <text:p text:style-name="P1">│ <text:s text:c="2"/>│ <text:s text:c="2"/>│ <text:s text:c="2"/>│ <text:s text:c="2"/>├── halshow-3.png</text:p>
      <text:p text:style-name="P1">│ <text:s text:c="2"/>│ <text:s text:c="2"/>│ <text:s text:c="2"/>│ <text:s text:c="2"/>├── halshow-4.png</text:p>
      <text:p text:style-name="P1">│ <text:s text:c="2"/>│ <text:s text:c="2"/>│ <text:s text:c="2"/>│ <text:s text:c="2"/>├── hal_stepgen_block_diag.dxf</text:p>
      <text:p text:style-name="P1">│ <text:s text:c="2"/>│ <text:s text:c="2"/>│ <text:s text:c="2"/>│ <text:s text:c="2"/>├── hal_stepgen_type0.dxf</text:p>
      <text:p text:style-name="P1">│ <text:s text:c="2"/>│ <text:s text:c="2"/>│ <text:s text:c="2"/>│ <text:s text:c="2"/>├── hal_stepgen_type11_14.dxf</text:p>
      <text:p text:style-name="P1">│ <text:s text:c="2"/>│ <text:s text:c="2"/>│ <text:s text:c="2"/>│ <text:s text:c="2"/>├── hal_stepgen_type2_4.dxf</text:p>
      <text:p text:style-name="P1">│ <text:s text:c="2"/>│ <text:s text:c="2"/>│ <text:s text:c="2"/>│ <text:s text:c="2"/>├── hal_stepgen_type5_10.dxf</text:p>
      <text:p text:style-name="P1">│ <text:s text:c="2"/>│ <text:s text:c="2"/>│ <text:s text:c="2"/>│ <text:s text:c="2"/>├── parport-block-diag.eps</text:p>
      <text:p text:style-name="P1">│ <text:s text:c="2"/>│ <text:s text:c="2"/>│ <text:s text:c="2"/>│ <text:s text:c="2"/>├── parport-block-diag.png</text:p>
      <text:p text:style-name="P1">│ <text:s text:c="2"/>│ <text:s text:c="2"/>│ <text:s text:c="2"/>│ <text:s text:c="2"/>├── parport-block-diag.svg</text:p>
      <text:p text:style-name="P1">│ <text:s text:c="2"/>│ <text:s text:c="2"/>│ <text:s text:c="2"/>│ <text:s text:c="2"/>├── pid-block-diag.eps</text:p>
      <text:p text:style-name="P1">│ <text:s text:c="2"/>│ <text:s text:c="2"/>│ <text:s text:c="2"/>│ <text:s text:c="2"/>├── pid-block-diag.png</text:p>
      <text:p text:style-name="P1">│ <text:s text:c="2"/>│ <text:s text:c="2"/>│ <text:s text:c="2"/>│ <text:s text:c="2"/>├── pid_block_diag.svg</text:p>
      <text:p text:style-name="P1">│ <text:s text:c="2"/>│ <text:s text:c="2"/>│ <text:s text:c="2"/>│ <text:s text:c="2"/>├── pluto-pinout.dxf</text:p>
      <text:p text:style-name="P1">│ <text:s text:c="2"/>│ <text:s text:c="2"/>│ <text:s text:c="2"/>│ <text:s text:c="2"/>├── pluto-pinout.eps</text:p>
      <text:p text:style-name="P1">│ <text:s text:c="2"/>│ <text:s text:c="2"/>│ <text:s text:c="2"/>│ <text:s text:c="2"/>├── pluto-pinout.svg</text:p>
      <text:p text:style-name="P1">│ <text:s text:c="2"/>│ <text:s text:c="2"/>│ <text:s text:c="2"/>│ <text:s text:c="2"/>├── pluto-step-pinout.dxf</text:p>
      <text:p text:style-name="P1">│ <text:s text:c="2"/>│ <text:s text:c="2"/>│ <text:s text:c="2"/>│ <text:s text:c="2"/>├── pluto-step-pinout.eps</text:p>
      <text:p text:style-name="P1">│ <text:s text:c="2"/>│ <text:s text:c="2"/>│ <text:s text:c="2"/>│ <text:s text:c="2"/>├── pluto_step_waveform.dxf</text:p>
      <text:p text:style-name="P1">│ <text:s text:c="2"/>│ <text:s text:c="2"/>│ <text:s text:c="2"/>│ <text:s text:c="2"/>├── pluto_step_waveform.eps</text:p>
      <text:p text:style-name="P1">│ <text:s text:c="2"/>│ <text:s text:c="2"/>│ <text:s text:c="2"/>│ <text:s text:c="2"/>├── remote-start.dxf</text:p>
      <text:p text:style-name="P1">│ <text:s text:c="2"/>│ <text:s text:c="2"/>│ <text:s text:c="2"/>│ <text:s text:c="2"/>├── remote-start.png</text:p>
      <text:p text:style-name="P1">│ <text:s text:c="2"/>│ <text:s text:c="2"/>│ <text:s text:c="2"/>│ <text:s text:c="2"/>├── signal-direction.odg</text:p>
      <text:p text:style-name="P1">│ <text:s text:c="2"/>│ <text:s text:c="2"/>│ <text:s text:c="2"/>│ <text:s text:c="2"/>├── signal-direction.png</text:p>
      <text:p text:style-name="P1">│ <text:s text:c="2"/>│ <text:s text:c="2"/>│ <text:s text:c="2"/>│ <text:s text:c="2"/>├── sim_pin.png</text:p>
      <text:p text:style-name="P1">│ <text:s text:c="2"/>│ <text:s text:c="2"/>│ <text:s text:c="2"/>│ <text:s text:c="2"/>├── simulate_probe.png</text:p>
      <text:p text:style-name="P1">│ <text:s text:c="2"/>│ <text:s text:c="2"/>│ <text:s text:c="2"/>│ <text:s text:c="2"/>├── softstart-scope_fr.png</text:p>
      <text:p text:style-name="P1">│ <text:s text:c="2"/>│ <text:s text:c="2"/>│ <text:s text:c="2"/>│ <text:s text:c="2"/>├── softstart-scope.png</text:p>
      <text:p text:style-name="P1">│ <text:s text:c="2"/>│ <text:s text:c="2"/>│ <text:s text:c="2"/>│ <text:s text:c="2"/>├── stepgen-block-diag.eps</text:p>
      <text:p text:style-name="P1">│ <text:s text:c="2"/>│ <text:s text:c="2"/>│ <text:s text:c="2"/>│ <text:s text:c="2"/>├── stepgen-block-diag.png</text:p>
      <text:p text:style-name="P1"><text:soft-page-break/>│ <text:s text:c="2"/>│ <text:s text:c="2"/>│ <text:s text:c="2"/>│ <text:s text:c="2"/>├── stepgen-block-diag.svg</text:p>
      <text:p text:style-name="P1">│ <text:s text:c="2"/>│ <text:s text:c="2"/>│ <text:s text:c="2"/>│ <text:s text:c="2"/>├── stepgen-type0.eps</text:p>
      <text:p text:style-name="P1">│ <text:s text:c="2"/>│ <text:s text:c="2"/>│ <text:s text:c="2"/>│ <text:s text:c="2"/>├── stepgen-type0.png</text:p>
      <text:p text:style-name="P1">│ <text:s text:c="2"/>│ <text:s text:c="2"/>│ <text:s text:c="2"/>│ <text:s text:c="2"/>├── stepgen-type0.svg</text:p>
      <text:p text:style-name="P1">│ <text:s text:c="2"/>│ <text:s text:c="2"/>│ <text:s text:c="2"/>│ <text:s text:c="2"/>├── stepgen-type11-14.eps</text:p>
      <text:p text:style-name="P1">│ <text:s text:c="2"/>│ <text:s text:c="2"/>│ <text:s text:c="2"/>│ <text:s text:c="2"/>├── stepgen-type11-14.png</text:p>
      <text:p text:style-name="P1">│ <text:s text:c="2"/>│ <text:s text:c="2"/>│ <text:s text:c="2"/>│ <text:s text:c="2"/>├── stepgen-type11-14.svg</text:p>
      <text:p text:style-name="P1">│ <text:s text:c="2"/>│ <text:s text:c="2"/>│ <text:s text:c="2"/>│ <text:s text:c="2"/>├── stepgen-type2-4.eps</text:p>
      <text:p text:style-name="P1">│ <text:s text:c="2"/>│ <text:s text:c="2"/>│ <text:s text:c="2"/>│ <text:s text:c="2"/>├── stepgen-type2-4.png</text:p>
      <text:p text:style-name="P1">│ <text:s text:c="2"/>│ <text:s text:c="2"/>│ <text:s text:c="2"/>│ <text:s text:c="2"/>├── stepgen-type2-4.svg</text:p>
      <text:p text:style-name="P1">│ <text:s text:c="2"/>│ <text:s text:c="2"/>│ <text:s text:c="2"/>│ <text:s text:c="2"/>├── stepgen-type5-10.eps</text:p>
      <text:p text:style-name="P1">│ <text:s text:c="2"/>│ <text:s text:c="2"/>│ <text:s text:c="2"/>│ <text:s text:c="2"/>├── stepgen-type5-10.png</text:p>
      <text:p text:style-name="P1">│ <text:s text:c="2"/>│ <text:s text:c="2"/>│ <text:s text:c="2"/>│ <text:s text:c="2"/>├── stepgen-type5-10.svg</text:p>
      <text:p text:style-name="P1">│ <text:s text:c="2"/>│ <text:s text:c="2"/>│ <text:s text:c="2"/>│ <text:s text:c="2"/>└── velocity-01.png</text:p>
      <text:p text:style-name="P1">│ <text:s text:c="2"/>│ <text:s text:c="2"/>│ <text:s text:c="2"/>├── intro_fr.txt</text:p>
      <text:p text:style-name="P1">│ <text:s text:c="2"/>│ <text:s text:c="2"/>│ <text:s text:c="2"/>├── intro.txt</text:p>
      <text:p text:style-name="P1">│ <text:s text:c="2"/>│ <text:s text:c="2"/>│ <text:s text:c="2"/>├── out8.comp</text:p>
      <text:p text:style-name="P1">│ <text:s text:c="2"/>│ <text:s text:c="2"/>│ <text:s text:c="2"/>├── parallel_port_fr.txt</text:p>
      <text:p text:style-name="P1">│ <text:s text:c="2"/>│ <text:s text:c="2"/>│ <text:s text:c="2"/>├── parallel-port.txt</text:p>
      <text:p text:style-name="P1">│ <text:s text:c="2"/>│ <text:s text:c="2"/>│ <text:s text:c="2"/>├── rand.comp</text:p>
      <text:p text:style-name="P1">│ <text:s text:c="2"/>│ <text:s text:c="2"/>│ <text:s text:c="2"/>├── rtcomps_fr.txt</text:p>
      <text:p text:style-name="P1">│ <text:s text:c="2"/>│ <text:s text:c="2"/>│ <text:s text:c="2"/>├── rtcomps.txt</text:p>
      <text:p text:style-name="P1">│ <text:s text:c="2"/>│ <text:s text:c="2"/>│ <text:s text:c="2"/>├── tools.txt</text:p>
      <text:p text:style-name="P1">│ <text:s text:c="2"/>│ <text:s text:c="2"/>│ <text:s text:c="2"/>├── tutorial_fr.txt</text:p>
      <text:p text:style-name="P1">│ <text:s text:c="2"/>│ <text:s text:c="2"/>│ <text:s text:c="2"/>├── tutorial.txt</text:p>
      <text:p text:style-name="P1">│ <text:s text:c="2"/>│ <text:s text:c="2"/>│ <text:s text:c="2"/>└── twopass.txt</text:p>
      <text:p text:style-name="P1">│ <text:s text:c="2"/>│ <text:s text:c="2"/>├── html-images.xslt</text:p>
      <text:p text:style-name="P1">│ <text:s text:c="2"/>│ <text:s text:c="2"/>├── html-latex-images*</text:p>
      <text:p text:style-name="P1">│ <text:s text:c="2"/>│ <text:s text:c="2"/>├── image-wildcard*</text:p>
      <text:p text:style-name="P1">│ <text:s text:c="2"/>│ <text:s text:c="2"/>├── index_es.tmpl</text:p>
      <text:p text:style-name="P1">│ <text:s text:c="2"/>│ <text:s text:c="2"/>├── index.foot</text:p>
      <text:p text:style-name="P1">│ <text:s text:c="2"/>│ <text:s text:c="2"/>├── index.tmpl</text:p>
      <text:p text:style-name="P1">│ <text:s text:c="2"/>│ <text:s text:c="2"/>├── install/</text:p>
      <text:p text:style-name="P1">│ <text:s text:c="2"/>│ <text:s text:c="2"/>│ <text:s text:c="2"/>├── .gitignore</text:p>
      <text:p text:style-name="P1">│ <text:s text:c="2"/>│ <text:s text:c="2"/>│ <text:s text:c="2"/>├── Latency_Test_fr.txt</text:p>
      <text:p text:style-name="P1">│ <text:s text:c="2"/>│ <text:s text:c="2"/>│ <text:s text:c="2"/>└── latency-test.txt</text:p>
      <text:p text:style-name="P1">│ <text:s text:c="2"/>│ <text:s text:c="2"/>├── integrator/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inductance-pulse-response-fast-charge.png</text:p>
      <text:p text:style-name="P1">│ <text:s text:c="2"/>│ <text:s text:c="2"/>│ <text:s text:c="2"/>│ <text:s text:c="2"/>├── inductance-pulse-response-slow-charge.png</text:p>
      <text:p text:style-name="P1">│ <text:s text:c="2"/>│ <text:s text:c="2"/>│ <text:s text:c="2"/>│ <text:s text:c="2"/>└── inductance-step-response.png</text:p>
      <text:p text:style-name="P1">│ <text:s text:c="2"/>│ <text:s text:c="2"/>│ <text:s text:c="2"/>├── steppers.txt</text:p>
      <text:p text:style-name="P1">│ <text:s text:c="2"/>│ <text:s text:c="2"/>│ <text:s text:c="2"/>├── stepper-timing.txt</text:p>
      <text:p text:style-name="P1">│ <text:s text:c="2"/>│ <text:s text:c="2"/>│ <text:s text:c="2"/>└── wiring.txt</text:p>
      <text:p text:style-name="P1">│ <text:s text:c="2"/>│ <text:s text:c="2"/>├── ladder/</text:p>
      <text:p text:style-name="P1">│ <text:s text:c="2"/>│ <text:s text:c="2"/>│ <text:s text:c="2"/>├── classic_ladder_fr.txt</text:p>
      <text:p text:style-name="P1">│ <text:s text:c="2"/>│ <text:s text:c="2"/>│ <text:s text:c="2"/>├── classic-ladder.txt</text:p>
      <text:p text:style-name="P1">│ <text:s text:c="2"/>│ <text:s text:c="2"/>│ <text:s text:c="2"/>├── .gitignore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AssignCompare-Ladder.png</text:p>
      <text:p text:style-name="P1">│ <text:s text:c="2"/>│ <text:s text:c="2"/>│ <text:s text:c="2"/>│ <text:s text:c="2"/>├── Assignment_Expression.png</text:p>
      <text:p text:style-name="P1">│ <text:s text:c="2"/>│ <text:s text:c="2"/>│ <text:s text:c="2"/>│ <text:s text:c="2"/>├── axis_cl-estop.png</text:p>
      <text:p text:style-name="P1">│ <text:s text:c="2"/>│ <text:s text:c="2"/>│ <text:s text:c="2"/>│ <text:s text:c="2"/>├── Bit_Status.png</text:p>
      <text:p text:style-name="P1">│ <text:s text:c="2"/>│ <text:s text:c="2"/>│ <text:s text:c="2"/>│ <text:s text:c="2"/>├── Comparison_Expression.png</text:p>
      <text:p text:style-name="P1">│ <text:s text:c="2"/>│ <text:s text:c="2"/>│ <text:s text:c="2"/>│ <text:s text:c="2"/>├── Config-com.png</text:p>
      <text:p text:style-name="P1"><text:soft-page-break/>│ <text:s text:c="2"/>│ <text:s text:c="2"/>│ <text:s text:c="2"/>│ <text:s text:c="2"/>├── Config-io.png</text:p>
      <text:p text:style-name="P1">│ <text:s text:c="2"/>│ <text:s text:c="2"/>│ <text:s text:c="2"/>│ <text:s text:c="2"/>├── Config.png</text:p>
      <text:p text:style-name="P1">│ <text:s text:c="2"/>│ <text:s text:c="2"/>│ <text:s text:c="2"/>│ <text:s text:c="2"/>├── Default_Section_Display.png</text:p>
      <text:p text:style-name="P1">│ <text:s text:c="2"/>│ <text:s text:c="2"/>│ <text:s text:c="2"/>│ <text:s text:c="2"/>├── Default_Sections_Manager.png</text:p>
      <text:p text:style-name="P1">│ <text:s text:c="2"/>│ <text:s text:c="2"/>│ <text:s text:c="2"/>│ <text:s text:c="2"/>├── Default_Symbols_names.png</text:p>
      <text:p text:style-name="P1">│ <text:s text:c="2"/>│ <text:s text:c="2"/>│ <text:s text:c="2"/>│ <text:s text:c="2"/>├── Editor_NO_Input.png</text:p>
      <text:p text:style-name="P1">│ <text:s text:c="2"/>│ <text:s text:c="2"/>│ <text:s text:c="2"/>│ <text:s text:c="2"/>├── Editor.png</text:p>
      <text:p text:style-name="P1">│ <text:s text:c="2"/>│ <text:s text:c="2"/>│ <text:s text:c="2"/>│ <text:s text:c="2"/>├── EStop_Section_Display.png</text:p>
      <text:p text:style-name="P1">│ <text:s text:c="2"/>│ <text:s text:c="2"/>│ <text:s text:c="2"/>│ <text:s text:c="2"/>├── example_link_contact_coil2.png</text:p>
      <text:p text:style-name="P1">│ <text:s text:c="2"/>│ <text:s text:c="2"/>│ <text:s text:c="2"/>│ <text:s text:c="2"/>├── example_link_contact_coil3.png</text:p>
      <text:p text:style-name="P1">│ <text:s text:c="2"/>│ <text:s text:c="2"/>│ <text:s text:c="2"/>│ <text:s text:c="2"/>├── example_link_contact_coil.png</text:p>
      <text:p text:style-name="P1">│ <text:s text:c="2"/>│ <text:s text:c="2"/>│ <text:s text:c="2"/>│ <text:s text:c="2"/>├── extra-pulse-reject.png</text:p>
      <text:p text:style-name="P1">│ <text:s text:c="2"/>│ <text:s text:c="2"/>│ <text:s text:c="2"/>│ <text:s text:c="2"/>├── ladder_action_loadbar.png</text:p>
      <text:p text:style-name="P1">│ <text:s text:c="2"/>│ <text:s text:c="2"/>│ <text:s text:c="2"/>│ <text:s text:c="2"/>├── ladder_action_load.png</text:p>
      <text:p text:style-name="P1">│ <text:s text:c="2"/>│ <text:s text:c="2"/>│ <text:s text:c="2"/>│ <text:s text:c="2"/>├── ladder_action_out.png</text:p>
      <text:p text:style-name="P1">│ <text:s text:c="2"/>│ <text:s text:c="2"/>│ <text:s text:c="2"/>│ <text:s text:c="2"/>├── SaveAs.png</text:p>
      <text:p text:style-name="P1">│ <text:s text:c="2"/>│ <text:s text:c="2"/>│ <text:s text:c="2"/>│ <text:s text:c="2"/>├── Section_Display_Build01.png</text:p>
      <text:p text:style-name="P1">│ <text:s text:c="2"/>│ <text:s text:c="2"/>│ <text:s text:c="2"/>│ <text:s text:c="2"/>├── Section_Display_Build02.png</text:p>
      <text:p text:style-name="P1">│ <text:s text:c="2"/>│ <text:s text:c="2"/>│ <text:s text:c="2"/>│ <text:s text:c="2"/>├── Section_Display_Build03.png</text:p>
      <text:p text:style-name="P1">│ <text:s text:c="2"/>│ <text:s text:c="2"/>│ <text:s text:c="2"/>│ <text:s text:c="2"/>├── Section_Display_Grid.png</text:p>
      <text:p text:style-name="P1">│ <text:s text:c="2"/>│ <text:s text:c="2"/>│ <text:s text:c="2"/>│ <text:s text:c="2"/>├── stepconf_ladder.png</text:p>
      <text:p text:style-name="P1">│ <text:s text:c="2"/>│ <text:s text:c="2"/>│ <text:s text:c="2"/>│ <text:s text:c="2"/>├── Tmr_Section_Display.png</text:p>
      <text:p text:style-name="P1">│ <text:s text:c="2"/>│ <text:s text:c="2"/>│ <text:s text:c="2"/>│ <text:s text:c="2"/>├── watch_window.png</text:p>
      <text:p text:style-name="P1">│ <text:s text:c="2"/>│ <text:s text:c="2"/>│ <text:s text:c="2"/>│ <text:s text:c="2"/>└── wrapping-counter.png</text:p>
      <text:p text:style-name="P1">│ <text:s text:c="2"/>│ <text:s text:c="2"/>│ <text:s text:c="2"/>├── ladder_examples_fr.txt</text:p>
      <text:p text:style-name="P1">│ <text:s text:c="2"/>│ <text:s text:c="2"/>│ <text:s text:c="2"/>├── ladder-examples.txt</text:p>
      <text:p text:style-name="P1">│ <text:s text:c="2"/>│ <text:s text:c="2"/>│ <text:s text:c="2"/>├── ladder_intro_fr.txt</text:p>
      <text:p text:style-name="P1">│ <text:s text:c="2"/>│ <text:s text:c="2"/>│ <text:s text:c="2"/>└── ladder-intro.txt</text:p>
      <text:p text:style-name="P1">│ <text:s text:c="2"/>│ <text:s text:c="2"/>├── lathe/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control-point_en.svg</text:p>
      <text:p text:style-name="P1">│ <text:s text:c="2"/>│ <text:s text:c="2"/>│ <text:s text:c="2"/>│ <text:s text:c="2"/>├── control_point.png</text:p>
      <text:p text:style-name="P1">│ <text:s text:c="2"/>│ <text:s text:c="2"/>│ <text:s text:c="2"/>│ <text:s text:c="2"/>├── radius-1_en.svg</text:p>
      <text:p text:style-name="P1">│ <text:s text:c="2"/>│ <text:s text:c="2"/>│ <text:s text:c="2"/>│ <text:s text:c="2"/>├── radius_1.png</text:p>
      <text:p text:style-name="P1">│ <text:s text:c="2"/>│ <text:s text:c="2"/>│ <text:s text:c="2"/>│ <text:s text:c="2"/>├── radius-2_en.svg</text:p>
      <text:p text:style-name="P1">│ <text:s text:c="2"/>│ <text:s text:c="2"/>│ <text:s text:c="2"/>│ <text:s text:c="2"/>├── radius_2.png</text:p>
      <text:p text:style-name="P1">│ <text:s text:c="2"/>│ <text:s text:c="2"/>│ <text:s text:c="2"/>│ <text:s text:c="2"/>├── radius-3_en.svg</text:p>
      <text:p text:style-name="P1">│ <text:s text:c="2"/>│ <text:s text:c="2"/>│ <text:s text:c="2"/>│ <text:s text:c="2"/>├── radius_3.png</text:p>
      <text:p text:style-name="P1">│ <text:s text:c="2"/>│ <text:s text:c="2"/>│ <text:s text:c="2"/>│ <text:s text:c="2"/>├── radius-4_en.svg</text:p>
      <text:p text:style-name="P1">│ <text:s text:c="2"/>│ <text:s text:c="2"/>│ <text:s text:c="2"/>│ <text:s text:c="2"/>├── radius_4.png</text:p>
      <text:p text:style-name="P1">│ <text:s text:c="2"/>│ <text:s text:c="2"/>│ <text:s text:c="2"/>│ <text:s text:c="2"/>├── ramp-cut_en.svg</text:p>
      <text:p text:style-name="P1">│ <text:s text:c="2"/>│ <text:s text:c="2"/>│ <text:s text:c="2"/>│ <text:s text:c="2"/>├── ramp_cut.png</text:p>
      <text:p text:style-name="P1">│ <text:s text:c="2"/>│ <text:s text:c="2"/>│ <text:s text:c="2"/>│ <text:s text:c="2"/>├── ramp-entry_en.svg</text:p>
      <text:p text:style-name="P1">│ <text:s text:c="2"/>│ <text:s text:c="2"/>│ <text:s text:c="2"/>│ <text:s text:c="2"/>├── ramp_entry.png</text:p>
      <text:p text:style-name="P1">│ <text:s text:c="2"/>│ <text:s text:c="2"/>│ <text:s text:c="2"/>│ <text:s text:c="2"/>├── templates/</text:p>
      <text:p text:style-name="P1">│ <text:s text:c="2"/>│ <text:s text:c="2"/>│ <text:s text:c="2"/>│ <text:s text:c="2"/>│ <text:s text:c="2"/>├── lathe-control-point_tmpl.svg</text:p>
      <text:p text:style-name="P1">│ <text:s text:c="2"/>│ <text:s text:c="2"/>│ <text:s text:c="2"/>│ <text:s text:c="2"/>│ <text:s text:c="2"/>├── lathe-radius-1_tmpl.svg</text:p>
      <text:p text:style-name="P1">│ <text:s text:c="2"/>│ <text:s text:c="2"/>│ <text:s text:c="2"/>│ <text:s text:c="2"/>│ <text:s text:c="2"/>├── lathe-radius-2_tmpl.svg</text:p>
      <text:p text:style-name="P1">│ <text:s text:c="2"/>│ <text:s text:c="2"/>│ <text:s text:c="2"/>│ <text:s text:c="2"/>│ <text:s text:c="2"/>├── lathe-radius-3_tmpl.svg</text:p>
      <text:p text:style-name="P1">│ <text:s text:c="2"/>│ <text:s text:c="2"/>│ <text:s text:c="2"/>│ <text:s text:c="2"/>│ <text:s text:c="2"/>├── lathe-radius-4_tmpl.svg</text:p>
      <text:p text:style-name="P1">│ <text:s text:c="2"/>│ <text:s text:c="2"/>│ <text:s text:c="2"/>│ <text:s text:c="2"/>│ <text:s text:c="2"/>├── lathe-ramp-cut_tmpl.svg</text:p>
      <text:p text:style-name="P1">│ <text:s text:c="2"/>│ <text:s text:c="2"/>│ <text:s text:c="2"/>│ <text:s text:c="2"/>│ <text:s text:c="2"/>├── lathe-ramp-entry_tmpl.svg</text:p>
      <text:p text:style-name="P1">│ <text:s text:c="2"/>│ <text:s text:c="2"/>│ <text:s text:c="2"/>│ <text:s text:c="2"/>│ <text:s text:c="2"/>├── lathe-tool-pos-1_tmpl.svg</text:p>
      <text:p text:style-name="P1">│ <text:s text:c="2"/>│ <text:s text:c="2"/>│ <text:s text:c="2"/>│ <text:s text:c="2"/>│ <text:s text:c="2"/>├── lathe-tool-pos-2_tmpl.svg</text:p>
      <text:p text:style-name="P1">│ <text:s text:c="2"/>│ <text:s text:c="2"/>│ <text:s text:c="2"/>│ <text:s text:c="2"/>│ <text:s text:c="2"/>├── lathe-tool-pos-3_tmpl.svg</text:p>
      <text:p text:style-name="P1"><text:soft-page-break/>│ <text:s text:c="2"/>│ <text:s text:c="2"/>│ <text:s text:c="2"/>│ <text:s text:c="2"/>│ <text:s text:c="2"/>├── lathe-tool-pos-4_tmpl.svg</text:p>
      <text:p text:style-name="P1">│ <text:s text:c="2"/>│ <text:s text:c="2"/>│ <text:s text:c="2"/>│ <text:s text:c="2"/>│ <text:s text:c="2"/>├── lathe-tool-pos-5_tmpl.svg</text:p>
      <text:p text:style-name="P1">│ <text:s text:c="2"/>│ <text:s text:c="2"/>│ <text:s text:c="2"/>│ <text:s text:c="2"/>│ <text:s text:c="2"/>├── lathe-tool-pos-6_tmpl.svg</text:p>
      <text:p text:style-name="P1">│ <text:s text:c="2"/>│ <text:s text:c="2"/>│ <text:s text:c="2"/>│ <text:s text:c="2"/>│ <text:s text:c="2"/>├── lathe-tool-pos-7_tmpl.svg</text:p>
      <text:p text:style-name="P1">│ <text:s text:c="2"/>│ <text:s text:c="2"/>│ <text:s text:c="2"/>│ <text:s text:c="2"/>│ <text:s text:c="2"/>└── lathe-tool-pos-8_tmpl.svg</text:p>
      <text:p text:style-name="P1">│ <text:s text:c="2"/>│ <text:s text:c="2"/>│ <text:s text:c="2"/>│ <text:s text:c="2"/>├── tool-pos-1_en.svg</text:p>
      <text:p text:style-name="P1">│ <text:s text:c="2"/>│ <text:s text:c="2"/>│ <text:s text:c="2"/>│ <text:s text:c="2"/>├── tool_pos_1.png</text:p>
      <text:p text:style-name="P1">│ <text:s text:c="2"/>│ <text:s text:c="2"/>│ <text:s text:c="2"/>│ <text:s text:c="2"/>├── tool-pos-2_en.svg</text:p>
      <text:p text:style-name="P1">│ <text:s text:c="2"/>│ <text:s text:c="2"/>│ <text:s text:c="2"/>│ <text:s text:c="2"/>├── tool_pos_2.png</text:p>
      <text:p text:style-name="P1">│ <text:s text:c="2"/>│ <text:s text:c="2"/>│ <text:s text:c="2"/>│ <text:s text:c="2"/>├── tool-pos-3_en.svg</text:p>
      <text:p text:style-name="P1">│ <text:s text:c="2"/>│ <text:s text:c="2"/>│ <text:s text:c="2"/>│ <text:s text:c="2"/>├── tool_pos_3.png</text:p>
      <text:p text:style-name="P1">│ <text:s text:c="2"/>│ <text:s text:c="2"/>│ <text:s text:c="2"/>│ <text:s text:c="2"/>├── tool-pos-4_en.svg</text:p>
      <text:p text:style-name="P1">│ <text:s text:c="2"/>│ <text:s text:c="2"/>│ <text:s text:c="2"/>│ <text:s text:c="2"/>├── tool_pos_4.png</text:p>
      <text:p text:style-name="P1">│ <text:s text:c="2"/>│ <text:s text:c="2"/>│ <text:s text:c="2"/>│ <text:s text:c="2"/>├── tool-pos-5_en.svg</text:p>
      <text:p text:style-name="P1">│ <text:s text:c="2"/>│ <text:s text:c="2"/>│ <text:s text:c="2"/>│ <text:s text:c="2"/>├── tool_pos_5.png</text:p>
      <text:p text:style-name="P1">│ <text:s text:c="2"/>│ <text:s text:c="2"/>│ <text:s text:c="2"/>│ <text:s text:c="2"/>├── tool-pos-6_en.svg</text:p>
      <text:p text:style-name="P1">│ <text:s text:c="2"/>│ <text:s text:c="2"/>│ <text:s text:c="2"/>│ <text:s text:c="2"/>├── tool_pos_6.png</text:p>
      <text:p text:style-name="P1">│ <text:s text:c="2"/>│ <text:s text:c="2"/>│ <text:s text:c="2"/>│ <text:s text:c="2"/>├── tool-pos-7_en.svg</text:p>
      <text:p text:style-name="P1">│ <text:s text:c="2"/>│ <text:s text:c="2"/>│ <text:s text:c="2"/>│ <text:s text:c="2"/>├── tool_pos_7.png</text:p>
      <text:p text:style-name="P1">│ <text:s text:c="2"/>│ <text:s text:c="2"/>│ <text:s text:c="2"/>│ <text:s text:c="2"/>├── tool-pos-8_en.svg</text:p>
      <text:p text:style-name="P1">│ <text:s text:c="2"/>│ <text:s text:c="2"/>│ <text:s text:c="2"/>│ <text:s text:c="2"/>├── tool_pos_8.png</text:p>
      <text:p text:style-name="P1">│ <text:s text:c="2"/>│ <text:s text:c="2"/>│ <text:s text:c="2"/>│ <text:s text:c="2"/>├── tool-positions_en.svg</text:p>
      <text:p text:style-name="P1">│ <text:s text:c="2"/>│ <text:s text:c="2"/>│ <text:s text:c="2"/>│ <text:s text:c="2"/>├── tool_positions_fr.png</text:p>
      <text:p text:style-name="P1">│ <text:s text:c="2"/>│ <text:s text:c="2"/>│ <text:s text:c="2"/>│ <text:s text:c="2"/>└── tool_positions_fr.svg</text:p>
      <text:p text:style-name="P1">│ <text:s text:c="2"/>│ <text:s text:c="2"/>│ <text:s text:c="2"/>├── lathe-user_fr.txt</text:p>
      <text:p text:style-name="P1">│ <text:s text:c="2"/>│ <text:s text:c="2"/>│ <text:s text:c="2"/>└── lathe-user.txt</text:p>
      <text:p text:style-name="P1">│ <text:s text:c="2"/>│ <text:s text:c="2"/>├── links_db_gen.py*</text:p>
      <text:p text:style-name="P1">│ <text:s text:c="2"/>│ <text:s text:c="2"/>├── links.py*</text:p>
      <text:p text:style-name="P1">│ <text:s text:c="2"/>│ <text:s text:c="2"/>├── links.xslt</text:p>
      <text:p text:style-name="P1">│ <text:s text:c="2"/>│ <text:s text:c="2"/>├── man/</text:p>
      <text:p text:style-name="P1">│ <text:s text:c="2"/>│ <text:s text:c="2"/>│ <text:s text:c="2"/>├── man1/</text:p>
      <text:p text:style-name="P1">│ <text:s text:c="2"/>│ <text:s text:c="2"/>│ <text:s text:c="2"/>│ <text:s text:c="2"/>├── halstreamer.1.txt</text:p>
      <text:p text:style-name="P1">│ <text:s text:c="2"/>│ <text:s text:c="2"/>│ <text:s text:c="2"/>│ <text:s text:c="2"/>├── hy_gt_vfd.1.txt</text:p>
      <text:p text:style-name="P1">│ <text:s text:c="2"/>│ <text:s text:c="2"/>│ <text:s text:c="2"/>│ <text:s text:c="2"/>└── linuxcnc.1.in</text:p>
      <text:p text:style-name="P1">│ <text:s text:c="2"/>│ <text:s text:c="2"/>│ <text:s text:c="2"/>├── man3/</text:p>
      <text:p text:style-name="P1">│ <text:s text:c="2"/>│ <text:s text:c="2"/>│ <text:s text:c="2"/>│ <text:s text:c="2"/>├── skeleton.3hal</text:p>
      <text:p text:style-name="P1">│ <text:s text:c="2"/>│ <text:s text:c="2"/>│ <text:s text:c="2"/>│ <text:s text:c="2"/>└── skeleton.3rtapi</text:p>
      <text:p text:style-name="P1">│ <text:s text:c="2"/>│ <text:s text:c="2"/>│ <text:s text:c="2"/>└── man9/</text:p>
      <text:p text:style-name="P1">│ <text:s text:c="2"/>│ <text:s text:c="2"/>│ <text:s text:c="6"/>├── skeleton.9</text:p>
      <text:p text:style-name="P1">│ <text:s text:c="2"/>│ <text:s text:c="2"/>│ <text:s text:c="6"/>└── streamer.9.txt</text:p>
      <text:p text:style-name="P1">│ <text:s text:c="2"/>│ <text:s text:c="2"/>├── Master_Developer_es.txt</text:p>
      <text:p text:style-name="P1">│ <text:s text:c="2"/>│ <text:s text:c="2"/>├── Master_Developer.txt</text:p>
      <text:p text:style-name="P1">│ <text:s text:c="2"/>│ <text:s text:c="2"/>├── Master_Documentation_es.txt</text:p>
      <text:p text:style-name="P1">│ <text:s text:c="2"/>│ <text:s text:c="2"/>├── Master_Documentation.txt</text:p>
      <text:p text:style-name="P1">│ <text:s text:c="2"/>│ <text:s text:c="2"/>├── Master_Getting_Started_es.txt</text:p>
      <text:p text:style-name="P1">│ <text:s text:c="2"/>│ <text:s text:c="2"/>├── Master_Getting_Started.txt</text:p>
      <text:p text:style-name="P1">│ <text:s text:c="2"/>│ <text:s text:c="2"/>├── Master_Integrator_es.txt</text:p>
      <text:p text:style-name="P1">│ <text:s text:c="2"/>│ <text:s text:c="2"/>├── Master_Integrator.txt</text:p>
      <text:p text:style-name="P1">│ <text:s text:c="2"/>│ <text:s text:c="2"/>├── mkpre.py</text:p>
      <text:p text:style-name="P1">│ <text:s text:c="2"/>│ <text:s text:c="2"/>├── motion/</text:p>
      <text:p text:style-name="P1">│ <text:s text:c="2"/>│ <text:s text:c="2"/>│ <text:s text:c="2"/>├── 5-axis-figures/</text:p>
      <text:p text:style-name="P1">│ <text:s text:c="2"/>│ <text:s text:c="2"/>│ <text:s text:c="2"/>│ <text:s text:c="2"/>├── equation__10.png</text:p>
      <text:p text:style-name="P1">│ <text:s text:c="2"/>│ <text:s text:c="2"/>│ <text:s text:c="2"/>│ <text:s text:c="2"/>├── equation__11.png</text:p>
      <text:p text:style-name="P1">│ <text:s text:c="2"/>│ <text:s text:c="2"/>│ <text:s text:c="2"/>│ <text:s text:c="2"/>├── equation__12.png</text:p>
      <text:p text:style-name="P1">│ <text:s text:c="2"/>│ <text:s text:c="2"/>│ <text:s text:c="2"/>│ <text:s text:c="2"/>├── equation__13.png</text:p>
      <text:p text:style-name="P1"><text:soft-page-break/>│ <text:s text:c="2"/>│ <text:s text:c="2"/>│ <text:s text:c="2"/>│ <text:s text:c="2"/>├── equation__14.png</text:p>
      <text:p text:style-name="P1">│ <text:s text:c="2"/>│ <text:s text:c="2"/>│ <text:s text:c="2"/>│ <text:s text:c="2"/>├── equation__15.png</text:p>
      <text:p text:style-name="P1">│ <text:s text:c="2"/>│ <text:s text:c="2"/>│ <text:s text:c="2"/>│ <text:s text:c="2"/>├── equation__16.png</text:p>
      <text:p text:style-name="P1">│ <text:s text:c="2"/>│ <text:s text:c="2"/>│ <text:s text:c="2"/>│ <text:s text:c="2"/>├── equation__17.png</text:p>
      <text:p text:style-name="P1">│ <text:s text:c="2"/>│ <text:s text:c="2"/>│ <text:s text:c="2"/>│ <text:s text:c="2"/>├── equation__18.png</text:p>
      <text:p text:style-name="P1">│ <text:s text:c="2"/>│ <text:s text:c="2"/>│ <text:s text:c="2"/>│ <text:s text:c="2"/>├── equation__19.png</text:p>
      <text:p text:style-name="P1">│ <text:s text:c="2"/>│ <text:s text:c="2"/>│ <text:s text:c="2"/>│ <text:s text:c="2"/>├── equation__1.png</text:p>
      <text:p text:style-name="P1">│ <text:s text:c="2"/>│ <text:s text:c="2"/>│ <text:s text:c="2"/>│ <text:s text:c="2"/>├── equation__20.png</text:p>
      <text:p text:style-name="P1">│ <text:s text:c="2"/>│ <text:s text:c="2"/>│ <text:s text:c="2"/>│ <text:s text:c="2"/>├── equation__21.png</text:p>
      <text:p text:style-name="P1">│ <text:s text:c="2"/>│ <text:s text:c="2"/>│ <text:s text:c="2"/>│ <text:s text:c="2"/>├── equation__22.png</text:p>
      <text:p text:style-name="P1">│ <text:s text:c="2"/>│ <text:s text:c="2"/>│ <text:s text:c="2"/>│ <text:s text:c="2"/>├── equation__23.png</text:p>
      <text:p text:style-name="P1">│ <text:s text:c="2"/>│ <text:s text:c="2"/>│ <text:s text:c="2"/>│ <text:s text:c="2"/>├── equation__24.png</text:p>
      <text:p text:style-name="P1">│ <text:s text:c="2"/>│ <text:s text:c="2"/>│ <text:s text:c="2"/>│ <text:s text:c="2"/>├── equation__25.png</text:p>
      <text:p text:style-name="P1">│ <text:s text:c="2"/>│ <text:s text:c="2"/>│ <text:s text:c="2"/>│ <text:s text:c="2"/>├── equation__26.png</text:p>
      <text:p text:style-name="P1">│ <text:s text:c="2"/>│ <text:s text:c="2"/>│ <text:s text:c="2"/>│ <text:s text:c="2"/>├── equation__27.png</text:p>
      <text:p text:style-name="P1">│ <text:s text:c="2"/>│ <text:s text:c="2"/>│ <text:s text:c="2"/>│ <text:s text:c="2"/>├── equation__28.png</text:p>
      <text:p text:style-name="P1">│ <text:s text:c="2"/>│ <text:s text:c="2"/>│ <text:s text:c="2"/>│ <text:s text:c="2"/>├── equation__29.png</text:p>
      <text:p text:style-name="P1">│ <text:s text:c="2"/>│ <text:s text:c="2"/>│ <text:s text:c="2"/>│ <text:s text:c="2"/>├── equation__2.png</text:p>
      <text:p text:style-name="P1">│ <text:s text:c="2"/>│ <text:s text:c="2"/>│ <text:s text:c="2"/>│ <text:s text:c="2"/>├── equation__30.png</text:p>
      <text:p text:style-name="P1">│ <text:s text:c="2"/>│ <text:s text:c="2"/>│ <text:s text:c="2"/>│ <text:s text:c="2"/>├── equation__31.png</text:p>
      <text:p text:style-name="P1">│ <text:s text:c="2"/>│ <text:s text:c="2"/>│ <text:s text:c="2"/>│ <text:s text:c="2"/>├── equation__32.png</text:p>
      <text:p text:style-name="P1">│ <text:s text:c="2"/>│ <text:s text:c="2"/>│ <text:s text:c="2"/>│ <text:s text:c="2"/>├── equation__33.png</text:p>
      <text:p text:style-name="P1">│ <text:s text:c="2"/>│ <text:s text:c="2"/>│ <text:s text:c="2"/>│ <text:s text:c="2"/>├── equation__34.png</text:p>
      <text:p text:style-name="P1">│ <text:s text:c="2"/>│ <text:s text:c="2"/>│ <text:s text:c="2"/>│ <text:s text:c="2"/>├── equation__35.png</text:p>
      <text:p text:style-name="P1">│ <text:s text:c="2"/>│ <text:s text:c="2"/>│ <text:s text:c="2"/>│ <text:s text:c="2"/>├── equation__36.png</text:p>
      <text:p text:style-name="P1">│ <text:s text:c="2"/>│ <text:s text:c="2"/>│ <text:s text:c="2"/>│ <text:s text:c="2"/>├── equation__37.png</text:p>
      <text:p text:style-name="P1">│ <text:s text:c="2"/>│ <text:s text:c="2"/>│ <text:s text:c="2"/>│ <text:s text:c="2"/>├── equation__38.png</text:p>
      <text:p text:style-name="P1">│ <text:s text:c="2"/>│ <text:s text:c="2"/>│ <text:s text:c="2"/>│ <text:s text:c="2"/>├── equation__3.png</text:p>
      <text:p text:style-name="P1">│ <text:s text:c="2"/>│ <text:s text:c="2"/>│ <text:s text:c="2"/>│ <text:s text:c="2"/>├── equation__4.png</text:p>
      <text:p text:style-name="P1">│ <text:s text:c="2"/>│ <text:s text:c="2"/>│ <text:s text:c="2"/>│ <text:s text:c="2"/>├── equation__5.png</text:p>
      <text:p text:style-name="P1">│ <text:s text:c="2"/>│ <text:s text:c="2"/>│ <text:s text:c="2"/>│ <text:s text:c="2"/>├── equation__6.png</text:p>
      <text:p text:style-name="P1">│ <text:s text:c="2"/>│ <text:s text:c="2"/>│ <text:s text:c="2"/>│ <text:s text:c="2"/>├── equation__7.png</text:p>
      <text:p text:style-name="P1">│ <text:s text:c="2"/>│ <text:s text:c="2"/>│ <text:s text:c="2"/>│ <text:s text:c="2"/>├── equation__8.png</text:p>
      <text:p text:style-name="P1">│ <text:s text:c="2"/>│ <text:s text:c="2"/>│ <text:s text:c="2"/>│ <text:s text:c="2"/>├── equation__9.png</text:p>
      <text:p text:style-name="P1">│ <text:s text:c="2"/>│ <text:s text:c="2"/>│ <text:s text:c="2"/>│ <text:s text:c="2"/>├── Figure-10.png</text:p>
      <text:p text:style-name="P1">│ <text:s text:c="2"/>│ <text:s text:c="2"/>│ <text:s text:c="2"/>│ <text:s text:c="2"/>├── Figure-11.png</text:p>
      <text:p text:style-name="P1">│ <text:s text:c="2"/>│ <text:s text:c="2"/>│ <text:s text:c="2"/>│ <text:s text:c="2"/>├── Figure-1.png</text:p>
      <text:p text:style-name="P1">│ <text:s text:c="2"/>│ <text:s text:c="2"/>│ <text:s text:c="2"/>│ <text:s text:c="2"/>├── Figure-2.png</text:p>
      <text:p text:style-name="P1">│ <text:s text:c="2"/>│ <text:s text:c="2"/>│ <text:s text:c="2"/>│ <text:s text:c="2"/>├── Figure-3.png</text:p>
      <text:p text:style-name="P1">│ <text:s text:c="2"/>│ <text:s text:c="2"/>│ <text:s text:c="2"/>│ <text:s text:c="2"/>├── Figure-4.png</text:p>
      <text:p text:style-name="P1">│ <text:s text:c="2"/>│ <text:s text:c="2"/>│ <text:s text:c="2"/>│ <text:s text:c="2"/>├── Figure-5.png</text:p>
      <text:p text:style-name="P1">│ <text:s text:c="2"/>│ <text:s text:c="2"/>│ <text:s text:c="2"/>│ <text:s text:c="2"/>├── Figure-6.png</text:p>
      <text:p text:style-name="P1">│ <text:s text:c="2"/>│ <text:s text:c="2"/>│ <text:s text:c="2"/>│ <text:s text:c="2"/>├── Figure-7.png</text:p>
      <text:p text:style-name="P1">│ <text:s text:c="2"/>│ <text:s text:c="2"/>│ <text:s text:c="2"/>│ <text:s text:c="2"/>├── Figure-8.png</text:p>
      <text:p text:style-name="P1">│ <text:s text:c="2"/>│ <text:s text:c="2"/>│ <text:s text:c="2"/>│ <text:s text:c="2"/>└── Figure-9.png</text:p>
      <text:p text:style-name="P1">│ <text:s text:c="2"/>│ <text:s text:c="2"/>│ <text:s text:c="2"/>├── 5-axis-kinematics.txt*</text:p>
      <text:p text:style-name="P1">│ <text:s text:c="2"/>│ <text:s text:c="2"/>│ <text:s text:c="2"/>├── external-offsets.txt</text:p>
      <text:p text:style-name="P1">│ <text:s text:c="2"/>│ <text:s text:c="2"/>│ <text:s text:c="2"/>├── .gitignore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bipod.png</text:p>
      <text:p text:style-name="P1">│ <text:s text:c="2"/>│ <text:s text:c="2"/>│ <text:s text:c="2"/>│ <text:s text:c="2"/>├── kinematics-math-01.png</text:p>
      <text:p text:style-name="P1">│ <text:s text:c="2"/>│ <text:s text:c="2"/>│ <text:s text:c="2"/>│ <text:s text:c="2"/>├── kinematics-math-02.png</text:p>
      <text:p text:style-name="P1">│ <text:s text:c="2"/>│ <text:s text:c="2"/>│ <text:s text:c="2"/>│ <text:s text:c="2"/>├── kinematics-math-03.png</text:p>
      <text:p text:style-name="P1">│ <text:s text:c="2"/>│ <text:s text:c="2"/>│ <text:s text:c="2"/>│ <text:s text:c="2"/>├── kinematics-math-04.png</text:p>
      <text:p text:style-name="P1">│ <text:s text:c="2"/>│ <text:s text:c="2"/>│ <text:s text:c="2"/>│ <text:s text:c="2"/>├── kinematics-math-05.png</text:p>
      <text:p text:style-name="P1"><text:soft-page-break/>│ <text:s text:c="2"/>│ <text:s text:c="2"/>│ <text:s text:c="2"/>│ <text:s text:c="2"/>├── kinematics-math-06.png</text:p>
      <text:p text:style-name="P1">│ <text:s text:c="2"/>│ <text:s text:c="2"/>│ <text:s text:c="2"/>│ <text:s text:c="2"/>└── kinematics-math-07.png</text:p>
      <text:p text:style-name="P1">│ <text:s text:c="2"/>│ <text:s text:c="2"/>│ <text:s text:c="2"/>├── kinematics_fr.txt</text:p>
      <text:p text:style-name="P1">│ <text:s text:c="2"/>│ <text:s text:c="2"/>│ <text:s text:c="2"/>├── kinematics.txt</text:p>
      <text:p text:style-name="P1">│ <text:s text:c="2"/>│ <text:s text:c="2"/>│ <text:s text:c="2"/>├── pid_theory_fr.txt</text:p>
      <text:p text:style-name="P1">│ <text:s text:c="2"/>│ <text:s text:c="2"/>│ <text:s text:c="2"/>├── pid-theory.txt</text:p>
      <text:p text:style-name="P1">│ <text:s text:c="2"/>│ <text:s text:c="2"/>│ <text:s text:c="2"/>├── tweaking_steppers_fr.txt</text:p>
      <text:p text:style-name="P1">│ <text:s text:c="2"/>│ <text:s text:c="2"/>│ <text:s text:c="2"/>└── tweaking-steppers.txt</text:p>
      <text:p text:style-name="P1">│ <text:s text:c="2"/>│ <text:s text:c="2"/>├── plasma/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plasmac_buttons_a.png</text:p>
      <text:p text:style-name="P1">│ <text:s text:c="2"/>│ <text:s text:c="2"/>│ <text:s text:c="2"/>│ <text:s text:c="2"/>├── plasmac_buttons_g.png</text:p>
      <text:p text:style-name="P1">│ <text:s text:c="2"/>│ <text:s text:c="2"/>│ <text:s text:c="2"/>│ <text:s text:c="2"/>├── plasmac_config.png</text:p>
      <text:p text:style-name="P1">│ <text:s text:c="2"/>│ <text:s text:c="2"/>│ <text:s text:c="2"/>│ <text:s text:c="2"/>├── plasmac_configurator_home_new.png</text:p>
      <text:p text:style-name="P1">│ <text:s text:c="2"/>│ <text:s text:c="2"/>│ <text:s text:c="2"/>│ <text:s text:c="2"/>├── plasmac_configurator_home_used.png</text:p>
      <text:p text:style-name="P1">│ <text:s text:c="2"/>│ <text:s text:c="2"/>│ <text:s text:c="2"/>│ <text:s text:c="2"/>├── plasmac_configurator_new.png</text:p>
      <text:p text:style-name="P1">│ <text:s text:c="2"/>│ <text:s text:c="2"/>│ <text:s text:c="2"/>│ <text:s text:c="2"/>├── plasmac_configurator_reconfigure.png</text:p>
      <text:p text:style-name="P1">│ <text:s text:c="2"/>│ <text:s text:c="2"/>│ <text:s text:c="2"/>│ <text:s text:c="2"/>├── plasmac_configurator_upgrade.png</text:p>
      <text:p text:style-name="P1">│ <text:s text:c="2"/>│ <text:s text:c="2"/>│ <text:s text:c="2"/>│ <text:s text:c="2"/>├── plasmac_control_a.png</text:p>
      <text:p text:style-name="P1">│ <text:s text:c="2"/>│ <text:s text:c="2"/>│ <text:s text:c="2"/>│ <text:s text:c="2"/>├── plasmac_control_g.png</text:p>
      <text:p text:style-name="P1">│ <text:s text:c="2"/>│ <text:s text:c="2"/>│ <text:s text:c="2"/>│ <text:s text:c="2"/>├── plasmac_extras.png</text:p>
      <text:p text:style-name="P1">│ <text:s text:c="2"/>│ <text:s text:c="2"/>│ <text:s text:c="2"/>│ <text:s text:c="2"/>├── plasmac_material_dialogs.png</text:p>
      <text:p text:style-name="P1">│ <text:s text:c="2"/>│ <text:s text:c="2"/>│ <text:s text:c="2"/>│ <text:s text:c="2"/>├── plasmac_material_main.png</text:p>
      <text:p text:style-name="P1">│ <text:s text:c="2"/>│ <text:s text:c="2"/>│ <text:s text:c="2"/>│ <text:s text:c="2"/>├── plasmac_monitor.png</text:p>
      <text:p text:style-name="P1">│ <text:s text:c="2"/>│ <text:s text:c="2"/>│ <text:s text:c="2"/>│ <text:s text:c="2"/>├── plasmac_run.png</text:p>
      <text:p text:style-name="P1">│ <text:s text:c="2"/>│ <text:s text:c="2"/>│ <text:s text:c="2"/>│ <text:s text:c="2"/>├── plasmac_stats.png</text:p>
      <text:p text:style-name="P1">│ <text:s text:c="2"/>│ <text:s text:c="2"/>│ <text:s text:c="2"/>│ <text:s text:c="2"/>├── primer_cut-angularity.png</text:p>
      <text:p text:style-name="P1">│ <text:s text:c="2"/>│ <text:s text:c="2"/>│ <text:s text:c="2"/>│ <text:s text:c="2"/>├── primer_kerf-cross.png</text:p>
      <text:p text:style-name="P1">│ <text:s text:c="2"/>│ <text:s text:c="2"/>│ <text:s text:c="2"/>│ <text:s text:c="2"/>├── primer_ohmic-sensing.png</text:p>
      <text:p text:style-name="P1">│ <text:s text:c="2"/>│ <text:s text:c="2"/>│ <text:s text:c="2"/>│ <text:s text:c="2"/>├── primer_thc-delay.png</text:p>
      <text:p text:style-name="P1">│ <text:s text:c="2"/>│ <text:s text:c="2"/>│ <text:s text:c="2"/>│ <text:s text:c="2"/>├── primer_torch-head.png</text:p>
      <text:p text:style-name="P1">│ <text:s text:c="2"/>│ <text:s text:c="2"/>│ <text:s text:c="2"/>│ <text:s text:c="2"/>└── primer_volts-height.png</text:p>
      <text:p text:style-name="P1">│ <text:s text:c="2"/>│ <text:s text:c="2"/>│ <text:s text:c="2"/>├── plasma-cnc-primer.txt</text:p>
      <text:p text:style-name="P1">│ <text:s text:c="2"/>│ <text:s text:c="2"/>│ <text:s text:c="2"/>└── plasmac-user-guide.txt</text:p>
      <text:p text:style-name="P1">│ <text:s text:c="2"/>│ <text:s text:c="2"/>├── remap/</text:p>
      <text:p text:style-name="P1">│ <text:s text:c="2"/>│ <text:s text:c="2"/>│ <text:s text:c="2"/>├── images/</text:p>
      <text:p text:style-name="P1">│ <text:s text:c="2"/>│ <text:s text:c="2"/>│ <text:s text:c="2"/>│ <text:s text:c="2"/>└── debug_embedded_python.png</text:p>
      <text:p text:style-name="P1">│ <text:s text:c="2"/>│ <text:s text:c="2"/>│ <text:s text:c="2"/>├── iocontrol-change-aborted.msc</text:p>
      <text:p text:style-name="P1">│ <text:s text:c="2"/>│ <text:s text:c="2"/>│ <text:s text:c="2"/>├── iocontrol-change.msc</text:p>
      <text:p text:style-name="P1">│ <text:s text:c="2"/>│ <text:s text:c="2"/>│ <text:s text:c="2"/>├── iocontrol-prepare.msc</text:p>
      <text:p text:style-name="P1">│ <text:s text:c="2"/>│ <text:s text:c="2"/>│ <text:s text:c="2"/>├── Makefile</text:p>
      <text:p text:style-name="P1">│ <text:s text:c="2"/>│ <text:s text:c="2"/>│ <text:s text:c="2"/>└── remap.txt</text:p>
      <text:p text:style-name="P1">│ <text:s text:c="2"/>│ <text:s text:c="2"/>├── source-highlight/</text:p>
      <text:p text:style-name="P1">│ <text:s text:c="2"/>│ <text:s text:c="2"/>│ <text:s text:c="2"/>├── emc-langs-source-highlight.conf</text:p>
      <text:p text:style-name="P1">│ <text:s text:c="2"/>│ <text:s text:c="2"/>│ <text:s text:c="2"/>├── hal-demo.txt</text:p>
      <text:p text:style-name="P1">│ <text:s text:c="2"/>│ <text:s text:c="2"/>│ <text:s text:c="2"/>├── hal.lang</text:p>
      <text:p text:style-name="P1">│ <text:s text:c="2"/>│ <text:s text:c="2"/>│ <text:s text:c="2"/>├── hal-test.hal</text:p>
      <text:p text:style-name="P1">│ <text:s text:c="2"/>│ <text:s text:c="2"/>│ <text:s text:c="2"/>├── ini-demo.txt</text:p>
      <text:p text:style-name="P1">│ <text:s text:c="2"/>│ <text:s text:c="2"/>│ <text:s text:c="2"/>├── ini.lang</text:p>
      <text:p text:style-name="P1">│ <text:s text:c="2"/>│ <text:s text:c="2"/>│ <text:s text:c="2"/>├── ini-test.ini</text:p>
      <text:p text:style-name="P1">│ <text:s text:c="2"/>│ <text:s text:c="2"/>│ <text:s text:c="2"/>├── ngc-demo.txt</text:p>
      <text:p text:style-name="P1">│ <text:s text:c="2"/>│ <text:s text:c="2"/>│ <text:s text:c="2"/>├── ngc.lang</text:p>
      <text:p text:style-name="P1">│ <text:s text:c="2"/>│ <text:s text:c="2"/>│ <text:s text:c="2"/>├── ngc-test.ngc</text:p>
      <text:p text:style-name="P1">│ <text:s text:c="2"/>│ <text:s text:c="2"/>│ <text:s text:c="2"/>├── README</text:p>
      <text:p text:style-name="P1">│ <text:s text:c="2"/>│ <text:s text:c="2"/>│ <text:s text:c="2"/>└── Submakefile</text:p>
      <text:p text:style-name="P1"><text:soft-page-break/>│ <text:s text:c="2"/>│ <text:s text:c="2"/>├── Submakefile</text:p>
      <text:p text:style-name="P1">│ <text:s text:c="2"/>│ <text:s text:c="2"/>├── terms.xml</text:p>
      <text:p text:style-name="P1">│ <text:s text:c="2"/>│ <text:s text:c="2"/>├── user/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axis_25_fr.png</text:p>
      <text:p text:style-name="P1">│ <text:s text:c="2"/>│ <text:s text:c="2"/>│ <text:s text:c="2"/>│ <text:s text:c="2"/>├── configuration-selector.png</text:p>
      <text:p text:style-name="P1">│ <text:s text:c="2"/>│ <text:s text:c="2"/>│ <text:s text:c="2"/>│ <text:s text:c="2"/>├── gmoccapy_4_axis.png</text:p>
      <text:p text:style-name="P1">│ <text:s text:c="2"/>│ <text:s text:c="2"/>│ <text:s text:c="2"/>│ <text:s text:c="2"/>├── lathe-diagram_en.svg</text:p>
      <text:p text:style-name="P1">│ <text:s text:c="2"/>│ <text:s text:c="2"/>│ <text:s text:c="2"/>│ <text:s text:c="2"/>├── lathe-diagram.png</text:p>
      <text:p text:style-name="P1">│ <text:s text:c="2"/>│ <text:s text:c="2"/>│ <text:s text:c="2"/>│ <text:s text:c="2"/>├── mill-diagram_en.svg</text:p>
      <text:p text:style-name="P1">│ <text:s text:c="2"/>│ <text:s text:c="2"/>│ <text:s text:c="2"/>│ <text:s text:c="2"/>├── mill-diagram.png</text:p>
      <text:p text:style-name="P1">│ <text:s text:c="2"/>│ <text:s text:c="2"/>│ <text:s text:c="2"/>│ <text:s text:c="2"/>├── naive-cam.png</text:p>
      <text:p text:style-name="P1">│ <text:s text:c="2"/>│ <text:s text:c="2"/>│ <text:s text:c="2"/>│ <text:s text:c="2"/>├── ngcgui_fr.png</text:p>
      <text:p text:style-name="P1">│ <text:s text:c="2"/>│ <text:s text:c="2"/>│ <text:s text:c="2"/>│ <text:s text:c="2"/>├── ngcgui.png</text:p>
      <text:p text:style-name="P1">│ <text:s text:c="2"/>│ <text:s text:c="2"/>│ <text:s text:c="2"/>│ <text:s text:c="2"/>├── templates/</text:p>
      <text:p text:style-name="P1">│ <text:s text:c="2"/>│ <text:s text:c="2"/>│ <text:s text:c="2"/>│ <text:s text:c="2"/>│ <text:s text:c="2"/>├── lathe-diagram_tmpl.svg</text:p>
      <text:p text:style-name="P1">│ <text:s text:c="2"/>│ <text:s text:c="2"/>│ <text:s text:c="2"/>│ <text:s text:c="2"/>│ <text:s text:c="2"/>└── mill-diagramm_tmpl.svg</text:p>
      <text:p text:style-name="P1">│ <text:s text:c="2"/>│ <text:s text:c="2"/>│ <text:s text:c="2"/>│ <text:s text:c="2"/>├── tkemc.png</text:p>
      <text:p text:style-name="P1">│ <text:s text:c="2"/>│ <text:s text:c="2"/>│ <text:s text:c="2"/>│ <text:s text:c="2"/>├── tklinuxcnc_fr.png</text:p>
      <text:p text:style-name="P1">│ <text:s text:c="2"/>│ <text:s text:c="2"/>│ <text:s text:c="2"/>│ <text:s text:c="2"/>├── touchy_fr.png</text:p>
      <text:p text:style-name="P1">│ <text:s text:c="2"/>│ <text:s text:c="2"/>│ <text:s text:c="2"/>│ <text:s text:c="2"/>├── touchy.png</text:p>
      <text:p text:style-name="P1">│ <text:s text:c="2"/>│ <text:s text:c="2"/>│ <text:s text:c="2"/>│ <text:s text:c="2"/>└── whatstep1.png</text:p>
      <text:p text:style-name="P1">│ <text:s text:c="2"/>│ <text:s text:c="2"/>│ <text:s text:c="2"/>├── starting-linuxcnc.txt</text:p>
      <text:p text:style-name="P1">│ <text:s text:c="2"/>│ <text:s text:c="2"/>│ <text:s text:c="2"/>├── user-concepts-fr.txt</text:p>
      <text:p text:style-name="P1">│ <text:s text:c="2"/>│ <text:s text:c="2"/>│ <text:s text:c="2"/>├── user-concepts.txt</text:p>
      <text:p text:style-name="P1">│ <text:s text:c="2"/>│ <text:s text:c="2"/>│ <text:s text:c="2"/>├── user-foreword-fr.txt</text:p>
      <text:p text:style-name="P1">│ <text:s text:c="2"/>│ <text:s text:c="2"/>│ <text:s text:c="2"/>├── user-foreword.txt</text:p>
      <text:p text:style-name="P1">│ <text:s text:c="2"/>│ <text:s text:c="2"/>│ <text:s text:c="2"/>├── user-intro-fr.txt</text:p>
      <text:p text:style-name="P1">│ <text:s text:c="2"/>│ <text:s text:c="2"/>│ <text:s text:c="2"/>└── user-intro.txt</text:p>
      <text:p text:style-name="P1">│ <text:s text:c="2"/>│ <text:s text:c="2"/>├── xhtml11.conf</text:p>
      <text:p text:style-name="P1">│ <text:s text:c="2"/>│ <text:s text:c="2"/>├── xhtml11-image.conf</text:p>
      <text:p text:style-name="P1">│ <text:s text:c="2"/>│ <text:s text:c="2"/>├── xhtml11-latexmath.conf</text:p>
      <text:p text:style-name="P1">│ <text:s text:c="2"/>│ <text:s text:c="2"/>└── xhtml11-links.conf</text:p>
      <text:p text:style-name="P31">│ <text:s text:c="2"/>└── UPDATING</text:p>
      <text:p text:style-name="P1">├── .git/</text:p>
      <text:p text:style-name="P1">├── .gitattributes</text:p>
      <text:p text:style-name="P1">├── .gitignore</text:p>
      <text:p text:style-name="P1">├── gnupg/</text:p>
      <text:p text:style-name="P1">│ <text:s text:c="2"/>├── .gitignore</text:p>
      <text:p text:style-name="P1">│ <text:s text:c="2"/>├── pubring.gpg</text:p>
      <text:p text:style-name="P1">│ <text:s text:c="2"/>├── README</text:p>
      <text:p text:style-name="P1">│ <text:s text:c="2"/>├── secring.gpg</text:p>
      <text:p text:style-name="P1">│ <text:s text:c="2"/>└── trustdb.gpg</text:p>
      <text:p text:style-name="P1">├── include/</text:p>
      <text:p text:style-name="P1">│ <text:s text:c="2"/>└── .gitignore</text:p>
      <text:p text:style-name="P1">├── ISSUE_TEMPLATE.md</text:p>
      <text:p text:style-name="P1">├── ISSUE_TEMPLATE_REF_ES.md</text:p>
      <text:p text:style-name="P1">├── lib/</text:p>
      <text:p text:style-name="P1">│ <text:s text:c="2"/>├── hallib/</text:p>
      <text:p text:style-name="P1">│ <text:s text:c="2"/>│ <text:s text:c="2"/>├── axis_manualtoolchange.hal</text:p>
      <text:p text:style-name="P1">│ <text:s text:c="2"/>│ <text:s text:c="2"/>├── basic_sim.tcl</text:p>
      <text:p text:style-name="P1">│ <text:s text:c="2"/>│ <text:s text:c="2"/>├── check_config.tcl</text:p>
      <text:p text:style-name="P1">│ <text:s text:c="2"/>│ <text:s text:c="2"/>├── check_xyz_constraints.hal</text:p>
      <text:p text:style-name="P1">│ <text:s text:c="2"/>│ <text:s text:c="2"/>├── core_servo.hal</text:p>
      <text:p text:style-name="P1">│ <text:s text:c="2"/>│ <text:s text:c="2"/>├── core_sim9.hal</text:p>
      <text:p text:style-name="P1"><text:soft-page-break/>│ <text:s text:c="2"/>│ <text:s text:c="2"/>├── core_sim.hal</text:p>
      <text:p text:style-name="P1">│ <text:s text:c="2"/>│ <text:s text:c="2"/>├── core_stepper.hal</text:p>
      <text:p text:style-name="P1">│ <text:s text:c="2"/>│ <text:s text:c="2"/>├── gantrysim.hal</text:p>
      <text:p text:style-name="P1">│ <text:s text:c="2"/>│ <text:s text:c="2"/>├── halcheck.tcl</text:p>
      <text:p text:style-name="P1">│ <text:s text:c="2"/>│ <text:s text:c="2"/>├── hal_procs_lib.tcl</text:p>
      <text:p text:style-name="P1">│ <text:s text:c="2"/>│ <text:s text:c="2"/>├── hookup_moveoff.tcl</text:p>
      <text:p text:style-name="P1">│ <text:s text:c="2"/>│ <text:s text:c="2"/>├── lathe.hal</text:p>
      <text:p text:style-name="P1">│ <text:s text:c="2"/>│ <text:s text:c="2"/>├── locking_indexer.hal</text:p>
      <text:p text:style-name="P1">│ <text:s text:c="2"/>│ <text:s text:c="2"/>├── moveoff_external.hal</text:p>
      <text:p text:style-name="P1">│ <text:s text:c="2"/>│ <text:s text:c="2"/>├── README</text:p>
      <text:p text:style-name="P1">│ <text:s text:c="2"/>│ <text:s text:c="2"/>├── servo_sim.hal</text:p>
      <text:p text:style-name="P1">│ <text:s text:c="2"/>│ <text:s text:c="2"/>├── sim_ldelta.hal</text:p>
      <text:p text:style-name="P1">│ <text:s text:c="2"/>│ <text:s text:c="2"/>├── sim_lib.tcl</text:p>
      <text:p text:style-name="P1">│ <text:s text:c="2"/>│ <text:s text:c="2"/>├── sim_rdelta.hal</text:p>
      <text:p text:style-name="P1">│ <text:s text:c="2"/>│ <text:s text:c="2"/>├── sim_spindle_encoder.hal</text:p>
      <text:p text:style-name="P1">│ <text:s text:c="2"/>│ <text:s text:c="2"/>├── simulated-gantry-home.hal</text:p>
      <text:p text:style-name="P1">│ <text:s text:c="2"/>│ <text:s text:c="2"/>├── simulated_home.hal</text:p>
      <text:p text:style-name="P1">│ <text:s text:c="2"/>│ <text:s text:c="2"/>├── simulated_limits.hal</text:p>
      <text:p text:style-name="P1">│ <text:s text:c="2"/>│ <text:s text:c="2"/>├── tripodsim.hal</text:p>
      <text:p text:style-name="P1">│ <text:s text:c="2"/>│ <text:s text:c="2"/>├── util_lib.tcl</text:p>
      <text:p text:style-name="P1">│ <text:s text:c="2"/>│ <text:s text:c="2"/>├── var_show.tcl</text:p>
      <text:p text:style-name="P1">│ <text:s text:c="2"/>│ <text:s text:c="2"/>├── wheeljogpins.tcl</text:p>
      <text:p text:style-name="P1">│ <text:s text:c="2"/>│ <text:s text:c="2"/>├── xhc-hb04-layout1.cfg</text:p>
      <text:p text:style-name="P1">│ <text:s text:c="2"/>│ <text:s text:c="2"/>├── xhc-hb04-layout2.cfg</text:p>
      <text:p text:style-name="P1">│ <text:s text:c="2"/>│ <text:s text:c="2"/>└── xhc-hb04.tcl</text:p>
      <text:p text:style-name="P1">│ <text:s text:c="2"/>└── python/</text:p>
      <text:p text:style-name="P1">│ <text:s text:c="6"/>├── bitfile.py</text:p>
      <text:p text:style-name="P1">│ <text:s text:c="6"/>├── bwidget.py</text:p>
      <text:p text:style-name="P1">│ <text:s text:c="6"/>├── .gitignore</text:p>
      <text:p text:style-name="P1">│ <text:s text:c="6"/>├── gladevcp/</text:p>
      <text:p text:style-name="P1">│ <text:s text:c="6"/>│ <text:s text:c="2"/>├── builtin-panels/</text:p>
      <text:p text:style-name="P1">│ <text:s text:c="6"/>│ <text:s text:c="2"/>│ <text:s text:c="2"/>└── versa-probe/</text:p>
      <text:p text:style-name="P1">│ <text:s text:c="6"/>│ <text:s text:c="2"/>│ <text:s text:c="6"/>├── versa_probe_screen2.glade</text:p>
      <text:p text:style-name="P1">│ <text:s text:c="6"/>│ <text:s text:c="2"/>│ <text:s text:c="6"/>├── versa_probe_screen.glade</text:p>
      <text:p text:style-name="P1">│ <text:s text:c="6"/>│ <text:s text:c="2"/>│ <text:s text:c="6"/>└── versa_probe_screen.py</text:p>
      <text:p text:style-name="P1">│ <text:s text:c="6"/>│ <text:s text:c="2"/>├── calculator.glade</text:p>
      <text:p text:style-name="P1">│ <text:s text:c="6"/>│ <text:s text:c="2"/>├── calculatorwidget.py</text:p>
      <text:p text:style-name="P1">│ <text:s text:c="6"/>│ <text:s text:c="2"/>├── combi_dro.py</text:p>
      <text:p text:style-name="P1">│ <text:s text:c="6"/>│ <text:s text:c="2"/>├── drowidget.py</text:p>
      <text:p text:style-name="P1">│ <text:s text:c="6"/>│ <text:s text:c="2"/>├── gladebuilder.py</text:p>
      <text:p text:style-name="P1">│ <text:s text:c="6"/>│ <text:s text:c="2"/>├── gladevcp-test.glade</text:p>
      <text:p text:style-name="P1">│ <text:s text:c="6"/>│ <text:s text:c="2"/>├── gladevcp-test.hal</text:p>
      <text:p text:style-name="P1">│ <text:s text:c="6"/>│ <text:s text:c="2"/>├── gtksourceview.xml</text:p>
      <text:p text:style-name="P1">│ <text:s text:c="6"/>│ <text:s text:c="2"/>├── hal_actions.py</text:p>
      <text:p text:style-name="P1">│ <text:s text:c="6"/>│ <text:s text:c="2"/>├── hal_bar.py</text:p>
      <text:p text:style-name="P1">│ <text:s text:c="6"/>│ <text:s text:c="2"/>├── hal_dial.py</text:p>
      <text:p text:style-name="P1">│ <text:s text:c="6"/>│ <text:s text:c="2"/>├── hal_filechooser.py</text:p>
      <text:p text:style-name="P1">│ <text:s text:c="6"/>│ <text:s text:c="2"/>├── hal_graph.py</text:p>
      <text:p text:style-name="P1">│ <text:s text:c="6"/>│ <text:s text:c="2"/>├── hal_gremlin_plus.py</text:p>
      <text:p text:style-name="P1">│ <text:s text:c="6"/>│ <text:s text:c="2"/>├── hal_gremlin.py</text:p>
      <text:p text:style-name="P1">│ <text:s text:c="6"/>│ <text:s text:c="2"/>├── hal_lightbutton.py</text:p>
      <text:p text:style-name="P1">│ <text:s text:c="6"/>│ <text:s text:c="2"/>├── hal_mdihistory.py</text:p>
      <text:p text:style-name="P1">│ <text:s text:c="6"/>│ <text:s text:c="2"/>├── hal_meter.py</text:p>
      <text:p text:style-name="P1">│ <text:s text:c="6"/>│ <text:s text:c="2"/>├── hal_pyngcgui.py</text:p>
      <text:p text:style-name="P1">│ <text:s text:c="6"/>│ <text:s text:c="2"/>├── hal_pythonplugin.py</text:p>
      <text:p text:style-name="P1"><text:soft-page-break/>│ <text:s text:c="6"/>│ <text:s text:c="2"/>├── hal_python.xml</text:p>
      <text:p text:style-name="P1">│ <text:s text:c="6"/>│ <text:s text:c="2"/>├── hal_sourceview.py</text:p>
      <text:p text:style-name="P1">│ <text:s text:c="6"/>│ <text:s text:c="2"/>├── hal_widgets.py</text:p>
      <text:p text:style-name="P1">│ <text:s text:c="6"/>│ <text:s text:c="2"/>├── iconview.py*</text:p>
      <text:p text:style-name="P1">│ <text:s text:c="6"/>│ <text:s text:c="2"/>├── __init__.py</text:p>
      <text:p text:style-name="P1">│ <text:s text:c="6"/>│ <text:s text:c="2"/>├── jogwheel.py</text:p>
      <text:p text:style-name="P1">│ <text:s text:c="6"/>│ <text:s text:c="2"/>├── led.py</text:p>
      <text:p text:style-name="P1">│ <text:s text:c="6"/>│ <text:s text:c="2"/>├── macro_widget.py</text:p>
      <text:p text:style-name="P1">│ <text:s text:c="6"/>│ <text:s text:c="2"/>├── makepins.py</text:p>
      <text:p text:style-name="P1">│ <text:s text:c="6"/>│ <text:s text:c="2"/>├── offsetpage.glade</text:p>
      <text:p text:style-name="P1">│ <text:s text:c="6"/>│ <text:s text:c="2"/>├── offsetpage_widget.py*</text:p>
      <text:p text:style-name="P1">│ <text:s text:c="6"/>│ <text:s text:c="2"/>├── offsetwidget.py</text:p>
      <text:p text:style-name="P1">│ <text:s text:c="6"/>│ <text:s text:c="2"/>├── overridewidget.py</text:p>
      <text:p text:style-name="P1">│ <text:s text:c="6"/>│ <text:s text:c="2"/>├── persistence.py</text:p>
      <text:p text:style-name="P1">│ <text:s text:c="6"/>│ <text:s text:c="2"/>├── READ_ME</text:p>
      <text:p text:style-name="P1">│ <text:s text:c="6"/>│ <text:s text:c="2"/>├── speedcontrol.py*</text:p>
      <text:p text:style-name="P1">│ <text:s text:c="6"/>│ <text:s text:c="2"/>├── state_label.py</text:p>
      <text:p text:style-name="P1">│ <text:s text:c="6"/>│ <text:s text:c="2"/>├── status_label.py</text:p>
      <text:p text:style-name="P1">│ <text:s text:c="6"/>│ <text:s text:c="2"/>├── tooledit_gtk.glade</text:p>
      <text:p text:style-name="P1">│ <text:s text:c="6"/>│ <text:s text:c="2"/>├── tooledit_widget.py</text:p>
      <text:p text:style-name="P1">│ <text:s text:c="6"/>│ <text:s text:c="2"/>├── widget-gladevcp-calc.png</text:p>
      <text:p text:style-name="P1">│ <text:s text:c="6"/>│ <text:s text:c="2"/>├── widget-gladevcp-combi_dro.png</text:p>
      <text:p text:style-name="P1">│ <text:s text:c="6"/>│ <text:s text:c="2"/>├── widget-gladevcp-hal_dial.png</text:p>
      <text:p text:style-name="P1">│ <text:s text:c="6"/>│ <text:s text:c="2"/>├── widget-gladevcp-hal_dro.png</text:p>
      <text:p text:style-name="P1">│ <text:s text:c="6"/>│ <text:s text:c="2"/>├── widget-gladevcp-hal_gremlin.png</text:p>
      <text:p text:style-name="P1">│ <text:s text:c="6"/>│ <text:s text:c="2"/>├── widget-gladevcp-hal_hbar.png</text:p>
      <text:p text:style-name="P1">│ <text:s text:c="6"/>│ <text:s text:c="2"/>├── widget-gladevcp-hal_led.png</text:p>
      <text:p text:style-name="P1">│ <text:s text:c="6"/>│ <text:s text:c="2"/>├── widget-gladevcp-hal_meter.png</text:p>
      <text:p text:style-name="P1">│ <text:s text:c="6"/>│ <text:s text:c="2"/>├── widget-gladevcp-hal_offset.png</text:p>
      <text:p text:style-name="P1">│ <text:s text:c="6"/>│ <text:s text:c="2"/>├── widget-gladevcp-hal_vbar.png</text:p>
      <text:p text:style-name="P1">│ <text:s text:c="6"/>│ <text:s text:c="2"/>├── widget-gladevcp-icon_filechooser.png</text:p>
      <text:p text:style-name="P1">│ <text:s text:c="6"/>│ <text:s text:c="2"/>├── widget-gladevcp-jogwheel.png</text:p>
      <text:p text:style-name="P1">│ <text:s text:c="6"/>│ <text:s text:c="2"/>├── widget-gladevcp-speedcontrol.png</text:p>
      <text:p text:style-name="P1">│ <text:s text:c="6"/>│ <text:s text:c="2"/>├── widget-gladevcp-tooledit.png</text:p>
      <text:p text:style-name="P1">│ <text:s text:c="6"/>│ <text:s text:c="2"/>└── xembed.py</text:p>
      <text:p text:style-name="P1">│ <text:s text:c="6"/>├── gladevcp_makepins.py</text:p>
      <text:p text:style-name="P1">│ <text:s text:c="6"/>├── glnav.py</text:p>
      <text:p text:style-name="P1">│ <text:s text:c="6"/>├── gremlin_view.py</text:p>
      <text:p text:style-name="P1">│ <text:s text:c="6"/>├── hal_glib.py</text:p>
      <text:p text:style-name="P1">│ <text:s text:c="6"/>├── hal.py</text:p>
      <text:p text:style-name="P1">│ <text:s text:c="6"/>├── hershey.py</text:p>
      <text:p text:style-name="P1">│ <text:s text:c="6"/>├── linuxcnc_util.py</text:p>
      <text:p text:style-name="P1">│ <text:s text:c="6"/>├── linux_event.py</text:p>
      <text:p text:style-name="P1">│ <text:s text:c="6"/>├── multifilebuilder_gtk3.py</text:p>
      <text:p text:style-name="P1">│ <text:s text:c="6"/>├── multifilebuilder.py</text:p>
      <text:p text:style-name="P1">│ <text:s text:c="6"/>├── nf.py.in</text:p>
      <text:p text:style-name="P1">│ <text:s text:c="6"/>├── popupkeyboard.py*</text:p>
      <text:p text:style-name="P1">│ <text:s text:c="6"/>├── propertywindow.py</text:p>
      <text:p text:style-name="P1">│ <text:s text:c="6"/>├── pyhal.py</text:p>
      <text:p text:style-name="P1">│ <text:s text:c="6"/>├── pyngcgui.py</text:p>
      <text:p text:style-name="P1">│ <text:s text:c="6"/>├── pyvcp_widgets.py</text:p>
      <text:p text:style-name="P1">│ <text:s text:c="6"/>├── qtvcp/</text:p>
      <text:p text:style-name="P1">│ <text:s text:c="6"/>│ <text:s text:c="2"/>├── core.py</text:p>
      <text:p text:style-name="P1">│ <text:s text:c="6"/>│ <text:s text:c="2"/>├── designer/</text:p>
      <text:p text:style-name="P1">│ <text:s text:c="6"/>│ <text:s text:c="2"/>│ <text:s text:c="2"/>├── README.txt</text:p>
      <text:p text:style-name="P1"><text:soft-page-break/>│ <text:s text:c="6"/>│ <text:s text:c="2"/>│ <text:s text:c="2"/>└── x86_64/</text:p>
      <text:p text:style-name="P1">│ <text:s text:c="6"/>│ <text:s text:c="2"/>│ <text:s text:c="6"/>├── qt5.5/</text:p>
      <text:p text:style-name="P1">│ <text:s text:c="6"/>│ <text:s text:c="2"/>│ <text:s text:c="6"/>│ <text:s text:c="2"/>└── libpyqt5_py2.tar.gz</text:p>
      <text:p text:style-name="P1">│ <text:s text:c="6"/>│ <text:s text:c="2"/>│ <text:s text:c="6"/>├── qt5.7/</text:p>
      <text:p text:style-name="P1">│ <text:s text:c="6"/>│ <text:s text:c="2"/>│ <text:s text:c="6"/>│ <text:s text:c="2"/>└── libpyqt5_py2.tar.gz</text:p>
      <text:p text:style-name="P1">│ <text:s text:c="6"/>│ <text:s text:c="2"/>│ <text:s text:c="6"/>└── qt5.9/</text:p>
      <text:p text:style-name="P1">│ <text:s text:c="6"/>│ <text:s text:c="2"/>│ <text:s text:c="10"/>└── libpyqt5_py2.so.tar.gz</text:p>
      <text:p text:style-name="P1">│ <text:s text:c="6"/>│ <text:s text:c="2"/>├── __init__.py</text:p>
      <text:p text:style-name="P1">│ <text:s text:c="6"/>│ <text:s text:c="2"/>├── lib/</text:p>
      <text:p text:style-name="P1">│ <text:s text:c="6"/>│ <text:s text:c="2"/>│ <text:s text:c="2"/>├── audio_player.py</text:p>
      <text:p text:style-name="P1">│ <text:s text:c="6"/>│ <text:s text:c="2"/>│ <text:s text:c="2"/>├── aux_program_loader.py</text:p>
      <text:p text:style-name="P1">│ <text:s text:c="6"/>│ <text:s text:c="2"/>│ <text:s text:c="2"/>├── colored_formatter.py*</text:p>
      <text:p text:style-name="P1">│ <text:s text:c="6"/>│ <text:s text:c="2"/>│ <text:s text:c="2"/>├── __init__.py</text:p>
      <text:p text:style-name="P1">│ <text:s text:c="6"/>│ <text:s text:c="2"/>│ <text:s text:c="2"/>├── keybindings.py</text:p>
      <text:p text:style-name="P1">│ <text:s text:c="6"/>│ <text:s text:c="2"/>│ <text:s text:c="2"/>├── machine_log.py</text:p>
      <text:p text:style-name="P1">│ <text:s text:c="6"/>│ <text:s text:c="2"/>│ <text:s text:c="2"/>├── message.py</text:p>
      <text:p text:style-name="P1">│ <text:s text:c="6"/>│ <text:s text:c="2"/>│ <text:s text:c="2"/>├── notify.py</text:p>
      <text:p text:style-name="P1">│ <text:s text:c="6"/>│ <text:s text:c="2"/>│ <text:s text:c="2"/>├── preferences.py</text:p>
      <text:p text:style-name="P1">│ <text:s text:c="6"/>│ <text:s text:c="2"/>│ <text:s text:c="2"/>├── sys_notify.py</text:p>
      <text:p text:style-name="P1">│ <text:s text:c="6"/>│ <text:s text:c="2"/>│ <text:s text:c="2"/>├── toolbar_actions.py</text:p>
      <text:p text:style-name="P1">│ <text:s text:c="6"/>│ <text:s text:c="2"/>│ <text:s text:c="2"/>├── virtual_keyboard.py</text:p>
      <text:p text:style-name="P1">│ <text:s text:c="6"/>│ <text:s text:c="2"/>│ <text:s text:c="2"/>└── xembed.py</text:p>
      <text:p text:style-name="P1">│ <text:s text:c="6"/>│ <text:s text:c="2"/>├── logger.py*</text:p>
      <text:p text:style-name="P1">│ <text:s text:c="6"/>│ <text:s text:c="2"/>├── plugins/</text:p>
      <text:p text:style-name="P1">│ <text:s text:c="6"/>│ <text:s text:c="2"/>│ <text:s text:c="2"/>├── actionbutton_plugin.py</text:p>
      <text:p text:style-name="P1">│ <text:s text:c="6"/>│ <text:s text:c="2"/>│ <text:s text:c="2"/>├── camview_plugin.py</text:p>
      <text:p text:style-name="P1">│ <text:s text:c="6"/>│ <text:s text:c="2"/>│ <text:s text:c="2"/>├── container_plugin.py</text:p>
      <text:p text:style-name="P1">│ <text:s text:c="6"/>│ <text:s text:c="2"/>│ <text:s text:c="2"/>├── dialog_plugin.py</text:p>
      <text:p text:style-name="P1">│ <text:s text:c="6"/>│ <text:s text:c="2"/>│ <text:s text:c="2"/>├── graphics_plugin.py</text:p>
      <text:p text:style-name="P1">│ <text:s text:c="6"/>│ <text:s text:c="2"/>│ <text:s text:c="2"/>├── __init__.py</text:p>
      <text:p text:style-name="P1">│ <text:s text:c="6"/>│ <text:s text:c="2"/>│ <text:s text:c="2"/>├── jogincrements_plugin.py</text:p>
      <text:p text:style-name="P1">│ <text:s text:c="6"/>│ <text:s text:c="2"/>│ <text:s text:c="2"/>├── led_plugin.py</text:p>
      <text:p text:style-name="P1">│ <text:s text:c="6"/>│ <text:s text:c="2"/>│ <text:s text:c="2"/>├── overlay_plugin.py</text:p>
      <text:p text:style-name="P1">│ <text:s text:c="6"/>│ <text:s text:c="2"/>│ <text:s text:c="2"/>├── qtvcp_plugin.py</text:p>
      <text:p text:style-name="P1">│ <text:s text:c="6"/>│ <text:s text:c="2"/>│ <text:s text:c="2"/>├── screenoptions_plugin.py</text:p>
      <text:p text:style-name="P1">│ <text:s text:c="6"/>│ <text:s text:c="2"/>│ <text:s text:c="2"/>├── simplewidgets_plugin.py</text:p>
      <text:p text:style-name="P1">│ <text:s text:c="6"/>│ <text:s text:c="2"/>│ <text:s text:c="2"/>├── state_label_plugin.py</text:p>
      <text:p text:style-name="P1">│ <text:s text:c="6"/>│ <text:s text:c="2"/>│ <text:s text:c="2"/>├── state_led_plugin.py</text:p>
      <text:p text:style-name="P1">│ <text:s text:c="6"/>│ <text:s text:c="2"/>│ <text:s text:c="2"/>├── status_adjustment_bar_plugin.py</text:p>
      <text:p text:style-name="P1">│ <text:s text:c="6"/>│ <text:s text:c="2"/>│ <text:s text:c="2"/>├── status_label_plugin.py</text:p>
      <text:p text:style-name="P1">│ <text:s text:c="6"/>│ <text:s text:c="2"/>│ <text:s text:c="2"/>├── status_slider_plugin.py</text:p>
      <text:p text:style-name="P1">│ <text:s text:c="6"/>│ <text:s text:c="2"/>│ <text:s text:c="2"/>├── tab_widget_plugin.py</text:p>
      <text:p text:style-name="P1">│ <text:s text:c="6"/>│ <text:s text:c="2"/>│ <text:s text:c="2"/>├── toolbutton_plugin.py</text:p>
      <text:p text:style-name="P1">│ <text:s text:c="6"/>│ <text:s text:c="2"/>│ <text:s text:c="2"/>├── versa_probe_plugin.py</text:p>
      <text:p text:style-name="P1">│ <text:s text:c="6"/>│ <text:s text:c="2"/>│ <text:s text:c="2"/>└── widgets_plugin.py</text:p>
      <text:p text:style-name="P1">│ <text:s text:c="6"/>│ <text:s text:c="2"/>├── qt_action.py</text:p>
      <text:p text:style-name="P1">│ <text:s text:c="6"/>│ <text:s text:c="2"/>├── qt_istat.py</text:p>
      <text:p text:style-name="P1">│ <text:s text:c="6"/>│ <text:s text:c="2"/>├── qt_makegui.py</text:p>
      <text:p text:style-name="P1">│ <text:s text:c="6"/>│ <text:s text:c="2"/>├── qt_makepins.py</text:p>
      <text:p text:style-name="P1">│ <text:s text:c="6"/>│ <text:s text:c="2"/>├── qt_tstat.py</text:p>
      <text:p text:style-name="P1">│ <text:s text:c="6"/>│ <text:s text:c="2"/>├── qtvcp_handler.py</text:p>
      <text:p text:style-name="P1">│ <text:s text:c="6"/>│ <text:s text:c="2"/>├── README.txt</text:p>
      <text:p text:style-name="P1">│ <text:s text:c="6"/>│ <text:s text:c="2"/>├── test1.ui</text:p>
      <text:p text:style-name="P1">│ <text:s text:c="6"/>│ <text:s text:c="2"/>└── widgets/</text:p>
      <text:p text:style-name="P1">│ <text:s text:c="6"/>│ <text:s text:c="6"/>├── action_button.py</text:p>
      <text:p text:style-name="P1"><text:soft-page-break/>│ <text:s text:c="6"/>│ <text:s text:c="6"/>├── action_button_round.py</text:p>
      <text:p text:style-name="P1">│ <text:s text:c="6"/>│ <text:s text:c="6"/>├── adjustment_bar.py</text:p>
      <text:p text:style-name="P1">│ <text:s text:c="6"/>│ <text:s text:c="6"/>├── axis_tool_button.py</text:p>
      <text:p text:style-name="P1">│ <text:s text:c="6"/>│ <text:s text:c="6"/>├── calculator.py</text:p>
      <text:p text:style-name="P1">│ <text:s text:c="6"/>│ <text:s text:c="6"/>├── camview_widget.py</text:p>
      <text:p text:style-name="P1">│ <text:s text:c="6"/>│ <text:s text:c="6"/>├── container_widgets.py</text:p>
      <text:p text:style-name="P1">│ <text:s text:c="6"/>│ <text:s text:c="6"/>├── dialog_widget.py</text:p>
      <text:p text:style-name="P1">│ <text:s text:c="6"/>│ <text:s text:c="6"/>├── dro_widget.py</text:p>
      <text:p text:style-name="P1">│ <text:s text:c="6"/>│ <text:s text:c="6"/>├── entry_widget.py*</text:p>
      <text:p text:style-name="P1">│ <text:s text:c="6"/>│ <text:s text:c="6"/>├── file_manager.py</text:p>
      <text:p text:style-name="P1">│ <text:s text:c="6"/>│ <text:s text:c="6"/>├── gcode_editor.py</text:p>
      <text:p text:style-name="P1">│ <text:s text:c="6"/>│ <text:s text:c="6"/>├── gcode_graphics.py</text:p>
      <text:p text:style-name="P1">│ <text:s text:c="6"/>│ <text:s text:c="6"/>├── general_hal_input.py</text:p>
      <text:p text:style-name="P1">│ <text:s text:c="6"/>│ <text:s text:c="6"/>├── general_hal_output.py</text:p>
      <text:p text:style-name="P1">│ <text:s text:c="6"/>│ <text:s text:c="6"/>├── graphics.py</text:p>
      <text:p text:style-name="P1">│ <text:s text:c="6"/>│ <text:s text:c="6"/>├── image_switcher.py</text:p>
      <text:p text:style-name="P1">│ <text:s text:c="6"/>│ <text:s text:c="6"/>├── __init__.py</text:p>
      <text:p text:style-name="P1">│ <text:s text:c="6"/>│ <text:s text:c="6"/>├── jog_increments.py</text:p>
      <text:p text:style-name="P1">│ <text:s text:c="6"/>│ <text:s text:c="6"/>├── led_widget.py</text:p>
      <text:p text:style-name="P1">│ <text:s text:c="6"/>│ <text:s text:c="6"/>├── machine_log.py</text:p>
      <text:p text:style-name="P1">│ <text:s text:c="6"/>│ <text:s text:c="6"/>├── macro_widget.py</text:p>
      <text:p text:style-name="P1">│ <text:s text:c="6"/>│ <text:s text:c="6"/>├── mdi_history.py</text:p>
      <text:p text:style-name="P1">│ <text:s text:c="6"/>│ <text:s text:c="6"/>├── mdi_line.py</text:p>
      <text:p text:style-name="P1">│ <text:s text:c="6"/>│ <text:s text:c="6"/>├── mdi_touchy.py</text:p>
      <text:p text:style-name="P1">│ <text:s text:c="6"/>│ <text:s text:c="6"/>├── origin_offsetview.py</text:p>
      <text:p text:style-name="P1">│ <text:s text:c="6"/>│ <text:s text:c="6"/>├── overlay_widget.py</text:p>
      <text:p text:style-name="P1">│ <text:s text:c="6"/>│ <text:s text:c="6"/>├── qtvcp_icons.py</text:p>
      <text:p text:style-name="P1">│ <text:s text:c="6"/>│ <text:s text:c="6"/>├── radio_axis_selector.py</text:p>
      <text:p text:style-name="P1">│ <text:s text:c="6"/>│ <text:s text:c="6"/>├── richtext_selector.py</text:p>
      <text:p text:style-name="P1">│ <text:s text:c="6"/>│ <text:s text:c="6"/>├── screen_options.py</text:p>
      <text:p text:style-name="P1">│ <text:s text:c="6"/>│ <text:s text:c="6"/>├── simple_widgets.py</text:p>
      <text:p text:style-name="P1">│ <text:s text:c="6"/>│ <text:s text:c="6"/>├── state_label.py</text:p>
      <text:p text:style-name="P1">│ <text:s text:c="6"/>│ <text:s text:c="6"/>├── state_led.py</text:p>
      <text:p text:style-name="P1">│ <text:s text:c="6"/>│ <text:s text:c="6"/>├── status_label.py</text:p>
      <text:p text:style-name="P1">│ <text:s text:c="6"/>│ <text:s text:c="6"/>├── status_slider.py</text:p>
      <text:p text:style-name="P1">│ <text:s text:c="6"/>│ <text:s text:c="6"/>├── status_stacked.py</text:p>
      <text:p text:style-name="P1">│ <text:s text:c="6"/>│ <text:s text:c="6"/>├── stylesheeteditor.py</text:p>
      <text:p text:style-name="P1">│ <text:s text:c="6"/>│ <text:s text:c="6"/>├── system_tool_button.py</text:p>
      <text:p text:style-name="P1">│ <text:s text:c="6"/>│ <text:s text:c="6"/>├── tab_widget.py</text:p>
      <text:p text:style-name="P1">│ <text:s text:c="6"/>│ <text:s text:c="6"/>├── tool_offsetview.py</text:p>
      <text:p text:style-name="P1">│ <text:s text:c="6"/>│ <text:s text:c="6"/>├── versa_probe.py</text:p>
      <text:p text:style-name="P1">│ <text:s text:c="6"/>│ <text:s text:c="6"/>├── versa_probe_subprog.py</text:p>
      <text:p text:style-name="P1">│ <text:s text:c="6"/>│ <text:s text:c="6"/>├── widget_baseclass.py</text:p>
      <text:p text:style-name="P1">│ <text:s text:c="6"/>│ <text:s text:c="6"/>├── widget_icons/</text:p>
      <text:p text:style-name="P1">│ <text:s text:c="6"/>│ <text:s text:c="6"/>│ <text:s text:c="2"/>├── dro_label.png</text:p>
      <text:p text:style-name="P1">│ <text:s text:c="6"/>│ <text:s text:c="6"/>│ <text:s text:c="2"/>├── graphics.png</text:p>
      <text:p text:style-name="P1">│ <text:s text:c="6"/>│ <text:s text:c="6"/>│ <text:s text:c="2"/>├── led.png</text:p>
      <text:p text:style-name="P1">│ <text:s text:c="6"/>│ <text:s text:c="6"/>│ <text:s text:c="2"/>├── linuxcnc-wizard.gif</text:p>
      <text:p text:style-name="P1">│ <text:s text:c="6"/>│ <text:s text:c="6"/>│ <text:s text:c="2"/>├── originoffsetview.png</text:p>
      <text:p text:style-name="P1">│ <text:s text:c="6"/>│ <text:s text:c="6"/>│ <text:s text:c="2"/>└── versaprobe.png</text:p>
      <text:p text:style-name="P1">│ <text:s text:c="6"/>│ <text:s text:c="6"/>├── widget_switcher.py</text:p>
      <text:p text:style-name="P1">│ <text:s text:c="6"/>│ <text:s text:c="6"/>└── xembed.py</text:p>
      <text:p text:style-name="P1">│ <text:s text:c="6"/>├── rs274/</text:p>
      <text:p text:style-name="P1">│ <text:s text:c="6"/>│ <text:s text:c="2"/>├── author.py</text:p>
      <text:p text:style-name="P1">│ <text:s text:c="6"/>│ <text:s text:c="2"/>├── glcanon.py</text:p>
      <text:p text:style-name="P1"><text:soft-page-break/>│ <text:s text:c="6"/>│ <text:s text:c="2"/>├── __init__.py</text:p>
      <text:p text:style-name="P1">│ <text:s text:c="6"/>│ <text:s text:c="2"/>├── interpret.py</text:p>
      <text:p text:style-name="P1">│ <text:s text:c="6"/>│ <text:s text:c="2"/>├── OpenGLTk.py*</text:p>
      <text:p text:style-name="P1">│ <text:s text:c="6"/>│ <text:s text:c="2"/>└── options.py</text:p>
      <text:p text:style-name="P1">│ <text:s text:c="6"/>├── vcpparse.py</text:p>
      <text:p text:style-name="P1">│ <text:s text:c="6"/>└── vismach.py</text:p>
      <text:p text:style-name="P1">├── linuxcnc.gif</text:p>
      <text:p text:style-name="P1">├── linuxcncicon.png</text:p>
      <text:p text:style-name="P1">├── linuxcnc-wizard.gif</text:p>
      <text:p text:style-name="P1">├── linuxcnc.xcf</text:p>
      <text:p text:style-name="P1">├── meson.build</text:p>
      <text:p text:style-name="P1">├── nc_files/</text:p>
      <text:p text:style-name="P1">│ <text:s text:c="2"/>├── 3D_Chips.ngc</text:p>
      <text:p text:style-name="P1">│ <text:s text:c="2"/>├── 3dtest.ngc</text:p>
      <text:p text:style-name="P1">│ <text:s text:c="2"/>├── arcspiral.ngc</text:p>
      <text:p text:style-name="P1">│ <text:s text:c="2"/>├── b-index.ngc</text:p>
      <text:p text:style-name="P1">│ <text:s text:c="2"/>├── butterfly.ngc</text:p>
      <text:p text:style-name="P1">│ <text:s text:c="2"/>├── cds.ngc</text:p>
      <text:p text:style-name="P1">│ <text:s text:c="2"/>├── comp311_2.ngc</text:p>
      <text:p text:style-name="P1">│ <text:s text:c="2"/>├── comp311.ngc</text:p>
      <text:p text:style-name="P1">│ <text:s text:c="2"/>├── comp-g1.ngc</text:p>
      <text:p text:style-name="P1">│ <text:s text:c="2"/>├── comp.ngc</text:p>
      <text:p text:style-name="P1">│ <text:s text:c="2"/>├── cone.ngc</text:p>
      <text:p text:style-name="P1">│ <text:s text:c="2"/>├── daisy.ngc</text:p>
      <text:p text:style-name="P1">│ <text:s text:c="2"/>├── factorial.ngc</text:p>
      <text:p text:style-name="P1">│ <text:s text:c="2"/>├── flowsnake.ngc</text:p>
      <text:p text:style-name="P1">│ <text:s text:c="2"/>├── flowsnake.py</text:p>
      <text:p text:style-name="P1">│ <text:s text:c="2"/>├── g20sub.ngc</text:p>
      <text:p text:style-name="P1">│ <text:s text:c="2"/>├── g76.ngc</text:p>
      <text:p text:style-name="P1">│ <text:s text:c="2"/>├── g881min.ngc</text:p>
      <text:p text:style-name="P1">│ <text:s text:c="2"/>├── g881.ngc</text:p>
      <text:p text:style-name="P1">│ <text:s text:c="2"/>├── g882.ngc</text:p>
      <text:p text:style-name="P1">│ <text:s text:c="2"/>├── gcmc_lib/</text:p>
      <text:p text:style-name="P1">│ <text:s text:c="2"/>│ <text:s text:c="2"/>├── cpocket.gcmc</text:p>
      <text:p text:style-name="P1">│ <text:s text:c="2"/>│ <text:s text:c="2"/>├── drill.gcmc</text:p>
      <text:p text:style-name="P1">│ <text:s text:c="2"/>│ <text:s text:c="2"/>├── drill.png</text:p>
      <text:p text:style-name="P1">│ <text:s text:c="2"/>│ <text:s text:c="2"/>├── ensure_units.gcmc</text:p>
      <text:p text:style-name="P1">│ <text:s text:c="2"/>│ <text:s text:c="2"/>├── involute-gear.gcmc</text:p>
      <text:p text:style-name="P1">│ <text:s text:c="2"/>│ <text:s text:c="2"/>├── rectangle.gcmc</text:p>
      <text:p text:style-name="P1">│ <text:s text:c="2"/>│ <text:s text:c="2"/>├── star.gcmc</text:p>
      <text:p text:style-name="P1">│ <text:s text:c="2"/>│ <text:s text:c="2"/>├── star.png</text:p>
      <text:p text:style-name="P1">│ <text:s text:c="2"/>│ <text:s text:c="2"/>├── trochoid-path.gcmc</text:p>
      <text:p text:style-name="P1">│ <text:s text:c="2"/>│ <text:s text:c="2"/>└── wheels.gcmc</text:p>
      <text:p text:style-name="P1">│ <text:s text:c="2"/>├── gladevcp_lib/</text:p>
      <text:p text:style-name="P1">│ <text:s text:c="2"/>│ <text:s text:c="2"/>└── oword.ngc</text:p>
      <text:p text:style-name="P1">│ <text:s text:c="2"/>├── gmoccapy_2_tools_with_cutter_radius_compensation.ngc</text:p>
      <text:p text:style-name="P1">│ <text:s text:c="2"/>├── gridprobe.ngc</text:p>
      <text:p text:style-name="P1">│ <text:s text:c="2"/>├── hole-circle.ngc</text:p>
      <text:p text:style-name="P1">│ <text:s text:c="2"/>├── holecircle.py</text:p>
      <text:p text:style-name="P1">│ <text:s text:c="2"/>├── increment.ngc</text:p>
      <text:p text:style-name="P1">│ <text:s text:c="2"/>├── involute.py</text:p>
      <text:p text:style-name="P1">│ <text:s text:c="2"/>├── lathe/</text:p>
      <text:p text:style-name="P1">│ <text:s text:c="2"/>│ <text:s text:c="2"/>├── boring.ngc*</text:p>
      <text:p text:style-name="P1">│ <text:s text:c="2"/>│ <text:s text:c="2"/>├── chamfer.ngc*</text:p>
      <text:p text:style-name="P1">│ <text:s text:c="2"/>│ <text:s text:c="2"/>├── drill.ngc*</text:p>
      <text:p text:style-name="P1"><text:soft-page-break/>│ <text:s text:c="2"/>│ <text:s text:c="2"/>├── facing.ngc*</text:p>
      <text:p text:style-name="P1">│ <text:s text:c="2"/>│ <text:s text:c="2"/>├── go_to_position.ngc</text:p>
      <text:p text:style-name="P1">│ <text:s text:c="2"/>│ <text:s text:c="2"/>├── LatheMacro.svg</text:p>
      <text:p text:style-name="P1">│ <text:s text:c="2"/>│ <text:s text:c="2"/>├── probe-hole.ngc</text:p>
      <text:p text:style-name="P1">│ <text:s text:c="2"/>│ <text:s text:c="2"/>├── radius.ngc*</text:p>
      <text:p text:style-name="P1">│ <text:s text:c="2"/>│ <text:s text:c="2"/>├── threading.ngc*</text:p>
      <text:p text:style-name="P1">│ <text:s text:c="2"/>│ <text:s text:c="2"/>└── turning.ngc*</text:p>
      <text:p text:style-name="P1">│ <text:s text:c="2"/>├── lathecomp.ngc</text:p>
      <text:p text:style-name="P1">│ <text:s text:c="2"/>├── lathe-g76.ngc</text:p>
      <text:p text:style-name="P1">│ <text:s text:c="2"/>├── lathe_pawn.ngc</text:p>
      <text:p text:style-name="P1">│ <text:s text:c="2"/>├── M101*</text:p>
      <text:p text:style-name="P1">│ <text:s text:c="2"/>├── M102.c</text:p>
      <text:p text:style-name="P1">│ <text:s text:c="2"/>├── m250.ngc</text:p>
      <text:p text:style-name="P1">│ <text:s text:c="2"/>├── m61demo.ngc</text:p>
      <text:p text:style-name="P1">│ <text:s text:c="2"/>├── m6demo.ngc</text:p>
      <text:p text:style-name="P1">│ <text:s text:c="2"/>├── m6remap.ngc</text:p>
      <text:p text:style-name="P1">│ <text:s text:c="2"/>├── m70m72-demo.ngc</text:p>
      <text:p text:style-name="P1">│ <text:s text:c="2"/>├── m73-demo.ngc</text:p>
      <text:p text:style-name="P1">│ <text:s text:c="2"/>├── m75.ngc</text:p>
      <text:p text:style-name="P1">│ <text:s text:c="2"/>├── m76.ngc</text:p>
      <text:p text:style-name="P1">│ <text:s text:c="2"/>├── mmount.ngc</text:p>
      <text:p text:style-name="P1">│ <text:s text:c="2"/>├── nestedcall.ngc</text:p>
      <text:p text:style-name="P1">│ <text:s text:c="2"/>├── ngcgui_lib/</text:p>
      <text:p text:style-name="P1">│ <text:s text:c="2"/>│ <text:s text:c="2"/>├── arc1.ngc</text:p>
      <text:p text:style-name="P1">│ <text:s text:c="2"/>│ <text:s text:c="2"/>├── arc1.png</text:p>
      <text:p text:style-name="P1">│ <text:s text:c="2"/>│ <text:s text:c="2"/>├── arc2.ngc</text:p>
      <text:p text:style-name="P1">│ <text:s text:c="2"/>│ <text:s text:c="2"/>├── arc2.png</text:p>
      <text:p text:style-name="P1">│ <text:s text:c="2"/>│ <text:s text:c="2"/>├── backlash.ngc</text:p>
      <text:p text:style-name="P1">│ <text:s text:c="2"/>│ <text:s text:c="2"/>├── db25.ngc</text:p>
      <text:p text:style-name="P1">│ <text:s text:c="2"/>│ <text:s text:c="2"/>├── gosper.ngc</text:p>
      <text:p text:style-name="P1">│ <text:s text:c="2"/>│ <text:s text:c="2"/>├── gosper.png</text:p>
      <text:p text:style-name="P1">│ <text:s text:c="2"/>│ <text:s text:c="2"/>├── helix.ngc</text:p>
      <text:p text:style-name="P1">│ <text:s text:c="2"/>│ <text:s text:c="2"/>├── helix_rtheta.ngc</text:p>
      <text:p text:style-name="P1">│ <text:s text:c="2"/>│ <text:s text:c="2"/>├── hole_circle.ngc</text:p>
      <text:p text:style-name="P1">│ <text:s text:c="2"/>│ <text:s text:c="2"/>├── ihex.ngc</text:p>
      <text:p text:style-name="P1">│ <text:s text:c="2"/>│ <text:s text:c="2"/>├── iquad.ngc</text:p>
      <text:p text:style-name="P1">│ <text:s text:c="2"/>│ <text:s text:c="2"/>├── iquad.png</text:p>
      <text:p text:style-name="P1">│ <text:s text:c="2"/>│ <text:s text:c="2"/>├── lathe/</text:p>
      <text:p text:style-name="P1">│ <text:s text:c="2"/>│ <text:s text:c="2"/>│ <text:s text:c="2"/>├── g76base.ngc</text:p>
      <text:p text:style-name="P1">│ <text:s text:c="2"/>│ <text:s text:c="2"/>│ <text:s text:c="2"/>├── g76base.png</text:p>
      <text:p text:style-name="P1">│ <text:s text:c="2"/>│ <text:s text:c="2"/>│ <text:s text:c="2"/>├── g76diam.ngc</text:p>
      <text:p text:style-name="P1">│ <text:s text:c="2"/>│ <text:s text:c="2"/>│ <text:s text:c="2"/>├── g76diam.png</text:p>
      <text:p text:style-name="P1">│ <text:s text:c="2"/>│ <text:s text:c="2"/>│ <text:s text:c="2"/>├── id.ngc</text:p>
      <text:p text:style-name="P1">│ <text:s text:c="2"/>│ <text:s text:c="2"/>│ <text:s text:c="2"/>├── lathe_std.ngc</text:p>
      <text:p text:style-name="P1">│ <text:s text:c="2"/>│ <text:s text:c="2"/>│ <text:s text:c="2"/>├── od.ngc</text:p>
      <text:p text:style-name="P1">│ <text:s text:c="2"/>│ <text:s text:c="2"/>│ <text:s text:c="2"/>└── taper-od.ngc</text:p>
      <text:p text:style-name="P1">│ <text:s text:c="2"/>│ <text:s text:c="2"/>├── mfiles/</text:p>
      <text:p text:style-name="P1">│ <text:s text:c="2"/>│ <text:s text:c="2"/>│ <text:s text:c="2"/>└── M110*</text:p>
      <text:p text:style-name="P1">│ <text:s text:c="2"/>│ <text:s text:c="2"/>├── ohex.ngc</text:p>
      <text:p text:style-name="P1">│ <text:s text:c="2"/>│ <text:s text:c="2"/>├── oquad.ngc</text:p>
      <text:p text:style-name="P1">│ <text:s text:c="2"/>│ <text:s text:c="2"/>├── qpex_mm.ngc</text:p>
      <text:p text:style-name="P1">│ <text:s text:c="2"/>│ <text:s text:c="2"/>├── qpex.ngc</text:p>
      <text:p text:style-name="P1">│ <text:s text:c="2"/>│ <text:s text:c="2"/>├── qpocket.ngc</text:p>
      <text:p text:style-name="P1">│ <text:s text:c="2"/>│ <text:s text:c="2"/>├── qpocket.png</text:p>
      <text:p text:style-name="P1">│ <text:s text:c="2"/>│ <text:s text:c="2"/>├── rectangle_probe.ngc</text:p>
      <text:p text:style-name="P1"><text:soft-page-break/>│ <text:s text:c="2"/>│ <text:s text:c="2"/>├── simp.ngc</text:p>
      <text:p text:style-name="P1">│ <text:s text:c="2"/>│ <text:s text:c="2"/>├── simp.png</text:p>
      <text:p text:style-name="P1">│ <text:s text:c="2"/>│ <text:s text:c="2"/>├── slot.ngc</text:p>
      <text:p text:style-name="P1">│ <text:s text:c="2"/>│ <text:s text:c="2"/>├── slot.png</text:p>
      <text:p text:style-name="P1">│ <text:s text:c="2"/>│ <text:s text:c="2"/>├── utilitysubs/</text:p>
      <text:p text:style-name="P1">│ <text:s text:c="2"/>│ <text:s text:c="2"/>│ <text:s text:c="2"/>├── bye.ngc</text:p>
      <text:p text:style-name="P1">│ <text:s text:c="2"/>│ <text:s text:c="2"/>│ <text:s text:c="2"/>├── cross.ngc</text:p>
      <text:p text:style-name="P1">│ <text:s text:c="2"/>│ <text:s text:c="2"/>│ <text:s text:c="2"/>├── dir.ngc</text:p>
      <text:p text:style-name="P1">│ <text:s text:c="2"/>│ <text:s text:c="2"/>│ <text:s text:c="2"/>├── dot.ngc</text:p>
      <text:p text:style-name="P1">│ <text:s text:c="2"/>│ <text:s text:c="2"/>│ <text:s text:c="2"/>├── entry.ngc</text:p>
      <text:p text:style-name="P1">│ <text:s text:c="2"/>│ <text:s text:c="2"/>│ <text:s text:c="2"/>├── g59preview.ngc</text:p>
      <text:p text:style-name="P1">│ <text:s text:c="2"/>│ <text:s text:c="2"/>│ <text:s text:c="2"/>├── gosper_sub.ngc</text:p>
      <text:p text:style-name="P1">│ <text:s text:c="2"/>│ <text:s text:c="2"/>│ <text:s text:c="2"/>├── in_std.ngc</text:p>
      <text:p text:style-name="P1">│ <text:s text:c="2"/>│ <text:s text:c="2"/>│ <text:s text:c="2"/>├── line.ngc</text:p>
      <text:p text:style-name="P1">│ <text:s text:c="2"/>│ <text:s text:c="2"/>│ <text:s text:c="2"/>├── loadtool.ngc</text:p>
      <text:p text:style-name="P1">│ <text:s text:c="2"/>│ <text:s text:c="2"/>│ <text:s text:c="2"/>├── mm_std.ngc</text:p>
      <text:p text:style-name="P1">│ <text:s text:c="2"/>│ <text:s text:c="2"/>│ <text:s text:c="2"/>├── move.ngc</text:p>
      <text:p text:style-name="P1">│ <text:s text:c="2"/>│ <text:s text:c="2"/>│ <text:s text:c="2"/>├── pointsdata.ngc</text:p>
      <text:p text:style-name="P1">│ <text:s text:c="2"/>│ <text:s text:c="2"/>│ <text:s text:c="2"/>└── spin.ngc</text:p>
      <text:p text:style-name="P1">│ <text:s text:c="2"/>│ <text:s text:c="2"/>├── xyz.ngc</text:p>
      <text:p text:style-name="P1">│ <text:s text:c="2"/>│ <text:s text:c="2"/>└── xyz.png</text:p>
      <text:p text:style-name="P1">│ <text:s text:c="2"/>├── offsets.ngc</text:p>
      <text:p text:style-name="P1">│ <text:s text:c="2"/>├── orphans/</text:p>
      <text:p text:style-name="P1">│ <text:s text:c="2"/>│ <text:s text:c="2"/>└── README</text:p>
      <text:p text:style-name="P1">│ <text:s text:c="2"/>├── plasmac/</text:p>
      <text:p text:style-name="P1">│ <text:s text:c="2"/>│ <text:s text:c="2"/>├── imperial_circles.ngc</text:p>
      <text:p text:style-name="P1">│ <text:s text:c="2"/>│ <text:s text:c="2"/>├── imperial_ihs_skip_thc_off.ngc</text:p>
      <text:p text:style-name="P1">│ <text:s text:c="2"/>│ <text:s text:c="2"/>├── imperial_ihs_skip_thc_on.ngc</text:p>
      <text:p text:style-name="P1">│ <text:s text:c="2"/>│ <text:s text:c="2"/>├── imperial_line.ngc</text:p>
      <text:p text:style-name="P1">│ <text:s text:c="2"/>│ <text:s text:c="2"/>├── imperial_material_change.ngc</text:p>
      <text:p text:style-name="P1">│ <text:s text:c="2"/>│ <text:s text:c="2"/>├── imperial_squares.ngc</text:p>
      <text:p text:style-name="P1">│ <text:s text:c="2"/>│ <text:s text:c="2"/>├── imperial_wrench.ngc</text:p>
      <text:p text:style-name="P1">│ <text:s text:c="2"/>│ <text:s text:c="2"/>├── metric_air_scribe.ngc</text:p>
      <text:p text:style-name="P1">│ <text:s text:c="2"/>│ <text:s text:c="2"/>├── metric_circles.ngc</text:p>
      <text:p text:style-name="P1">│ <text:s text:c="2"/>│ <text:s text:c="2"/>├── metric_ihs_skip_thc_off.ngc</text:p>
      <text:p text:style-name="P1">│ <text:s text:c="2"/>│ <text:s text:c="2"/>├── metric_ihs_skip_thc_on.ngc</text:p>
      <text:p text:style-name="P1">│ <text:s text:c="2"/>│ <text:s text:c="2"/>├── metric_line.ngc</text:p>
      <text:p text:style-name="P1">│ <text:s text:c="2"/>│ <text:s text:c="2"/>├── metric_material_change.ngc</text:p>
      <text:p text:style-name="P1">│ <text:s text:c="2"/>│ <text:s text:c="2"/>├── metric_squares.ngc</text:p>
      <text:p text:style-name="P1">│ <text:s text:c="2"/>│ <text:s text:c="2"/>└── metric_wrench.ngc</text:p>
      <text:p text:style-name="P1">│ <text:s text:c="2"/>├── plasmatest.ngc</text:p>
      <text:p text:style-name="P1">│ <text:s text:c="2"/>├── polar.ngc</text:p>
      <text:p text:style-name="P1">│ <text:s text:c="2"/>├── probe/</text:p>
      <text:p text:style-name="P1">│ <text:s text:c="2"/>│ <text:s text:c="2"/>├── down.ngc</text:p>
      <text:p text:style-name="P1">│ <text:s text:c="2"/>│ <text:s text:c="2"/>├── xminus.ngc</text:p>
      <text:p text:style-name="P1">│ <text:s text:c="2"/>│ <text:s text:c="2"/>├── xplus.ngc</text:p>
      <text:p text:style-name="P1">│ <text:s text:c="2"/>│ <text:s text:c="2"/>├── yminus.ngc</text:p>
      <text:p text:style-name="P1">│ <text:s text:c="2"/>│ <text:s text:c="2"/>└── yplus.ngc</text:p>
      <text:p text:style-name="P1">│ <text:s text:c="2"/>├── probe-hole.ngc</text:p>
      <text:p text:style-name="P1">│ <text:s text:c="2"/>├── remap_lib/</text:p>
      <text:p text:style-name="P1">│ <text:s text:c="2"/>│ <text:s text:c="2"/>├── common_nc_subs/</text:p>
      <text:p text:style-name="P1">│ <text:s text:c="2"/>│ <text:s text:c="2"/>│ <text:s text:c="2"/>├── on_abort.ngc</text:p>
      <text:p text:style-name="P1">│ <text:s text:c="2"/>│ <text:s text:c="2"/>│ <text:s text:c="2"/>└── reset_state.ngc</text:p>
      <text:p text:style-name="P1">│ <text:s text:c="2"/>│ <text:s text:c="2"/>└── python-stdglue/</text:p>
      <text:p text:style-name="P1">│ <text:s text:c="2"/>│ <text:s text:c="6"/>└── stdglue.py</text:p>
      <text:p text:style-name="P1"><text:soft-page-break/>│ <text:s text:c="2"/>├── remap-subroutines/</text:p>
      <text:p text:style-name="P1">│ <text:s text:c="2"/>│ <text:s text:c="2"/>├── change.ngc</text:p>
      <text:p text:style-name="P1">│ <text:s text:c="2"/>│ <text:s text:c="2"/>└── prepare.ngc</text:p>
      <text:p text:style-name="P1">│ <text:s text:c="2"/>├── retval.ngc</text:p>
      <text:p text:style-name="P1">│ <text:s text:c="2"/>├── roparams.ngc</text:p>
      <text:p text:style-name="P1">│ <text:s text:c="2"/>├── skeleton.ngc</text:p>
      <text:p text:style-name="P1">│ <text:s text:c="2"/>├── smartprobe.ngc</text:p>
      <text:p text:style-name="P1">│ <text:s text:c="2"/>├── spiral.ngc</text:p>
      <text:p text:style-name="P1">│ <text:s text:c="2"/>├── systems.ngc</text:p>
      <text:p text:style-name="P1">│ <text:s text:c="2"/>├── testm6fail.ngc</text:p>
      <text:p text:style-name="P1">│ <text:s text:c="2"/>├── threading.ngc</text:p>
      <text:p text:style-name="P1">│ <text:s text:c="2"/>├── tool-length-probe.ngc</text:p>
      <text:p text:style-name="P1">│ <text:s text:c="2"/>├── toplevel.ngc</text:p>
      <text:p text:style-name="P1">│ <text:s text:c="2"/>├── tort.ngc</text:p>
      <text:p text:style-name="P1">│ <text:s text:c="2"/>├── torus.png</text:p>
      <text:p text:style-name="P1">│ <text:s text:c="2"/>├── touchoff.ngc</text:p>
      <text:p text:style-name="P1">│ <text:s text:c="2"/>├── useful-subroutines.ngc</text:p>
      <text:p text:style-name="P1">│ <text:s text:c="2"/>└── x-trim.ngc</text:p>
      <text:p text:style-name="P1">├── README.md</text:p>
      <text:p text:style-name="P1">├── rtlib/</text:p>
      <text:p text:style-name="P1">│ <text:s text:c="2"/>└── .gitignore</text:p>
      <text:p text:style-name="P1">├── scripts/</text:p>
      <text:p text:style-name="P1">│ <text:s text:c="2"/>├── decode_dmesg*</text:p>
      <text:p text:style-name="P1">│ <text:s text:c="2"/>├── get-deb-component-from-git*</text:p>
      <text:p text:style-name="P1">│ <text:s text:c="2"/>├── get-version-from-git*</text:p>
      <text:p text:style-name="P1">│ <text:s text:c="2"/>├── githelper.sh</text:p>
      <text:p text:style-name="P1">│ <text:s text:c="2"/>├── .gitignore</text:p>
      <text:p text:style-name="P1">│ <text:s text:c="2"/>├── gladevcp_demo*</text:p>
      <text:p text:style-name="P1">│ <text:s text:c="2"/>├── halcmd_twopass.in</text:p>
      <text:p text:style-name="P1">│ <text:s text:c="2"/>├── hal_demo*</text:p>
      <text:p text:style-name="P1">│ <text:s text:c="2"/>├── hal-histogram*</text:p>
      <text:p text:style-name="P1">│ <text:s text:c="2"/>├── halreport*</text:p>
      <text:p text:style-name="P1">│ <text:s text:c="2"/>├── halrun.in</text:p>
      <text:p text:style-name="P1">│ <text:s text:c="2"/>├── haltcl.in</text:p>
      <text:p text:style-name="P1">│ <text:s text:c="2"/>├── latency-histogram*</text:p>
      <text:p text:style-name="P1">│ <text:s text:c="2"/>├── latency-plot*</text:p>
      <text:p text:style-name="P1">│ <text:s text:c="2"/>├── latency-test*</text:p>
      <text:p text:style-name="P1">│ <text:s text:c="2"/>├── linuxcnc.in</text:p>
      <text:p text:style-name="P1">│ <text:s text:c="2"/>├── linuxcncmkdesktop.in</text:p>
      <text:p text:style-name="P1">│ <text:s text:c="2"/>├── linuxcnc_var.in</text:p>
      <text:p text:style-name="P1">│ <text:s text:c="2"/>├── monitor-xhc-hb04*</text:p>
      <text:p text:style-name="P1">│ <text:s text:c="2"/>├── moveoff_gui*</text:p>
      <text:p text:style-name="P1">│ <text:s text:c="2"/>├── platform-is-supported*</text:p>
      <text:p text:style-name="P1">│ <text:s text:c="2"/>├── pyvcp_demo*</text:p>
      <text:p text:style-name="P1">│ <text:s text:c="2"/>├── realtime.in</text:p>
      <text:p text:style-name="P1">│ <text:s text:c="2"/>├── rip-environment.in</text:p>
      <text:p text:style-name="P1">│ <text:s text:c="2"/>├── rtapi.conf.in</text:p>
      <text:p text:style-name="P1">│ <text:s text:c="2"/>├── runtests*</text:p>
      <text:p text:style-name="P1">│ <text:s text:c="2"/>├── sim_pin*</text:p>
      <text:p text:style-name="P1">│ <text:s text:c="2"/>├── simulate_probe*</text:p>
      <text:p text:style-name="P1">│ <text:s text:c="2"/>├── swish*</text:p>
      <text:p text:style-name="P1">│ <text:s text:c="2"/>├── torture.py*</text:p>
      <text:p text:style-name="P1">│ <text:s text:c="2"/>├── travis-build-test.sh*</text:p>
      <text:p text:style-name="P1">│ <text:s text:c="2"/>├── travis-install-build-deps.sh*</text:p>
      <text:p text:style-name="P1">│ <text:s text:c="2"/>├── update_ini*</text:p>
      <text:p text:style-name="P1"><text:soft-page-break/>│ <text:s text:c="2"/>├── version-is-release*</text:p>
      <text:p text:style-name="P1">│ <text:s text:c="2"/>└── xhc-hb04-accels*</text:p>
      <text:p text:style-name="P1">├── share/</text:p>
      <text:p text:style-name="P1">│ <text:s text:c="2"/>├── applications/</text:p>
      <text:p text:style-name="P1">│ <text:s text:c="2"/>│ <text:s text:c="2"/>├── linuxcnc.desktop.in</text:p>
      <text:p text:style-name="P1">│ <text:s text:c="2"/>│ <text:s text:c="2"/>└── linuxcnc-latency.desktop.in</text:p>
      <text:p text:style-name="P1">│ <text:s text:c="2"/>├── axis/</text:p>
      <text:p text:style-name="P1">│ <text:s text:c="2"/>│ <text:s text:c="2"/>├── images/</text:p>
      <text:p text:style-name="P1">│ <text:s text:c="2"/>│ <text:s text:c="2"/>│ <text:s text:c="2"/>├── axis-16x16.png</text:p>
      <text:p text:style-name="P1">│ <text:s text:c="2"/>│ <text:s text:c="2"/>│ <text:s text:c="2"/>├── axis-24x24.png</text:p>
      <text:p text:style-name="P1">│ <text:s text:c="2"/>│ <text:s text:c="2"/>│ <text:s text:c="2"/>├── axis-32x32.png</text:p>
      <text:p text:style-name="P1">│ <text:s text:c="2"/>│ <text:s text:c="2"/>│ <text:s text:c="2"/>├── axis-48x48.png</text:p>
      <text:p text:style-name="P1">│ <text:s text:c="2"/>│ <text:s text:c="2"/>│ <text:s text:c="2"/>├── axis-48x48.xcf</text:p>
      <text:p text:style-name="P1">│ <text:s text:c="2"/>│ <text:s text:c="2"/>│ <text:s text:c="2"/>├── axis-lathe.ngc</text:p>
      <text:p text:style-name="P1">│ <text:s text:c="2"/>│ <text:s text:c="2"/>│ <text:s text:c="2"/>├── axis.ngc</text:p>
      <text:p text:style-name="P1">│ <text:s text:c="2"/>│ <text:s text:c="2"/>│ <text:s text:c="2"/>├── banner.gif</text:p>
      <text:p text:style-name="P1">│ <text:s text:c="2"/>│ <text:s text:c="2"/>│ <text:s text:c="2"/>├── close.gif</text:p>
      <text:p text:style-name="P1">│ <text:s text:c="2"/>│ <text:s text:c="2"/>│ <text:s text:c="2"/>├── downarrow.xbm</text:p>
      <text:p text:style-name="P1">│ <text:s text:c="2"/>│ <text:s text:c="2"/>│ <text:s text:c="2"/>├── leftarrow.xbm</text:p>
      <text:p text:style-name="P1">│ <text:s text:c="2"/>│ <text:s text:c="2"/>│ <text:s text:c="2"/>├── resume_inhibit.gif</text:p>
      <text:p text:style-name="P1">│ <text:s text:c="2"/>│ <text:s text:c="2"/>│ <text:s text:c="2"/>├── rightarrow.xbm</text:p>
      <text:p text:style-name="P1">│ <text:s text:c="2"/>│ <text:s text:c="2"/>│ <text:s text:c="2"/>├── spindle_ccw.gif</text:p>
      <text:p text:style-name="P1">│ <text:s text:c="2"/>│ <text:s text:c="2"/>│ <text:s text:c="2"/>├── spindle_cw.gif</text:p>
      <text:p text:style-name="P1">│ <text:s text:c="2"/>│ <text:s text:c="2"/>│ <text:s text:c="2"/>├── std_error.gif</text:p>
      <text:p text:style-name="P1">│ <text:s text:c="2"/>│ <text:s text:c="2"/>│ <text:s text:c="2"/>├── std_info.gif</text:p>
      <text:p text:style-name="P1">│ <text:s text:c="2"/>│ <text:s text:c="2"/>│ <text:s text:c="2"/>├── std_warning.gif</text:p>
      <text:p text:style-name="P1">│ <text:s text:c="2"/>│ <text:s text:c="2"/>│ <text:s text:c="2"/>├── tool_axis_p.gif</text:p>
      <text:p text:style-name="P1">│ <text:s text:c="2"/>│ <text:s text:c="2"/>│ <text:s text:c="2"/>├── tool_axis_x.gif</text:p>
      <text:p text:style-name="P1">│ <text:s text:c="2"/>│ <text:s text:c="2"/>│ <text:s text:c="2"/>├── tool_axis_y2.png</text:p>
      <text:p text:style-name="P1">│ <text:s text:c="2"/>│ <text:s text:c="2"/>│ <text:s text:c="2"/>├── tool_axis_y.gif</text:p>
      <text:p text:style-name="P1">│ <text:s text:c="2"/>│ <text:s text:c="2"/>│ <text:s text:c="2"/>├── tool_axis_z2.gif</text:p>
      <text:p text:style-name="P1">│ <text:s text:c="2"/>│ <text:s text:c="2"/>│ <text:s text:c="2"/>├── tool_axis_z.gif</text:p>
      <text:p text:style-name="P1">│ <text:s text:c="2"/>│ <text:s text:c="2"/>│ <text:s text:c="2"/>├── tool_blockdelete.gif</text:p>
      <text:p text:style-name="P1">│ <text:s text:c="2"/>│ <text:s text:c="2"/>│ <text:s text:c="2"/>├── tool_blockdelete.xcf</text:p>
      <text:p text:style-name="P1">│ <text:s text:c="2"/>│ <text:s text:c="2"/>│ <text:s text:c="2"/>├── tool_clear.gif</text:p>
      <text:p text:style-name="P1">│ <text:s text:c="2"/>│ <text:s text:c="2"/>│ <text:s text:c="2"/>├── tool_estop.gif</text:p>
      <text:p text:style-name="P1">│ <text:s text:c="2"/>│ <text:s text:c="2"/>│ <text:s text:c="2"/>├── tool_open.gif</text:p>
      <text:p text:style-name="P1">│ <text:s text:c="2"/>│ <text:s text:c="2"/>│ <text:s text:c="2"/>├── tool_optpause.gif</text:p>
      <text:p text:style-name="P1">│ <text:s text:c="2"/>│ <text:s text:c="2"/>│ <text:s text:c="2"/>├── tool_optpause.xcf</text:p>
      <text:p text:style-name="P1">│ <text:s text:c="2"/>│ <text:s text:c="2"/>│ <text:s text:c="2"/>├── tool_pause.gif</text:p>
      <text:p text:style-name="P1">│ <text:s text:c="2"/>│ <text:s text:c="2"/>│ <text:s text:c="2"/>├── tool_power.gif</text:p>
      <text:p text:style-name="P1">│ <text:s text:c="2"/>│ <text:s text:c="2"/>│ <text:s text:c="2"/>├── tool_reload.gif</text:p>
      <text:p text:style-name="P1">│ <text:s text:c="2"/>│ <text:s text:c="2"/>│ <text:s text:c="2"/>├── tool_rotate.gif</text:p>
      <text:p text:style-name="P1">│ <text:s text:c="2"/>│ <text:s text:c="2"/>│ <text:s text:c="2"/>├── tool_run.gif</text:p>
      <text:p text:style-name="P1">│ <text:s text:c="2"/>│ <text:s text:c="2"/>│ <text:s text:c="2"/>├── tool_step.gif</text:p>
      <text:p text:style-name="P1">│ <text:s text:c="2"/>│ <text:s text:c="2"/>│ <text:s text:c="2"/>├── tool_stop.gif</text:p>
      <text:p text:style-name="P1">│ <text:s text:c="2"/>│ <text:s text:c="2"/>│ <text:s text:c="2"/>├── tool_verify.gif</text:p>
      <text:p text:style-name="P1">│ <text:s text:c="2"/>│ <text:s text:c="2"/>│ <text:s text:c="2"/>├── tool_zoomin.gif</text:p>
      <text:p text:style-name="P1">│ <text:s text:c="2"/>│ <text:s text:c="2"/>│ <text:s text:c="2"/>├── tool_zoomout.gif</text:p>
      <text:p text:style-name="P1">│ <text:s text:c="2"/>│ <text:s text:c="2"/>│ <text:s text:c="2"/>└── uparrow.xbm</text:p>
      <text:p text:style-name="P1">│ <text:s text:c="2"/>│ <text:s text:c="2"/>└── tcl/</text:p>
      <text:p text:style-name="P1">│ <text:s text:c="2"/>│ <text:s text:c="6"/>├── accel.tcl</text:p>
      <text:p text:style-name="P1">│ <text:s text:c="2"/>│ <text:s text:c="6"/>├── axis.tcl</text:p>
      <text:p text:style-name="P1">│ <text:s text:c="2"/>│ <text:s text:c="6"/>├── combobox.tcl</text:p>
      <text:p text:style-name="P1">│ <text:s text:c="2"/>│ <text:s text:c="6"/>├── dialog.tcl</text:p>
      <text:p text:style-name="P1"><text:soft-page-break/>│ <text:s text:c="2"/>│ <text:s text:c="6"/>├── sb.tcl</text:p>
      <text:p text:style-name="P1">│ <text:s text:c="2"/>│ <text:s text:c="6"/>└── support.tcl</text:p>
      <text:p text:style-name="P1">│ <text:s text:c="2"/>├── desktop-directories/</text:p>
      <text:p text:style-name="P1">│ <text:s text:c="2"/>│ <text:s text:c="2"/>└── cnc.directory.in</text:p>
      <text:p text:style-name="P1">│ <text:s text:c="2"/>├── .gitignore</text:p>
      <text:p text:style-name="P1">│ <text:s text:c="2"/>├── gmoccapy/</text:p>
      <text:p text:style-name="P1">│ <text:s text:c="2"/>│ <text:s text:c="2"/>└── images/</text:p>
      <text:p text:style-name="P1">│ <text:s text:c="2"/>│ <text:s text:c="6"/>├── applet-critical.png</text:p>
      <text:p text:style-name="P1">│ <text:s text:c="2"/>│ <text:s text:c="6"/>├── auto_mode.png</text:p>
      <text:p text:style-name="P1">│ <text:s text:c="2"/>│ <text:s text:c="6"/>├── backspace.png</text:p>
      <text:p text:style-name="P1">│ <text:s text:c="2"/>│ <text:s text:c="6"/>├── clear.png</text:p>
      <text:p text:style-name="P1">│ <text:s text:c="2"/>│ <text:s text:c="6"/>├── close_keyboard.png</text:p>
      <text:p text:style-name="P1">│ <text:s text:c="2"/>│ <text:s text:c="6"/>├── configure-2.png</text:p>
      <text:p text:style-name="P1">│ <text:s text:c="2"/>│ <text:s text:c="6"/>├── coolant_off.png</text:p>
      <text:p text:style-name="P1">│ <text:s text:c="2"/>│ <text:s text:c="6"/>├── coolant_on.gif</text:p>
      <text:p text:style-name="P1">│ <text:s text:c="2"/>│ <text:s text:c="6"/>├── dimensions.png</text:p>
      <text:p text:style-name="P1">│ <text:s text:c="2"/>│ <text:s text:c="6"/>├── down.png</text:p>
      <text:p text:style-name="P1">│ <text:s text:c="2"/>│ <text:s text:c="6"/>├── editor.png</text:p>
      <text:p text:style-name="P1">│ <text:s text:c="2"/>│ <text:s text:c="6"/>├── enter_hazzy.png</text:p>
      <text:p text:style-name="P1">│ <text:s text:c="2"/>│ <text:s text:c="6"/>├── enter.png</text:p>
      <text:p text:style-name="P1">│ <text:s text:c="2"/>│ <text:s text:c="6"/>├── E-Stop.gif</text:p>
      <text:p text:style-name="P1">│ <text:s text:c="2"/>│ <text:s text:c="6"/>├── estopred.png</text:p>
      <text:p text:style-name="P1">│ <text:s text:c="2"/>│ <text:s text:c="6"/>├── exit_application.png</text:p>
      <text:p text:style-name="P1">│ <text:s text:c="2"/>│ <text:s text:c="6"/>├── exit.png</text:p>
      <text:p text:style-name="P1">│ <text:s text:c="2"/>│ <text:s text:c="6"/>├── forward_on.gif</text:p>
      <text:p text:style-name="P1">│ <text:s text:c="2"/>│ <text:s text:c="6"/>├── forward.png</text:p>
      <text:p text:style-name="P1">│ <text:s text:c="2"/>│ <text:s text:c="6"/>├── fullscreen_preview.png</text:p>
      <text:p text:style-name="P1">│ <text:s text:c="2"/>│ <text:s text:c="6"/>├── index_tool.svg</text:p>
      <text:p text:style-name="P1">│ <text:s text:c="2"/>│ <text:s text:c="6"/>├── keyboard.png</text:p>
      <text:p text:style-name="P1">│ <text:s text:c="2"/>│ <text:s text:c="6"/>├── left.png</text:p>
      <text:p text:style-name="P1">│ <text:s text:c="2"/>│ <text:s text:c="6"/>├── Logo.png</text:p>
      <text:p text:style-name="P1">│ <text:s text:c="2"/>│ <text:s text:c="6"/>├── machine_off.png</text:p>
      <text:p text:style-name="P1">│ <text:s text:c="2"/>│ <text:s text:c="6"/>├── machine_on.png</text:p>
      <text:p text:style-name="P1">│ <text:s text:c="2"/>│ <text:s text:c="6"/>├── manual_mode.png</text:p>
      <text:p text:style-name="P1">│ <text:s text:c="2"/>│ <text:s text:c="6"/>├── mdi_mode.png</text:p>
      <text:p text:style-name="P1">│ <text:s text:c="2"/>│ <text:s text:c="6"/>├── mist_off.png</text:p>
      <text:p text:style-name="P1">│ <text:s text:c="2"/>│ <text:s text:c="6"/>├── mist_on.gif</text:p>
      <text:p text:style-name="P1">│ <text:s text:c="2"/>│ <text:s text:c="6"/>├── pause.png</text:p>
      <text:p text:style-name="P1">│ <text:s text:c="2"/>│ <text:s text:c="6"/>├── rabbit_jog.png</text:p>
      <text:p text:style-name="P1">│ <text:s text:c="2"/>│ <text:s text:c="6"/>├── README.txt</text:p>
      <text:p text:style-name="P1">│ <text:s text:c="2"/>│ <text:s text:c="6"/>├── ref_0.png</text:p>
      <text:p text:style-name="P1">│ <text:s text:c="2"/>│ <text:s text:c="6"/>├── ref_1.png</text:p>
      <text:p text:style-name="P1">│ <text:s text:c="2"/>│ <text:s text:c="6"/>├── ref_2.png</text:p>
      <text:p text:style-name="P1">│ <text:s text:c="2"/>│ <text:s text:c="6"/>├── ref_3.png</text:p>
      <text:p text:style-name="P1">│ <text:s text:c="2"/>│ <text:s text:c="6"/>├── ref_4.png</text:p>
      <text:p text:style-name="P1">│ <text:s text:c="2"/>│ <text:s text:c="6"/>├── ref_5.png</text:p>
      <text:p text:style-name="P1">│ <text:s text:c="2"/>│ <text:s text:c="6"/>├── ref_6.png</text:p>
      <text:p text:style-name="P1">│ <text:s text:c="2"/>│ <text:s text:c="6"/>├── ref_7.png</text:p>
      <text:p text:style-name="P1">│ <text:s text:c="2"/>│ <text:s text:c="6"/>├── ref_all.png</text:p>
      <text:p text:style-name="P1">│ <text:s text:c="2"/>│ <text:s text:c="6"/>├── refall.png</text:p>
      <text:p text:style-name="P1">│ <text:s text:c="2"/>│ <text:s text:c="6"/>├── ref_a.png</text:p>
      <text:p text:style-name="P1">│ <text:s text:c="2"/>│ <text:s text:c="6"/>├── refa.png</text:p>
      <text:p text:style-name="P1">│ <text:s text:c="2"/>│ <text:s text:c="6"/>├── ref_b.png</text:p>
      <text:p text:style-name="P1">│ <text:s text:c="2"/>│ <text:s text:c="6"/>├── refb.png</text:p>
      <text:p text:style-name="P1">│ <text:s text:c="2"/>│ <text:s text:c="6"/>├── ref_c.png</text:p>
      <text:p text:style-name="P1"><text:soft-page-break/>│ <text:s text:c="2"/>│ <text:s text:c="6"/>├── refc.png</text:p>
      <text:p text:style-name="P1">│ <text:s text:c="2"/>│ <text:s text:c="6"/>├── ref_u.png</text:p>
      <text:p text:style-name="P1">│ <text:s text:c="2"/>│ <text:s text:c="6"/>├── refu.png</text:p>
      <text:p text:style-name="P1">│ <text:s text:c="2"/>│ <text:s text:c="6"/>├── ref_v.png</text:p>
      <text:p text:style-name="P1">│ <text:s text:c="2"/>│ <text:s text:c="6"/>├── refv.png</text:p>
      <text:p text:style-name="P1">│ <text:s text:c="2"/>│ <text:s text:c="6"/>├── ref_w.png</text:p>
      <text:p text:style-name="P1">│ <text:s text:c="2"/>│ <text:s text:c="6"/>├── refw.png</text:p>
      <text:p text:style-name="P1">│ <text:s text:c="2"/>│ <text:s text:c="6"/>├── ref_x.png</text:p>
      <text:p text:style-name="P1">│ <text:s text:c="2"/>│ <text:s text:c="6"/>├── refx.png</text:p>
      <text:p text:style-name="P1">│ <text:s text:c="2"/>│ <text:s text:c="6"/>├── ref_y.png</text:p>
      <text:p text:style-name="P1">│ <text:s text:c="2"/>│ <text:s text:c="6"/>├── refy.png</text:p>
      <text:p text:style-name="P1">│ <text:s text:c="2"/>│ <text:s text:c="6"/>├── ref_z.png</text:p>
      <text:p text:style-name="P1">│ <text:s text:c="2"/>│ <text:s text:c="6"/>├── refz.png</text:p>
      <text:p text:style-name="P1">│ <text:s text:c="2"/>│ <text:s text:c="6"/>├── reload.png</text:p>
      <text:p text:style-name="P1">│ <text:s text:c="2"/>│ <text:s text:c="6"/>├── reverse_on.gif</text:p>
      <text:p text:style-name="P1">│ <text:s text:c="2"/>│ <text:s text:c="6"/>├── reverse.png</text:p>
      <text:p text:style-name="P1">│ <text:s text:c="2"/>│ <text:s text:c="6"/>├── right.png</text:p>
      <text:p text:style-name="P1">│ <text:s text:c="2"/>│ <text:s text:c="6"/>├── runfrom.png</text:p>
      <text:p text:style-name="P1">│ <text:s text:c="2"/>│ <text:s text:c="6"/>├── save-as.png</text:p>
      <text:p text:style-name="P1">│ <text:s text:c="2"/>│ <text:s text:c="6"/>├── save.png</text:p>
      <text:p text:style-name="P1">│ <text:s text:c="2"/>│ <text:s text:c="6"/>├── shift_left.png</text:p>
      <text:p text:style-name="P1">│ <text:s text:c="2"/>│ <text:s text:c="6"/>├── shift_right.png</text:p>
      <text:p text:style-name="P1">│ <text:s text:c="2"/>│ <text:s text:c="6"/>├── start.png</text:p>
      <text:p text:style-name="P1">│ <text:s text:c="2"/>│ <text:s text:c="6"/>├── std_info.gif</text:p>
      <text:p text:style-name="P1">│ <text:s text:c="2"/>│ <text:s text:c="6"/>├── step.png</text:p>
      <text:p text:style-name="P1">│ <text:s text:c="2"/>│ <text:s text:c="6"/>├── stop.gif</text:p>
      <text:p text:style-name="P1">│ <text:s text:c="2"/>│ <text:s text:c="6"/>├── stop_on.gif</text:p>
      <text:p text:style-name="P1">│ <text:s text:c="2"/>│ <text:s text:c="6"/>├── stop.png</text:p>
      <text:p text:style-name="P1">│ <text:s text:c="2"/>│ <text:s text:c="6"/>├── tab.png</text:p>
      <text:p text:style-name="P1">│ <text:s text:c="2"/>│ <text:s text:c="6"/>├── toolaxisp.png</text:p>
      <text:p text:style-name="P1">│ <text:s text:c="2"/>│ <text:s text:c="6"/>├── toolaxisx.png</text:p>
      <text:p text:style-name="P1">│ <text:s text:c="2"/>│ <text:s text:c="6"/>├── toolaxisy2.png</text:p>
      <text:p text:style-name="P1">│ <text:s text:c="2"/>│ <text:s text:c="6"/>├── toolaxisy.png</text:p>
      <text:p text:style-name="P1">│ <text:s text:c="2"/>│ <text:s text:c="6"/>├── toolaxisz.png</text:p>
      <text:p text:style-name="P1">│ <text:s text:c="2"/>│ <text:s text:c="6"/>├── tool_blockdelete.gif</text:p>
      <text:p text:style-name="P1">│ <text:s text:c="2"/>│ <text:s text:c="6"/>├── tool_by_no.svg</text:p>
      <text:p text:style-name="P1">│ <text:s text:c="2"/>│ <text:s text:c="6"/>├── toolchange.png</text:p>
      <text:p text:style-name="P1">│ <text:s text:c="2"/>│ <text:s text:c="6"/>├── toolpath.png</text:p>
      <text:p text:style-name="P1">│ <text:s text:c="2"/>│ <text:s text:c="6"/>├── tools.png</text:p>
      <text:p text:style-name="P1">│ <text:s text:c="2"/>│ <text:s text:c="6"/>├── touch_a.png</text:p>
      <text:p text:style-name="P1">│ <text:s text:c="2"/>│ <text:s text:c="6"/>├── touch_b.png</text:p>
      <text:p text:style-name="P1">│ <text:s text:c="2"/>│ <text:s text:c="6"/>├── touch_c.png</text:p>
      <text:p text:style-name="P1">│ <text:s text:c="2"/>│ <text:s text:c="6"/>├── touchoffa_value.png</text:p>
      <text:p text:style-name="P1">│ <text:s text:c="2"/>│ <text:s text:c="6"/>├── touchoffb_value.png</text:p>
      <text:p text:style-name="P1">│ <text:s text:c="2"/>│ <text:s text:c="6"/>├── touchoffc_value.png</text:p>
      <text:p text:style-name="P1">│ <text:s text:c="2"/>│ <text:s text:c="6"/>├── touchoff.png</text:p>
      <text:p text:style-name="P1">│ <text:s text:c="2"/>│ <text:s text:c="6"/>├── touchoffu_value.png</text:p>
      <text:p text:style-name="P1">│ <text:s text:c="2"/>│ <text:s text:c="6"/>├── touchoffv_value.png</text:p>
      <text:p text:style-name="P1">│ <text:s text:c="2"/>│ <text:s text:c="6"/>├── touchoffw_value.png</text:p>
      <text:p text:style-name="P1">│ <text:s text:c="2"/>│ <text:s text:c="6"/>├── touchoffwz.png</text:p>
      <text:p text:style-name="P1">│ <text:s text:c="2"/>│ <text:s text:c="6"/>├── touchoffx.png</text:p>
      <text:p text:style-name="P1">│ <text:s text:c="2"/>│ <text:s text:c="6"/>├── touchoffx_value.png</text:p>
      <text:p text:style-name="P1">│ <text:s text:c="2"/>│ <text:s text:c="6"/>├── touchoffy.png</text:p>
      <text:p text:style-name="P1">│ <text:s text:c="2"/>│ <text:s text:c="6"/>├── touchoffy_value.png</text:p>
      <text:p text:style-name="P1">│ <text:s text:c="2"/>│ <text:s text:c="6"/>├── touchoffz.png</text:p>
      <text:p text:style-name="P1"><text:soft-page-break/>│ <text:s text:c="2"/>│ <text:s text:c="6"/>├── touchoffz_value.png</text:p>
      <text:p text:style-name="P1">│ <text:s text:c="2"/>│ <text:s text:c="6"/>├── touch_u.png</text:p>
      <text:p text:style-name="P1">│ <text:s text:c="2"/>│ <text:s text:c="6"/>├── touch_v.png</text:p>
      <text:p text:style-name="P1">│ <text:s text:c="2"/>│ <text:s text:c="6"/>├── touch_w.png</text:p>
      <text:p text:style-name="P1">│ <text:s text:c="2"/>│ <text:s text:c="6"/>├── touch_x.png</text:p>
      <text:p text:style-name="P1">│ <text:s text:c="2"/>│ <text:s text:c="6"/>├── touch_y.png</text:p>
      <text:p text:style-name="P1">│ <text:s text:c="2"/>│ <text:s text:c="6"/>├── touch_z.png</text:p>
      <text:p text:style-name="P1">│ <text:s text:c="2"/>│ <text:s text:c="6"/>├── turtle_jog.png</text:p>
      <text:p text:style-name="P1">│ <text:s text:c="2"/>│ <text:s text:c="6"/>├── unhome.png</text:p>
      <text:p text:style-name="P1">│ <text:s text:c="2"/>│ <text:s text:c="6"/>├── up.png</text:p>
      <text:p text:style-name="P1">│ <text:s text:c="2"/>│ <text:s text:c="6"/>├── user_tabs.png</text:p>
      <text:p text:style-name="P1">│ <text:s text:c="2"/>│ <text:s text:c="6"/>├── zoom-in.png</text:p>
      <text:p text:style-name="P1">│ <text:s text:c="2"/>│ <text:s text:c="6"/>└── zoom-out.png</text:p>
      <text:p text:style-name="P1">│ <text:s text:c="2"/>├── gscreen/</text:p>
      <text:p text:style-name="P1">│ <text:s text:c="2"/>│ <text:s text:c="2"/>├── images/</text:p>
      <text:p text:style-name="P1">│ <text:s text:c="2"/>│ <text:s text:c="2"/>│ <text:s text:c="2"/>├── applet-critical.png</text:p>
      <text:p text:style-name="P1">│ <text:s text:c="2"/>│ <text:s text:c="2"/>│ <text:s text:c="2"/>├── coolant_flood_plain.gif</text:p>
      <text:p text:style-name="P1">│ <text:s text:c="2"/>│ <text:s text:c="2"/>│ <text:s text:c="2"/>├── coolant_flood_plain.xcf</text:p>
      <text:p text:style-name="P1">│ <text:s text:c="2"/>│ <text:s text:c="2"/>│ <text:s text:c="2"/>├── coolant_flood.xcf</text:p>
      <text:p text:style-name="P1">│ <text:s text:c="2"/>│ <text:s text:c="2"/>│ <text:s text:c="2"/>├── coolant_mist_plain.gif</text:p>
      <text:p text:style-name="P1">│ <text:s text:c="2"/>│ <text:s text:c="2"/>│ <text:s text:c="2"/>├── coolant_mist_plain.xcf</text:p>
      <text:p text:style-name="P1">│ <text:s text:c="2"/>│ <text:s text:c="2"/>│ <text:s text:c="2"/>├── coolant_mist.xcf</text:p>
      <text:p text:style-name="P1">│ <text:s text:c="2"/>│ <text:s text:c="2"/>│ <text:s text:c="2"/>├── linuxcnc-wizard.gif</text:p>
      <text:p text:style-name="P1">│ <text:s text:c="2"/>│ <text:s text:c="2"/>│ <text:s text:c="2"/>├── spindle_ccw.gif</text:p>
      <text:p text:style-name="P1">│ <text:s text:c="2"/>│ <text:s text:c="2"/>│ <text:s text:c="2"/>├── spindle_cw.gif</text:p>
      <text:p text:style-name="P1">│ <text:s text:c="2"/>│ <text:s text:c="2"/>│ <text:s text:c="2"/>├── std_info.gif</text:p>
      <text:p text:style-name="P1">│ <text:s text:c="2"/>│ <text:s text:c="2"/>│ <text:s text:c="2"/>├── tool_clear.gif</text:p>
      <text:p text:style-name="P1">│ <text:s text:c="2"/>│ <text:s text:c="2"/>│ <text:s text:c="2"/>└── tool_reload.gif</text:p>
      <text:p text:style-name="P1">│ <text:s text:c="2"/>│ <text:s text:c="2"/>└── skins/</text:p>
      <text:p text:style-name="P1">│ <text:s text:c="2"/>│ <text:s text:c="6"/>├── 9_axis/</text:p>
      <text:p text:style-name="P1">│ <text:s text:c="2"/>│ <text:s text:c="6"/>│ <text:s text:c="2"/>├── 9_axis.glade</text:p>
      <text:p text:style-name="P1">│ <text:s text:c="2"/>│ <text:s text:c="6"/>│ <text:s text:c="2"/>└── 9_axis_handler.py</text:p>
      <text:p text:style-name="P1">│ <text:s text:c="2"/>│ <text:s text:c="6"/>├── gaxis/</text:p>
      <text:p text:style-name="P1">│ <text:s text:c="2"/>│ <text:s text:c="6"/>│ <text:s text:c="2"/>├── gaxis.glade</text:p>
      <text:p text:style-name="P1">│ <text:s text:c="2"/>│ <text:s text:c="6"/>│ <text:s text:c="2"/>└── gaxis_handler.py</text:p>
      <text:p text:style-name="P1">│ <text:s text:c="2"/>│ <text:s text:c="6"/>├── gaxis_no_plot/</text:p>
      <text:p text:style-name="P1">│ <text:s text:c="2"/>│ <text:s text:c="6"/>│ <text:s text:c="2"/>├── gaxis_no_plot.glade</text:p>
      <text:p text:style-name="P1">│ <text:s text:c="2"/>│ <text:s text:c="6"/>│ <text:s text:c="2"/>└── gaxis_no_plot_handler.py</text:p>
      <text:p text:style-name="P1">│ <text:s text:c="2"/>│ <text:s text:c="6"/>├── industrial/</text:p>
      <text:p text:style-name="P1">│ <text:s text:c="2"/>│ <text:s text:c="6"/>│ <text:s text:c="2"/>├── industrial2.glade</text:p>
      <text:p text:style-name="P1">│ <text:s text:c="2"/>│ <text:s text:c="6"/>│ <text:s text:c="2"/>├── industrial.glade</text:p>
      <text:p text:style-name="P1">│ <text:s text:c="2"/>│ <text:s text:c="6"/>│ <text:s text:c="2"/>└── industrial_handler.py</text:p>
      <text:p text:style-name="P1">│ <text:s text:c="2"/>│ <text:s text:c="6"/>├── silverdragon/</text:p>
      <text:p text:style-name="P1">│ <text:s text:c="2"/>│ <text:s text:c="6"/>│ <text:s text:c="2"/>├── silverdragon.glade</text:p>
      <text:p text:style-name="P1">│ <text:s text:c="2"/>│ <text:s text:c="6"/>│ <text:s text:c="2"/>└── silverdragon_handler.py</text:p>
      <text:p text:style-name="P1">│ <text:s text:c="2"/>│ <text:s text:c="6"/>├── spartan/</text:p>
      <text:p text:style-name="P1">│ <text:s text:c="2"/>│ <text:s text:c="6"/>│ <text:s text:c="2"/>├── spartan.glade</text:p>
      <text:p text:style-name="P1">│ <text:s text:c="2"/>│ <text:s text:c="6"/>│ <text:s text:c="2"/>└── spartan_handler.py</text:p>
      <text:p text:style-name="P1">│ <text:s text:c="2"/>│ <text:s text:c="6"/>└── tester/</text:p>
      <text:p text:style-name="P1">│ <text:s text:c="2"/>│ <text:s text:c="10"/>├── tester.glade</text:p>
      <text:p text:style-name="P1">│ <text:s text:c="2"/>│ <text:s text:c="10"/>└── tester_handler.py</text:p>
      <text:p text:style-name="P1">│ <text:s text:c="2"/>├── gtksourceview-2.0/</text:p>
      <text:p text:style-name="P1">│ <text:s text:c="2"/>│ <text:s text:c="2"/>└── language-specs/</text:p>
      <text:p text:style-name="P1">│ <text:s text:c="2"/>│ <text:s text:c="6"/>├── gcode.lang</text:p>
      <text:p text:style-name="P1">│ <text:s text:c="2"/>│ <text:s text:c="6"/>└── ngc.lang</text:p>
      <text:p text:style-name="P1"><text:soft-page-break/>│ <text:s text:c="2"/>├── linuxcnc/</text:p>
      <text:p text:style-name="P1">│ <text:s text:c="2"/>│ <text:s text:c="2"/>├── .gitignore</text:p>
      <text:p text:style-name="P1">│ <text:s text:c="2"/>│ <text:s text:c="2"/>├── gremlin_view.ui</text:p>
      <text:p text:style-name="P1">│ <text:s text:c="2"/>│ <text:s text:c="2"/>└── popupkeyboard.ui</text:p>
      <text:p text:style-name="P1">│ <text:s text:c="2"/>├── menus/</text:p>
      <text:p text:style-name="P1">│ <text:s text:c="2"/>│ <text:s text:c="2"/>└── CNC.menu.in</text:p>
      <text:p text:style-name="P1">│ <text:s text:c="2"/>└── qtvcp/</text:p>
      <text:p text:style-name="P1">│ <text:s text:c="6"/>├── images/</text:p>
      <text:p text:style-name="P1">│ <text:s text:c="6"/>│ <text:s text:c="2"/>├── a_minus_jog_button.png</text:p>
      <text:p text:style-name="P1">│ <text:s text:c="6"/>│ <text:s text:c="2"/>├── a_plus_jog_button.png</text:p>
      <text:p text:style-name="P1">│ <text:s text:c="6"/>│ <text:s text:c="2"/>├── applet-critical.png</text:p>
      <text:p text:style-name="P1">│ <text:s text:c="6"/>│ <text:s text:c="2"/>├── b2_endmill.png</text:p>
      <text:p text:style-name="P1">│ <text:s text:c="6"/>│ <text:s text:c="2"/>├── b3_endmill.png</text:p>
      <text:p text:style-name="P1">│ <text:s text:c="6"/>│ <text:s text:c="2"/>├── b4_endmill.png</text:p>
      <text:p text:style-name="P1">│ <text:s text:c="6"/>│ <text:s text:c="2"/>├── b_endmill.png</text:p>
      <text:p text:style-name="P1">│ <text:s text:c="6"/>│ <text:s text:c="2"/>├── clear_22x22.png</text:p>
      <text:p text:style-name="P1">│ <text:s text:c="6"/>│ <text:s text:c="2"/>├── clear.png</text:p>
      <text:p text:style-name="P1">│ <text:s text:c="6"/>│ <text:s text:c="2"/>├── coolant_flood_plain.gif</text:p>
      <text:p text:style-name="P1">│ <text:s text:c="6"/>│ <text:s text:c="2"/>├── coolant_flood_plain.xcf</text:p>
      <text:p text:style-name="P1">│ <text:s text:c="6"/>│ <text:s text:c="2"/>├── coolant_flood.xcf</text:p>
      <text:p text:style-name="P1">│ <text:s text:c="6"/>│ <text:s text:c="2"/>├── coolant_mist_plain.gif</text:p>
      <text:p text:style-name="P1">│ <text:s text:c="6"/>│ <text:s text:c="2"/>├── coolant_mist_plain.xcf</text:p>
      <text:p text:style-name="P1">│ <text:s text:c="6"/>│ <text:s text:c="2"/>├── coolant_mist.xcf</text:p>
      <text:p text:style-name="P1">│ <text:s text:c="6"/>│ <text:s text:c="2"/>├── endmill.png</text:p>
      <text:p text:style-name="P1">│ <text:s text:c="6"/>│ <text:s text:c="2"/>├── frame_bg_blue.png</text:p>
      <text:p text:style-name="P1">│ <text:s text:c="6"/>│ <text:s text:c="2"/>├── frame_bg_grey.png</text:p>
      <text:p text:style-name="P1">│ <text:s text:c="6"/>│ <text:s text:c="2"/>├── hazzy_bg_black.png</text:p>
      <text:p text:style-name="P1">│ <text:s text:c="6"/>│ <text:s text:c="2"/>├── hd_axis/</text:p>
      <text:p text:style-name="P1">│ <text:s text:c="6"/>│ <text:s text:c="2"/>│ <text:s text:c="2"/>├── A_0.png</text:p>
      <text:p text:style-name="P1">│ <text:s text:c="6"/>│ <text:s text:c="2"/>│ <text:s text:c="2"/>├── A_1.png</text:p>
      <text:p text:style-name="P1">│ <text:s text:c="6"/>│ <text:s text:c="2"/>│ <text:s text:c="2"/>├── B_0.png</text:p>
      <text:p text:style-name="P1">│ <text:s text:c="6"/>│ <text:s text:c="2"/>│ <text:s text:c="2"/>├── B_1.png</text:p>
      <text:p text:style-name="P1">│ <text:s text:c="6"/>│ <text:s text:c="2"/>│ <text:s text:c="2"/>├── Button_0.png</text:p>
      <text:p text:style-name="P1">│ <text:s text:c="6"/>│ <text:s text:c="2"/>│ <text:s text:c="2"/>├── Button_1.png</text:p>
      <text:p text:style-name="P1">│ <text:s text:c="6"/>│ <text:s text:c="2"/>│ <text:s text:c="2"/>├── Flood_0.png</text:p>
      <text:p text:style-name="P1">│ <text:s text:c="6"/>│ <text:s text:c="2"/>│ <text:s text:c="2"/>├── Home_0.png</text:p>
      <text:p text:style-name="P1">│ <text:s text:c="6"/>│ <text:s text:c="2"/>│ <text:s text:c="2"/>├── Home_1.png</text:p>
      <text:p text:style-name="P1">│ <text:s text:c="6"/>│ <text:s text:c="2"/>│ <text:s text:c="2"/>├── M3_0.png</text:p>
      <text:p text:style-name="P1">│ <text:s text:c="6"/>│ <text:s text:c="2"/>│ <text:s text:c="2"/>├── M4_0.png</text:p>
      <text:p text:style-name="P1">│ <text:s text:c="6"/>│ <text:s text:c="2"/>│ <text:s text:c="2"/>├── MDI_GO_0.png</text:p>
      <text:p text:style-name="P1">│ <text:s text:c="6"/>│ <text:s text:c="2"/>│ <text:s text:c="2"/>├── Mist_0.png</text:p>
      <text:p text:style-name="P1">│ <text:s text:c="6"/>│ <text:s text:c="2"/>│ <text:s text:c="2"/>├── STOP_0.png</text:p>
      <text:p text:style-name="P1">│ <text:s text:c="6"/>│ <text:s text:c="2"/>│ <text:s text:c="2"/>├── tool_axis_p.png</text:p>
      <text:p text:style-name="P1">│ <text:s text:c="6"/>│ <text:s text:c="2"/>│ <text:s text:c="2"/>├── tool_axis_x.png</text:p>
      <text:p text:style-name="P1">│ <text:s text:c="6"/>│ <text:s text:c="2"/>│ <text:s text:c="2"/>├── tool_axis_y.png</text:p>
      <text:p text:style-name="P1">│ <text:s text:c="6"/>│ <text:s text:c="2"/>│ <text:s text:c="2"/>├── tool_axis_z2.png</text:p>
      <text:p text:style-name="P1">│ <text:s text:c="6"/>│ <text:s text:c="2"/>│ <text:s text:c="2"/>├── tool_axis_z.png</text:p>
      <text:p text:style-name="P1">│ <text:s text:c="6"/>│ <text:s text:c="2"/>│ <text:s text:c="2"/>├── tool_blockdelete.png</text:p>
      <text:p text:style-name="P1">│ <text:s text:c="6"/>│ <text:s text:c="2"/>│ <text:s text:c="2"/>├── tool_clear.png</text:p>
      <text:p text:style-name="P1">│ <text:s text:c="6"/>│ <text:s text:c="2"/>│ <text:s text:c="2"/>├── tool_estop.png</text:p>
      <text:p text:style-name="P1">│ <text:s text:c="6"/>│ <text:s text:c="2"/>│ <text:s text:c="2"/>├── tool_open.png</text:p>
      <text:p text:style-name="P1">│ <text:s text:c="6"/>│ <text:s text:c="2"/>│ <text:s text:c="2"/>├── tool_optpause.png</text:p>
      <text:p text:style-name="P1">│ <text:s text:c="6"/>│ <text:s text:c="2"/>│ <text:s text:c="2"/>├── tool_pause.png</text:p>
      <text:p text:style-name="P1">│ <text:s text:c="6"/>│ <text:s text:c="2"/>│ <text:s text:c="2"/>├── tool_power.png</text:p>
      <text:p text:style-name="P1">│ <text:s text:c="6"/>│ <text:s text:c="2"/>│ <text:s text:c="2"/>├── tool_reload.png</text:p>
      <text:p text:style-name="P1"><text:soft-page-break/>│ <text:s text:c="6"/>│ <text:s text:c="2"/>│ <text:s text:c="2"/>├── tool_rotate.png</text:p>
      <text:p text:style-name="P1">│ <text:s text:c="6"/>│ <text:s text:c="2"/>│ <text:s text:c="2"/>├── tool_run.png</text:p>
      <text:p text:style-name="P1">│ <text:s text:c="6"/>│ <text:s text:c="2"/>│ <text:s text:c="2"/>├── tool_step.png</text:p>
      <text:p text:style-name="P1">│ <text:s text:c="6"/>│ <text:s text:c="2"/>│ <text:s text:c="2"/>├── tool_stop.png</text:p>
      <text:p text:style-name="P1">│ <text:s text:c="6"/>│ <text:s text:c="2"/>│ <text:s text:c="2"/>├── tool_zoomin.png</text:p>
      <text:p text:style-name="P1">│ <text:s text:c="6"/>│ <text:s text:c="2"/>│ <text:s text:c="2"/>├── tool_zoomout.png</text:p>
      <text:p text:style-name="P1">│ <text:s text:c="6"/>│ <text:s text:c="2"/>│ <text:s text:c="2"/>├── Touch_0.png</text:p>
      <text:p text:style-name="P1">│ <text:s text:c="6"/>│ <text:s text:c="2"/>│ <text:s text:c="2"/>├── T-Touch_0.png</text:p>
      <text:p text:style-name="P1">│ <text:s text:c="6"/>│ <text:s text:c="2"/>│ <text:s text:c="2"/>├── X_0.png</text:p>
      <text:p text:style-name="P1">│ <text:s text:c="6"/>│ <text:s text:c="2"/>│ <text:s text:c="2"/>├── X_1.png</text:p>
      <text:p text:style-name="P1">│ <text:s text:c="6"/>│ <text:s text:c="2"/>│ <text:s text:c="2"/>├── Y_0.png</text:p>
      <text:p text:style-name="P1">│ <text:s text:c="6"/>│ <text:s text:c="2"/>│ <text:s text:c="2"/>├── Y_1.png</text:p>
      <text:p text:style-name="P1">│ <text:s text:c="6"/>│ <text:s text:c="2"/>│ <text:s text:c="2"/>├── Z_0.png</text:p>
      <text:p text:style-name="P1">│ <text:s text:c="6"/>│ <text:s text:c="2"/>│ <text:s text:c="2"/>└── Z_1.png</text:p>
      <text:p text:style-name="P1">│ <text:s text:c="6"/>│ <text:s text:c="2"/>├── lcnc_swoop.png</text:p>
      <text:p text:style-name="P1">│ <text:s text:c="6"/>│ <text:s text:c="2"/>├── limit_error.png</text:p>
      <text:p text:style-name="P1">│ <text:s text:c="6"/>│ <text:s text:c="2"/>├── linuxcnc-wizard.gif</text:p>
      <text:p text:style-name="P1">│ <text:s text:c="6"/>│ <text:s text:c="2"/>├── no_tool.png</text:p>
      <text:p text:style-name="P1">│ <text:s text:c="6"/>│ <text:s text:c="2"/>├── no_tool.xcf</text:p>
      <text:p text:style-name="P1">│ <text:s text:c="6"/>│ <text:s text:c="2"/>├── probe_icons/</text:p>
      <text:p text:style-name="P1">│ <text:s text:c="6"/>│ <text:s text:c="2"/>│ <text:s text:c="2"/>├── angle.png</text:p>
      <text:p text:style-name="P1">│ <text:s text:c="6"/>│ <text:s text:c="2"/>│ <text:s text:c="2"/>├── angleX-.png</text:p>
      <text:p text:style-name="P1">│ <text:s text:c="6"/>│ <text:s text:c="2"/>│ <text:s text:c="2"/>├── angleX+.png</text:p>
      <text:p text:style-name="P1">│ <text:s text:c="6"/>│ <text:s text:c="2"/>│ <text:s text:c="2"/>├── angleY-.png</text:p>
      <text:p text:style-name="P1">│ <text:s text:c="6"/>│ <text:s text:c="2"/>│ <text:s text:c="2"/>├── angleY+.png</text:p>
      <text:p text:style-name="P1">│ <text:s text:c="6"/>│ <text:s text:c="2"/>│ <text:s text:c="2"/>├── boss_center_help.png</text:p>
      <text:p text:style-name="P1">│ <text:s text:c="6"/>│ <text:s text:c="2"/>│ <text:s text:c="2"/>├── center.png</text:p>
      <text:p text:style-name="P1">│ <text:s text:c="6"/>│ <text:s text:c="2"/>│ <text:s text:c="2"/>├── down.png</text:p>
      <text:p text:style-name="P1">│ <text:s text:c="6"/>│ <text:s text:c="2"/>│ <text:s text:c="2"/>├── edge_length.png</text:p>
      <text:p text:style-name="P1">│ <text:s text:c="6"/>│ <text:s text:c="2"/>│ <text:s text:c="2"/>├── hole_center_help.png</text:p>
      <text:p text:style-name="P1">│ <text:s text:c="6"/>│ <text:s text:c="2"/>│ <text:s text:c="2"/>├── hole_center.png</text:p>
      <text:p text:style-name="P1">│ <text:s text:c="6"/>│ <text:s text:c="2"/>│ <text:s text:c="2"/>├── inHole.png</text:p>
      <text:p text:style-name="P1">│ <text:s text:c="6"/>│ <text:s text:c="2"/>│ <text:s text:c="2"/>├── inside_corner_help.png</text:p>
      <text:p text:style-name="P1">│ <text:s text:c="6"/>│ <text:s text:c="2"/>│ <text:s text:c="2"/>├── inside_xl.png</text:p>
      <text:p text:style-name="P1">│ <text:s text:c="6"/>│ <text:s text:c="2"/>│ <text:s text:c="2"/>├── inside_yl.png</text:p>
      <text:p text:style-name="P1">│ <text:s text:c="6"/>│ <text:s text:c="2"/>│ <text:s text:c="2"/>├── inX-.png</text:p>
      <text:p text:style-name="P1">│ <text:s text:c="6"/>│ <text:s text:c="2"/>│ <text:s text:c="2"/>├── inX+.png</text:p>
      <text:p text:style-name="P1">│ <text:s text:c="6"/>│ <text:s text:c="2"/>│ <text:s text:c="2"/>├── inX-Y-.png</text:p>
      <text:p text:style-name="P1">│ <text:s text:c="6"/>│ <text:s text:c="2"/>│ <text:s text:c="2"/>├── inX-Y+.png</text:p>
      <text:p text:style-name="P1">│ <text:s text:c="6"/>│ <text:s text:c="2"/>│ <text:s text:c="2"/>├── inX+Y-.png</text:p>
      <text:p text:style-name="P1">│ <text:s text:c="6"/>│ <text:s text:c="2"/>│ <text:s text:c="2"/>├── inX+Y+.png</text:p>
      <text:p text:style-name="P1">│ <text:s text:c="6"/>│ <text:s text:c="2"/>│ <text:s text:c="2"/>├── inY-.png</text:p>
      <text:p text:style-name="P1">│ <text:s text:c="6"/>│ <text:s text:c="2"/>│ <text:s text:c="2"/>├── inY+.png</text:p>
      <text:p text:style-name="P1">│ <text:s text:c="6"/>│ <text:s text:c="2"/>│ <text:s text:c="2"/>├── latch_dist.png</text:p>
      <text:p text:style-name="P1">│ <text:s text:c="6"/>│ <text:s text:c="2"/>│ <text:s text:c="2"/>├── max_probe.png</text:p>
      <text:p text:style-name="P1">│ <text:s text:c="6"/>│ <text:s text:c="2"/>│ <text:s text:c="2"/>├── outside_corner_help.png</text:p>
      <text:p text:style-name="P1">│ <text:s text:c="6"/>│ <text:s text:c="2"/>│ <text:s text:c="2"/>├── outside_xl.png</text:p>
      <text:p text:style-name="P1">│ <text:s text:c="6"/>│ <text:s text:c="2"/>│ <text:s text:c="2"/>├── outside_yl.png</text:p>
      <text:p text:style-name="P1">│ <text:s text:c="6"/>│ <text:s text:c="2"/>│ <text:s text:c="2"/>├── probe_a.png</text:p>
      <text:p text:style-name="P1">│ <text:s text:c="6"/>│ <text:s text:c="2"/>│ <text:s text:c="2"/>├── probe_center_x.png</text:p>
      <text:p text:style-name="P1">│ <text:s text:c="6"/>│ <text:s text:c="2"/>│ <text:s text:c="2"/>├── probe_center_y.png</text:p>
      <text:p text:style-name="P1">│ <text:s text:c="6"/>│ <text:s text:c="2"/>│ <text:s text:c="2"/>├── probe_centr.png</text:p>
      <text:p text:style-name="P1">│ <text:s text:c="6"/>│ <text:s text:c="2"/>│ <text:s text:c="2"/>├── probe_diam.png</text:p>
      <text:p text:style-name="P1">│ <text:s text:c="6"/>│ <text:s text:c="2"/>│ <text:s text:c="2"/>├── probe_d.png</text:p>
      <text:p text:style-name="P1">│ <text:s text:c="6"/>│ <text:s text:c="2"/>│ <text:s text:c="2"/>├── probe_lx.png</text:p>
      <text:p text:style-name="P1"><text:soft-page-break/>│ <text:s text:c="6"/>│ <text:s text:c="2"/>│ <text:s text:c="2"/>├── probe_ly.png</text:p>
      <text:p text:style-name="P1">│ <text:s text:c="6"/>│ <text:s text:c="2"/>│ <text:s text:c="2"/>├── probe_vel.png</text:p>
      <text:p text:style-name="P1">│ <text:s text:c="6"/>│ <text:s text:c="2"/>│ <text:s text:c="2"/>├── probe_xm.png</text:p>
      <text:p text:style-name="P1">│ <text:s text:c="6"/>│ <text:s text:c="2"/>│ <text:s text:c="2"/>├── probe_xp.png</text:p>
      <text:p text:style-name="P1">│ <text:s text:c="6"/>│ <text:s text:c="2"/>│ <text:s text:c="2"/>├── probe_ym.png</text:p>
      <text:p text:style-name="P1">│ <text:s text:c="6"/>│ <text:s text:c="2"/>│ <text:s text:c="2"/>├── probe_yp.png</text:p>
      <text:p text:style-name="P1">│ <text:s text:c="6"/>│ <text:s text:c="2"/>│ <text:s text:c="2"/>├── probe_z.png</text:p>
      <text:p text:style-name="P1">│ <text:s text:c="6"/>│ <text:s text:c="2"/>│ <text:s text:c="2"/>├── rappid.png</text:p>
      <text:p text:style-name="P1">│ <text:s text:c="6"/>│ <text:s text:c="2"/>│ <text:s text:c="2"/>├── reset_curr.png</text:p>
      <text:p text:style-name="P1">│ <text:s text:c="6"/>│ <text:s text:c="2"/>│ <text:s text:c="2"/>├── rott.png</text:p>
      <text:p text:style-name="P1">│ <text:s text:c="6"/>│ <text:s text:c="2"/>│ <text:s text:c="2"/>├── search_vel.png</text:p>
      <text:p text:style-name="P1">│ <text:s text:c="6"/>│ <text:s text:c="2"/>│ <text:s text:c="2"/>├── tool_dia.png</text:p>
      <text:p text:style-name="P1">│ <text:s text:c="6"/>│ <text:s text:c="2"/>│ <text:s text:c="2"/>├── touch.png</text:p>
      <text:p text:style-name="P1">│ <text:s text:c="6"/>│ <text:s text:c="2"/>│ <text:s text:c="2"/>├── ts_height.png</text:p>
      <text:p text:style-name="P1">│ <text:s text:c="6"/>│ <text:s text:c="2"/>│ <text:s text:c="2"/>├── workpiece_height.png</text:p>
      <text:p text:style-name="P1">│ <text:s text:c="6"/>│ <text:s text:c="2"/>│ <text:s text:c="2"/>├── X0.png</text:p>
      <text:p text:style-name="P1">│ <text:s text:c="6"/>│ <text:s text:c="2"/>│ <text:s text:c="2"/>├── X-.png</text:p>
      <text:p text:style-name="P1">│ <text:s text:c="6"/>│ <text:s text:c="2"/>│ <text:s text:c="2"/>├── X+.png</text:p>
      <text:p text:style-name="P1">│ <text:s text:c="6"/>│ <text:s text:c="2"/>│ <text:s text:c="2"/>├── xy_center.png</text:p>
      <text:p text:style-name="P1">│ <text:s text:c="6"/>│ <text:s text:c="2"/>│ <text:s text:c="2"/>├── XYclearance.png</text:p>
      <text:p text:style-name="P1">│ <text:s text:c="6"/>│ <text:s text:c="2"/>│ <text:s text:c="2"/>├── X-Y-.png</text:p>
      <text:p text:style-name="P1">│ <text:s text:c="6"/>│ <text:s text:c="2"/>│ <text:s text:c="2"/>├── X-Y+.png</text:p>
      <text:p text:style-name="P1">│ <text:s text:c="6"/>│ <text:s text:c="2"/>│ <text:s text:c="2"/>├── X+Y-.png</text:p>
      <text:p text:style-name="P1">│ <text:s text:c="6"/>│ <text:s text:c="2"/>│ <text:s text:c="2"/>├── X+Y+.png</text:p>
      <text:p text:style-name="P1">│ <text:s text:c="6"/>│ <text:s text:c="2"/>│ <text:s text:c="2"/>├── Y0.png</text:p>
      <text:p text:style-name="P1">│ <text:s text:c="6"/>│ <text:s text:c="2"/>│ <text:s text:c="2"/>├── Y-.png</text:p>
      <text:p text:style-name="P1">│ <text:s text:c="6"/>│ <text:s text:c="2"/>│ <text:s text:c="2"/>├── Y+.png</text:p>
      <text:p text:style-name="P1">│ <text:s text:c="6"/>│ <text:s text:c="2"/>│ <text:s text:c="2"/>├── Y+X-.png</text:p>
      <text:p text:style-name="P1">│ <text:s text:c="6"/>│ <text:s text:c="2"/>│ <text:s text:c="2"/>├── Z0.png</text:p>
      <text:p text:style-name="P1">│ <text:s text:c="6"/>│ <text:s text:c="2"/>│ <text:s text:c="2"/>└── Zclearance.png</text:p>
      <text:p text:style-name="P1">│ <text:s text:c="6"/>│ <text:s text:c="2"/>├── probe_icons_1024x768/</text:p>
      <text:p text:style-name="P1">│ <text:s text:c="6"/>│ <text:s text:c="2"/>│ <text:s text:c="2"/>├── angle.png</text:p>
      <text:p text:style-name="P1">│ <text:s text:c="6"/>│ <text:s text:c="2"/>│ <text:s text:c="2"/>├── angleX-.png</text:p>
      <text:p text:style-name="P1">│ <text:s text:c="6"/>│ <text:s text:c="2"/>│ <text:s text:c="2"/>├── angleX+.png</text:p>
      <text:p text:style-name="P1">│ <text:s text:c="6"/>│ <text:s text:c="2"/>│ <text:s text:c="2"/>├── angleY-.png</text:p>
      <text:p text:style-name="P1">│ <text:s text:c="6"/>│ <text:s text:c="2"/>│ <text:s text:c="2"/>├── angleY+.png</text:p>
      <text:p text:style-name="P1">│ <text:s text:c="6"/>│ <text:s text:c="2"/>│ <text:s text:c="2"/>├── center.png</text:p>
      <text:p text:style-name="P1">│ <text:s text:c="6"/>│ <text:s text:c="2"/>│ <text:s text:c="2"/>├── down.png</text:p>
      <text:p text:style-name="P1">│ <text:s text:c="6"/>│ <text:s text:c="2"/>│ <text:s text:c="2"/>├── edge_length.png</text:p>
      <text:p text:style-name="P1">│ <text:s text:c="6"/>│ <text:s text:c="2"/>│ <text:s text:c="2"/>├── hole_center.png</text:p>
      <text:p text:style-name="P1">│ <text:s text:c="6"/>│ <text:s text:c="2"/>│ <text:s text:c="2"/>├── inHole.png</text:p>
      <text:p text:style-name="P1">│ <text:s text:c="6"/>│ <text:s text:c="2"/>│ <text:s text:c="2"/>├── inX-.png</text:p>
      <text:p text:style-name="P1">│ <text:s text:c="6"/>│ <text:s text:c="2"/>│ <text:s text:c="2"/>├── inX+.png</text:p>
      <text:p text:style-name="P1">│ <text:s text:c="6"/>│ <text:s text:c="2"/>│ <text:s text:c="2"/>├── inX-Y-.png</text:p>
      <text:p text:style-name="P1">│ <text:s text:c="6"/>│ <text:s text:c="2"/>│ <text:s text:c="2"/>├── inX-Y+.png</text:p>
      <text:p text:style-name="P1">│ <text:s text:c="6"/>│ <text:s text:c="2"/>│ <text:s text:c="2"/>├── inX+Y-.png</text:p>
      <text:p text:style-name="P1">│ <text:s text:c="6"/>│ <text:s text:c="2"/>│ <text:s text:c="2"/>├── inX+Y+.png</text:p>
      <text:p text:style-name="P1">│ <text:s text:c="6"/>│ <text:s text:c="2"/>│ <text:s text:c="2"/>├── inY-.png</text:p>
      <text:p text:style-name="P1">│ <text:s text:c="6"/>│ <text:s text:c="2"/>│ <text:s text:c="2"/>├── inY+.png</text:p>
      <text:p text:style-name="P1">│ <text:s text:c="6"/>│ <text:s text:c="2"/>│ <text:s text:c="2"/>├── latch_dist.png</text:p>
      <text:p text:style-name="P1">│ <text:s text:c="6"/>│ <text:s text:c="2"/>│ <text:s text:c="2"/>├── max_probe.png</text:p>
      <text:p text:style-name="P1">│ <text:s text:c="6"/>│ <text:s text:c="2"/>│ <text:s text:c="2"/>├── probe_a.png</text:p>
      <text:p text:style-name="P1">│ <text:s text:c="6"/>│ <text:s text:c="2"/>│ <text:s text:c="2"/>├── probe_center_x.png</text:p>
      <text:p text:style-name="P1">│ <text:s text:c="6"/>│ <text:s text:c="2"/>│ <text:s text:c="2"/>├── probe_center_y.png</text:p>
      <text:p text:style-name="P1">│ <text:s text:c="6"/>│ <text:s text:c="2"/>│ <text:s text:c="2"/>├── probe_centr.png</text:p>
      <text:p text:style-name="P1"><text:soft-page-break/>│ <text:s text:c="6"/>│ <text:s text:c="2"/>│ <text:s text:c="2"/>├── probe_diam.png</text:p>
      <text:p text:style-name="P1">│ <text:s text:c="6"/>│ <text:s text:c="2"/>│ <text:s text:c="2"/>├── probe_d.png</text:p>
      <text:p text:style-name="P1">│ <text:s text:c="6"/>│ <text:s text:c="2"/>│ <text:s text:c="2"/>├── probe_lx.png</text:p>
      <text:p text:style-name="P1">│ <text:s text:c="6"/>│ <text:s text:c="2"/>│ <text:s text:c="2"/>├── probe_ly.png</text:p>
      <text:p text:style-name="P1">│ <text:s text:c="6"/>│ <text:s text:c="2"/>│ <text:s text:c="2"/>├── probe_vel.png</text:p>
      <text:p text:style-name="P1">│ <text:s text:c="6"/>│ <text:s text:c="2"/>│ <text:s text:c="2"/>├── probe_xm.png</text:p>
      <text:p text:style-name="P1">│ <text:s text:c="6"/>│ <text:s text:c="2"/>│ <text:s text:c="2"/>├── probe_xp.png</text:p>
      <text:p text:style-name="P1">│ <text:s text:c="6"/>│ <text:s text:c="2"/>│ <text:s text:c="2"/>├── probe_ym.png</text:p>
      <text:p text:style-name="P1">│ <text:s text:c="6"/>│ <text:s text:c="2"/>│ <text:s text:c="2"/>├── probe_yp.png</text:p>
      <text:p text:style-name="P1">│ <text:s text:c="6"/>│ <text:s text:c="2"/>│ <text:s text:c="2"/>├── probe_z.png</text:p>
      <text:p text:style-name="P1">│ <text:s text:c="6"/>│ <text:s text:c="2"/>│ <text:s text:c="2"/>├── rappid.png</text:p>
      <text:p text:style-name="P1">│ <text:s text:c="6"/>│ <text:s text:c="2"/>│ <text:s text:c="2"/>├── reset_curr.png</text:p>
      <text:p text:style-name="P1">│ <text:s text:c="6"/>│ <text:s text:c="2"/>│ <text:s text:c="2"/>├── rott.png</text:p>
      <text:p text:style-name="P1">│ <text:s text:c="6"/>│ <text:s text:c="2"/>│ <text:s text:c="2"/>├── search_vel.png</text:p>
      <text:p text:style-name="P1">│ <text:s text:c="6"/>│ <text:s text:c="2"/>│ <text:s text:c="2"/>├── touch.png</text:p>
      <text:p text:style-name="P1">│ <text:s text:c="6"/>│ <text:s text:c="2"/>│ <text:s text:c="2"/>├── X0.png</text:p>
      <text:p text:style-name="P1">│ <text:s text:c="6"/>│ <text:s text:c="2"/>│ <text:s text:c="2"/>├── X-.png</text:p>
      <text:p text:style-name="P1">│ <text:s text:c="6"/>│ <text:s text:c="2"/>│ <text:s text:c="2"/>├── X+.png</text:p>
      <text:p text:style-name="P1">│ <text:s text:c="6"/>│ <text:s text:c="2"/>│ <text:s text:c="2"/>├── xy_center.png</text:p>
      <text:p text:style-name="P1">│ <text:s text:c="6"/>│ <text:s text:c="2"/>│ <text:s text:c="2"/>├── XYclearance.png</text:p>
      <text:p text:style-name="P1">│ <text:s text:c="6"/>│ <text:s text:c="2"/>│ <text:s text:c="2"/>├── X-Y-.png</text:p>
      <text:p text:style-name="P1">│ <text:s text:c="6"/>│ <text:s text:c="2"/>│ <text:s text:c="2"/>├── X-Y+.png</text:p>
      <text:p text:style-name="P1">│ <text:s text:c="6"/>│ <text:s text:c="2"/>│ <text:s text:c="2"/>├── X+Y-.png</text:p>
      <text:p text:style-name="P1">│ <text:s text:c="6"/>│ <text:s text:c="2"/>│ <text:s text:c="2"/>├── X+Y+.png</text:p>
      <text:p text:style-name="P1">│ <text:s text:c="6"/>│ <text:s text:c="2"/>│ <text:s text:c="2"/>├── Y0.png</text:p>
      <text:p text:style-name="P1">│ <text:s text:c="6"/>│ <text:s text:c="2"/>│ <text:s text:c="2"/>├── Y-.png</text:p>
      <text:p text:style-name="P1">│ <text:s text:c="6"/>│ <text:s text:c="2"/>│ <text:s text:c="2"/>├── Y+.png</text:p>
      <text:p text:style-name="P1">│ <text:s text:c="6"/>│ <text:s text:c="2"/>│ <text:s text:c="2"/>├── Y+X-.png</text:p>
      <text:p text:style-name="P1">│ <text:s text:c="6"/>│ <text:s text:c="2"/>│ <text:s text:c="2"/>├── Z0.png</text:p>
      <text:p text:style-name="P1">│ <text:s text:c="6"/>│ <text:s text:c="2"/>│ <text:s text:c="2"/>└── Zclearance.png</text:p>
      <text:p text:style-name="P1">│ <text:s text:c="6"/>│ <text:s text:c="2"/>├── ref_all_critical.png</text:p>
      <text:p text:style-name="P1">│ <text:s text:c="6"/>│ <text:s text:c="2"/>├── ref_all_not_22x22.png</text:p>
      <text:p text:style-name="P1">│ <text:s text:c="6"/>│ <text:s text:c="2"/>├── ref_all_not.png</text:p>
      <text:p text:style-name="P1">│ <text:s text:c="6"/>│ <text:s text:c="2"/>├── ref_all.png</text:p>
      <text:p text:style-name="P1">│ <text:s text:c="6"/>│ <text:s text:c="2"/>├── spindle_ccw.gif</text:p>
      <text:p text:style-name="P1">│ <text:s text:c="6"/>│ <text:s text:c="2"/>├── spindle_cw.gif</text:p>
      <text:p text:style-name="P1">│ <text:s text:c="6"/>│ <text:s text:c="2"/>├── std_info.gif</text:p>
      <text:p text:style-name="P1">│ <text:s text:c="6"/>│ <text:s text:c="2"/>├── tool_7-.png</text:p>
      <text:p text:style-name="P1">│ <text:s text:c="6"/>│ <text:s text:c="2"/>├── tool_clear.gif</text:p>
      <text:p text:style-name="P1">│ <text:s text:c="6"/>│ <text:s text:c="2"/>├── tool_reload.gif</text:p>
      <text:p text:style-name="P1">│ <text:s text:c="6"/>│ <text:s text:c="2"/>├── unknown_tool.png</text:p>
      <text:p text:style-name="P1">│ <text:s text:c="6"/>│ <text:s text:c="2"/>├── x_minus_jog_button.png</text:p>
      <text:p text:style-name="P1">│ <text:s text:c="6"/>│ <text:s text:c="2"/>├── x_plus_jog_button.png</text:p>
      <text:p text:style-name="P1">│ <text:s text:c="6"/>│ <text:s text:c="2"/>├── y_minus_jog_button.png</text:p>
      <text:p text:style-name="P1">│ <text:s text:c="6"/>│ <text:s text:c="2"/>├── y_plus_jog_button.png</text:p>
      <text:p text:style-name="P1">│ <text:s text:c="6"/>│ <text:s text:c="2"/>├── z_minus_jog_button.png</text:p>
      <text:p text:style-name="P1">│ <text:s text:c="6"/>│ <text:s text:c="2"/>└── z_plus_jog_button.png</text:p>
      <text:p text:style-name="P1">│ <text:s text:c="6"/>├── panels/</text:p>
      <text:p text:style-name="P1">│ <text:s text:c="6"/>│ <text:s text:c="2"/>├── cam_align/</text:p>
      <text:p text:style-name="P1">│ <text:s text:c="6"/>│ <text:s text:c="2"/>│ <text:s text:c="2"/>├── cam_align_handler.py</text:p>
      <text:p text:style-name="P1">│ <text:s text:c="6"/>│ <text:s text:c="2"/>│ <text:s text:c="2"/>└── cam_align.ui</text:p>
      <text:p text:style-name="P1">│ <text:s text:c="6"/>│ <text:s text:c="2"/>└── sim_panel/</text:p>
      <text:p text:style-name="P1">│ <text:s text:c="6"/>│ <text:s text:c="6"/>└── sim_panel.ui</text:p>
      <text:p text:style-name="P1">│ <text:s text:c="6"/>├── screens/</text:p>
      <text:p text:style-name="P1">│ <text:s text:c="6"/>│ <text:s text:c="2"/>├── blender/</text:p>
      <text:p text:style-name="P1"><text:soft-page-break/>│ <text:s text:c="6"/>│ <text:s text:c="2"/>│ <text:s text:c="2"/>├── blender_handler.py</text:p>
      <text:p text:style-name="P1">│ <text:s text:c="6"/>│ <text:s text:c="2"/>│ <text:s text:c="2"/>├── blender.qrc</text:p>
      <text:p text:style-name="P1">│ <text:s text:c="6"/>│ <text:s text:c="2"/>│ <text:s text:c="2"/>├── blender.qss</text:p>
      <text:p text:style-name="P1">│ <text:s text:c="6"/>│ <text:s text:c="2"/>│ <text:s text:c="2"/>├── blender.ui</text:p>
      <text:p text:style-name="P1">│ <text:s text:c="6"/>│ <text:s text:c="2"/>│ <text:s text:c="2"/>└── tool_reload.gif</text:p>
      <text:p text:style-name="P1">│ <text:s text:c="6"/>│ <text:s text:c="2"/>├── qtaxis/</text:p>
      <text:p text:style-name="P1">│ <text:s text:c="6"/>│ <text:s text:c="2"/>│ <text:s text:c="2"/>├── qtaxis_handler.py</text:p>
      <text:p text:style-name="P1">│ <text:s text:c="6"/>│ <text:s text:c="2"/>│ <text:s text:c="2"/>├── qtaxis.qss</text:p>
      <text:p text:style-name="P1">│ <text:s text:c="6"/>│ <text:s text:c="2"/>│ <text:s text:c="2"/>└── qtaxis.ui</text:p>
      <text:p text:style-name="P1">│ <text:s text:c="6"/>│ <text:s text:c="2"/>├── qt_cnc/</text:p>
      <text:p text:style-name="P1">│ <text:s text:c="6"/>│ <text:s text:c="2"/>│ <text:s text:c="2"/>├── qt_cnc_darker.qss</text:p>
      <text:p text:style-name="P1">│ <text:s text:c="6"/>│ <text:s text:c="2"/>│ <text:s text:c="2"/>├── qt_cnc_enum.ui</text:p>
      <text:p text:style-name="P1">│ <text:s text:c="6"/>│ <text:s text:c="2"/>│ <text:s text:c="2"/>├── qt_cnc_handler.py</text:p>
      <text:p text:style-name="P1">│ <text:s text:c="6"/>│ <text:s text:c="2"/>│ <text:s text:c="2"/>├── qt_cnc.qss</text:p>
      <text:p text:style-name="P1">│ <text:s text:c="6"/>│ <text:s text:c="2"/>│ <text:s text:c="2"/>└── qt_cnc.ui</text:p>
      <text:p text:style-name="P1">│ <text:s text:c="6"/>│ <text:s text:c="2"/>├── qt_cnc_800x600/</text:p>
      <text:p text:style-name="P1">│ <text:s text:c="6"/>│ <text:s text:c="2"/>│ <text:s text:c="2"/>├── qt_cnc_800x600_handler.py</text:p>
      <text:p text:style-name="P1">│ <text:s text:c="6"/>│ <text:s text:c="2"/>│ <text:s text:c="2"/>└── qt_cnc_800x600.ui</text:p>
      <text:p text:style-name="P1">│ <text:s text:c="6"/>│ <text:s text:c="2"/>├── qt_cnc_9_axis/</text:p>
      <text:p text:style-name="P1">│ <text:s text:c="6"/>│ <text:s text:c="2"/>│ <text:s text:c="2"/>├── qt_cnc_9_axis_handler.py</text:p>
      <text:p text:style-name="P1">│ <text:s text:c="6"/>│ <text:s text:c="2"/>│ <text:s text:c="2"/>├── qt_cnc_9_axis.qss</text:p>
      <text:p text:style-name="P1">│ <text:s text:c="6"/>│ <text:s text:c="2"/>│ <text:s text:c="2"/>└── qt_cnc_9_axis.ui</text:p>
      <text:p text:style-name="P1">│ <text:s text:c="6"/>│ <text:s text:c="2"/>├── qtdragon/</text:p>
      <text:p text:style-name="P1">│ <text:s text:c="6"/>│ <text:s text:c="2"/>│ <text:s text:c="2"/>├── qtdragon_handler.py</text:p>
      <text:p text:style-name="P1">│ <text:s text:c="6"/>│ <text:s text:c="2"/>│ <text:s text:c="2"/>├── qtdragon.qrc</text:p>
      <text:p text:style-name="P1">│ <text:s text:c="6"/>│ <text:s text:c="2"/>│ <text:s text:c="2"/>├── qtdragon.qss</text:p>
      <text:p text:style-name="P1">│ <text:s text:c="6"/>│ <text:s text:c="2"/>│ <text:s text:c="2"/>└── qtdragon.ui</text:p>
      <text:p text:style-name="P1">│ <text:s text:c="6"/>│ <text:s text:c="2"/>├── qtlathe/</text:p>
      <text:p text:style-name="P1">│ <text:s text:c="6"/>│ <text:s text:c="2"/>│ <text:s text:c="2"/>├── qtlathe_handler.py</text:p>
      <text:p text:style-name="P1">│ <text:s text:c="6"/>│ <text:s text:c="2"/>│ <text:s text:c="2"/>├── qtlathe.qss</text:p>
      <text:p text:style-name="P1">│ <text:s text:c="6"/>│ <text:s text:c="2"/>│ <text:s text:c="2"/>└── qtlathe.ui</text:p>
      <text:p text:style-name="P1">│ <text:s text:c="6"/>│ <text:s text:c="2"/>├── qttouchy/</text:p>
      <text:p text:style-name="P1">│ <text:s text:c="6"/>│ <text:s text:c="2"/>│ <text:s text:c="2"/>├── qttouchy_handler.py</text:p>
      <text:p text:style-name="P1">│ <text:s text:c="6"/>│ <text:s text:c="2"/>│ <text:s text:c="2"/>├── qttouchy.qss</text:p>
      <text:p text:style-name="P1">│ <text:s text:c="6"/>│ <text:s text:c="2"/>│ <text:s text:c="2"/>└── qttouchy.ui</text:p>
      <text:p text:style-name="P1">│ <text:s text:c="6"/>│ <text:s text:c="2"/>├── tester/</text:p>
      <text:p text:style-name="P1">│ <text:s text:c="6"/>│ <text:s text:c="2"/>│ <text:s text:c="2"/>├── tester_handler.py</text:p>
      <text:p text:style-name="P1">│ <text:s text:c="6"/>│ <text:s text:c="2"/>│ <text:s text:c="2"/>└── tester.ui</text:p>
      <text:p text:style-name="P1">│ <text:s text:c="6"/>│ <text:s text:c="2"/>└── x1mill/</text:p>
      <text:p text:style-name="P1">│ <text:s text:c="6"/>│ <text:s text:c="6"/>├── x1mill_handler.py</text:p>
      <text:p text:style-name="P1">│ <text:s text:c="6"/>│ <text:s text:c="6"/>└── x1mill.ui</text:p>
      <text:p text:style-name="P1">│ <text:s text:c="6"/>└── widgets_ui/</text:p>
      <text:p text:style-name="P1">│ <text:s text:c="10"/>├── mdi_touchy.ui</text:p>
      <text:p text:style-name="P1">│ <text:s text:c="10"/>├── style_dialog.ui</text:p>
      <text:p text:style-name="P1">│ <text:s text:c="10"/>├── versa_probe.ui</text:p>
      <text:p text:style-name="P1">│ <text:s text:c="10"/>└── versa_usage.html</text:p>
      <text:p text:style-name="P1">├── src/</text:p>
      <text:p text:style-name="P1">│ <text:s text:c="2"/>├── autogen.sh*</text:p>
      <text:p text:style-name="P1">│ <text:s text:c="2"/>├── CodingStyle</text:p>
      <text:p text:style-name="P1">│ <text:s text:c="2"/>├── configure.ac</text:p>
      <text:p text:style-name="P1">│ <text:s text:c="2"/>├── doxconfig</text:p>
      <text:p text:style-name="P1">│ <text:s text:c="2"/>├── emc/</text:p>
      <text:p text:style-name="P1">│ <text:s text:c="2"/>│ <text:s text:c="2"/>├── canterp/</text:p>
      <text:p text:style-name="P1">│ <text:s text:c="2"/>│ <text:s text:c="2"/>│ <text:s text:c="2"/>├── canterp.cc</text:p>
      <text:p text:style-name="P1">│ <text:s text:c="2"/>│ <text:s text:c="2"/>│ <text:s text:c="2"/>└── Submakefile</text:p>
      <text:p text:style-name="P1"><text:soft-page-break/>│ <text:s text:c="2"/>│ <text:s text:c="2"/>├── ini/</text:p>
      <text:p text:style-name="P1">│ <text:s text:c="2"/>│ <text:s text:c="2"/>│ <text:s text:c="2"/>├── emcIniFile.cc</text:p>
      <text:p text:style-name="P1">│ <text:s text:c="2"/>│ <text:s text:c="2"/>│ <text:s text:c="2"/>├── emcIniFile.hh</text:p>
      <text:p text:style-name="P1">│ <text:s text:c="2"/>│ <text:s text:c="2"/>│ <text:s text:c="2"/>├── iniaxis.cc</text:p>
      <text:p text:style-name="P1">│ <text:s text:c="2"/>│ <text:s text:c="2"/>│ <text:s text:c="2"/>├── iniaxis.hh</text:p>
      <text:p text:style-name="P1">│ <text:s text:c="2"/>│ <text:s text:c="2"/>│ <text:s text:c="2"/>├── inihal.cc</text:p>
      <text:p text:style-name="P1">│ <text:s text:c="2"/>│ <text:s text:c="2"/>│ <text:s text:c="2"/>├── inihal.hh</text:p>
      <text:p text:style-name="P1">│ <text:s text:c="2"/>│ <text:s text:c="2"/>│ <text:s text:c="2"/>├── inijoint.cc</text:p>
      <text:p text:style-name="P1">│ <text:s text:c="2"/>│ <text:s text:c="2"/>│ <text:s text:c="2"/>├── inijoint.hh</text:p>
      <text:p text:style-name="P1">│ <text:s text:c="2"/>│ <text:s text:c="2"/>│ <text:s text:c="2"/>├── initool.cc</text:p>
      <text:p text:style-name="P1">│ <text:s text:c="2"/>│ <text:s text:c="2"/>│ <text:s text:c="2"/>├── initool.hh</text:p>
      <text:p text:style-name="P1">│ <text:s text:c="2"/>│ <text:s text:c="2"/>│ <text:s text:c="2"/>├── initraj.cc</text:p>
      <text:p text:style-name="P1">│ <text:s text:c="2"/>│ <text:s text:c="2"/>│ <text:s text:c="2"/>├── initraj.hh</text:p>
      <text:p text:style-name="P1">│ <text:s text:c="2"/>│ <text:s text:c="2"/>│ <text:s text:c="2"/>└── Submakefile</text:p>
      <text:p text:style-name="P1">│ <text:s text:c="2"/>│ <text:s text:c="2"/>├── iotask/</text:p>
      <text:p text:style-name="P1">│ <text:s text:c="2"/>│ <text:s text:c="2"/>│ <text:s text:c="2"/>├── ioControl.cc</text:p>
      <text:p text:style-name="P1">│ <text:s text:c="2"/>│ <text:s text:c="2"/>│ <text:s text:c="2"/>├── ioControl_v2.cc</text:p>
      <text:p text:style-name="P1">│ <text:s text:c="2"/>│ <text:s text:c="2"/>│ <text:s text:c="2"/>└── Submakefile</text:p>
      <text:p text:style-name="P1">│ <text:s text:c="2"/>│ <text:s text:c="2"/>├── kinematics/</text:p>
      <text:p text:style-name="P1">│ <text:s text:c="2"/>│ <text:s text:c="2"/>│ <text:s text:c="2"/>├── 5axiskins.c</text:p>
      <text:p text:style-name="P1">│ <text:s text:c="2"/>│ <text:s text:c="2"/>│ <text:s text:c="2"/>├── blend.fig</text:p>
      <text:p text:style-name="P1">│ <text:s text:c="2"/>│ <text:s text:c="2"/>│ <text:s text:c="2"/>├── corexykins.c</text:p>
      <text:p text:style-name="P1">│ <text:s text:c="2"/>│ <text:s text:c="2"/>│ <text:s text:c="2"/>├── cubic.c</text:p>
      <text:p text:style-name="P1">│ <text:s text:c="2"/>│ <text:s text:c="2"/>│ <text:s text:c="2"/>├── cubic.h</text:p>
      <text:p text:style-name="P1">│ <text:s text:c="2"/>│ <text:s text:c="2"/>│ <text:s text:c="2"/>├── genhexkins.c</text:p>
      <text:p text:style-name="P1">│ <text:s text:c="2"/>│ <text:s text:c="2"/>│ <text:s text:c="2"/>├── genhexkins.h</text:p>
      <text:p text:style-name="P1">│ <text:s text:c="2"/>│ <text:s text:c="2"/>│ <text:s text:c="2"/>├── genserkins.c</text:p>
      <text:p text:style-name="P1">│ <text:s text:c="2"/>│ <text:s text:c="2"/>│ <text:s text:c="2"/>├── genserkins.h</text:p>
      <text:p text:style-name="P1">│ <text:s text:c="2"/>│ <text:s text:c="2"/>│ <text:s text:c="2"/>├── kinematics.h</text:p>
      <text:p text:style-name="P1">│ <text:s text:c="2"/>│ <text:s text:c="2"/>│ <text:s text:c="2"/>├── lineardeltakins.c</text:p>
      <text:p text:style-name="P1">│ <text:s text:c="2"/>│ <text:s text:c="2"/>│ <text:s text:c="2"/>├── lineardeltakins.cc</text:p>
      <text:p text:style-name="P1">│ <text:s text:c="2"/>│ <text:s text:c="2"/>│ <text:s text:c="2"/>├── lineardeltakins-common.h</text:p>
      <text:p text:style-name="P1">│ <text:s text:c="2"/>│ <text:s text:c="2"/>│ <text:s text:c="2"/>├── maxkins.c</text:p>
      <text:p text:style-name="P1">│ <text:s text:c="2"/>│ <text:s text:c="2"/>│ <text:s text:c="2"/>├── meson.build</text:p>
      <text:p text:style-name="P1">│ <text:s text:c="2"/>│ <text:s text:c="2"/>│ <text:s text:c="2"/>├── pumakins.c</text:p>
      <text:p text:style-name="P1">│ <text:s text:c="2"/>│ <text:s text:c="2"/>│ <text:s text:c="2"/>├── pumakins.h</text:p>
      <text:p text:style-name="P1">│ <text:s text:c="2"/>│ <text:s text:c="2"/>│ <text:s text:c="2"/>├── rosekins.c</text:p>
      <text:p text:style-name="P1">│ <text:s text:c="2"/>│ <text:s text:c="2"/>│ <text:s text:c="2"/>├── rotarydeltakins.c</text:p>
      <text:p text:style-name="P1">│ <text:s text:c="2"/>│ <text:s text:c="2"/>│ <text:s text:c="2"/>├── rotarydeltakins.cc</text:p>
      <text:p text:style-name="P1">│ <text:s text:c="2"/>│ <text:s text:c="2"/>│ <text:s text:c="2"/>├── rotarydeltakins-common.h</text:p>
      <text:p text:style-name="P1">│ <text:s text:c="2"/>│ <text:s text:c="2"/>│ <text:s text:c="2"/>├── rotatekins.c</text:p>
      <text:p text:style-name="P1">│ <text:s text:c="2"/>│ <text:s text:c="2"/>│ <text:s text:c="2"/>├── scarakins.c</text:p>
      <text:p text:style-name="P1">│ <text:s text:c="2"/>│ <text:s text:c="2"/>│ <text:s text:c="2"/>├── scorbot-kins.c</text:p>
      <text:p text:style-name="P1">│ <text:s text:c="2"/>│ <text:s text:c="2"/>│ <text:s text:c="2"/>├── Submakefile</text:p>
      <text:p text:style-name="P1">│ <text:s text:c="2"/>│ <text:s text:c="2"/>│ <text:s text:c="2"/>├── tripodkins.c</text:p>
      <text:p text:style-name="P1">│ <text:s text:c="2"/>│ <text:s text:c="2"/>│ <text:s text:c="2"/>├── trivkins.c</text:p>
      <text:p text:style-name="P1">│ <text:s text:c="2"/>│ <text:s text:c="2"/>│ <text:s text:c="2"/>├── xyzac-trt-kins.c</text:p>
      <text:p text:style-name="P1">│ <text:s text:c="2"/>│ <text:s text:c="2"/>│ <text:s text:c="2"/>└── xyzbc-trt-kins.c</text:p>
      <text:p text:style-name="P1">│ <text:s text:c="2"/>│ <text:s text:c="2"/>├── motion/</text:p>
      <text:p text:style-name="P1">│ <text:s text:c="2"/>│ <text:s text:c="2"/>│ <text:s text:c="2"/>├── command.c</text:p>
      <text:p text:style-name="P1">│ <text:s text:c="2"/>│ <text:s text:c="2"/>│ <text:s text:c="2"/>├── control.c</text:p>
      <text:p text:style-name="P1">│ <text:s text:c="2"/>│ <text:s text:c="2"/>│ <text:s text:c="2"/>├── dbuf.c</text:p>
      <text:p text:style-name="P1">│ <text:s text:c="2"/>│ <text:s text:c="2"/>│ <text:s text:c="2"/>├── dbuf.h</text:p>
      <text:p text:style-name="P1">│ <text:s text:c="2"/>│ <text:s text:c="2"/>│ <text:s text:c="2"/>├── emcmotcfg.h</text:p>
      <text:p text:style-name="P1">│ <text:s text:c="2"/>│ <text:s text:c="2"/>│ <text:s text:c="2"/>├── emcmotglb.c</text:p>
      <text:p text:style-name="P1"><text:soft-page-break/>│ <text:s text:c="2"/>│ <text:s text:c="2"/>│ <text:s text:c="2"/>├── emcmotglb.h</text:p>
      <text:p text:style-name="P1">│ <text:s text:c="2"/>│ <text:s text:c="2"/>│ <text:s text:c="2"/>├── emcmotutil.c</text:p>
      <text:p text:style-name="P1">│ <text:s text:c="2"/>│ <text:s text:c="2"/>│ <text:s text:c="2"/>├── homing.c</text:p>
      <text:p text:style-name="P1">│ <text:s text:c="2"/>│ <text:s text:c="2"/>│ <text:s text:c="2"/>├── homing.dot</text:p>
      <text:p text:style-name="P1">│ <text:s text:c="2"/>│ <text:s text:c="2"/>│ <text:s text:c="2"/>├── homing.h</text:p>
      <text:p text:style-name="P1">│ <text:s text:c="2"/>│ <text:s text:c="2"/>│ <text:s text:c="2"/>├── meson.build</text:p>
      <text:p text:style-name="P1">│ <text:s text:c="2"/>│ <text:s text:c="2"/>│ <text:s text:c="2"/>├── motion.c</text:p>
      <text:p text:style-name="P1">│ <text:s text:c="2"/>│ <text:s text:c="2"/>│ <text:s text:c="2"/>├── motion_debug.h</text:p>
      <text:p text:style-name="P1">│ <text:s text:c="2"/>│ <text:s text:c="2"/>│ <text:s text:c="2"/>├── motion.h</text:p>
      <text:p text:style-name="P1">│ <text:s text:c="2"/>│ <text:s text:c="2"/>│ <text:s text:c="2"/>├── motion_struct.h</text:p>
      <text:p text:style-name="P1">│ <text:s text:c="2"/>│ <text:s text:c="2"/>│ <text:s text:c="2"/>├── mot_priv.h</text:p>
      <text:p text:style-name="P1">│ <text:s text:c="2"/>│ <text:s text:c="2"/>│ <text:s text:c="2"/>├── simple_tp.c</text:p>
      <text:p text:style-name="P1">│ <text:s text:c="2"/>│ <text:s text:c="2"/>│ <text:s text:c="2"/>├── simple_tp.h</text:p>
      <text:p text:style-name="P1">│ <text:s text:c="2"/>│ <text:s text:c="2"/>│ <text:s text:c="2"/>├── stashf.c</text:p>
      <text:p text:style-name="P1">│ <text:s text:c="2"/>│ <text:s text:c="2"/>│ <text:s text:c="2"/>├── stashf.h</text:p>
      <text:p text:style-name="P1">│ <text:s text:c="2"/>│ <text:s text:c="2"/>│ <text:s text:c="2"/>├── stashf_wrap.h</text:p>
      <text:p text:style-name="P1">│ <text:s text:c="2"/>│ <text:s text:c="2"/>│ <text:s text:c="2"/>├── Submakefile</text:p>
      <text:p text:style-name="P1">│ <text:s text:c="2"/>│ <text:s text:c="2"/>│ <text:s text:c="2"/>├── teleop-notes</text:p>
      <text:p text:style-name="P1">│ <text:s text:c="2"/>│ <text:s text:c="2"/>│ <text:s text:c="2"/>├── usrmotintf.cc</text:p>
      <text:p text:style-name="P1">│ <text:s text:c="2"/>│ <text:s text:c="2"/>│ <text:s text:c="2"/>└── usrmotintf.h</text:p>
      <text:p text:style-name="P1">│ <text:s text:c="2"/>│ <text:s text:c="2"/>├── motion-logger/</text:p>
      <text:p text:style-name="P1">│ <text:s text:c="2"/>│ <text:s text:c="2"/>│ <text:s text:c="2"/>├── motion-logger.c</text:p>
      <text:p text:style-name="P1">│ <text:s text:c="2"/>│ <text:s text:c="2"/>│ <text:s text:c="2"/>├── README</text:p>
      <text:p text:style-name="P1">│ <text:s text:c="2"/>│ <text:s text:c="2"/>│ <text:s text:c="2"/>└── Submakefile</text:p>
      <text:p text:style-name="P1">│ <text:s text:c="2"/>│ <text:s text:c="2"/>├── nml_intf/</text:p>
      <text:p text:style-name="P1">│ <text:s text:c="2"/>│ <text:s text:c="2"/>│ <text:s text:c="2"/>├── canon.hh</text:p>
      <text:p text:style-name="P1">│ <text:s text:c="2"/>│ <text:s text:c="2"/>│ <text:s text:c="2"/>├── canon_position.cc</text:p>
      <text:p text:style-name="P1">│ <text:s text:c="2"/>│ <text:s text:c="2"/>│ <text:s text:c="2"/>├── canon_position.hh</text:p>
      <text:p text:style-name="P1">│ <text:s text:c="2"/>│ <text:s text:c="2"/>│ <text:s text:c="2"/>├── debugflags.h</text:p>
      <text:p text:style-name="P1">│ <text:s text:c="2"/>│ <text:s text:c="2"/>│ <text:s text:c="2"/>├── emcargs.cc</text:p>
      <text:p text:style-name="P1">│ <text:s text:c="2"/>│ <text:s text:c="2"/>│ <text:s text:c="2"/>├── emc.cc</text:p>
      <text:p text:style-name="P1">│ <text:s text:c="2"/>│ <text:s text:c="2"/>│ <text:s text:c="2"/>├── emccfg.h</text:p>
      <text:p text:style-name="P1">│ <text:s text:c="2"/>│ <text:s text:c="2"/>│ <text:s text:c="2"/>├── emcglb.c</text:p>
      <text:p text:style-name="P1">│ <text:s text:c="2"/>│ <text:s text:c="2"/>│ <text:s text:c="2"/>├── emcglb.h</text:p>
      <text:p text:style-name="P1">│ <text:s text:c="2"/>│ <text:s text:c="2"/>│ <text:s text:c="2"/>├── emc.hh</text:p>
      <text:p text:style-name="P1">│ <text:s text:c="2"/>│ <text:s text:c="2"/>│ <text:s text:c="2"/>├── emc_nml.hh</text:p>
      <text:p text:style-name="P1">│ <text:s text:c="2"/>│ <text:s text:c="2"/>│ <text:s text:c="2"/>├── emcops.cc</text:p>
      <text:p text:style-name="P1">│ <text:s text:c="2"/>│ <text:s text:c="2"/>│ <text:s text:c="2"/>├── emcpose.c</text:p>
      <text:p text:style-name="P1">│ <text:s text:c="2"/>│ <text:s text:c="2"/>│ <text:s text:c="2"/>├── emcpose.h</text:p>
      <text:p text:style-name="P1">│ <text:s text:c="2"/>│ <text:s text:c="2"/>│ <text:s text:c="2"/>├── emcpos.h</text:p>
      <text:p text:style-name="P1">│ <text:s text:c="2"/>│ <text:s text:c="2"/>│ <text:s text:c="2"/>├── emctool.h</text:p>
      <text:p text:style-name="P1">│ <text:s text:c="2"/>│ <text:s text:c="2"/>│ <text:s text:c="2"/>├── interpl.cc</text:p>
      <text:p text:style-name="P1">│ <text:s text:c="2"/>│ <text:s text:c="2"/>│ <text:s text:c="2"/>├── interpl.hh</text:p>
      <text:p text:style-name="P1">│ <text:s text:c="2"/>│ <text:s text:c="2"/>│ <text:s text:c="2"/>├── interp_return.hh</text:p>
      <text:p text:style-name="P1">│ <text:s text:c="2"/>│ <text:s text:c="2"/>│ <text:s text:c="2"/>├── meson.build</text:p>
      <text:p text:style-name="P1">│ <text:s text:c="2"/>│ <text:s text:c="2"/>│ <text:s text:c="2"/>├── motion_types.h</text:p>
      <text:p text:style-name="P1">│ <text:s text:c="2"/>│ <text:s text:c="2"/>│ <text:s text:c="2"/>└── Submakefile</text:p>
      <text:p text:style-name="P1">│ <text:s text:c="2"/>│ <text:s text:c="2"/>├── pythonplugin/</text:p>
      <text:p text:style-name="P1">│ <text:s text:c="2"/>│ <text:s text:c="2"/>│ <text:s text:c="2"/>├── .gitignore</text:p>
      <text:p text:style-name="P1">│ <text:s text:c="2"/>│ <text:s text:c="2"/>│ <text:s text:c="2"/>├── meson.build</text:p>
      <text:p text:style-name="P1">│ <text:s text:c="2"/>│ <text:s text:c="2"/>│ <text:s text:c="2"/>├── python_plugin.cc</text:p>
      <text:p text:style-name="P1">│ <text:s text:c="2"/>│ <text:s text:c="2"/>│ <text:s text:c="2"/>├── python_plugin.hh</text:p>
      <text:p text:style-name="P1">│ <text:s text:c="2"/>│ <text:s text:c="2"/>│ <text:s text:c="2"/>├── README</text:p>
      <text:p text:style-name="P1">│ <text:s text:c="2"/>│ <text:s text:c="2"/>│ <text:s text:c="2"/>├── Submakefile</text:p>
      <text:p text:style-name="P1">│ <text:s text:c="2"/>│ <text:s text:c="2"/>│ <text:s text:c="2"/>└── testpp.cc</text:p>
      <text:p text:style-name="P1"><text:soft-page-break/>│ <text:s text:c="2"/>│ <text:s text:c="2"/>├── rs274ngc/</text:p>
      <text:p text:style-name="P1">│ <text:s text:c="2"/>│ <text:s text:c="2"/>│ <text:s text:c="2"/>├── array1.hh</text:p>
      <text:p text:style-name="P1">│ <text:s text:c="2"/>│ <text:s text:c="2"/>│ <text:s text:c="2"/>├── boost_pyenum_macros.hh</text:p>
      <text:p text:style-name="P1">│ <text:s text:c="2"/>│ <text:s text:c="2"/>│ <text:s text:c="2"/>├── canonmodule.cc</text:p>
      <text:p text:style-name="P1">│ <text:s text:c="2"/>│ <text:s text:c="2"/>│ <text:s text:c="2"/>├── gcodemodule.cc</text:p>
      <text:p text:style-name="P1">│ <text:s text:c="2"/>│ <text:s text:c="2"/>│ <text:s text:c="2"/>├── interp_arc.cc</text:p>
      <text:p text:style-name="P1">│ <text:s text:c="2"/>│ <text:s text:c="2"/>│ <text:s text:c="2"/>├── interp_array.cc</text:p>
      <text:p text:style-name="P1">│ <text:s text:c="2"/>│ <text:s text:c="2"/>│ <text:s text:c="2"/>├── interp_array_types.hh</text:p>
      <text:p text:style-name="P1">│ <text:s text:c="2"/>│ <text:s text:c="2"/>│ <text:s text:c="2"/>├── interp_base.cc</text:p>
      <text:p text:style-name="P1">│ <text:s text:c="2"/>│ <text:s text:c="2"/>│ <text:s text:c="2"/>├── interp_base.hh</text:p>
      <text:p text:style-name="P1">│ <text:s text:c="2"/>│ <text:s text:c="2"/>│ <text:s text:c="2"/>├── interp_check.cc</text:p>
      <text:p text:style-name="P1">│ <text:s text:c="2"/>│ <text:s text:c="2"/>│ <text:s text:c="2"/>├── interp_convert.cc</text:p>
      <text:p text:style-name="P1">│ <text:s text:c="2"/>│ <text:s text:c="2"/>│ <text:s text:c="2"/>├── interp_cycles.cc</text:p>
      <text:p text:style-name="P1">│ <text:s text:c="2"/>│ <text:s text:c="2"/>│ <text:s text:c="2"/>├── interp_execute.cc</text:p>
      <text:p text:style-name="P1">│ <text:s text:c="2"/>│ <text:s text:c="2"/>│ <text:s text:c="2"/>├── interp_find.cc</text:p>
      <text:p text:style-name="P1">│ <text:s text:c="2"/>│ <text:s text:c="2"/>│ <text:s text:c="2"/>├── interp_fwd.hh</text:p>
      <text:p text:style-name="P1">│ <text:s text:c="2"/>│ <text:s text:c="2"/>│ <text:s text:c="2"/>├── interp_inspection.cc</text:p>
      <text:p text:style-name="P1">│ <text:s text:c="2"/>│ <text:s text:c="2"/>│ <text:s text:c="2"/>├── interp_inspection.hh</text:p>
      <text:p text:style-name="P1">│ <text:s text:c="2"/>│ <text:s text:c="2"/>│ <text:s text:c="2"/>├── interp_internal.cc</text:p>
      <text:p text:style-name="P1">│ <text:s text:c="2"/>│ <text:s text:c="2"/>│ <text:s text:c="2"/>├── interp_internal.hh</text:p>
      <text:p text:style-name="P1">│ <text:s text:c="2"/>│ <text:s text:c="2"/>│ <text:s text:c="2"/>├── interp_inverse.cc</text:p>
      <text:p text:style-name="P1">│ <text:s text:c="2"/>│ <text:s text:c="2"/>│ <text:s text:c="2"/>├── interpmodule.cc</text:p>
      <text:p text:style-name="P1">│ <text:s text:c="2"/>│ <text:s text:c="2"/>│ <text:s text:c="2"/>├── interp_namedparams.cc</text:p>
      <text:p text:style-name="P1">│ <text:s text:c="2"/>│ <text:s text:c="2"/>│ <text:s text:c="2"/>├── interp_o_word.cc</text:p>
      <text:p text:style-name="P1">│ <text:s text:c="2"/>│ <text:s text:c="2"/>│ <text:s text:c="2"/>├── interp_parameter_def.hh</text:p>
      <text:p text:style-name="P1">│ <text:s text:c="2"/>│ <text:s text:c="2"/>│ <text:s text:c="2"/>├── interp_python.cc</text:p>
      <text:p text:style-name="P1">│ <text:s text:c="2"/>│ <text:s text:c="2"/>│ <text:s text:c="2"/>├── interp_python.hh</text:p>
      <text:p text:style-name="P1">│ <text:s text:c="2"/>│ <text:s text:c="2"/>│ <text:s text:c="2"/>├── interp_queue.cc</text:p>
      <text:p text:style-name="P1">│ <text:s text:c="2"/>│ <text:s text:c="2"/>│ <text:s text:c="2"/>├── interp_queue.hh</text:p>
      <text:p text:style-name="P1">│ <text:s text:c="2"/>│ <text:s text:c="2"/>│ <text:s text:c="2"/>├── interp_read.cc</text:p>
      <text:p text:style-name="P1">│ <text:s text:c="2"/>│ <text:s text:c="2"/>│ <text:s text:c="2"/>├── interp_remap.cc</text:p>
      <text:p text:style-name="P1">│ <text:s text:c="2"/>│ <text:s text:c="2"/>│ <text:s text:c="2"/>├── interp_setup.cc</text:p>
      <text:p text:style-name="P1">│ <text:s text:c="2"/>│ <text:s text:c="2"/>│ <text:s text:c="2"/>├── interp_write.cc</text:p>
      <text:p text:style-name="P1">│ <text:s text:c="2"/>│ <text:s text:c="2"/>│ <text:s text:c="2"/>├── meson.build</text:p>
      <text:p text:style-name="P1">│ <text:s text:c="2"/>│ <text:s text:c="2"/>│ <text:s text:c="2"/>├── nurbs_additional_functions.cc</text:p>
      <text:p text:style-name="P1">│ <text:s text:c="2"/>│ <text:s text:c="2"/>│ <text:s text:c="2"/>├── paramclass.hh</text:p>
      <text:p text:style-name="P1">│ <text:s text:c="2"/>│ <text:s text:c="2"/>│ <text:s text:c="2"/>├── pyarrays.cc</text:p>
      <text:p text:style-name="P1">│ <text:s text:c="2"/>│ <text:s text:c="2"/>│ <text:s text:c="2"/>├── pyblock.cc</text:p>
      <text:p text:style-name="P1">│ <text:s text:c="2"/>│ <text:s text:c="2"/>│ <text:s text:c="2"/>├── pyemctypes.cc</text:p>
      <text:p text:style-name="P1">│ <text:s text:c="2"/>│ <text:s text:c="2"/>│ <text:s text:c="2"/>├── pyinterp1.cc</text:p>
      <text:p text:style-name="P1">│ <text:s text:c="2"/>│ <text:s text:c="2"/>│ <text:s text:c="2"/>├── pyparamclass.cc</text:p>
      <text:p text:style-name="P1">│ <text:s text:c="2"/>│ <text:s text:c="2"/>│ <text:s text:c="2"/>├── rs274ngc.hh</text:p>
      <text:p text:style-name="P1">│ <text:s text:c="2"/>│ <text:s text:c="2"/>│ <text:s text:c="2"/>├── rs274ngc_interp.hh</text:p>
      <text:p text:style-name="P1">│ <text:s text:c="2"/>│ <text:s text:c="2"/>│ <text:s text:c="2"/>├── rs274ngc_pre.cc</text:p>
      <text:p text:style-name="P1">│ <text:s text:c="2"/>│ <text:s text:c="2"/>│ <text:s text:c="2"/>├── rs274ngc_return.hh</text:p>
      <text:p text:style-name="P1">│ <text:s text:c="2"/>│ <text:s text:c="2"/>│ <text:s text:c="2"/>├── Submakefile</text:p>
      <text:p text:style-name="P1">│ <text:s text:c="2"/>│ <text:s text:c="2"/>│ <text:s text:c="2"/>├── tool_parse.cc</text:p>
      <text:p text:style-name="P1">│ <text:s text:c="2"/>│ <text:s text:c="2"/>│ <text:s text:c="2"/>├── tool_parse.h</text:p>
      <text:p text:style-name="P1">│ <text:s text:c="2"/>│ <text:s text:c="2"/>│ <text:s text:c="2"/>└── units.h</text:p>
      <text:p text:style-name="P1">│ <text:s text:c="2"/>│ <text:s text:c="2"/>├── sai/</text:p>
      <text:p text:style-name="P1">│ <text:s text:c="2"/>│ <text:s text:c="2"/>│ <text:s text:c="2"/>├── builtin_modules.cc</text:p>
      <text:p text:style-name="P1">│ <text:s text:c="2"/>│ <text:s text:c="2"/>│ <text:s text:c="2"/>├── driver.cc</text:p>
      <text:p text:style-name="P1">│ <text:s text:c="2"/>│ <text:s text:c="2"/>│ <text:s text:c="2"/>├── dummyemcstat.cc</text:p>
      <text:p text:style-name="P1">│ <text:s text:c="2"/>│ <text:s text:c="2"/>│ <text:s text:c="2"/>├── meson.build</text:p>
      <text:p text:style-name="P1">│ <text:s text:c="2"/>│ <text:s text:c="2"/>│ <text:s text:c="2"/>├── saicanon.cc</text:p>
      <text:p text:style-name="P1"><text:soft-page-break/>│ <text:s text:c="2"/>│ <text:s text:c="2"/>│ <text:s text:c="2"/>├── saicanon.hh</text:p>
      <text:p text:style-name="P1">│ <text:s text:c="2"/>│ <text:s text:c="2"/>│ <text:s text:c="2"/>└── Submakefile</text:p>
      <text:p text:style-name="P1">│ <text:s text:c="2"/>│ <text:s text:c="2"/>├── task/</text:p>
      <text:p text:style-name="P1">│ <text:s text:c="2"/>│ <text:s text:c="2"/>│ <text:s text:c="2"/>├── backtrace.cc</text:p>
      <text:p text:style-name="P1">│ <text:s text:c="2"/>│ <text:s text:c="2"/>│ <text:s text:c="2"/>├── emccanon.cc</text:p>
      <text:p text:style-name="P1">│ <text:s text:c="2"/>│ <text:s text:c="2"/>│ <text:s text:c="2"/>├── emcsvr.cc</text:p>
      <text:p text:style-name="P1">│ <text:s text:c="2"/>│ <text:s text:c="2"/>│ <text:s text:c="2"/>├── emctask.cc</text:p>
      <text:p text:style-name="P1">│ <text:s text:c="2"/>│ <text:s text:c="2"/>│ <text:s text:c="2"/>├── emctaskmain.cc</text:p>
      <text:p text:style-name="P1">│ <text:s text:c="2"/>│ <text:s text:c="2"/>│ <text:s text:c="2"/>├── iotaskintf.cc</text:p>
      <text:p text:style-name="P1">│ <text:s text:c="2"/>│ <text:s text:c="2"/>│ <text:s text:c="2"/>├── signalhandler.cc</text:p>
      <text:p text:style-name="P1">│ <text:s text:c="2"/>│ <text:s text:c="2"/>│ <text:s text:c="2"/>├── Submakefile</text:p>
      <text:p text:style-name="P1">│ <text:s text:c="2"/>│ <text:s text:c="2"/>│ <text:s text:c="2"/>├── taskclass.cc</text:p>
      <text:p text:style-name="P1">│ <text:s text:c="2"/>│ <text:s text:c="2"/>│ <text:s text:c="2"/>├── taskclass.hh</text:p>
      <text:p text:style-name="P1">│ <text:s text:c="2"/>│ <text:s text:c="2"/>│ <text:s text:c="2"/>├── task.hh</text:p>
      <text:p text:style-name="P1">│ <text:s text:c="2"/>│ <text:s text:c="2"/>│ <text:s text:c="2"/>├── taskintf.cc</text:p>
      <text:p text:style-name="P1">│ <text:s text:c="2"/>│ <text:s text:c="2"/>│ <text:s text:c="2"/>└── taskmodule.cc</text:p>
      <text:p text:style-name="P1">│ <text:s text:c="2"/>│ <text:s text:c="2"/>├── toolstore/</text:p>
      <text:p text:style-name="P1">│ <text:s text:c="2"/>│ <text:s text:c="2"/>│ <text:s text:c="2"/>└── sql/</text:p>
      <text:p text:style-name="P1">│ <text:s text:c="2"/>│ <text:s text:c="2"/>│ <text:s text:c="6"/>└── schema-simple.sql</text:p>
      <text:p text:style-name="P1">│ <text:s text:c="2"/>│ <text:s text:c="2"/>├── tp/</text:p>
      <text:p text:style-name="P1">│ <text:s text:c="2"/>│ <text:s text:c="2"/>│ <text:s text:c="2"/>├── blendmath.c</text:p>
      <text:p text:style-name="P1">│ <text:s text:c="2"/>│ <text:s text:c="2"/>│ <text:s text:c="2"/>├── blendmath.h</text:p>
      <text:p text:style-name="P1">│ <text:s text:c="2"/>│ <text:s text:c="2"/>│ <text:s text:c="2"/>├── meson.build</text:p>
      <text:p text:style-name="P1">│ <text:s text:c="2"/>│ <text:s text:c="2"/>│ <text:s text:c="2"/>├── spherical_arc.c</text:p>
      <text:p text:style-name="P1">│ <text:s text:c="2"/>│ <text:s text:c="2"/>│ <text:s text:c="2"/>├── spherical_arc.h</text:p>
      <text:p text:style-name="P1">│ <text:s text:c="2"/>│ <text:s text:c="2"/>│ <text:s text:c="2"/>├── Submakefile</text:p>
      <text:p text:style-name="P1">│ <text:s text:c="2"/>│ <text:s text:c="2"/>│ <text:s text:c="2"/>├── tc.c</text:p>
      <text:p text:style-name="P1">│ <text:s text:c="2"/>│ <text:s text:c="2"/>│ <text:s text:c="2"/>├── tc.h</text:p>
      <text:p text:style-name="P1">│ <text:s text:c="2"/>│ <text:s text:c="2"/>│ <text:s text:c="2"/>├── tcq.c</text:p>
      <text:p text:style-name="P1">│ <text:s text:c="2"/>│ <text:s text:c="2"/>│ <text:s text:c="2"/>├── tcq.h</text:p>
      <text:p text:style-name="P1">│ <text:s text:c="2"/>│ <text:s text:c="2"/>│ <text:s text:c="2"/>├── tc_types.h</text:p>
      <text:p text:style-name="P1">│ <text:s text:c="2"/>│ <text:s text:c="2"/>│ <text:s text:c="2"/>├── tp.c</text:p>
      <text:p text:style-name="P1">│ <text:s text:c="2"/>│ <text:s text:c="2"/>│ <text:s text:c="2"/>├── tp_debug.h</text:p>
      <text:p text:style-name="P1">│ <text:s text:c="2"/>│ <text:s text:c="2"/>│ <text:s text:c="2"/>├── tp.h</text:p>
      <text:p text:style-name="P1">│ <text:s text:c="2"/>│ <text:s text:c="2"/>│ <text:s text:c="2"/>└── tp_types.h</text:p>
      <text:p text:style-name="P1">│ <text:s text:c="2"/>│ <text:s text:c="2"/>└── usr_intf/</text:p>
      <text:p text:style-name="P1">│ <text:s text:c="2"/>│ <text:s text:c="6"/>├── axis/</text:p>
      <text:p text:style-name="P1">│ <text:s text:c="2"/>│ <text:s text:c="6"/>│ <text:s text:c="2"/>├── etc/</text:p>
      <text:p text:style-name="P1">│ <text:s text:c="2"/>│ <text:s text:c="6"/>│ <text:s text:c="2"/>│ <text:s text:c="2"/>├── axis_big_dro</text:p>
      <text:p text:style-name="P1">│ <text:s text:c="2"/>│ <text:s text:c="6"/>│ <text:s text:c="2"/>│ <text:s text:c="2"/>└── axis_light_background</text:p>
      <text:p text:style-name="P1">│ <text:s text:c="2"/>│ <text:s text:c="6"/>│ <text:s text:c="2"/>├── extensions/</text:p>
      <text:p text:style-name="P1">│ <text:s text:c="2"/>│ <text:s text:c="6"/>│ <text:s text:c="2"/>│ <text:s text:c="2"/>├── emcmodule.cc</text:p>
      <text:p text:style-name="P1">│ <text:s text:c="2"/>│ <text:s text:c="6"/>│ <text:s text:c="2"/>│ <text:s text:c="2"/>├── LICENSE-Togl</text:p>
      <text:p text:style-name="P1">│ <text:s text:c="2"/>│ <text:s text:c="6"/>│ <text:s text:c="2"/>│ <text:s text:c="2"/>├── minigl.c</text:p>
      <text:p text:style-name="P1">│ <text:s text:c="2"/>│ <text:s text:c="6"/>│ <text:s text:c="2"/>│ <text:s text:c="2"/>├── togl.c</text:p>
      <text:p text:style-name="P1">│ <text:s text:c="2"/>│ <text:s text:c="6"/>│ <text:s text:c="2"/>│ <text:s text:c="2"/>├── togl.h</text:p>
      <text:p text:style-name="P1">│ <text:s text:c="2"/>│ <text:s text:c="6"/>│ <text:s text:c="2"/>│ <text:s text:c="2"/>└── _toglmodule.c</text:p>
      <text:p text:style-name="P1">│ <text:s text:c="2"/>│ <text:s text:c="6"/>│ <text:s text:c="2"/>├── makeicon.py</text:p>
      <text:p text:style-name="P1">│ <text:s text:c="2"/>│ <text:s text:c="6"/>│ <text:s text:c="2"/>├── README</text:p>
      <text:p text:style-name="P1">│ <text:s text:c="2"/>│ <text:s text:c="6"/>│ <text:s text:c="2"/>├── scripts/</text:p>
      <text:p text:style-name="P1">│ <text:s text:c="2"/>│ <text:s text:c="6"/>│ <text:s text:c="2"/>│ <text:s text:c="2"/>├── axis.py*</text:p>
      <text:p text:style-name="P1">│ <text:s text:c="2"/>│ <text:s text:c="6"/>│ <text:s text:c="2"/>│ <text:s text:c="2"/>├── axis-remote.py</text:p>
      <text:p text:style-name="P1">│ <text:s text:c="2"/>│ <text:s text:c="6"/>│ <text:s text:c="2"/>│ <text:s text:c="2"/>├── debuglevel.py</text:p>
      <text:p text:style-name="P1">│ <text:s text:c="2"/>│ <text:s text:c="6"/>│ <text:s text:c="2"/>│ <text:s text:c="2"/>├── hal_manualtoolchange.py</text:p>
      <text:p text:style-name="P1">│ <text:s text:c="2"/>│ <text:s text:c="6"/>│ <text:s text:c="2"/>│ <text:s text:c="2"/>├── haltest.py</text:p>
      <text:p text:style-name="P1"><text:soft-page-break/>│ <text:s text:c="2"/>│ <text:s text:c="6"/>│ <text:s text:c="2"/>│ <text:s text:c="2"/>├── image-to-gcode.py</text:p>
      <text:p text:style-name="P1">│ <text:s text:c="2"/>│ <text:s text:c="6"/>│ <text:s text:c="2"/>│ <text:s text:c="2"/>├── lintini.py*</text:p>
      <text:p text:style-name="P1">│ <text:s text:c="2"/>│ <text:s text:c="6"/>│ <text:s text:c="2"/>│ <text:s text:c="2"/>├── linuxcnctop.py</text:p>
      <text:p text:style-name="P1">│ <text:s text:c="2"/>│ <text:s text:c="6"/>│ <text:s text:c="2"/>│ <text:s text:c="2"/>├── mdi.py</text:p>
      <text:p text:style-name="P1">│ <text:s text:c="2"/>│ <text:s text:c="6"/>│ <text:s text:c="2"/>│ <text:s text:c="2"/>├── teach-in.py*</text:p>
      <text:p text:style-name="P1">│ <text:s text:c="2"/>│ <text:s text:c="6"/>│ <text:s text:c="2"/>│ <text:s text:c="2"/>└── tracking-test.py*</text:p>
      <text:p text:style-name="P1">│ <text:s text:c="2"/>│ <text:s text:c="6"/>│ <text:s text:c="2"/>├── Submakefile</text:p>
      <text:p text:style-name="P1">│ <text:s text:c="2"/>│ <text:s text:c="6"/>│ <text:s text:c="2"/>└── TODO</text:p>
      <text:p text:style-name="P1">│ <text:s text:c="2"/>│ <text:s text:c="6"/>├── emclcd.cc</text:p>
      <text:p text:style-name="P1">│ <text:s text:c="2"/>│ <text:s text:c="6"/>├── emcrsh.cc</text:p>
      <text:p text:style-name="P1">│ <text:s text:c="2"/>│ <text:s text:c="6"/>├── emcsched.cc</text:p>
      <text:p text:style-name="P1">│ <text:s text:c="2"/>│ <text:s text:c="6"/>├── emcsched.hh</text:p>
      <text:p text:style-name="P1">│ <text:s text:c="2"/>│ <text:s text:c="6"/>├── emcsh.cc</text:p>
      <text:p text:style-name="P1">│ <text:s text:c="2"/>│ <text:s text:c="6"/>├── gmoccapy/</text:p>
      <text:p text:style-name="P1">│ <text:s text:c="2"/>│ <text:s text:c="6"/>│ <text:s text:c="2"/>├── dialogs.py</text:p>
      <text:p text:style-name="P1">│ <text:s text:c="2"/>│ <text:s text:c="6"/>│ <text:s text:c="2"/>├── getiniinfo.py</text:p>
      <text:p text:style-name="P1">│ <text:s text:c="2"/>│ <text:s text:c="6"/>│ <text:s text:c="2"/>├── gmoccapy.glade</text:p>
      <text:p text:style-name="P1">│ <text:s text:c="2"/>│ <text:s text:c="6"/>│ <text:s text:c="2"/>├── gmoccapy.py*</text:p>
      <text:p text:style-name="P1">│ <text:s text:c="2"/>│ <text:s text:c="6"/>│ <text:s text:c="2"/>├── __init__.py</text:p>
      <text:p text:style-name="P1">│ <text:s text:c="2"/>│ <text:s text:c="6"/>│ <text:s text:c="2"/>├── notification.py*</text:p>
      <text:p text:style-name="P1">│ <text:s text:c="2"/>│ <text:s text:c="6"/>│ <text:s text:c="2"/>├── player.py</text:p>
      <text:p text:style-name="P1">│ <text:s text:c="2"/>│ <text:s text:c="6"/>│ <text:s text:c="2"/>├── preferences.py</text:p>
      <text:p text:style-name="P1">│ <text:s text:c="2"/>│ <text:s text:c="6"/>│ <text:s text:c="2"/>├── release_notes.txt*</text:p>
      <text:p text:style-name="P1">│ <text:s text:c="2"/>│ <text:s text:c="6"/>│ <text:s text:c="2"/>├── Submakefile</text:p>
      <text:p text:style-name="P1">│ <text:s text:c="2"/>│ <text:s text:c="6"/>│ <text:s text:c="2"/>└── widgets.py</text:p>
      <text:p text:style-name="P1">│ <text:s text:c="2"/>│ <text:s text:c="6"/>├── gremlin/</text:p>
      <text:p text:style-name="P1">│ <text:s text:c="2"/>│ <text:s text:c="6"/>│ <text:s text:c="2"/>├── gremlin.py*</text:p>
      <text:p text:style-name="P1">│ <text:s text:c="2"/>│ <text:s text:c="6"/>│ <text:s text:c="2"/>├── gremlin-run*</text:p>
      <text:p text:style-name="P1">│ <text:s text:c="2"/>│ <text:s text:c="6"/>│ <text:s text:c="2"/>├── qt5_graphics.py</text:p>
      <text:p text:style-name="P1">│ <text:s text:c="2"/>│ <text:s text:c="6"/>│ <text:s text:c="2"/>└── Submakefile</text:p>
      <text:p text:style-name="P1">│ <text:s text:c="2"/>│ <text:s text:c="6"/>├── gscreen/</text:p>
      <text:p text:style-name="P1">│ <text:s text:c="2"/>│ <text:s text:c="6"/>│ <text:s text:c="2"/>├── emc_interface.py</text:p>
      <text:p text:style-name="P1">│ <text:s text:c="2"/>│ <text:s text:c="6"/>│ <text:s text:c="2"/>├── gscreen2.glade</text:p>
      <text:p text:style-name="P1">│ <text:s text:c="2"/>│ <text:s text:c="6"/>│ <text:s text:c="2"/>├── gscreen.glade</text:p>
      <text:p text:style-name="P1">│ <text:s text:c="2"/>│ <text:s text:c="6"/>│ <text:s text:c="2"/>├── gscreen.py*</text:p>
      <text:p text:style-name="P1">│ <text:s text:c="2"/>│ <text:s text:c="6"/>│ <text:s text:c="2"/>├── keybindings.py</text:p>
      <text:p text:style-name="P1">│ <text:s text:c="2"/>│ <text:s text:c="6"/>│ <text:s text:c="2"/>├── mdi.py</text:p>
      <text:p text:style-name="P1">│ <text:s text:c="2"/>│ <text:s text:c="6"/>│ <text:s text:c="2"/>├── preferences.py</text:p>
      <text:p text:style-name="P1">│ <text:s text:c="2"/>│ <text:s text:c="6"/>│ <text:s text:c="2"/>└── Submakefile</text:p>
      <text:p text:style-name="P1">│ <text:s text:c="2"/>│ <text:s text:c="6"/>├── halui.cc</text:p>
      <text:p text:style-name="P1">│ <text:s text:c="2"/>│ <text:s text:c="6"/>├── pncconf/</text:p>
      <text:p text:style-name="P1">│ <text:s text:c="2"/>│ <text:s text:c="6"/>│ <text:s text:c="2"/>├── a_axis.glade</text:p>
      <text:p text:style-name="P1">│ <text:s text:c="2"/>│ <text:s text:c="6"/>│ <text:s text:c="2"/>├── ADDING_A_MESA_CARD.md</text:p>
      <text:p text:style-name="P1">│ <text:s text:c="2"/>│ <text:s text:c="6"/>│ <text:s text:c="2"/>├── a_motor.glade</text:p>
      <text:p text:style-name="P1">│ <text:s text:c="2"/>│ <text:s text:c="6"/>│ <text:s text:c="2"/>├── base.glade</text:p>
      <text:p text:style-name="P1">│ <text:s text:c="2"/>│ <text:s text:c="6"/>│ <text:s text:c="2"/>├── build_HAL.py</text:p>
      <text:p text:style-name="P1">│ <text:s text:c="2"/>│ <text:s text:c="6"/>│ <text:s text:c="2"/>├── build_INI.py</text:p>
      <text:p text:style-name="P1">│ <text:s text:c="2"/>│ <text:s text:c="6"/>│ <text:s text:c="2"/>├── data.py</text:p>
      <text:p text:style-name="P1">│ <text:s text:c="2"/>│ <text:s text:c="6"/>│ <text:s text:c="2"/>├── dialogs.glade</text:p>
      <text:p text:style-name="P1">│ <text:s text:c="2"/>│ <text:s text:c="6"/>│ <text:s text:c="2"/>├── external.glade</text:p>
      <text:p text:style-name="P1">│ <text:s text:c="2"/>│ <text:s text:c="6"/>│ <text:s text:c="2"/>├── finished.glade</text:p>
      <text:p text:style-name="P1">│ <text:s text:c="2"/>│ <text:s text:c="6"/>│ <text:s text:c="2"/>├── help.glade</text:p>
      <text:p text:style-name="P1">│ <text:s text:c="2"/>│ <text:s text:c="6"/>│ <text:s text:c="2"/>├── main_page.glade</text:p>
      <text:p text:style-name="P1">│ <text:s text:c="2"/>│ <text:s text:c="6"/>│ <text:s text:c="2"/>├── mesa0.glade</text:p>
      <text:p text:style-name="P1">│ <text:s text:c="2"/>│ <text:s text:c="6"/>│ <text:s text:c="2"/>├── mesa1.glade</text:p>
      <text:p text:style-name="P1"><text:soft-page-break/>│ <text:s text:c="2"/>│ <text:s text:c="6"/>│ <text:s text:c="2"/>├── options.glade</text:p>
      <text:p text:style-name="P1">│ <text:s text:c="2"/>│ <text:s text:c="6"/>│ <text:s text:c="2"/>├── pages.py</text:p>
      <text:p text:style-name="P1">│ <text:s text:c="2"/>│ <text:s text:c="6"/>│ <text:s text:c="2"/>├── pncconf-help/</text:p>
      <text:p text:style-name="P1">│ <text:s text:c="2"/>│ <text:s text:c="6"/>│ <text:s text:c="2"/>│ <text:s text:c="2"/>├── 7i76_map.png</text:p>
      <text:p text:style-name="P1">│ <text:s text:c="2"/>│ <text:s text:c="6"/>│ <text:s text:c="2"/>│ <text:s text:c="2"/>├── 7i77_map.png</text:p>
      <text:p text:style-name="P1">│ <text:s text:c="2"/>│ <text:s text:c="6"/>│ <text:s text:c="2"/>│ <text:s text:c="2"/>├── 7i77.xcf</text:p>
      <text:p text:style-name="P1">│ <text:s text:c="2"/>│ <text:s text:c="6"/>│ <text:s text:c="2"/>│ <text:s text:c="2"/>├── axisdiagram1.png</text:p>
      <text:p text:style-name="P1">│ <text:s text:c="2"/>│ <text:s text:c="6"/>│ <text:s text:c="2"/>│ <text:s text:c="2"/>├── blank_card.xcf</text:p>
      <text:p text:style-name="P1">│ <text:s text:c="2"/>│ <text:s text:c="6"/>│ <text:s text:c="2"/>│ <text:s text:c="2"/>├── help-advanced.txt</text:p>
      <text:p text:style-name="P1">│ <text:s text:c="2"/>│ <text:s text:c="6"/>│ <text:s text:c="2"/>│ <text:s text:c="2"/>├── help-axisconfig.txt</text:p>
      <text:p text:style-name="P1">│ <text:s text:c="2"/>│ <text:s text:c="6"/>│ <text:s text:c="2"/>│ <text:s text:c="2"/>├── help-axismotor.txt</text:p>
      <text:p text:style-name="P1">│ <text:s text:c="2"/>│ <text:s text:c="6"/>│ <text:s text:c="2"/>│ <text:s text:c="2"/>├── help-basic.txt</text:p>
      <text:p text:style-name="P1">│ <text:s text:c="2"/>│ <text:s text:c="6"/>│ <text:s text:c="2"/>│ <text:s text:c="2"/>├── help-extcontrols.txt</text:p>
      <text:p text:style-name="P1">│ <text:s text:c="2"/>│ <text:s text:c="6"/>│ <text:s text:c="2"/>│ <text:s text:c="2"/>├── help-gui.txt</text:p>
      <text:p text:style-name="P1">│ <text:s text:c="2"/>│ <text:s text:c="6"/>│ <text:s text:c="2"/>│ <text:s text:c="2"/>├── help-load.txt</text:p>
      <text:p text:style-name="P1">│ <text:s text:c="2"/>│ <text:s text:c="6"/>│ <text:s text:c="2"/>│ <text:s text:c="2"/>├── help-mesa.txt</text:p>
      <text:p text:style-name="P1">│ <text:s text:c="2"/>│ <text:s text:c="6"/>│ <text:s text:c="2"/>│ <text:s text:c="2"/>├── help-realtime.txt</text:p>
      <text:p text:style-name="P1">│ <text:s text:c="2"/>│ <text:s text:c="6"/>│ <text:s text:c="2"/>│ <text:s text:c="2"/>├── help-welcome.txt</text:p>
      <text:p text:style-name="P1">│ <text:s text:c="2"/>│ <text:s text:c="6"/>│ <text:s text:c="2"/>│ <text:s text:c="2"/>└── lathe_diagram.png</text:p>
      <text:p text:style-name="P1">│ <text:s text:c="2"/>│ <text:s text:c="6"/>│ <text:s text:c="2"/>├── pncconf.py*</text:p>
      <text:p text:style-name="P1">│ <text:s text:c="2"/>│ <text:s text:c="6"/>│ <text:s text:c="2"/>├── pport1.glade</text:p>
      <text:p text:style-name="P1">│ <text:s text:c="2"/>│ <text:s text:c="6"/>│ <text:s text:c="2"/>├── pport2.glade</text:p>
      <text:p text:style-name="P1">│ <text:s text:c="2"/>│ <text:s text:c="6"/>│ <text:s text:c="2"/>├── private_data.py</text:p>
      <text:p text:style-name="P1">│ <text:s text:c="2"/>│ <text:s text:c="6"/>│ <text:s text:c="2"/>├── realtime.glade</text:p>
      <text:p text:style-name="P1">│ <text:s text:c="2"/>│ <text:s text:c="6"/>│ <text:s text:c="2"/>├── screen.glade</text:p>
      <text:p text:style-name="P1">│ <text:s text:c="2"/>│ <text:s text:c="6"/>│ <text:s text:c="2"/>├── s_motor.glade</text:p>
      <text:p text:style-name="P1">│ <text:s text:c="2"/>│ <text:s text:c="6"/>│ <text:s text:c="2"/>├── start.glade</text:p>
      <text:p text:style-name="P1">│ <text:s text:c="2"/>│ <text:s text:c="6"/>│ <text:s text:c="2"/>├── Submakefile</text:p>
      <text:p text:style-name="P1">│ <text:s text:c="2"/>│ <text:s text:c="6"/>│ <text:s text:c="2"/>├── tests.py</text:p>
      <text:p text:style-name="P1">│ <text:s text:c="2"/>│ <text:s text:c="6"/>│ <text:s text:c="2"/>├── vcp.glade</text:p>
      <text:p text:style-name="P1">│ <text:s text:c="2"/>│ <text:s text:c="6"/>│ <text:s text:c="2"/>├── x_axis.glade</text:p>
      <text:p text:style-name="P1">│ <text:s text:c="2"/>│ <text:s text:c="6"/>│ <text:s text:c="2"/>├── x_motor.glade</text:p>
      <text:p text:style-name="P1">│ <text:s text:c="2"/>│ <text:s text:c="6"/>│ <text:s text:c="2"/>├── y_axis.glade</text:p>
      <text:p text:style-name="P1">│ <text:s text:c="2"/>│ <text:s text:c="6"/>│ <text:s text:c="2"/>├── y_motor.glade</text:p>
      <text:p text:style-name="P1">│ <text:s text:c="2"/>│ <text:s text:c="6"/>│ <text:s text:c="2"/>├── z_axis.glade</text:p>
      <text:p text:style-name="P1">│ <text:s text:c="2"/>│ <text:s text:c="6"/>│ <text:s text:c="2"/>└── z_motor.glade</text:p>
      <text:p text:style-name="P1">│ <text:s text:c="2"/>│ <text:s text:c="6"/>├── pyui/</text:p>
      <text:p text:style-name="P1">│ <text:s text:c="2"/>│ <text:s text:c="6"/>│ <text:s text:c="2"/>├── commands.py</text:p>
      <text:p text:style-name="P1">│ <text:s text:c="2"/>│ <text:s text:c="6"/>│ <text:s text:c="2"/>├── __init__.py</text:p>
      <text:p text:style-name="P1">│ <text:s text:c="2"/>│ <text:s text:c="6"/>│ <text:s text:c="2"/>├── master.py*</text:p>
      <text:p text:style-name="P1">│ <text:s text:c="2"/>│ <text:s text:c="6"/>│ <text:s text:c="2"/>├── panelui_handler.py</text:p>
      <text:p text:style-name="P1">│ <text:s text:c="2"/>│ <text:s text:c="6"/>│ <text:s text:c="2"/>├── _panelui.ini</text:p>
      <text:p text:style-name="P1">│ <text:s text:c="2"/>│ <text:s text:c="6"/>│ <text:s text:c="2"/>├── panelui_spec.ini</text:p>
      <text:p text:style-name="P1">│ <text:s text:c="2"/>│ <text:s text:c="6"/>│ <text:s text:c="2"/>├── panelui_validate.py*</text:p>
      <text:p text:style-name="P1">│ <text:s text:c="2"/>│ <text:s text:c="6"/>│ <text:s text:c="2"/>├── pyui.py*</text:p>
      <text:p text:style-name="P1">│ <text:s text:c="2"/>│ <text:s text:c="6"/>│ <text:s text:c="2"/>├── Submakefile*</text:p>
      <text:p text:style-name="P1">│ <text:s text:c="2"/>│ <text:s text:c="6"/>│ <text:s text:c="2"/>└── widgets.py*</text:p>
      <text:p text:style-name="P1">│ <text:s text:c="2"/>│ <text:s text:c="6"/>├── qtvcp/</text:p>
      <text:p text:style-name="P1">│ <text:s text:c="2"/>│ <text:s text:c="6"/>│ <text:s text:c="2"/>├── qtvcp.py</text:p>
      <text:p text:style-name="P1">│ <text:s text:c="2"/>│ <text:s text:c="6"/>│ <text:s text:c="2"/>└── Submakefile</text:p>
      <text:p text:style-name="P1">│ <text:s text:c="2"/>│ <text:s text:c="6"/>├── schedrmt.cc</text:p>
      <text:p text:style-name="P1">│ <text:s text:c="2"/>│ <text:s text:c="6"/>├── shcom.cc</text:p>
      <text:p text:style-name="P1">│ <text:s text:c="2"/>│ <text:s text:c="6"/>├── shcom.hh</text:p>
      <text:p text:style-name="P1">│ <text:s text:c="2"/>│ <text:s text:c="6"/>├── sockets.c</text:p>
      <text:p text:style-name="P1">│ <text:s text:c="2"/>│ <text:s text:c="6"/>├── sockets.h</text:p>
      <text:p text:style-name="P1"><text:soft-page-break/>│ <text:s text:c="2"/>│ <text:s text:c="6"/>├── stepconf/</text:p>
      <text:p text:style-name="P1">│ <text:s text:c="2"/>│ <text:s text:c="6"/>│ <text:s text:c="2"/>├── axisa.glade</text:p>
      <text:p text:style-name="P1">│ <text:s text:c="2"/>│ <text:s text:c="6"/>│ <text:s text:c="2"/>├── axisu.glade</text:p>
      <text:p text:style-name="P1">│ <text:s text:c="2"/>│ <text:s text:c="6"/>│ <text:s text:c="2"/>├── axisv.glade</text:p>
      <text:p text:style-name="P1">│ <text:s text:c="2"/>│ <text:s text:c="6"/>│ <text:s text:c="2"/>├── axisx.glade</text:p>
      <text:p text:style-name="P1">│ <text:s text:c="2"/>│ <text:s text:c="6"/>│ <text:s text:c="2"/>├── axisy.glade</text:p>
      <text:p text:style-name="P1">│ <text:s text:c="2"/>│ <text:s text:c="6"/>│ <text:s text:c="2"/>├── axisz.glade</text:p>
      <text:p text:style-name="P1">│ <text:s text:c="2"/>│ <text:s text:c="6"/>│ <text:s text:c="2"/>├── base.glade</text:p>
      <text:p text:style-name="P1">│ <text:s text:c="2"/>│ <text:s text:c="6"/>│ <text:s text:c="2"/>├── build_HAL.py*</text:p>
      <text:p text:style-name="P1">│ <text:s text:c="2"/>│ <text:s text:c="6"/>│ <text:s text:c="2"/>├── build_INI.py</text:p>
      <text:p text:style-name="P1">│ <text:s text:c="2"/>│ <text:s text:c="6"/>│ <text:s text:c="2"/>├── finished.glade</text:p>
      <text:p text:style-name="P1">│ <text:s text:c="2"/>│ <text:s text:c="6"/>│ <text:s text:c="2"/>├── halui_page.glade</text:p>
      <text:p text:style-name="P1">│ <text:s text:c="2"/>│ <text:s text:c="6"/>│ <text:s text:c="2"/>├── import_mach.py</text:p>
      <text:p text:style-name="P1">│ <text:s text:c="2"/>│ <text:s text:c="6"/>│ <text:s text:c="2"/>├── main_page.glade</text:p>
      <text:p text:style-name="P1">│ <text:s text:c="2"/>│ <text:s text:c="6"/>│ <text:s text:c="2"/>├── options.glade</text:p>
      <text:p text:style-name="P1">│ <text:s text:c="2"/>│ <text:s text:c="6"/>│ <text:s text:c="2"/>├── pages.py*</text:p>
      <text:p text:style-name="P1">│ <text:s text:c="2"/>│ <text:s text:c="6"/>│ <text:s text:c="2"/>├── pport1.glade</text:p>
      <text:p text:style-name="P1">│ <text:s text:c="2"/>│ <text:s text:c="6"/>│ <text:s text:c="2"/>├── pport2.glade</text:p>
      <text:p text:style-name="P1">│ <text:s text:c="2"/>│ <text:s text:c="6"/>│ <text:s text:c="2"/>├── spindle.glade</text:p>
      <text:p text:style-name="P1">│ <text:s text:c="2"/>│ <text:s text:c="6"/>│ <text:s text:c="2"/>├── start.glade</text:p>
      <text:p text:style-name="P1">│ <text:s text:c="2"/>│ <text:s text:c="6"/>│ <text:s text:c="2"/>├── stepconf.py*</text:p>
      <text:p text:style-name="P1">│ <text:s text:c="2"/>│ <text:s text:c="6"/>│ <text:s text:c="2"/>├── Submakefile</text:p>
      <text:p text:style-name="P1">│ <text:s text:c="2"/>│ <text:s text:c="6"/>│ <text:s text:c="2"/>└── TODO</text:p>
      <text:p text:style-name="P1">│ <text:s text:c="2"/>│ <text:s text:c="6"/>├── Submakefile</text:p>
      <text:p text:style-name="P1">│ <text:s text:c="2"/>│ <text:s text:c="6"/>└── touchy/</text:p>
      <text:p text:style-name="P1">│ <text:s text:c="2"/>│ <text:s text:c="10"/>├── design.notes</text:p>
      <text:p text:style-name="P1">│ <text:s text:c="2"/>│ <text:s text:c="10"/>├── emc_interface.py</text:p>
      <text:p text:style-name="P1">│ <text:s text:c="2"/>│ <text:s text:c="10"/>├── filechooser.py</text:p>
      <text:p text:style-name="P1">│ <text:s text:c="2"/>│ <text:s text:c="10"/>├── hal_interface.py</text:p>
      <text:p text:style-name="P1">│ <text:s text:c="2"/>│ <text:s text:c="10"/>├── listing.py</text:p>
      <text:p text:style-name="P1">│ <text:s text:c="2"/>│ <text:s text:c="10"/>├── mdi.py</text:p>
      <text:p text:style-name="P1">│ <text:s text:c="2"/>│ <text:s text:c="10"/>├── preferences.py</text:p>
      <text:p text:style-name="P1">│ <text:s text:c="2"/>│ <text:s text:c="10"/>├── Submakefile</text:p>
      <text:p text:style-name="P1">│ <text:s text:c="2"/>│ <text:s text:c="10"/>├── touchy.glade</text:p>
      <text:p text:style-name="P1">│ <text:s text:c="2"/>│ <text:s text:c="10"/>├── touchy.gladep</text:p>
      <text:p text:style-name="P1">│ <text:s text:c="2"/>│ <text:s text:c="10"/>├── touchy.hal.example</text:p>
      <text:p text:style-name="P1">│ <text:s text:c="2"/>│ <text:s text:c="10"/>└── touchy.py*</text:p>
      <text:p text:style-name="P1">│ <text:s text:c="2"/>├── external/</text:p>
      <text:p text:style-name="P1">│ <text:s text:c="2"/>│ <text:s text:c="2"/>└── boost/</text:p>
      <text:p text:style-name="P1">│ <text:s text:c="2"/>│ <text:s text:c="6"/>├── atomic/</text:p>
      <text:p text:style-name="P1">│ <text:s text:c="2"/>│ <text:s text:c="6"/>│ <text:s text:c="2"/>├── atomic.hpp</text:p>
      <text:p text:style-name="P1">│ <text:s text:c="2"/>│ <text:s text:c="6"/>│ <text:s text:c="2"/>└── detail/</text:p>
      <text:p text:style-name="P1">│ <text:s text:c="2"/>│ <text:s text:c="6"/>│ <text:s text:c="6"/>├── base.hpp</text:p>
      <text:p text:style-name="P1">│ <text:s text:c="2"/>│ <text:s text:c="6"/>│ <text:s text:c="6"/>├── cas128strong.hpp</text:p>
      <text:p text:style-name="P1">│ <text:s text:c="2"/>│ <text:s text:c="6"/>│ <text:s text:c="6"/>├── cas32strong.hpp</text:p>
      <text:p text:style-name="P1">│ <text:s text:c="2"/>│ <text:s text:c="6"/>│ <text:s text:c="6"/>├── cas32weak.hpp</text:p>
      <text:p text:style-name="P1">│ <text:s text:c="2"/>│ <text:s text:c="6"/>│ <text:s text:c="6"/>├── cas64strong.hpp</text:p>
      <text:p text:style-name="P1">│ <text:s text:c="2"/>│ <text:s text:c="6"/>│ <text:s text:c="6"/>├── cas64strong-ptr.hpp</text:p>
      <text:p text:style-name="P1">│ <text:s text:c="2"/>│ <text:s text:c="6"/>│ <text:s text:c="6"/>├── config.hpp</text:p>
      <text:p text:style-name="P1">│ <text:s text:c="2"/>│ <text:s text:c="6"/>│ <text:s text:c="6"/>├── gcc-alpha.hpp</text:p>
      <text:p text:style-name="P1">│ <text:s text:c="2"/>│ <text:s text:c="6"/>│ <text:s text:c="6"/>├── gcc-armv6plus.hpp</text:p>
      <text:p text:style-name="P1">│ <text:s text:c="2"/>│ <text:s text:c="6"/>│ <text:s text:c="6"/>├── gcc-atomic.hpp</text:p>
      <text:p text:style-name="P1">│ <text:s text:c="2"/>│ <text:s text:c="6"/>│ <text:s text:c="6"/>├── gcc-cas.hpp</text:p>
      <text:p text:style-name="P1">│ <text:s text:c="2"/>│ <text:s text:c="6"/>│ <text:s text:c="6"/>├── gcc-ppc.hpp</text:p>
      <text:p text:style-name="P1">│ <text:s text:c="2"/>│ <text:s text:c="6"/>│ <text:s text:c="6"/>├── gcc-sparcv9.hpp</text:p>
      <text:p text:style-name="P1"><text:soft-page-break/>│ <text:s text:c="2"/>│ <text:s text:c="6"/>│ <text:s text:c="6"/>├── gcc-x86.hpp</text:p>
      <text:p text:style-name="P1">│ <text:s text:c="2"/>│ <text:s text:c="6"/>│ <text:s text:c="6"/>├── generic-cas.hpp</text:p>
      <text:p text:style-name="P1">│ <text:s text:c="2"/>│ <text:s text:c="6"/>│ <text:s text:c="6"/>├── interlocked.hpp</text:p>
      <text:p text:style-name="P1">│ <text:s text:c="2"/>│ <text:s text:c="6"/>│ <text:s text:c="6"/>├── link.hpp</text:p>
      <text:p text:style-name="P1">│ <text:s text:c="2"/>│ <text:s text:c="6"/>│ <text:s text:c="6"/>├── linux-arm.hpp</text:p>
      <text:p text:style-name="P1">│ <text:s text:c="2"/>│ <text:s text:c="6"/>│ <text:s text:c="6"/>├── lockpool.hpp</text:p>
      <text:p text:style-name="P1">│ <text:s text:c="2"/>│ <text:s text:c="6"/>│ <text:s text:c="6"/>├── platform.hpp</text:p>
      <text:p text:style-name="P1">│ <text:s text:c="2"/>│ <text:s text:c="6"/>│ <text:s text:c="6"/>├── type-classification.hpp</text:p>
      <text:p text:style-name="P1">│ <text:s text:c="2"/>│ <text:s text:c="6"/>│ <text:s text:c="6"/>└── windows.hpp</text:p>
      <text:p text:style-name="P1">│ <text:s text:c="2"/>│ <text:s text:c="6"/>├── atomic.hpp</text:p>
      <text:p text:style-name="P1">│ <text:s text:c="2"/>│ <text:s text:c="6"/>└── lockfree/</text:p>
      <text:p text:style-name="P1">│ <text:s text:c="2"/>│ <text:s text:c="10"/>├── detail/</text:p>
      <text:p text:style-name="P1">│ <text:s text:c="2"/>│ <text:s text:c="10"/>│ <text:s text:c="2"/>├── atomic.hpp</text:p>
      <text:p text:style-name="P1">│ <text:s text:c="2"/>│ <text:s text:c="10"/>│ <text:s text:c="2"/>├── branch_hints.hpp</text:p>
      <text:p text:style-name="P1">│ <text:s text:c="2"/>│ <text:s text:c="10"/>│ <text:s text:c="2"/>├── copy_payload.hpp</text:p>
      <text:p text:style-name="P1">│ <text:s text:c="2"/>│ <text:s text:c="10"/>│ <text:s text:c="2"/>├── freelist.hpp</text:p>
      <text:p text:style-name="P1">│ <text:s text:c="2"/>│ <text:s text:c="10"/>│ <text:s text:c="2"/>├── parameter.hpp</text:p>
      <text:p text:style-name="P1">│ <text:s text:c="2"/>│ <text:s text:c="10"/>│ <text:s text:c="2"/>├── prefix.hpp</text:p>
      <text:p text:style-name="P1">│ <text:s text:c="2"/>│ <text:s text:c="10"/>│ <text:s text:c="2"/>├── tagged_ptr_dcas.hpp</text:p>
      <text:p text:style-name="P1">│ <text:s text:c="2"/>│ <text:s text:c="10"/>│ <text:s text:c="2"/>├── tagged_ptr.hpp</text:p>
      <text:p text:style-name="P1">│ <text:s text:c="2"/>│ <text:s text:c="10"/>│ <text:s text:c="2"/>└── tagged_ptr_ptrcompression.hpp</text:p>
      <text:p text:style-name="P1">│ <text:s text:c="2"/>│ <text:s text:c="10"/>├── policies.hpp</text:p>
      <text:p text:style-name="P1">│ <text:s text:c="2"/>│ <text:s text:c="10"/>├── queue.hpp</text:p>
      <text:p text:style-name="P1">│ <text:s text:c="2"/>│ <text:s text:c="10"/>├── spsc_queue.hpp</text:p>
      <text:p text:style-name="P1">│ <text:s text:c="2"/>│ <text:s text:c="10"/>└── stack.hpp</text:p>
      <text:p text:style-name="P1">│ <text:s text:c="2"/>├── .gitignore</text:p>
      <text:p text:style-name="P1">│ <text:s text:c="2"/>├── hal/</text:p>
      <text:p text:style-name="P1">│ <text:s text:c="2"/>│ <text:s text:c="2"/>├── classicladder/</text:p>
      <text:p text:style-name="P1">│ <text:s text:c="2"/>│ <text:s text:c="2"/>│ <text:s text:c="2"/>├── arithm_eval.c</text:p>
      <text:p text:style-name="P1">│ <text:s text:c="2"/>│ <text:s text:c="2"/>│ <text:s text:c="2"/>├── arithm_eval.h</text:p>
      <text:p text:style-name="P1">│ <text:s text:c="2"/>│ <text:s text:c="2"/>│ <text:s text:c="2"/>├── arrays.c</text:p>
      <text:p text:style-name="P1">│ <text:s text:c="2"/>│ <text:s text:c="2"/>│ <text:s text:c="2"/>├── calc.c</text:p>
      <text:p text:style-name="P1">│ <text:s text:c="2"/>│ <text:s text:c="2"/>│ <text:s text:c="2"/>├── calc.h</text:p>
      <text:p text:style-name="P1">│ <text:s text:c="2"/>│ <text:s text:c="2"/>│ <text:s text:c="2"/>├── calc_sequential.c</text:p>
      <text:p text:style-name="P1">│ <text:s text:c="2"/>│ <text:s text:c="2"/>│ <text:s text:c="2"/>├── calc_sequential.h</text:p>
      <text:p text:style-name="P1">│ <text:s text:c="2"/>│ <text:s text:c="2"/>│ <text:s text:c="2"/>├── classicladder.c</text:p>
      <text:p text:style-name="P1">│ <text:s text:c="2"/>│ <text:s text:c="2"/>│ <text:s text:c="2"/>├── classicladder_gtk.c</text:p>
      <text:p text:style-name="P1">│ <text:s text:c="2"/>│ <text:s text:c="2"/>│ <text:s text:c="2"/>├── classicladder_gtk.h</text:p>
      <text:p text:style-name="P1">│ <text:s text:c="2"/>│ <text:s text:c="2"/>│ <text:s text:c="2"/>├── classicladder.h</text:p>
      <text:p text:style-name="P1">│ <text:s text:c="2"/>│ <text:s text:c="2"/>│ <text:s text:c="2"/>├── config.c</text:p>
      <text:p text:style-name="P1">│ <text:s text:c="2"/>│ <text:s text:c="2"/>│ <text:s text:c="2"/>├── config_gtk.c</text:p>
      <text:p text:style-name="P1">│ <text:s text:c="2"/>│ <text:s text:c="2"/>│ <text:s text:c="2"/>├── config_gtk.h</text:p>
      <text:p text:style-name="P1">│ <text:s text:c="2"/>│ <text:s text:c="2"/>│ <text:s text:c="2"/>├── config.h</text:p>
      <text:p text:style-name="P1">│ <text:s text:c="2"/>│ <text:s text:c="2"/>│ <text:s text:c="2"/>├── configplc</text:p>
      <text:p text:style-name="P1">│ <text:s text:c="2"/>│ <text:s text:c="2"/>│ <text:s text:c="2"/>├── drawing.c</text:p>
      <text:p text:style-name="P1">│ <text:s text:c="2"/>│ <text:s text:c="2"/>│ <text:s text:c="2"/>├── drawing.h</text:p>
      <text:p text:style-name="P1">│ <text:s text:c="2"/>│ <text:s text:c="2"/>│ <text:s text:c="2"/>├── drawing_sequential.c</text:p>
      <text:p text:style-name="P1">│ <text:s text:c="2"/>│ <text:s text:c="2"/>│ <text:s text:c="2"/>├── drawing_sequential.h</text:p>
      <text:p text:style-name="P1">│ <text:s text:c="2"/>│ <text:s text:c="2"/>│ <text:s text:c="2"/>├── edit.c</text:p>
      <text:p text:style-name="P1">│ <text:s text:c="2"/>│ <text:s text:c="2"/>│ <text:s text:c="2"/>├── edit_gtk.c</text:p>
      <text:p text:style-name="P1">│ <text:s text:c="2"/>│ <text:s text:c="2"/>│ <text:s text:c="2"/>├── edit_gtk.h</text:p>
      <text:p text:style-name="P1">│ <text:s text:c="2"/>│ <text:s text:c="2"/>│ <text:s text:c="2"/>├── edit.h</text:p>
      <text:p text:style-name="P1">│ <text:s text:c="2"/>│ <text:s text:c="2"/>│ <text:s text:c="2"/>├── editproperties_gtk.c</text:p>
      <text:p text:style-name="P1">│ <text:s text:c="2"/>│ <text:s text:c="2"/>│ <text:s text:c="2"/>├── editproperties_gtk.h</text:p>
      <text:p text:style-name="P1">│ <text:s text:c="2"/>│ <text:s text:c="2"/>│ <text:s text:c="2"/>├── edit_sequential.c</text:p>
      <text:p text:style-name="P1"><text:soft-page-break/>│ <text:s text:c="2"/>│ <text:s text:c="2"/>│ <text:s text:c="2"/>├── edit_sequential.h</text:p>
      <text:p text:style-name="P1">│ <text:s text:c="2"/>│ <text:s text:c="2"/>│ <text:s text:c="2"/>├── emc_mods.c</text:p>
      <text:p text:style-name="P1">│ <text:s text:c="2"/>│ <text:s text:c="2"/>│ <text:s text:c="2"/>├── emc_mods.h</text:p>
      <text:p text:style-name="P1">│ <text:s text:c="2"/>│ <text:s text:c="2"/>│ <text:s text:c="2"/>├── files.c</text:p>
      <text:p text:style-name="P1">│ <text:s text:c="2"/>│ <text:s text:c="2"/>│ <text:s text:c="2"/>├── files.h</text:p>
      <text:p text:style-name="P1">│ <text:s text:c="2"/>│ <text:s text:c="2"/>│ <text:s text:c="2"/>├── files_project.c</text:p>
      <text:p text:style-name="P1">│ <text:s text:c="2"/>│ <text:s text:c="2"/>│ <text:s text:c="2"/>├── files_project.h</text:p>
      <text:p text:style-name="P1">│ <text:s text:c="2"/>│ <text:s text:c="2"/>│ <text:s text:c="2"/>├── files_sequential.c</text:p>
      <text:p text:style-name="P1">│ <text:s text:c="2"/>│ <text:s text:c="2"/>│ <text:s text:c="2"/>├── files_sequential.h</text:p>
      <text:p text:style-name="P1">│ <text:s text:c="2"/>│ <text:s text:c="2"/>│ <text:s text:c="2"/>├── global.h</text:p>
      <text:p text:style-name="P1">│ <text:s text:c="2"/>│ <text:s text:c="2"/>│ <text:s text:c="2"/>├── HISTORY.txt</text:p>
      <text:p text:style-name="P1">│ <text:s text:c="2"/>│ <text:s text:c="2"/>│ <text:s text:c="2"/>├── manager.c</text:p>
      <text:p text:style-name="P1">│ <text:s text:c="2"/>│ <text:s text:c="2"/>│ <text:s text:c="2"/>├── manager_gtk.c</text:p>
      <text:p text:style-name="P1">│ <text:s text:c="2"/>│ <text:s text:c="2"/>│ <text:s text:c="2"/>├── manager_gtk.h</text:p>
      <text:p text:style-name="P1">│ <text:s text:c="2"/>│ <text:s text:c="2"/>│ <text:s text:c="2"/>├── manager.h</text:p>
      <text:p text:style-name="P1">│ <text:s text:c="2"/>│ <text:s text:c="2"/>│ <text:s text:c="2"/>├── module_hal.c</text:p>
      <text:p text:style-name="P1">│ <text:s text:c="2"/>│ <text:s text:c="2"/>│ <text:s text:c="2"/>├── print_gnome.c</text:p>
      <text:p text:style-name="P1">│ <text:s text:c="2"/>│ <text:s text:c="2"/>│ <text:s text:c="2"/>├── print_gnome.h</text:p>
      <text:p text:style-name="P1">│ <text:s text:c="2"/>│ <text:s text:c="2"/>│ <text:s text:c="2"/>├── projects_examples/</text:p>
      <text:p text:style-name="P1">│ <text:s text:c="2"/>│ <text:s text:c="2"/>│ <text:s text:c="2"/>│ <text:s text:c="2"/>├── example2.clp</text:p>
      <text:p text:style-name="P1">│ <text:s text:c="2"/>│ <text:s text:c="2"/>│ <text:s text:c="2"/>│ <text:s text:c="2"/>├── example.clp</text:p>
      <text:p text:style-name="P1">│ <text:s text:c="2"/>│ <text:s text:c="2"/>│ <text:s text:c="2"/>│ <text:s text:c="2"/>├── example_many_sections.clp</text:p>
      <text:p text:style-name="P1">│ <text:s text:c="2"/>│ <text:s text:c="2"/>│ <text:s text:c="2"/>│ <text:s text:c="2"/>├── example_sequential.clp</text:p>
      <text:p text:style-name="P1">│ <text:s text:c="2"/>│ <text:s text:c="2"/>│ <text:s text:c="2"/>│ <text:s text:c="2"/>├── IndexedVar_used_in_function.clp</text:p>
      <text:p text:style-name="P1">│ <text:s text:c="2"/>│ <text:s text:c="2"/>│ <text:s text:c="2"/>│ <text:s text:c="2"/>├── modbus_rtu_serial.clp</text:p>
      <text:p text:style-name="P1">│ <text:s text:c="2"/>│ <text:s text:c="2"/>│ <text:s text:c="2"/>│ <text:s text:c="2"/>└── test_call_subroutines.clp</text:p>
      <text:p text:style-name="P1">│ <text:s text:c="2"/>│ <text:s text:c="2"/>│ <text:s text:c="2"/>├── protocol_modbus_master.c</text:p>
      <text:p text:style-name="P1">│ <text:s text:c="2"/>│ <text:s text:c="2"/>│ <text:s text:c="2"/>├── protocol_modbus_master.h</text:p>
      <text:p text:style-name="P1">│ <text:s text:c="2"/>│ <text:s text:c="2"/>│ <text:s text:c="2"/>├── protocol_modbus_slave.c</text:p>
      <text:p text:style-name="P1">│ <text:s text:c="2"/>│ <text:s text:c="2"/>│ <text:s text:c="2"/>├── protocol_modbus_slave.h</text:p>
      <text:p text:style-name="P1">│ <text:s text:c="2"/>│ <text:s text:c="2"/>│ <text:s text:c="2"/>├── README.txt</text:p>
      <text:p text:style-name="P1">│ <text:s text:c="2"/>│ <text:s text:c="2"/>│ <text:s text:c="2"/>├── sequential.h</text:p>
      <text:p text:style-name="P1">│ <text:s text:c="2"/>│ <text:s text:c="2"/>│ <text:s text:c="2"/>├── serial_common.h</text:p>
      <text:p text:style-name="P1">│ <text:s text:c="2"/>│ <text:s text:c="2"/>│ <text:s text:c="2"/>├── serial_linux.c</text:p>
      <text:p text:style-name="P1">│ <text:s text:c="2"/>│ <text:s text:c="2"/>│ <text:s text:c="2"/>├── socket_modbus_master.c</text:p>
      <text:p text:style-name="P1">│ <text:s text:c="2"/>│ <text:s text:c="2"/>│ <text:s text:c="2"/>├── socket_modbus_master.h</text:p>
      <text:p text:style-name="P1">│ <text:s text:c="2"/>│ <text:s text:c="2"/>│ <text:s text:c="2"/>├── socket_server.c</text:p>
      <text:p text:style-name="P1">│ <text:s text:c="2"/>│ <text:s text:c="2"/>│ <text:s text:c="2"/>├── socket_server.h</text:p>
      <text:p text:style-name="P1">│ <text:s text:c="2"/>│ <text:s text:c="2"/>│ <text:s text:c="2"/>├── spy_vars_gtk.c</text:p>
      <text:p text:style-name="P1">│ <text:s text:c="2"/>│ <text:s text:c="2"/>│ <text:s text:c="2"/>├── spy_vars_gtk.h</text:p>
      <text:p text:style-name="P1">│ <text:s text:c="2"/>│ <text:s text:c="2"/>│ <text:s text:c="2"/>├── Submakefile</text:p>
      <text:p text:style-name="P1">│ <text:s text:c="2"/>│ <text:s text:c="2"/>│ <text:s text:c="2"/>├── symbols.c</text:p>
      <text:p text:style-name="P1">│ <text:s text:c="2"/>│ <text:s text:c="2"/>│ <text:s text:c="2"/>├── symbols_gtk.c</text:p>
      <text:p text:style-name="P1">│ <text:s text:c="2"/>│ <text:s text:c="2"/>│ <text:s text:c="2"/>├── symbols_gtk.h</text:p>
      <text:p text:style-name="P1">│ <text:s text:c="2"/>│ <text:s text:c="2"/>│ <text:s text:c="2"/>├── symbols.h</text:p>
      <text:p text:style-name="P1">│ <text:s text:c="2"/>│ <text:s text:c="2"/>│ <text:s text:c="2"/>├── vars_access.c</text:p>
      <text:p text:style-name="P1">│ <text:s text:c="2"/>│ <text:s text:c="2"/>│ <text:s text:c="2"/>├── vars_access.h</text:p>
      <text:p text:style-name="P1">│ <text:s text:c="2"/>│ <text:s text:c="2"/>│ <text:s text:c="2"/>├── vars_names.c</text:p>
      <text:p text:style-name="P1">│ <text:s text:c="2"/>│ <text:s text:c="2"/>│ <text:s text:c="2"/>├── vars_names.h</text:p>
      <text:p text:style-name="P1">│ <text:s text:c="2"/>│ <text:s text:c="2"/>│ <text:s text:c="2"/>├── vars_names_list.c</text:p>
      <text:p text:style-name="P1">│ <text:s text:c="2"/>│ <text:s text:c="2"/>│ <text:s text:c="2"/>└── zEMC_README.txt</text:p>
      <text:p text:style-name="P1">│ <text:s text:c="2"/>│ <text:s text:c="2"/>├── components/</text:p>
      <text:p text:style-name="P1">│ <text:s text:c="2"/>│ <text:s text:c="2"/>│ <text:s text:c="2"/>├── abs.comp</text:p>
      <text:p text:style-name="P1">│ <text:s text:c="2"/>│ <text:s text:c="2"/>│ <text:s text:c="2"/>├── abs_s32.comp</text:p>
      <text:p text:style-name="P1">│ <text:s text:c="2"/>│ <text:s text:c="2"/>│ <text:s text:c="2"/>├── and2.comp</text:p>
      <text:p text:style-name="P1"><text:soft-page-break/>│ <text:s text:c="2"/>│ <text:s text:c="2"/>│ <text:s text:c="2"/>├── at_pid.c</text:p>
      <text:p text:style-name="P1">│ <text:s text:c="2"/>│ <text:s text:c="2"/>│ <text:s text:c="2"/>├── axistest.comp</text:p>
      <text:p text:style-name="P1">│ <text:s text:c="2"/>│ <text:s text:c="2"/>│ <text:s text:c="2"/>├── bin2gray.comp</text:p>
      <text:p text:style-name="P1">│ <text:s text:c="2"/>│ <text:s text:c="2"/>│ <text:s text:c="2"/>├── biquad.comp</text:p>
      <text:p text:style-name="P1">│ <text:s text:c="2"/>│ <text:s text:c="2"/>│ <text:s text:c="2"/>├── bitslice.comp</text:p>
      <text:p text:style-name="P1">│ <text:s text:c="2"/>│ <text:s text:c="2"/>│ <text:s text:c="2"/>├── bitwise.comp</text:p>
      <text:p text:style-name="P1">│ <text:s text:c="2"/>│ <text:s text:c="2"/>│ <text:s text:c="2"/>├── bldc.comp</text:p>
      <text:p text:style-name="P1">│ <text:s text:c="2"/>│ <text:s text:c="2"/>│ <text:s text:c="2"/>├── bldc_hall3.comp</text:p>
      <text:p text:style-name="P1">│ <text:s text:c="2"/>│ <text:s text:c="2"/>│ <text:s text:c="2"/>├── blend.comp</text:p>
      <text:p text:style-name="P1">│ <text:s text:c="2"/>│ <text:s text:c="2"/>│ <text:s text:c="2"/>├── boss_plc.c</text:p>
      <text:p text:style-name="P1">│ <text:s text:c="2"/>│ <text:s text:c="2"/>│ <text:s text:c="2"/>├── carousel.comp</text:p>
      <text:p text:style-name="P1">│ <text:s text:c="2"/>│ <text:s text:c="2"/>│ <text:s text:c="2"/>├── charge_pump.comp</text:p>
      <text:p text:style-name="P1">│ <text:s text:c="2"/>│ <text:s text:c="2"/>│ <text:s text:c="2"/>├── clarke2.comp</text:p>
      <text:p text:style-name="P1">│ <text:s text:c="2"/>│ <text:s text:c="2"/>│ <text:s text:c="2"/>├── clarke3.comp</text:p>
      <text:p text:style-name="P1">│ <text:s text:c="2"/>│ <text:s text:c="2"/>│ <text:s text:c="2"/>├── clarkeinv.comp</text:p>
      <text:p text:style-name="P1">│ <text:s text:c="2"/>│ <text:s text:c="2"/>│ <text:s text:c="2"/>├── comp.comp</text:p>
      <text:p text:style-name="P1">│ <text:s text:c="2"/>│ <text:s text:c="2"/>│ <text:s text:c="2"/>├── constant.comp</text:p>
      <text:p text:style-name="P1">│ <text:s text:c="2"/>│ <text:s text:c="2"/>│ <text:s text:c="2"/>├── conv.comp.in</text:p>
      <text:p text:style-name="P1">│ <text:s text:c="2"/>│ <text:s text:c="2"/>│ <text:s text:c="2"/>├── corexy_by_hal.comp</text:p>
      <text:p text:style-name="P1">│ <text:s text:c="2"/>│ <text:s text:c="2"/>│ <text:s text:c="2"/>├── counter.c</text:p>
      <text:p text:style-name="P1">│ <text:s text:c="2"/>│ <text:s text:c="2"/>│ <text:s text:c="2"/>├── ddt.comp</text:p>
      <text:p text:style-name="P1">│ <text:s text:c="2"/>│ <text:s text:c="2"/>│ <text:s text:c="2"/>├── deadzone.comp</text:p>
      <text:p text:style-name="P1">│ <text:s text:c="2"/>│ <text:s text:c="2"/>│ <text:s text:c="2"/>├── debounce.c</text:p>
      <text:p text:style-name="P1">│ <text:s text:c="2"/>│ <text:s text:c="2"/>│ <text:s text:c="2"/>├── demux.comp</text:p>
      <text:p text:style-name="P1">│ <text:s text:c="2"/>│ <text:s text:c="2"/>│ <text:s text:c="2"/>├── differential.comp</text:p>
      <text:p text:style-name="P1">│ <text:s text:c="2"/>│ <text:s text:c="2"/>│ <text:s text:c="2"/>├── edge.comp</text:p>
      <text:p text:style-name="P1">│ <text:s text:c="2"/>│ <text:s text:c="2"/>│ <text:s text:c="2"/>├── encoder.c</text:p>
      <text:p text:style-name="P1">│ <text:s text:c="2"/>│ <text:s text:c="2"/>│ <text:s text:c="2"/>├── encoder_ratio.c</text:p>
      <text:p text:style-name="P1">│ <text:s text:c="2"/>│ <text:s text:c="2"/>│ <text:s text:c="2"/>├── eoffset_per_angle.comp</text:p>
      <text:p text:style-name="P1">│ <text:s text:c="2"/>│ <text:s text:c="2"/>│ <text:s text:c="2"/>├── estop_latch.comp</text:p>
      <text:p text:style-name="P1">│ <text:s text:c="2"/>│ <text:s text:c="2"/>│ <text:s text:c="2"/>├── feedcomp.comp</text:p>
      <text:p text:style-name="P1">│ <text:s text:c="2"/>│ <text:s text:c="2"/>│ <text:s text:c="2"/>├── flipflop.comp</text:p>
      <text:p text:style-name="P1">│ <text:s text:c="2"/>│ <text:s text:c="2"/>│ <text:s text:c="2"/>├── gantry.comp</text:p>
      <text:p text:style-name="P1">│ <text:s text:c="2"/>│ <text:s text:c="2"/>│ <text:s text:c="2"/>├── gearchange.comp</text:p>
      <text:p text:style-name="P1">│ <text:s text:c="2"/>│ <text:s text:c="2"/>│ <text:s text:c="2"/>├── .gitignore</text:p>
      <text:p text:style-name="P1">│ <text:s text:c="2"/>│ <text:s text:c="2"/>│ <text:s text:c="2"/>├── gray2bin.comp</text:p>
      <text:p text:style-name="P1">│ <text:s text:c="2"/>│ <text:s text:c="2"/>│ <text:s text:c="2"/>├── histobins.comp</text:p>
      <text:p text:style-name="P1">│ <text:s text:c="2"/>│ <text:s text:c="2"/>│ <text:s text:c="2"/>├── hypot.comp</text:p>
      <text:p text:style-name="P1">│ <text:s text:c="2"/>│ <text:s text:c="2"/>│ <text:s text:c="2"/>├── ilowpass.comp</text:p>
      <text:p text:style-name="P1">│ <text:s text:c="2"/>│ <text:s text:c="2"/>│ <text:s text:c="2"/>├── integ.comp</text:p>
      <text:p text:style-name="P1">│ <text:s text:c="2"/>│ <text:s text:c="2"/>│ <text:s text:c="2"/>├── invert.comp</text:p>
      <text:p text:style-name="P1">│ <text:s text:c="2"/>│ <text:s text:c="2"/>│ <text:s text:c="2"/>├── joyhandle.comp</text:p>
      <text:p text:style-name="P1">│ <text:s text:c="2"/>│ <text:s text:c="2"/>│ <text:s text:c="2"/>├── knob2float.comp</text:p>
      <text:p text:style-name="P1">│ <text:s text:c="2"/>│ <text:s text:c="2"/>│ <text:s text:c="2"/>├── latencybins.comp</text:p>
      <text:p text:style-name="P1">│ <text:s text:c="2"/>│ <text:s text:c="2"/>│ <text:s text:c="2"/>├── lcd.c</text:p>
      <text:p text:style-name="P1">│ <text:s text:c="2"/>│ <text:s text:c="2"/>│ <text:s text:c="2"/>├── limit1.comp</text:p>
      <text:p text:style-name="P1">│ <text:s text:c="2"/>│ <text:s text:c="2"/>│ <text:s text:c="2"/>├── limit2.comp</text:p>
      <text:p text:style-name="P1">│ <text:s text:c="2"/>│ <text:s text:c="2"/>│ <text:s text:c="2"/>├── limit3.comp</text:p>
      <text:p text:style-name="P1">│ <text:s text:c="2"/>│ <text:s text:c="2"/>│ <text:s text:c="2"/>├── lincurve.comp</text:p>
      <text:p text:style-name="P1">│ <text:s text:c="2"/>│ <text:s text:c="2"/>│ <text:s text:c="2"/>├── logic.comp</text:p>
      <text:p text:style-name="P1">│ <text:s text:c="2"/>│ <text:s text:c="2"/>│ <text:s text:c="2"/>├── lowpass.comp</text:p>
      <text:p text:style-name="P1">│ <text:s text:c="2"/>│ <text:s text:c="2"/>│ <text:s text:c="2"/>├── lut5.comp</text:p>
      <text:p text:style-name="P1">│ <text:s text:c="2"/>│ <text:s text:c="2"/>│ <text:s text:c="2"/>├── maj3.comp</text:p>
      <text:p text:style-name="P1">│ <text:s text:c="2"/>│ <text:s text:c="2"/>│ <text:s text:c="2"/>├── match8.comp</text:p>
      <text:p text:style-name="P1">│ <text:s text:c="2"/>│ <text:s text:c="2"/>│ <text:s text:c="2"/>├── matrix_kb.c</text:p>
      <text:p text:style-name="P1"><text:soft-page-break/>│ <text:s text:c="2"/>│ <text:s text:c="2"/>│ <text:s text:c="2"/>├── max31855.comp</text:p>
      <text:p text:style-name="P1">│ <text:s text:c="2"/>│ <text:s text:c="2"/>│ <text:s text:c="2"/>├── mesa_pktgyro_test.comp</text:p>
      <text:p text:style-name="P1">│ <text:s text:c="2"/>│ <text:s text:c="2"/>│ <text:s text:c="2"/>├── message.comp</text:p>
      <text:p text:style-name="P1">│ <text:s text:c="2"/>│ <text:s text:c="2"/>│ <text:s text:c="2"/>├── minmax.comp</text:p>
      <text:p text:style-name="P1">│ <text:s text:c="2"/>│ <text:s text:c="2"/>│ <text:s text:c="2"/>├── mkconv.sh</text:p>
      <text:p text:style-name="P1">│ <text:s text:c="2"/>│ <text:s text:c="2"/>│ <text:s text:c="2"/>├── modmath.c</text:p>
      <text:p text:style-name="P1">│ <text:s text:c="2"/>│ <text:s text:c="2"/>│ <text:s text:c="2"/>├── moveoff.comp</text:p>
      <text:p text:style-name="P1">│ <text:s text:c="2"/>│ <text:s text:c="2"/>│ <text:s text:c="2"/>├── mult2.comp</text:p>
      <text:p text:style-name="P1">│ <text:s text:c="2"/>│ <text:s text:c="2"/>│ <text:s text:c="2"/>├── multiclick.comp</text:p>
      <text:p text:style-name="P1">│ <text:s text:c="2"/>│ <text:s text:c="2"/>│ <text:s text:c="2"/>├── multiswitch.comp</text:p>
      <text:p text:style-name="P1">│ <text:s text:c="2"/>│ <text:s text:c="2"/>│ <text:s text:c="2"/>├── mux16.comp</text:p>
      <text:p text:style-name="P1">│ <text:s text:c="2"/>│ <text:s text:c="2"/>│ <text:s text:c="2"/>├── mux2.comp</text:p>
      <text:p text:style-name="P1">│ <text:s text:c="2"/>│ <text:s text:c="2"/>│ <text:s text:c="2"/>├── mux4.comp</text:p>
      <text:p text:style-name="P1">│ <text:s text:c="2"/>│ <text:s text:c="2"/>│ <text:s text:c="2"/>├── mux8.comp</text:p>
      <text:p text:style-name="P1">│ <text:s text:c="2"/>│ <text:s text:c="2"/>│ <text:s text:c="2"/>├── mux_generic.c</text:p>
      <text:p text:style-name="P1">│ <text:s text:c="2"/>│ <text:s text:c="2"/>│ <text:s text:c="2"/>├── near.comp</text:p>
      <text:p text:style-name="P1">│ <text:s text:c="2"/>│ <text:s text:c="2"/>│ <text:s text:c="2"/>├── not.comp</text:p>
      <text:p text:style-name="P1">│ <text:s text:c="2"/>│ <text:s text:c="2"/>│ <text:s text:c="2"/>├── offset.comp</text:p>
      <text:p text:style-name="P1">│ <text:s text:c="2"/>│ <text:s text:c="2"/>│ <text:s text:c="2"/>├── oneshot.comp</text:p>
      <text:p text:style-name="P1">│ <text:s text:c="2"/>│ <text:s text:c="2"/>│ <text:s text:c="2"/>├── or2.comp</text:p>
      <text:p text:style-name="P1">│ <text:s text:c="2"/>│ <text:s text:c="2"/>│ <text:s text:c="2"/>├── orient.comp</text:p>
      <text:p text:style-name="P1">│ <text:s text:c="2"/>│ <text:s text:c="2"/>│ <text:s text:c="2"/>├── panelui.c</text:p>
      <text:p text:style-name="P1">│ <text:s text:c="2"/>│ <text:s text:c="2"/>│ <text:s text:c="2"/>├── pid.c</text:p>
      <text:p text:style-name="P1">│ <text:s text:c="2"/>│ <text:s text:c="2"/>│ <text:s text:c="2"/>├── plasmac.comp</text:p>
      <text:p text:style-name="P1">│ <text:s text:c="2"/>│ <text:s text:c="2"/>│ <text:s text:c="2"/>├── pwmgen.c</text:p>
      <text:p text:style-name="P1">│ <text:s text:c="2"/>│ <text:s text:c="2"/>│ <text:s text:c="2"/>├── sample_hold.comp</text:p>
      <text:p text:style-name="P1">│ <text:s text:c="2"/>│ <text:s text:c="2"/>│ <text:s text:c="2"/>├── sampler.c</text:p>
      <text:p text:style-name="P1">│ <text:s text:c="2"/>│ <text:s text:c="2"/>│ <text:s text:c="2"/>├── sampler_usr.c</text:p>
      <text:p text:style-name="P1">│ <text:s text:c="2"/>│ <text:s text:c="2"/>│ <text:s text:c="2"/>├── scale.comp</text:p>
      <text:p text:style-name="P1">│ <text:s text:c="2"/>│ <text:s text:c="2"/>│ <text:s text:c="2"/>├── select8.comp</text:p>
      <text:p text:style-name="P1">│ <text:s text:c="2"/>│ <text:s text:c="2"/>│ <text:s text:c="2"/>├── siggen.c</text:p>
      <text:p text:style-name="P1">│ <text:s text:c="2"/>│ <text:s text:c="2"/>│ <text:s text:c="2"/>├── sim_axis_hardware.comp</text:p>
      <text:p text:style-name="P1">│ <text:s text:c="2"/>│ <text:s text:c="2"/>│ <text:s text:c="2"/>├── sim_encoder.c</text:p>
      <text:p text:style-name="P1">│ <text:s text:c="2"/>│ <text:s text:c="2"/>│ <text:s text:c="2"/>├── sim_home_switch.comp</text:p>
      <text:p text:style-name="P1">│ <text:s text:c="2"/>│ <text:s text:c="2"/>│ <text:s text:c="2"/>├── sim_matrix_kb.comp</text:p>
      <text:p text:style-name="P1">│ <text:s text:c="2"/>│ <text:s text:c="2"/>│ <text:s text:c="2"/>├── sim_parport.comp</text:p>
      <text:p text:style-name="P1">│ <text:s text:c="2"/>│ <text:s text:c="2"/>│ <text:s text:c="2"/>├── simple_tp.comp</text:p>
      <text:p text:style-name="P1">│ <text:s text:c="2"/>│ <text:s text:c="2"/>│ <text:s text:c="2"/>├── sim_spindle.comp</text:p>
      <text:p text:style-name="P1">│ <text:s text:c="2"/>│ <text:s text:c="2"/>│ <text:s text:c="2"/>├── sphereprobe.comp</text:p>
      <text:p text:style-name="P1">│ <text:s text:c="2"/>│ <text:s text:c="2"/>│ <text:s text:c="2"/>├── spindle_monitor.comp</text:p>
      <text:p text:style-name="P1">│ <text:s text:c="2"/>│ <text:s text:c="2"/>│ <text:s text:c="2"/>├── stepgen.c</text:p>
      <text:p text:style-name="P1">│ <text:s text:c="2"/>│ <text:s text:c="2"/>│ <text:s text:c="2"/>├── steptest.comp</text:p>
      <text:p text:style-name="P1">│ <text:s text:c="2"/>│ <text:s text:c="2"/>│ <text:s text:c="2"/>├── streamer.c</text:p>
      <text:p text:style-name="P1">│ <text:s text:c="2"/>│ <text:s text:c="2"/>│ <text:s text:c="2"/>├── streamer.h</text:p>
      <text:p text:style-name="P1">│ <text:s text:c="2"/>│ <text:s text:c="2"/>│ <text:s text:c="2"/>├── streamer_usr.c</text:p>
      <text:p text:style-name="P1">│ <text:s text:c="2"/>│ <text:s text:c="2"/>│ <text:s text:c="2"/>├── Submakefile*</text:p>
      <text:p text:style-name="P1">│ <text:s text:c="2"/>│ <text:s text:c="2"/>│ <text:s text:c="2"/>├── sum2.comp</text:p>
      <text:p text:style-name="P1">│ <text:s text:c="2"/>│ <text:s text:c="2"/>│ <text:s text:c="2"/>├── supply.c</text:p>
      <text:p text:style-name="P1">│ <text:s text:c="2"/>│ <text:s text:c="2"/>│ <text:s text:c="2"/>├── thc.comp</text:p>
      <text:p text:style-name="P1">│ <text:s text:c="2"/>│ <text:s text:c="2"/>│ <text:s text:c="2"/>├── thcud.comp</text:p>
      <text:p text:style-name="P1">│ <text:s text:c="2"/>│ <text:s text:c="2"/>│ <text:s text:c="2"/>├── threads.c</text:p>
      <text:p text:style-name="P1">│ <text:s text:c="2"/>│ <text:s text:c="2"/>│ <text:s text:c="2"/>├── threadtest.comp</text:p>
      <text:p text:style-name="P1">│ <text:s text:c="2"/>│ <text:s text:c="2"/>│ <text:s text:c="2"/>├── time.comp</text:p>
      <text:p text:style-name="P1">│ <text:s text:c="2"/>│ <text:s text:c="2"/>│ <text:s text:c="2"/>├── timedelay.comp</text:p>
      <text:p text:style-name="P1">│ <text:s text:c="2"/>│ <text:s text:c="2"/>│ <text:s text:c="2"/>├── timedelta.comp</text:p>
      <text:p text:style-name="P1"><text:soft-page-break/>│ <text:s text:c="2"/>│ <text:s text:c="2"/>│ <text:s text:c="2"/>├── toggle2nist.comp</text:p>
      <text:p text:style-name="P1">│ <text:s text:c="2"/>│ <text:s text:c="2"/>│ <text:s text:c="2"/>├── toggle.comp</text:p>
      <text:p text:style-name="P1">│ <text:s text:c="2"/>│ <text:s text:c="2"/>│ <text:s text:c="2"/>├── tristate_bit.comp</text:p>
      <text:p text:style-name="P1">│ <text:s text:c="2"/>│ <text:s text:c="2"/>│ <text:s text:c="2"/>├── tristate_float.comp</text:p>
      <text:p text:style-name="P1">│ <text:s text:c="2"/>│ <text:s text:c="2"/>│ <text:s text:c="2"/>├── updown.comp</text:p>
      <text:p text:style-name="P1">│ <text:s text:c="2"/>│ <text:s text:c="2"/>│ <text:s text:c="2"/>├── watchdog.c</text:p>
      <text:p text:style-name="P1">│ <text:s text:c="2"/>│ <text:s text:c="2"/>│ <text:s text:c="2"/>├── wcomp.comp</text:p>
      <text:p text:style-name="P1">│ <text:s text:c="2"/>│ <text:s text:c="2"/>│ <text:s text:c="2"/>├── weighted_sum.c</text:p>
      <text:p text:style-name="P1">│ <text:s text:c="2"/>│ <text:s text:c="2"/>│ <text:s text:c="2"/>├── xhc_hb04_util.comp</text:p>
      <text:p text:style-name="P1">│ <text:s text:c="2"/>│ <text:s text:c="2"/>│ <text:s text:c="2"/>└── xor2.comp</text:p>
      <text:p text:style-name="P1">│ <text:s text:c="2"/>│ <text:s text:c="2"/>├── drivers/</text:p>
      <text:p text:style-name="P1">│ <text:s text:c="2"/>│ <text:s text:c="2"/>│ <text:s text:c="2"/>├── bcm2835.h</text:p>
      <text:p text:style-name="P1">│ <text:s text:c="2"/>│ <text:s text:c="2"/>│ <text:s text:c="2"/>├── beaglebone_gpio.h</text:p>
      <text:p text:style-name="P1">│ <text:s text:c="2"/>│ <text:s text:c="2"/>│ <text:s text:c="2"/>├── cpuinfo.c*</text:p>
      <text:p text:style-name="P1">│ <text:s text:c="2"/>│ <text:s text:c="2"/>│ <text:s text:c="2"/>├── cpuinfo.h</text:p>
      <text:p text:style-name="P1">│ <text:s text:c="2"/>│ <text:s text:c="2"/>│ <text:s text:c="2"/>├── .gitignore</text:p>
      <text:p text:style-name="P1">│ <text:s text:c="2"/>│ <text:s text:c="2"/>│ <text:s text:c="2"/>├── gm.h</text:p>
      <text:p text:style-name="P1">│ <text:s text:c="2"/>│ <text:s text:c="2"/>│ <text:s text:c="2"/>├── hal_ax5214h.c</text:p>
      <text:p text:style-name="P1">│ <text:s text:c="2"/>│ <text:s text:c="2"/>│ <text:s text:c="2"/>├── hal_bb_gpio.c</text:p>
      <text:p text:style-name="P1">│ <text:s text:c="2"/>│ <text:s text:c="2"/>│ <text:s text:c="2"/>├── hal_evoreg.c</text:p>
      <text:p text:style-name="P1">│ <text:s text:c="2"/>│ <text:s text:c="2"/>│ <text:s text:c="2"/>├── hal_gm.c</text:p>
      <text:p text:style-name="P1">│ <text:s text:c="2"/>│ <text:s text:c="2"/>│ <text:s text:c="2"/>├── hal_motenc.c</text:p>
      <text:p text:style-name="P1">│ <text:s text:c="2"/>│ <text:s text:c="2"/>│ <text:s text:c="2"/>├── hal_parport.c</text:p>
      <text:p text:style-name="P1">│ <text:s text:c="2"/>│ <text:s text:c="2"/>│ <text:s text:c="2"/>├── hal_pi_gpio.c*</text:p>
      <text:p text:style-name="P1">│ <text:s text:c="2"/>│ <text:s text:c="2"/>│ <text:s text:c="2"/>├── hal_pi_gpio_demo.hal*</text:p>
      <text:p text:style-name="P1">│ <text:s text:c="2"/>│ <text:s text:c="2"/>│ <text:s text:c="2"/>├── hal_ppmc.c</text:p>
      <text:p text:style-name="P1">│ <text:s text:c="2"/>│ <text:s text:c="2"/>│ <text:s text:c="2"/>├── hal_skeleton.c</text:p>
      <text:p text:style-name="P1">│ <text:s text:c="2"/>│ <text:s text:c="2"/>│ <text:s text:c="2"/>├── hal_speaker.c</text:p>
      <text:p text:style-name="P1">│ <text:s text:c="2"/>│ <text:s text:c="2"/>│ <text:s text:c="2"/>├── hal_stg.c</text:p>
      <text:p text:style-name="P1">│ <text:s text:c="2"/>│ <text:s text:c="2"/>│ <text:s text:c="2"/>├── hal_stg.h</text:p>
      <text:p text:style-name="P1">│ <text:s text:c="2"/>│ <text:s text:c="2"/>│ <text:s text:c="2"/>├── hal_tiro.c</text:p>
      <text:p text:style-name="P1">│ <text:s text:c="2"/>│ <text:s text:c="2"/>│ <text:s text:c="2"/>├── hal_vti.c</text:p>
      <text:p text:style-name="P1">│ <text:s text:c="2"/>│ <text:s text:c="2"/>│ <text:s text:c="2"/>├── hal_vti.h</text:p>
      <text:p text:style-name="P1">│ <text:s text:c="2"/>│ <text:s text:c="2"/>│ <text:s text:c="2"/>├── mesa_7i65.comp</text:p>
      <text:p text:style-name="P1">│ <text:s text:c="2"/>│ <text:s text:c="2"/>│ <text:s text:c="2"/>├── mesa-hostmot2/</text:p>
      <text:p text:style-name="P1">│ <text:s text:c="2"/>│ <text:s text:c="2"/>│ <text:s text:c="2"/>│ <text:s text:c="2"/>├── abs_encoder.c</text:p>
      <text:p text:style-name="P1">│ <text:s text:c="2"/>│ <text:s text:c="2"/>│ <text:s text:c="2"/>│ <text:s text:c="2"/>├── bitfile.c</text:p>
      <text:p text:style-name="P1">│ <text:s text:c="2"/>│ <text:s text:c="2"/>│ <text:s text:c="2"/>│ <text:s text:c="2"/>├── bitfile.h</text:p>
      <text:p text:style-name="P1">│ <text:s text:c="2"/>│ <text:s text:c="2"/>│ <text:s text:c="2"/>│ <text:s text:c="2"/>├── bspi.c</text:p>
      <text:p text:style-name="P1">│ <text:s text:c="2"/>│ <text:s text:c="2"/>│ <text:s text:c="2"/>│ <text:s text:c="2"/>├── ChangeLog</text:p>
      <text:p text:style-name="P1">│ <text:s text:c="2"/>│ <text:s text:c="2"/>│ <text:s text:c="2"/>│ <text:s text:c="2"/>├── doc/</text:p>
      <text:p text:style-name="P1">│ <text:s text:c="2"/>│ <text:s text:c="2"/>│ <text:s text:c="2"/>│ <text:s text:c="2"/>│ <text:s text:c="2"/>├── encoder/</text:p>
      <text:p text:style-name="P1">│ <text:s text:c="2"/>│ <text:s text:c="2"/>│ <text:s text:c="2"/>│ <text:s text:c="2"/>│ <text:s text:c="2"/>│ <text:s text:c="2"/>├── case-a1.png</text:p>
      <text:p text:style-name="P1">│ <text:s text:c="2"/>│ <text:s text:c="2"/>│ <text:s text:c="2"/>│ <text:s text:c="2"/>│ <text:s text:c="2"/>│ <text:s text:c="2"/>├── case-a2.png</text:p>
      <text:p text:style-name="P1">│ <text:s text:c="2"/>│ <text:s text:c="2"/>│ <text:s text:c="2"/>│ <text:s text:c="2"/>│ <text:s text:c="2"/>│ <text:s text:c="2"/>├── case-a3.png</text:p>
      <text:p text:style-name="P1">│ <text:s text:c="2"/>│ <text:s text:c="2"/>│ <text:s text:c="2"/>│ <text:s text:c="2"/>│ <text:s text:c="2"/>│ <text:s text:c="2"/>├── case-b1.png</text:p>
      <text:p text:style-name="P1">│ <text:s text:c="2"/>│ <text:s text:c="2"/>│ <text:s text:c="2"/>│ <text:s text:c="2"/>│ <text:s text:c="2"/>│ <text:s text:c="2"/>├── case-b2.png</text:p>
      <text:p text:style-name="P1">│ <text:s text:c="2"/>│ <text:s text:c="2"/>│ <text:s text:c="2"/>│ <text:s text:c="2"/>│ <text:s text:c="2"/>│ <text:s text:c="2"/>├── case-b3.png</text:p>
      <text:p text:style-name="P1">│ <text:s text:c="2"/>│ <text:s text:c="2"/>│ <text:s text:c="2"/>│ <text:s text:c="2"/>│ <text:s text:c="2"/>│ <text:s text:c="2"/>├── case-c1.png</text:p>
      <text:p text:style-name="P1">│ <text:s text:c="2"/>│ <text:s text:c="2"/>│ <text:s text:c="2"/>│ <text:s text:c="2"/>│ <text:s text:c="2"/>│ <text:s text:c="2"/>├── case-c2.png</text:p>
      <text:p text:style-name="P1">│ <text:s text:c="2"/>│ <text:s text:c="2"/>│ <text:s text:c="2"/>│ <text:s text:c="2"/>│ <text:s text:c="2"/>│ <text:s text:c="2"/>├── case-c3.png</text:p>
      <text:p text:style-name="P1">│ <text:s text:c="2"/>│ <text:s text:c="2"/>│ <text:s text:c="2"/>│ <text:s text:c="2"/>│ <text:s text:c="2"/>│ <text:s text:c="2"/>├── case-d2.png</text:p>
      <text:p text:style-name="P1">│ <text:s text:c="2"/>│ <text:s text:c="2"/>│ <text:s text:c="2"/>│ <text:s text:c="2"/>│ <text:s text:c="2"/>│ <text:s text:c="2"/>├── case-d3.png</text:p>
      <text:p text:style-name="P1">│ <text:s text:c="2"/>│ <text:s text:c="2"/>│ <text:s text:c="2"/>│ <text:s text:c="2"/>│ <text:s text:c="2"/>│ <text:s text:c="2"/>├── index.html</text:p>
      <text:p text:style-name="P1">│ <text:s text:c="2"/>│ <text:s text:c="2"/>│ <text:s text:c="2"/>│ <text:s text:c="2"/>│ <text:s text:c="2"/>│ <text:s text:c="2"/>└── legend.png</text:p>
      <text:p text:style-name="P1"><text:soft-page-break/>│ <text:s text:c="2"/>│ <text:s text:c="2"/>│ <text:s text:c="2"/>│ <text:s text:c="2"/>│ <text:s text:c="2"/>├── README</text:p>
      <text:p text:style-name="P1">│ <text:s text:c="2"/>│ <text:s text:c="2"/>│ <text:s text:c="2"/>│ <text:s text:c="2"/>│ <text:s text:c="2"/>└── README.regmap</text:p>
      <text:p text:style-name="P1">│ <text:s text:c="2"/>│ <text:s text:c="2"/>│ <text:s text:c="2"/>│ <text:s text:c="2"/>├── dpll.c</text:p>
      <text:p text:style-name="P1">│ <text:s text:c="2"/>│ <text:s text:c="2"/>│ <text:s text:c="2"/>│ <text:s text:c="2"/>├── encoder.c</text:p>
      <text:p text:style-name="P1">│ <text:s text:c="2"/>│ <text:s text:c="2"/>│ <text:s text:c="2"/>│ <text:s text:c="2"/>├── firmware/</text:p>
      <text:p text:style-name="P1">│ <text:s text:c="2"/>│ <text:s text:c="2"/>│ <text:s text:c="2"/>│ <text:s text:c="2"/>│ <text:s text:c="2"/>└── 7i43/</text:p>
      <text:p text:style-name="P1">│ <text:s text:c="2"/>│ <text:s text:c="2"/>│ <text:s text:c="2"/>│ <text:s text:c="2"/>│ <text:s text:c="6"/>└── CPLD/</text:p>
      <text:p text:style-name="P1">│ <text:s text:c="2"/>│ <text:s text:c="2"/>│ <text:s text:c="2"/>│ <text:s text:c="2"/>│ <text:s text:c="10"/>├── I43CPLD2.JED</text:p>
      <text:p text:style-name="P1">│ <text:s text:c="2"/>│ <text:s text:c="2"/>│ <text:s text:c="2"/>│ <text:s text:c="2"/>│ <text:s text:c="10"/>├── I43CPLD4.JED</text:p>
      <text:p text:style-name="P1">│ <text:s text:c="2"/>│ <text:s text:c="2"/>│ <text:s text:c="2"/>│ <text:s text:c="2"/>│ <text:s text:c="10"/>└── SOURCE/</text:p>
      <text:p text:style-name="P1">│ <text:s text:c="2"/>│ <text:s text:c="2"/>│ <text:s text:c="2"/>│ <text:s text:c="2"/>│ <text:s text:c="14"/>├── 7I43.ISE</text:p>
      <text:p text:style-name="P1">│ <text:s text:c="2"/>│ <text:s text:c="2"/>│ <text:s text:c="2"/>│ <text:s text:c="2"/>│ <text:s text:c="14"/>├── I43CPLD.UCF</text:p>
      <text:p text:style-name="P1">│ <text:s text:c="2"/>│ <text:s text:c="2"/>│ <text:s text:c="2"/>│ <text:s text:c="2"/>│ <text:s text:c="14"/>└── I43CPLD.VHD</text:p>
      <text:p text:style-name="P1">│ <text:s text:c="2"/>│ <text:s text:c="2"/>│ <text:s text:c="2"/>│ <text:s text:c="2"/>├── hm2_7i43.c</text:p>
      <text:p text:style-name="P1">│ <text:s text:c="2"/>│ <text:s text:c="2"/>│ <text:s text:c="2"/>│ <text:s text:c="2"/>├── hm2_7i43.h</text:p>
      <text:p text:style-name="P1">│ <text:s text:c="2"/>│ <text:s text:c="2"/>│ <text:s text:c="2"/>│ <text:s text:c="2"/>├── hm2_7i90.c</text:p>
      <text:p text:style-name="P1">│ <text:s text:c="2"/>│ <text:s text:c="2"/>│ <text:s text:c="2"/>│ <text:s text:c="2"/>├── hm2_7i90.h</text:p>
      <text:p text:style-name="P1">│ <text:s text:c="2"/>│ <text:s text:c="2"/>│ <text:s text:c="2"/>│ <text:s text:c="2"/>├── hm2_eth.c</text:p>
      <text:p text:style-name="P1">│ <text:s text:c="2"/>│ <text:s text:c="2"/>│ <text:s text:c="2"/>│ <text:s text:c="2"/>├── hm2_eth.h</text:p>
      <text:p text:style-name="P1">│ <text:s text:c="2"/>│ <text:s text:c="2"/>│ <text:s text:c="2"/>│ <text:s text:c="2"/>├── hm2_pci.c</text:p>
      <text:p text:style-name="P1">│ <text:s text:c="2"/>│ <text:s text:c="2"/>│ <text:s text:c="2"/>│ <text:s text:c="2"/>├── hm2_pci.h</text:p>
      <text:p text:style-name="P1">│ <text:s text:c="2"/>│ <text:s text:c="2"/>│ <text:s text:c="2"/>│ <text:s text:c="2"/>├── hm2_rpspi.c</text:p>
      <text:p text:style-name="P1">│ <text:s text:c="2"/>│ <text:s text:c="2"/>│ <text:s text:c="2"/>│ <text:s text:c="2"/>├── hm2_spi.c</text:p>
      <text:p text:style-name="P1">│ <text:s text:c="2"/>│ <text:s text:c="2"/>│ <text:s text:c="2"/>│ <text:s text:c="2"/>├── hm2_test.c</text:p>
      <text:p text:style-name="P1">│ <text:s text:c="2"/>│ <text:s text:c="2"/>│ <text:s text:c="2"/>│ <text:s text:c="2"/>├── hm2_test.h</text:p>
      <text:p text:style-name="P1">│ <text:s text:c="2"/>│ <text:s text:c="2"/>│ <text:s text:c="2"/>│ <text:s text:c="2"/>├── hostmot2.c</text:p>
      <text:p text:style-name="P1">│ <text:s text:c="2"/>│ <text:s text:c="2"/>│ <text:s text:c="2"/>│ <text:s text:c="2"/>├── hostmot2.h*</text:p>
      <text:p text:style-name="P1">│ <text:s text:c="2"/>│ <text:s text:c="2"/>│ <text:s text:c="2"/>│ <text:s text:c="2"/>├── hostmot2-lowlevel.h</text:p>
      <text:p text:style-name="P1">│ <text:s text:c="2"/>│ <text:s text:c="2"/>│ <text:s text:c="2"/>│ <text:s text:c="2"/>├── hostmot2-serial.h</text:p>
      <text:p text:style-name="P1">│ <text:s text:c="2"/>│ <text:s text:c="2"/>│ <text:s text:c="2"/>│ <text:s text:c="2"/>├── ioport.c</text:p>
      <text:p text:style-name="P1">│ <text:s text:c="2"/>│ <text:s text:c="2"/>│ <text:s text:c="2"/>│ <text:s text:c="2"/>├── lbp16.h</text:p>
      <text:p text:style-name="P1">│ <text:s text:c="2"/>│ <text:s text:c="2"/>│ <text:s text:c="2"/>│ <text:s text:c="2"/>├── led.c</text:p>
      <text:p text:style-name="P1">│ <text:s text:c="2"/>│ <text:s text:c="2"/>│ <text:s text:c="2"/>│ <text:s text:c="2"/>├── pins.c</text:p>
      <text:p text:style-name="P1">│ <text:s text:c="2"/>│ <text:s text:c="2"/>│ <text:s text:c="2"/>│ <text:s text:c="2"/>├── pktuart.c</text:p>
      <text:p text:style-name="P1">│ <text:s text:c="2"/>│ <text:s text:c="2"/>│ <text:s text:c="2"/>│ <text:s text:c="2"/>├── pktuart_errno.h</text:p>
      <text:p text:style-name="P1">│ <text:s text:c="2"/>│ <text:s text:c="2"/>│ <text:s text:c="2"/>│ <text:s text:c="2"/>├── pwmgen.c</text:p>
      <text:p text:style-name="P1">│ <text:s text:c="2"/>│ <text:s text:c="2"/>│ <text:s text:c="2"/>│ <text:s text:c="2"/>├── raw.c</text:p>
      <text:p text:style-name="P1">│ <text:s text:c="2"/>│ <text:s text:c="2"/>│ <text:s text:c="2"/>│ <text:s text:c="2"/>├── README</text:p>
      <text:p text:style-name="P1">│ <text:s text:c="2"/>│ <text:s text:c="2"/>│ <text:s text:c="2"/>│ <text:s text:c="2"/>├── resolver.c*</text:p>
      <text:p text:style-name="P1">│ <text:s text:c="2"/>│ <text:s text:c="2"/>│ <text:s text:c="2"/>│ <text:s text:c="2"/>├── setsserial.c</text:p>
      <text:p text:style-name="P1">│ <text:s text:c="2"/>│ <text:s text:c="2"/>│ <text:s text:c="2"/>│ <text:s text:c="2"/>├── spi_common_rpspi.h</text:p>
      <text:p text:style-name="P1">│ <text:s text:c="2"/>│ <text:s text:c="2"/>│ <text:s text:c="2"/>│ <text:s text:c="2"/>├── sserial.c*</text:p>
      <text:p text:style-name="P1">│ <text:s text:c="2"/>│ <text:s text:c="2"/>│ <text:s text:c="2"/>│ <text:s text:c="2"/>├── sserial.h</text:p>
      <text:p text:style-name="P1">│ <text:s text:c="2"/>│ <text:s text:c="2"/>│ <text:s text:c="2"/>│ <text:s text:c="2"/>├── ssr.c</text:p>
      <text:p text:style-name="P1">│ <text:s text:c="2"/>│ <text:s text:c="2"/>│ <text:s text:c="2"/>│ <text:s text:c="2"/>├── stepgen.c</text:p>
      <text:p text:style-name="P1">│ <text:s text:c="2"/>│ <text:s text:c="2"/>│ <text:s text:c="2"/>│ <text:s text:c="2"/>├── Submakefile</text:p>
      <text:p text:style-name="P1">│ <text:s text:c="2"/>│ <text:s text:c="2"/>│ <text:s text:c="2"/>│ <text:s text:c="2"/>├── TODO</text:p>
      <text:p text:style-name="P1">│ <text:s text:c="2"/>│ <text:s text:c="2"/>│ <text:s text:c="2"/>│ <text:s text:c="2"/>├── tp_pwmgen.c</text:p>
      <text:p text:style-name="P1">│ <text:s text:c="2"/>│ <text:s text:c="2"/>│ <text:s text:c="2"/>│ <text:s text:c="2"/>├── tram.c</text:p>
      <text:p text:style-name="P1">│ <text:s text:c="2"/>│ <text:s text:c="2"/>│ <text:s text:c="2"/>│ <text:s text:c="2"/>├── uart.c</text:p>
      <text:p text:style-name="P1">│ <text:s text:c="2"/>│ <text:s text:c="2"/>│ <text:s text:c="2"/>│ <text:s text:c="2"/>└── watchdog.c</text:p>
      <text:p text:style-name="P1">│ <text:s text:c="2"/>│ <text:s text:c="2"/>│ <text:s text:c="2"/>├── mesa_uart.comp</text:p>
      <text:p text:style-name="P1">│ <text:s text:c="2"/>│ <text:s text:c="2"/>│ <text:s text:c="2"/>├── motenc.h</text:p>
      <text:p text:style-name="P1">│ <text:s text:c="2"/>│ <text:s text:c="2"/>│ <text:s text:c="2"/>├── opto_ac5.c</text:p>
      <text:p text:style-name="P1">│ <text:s text:c="2"/>│ <text:s text:c="2"/>│ <text:s text:c="2"/>├── opto_ac5.h</text:p>
      <text:p text:style-name="P1"><text:soft-page-break/>│ <text:s text:c="2"/>│ <text:s text:c="2"/>│ <text:s text:c="2"/>├── pci_8255.c</text:p>
      <text:p text:style-name="P1">│ <text:s text:c="2"/>│ <text:s text:c="2"/>│ <text:s text:c="2"/>├── pcl720.comp</text:p>
      <text:p text:style-name="P1">│ <text:s text:c="2"/>│ <text:s text:c="2"/>│ <text:s text:c="2"/>├── pluto_common.h</text:p>
      <text:p text:style-name="P1">│ <text:s text:c="2"/>│ <text:s text:c="2"/>│ <text:s text:c="2"/>├── pluto_servo.comp</text:p>
      <text:p text:style-name="P1">│ <text:s text:c="2"/>│ <text:s text:c="2"/>│ <text:s text:c="2"/>├── pluto_servo_firmware/</text:p>
      <text:p text:style-name="P1">│ <text:s text:c="2"/>│ <text:s text:c="2"/>│ <text:s text:c="2"/>│ <text:s text:c="2"/>├── .gitignore</text:p>
      <text:p text:style-name="P1">│ <text:s text:c="2"/>│ <text:s text:c="2"/>│ <text:s text:c="2"/>│ <text:s text:c="2"/>├── pluto_servo.pin</text:p>
      <text:p text:style-name="P1">│ <text:s text:c="2"/>│ <text:s text:c="2"/>│ <text:s text:c="2"/>│ <text:s text:c="2"/>├── pluto_servo.qpf</text:p>
      <text:p text:style-name="P1">│ <text:s text:c="2"/>│ <text:s text:c="2"/>│ <text:s text:c="2"/>│ <text:s text:c="2"/>├── pluto_servo.qsf</text:p>
      <text:p text:style-name="P1">│ <text:s text:c="2"/>│ <text:s text:c="2"/>│ <text:s text:c="2"/>│ <text:s text:c="2"/>├── pluto_servo.rbf</text:p>
      <text:p text:style-name="P1">│ <text:s text:c="2"/>│ <text:s text:c="2"/>│ <text:s text:c="2"/>│ <text:s text:c="2"/>├── pluto_servo.srf</text:p>
      <text:p text:style-name="P1">│ <text:s text:c="2"/>│ <text:s text:c="2"/>│ <text:s text:c="2"/>│ <text:s text:c="2"/>├── quad.v</text:p>
      <text:p text:style-name="P1">│ <text:s text:c="2"/>│ <text:s text:c="2"/>│ <text:s text:c="2"/>│ <text:s text:c="2"/>├── register-layout.txt</text:p>
      <text:p text:style-name="P1">│ <text:s text:c="2"/>│ <text:s text:c="2"/>│ <text:s text:c="2"/>│ <text:s text:c="2"/>├── servo.v</text:p>
      <text:p text:style-name="P1">│ <text:s text:c="2"/>│ <text:s text:c="2"/>│ <text:s text:c="2"/>│ <text:s text:c="2"/>└── wdt.v</text:p>
      <text:p text:style-name="P1">│ <text:s text:c="2"/>│ <text:s text:c="2"/>│ <text:s text:c="2"/>├── pluto_step.comp</text:p>
      <text:p text:style-name="P1">│ <text:s text:c="2"/>│ <text:s text:c="2"/>│ <text:s text:c="2"/>├── pluto_step_firmware/</text:p>
      <text:p text:style-name="P1">│ <text:s text:c="2"/>│ <text:s text:c="2"/>│ <text:s text:c="2"/>│ <text:s text:c="2"/>├── main.v</text:p>
      <text:p text:style-name="P1">│ <text:s text:c="2"/>│ <text:s text:c="2"/>│ <text:s text:c="2"/>│ <text:s text:c="2"/>├── pluto_step.qpf</text:p>
      <text:p text:style-name="P1">│ <text:s text:c="2"/>│ <text:s text:c="2"/>│ <text:s text:c="2"/>│ <text:s text:c="2"/>├── pluto_step.qsf</text:p>
      <text:p text:style-name="P1">│ <text:s text:c="2"/>│ <text:s text:c="2"/>│ <text:s text:c="2"/>│ <text:s text:c="2"/>├── pluto_step.rbf</text:p>
      <text:p text:style-name="P1">│ <text:s text:c="2"/>│ <text:s text:c="2"/>│ <text:s text:c="2"/>│ <text:s text:c="2"/>├── register-layout.txt</text:p>
      <text:p text:style-name="P1">│ <text:s text:c="2"/>│ <text:s text:c="2"/>│ <text:s text:c="2"/>│ <text:s text:c="2"/>├── stepgen.v</text:p>
      <text:p text:style-name="P1">│ <text:s text:c="2"/>│ <text:s text:c="2"/>│ <text:s text:c="2"/>│ <text:s text:c="2"/>└── test_stepgen.v</text:p>
      <text:p text:style-name="P1">│ <text:s text:c="2"/>│ <text:s text:c="2"/>│ <text:s text:c="2"/>├── rbf2h.py</text:p>
      <text:p text:style-name="P1">│ <text:s text:c="2"/>│ <text:s text:c="2"/>│ <text:s text:c="2"/>├── serport.comp</text:p>
      <text:p text:style-name="P1">│ <text:s text:c="2"/>│ <text:s text:c="2"/>│ <text:s text:c="2"/>└── Submakefile</text:p>
      <text:p text:style-name="P1">│ <text:s text:c="2"/>│ <text:s text:c="2"/>├── hal.h</text:p>
      <text:p text:style-name="P1">│ <text:s text:c="2"/>│ <text:s text:c="2"/>├── hal_lib.c</text:p>
      <text:p text:style-name="P1">│ <text:s text:c="2"/>│ <text:s text:c="2"/>├── halmodule.cc</text:p>
      <text:p text:style-name="P1">│ <text:s text:c="2"/>│ <text:s text:c="2"/>├── hal_parport.h</text:p>
      <text:p text:style-name="P1">│ <text:s text:c="2"/>│ <text:s text:c="2"/>├── hal_priv.h</text:p>
      <text:p text:style-name="P1">│ <text:s text:c="2"/>│ <text:s text:c="2"/>├── meson.build</text:p>
      <text:p text:style-name="P1">│ <text:s text:c="2"/>│ <text:s text:c="2"/>├── Submakefile</text:p>
      <text:p text:style-name="P1">│ <text:s text:c="2"/>│ <text:s text:c="2"/>├── user_comps/</text:p>
      <text:p text:style-name="P1">│ <text:s text:c="2"/>│ <text:s text:c="2"/>│ <text:s text:c="2"/>├── gladevcp.py</text:p>
      <text:p text:style-name="P1">│ <text:s text:c="2"/>│ <text:s text:c="2"/>│ <text:s text:c="2"/>├── gs2_vfd.c</text:p>
      <text:p text:style-name="P1">│ <text:s text:c="2"/>│ <text:s text:c="2"/>│ <text:s text:c="2"/>├── hal_input.py</text:p>
      <text:p text:style-name="P1">│ <text:s text:c="2"/>│ <text:s text:c="2"/>│ <text:s text:c="2"/>├── huanyang-vfd/</text:p>
      <text:p text:style-name="P1">│ <text:s text:c="2"/>│ <text:s text:c="2"/>│ <text:s text:c="2"/>│ <text:s text:c="2"/>├── config-files/</text:p>
      <text:p text:style-name="P1">│ <text:s text:c="2"/>│ <text:s text:c="2"/>│ <text:s text:c="2"/>│ <text:s text:c="2"/>│ <text:s text:c="2"/>├── custom.hal</text:p>
      <text:p text:style-name="P1">│ <text:s text:c="2"/>│ <text:s text:c="2"/>│ <text:s text:c="2"/>│ <text:s text:c="2"/>│ <text:s text:c="2"/>├── custom_postgui.hal</text:p>
      <text:p text:style-name="P1">│ <text:s text:c="2"/>│ <text:s text:c="2"/>│ <text:s text:c="2"/>│ <text:s text:c="2"/>│ <text:s text:c="2"/>└── panel.xml</text:p>
      <text:p text:style-name="P1">│ <text:s text:c="2"/>│ <text:s text:c="2"/>│ <text:s text:c="2"/>│ <text:s text:c="2"/>├── hy_comm.c</text:p>
      <text:p text:style-name="P1">│ <text:s text:c="2"/>│ <text:s text:c="2"/>│ <text:s text:c="2"/>│ <text:s text:c="2"/>├── hy_comm.h</text:p>
      <text:p text:style-name="P1">│ <text:s text:c="2"/>│ <text:s text:c="2"/>│ <text:s text:c="2"/>│ <text:s text:c="2"/>├── hy_vfd.c</text:p>
      <text:p text:style-name="P1">│ <text:s text:c="2"/>│ <text:s text:c="2"/>│ <text:s text:c="2"/>│ <text:s text:c="2"/>├── README.md</text:p>
      <text:p text:style-name="P1">│ <text:s text:c="2"/>│ <text:s text:c="2"/>│ <text:s text:c="2"/>│ <text:s text:c="2"/>└── Submakefile</text:p>
      <text:p text:style-name="P1">│ <text:s text:c="2"/>│ <text:s text:c="2"/>│ <text:s text:c="2"/>├── hy_gt_vfd.c</text:p>
      <text:p text:style-name="P1">│ <text:s text:c="2"/>│ <text:s text:c="2"/>│ <text:s text:c="2"/>├── mb2hal/</text:p>
      <text:p text:style-name="P1">│ <text:s text:c="2"/>│ <text:s text:c="2"/>│ <text:s text:c="2"/>│ <text:s text:c="2"/>├── examples/</text:p>
      <text:p text:style-name="P1">│ <text:s text:c="2"/>│ <text:s text:c="2"/>│ <text:s text:c="2"/>│ <text:s text:c="2"/>│ <text:s text:c="2"/>├── mb2hal_example_01_arduino/</text:p>
      <text:p text:style-name="P1">│ <text:s text:c="2"/>│ <text:s text:c="2"/>│ <text:s text:c="2"/>│ <text:s text:c="2"/>│ <text:s text:c="2"/>│ <text:s text:c="2"/>├── mb2hal_example_01_arduino.ino</text:p>
      <text:p text:style-name="P1">│ <text:s text:c="2"/>│ <text:s text:c="2"/>│ <text:s text:c="2"/>│ <text:s text:c="2"/>│ <text:s text:c="2"/>│ <text:s text:c="2"/>└── Modbusino/</text:p>
      <text:p text:style-name="P1">│ <text:s text:c="2"/>│ <text:s text:c="2"/>│ <text:s text:c="2"/>│ <text:s text:c="2"/>│ <text:s text:c="2"/>│ <text:s text:c="6"/>├── Modbusino.cpp</text:p>
      <text:p text:style-name="P1"><text:soft-page-break/>│ <text:s text:c="2"/>│ <text:s text:c="2"/>│ <text:s text:c="2"/>│ <text:s text:c="2"/>│ <text:s text:c="2"/>│ <text:s text:c="6"/>└── Modbusino.h</text:p>
      <text:p text:style-name="P1">│ <text:s text:c="2"/>│ <text:s text:c="2"/>│ <text:s text:c="2"/>│ <text:s text:c="2"/>│ <text:s text:c="2"/>└── mb2hal_example_01_arduino.ini</text:p>
      <text:p text:style-name="P1">│ <text:s text:c="2"/>│ <text:s text:c="2"/>│ <text:s text:c="2"/>│ <text:s text:c="2"/>├── LogBook.txt</text:p>
      <text:p text:style-name="P1">│ <text:s text:c="2"/>│ <text:s text:c="2"/>│ <text:s text:c="2"/>│ <text:s text:c="2"/>├── mb2hal.c</text:p>
      <text:p text:style-name="P1">│ <text:s text:c="2"/>│ <text:s text:c="2"/>│ <text:s text:c="2"/>│ <text:s text:c="2"/>├── mb2hal.h</text:p>
      <text:p text:style-name="P1">│ <text:s text:c="2"/>│ <text:s text:c="2"/>│ <text:s text:c="2"/>│ <text:s text:c="2"/>├── mb2hal_hal.c</text:p>
      <text:p text:style-name="P1">│ <text:s text:c="2"/>│ <text:s text:c="2"/>│ <text:s text:c="2"/>│ <text:s text:c="2"/>├── mb2hal_HOWTO.ini</text:p>
      <text:p text:style-name="P1">│ <text:s text:c="2"/>│ <text:s text:c="2"/>│ <text:s text:c="2"/>│ <text:s text:c="2"/>├── mb2hal_init.c</text:p>
      <text:p text:style-name="P1">│ <text:s text:c="2"/>│ <text:s text:c="2"/>│ <text:s text:c="2"/>│ <text:s text:c="2"/>├── mb2hal_modbus.c</text:p>
      <text:p text:style-name="P1">│ <text:s text:c="2"/>│ <text:s text:c="2"/>│ <text:s text:c="2"/>│ <text:s text:c="2"/>├── Submakefile</text:p>
      <text:p text:style-name="P1">│ <text:s text:c="2"/>│ <text:s text:c="2"/>│ <text:s text:c="2"/>│ <text:s text:c="2"/>└── tests/</text:p>
      <text:p text:style-name="P1">│ <text:s text:c="2"/>│ <text:s text:c="2"/>│ <text:s text:c="2"/>│ <text:s text:c="6"/>├── mb2hal_test_01.ini</text:p>
      <text:p text:style-name="P1">│ <text:s text:c="2"/>│ <text:s text:c="2"/>│ <text:s text:c="2"/>│ <text:s text:c="6"/>├── mb2hal_test_02.ini</text:p>
      <text:p text:style-name="P1">│ <text:s text:c="2"/>│ <text:s text:c="2"/>│ <text:s text:c="2"/>│ <text:s text:c="6"/>├── mb2hal_test_03.ini</text:p>
      <text:p text:style-name="P1">│ <text:s text:c="2"/>│ <text:s text:c="2"/>│ <text:s text:c="2"/>│ <text:s text:c="6"/>└── mb2hal_test_04.ini</text:p>
      <text:p text:style-name="P1">│ <text:s text:c="2"/>│ <text:s text:c="2"/>│ <text:s text:c="2"/>├── mitsub_vfd.py*</text:p>
      <text:p text:style-name="P1">│ <text:s text:c="2"/>│ <text:s text:c="2"/>│ <text:s text:c="2"/>├── pyvcp.py*</text:p>
      <text:p text:style-name="P1">│ <text:s text:c="2"/>│ <text:s text:c="2"/>│ <text:s text:c="2"/>├── scorbot-er-3.py*</text:p>
      <text:p text:style-name="P1">│ <text:s text:c="2"/>│ <text:s text:c="2"/>│ <text:s text:c="2"/>├── shuttle.c</text:p>
      <text:p text:style-name="P1">│ <text:s text:c="2"/>│ <text:s text:c="2"/>│ <text:s text:c="2"/>├── Submakefile</text:p>
      <text:p text:style-name="P1">│ <text:s text:c="2"/>│ <text:s text:c="2"/>│ <text:s text:c="2"/>├── thermistor.comp</text:p>
      <text:p text:style-name="P1">│ <text:s text:c="2"/>│ <text:s text:c="2"/>│ <text:s text:c="2"/>├── vfdb_vfd/</text:p>
      <text:p text:style-name="P1">│ <text:s text:c="2"/>│ <text:s text:c="2"/>│ <text:s text:c="2"/>│ <text:s text:c="2"/>├── Submakefile</text:p>
      <text:p text:style-name="P1">│ <text:s text:c="2"/>│ <text:s text:c="2"/>│ <text:s text:c="2"/>│ <text:s text:c="2"/>└── vfdb_vfd.c</text:p>
      <text:p text:style-name="P1">│ <text:s text:c="2"/>│ <text:s text:c="2"/>│ <text:s text:c="2"/>├── vfs11_vfd/</text:p>
      <text:p text:style-name="P1">│ <text:s text:c="2"/>│ <text:s text:c="2"/>│ <text:s text:c="2"/>│ <text:s text:c="2"/>├── dump-params.mio</text:p>
      <text:p text:style-name="P1">│ <text:s text:c="2"/>│ <text:s text:c="2"/>│ <text:s text:c="2"/>│ <text:s text:c="2"/>├── Submakefile</text:p>
      <text:p text:style-name="P1">│ <text:s text:c="2"/>│ <text:s text:c="2"/>│ <text:s text:c="2"/>│ <text:s text:c="2"/>├── vfs11-all-options.ini</text:p>
      <text:p text:style-name="P1">│ <text:s text:c="2"/>│ <text:s text:c="2"/>│ <text:s text:c="2"/>│ <text:s text:c="2"/>├── vfs11-rs232.ini</text:p>
      <text:p text:style-name="P1">│ <text:s text:c="2"/>│ <text:s text:c="2"/>│ <text:s text:c="2"/>│ <text:s text:c="2"/>├── vfs11-rs485.ini</text:p>
      <text:p text:style-name="P1">│ <text:s text:c="2"/>│ <text:s text:c="2"/>│ <text:s text:c="2"/>│ <text:s text:c="2"/>├── vfs11-tcp-client.ini</text:p>
      <text:p text:style-name="P1">│ <text:s text:c="2"/>│ <text:s text:c="2"/>│ <text:s text:c="2"/>│ <text:s text:c="2"/>├── vfs11-tcp-server.ini</text:p>
      <text:p text:style-name="P1">│ <text:s text:c="2"/>│ <text:s text:c="2"/>│ <text:s text:c="2"/>│ <text:s text:c="2"/>├── vfs11_vfd.c</text:p>
      <text:p text:style-name="P1">│ <text:s text:c="2"/>│ <text:s text:c="2"/>│ <text:s text:c="2"/>│ <text:s text:c="2"/>└── vfs11_vfd.hal</text:p>
      <text:p text:style-name="P1">│ <text:s text:c="2"/>│ <text:s text:c="2"/>│ <text:s text:c="2"/>├── vismach/</text:p>
      <text:p text:style-name="P1">│ <text:s text:c="2"/>│ <text:s text:c="2"/>│ <text:s text:c="2"/>│ <text:s text:c="2"/>├── 5axisgui.py*</text:p>
      <text:p text:style-name="P1">│ <text:s text:c="2"/>│ <text:s text:c="2"/>│ <text:s text:c="2"/>│ <text:s text:c="2"/>├── hbmgui.py*</text:p>
      <text:p text:style-name="P1">│ <text:s text:c="2"/>│ <text:s text:c="2"/>│ <text:s text:c="2"/>│ <text:s text:c="2"/>├── hexagui.py*</text:p>
      <text:p text:style-name="P1">│ <text:s text:c="2"/>│ <text:s text:c="2"/>│ <text:s text:c="2"/>│ <text:s text:c="2"/>├── lineardelta.py</text:p>
      <text:p text:style-name="P1">│ <text:s text:c="2"/>│ <text:s text:c="2"/>│ <text:s text:c="2"/>│ <text:s text:c="2"/>├── maho600gui.py*</text:p>
      <text:p text:style-name="P1">│ <text:s text:c="2"/>│ <text:s text:c="2"/>│ <text:s text:c="2"/>│ <text:s text:c="2"/>├── max5gui.py*</text:p>
      <text:p text:style-name="P1">│ <text:s text:c="2"/>│ <text:s text:c="2"/>│ <text:s text:c="2"/>│ <text:s text:c="2"/>├── puma560gui.py*</text:p>
      <text:p text:style-name="P1">│ <text:s text:c="2"/>│ <text:s text:c="2"/>│ <text:s text:c="2"/>│ <text:s text:c="2"/>├── pumagui.py*</text:p>
      <text:p text:style-name="P1">│ <text:s text:c="2"/>│ <text:s text:c="2"/>│ <text:s text:c="2"/>│ <text:s text:c="2"/>├── rotarydelta.py*</text:p>
      <text:p text:style-name="P1">│ <text:s text:c="2"/>│ <text:s text:c="2"/>│ <text:s text:c="2"/>│ <text:s text:c="2"/>├── scaragui.py*</text:p>
      <text:p text:style-name="P1">│ <text:s text:c="2"/>│ <text:s text:c="2"/>│ <text:s text:c="2"/>│ <text:s text:c="2"/>├── Submakefile</text:p>
      <text:p text:style-name="P1">│ <text:s text:c="2"/>│ <text:s text:c="2"/>│ <text:s text:c="2"/>│ <text:s text:c="2"/>├── xyzac-trt-gui.py*</text:p>
      <text:p text:style-name="P1">│ <text:s text:c="2"/>│ <text:s text:c="2"/>│ <text:s text:c="2"/>│ <text:s text:c="2"/>└── xyzbc-trt-gui.py*</text:p>
      <text:p text:style-name="P1">│ <text:s text:c="2"/>│ <text:s text:c="2"/>│ <text:s text:c="2"/>├── wj200_vfd/</text:p>
      <text:p text:style-name="P1">│ <text:s text:c="2"/>│ <text:s text:c="2"/>│ <text:s text:c="2"/>│ <text:s text:c="2"/>├── .gitignore</text:p>
      <text:p text:style-name="P1">│ <text:s text:c="2"/>│ <text:s text:c="2"/>│ <text:s text:c="2"/>│ <text:s text:c="2"/>├── Submakefile</text:p>
      <text:p text:style-name="P1">│ <text:s text:c="2"/>│ <text:s text:c="2"/>│ <text:s text:c="2"/>│ <text:s text:c="2"/>└── wj200_vfd.comp</text:p>
      <text:p text:style-name="P1">│ <text:s text:c="2"/>│ <text:s text:c="2"/>│ <text:s text:c="2"/>└── xhc-hb04.cc</text:p>
      <text:p text:style-name="P1">│ <text:s text:c="2"/>│ <text:s text:c="2"/>└── utils/</text:p>
      <text:p text:style-name="P1">│ <text:s text:c="2"/>│ <text:s text:c="6"/>├── bitfile.c</text:p>
      <text:p text:style-name="P1"><text:soft-page-break/>│ <text:s text:c="2"/>│ <text:s text:c="6"/>├── bitfile.h</text:p>
      <text:p text:style-name="P1">│ <text:s text:c="2"/>│ <text:s text:c="6"/>├── elbpcom.py</text:p>
      <text:p text:style-name="P1">│ <text:s text:c="2"/>│ <text:s text:c="6"/>├── .gitignore</text:p>
      <text:p text:style-name="P1">│ <text:s text:c="2"/>│ <text:s text:c="6"/>├── halcmd.c</text:p>
      <text:p text:style-name="P1">│ <text:s text:c="2"/>│ <text:s text:c="6"/>├── halcmd_commands.c</text:p>
      <text:p text:style-name="P1">│ <text:s text:c="2"/>│ <text:s text:c="6"/>├── halcmd_commands.h</text:p>
      <text:p text:style-name="P1">│ <text:s text:c="2"/>│ <text:s text:c="6"/>├── halcmd_completion.c</text:p>
      <text:p text:style-name="P1">│ <text:s text:c="2"/>│ <text:s text:c="6"/>├── halcmd_completion.h</text:p>
      <text:p text:style-name="P1">│ <text:s text:c="2"/>│ <text:s text:c="6"/>├── halcmd.h</text:p>
      <text:p text:style-name="P1">│ <text:s text:c="2"/>│ <text:s text:c="6"/>├── halcmd_main.c</text:p>
      <text:p text:style-name="P1">│ <text:s text:c="2"/>│ <text:s text:c="6"/>├── halcompile.g</text:p>
      <text:p text:style-name="P1">│ <text:s text:c="2"/>│ <text:s text:c="6"/>├── halrmt.c</text:p>
      <text:p text:style-name="P1">│ <text:s text:c="2"/>│ <text:s text:c="6"/>├── halsh.c</text:p>
      <text:p text:style-name="P1">│ <text:s text:c="2"/>│ <text:s text:c="6"/>├── meter.c</text:p>
      <text:p text:style-name="P1">│ <text:s text:c="2"/>│ <text:s text:c="6"/>├── miscgtk.c</text:p>
      <text:p text:style-name="P1">│ <text:s text:c="2"/>│ <text:s text:c="6"/>├── miscgtk.h</text:p>
      <text:p text:style-name="P1">│ <text:s text:c="2"/>│ <text:s text:c="6"/>├── pci_read.c</text:p>
      <text:p text:style-name="P1">│ <text:s text:c="2"/>│ <text:s text:c="6"/>├── pci_write.c</text:p>
      <text:p text:style-name="P1">│ <text:s text:c="2"/>│ <text:s text:c="6"/>├── scope.c</text:p>
      <text:p text:style-name="P1">│ <text:s text:c="2"/>│ <text:s text:c="6"/>├── scope_disp.c</text:p>
      <text:p text:style-name="P1">│ <text:s text:c="2"/>│ <text:s text:c="6"/>├── scope_files.c</text:p>
      <text:p text:style-name="P1">│ <text:s text:c="2"/>│ <text:s text:c="6"/>├── scope_horiz.c</text:p>
      <text:p text:style-name="P1">│ <text:s text:c="2"/>│ <text:s text:c="6"/>├── scope_rt.c</text:p>
      <text:p text:style-name="P1">│ <text:s text:c="2"/>│ <text:s text:c="6"/>├── scope_rt.h</text:p>
      <text:p text:style-name="P1">│ <text:s text:c="2"/>│ <text:s text:c="6"/>├── scope_shm.h</text:p>
      <text:p text:style-name="P1">│ <text:s text:c="2"/>│ <text:s text:c="6"/>├── scope_trig.c</text:p>
      <text:p text:style-name="P1">│ <text:s text:c="2"/>│ <text:s text:c="6"/>├── scope_usr.h</text:p>
      <text:p text:style-name="P1">│ <text:s text:c="2"/>│ <text:s text:c="6"/>├── scope_vert.c</text:p>
      <text:p text:style-name="P1">│ <text:s text:c="2"/>│ <text:s text:c="6"/>├── Submakefile</text:p>
      <text:p text:style-name="P1">│ <text:s text:c="2"/>│ <text:s text:c="6"/>├── upci.c</text:p>
      <text:p text:style-name="P1">│ <text:s text:c="2"/>│ <text:s text:c="6"/>└── upci.h</text:p>
      <text:p text:style-name="P1">│ <text:s text:c="2"/>├── libnml/</text:p>
      <text:p text:style-name="P1">│ <text:s text:c="2"/>│ <text:s text:c="2"/>├── buffer/</text:p>
      <text:p text:style-name="P1">│ <text:s text:c="2"/>│ <text:s text:c="2"/>│ <text:s text:c="2"/>├── locmem.cc</text:p>
      <text:p text:style-name="P1">│ <text:s text:c="2"/>│ <text:s text:c="2"/>│ <text:s text:c="2"/>├── locmem.hh</text:p>
      <text:p text:style-name="P1">│ <text:s text:c="2"/>│ <text:s text:c="2"/>│ <text:s text:c="2"/>├── memsem.cc</text:p>
      <text:p text:style-name="P1">│ <text:s text:c="2"/>│ <text:s text:c="2"/>│ <text:s text:c="2"/>├── memsem.hh</text:p>
      <text:p text:style-name="P1">│ <text:s text:c="2"/>│ <text:s text:c="2"/>│ <text:s text:c="2"/>├── phantom.cc</text:p>
      <text:p text:style-name="P1">│ <text:s text:c="2"/>│ <text:s text:c="2"/>│ <text:s text:c="2"/>├── phantom.hh</text:p>
      <text:p text:style-name="P1">│ <text:s text:c="2"/>│ <text:s text:c="2"/>│ <text:s text:c="2"/>├── physmem.cc</text:p>
      <text:p text:style-name="P1">│ <text:s text:c="2"/>│ <text:s text:c="2"/>│ <text:s text:c="2"/>├── physmem.hh</text:p>
      <text:p text:style-name="P1">│ <text:s text:c="2"/>│ <text:s text:c="2"/>│ <text:s text:c="2"/>├── recvn.c</text:p>
      <text:p text:style-name="P1">│ <text:s text:c="2"/>│ <text:s text:c="2"/>│ <text:s text:c="2"/>├── recvn.h</text:p>
      <text:p text:style-name="P1">│ <text:s text:c="2"/>│ <text:s text:c="2"/>│ <text:s text:c="2"/>├── rem_msg.hh</text:p>
      <text:p text:style-name="P1">│ <text:s text:c="2"/>│ <text:s text:c="2"/>│ <text:s text:c="2"/>├── sendn.c</text:p>
      <text:p text:style-name="P1">│ <text:s text:c="2"/>│ <text:s text:c="2"/>│ <text:s text:c="2"/>├── sendn.h</text:p>
      <text:p text:style-name="P1">│ <text:s text:c="2"/>│ <text:s text:c="2"/>│ <text:s text:c="2"/>├── shmem.cc</text:p>
      <text:p text:style-name="P1">│ <text:s text:c="2"/>│ <text:s text:c="2"/>│ <text:s text:c="2"/>├── shmem.hh</text:p>
      <text:p text:style-name="P1">│ <text:s text:c="2"/>│ <text:s text:c="2"/>│ <text:s text:c="2"/>├── Submakefile</text:p>
      <text:p text:style-name="P1">│ <text:s text:c="2"/>│ <text:s text:c="2"/>│ <text:s text:c="2"/>├── tcpmem.cc</text:p>
      <text:p text:style-name="P1">│ <text:s text:c="2"/>│ <text:s text:c="2"/>│ <text:s text:c="2"/>└── tcpmem.hh</text:p>
      <text:p text:style-name="P1">│ <text:s text:c="2"/>│ <text:s text:c="2"/>├── cms/</text:p>
      <text:p text:style-name="P1">│ <text:s text:c="2"/>│ <text:s text:c="2"/>│ <text:s text:c="2"/>├── cms_aup.cc</text:p>
      <text:p text:style-name="P1">│ <text:s text:c="2"/>│ <text:s text:c="2"/>│ <text:s text:c="2"/>├── cms_aup.hh</text:p>
      <text:p text:style-name="P1">│ <text:s text:c="2"/>│ <text:s text:c="2"/>│ <text:s text:c="2"/>├── cms.cc</text:p>
      <text:p text:style-name="P1"><text:soft-page-break/>│ <text:s text:c="2"/>│ <text:s text:c="2"/>│ <text:s text:c="2"/>├── cms_cfg.cc</text:p>
      <text:p text:style-name="P1">│ <text:s text:c="2"/>│ <text:s text:c="2"/>│ <text:s text:c="2"/>├── cms_cfg.hh</text:p>
      <text:p text:style-name="P1">│ <text:s text:c="2"/>│ <text:s text:c="2"/>│ <text:s text:c="2"/>├── cmsdiag.cc</text:p>
      <text:p text:style-name="P1">│ <text:s text:c="2"/>│ <text:s text:c="2"/>│ <text:s text:c="2"/>├── cmsdiag.hh</text:p>
      <text:p text:style-name="P1">│ <text:s text:c="2"/>│ <text:s text:c="2"/>│ <text:s text:c="2"/>├── cms_dup.cc</text:p>
      <text:p text:style-name="P1">│ <text:s text:c="2"/>│ <text:s text:c="2"/>│ <text:s text:c="2"/>├── cms_dup.hh</text:p>
      <text:p text:style-name="P1">│ <text:s text:c="2"/>│ <text:s text:c="2"/>│ <text:s text:c="2"/>├── cms.hh</text:p>
      <text:p text:style-name="P1">│ <text:s text:c="2"/>│ <text:s text:c="2"/>│ <text:s text:c="2"/>├── cms_in.cc</text:p>
      <text:p text:style-name="P1">│ <text:s text:c="2"/>│ <text:s text:c="2"/>│ <text:s text:c="2"/>├── cms_pm.cc</text:p>
      <text:p text:style-name="P1">│ <text:s text:c="2"/>│ <text:s text:c="2"/>│ <text:s text:c="2"/>├── cms_srv.cc</text:p>
      <text:p text:style-name="P1">│ <text:s text:c="2"/>│ <text:s text:c="2"/>│ <text:s text:c="2"/>├── cms_srv.hh</text:p>
      <text:p text:style-name="P1">│ <text:s text:c="2"/>│ <text:s text:c="2"/>│ <text:s text:c="2"/>├── cmssvrp.cc</text:p>
      <text:p text:style-name="P1">│ <text:s text:c="2"/>│ <text:s text:c="2"/>│ <text:s text:c="2"/>├── cms_up.cc</text:p>
      <text:p text:style-name="P1">│ <text:s text:c="2"/>│ <text:s text:c="2"/>│ <text:s text:c="2"/>├── cms_up.hh</text:p>
      <text:p text:style-name="P1">│ <text:s text:c="2"/>│ <text:s text:c="2"/>│ <text:s text:c="2"/>├── cms_user.hh</text:p>
      <text:p text:style-name="P1">│ <text:s text:c="2"/>│ <text:s text:c="2"/>│ <text:s text:c="2"/>├── cms_xup.cc</text:p>
      <text:p text:style-name="P1">│ <text:s text:c="2"/>│ <text:s text:c="2"/>│ <text:s text:c="2"/>├── cms_xup.hh</text:p>
      <text:p text:style-name="P1">│ <text:s text:c="2"/>│ <text:s text:c="2"/>│ <text:s text:c="2"/>├── Submakefile</text:p>
      <text:p text:style-name="P1">│ <text:s text:c="2"/>│ <text:s text:c="2"/>│ <text:s text:c="2"/>├── tcp_opts.cc</text:p>
      <text:p text:style-name="P1">│ <text:s text:c="2"/>│ <text:s text:c="2"/>│ <text:s text:c="2"/>├── tcp_opts.hh</text:p>
      <text:p text:style-name="P1">│ <text:s text:c="2"/>│ <text:s text:c="2"/>│ <text:s text:c="2"/>├── tcp_srv.cc</text:p>
      <text:p text:style-name="P1">│ <text:s text:c="2"/>│ <text:s text:c="2"/>│ <text:s text:c="2"/>└── tcp_srv.hh</text:p>
      <text:p text:style-name="P1">│ <text:s text:c="2"/>│ <text:s text:c="2"/>├── inifile/</text:p>
      <text:p text:style-name="P1">│ <text:s text:c="2"/>│ <text:s text:c="2"/>│ <text:s text:c="2"/>├── inifile.cc</text:p>
      <text:p text:style-name="P1">│ <text:s text:c="2"/>│ <text:s text:c="2"/>│ <text:s text:c="2"/>├── inifile.h</text:p>
      <text:p text:style-name="P1">│ <text:s text:c="2"/>│ <text:s text:c="2"/>│ <text:s text:c="2"/>├── inifile.hh</text:p>
      <text:p text:style-name="P1">│ <text:s text:c="2"/>│ <text:s text:c="2"/>│ <text:s text:c="2"/>├── inivar.cc</text:p>
      <text:p text:style-name="P1">│ <text:s text:c="2"/>│ <text:s text:c="2"/>│ <text:s text:c="2"/>├── meson.build</text:p>
      <text:p text:style-name="P1">│ <text:s text:c="2"/>│ <text:s text:c="2"/>│ <text:s text:c="2"/>└── Submakefile</text:p>
      <text:p text:style-name="P1">│ <text:s text:c="2"/>│ <text:s text:c="2"/>├── linklist/</text:p>
      <text:p text:style-name="P1">│ <text:s text:c="2"/>│ <text:s text:c="2"/>│ <text:s text:c="2"/>├── linklist.cc</text:p>
      <text:p text:style-name="P1">│ <text:s text:c="2"/>│ <text:s text:c="2"/>│ <text:s text:c="2"/>├── linklist.hh</text:p>
      <text:p text:style-name="P1">│ <text:s text:c="2"/>│ <text:s text:c="2"/>│ <text:s text:c="2"/>└── Submakefile</text:p>
      <text:p text:style-name="P1">│ <text:s text:c="2"/>│ <text:s text:c="2"/>├── nml/</text:p>
      <text:p text:style-name="P1">│ <text:s text:c="2"/>│ <text:s text:c="2"/>│ <text:s text:c="2"/>├── cmd_msg.cc</text:p>
      <text:p text:style-name="P1">│ <text:s text:c="2"/>│ <text:s text:c="2"/>│ <text:s text:c="2"/>├── cmd_msg.hh</text:p>
      <text:p text:style-name="P1">│ <text:s text:c="2"/>│ <text:s text:c="2"/>│ <text:s text:c="2"/>├── meson.build</text:p>
      <text:p text:style-name="P1">│ <text:s text:c="2"/>│ <text:s text:c="2"/>│ <text:s text:c="2"/>├── nml.cc</text:p>
      <text:p text:style-name="P1">│ <text:s text:c="2"/>│ <text:s text:c="2"/>│ <text:s text:c="2"/>├── nmldiag.cc</text:p>
      <text:p text:style-name="P1">│ <text:s text:c="2"/>│ <text:s text:c="2"/>│ <text:s text:c="2"/>├── nmldiag.hh</text:p>
      <text:p text:style-name="P1">│ <text:s text:c="2"/>│ <text:s text:c="2"/>│ <text:s text:c="2"/>├── nml.hh</text:p>
      <text:p text:style-name="P1">│ <text:s text:c="2"/>│ <text:s text:c="2"/>│ <text:s text:c="2"/>├── nml_mod.cc</text:p>
      <text:p text:style-name="P1">│ <text:s text:c="2"/>│ <text:s text:c="2"/>│ <text:s text:c="2"/>├── nml_mod.hh</text:p>
      <text:p text:style-name="P1">│ <text:s text:c="2"/>│ <text:s text:c="2"/>│ <text:s text:c="2"/>├── nmlmsg.cc</text:p>
      <text:p text:style-name="P1">│ <text:s text:c="2"/>│ <text:s text:c="2"/>│ <text:s text:c="2"/>├── nmlmsg.hh</text:p>
      <text:p text:style-name="P1">│ <text:s text:c="2"/>│ <text:s text:c="2"/>│ <text:s text:c="2"/>├── nml_oi.cc</text:p>
      <text:p text:style-name="P1">│ <text:s text:c="2"/>│ <text:s text:c="2"/>│ <text:s text:c="2"/>├── nml_oi.hh</text:p>
      <text:p text:style-name="P1">│ <text:s text:c="2"/>│ <text:s text:c="2"/>│ <text:s text:c="2"/>├── nml_srv.cc</text:p>
      <text:p text:style-name="P1">│ <text:s text:c="2"/>│ <text:s text:c="2"/>│ <text:s text:c="2"/>├── nml_srv.hh</text:p>
      <text:p text:style-name="P1">│ <text:s text:c="2"/>│ <text:s text:c="2"/>│ <text:s text:c="2"/>├── nml_type.hh</text:p>
      <text:p text:style-name="P1">│ <text:s text:c="2"/>│ <text:s text:c="2"/>│ <text:s text:c="2"/>├── stat_msg.cc</text:p>
      <text:p text:style-name="P1">│ <text:s text:c="2"/>│ <text:s text:c="2"/>│ <text:s text:c="2"/>├── stat_msg.hh</text:p>
      <text:p text:style-name="P1">│ <text:s text:c="2"/>│ <text:s text:c="2"/>│ <text:s text:c="2"/>└── Submakefile</text:p>
      <text:p text:style-name="P1">│ <text:s text:c="2"/>│ <text:s text:c="2"/>├── os_intf/</text:p>
      <text:p text:style-name="P1">│ <text:s text:c="2"/>│ <text:s text:c="2"/>│ <text:s text:c="2"/>├── inetfile.hh</text:p>
      <text:p text:style-name="P1"><text:soft-page-break/>│ <text:s text:c="2"/>│ <text:s text:c="2"/>│ <text:s text:c="2"/>├── inetnull.cc</text:p>
      <text:p text:style-name="P1">│ <text:s text:c="2"/>│ <text:s text:c="2"/>│ <text:s text:c="2"/>├── _sem.c</text:p>
      <text:p text:style-name="P1">│ <text:s text:c="2"/>│ <text:s text:c="2"/>│ <text:s text:c="2"/>├── sem.cc</text:p>
      <text:p text:style-name="P1">│ <text:s text:c="2"/>│ <text:s text:c="2"/>│ <text:s text:c="2"/>├── _sem.h</text:p>
      <text:p text:style-name="P1">│ <text:s text:c="2"/>│ <text:s text:c="2"/>│ <text:s text:c="2"/>├── sem.hh</text:p>
      <text:p text:style-name="P1">│ <text:s text:c="2"/>│ <text:s text:c="2"/>│ <text:s text:c="2"/>├── _shm.c</text:p>
      <text:p text:style-name="P1">│ <text:s text:c="2"/>│ <text:s text:c="2"/>│ <text:s text:c="2"/>├── shm.cc</text:p>
      <text:p text:style-name="P1">│ <text:s text:c="2"/>│ <text:s text:c="2"/>│ <text:s text:c="2"/>├── _shm.h</text:p>
      <text:p text:style-name="P1">│ <text:s text:c="2"/>│ <text:s text:c="2"/>│ <text:s text:c="2"/>├── shm.hh</text:p>
      <text:p text:style-name="P1">│ <text:s text:c="2"/>│ <text:s text:c="2"/>│ <text:s text:c="2"/>├── Submakefile</text:p>
      <text:p text:style-name="P1">│ <text:s text:c="2"/>│ <text:s text:c="2"/>│ <text:s text:c="2"/>├── _timer.c</text:p>
      <text:p text:style-name="P1">│ <text:s text:c="2"/>│ <text:s text:c="2"/>│ <text:s text:c="2"/>├── timer.cc</text:p>
      <text:p text:style-name="P1">│ <text:s text:c="2"/>│ <text:s text:c="2"/>│ <text:s text:c="2"/>├── _timer.h</text:p>
      <text:p text:style-name="P1">│ <text:s text:c="2"/>│ <text:s text:c="2"/>│ <text:s text:c="2"/>└── timer.hh</text:p>
      <text:p text:style-name="P1">│ <text:s text:c="2"/>│ <text:s text:c="2"/>├── posemath/</text:p>
      <text:p text:style-name="P1">│ <text:s text:c="2"/>│ <text:s text:c="2"/>│ <text:s text:c="2"/>├── gomath.c</text:p>
      <text:p text:style-name="P1">│ <text:s text:c="2"/>│ <text:s text:c="2"/>│ <text:s text:c="2"/>├── gomath.h</text:p>
      <text:p text:style-name="P1">│ <text:s text:c="2"/>│ <text:s text:c="2"/>│ <text:s text:c="2"/>├── gotypes.h</text:p>
      <text:p text:style-name="P1">│ <text:s text:c="2"/>│ <text:s text:c="2"/>│ <text:s text:c="2"/>├── meson.build</text:p>
      <text:p text:style-name="P1">│ <text:s text:c="2"/>│ <text:s text:c="2"/>│ <text:s text:c="2"/>├── _posemath.c</text:p>
      <text:p text:style-name="P1">│ <text:s text:c="2"/>│ <text:s text:c="2"/>│ <text:s text:c="2"/>├── posemath.cc</text:p>
      <text:p text:style-name="P1">│ <text:s text:c="2"/>│ <text:s text:c="2"/>│ <text:s text:c="2"/>├── posemath.h</text:p>
      <text:p text:style-name="P1">│ <text:s text:c="2"/>│ <text:s text:c="2"/>│ <text:s text:c="2"/>├── sincos.c</text:p>
      <text:p text:style-name="P1">│ <text:s text:c="2"/>│ <text:s text:c="2"/>│ <text:s text:c="2"/>├── sincos.h</text:p>
      <text:p text:style-name="P1">│ <text:s text:c="2"/>│ <text:s text:c="2"/>│ <text:s text:c="2"/>└── Submakefile</text:p>
      <text:p text:style-name="P1">│ <text:s text:c="2"/>│ <text:s text:c="2"/>├── rcs/</text:p>
      <text:p text:style-name="P1">│ <text:s text:c="2"/>│ <text:s text:c="2"/>│ <text:s text:c="2"/>├── rcs_exit.cc</text:p>
      <text:p text:style-name="P1">│ <text:s text:c="2"/>│ <text:s text:c="2"/>│ <text:s text:c="2"/>├── rcs_exit.hh</text:p>
      <text:p text:style-name="P1">│ <text:s text:c="2"/>│ <text:s text:c="2"/>│ <text:s text:c="2"/>├── rcs.hh</text:p>
      <text:p text:style-name="P1">│ <text:s text:c="2"/>│ <text:s text:c="2"/>│ <text:s text:c="2"/>├── rcs_print.cc</text:p>
      <text:p text:style-name="P1">│ <text:s text:c="2"/>│ <text:s text:c="2"/>│ <text:s text:c="2"/>├── rcs_print.hh</text:p>
      <text:p text:style-name="P1">│ <text:s text:c="2"/>│ <text:s text:c="2"/>│ <text:s text:c="2"/>├── rcsversion.h</text:p>
      <text:p text:style-name="P1">│ <text:s text:c="2"/>│ <text:s text:c="2"/>│ <text:s text:c="2"/>└── Submakefile</text:p>
      <text:p text:style-name="P1">│ <text:s text:c="2"/>│ <text:s text:c="2"/>├── read.me</text:p>
      <text:p text:style-name="P1">│ <text:s text:c="2"/>│ <text:s text:c="2"/>└── Submakefile</text:p>
      <text:p text:style-name="P1">│ <text:s text:c="2"/>├── m4/</text:p>
      <text:p text:style-name="P1">│ <text:s text:c="2"/>│ <text:s text:c="2"/>└── ax_cxx_compile_stdcxx_11.m4</text:p>
      <text:p text:style-name="P1">│ <text:s text:c="2"/>├── Makefile*</text:p>
      <text:p text:style-name="P1">│ <text:s text:c="2"/>├── Makefile.inc.in*</text:p>
      <text:p text:style-name="P1">│ <text:s text:c="2"/>├── Makefile.modinc.in</text:p>
      <text:p text:style-name="P1">│ <text:s text:c="2"/>├── meson.build</text:p>
      <text:p text:style-name="P1">│ <text:s text:c="2"/>├── modsilent.py</text:p>
      <text:p text:style-name="P1">│ <text:s text:c="2"/>├── module_helper/</text:p>
      <text:p text:style-name="P1">│ <text:s text:c="2"/>│ <text:s text:c="2"/>├── module_helper.c</text:p>
      <text:p text:style-name="P1">│ <text:s text:c="2"/>│ <text:s text:c="2"/>├── Submakefile</text:p>
      <text:p text:style-name="P1">│ <text:s text:c="2"/>│ <text:s text:c="2"/>└── tests</text:p>
      <text:p text:style-name="P1">│ <text:s text:c="2"/>├── move-if-change</text:p>
      <text:p text:style-name="P1">│ <text:s text:c="2"/>├── po/</text:p>
      <text:p text:style-name="P1">│ <text:s text:c="2"/>│ <text:s text:c="2"/>├── es.po</text:p>
      <text:p text:style-name="P1">│ <text:s text:c="2"/>│ <text:s text:c="2"/>├── fixpaths.py*</text:p>
      <text:p text:style-name="P1">│ <text:s text:c="2"/>│ <text:s text:c="2"/>├── .gitignore</text:p>
      <text:p text:style-name="P1">│ <text:s text:c="2"/>│ <text:s text:c="2"/>├── git-merge-po*</text:p>
      <text:p text:style-name="P1">│ <text:s text:c="2"/>│ <text:s text:c="2"/>├── gmoccapy/</text:p>
      <text:p text:style-name="P1">│ <text:s text:c="2"/>│ <text:s text:c="2"/>│ <text:s text:c="2"/>└── es.po</text:p>
      <text:p text:style-name="P1">│ <text:s text:c="2"/>│ <text:s text:c="2"/>├── README</text:p>
      <text:p text:style-name="P1"><text:soft-page-break/>│ <text:s text:c="2"/>│ <text:s text:c="2"/>└── Submakefile</text:p>
      <text:p text:style-name="P1">│ <text:s text:c="2"/>├── rtapi/</text:p>
      <text:p text:style-name="P1">│ <text:s text:c="2"/>│ <text:s text:c="2"/>├── examples/</text:p>
      <text:p text:style-name="P1">│ <text:s text:c="2"/>│ <text:s text:c="2"/>│ <text:s text:c="2"/>├── extint/</text:p>
      <text:p text:style-name="P1">│ <text:s text:c="2"/>│ <text:s text:c="2"/>│ <text:s text:c="2"/>│ <text:s text:c="2"/>└── extint.c</text:p>
      <text:p text:style-name="P1">│ <text:s text:c="2"/>│ <text:s text:c="2"/>│ <text:s text:c="2"/>├── fifo/</text:p>
      <text:p text:style-name="P1">│ <text:s text:c="2"/>│ <text:s text:c="2"/>│ <text:s text:c="2"/>│ <text:s text:c="2"/>├── common.h</text:p>
      <text:p text:style-name="P1">│ <text:s text:c="2"/>│ <text:s text:c="2"/>│ <text:s text:c="2"/>│ <text:s text:c="2"/>├── fifotask.c</text:p>
      <text:p text:style-name="P1">│ <text:s text:c="2"/>│ <text:s text:c="2"/>│ <text:s text:c="2"/>│ <text:s text:c="2"/>└── fifousr.c</text:p>
      <text:p text:style-name="P1">│ <text:s text:c="2"/>│ <text:s text:c="2"/>│ <text:s text:c="2"/>├── semaphore/</text:p>
      <text:p text:style-name="P1">│ <text:s text:c="2"/>│ <text:s text:c="2"/>│ <text:s text:c="2"/>│ <text:s text:c="2"/>├── common.h</text:p>
      <text:p text:style-name="P1">│ <text:s text:c="2"/>│ <text:s text:c="2"/>│ <text:s text:c="2"/>│ <text:s text:c="2"/>├── master.c</text:p>
      <text:p text:style-name="P1">│ <text:s text:c="2"/>│ <text:s text:c="2"/>│ <text:s text:c="2"/>│ <text:s text:c="2"/>├── README</text:p>
      <text:p text:style-name="P1">│ <text:s text:c="2"/>│ <text:s text:c="2"/>│ <text:s text:c="2"/>│ <text:s text:c="2"/>└── slave.c</text:p>
      <text:p text:style-name="P1">│ <text:s text:c="2"/>│ <text:s text:c="2"/>│ <text:s text:c="2"/>├── shmem/</text:p>
      <text:p text:style-name="P1">│ <text:s text:c="2"/>│ <text:s text:c="2"/>│ <text:s text:c="2"/>│ <text:s text:c="2"/>├── common.h</text:p>
      <text:p text:style-name="P1">│ <text:s text:c="2"/>│ <text:s text:c="2"/>│ <text:s text:c="2"/>│ <text:s text:c="2"/>├── shmemtask.c</text:p>
      <text:p text:style-name="P1">│ <text:s text:c="2"/>│ <text:s text:c="2"/>│ <text:s text:c="2"/>│ <text:s text:c="2"/>└── shmemusr.c</text:p>
      <text:p text:style-name="P1">│ <text:s text:c="2"/>│ <text:s text:c="2"/>│ <text:s text:c="2"/>└── timer/</text:p>
      <text:p text:style-name="P1">│ <text:s text:c="2"/>│ <text:s text:c="2"/>│ <text:s text:c="6"/>└── timertask.c</text:p>
      <text:p text:style-name="P1">│ <text:s text:c="2"/>│ <text:s text:c="2"/>├── mathstubs.c</text:p>
      <text:p text:style-name="P1">│ <text:s text:c="2"/>│ <text:s text:c="2"/>├── meson.build</text:p>
      <text:p text:style-name="P1">│ <text:s text:c="2"/>│ <text:s text:c="2"/>├── procfs_macros.h</text:p>
      <text:p text:style-name="P1">│ <text:s text:c="2"/>│ <text:s text:c="2"/>├── README</text:p>
      <text:p text:style-name="P1">│ <text:s text:c="2"/>│ <text:s text:c="2"/>├── rtai_rtapi.c</text:p>
      <text:p text:style-name="P1">│ <text:s text:c="2"/>│ <text:s text:c="2"/>├── rtai_ulapi.c</text:p>
      <text:p text:style-name="P1">│ <text:s text:c="2"/>│ <text:s text:c="2"/>├── rtapi_app.h</text:p>
      <text:p text:style-name="P1">│ <text:s text:c="2"/>│ <text:s text:c="2"/>├── rtapi_atomic.h</text:p>
      <text:p text:style-name="P1">│ <text:s text:c="2"/>│ <text:s text:c="2"/>├── rtapi_bitops.h</text:p>
      <text:p text:style-name="P1">│ <text:s text:c="2"/>│ <text:s text:c="2"/>├── rtapi_bool.h</text:p>
      <text:p text:style-name="P1">│ <text:s text:c="2"/>│ <text:s text:c="2"/>├── rtapi_byteorder.h</text:p>
      <text:p text:style-name="P1">│ <text:s text:c="2"/>│ <text:s text:c="2"/>├── rtapi_common.h</text:p>
      <text:p text:style-name="P1">│ <text:s text:c="2"/>│ <text:s text:c="2"/>├── rtapi_ctype.h</text:p>
      <text:p text:style-name="P1">│ <text:s text:c="2"/>│ <text:s text:c="2"/>├── rtapi_device.h</text:p>
      <text:p text:style-name="P1">│ <text:s text:c="2"/>│ <text:s text:c="2"/>├── rtapi_errno.h</text:p>
      <text:p text:style-name="P1">│ <text:s text:c="2"/>│ <text:s text:c="2"/>├── rtapi_firmware.h</text:p>
      <text:p text:style-name="P1">│ <text:s text:c="2"/>│ <text:s text:c="2"/>├── rtapi_gfp.h</text:p>
      <text:p text:style-name="P1">│ <text:s text:c="2"/>│ <text:s text:c="2"/>├── rtapi.h</text:p>
      <text:p text:style-name="P1">│ <text:s text:c="2"/>│ <text:s text:c="2"/>├── rtapi_io.h</text:p>
      <text:p text:style-name="P1">│ <text:s text:c="2"/>│ <text:s text:c="2"/>├── rtapi_limits.h</text:p>
      <text:p text:style-name="P1">│ <text:s text:c="2"/>│ <text:s text:c="2"/>├── rtapi_list.h</text:p>
      <text:p text:style-name="P1">│ <text:s text:c="2"/>│ <text:s text:c="2"/>├── rtapi_math64.h</text:p>
      <text:p text:style-name="P1">│ <text:s text:c="2"/>│ <text:s text:c="2"/>├── rtapi_math.h</text:p>
      <text:p text:style-name="P1">│ <text:s text:c="2"/>│ <text:s text:c="2"/>├── rtapi_math_i386.h</text:p>
      <text:p text:style-name="P1">│ <text:s text:c="2"/>│ <text:s text:c="2"/>├── rtapi_mutex.h</text:p>
      <text:p text:style-name="P1">│ <text:s text:c="2"/>│ <text:s text:c="2"/>├── rtapi_parport.h</text:p>
      <text:p text:style-name="P1">│ <text:s text:c="2"/>│ <text:s text:c="2"/>├── rtapi_pci.cc</text:p>
      <text:p text:style-name="P1">│ <text:s text:c="2"/>│ <text:s text:c="2"/>├── rtapi_pci.h</text:p>
      <text:p text:style-name="P1">│ <text:s text:c="2"/>│ <text:s text:c="2"/>├── rtapi_proc.h</text:p>
      <text:p text:style-name="P1">│ <text:s text:c="2"/>│ <text:s text:c="2"/>├── rtapi_rtai_shm_wrap.h</text:p>
      <text:p text:style-name="P1">│ <text:s text:c="2"/>│ <text:s text:c="2"/>├── rtapi_slab.h</text:p>
      <text:p text:style-name="P1">│ <text:s text:c="2"/>│ <text:s text:c="2"/>├── rtapi_stdint.h</text:p>
      <text:p text:style-name="P1">│ <text:s text:c="2"/>│ <text:s text:c="2"/>├── rtapi_string.h</text:p>
      <text:p text:style-name="P1">│ <text:s text:c="2"/>│ <text:s text:c="2"/>├── rtapi_uspace.hh</text:p>
      <text:p text:style-name="P1">│ <text:s text:c="2"/>│ <text:s text:c="2"/>├── Submakefile</text:p>
      <text:p text:style-name="P1"><text:soft-page-break/>│ <text:s text:c="2"/>│ <text:s text:c="2"/>├── test_rtapi_vsnprintf.c</text:p>
      <text:p text:style-name="P1">│ <text:s text:c="2"/>│ <text:s text:c="2"/>├── uspace_common.h</text:p>
      <text:p text:style-name="P1">│ <text:s text:c="2"/>│ <text:s text:c="2"/>├── uspace_rtai.cc</text:p>
      <text:p text:style-name="P1">│ <text:s text:c="2"/>│ <text:s text:c="2"/>├── uspace_rtapi_app.cc</text:p>
      <text:p text:style-name="P1">│ <text:s text:c="2"/>│ <text:s text:c="2"/>├── uspace_rtapi_parport.cc</text:p>
      <text:p text:style-name="P1">│ <text:s text:c="2"/>│ <text:s text:c="2"/>├── uspace_rtapi_string.c</text:p>
      <text:p text:style-name="P1">│ <text:s text:c="2"/>│ <text:s text:c="2"/>├── uspace_ulapi.c</text:p>
      <text:p text:style-name="P1">│ <text:s text:c="2"/>│ <text:s text:c="2"/>├── uspace_xenomai.cc</text:p>
      <text:p text:style-name="P1">│ <text:s text:c="2"/>│ <text:s text:c="2"/>└── vsnprintf.h</text:p>
      <text:p text:style-name="P1">│ <text:s text:c="2"/>├── Submakefile.skel</text:p>
      <text:p text:style-name="P1">│ <text:s text:c="2"/>├── .swish_config</text:p>
      <text:p text:style-name="P1">│ <text:s text:c="2"/>├── tests/</text:p>
      <text:p text:style-name="P1">│ <text:s text:c="2"/>│ <text:s text:c="2"/>└── mathtest.c</text:p>
      <text:p text:style-name="P1">│ <text:s text:c="2"/>└── .vimrc</text:p>
      <text:p text:style-name="P1">├── supertree.txt</text:p>
      <text:p text:style-name="P1">├── tcl/</text:p>
      <text:p text:style-name="P1">│ <text:s text:c="2"/>├── bin/</text:p>
      <text:p text:style-name="P1">│ <text:s text:c="2"/>│ <text:s text:c="2"/>├── emccalib.tcl*</text:p>
      <text:p text:style-name="P1">│ <text:s text:c="2"/>│ <text:s text:c="2"/>├── emcdebug.tcl*</text:p>
      <text:p text:style-name="P1">│ <text:s text:c="2"/>│ <text:s text:c="2"/>├── emctesting.tcl*</text:p>
      <text:p text:style-name="P1">│ <text:s text:c="2"/>│ <text:s text:c="2"/>├── emctuning.tcl*</text:p>
      <text:p text:style-name="P1">│ <text:s text:c="2"/>│ <text:s text:c="2"/>├── genedit.tcl*</text:p>
      <text:p text:style-name="P1">│ <text:s text:c="2"/>│ <text:s text:c="2"/>├── halconfig.tcl*</text:p>
      <text:p text:style-name="P1">│ <text:s text:c="2"/>│ <text:s text:c="2"/>├── halshow.tcl*</text:p>
      <text:p text:style-name="P1">│ <text:s text:c="2"/>│ <text:s text:c="2"/>├── pickconfig.tcl*</text:p>
      <text:p text:style-name="P1">│ <text:s text:c="2"/>│ <text:s text:c="2"/>├── popimage*</text:p>
      <text:p text:style-name="P1">│ <text:s text:c="2"/>│ <text:s text:c="2"/>└── tkbackplot.tcl*</text:p>
      <text:p text:style-name="P1">│ <text:s text:c="2"/>├── .gitignore</text:p>
      <text:p text:style-name="P1">│ <text:s text:c="2"/>├── linuxcnc.tcl.in</text:p>
      <text:p text:style-name="P1">│ <text:s text:c="2"/>├── ngcgui_app.tcl</text:p>
      <text:p text:style-name="P1">│ <text:s text:c="2"/>├── ngcgui.tcl*</text:p>
      <text:p text:style-name="P1">│ <text:s text:c="2"/>├── ngcgui_ttt.tcl</text:p>
      <text:p text:style-name="P1">│ <text:s text:c="2"/>├── pkgIndex.tcl</text:p>
      <text:p text:style-name="P1">│ <text:s text:c="2"/>├── scripts/</text:p>
      <text:p text:style-name="P1">│ <text:s text:c="2"/>│ <text:s text:c="2"/>├── balloon.tcl</text:p>
      <text:p text:style-name="P1">│ <text:s text:c="2"/>│ <text:s text:c="2"/>├── emchelp.tcl</text:p>
      <text:p text:style-name="P1">│ <text:s text:c="2"/>│ <text:s text:c="2"/>└── Set_Coordinates.tcl*</text:p>
      <text:p text:style-name="P1">│ <text:s text:c="2"/>├── show_errors.tcl</text:p>
      <text:p text:style-name="P1">│ <text:s text:c="2"/>├── TkLinuxCNC</text:p>
      <text:p text:style-name="P1">│ <text:s text:c="2"/>├── tklinuxcnc.tcl*</text:p>
      <text:p text:style-name="P1">│ <text:s text:c="2"/>├── tooledit.tcl*</text:p>
      <text:p text:style-name="P1">│ <text:s text:c="2"/>└── twopass.tcl</text:p>
      <text:p text:style-name="P1">├── tests/</text:p>
      <text:p text:style-name="P1">│ <text:s text:c="2"/>├── abort/</text:p>
      <text:p text:style-name="P1">│ <text:s text:c="2"/>│ <text:s text:c="2"/>└── feed-rate/</text:p>
      <text:p text:style-name="P1">│ <text:s text:c="2"/>│ <text:s text:c="6"/>├── checkresult*</text:p>
      <text:p text:style-name="P1">│ <text:s text:c="2"/>│ <text:s text:c="6"/>├── core_sim.hal</text:p>
      <text:p text:style-name="P1">│ <text:s text:c="2"/>│ <text:s text:c="6"/>├── .gitignore</text:p>
      <text:p text:style-name="P1">│ <text:s text:c="2"/>│ <text:s text:c="6"/>├── README</text:p>
      <text:p text:style-name="P1">│ <text:s text:c="2"/>│ <text:s text:c="6"/>├── test.ini</text:p>
      <text:p text:style-name="P1">│ <text:s text:c="2"/>│ <text:s text:c="6"/>├── test.sh*</text:p>
      <text:p text:style-name="P1">│ <text:s text:c="2"/>│ <text:s text:c="6"/>└── test-ui.py*</text:p>
      <text:p text:style-name="P1">│ <text:s text:c="2"/>├── abs.0/</text:p>
      <text:p text:style-name="P1">│ <text:s text:c="2"/>│ <text:s text:c="2"/>├── expected</text:p>
      <text:p text:style-name="P1">│ <text:s text:c="2"/>│ <text:s text:c="2"/>├── runstreamer</text:p>
      <text:p text:style-name="P1"><text:soft-page-break/>│ <text:s text:c="2"/>│ <text:s text:c="2"/>└── test.hal</text:p>
      <text:p text:style-name="P1">│ <text:s text:c="2"/>├── alias.0/</text:p>
      <text:p text:style-name="P1">│ <text:s text:c="2"/>│ <text:s text:c="2"/>├── expected</text:p>
      <text:p text:style-name="P1">│ <text:s text:c="2"/>│ <text:s text:c="2"/>└── test.hal</text:p>
      <text:p text:style-name="P1">│ <text:s text:c="2"/>├── and-or-not-mux.0/</text:p>
      <text:p text:style-name="P1">│ <text:s text:c="2"/>│ <text:s text:c="2"/>├── expected</text:p>
      <text:p text:style-name="P1">│ <text:s text:c="2"/>│ <text:s text:c="2"/>├── README</text:p>
      <text:p text:style-name="P1">│ <text:s text:c="2"/>│ <text:s text:c="2"/>├── runstreamer</text:p>
      <text:p text:style-name="P1">│ <text:s text:c="2"/>│ <text:s text:c="2"/>└── test.hal</text:p>
      <text:p text:style-name="P1">│ <text:s text:c="2"/>├── basic/</text:p>
      <text:p text:style-name="P1">│ <text:s text:c="2"/>│ <text:s text:c="2"/>├── expected</text:p>
      <text:p text:style-name="P1">│ <text:s text:c="2"/>│ <text:s text:c="2"/>├── README</text:p>
      <text:p text:style-name="P1">│ <text:s text:c="2"/>│ <text:s text:c="2"/>└── test.hal</text:p>
      <text:p text:style-name="P1">│ <text:s text:c="2"/>├── biquad/</text:p>
      <text:p text:style-name="P1">│ <text:s text:c="2"/>│ <text:s text:c="2"/>├── expected</text:p>
      <text:p text:style-name="P1">│ <text:s text:c="2"/>│ <text:s text:c="2"/>├── runstreamer*</text:p>
      <text:p text:style-name="P1">│ <text:s text:c="2"/>│ <text:s text:c="2"/>└── test.hal</text:p>
      <text:p text:style-name="P1">│ <text:s text:c="2"/>├── build/</text:p>
      <text:p text:style-name="P1">│ <text:s text:c="2"/>│ <text:s text:c="2"/>├── header-sanity/</text:p>
      <text:p text:style-name="P1">│ <text:s text:c="2"/>│ <text:s text:c="2"/>│ <text:s text:c="2"/>├── expected</text:p>
      <text:p text:style-name="P1">│ <text:s text:c="2"/>│ <text:s text:c="2"/>│ <text:s text:c="2"/>└── test.sh</text:p>
      <text:p text:style-name="P1">│ <text:s text:c="2"/>│ <text:s text:c="2"/>└── ui/</text:p>
      <text:p text:style-name="P1">│ <text:s text:c="2"/>│ <text:s text:c="6"/>├── expected</text:p>
      <text:p text:style-name="P1">│ <text:s text:c="2"/>│ <text:s text:c="6"/>├── nml-position-logger.cc</text:p>
      <text:p text:style-name="P1">│ <text:s text:c="2"/>│ <text:s text:c="6"/>└── test.sh</text:p>
      <text:p text:style-name="P1">│ <text:s text:c="2"/>├── ccomp/</text:p>
      <text:p text:style-name="P1">│ <text:s text:c="2"/>│ <text:s text:c="2"/>├── early-exit/</text:p>
      <text:p text:style-name="P1">│ <text:s text:c="2"/>│ <text:s text:c="2"/>│ <text:s text:c="2"/>├── checkresult*</text:p>
      <text:p text:style-name="P1">│ <text:s text:c="2"/>│ <text:s text:c="2"/>│ <text:s text:c="2"/>├── core_sim.hal</text:p>
      <text:p text:style-name="P1">│ <text:s text:c="2"/>│ <text:s text:c="2"/>│ <text:s text:c="2"/>├── .gitignore</text:p>
      <text:p text:style-name="P1">│ <text:s text:c="2"/>│ <text:s text:c="2"/>│ <text:s text:c="2"/>├── README</text:p>
      <text:p text:style-name="P1">│ <text:s text:c="2"/>│ <text:s text:c="2"/>│ <text:s text:c="2"/>├── test.ini</text:p>
      <text:p text:style-name="P1">│ <text:s text:c="2"/>│ <text:s text:c="2"/>│ <text:s text:c="2"/>├── test.sh*</text:p>
      <text:p text:style-name="P1">│ <text:s text:c="2"/>│ <text:s text:c="2"/>│ <text:s text:c="2"/>└── test-ui.py*</text:p>
      <text:p text:style-name="P1">│ <text:s text:c="2"/>│ <text:s text:c="2"/>├── lathe-comp/</text:p>
      <text:p text:style-name="P1">│ <text:s text:c="2"/>│ <text:s text:c="2"/>│ <text:s text:c="2"/>├── expected</text:p>
      <text:p text:style-name="P1">│ <text:s text:c="2"/>│ <text:s text:c="2"/>│ <text:s text:c="2"/>├── test.ngc</text:p>
      <text:p text:style-name="P1">│ <text:s text:c="2"/>│ <text:s text:c="2"/>│ <text:s text:c="2"/>├── test.sh</text:p>
      <text:p text:style-name="P1">│ <text:s text:c="2"/>│ <text:s text:c="2"/>│ <text:s text:c="2"/>└── test.tbl</text:p>
      <text:p text:style-name="P1">│ <text:s text:c="2"/>│ <text:s text:c="2"/>├── mill-g90g91g92/</text:p>
      <text:p text:style-name="P1">│ <text:s text:c="2"/>│ <text:s text:c="2"/>│ <text:s text:c="2"/>├── expected</text:p>
      <text:p text:style-name="P1">│ <text:s text:c="2"/>│ <text:s text:c="2"/>│ <text:s text:c="2"/>├── test.ngc</text:p>
      <text:p text:style-name="P1">│ <text:s text:c="2"/>│ <text:s text:c="2"/>│ <text:s text:c="2"/>├── test.sh</text:p>
      <text:p text:style-name="P1">│ <text:s text:c="2"/>│ <text:s text:c="2"/>│ <text:s text:c="2"/>└── test.tbl</text:p>
      <text:p text:style-name="P1">│ <text:s text:c="2"/>│ <text:s text:c="2"/>├── mill-line-arc-entry/</text:p>
      <text:p text:style-name="P1">│ <text:s text:c="2"/>│ <text:s text:c="2"/>│ <text:s text:c="2"/>├── expected</text:p>
      <text:p text:style-name="P1">│ <text:s text:c="2"/>│ <text:s text:c="2"/>│ <text:s text:c="2"/>├── test.ngc</text:p>
      <text:p text:style-name="P1">│ <text:s text:c="2"/>│ <text:s text:c="2"/>│ <text:s text:c="2"/>├── test.sh</text:p>
      <text:p text:style-name="P1">│ <text:s text:c="2"/>│ <text:s text:c="2"/>│ <text:s text:c="2"/>└── test.tbl</text:p>
      <text:p text:style-name="P1">│ <text:s text:c="2"/>│ <text:s text:c="2"/>└── mill-zchanges/</text:p>
      <text:p text:style-name="P1">│ <text:s text:c="2"/>│ <text:s text:c="6"/>├── expected</text:p>
      <text:p text:style-name="P1">│ <text:s text:c="2"/>│ <text:s text:c="6"/>├── test.ngc</text:p>
      <text:p text:style-name="P1">│ <text:s text:c="2"/>│ <text:s text:c="6"/>├── test.sh</text:p>
      <text:p text:style-name="P1">│ <text:s text:c="2"/>│ <text:s text:c="6"/>└── test.tbl</text:p>
      <text:p text:style-name="P1">│ <text:s text:c="2"/>├── counter-encoder.0/</text:p>
      <text:p text:style-name="P1"><text:soft-page-break/>│ <text:s text:c="2"/>│ <text:s text:c="2"/>├── expected</text:p>
      <text:p text:style-name="P1">│ <text:s text:c="2"/>│ <text:s text:c="2"/>├── README</text:p>
      <text:p text:style-name="P1">│ <text:s text:c="2"/>│ <text:s text:c="2"/>└── test.hal</text:p>
      <text:p text:style-name="P1">│ <text:s text:c="2"/>├── edge/</text:p>
      <text:p text:style-name="P1">│ <text:s text:c="2"/>│ <text:s text:c="2"/>├── both/</text:p>
      <text:p text:style-name="P1">│ <text:s text:c="2"/>│ <text:s text:c="2"/>│ <text:s text:c="2"/>├── expected</text:p>
      <text:p text:style-name="P1">│ <text:s text:c="2"/>│ <text:s text:c="2"/>│ <text:s text:c="2"/>├── runstreamer</text:p>
      <text:p text:style-name="P1">│ <text:s text:c="2"/>│ <text:s text:c="2"/>│ <text:s text:c="2"/>└── test.hal</text:p>
      <text:p text:style-name="P1">│ <text:s text:c="2"/>│ <text:s text:c="2"/>├── both-starting-high/</text:p>
      <text:p text:style-name="P1">│ <text:s text:c="2"/>│ <text:s text:c="2"/>│ <text:s text:c="2"/>├── expected</text:p>
      <text:p text:style-name="P1">│ <text:s text:c="2"/>│ <text:s text:c="2"/>│ <text:s text:c="2"/>├── runstreamer</text:p>
      <text:p text:style-name="P1">│ <text:s text:c="2"/>│ <text:s text:c="2"/>│ <text:s text:c="2"/>└── test.hal</text:p>
      <text:p text:style-name="P1">│ <text:s text:c="2"/>│ <text:s text:c="2"/>├── falling/</text:p>
      <text:p text:style-name="P1">│ <text:s text:c="2"/>│ <text:s text:c="2"/>│ <text:s text:c="2"/>├── expected</text:p>
      <text:p text:style-name="P1">│ <text:s text:c="2"/>│ <text:s text:c="2"/>│ <text:s text:c="2"/>├── runstreamer</text:p>
      <text:p text:style-name="P1">│ <text:s text:c="2"/>│ <text:s text:c="2"/>│ <text:s text:c="2"/>└── test.hal</text:p>
      <text:p text:style-name="P1">│ <text:s text:c="2"/>│ <text:s text:c="2"/>├── falling-starting-high/</text:p>
      <text:p text:style-name="P1">│ <text:s text:c="2"/>│ <text:s text:c="2"/>│ <text:s text:c="2"/>├── expected</text:p>
      <text:p text:style-name="P1">│ <text:s text:c="2"/>│ <text:s text:c="2"/>│ <text:s text:c="2"/>├── runstreamer</text:p>
      <text:p text:style-name="P1">│ <text:s text:c="2"/>│ <text:s text:c="2"/>│ <text:s text:c="2"/>└── test.hal</text:p>
      <text:p text:style-name="P1">│ <text:s text:c="2"/>│ <text:s text:c="2"/>├── README</text:p>
      <text:p text:style-name="P1">│ <text:s text:c="2"/>│ <text:s text:c="2"/>├── rising/</text:p>
      <text:p text:style-name="P1">│ <text:s text:c="2"/>│ <text:s text:c="2"/>│ <text:s text:c="2"/>├── expected</text:p>
      <text:p text:style-name="P1">│ <text:s text:c="2"/>│ <text:s text:c="2"/>│ <text:s text:c="2"/>├── runstreamer</text:p>
      <text:p text:style-name="P1">│ <text:s text:c="2"/>│ <text:s text:c="2"/>│ <text:s text:c="2"/>└── test.hal</text:p>
      <text:p text:style-name="P1">│ <text:s text:c="2"/>│ <text:s text:c="2"/>└── rising-starting-high/</text:p>
      <text:p text:style-name="P1">│ <text:s text:c="2"/>│ <text:s text:c="6"/>├── expected</text:p>
      <text:p text:style-name="P1">│ <text:s text:c="2"/>│ <text:s text:c="6"/>├── runstreamer</text:p>
      <text:p text:style-name="P1">│ <text:s text:c="2"/>│ <text:s text:c="6"/>└── test.hal</text:p>
      <text:p text:style-name="P1">│ <text:s text:c="2"/>├── flipflop.0/</text:p>
      <text:p text:style-name="P1">│ <text:s text:c="2"/>│ <text:s text:c="2"/>├── expected</text:p>
      <text:p text:style-name="P1">│ <text:s text:c="2"/>│ <text:s text:c="2"/>├── runstreamer</text:p>
      <text:p text:style-name="P1">│ <text:s text:c="2"/>│ <text:s text:c="2"/>└── test.hal</text:p>
      <text:p text:style-name="P1">│ <text:s text:c="2"/>├── .gitignore</text:p>
      <text:p text:style-name="P1">│ <text:s text:c="2"/>├── halcompile/</text:p>
      <text:p text:style-name="P1">│ <text:s text:c="2"/>│ <text:s text:c="2"/>├── extralib/</text:p>
      <text:p text:style-name="P1">│ <text:s text:c="2"/>│ <text:s text:c="2"/>│ <text:s text:c="2"/>├── checkresult*</text:p>
      <text:p text:style-name="P1">│ <text:s text:c="2"/>│ <text:s text:c="2"/>│ <text:s text:c="2"/>├── extralib_test.comp</text:p>
      <text:p text:style-name="P1">│ <text:s text:c="2"/>│ <text:s text:c="2"/>│ <text:s text:c="2"/>├── .gitignore</text:p>
      <text:p text:style-name="P1">│ <text:s text:c="2"/>│ <text:s text:c="2"/>│ <text:s text:c="2"/>└── test.sh*</text:p>
      <text:p text:style-name="P1">│ <text:s text:c="2"/>│ <text:s text:c="2"/>├── names/</text:p>
      <text:p text:style-name="P1">│ <text:s text:c="2"/>│ <text:s text:c="2"/>│ <text:s text:c="2"/>├── expected</text:p>
      <text:p text:style-name="P1">│ <text:s text:c="2"/>│ <text:s text:c="2"/>│ <text:s text:c="2"/>├── .gitignore</text:p>
      <text:p text:style-name="P1">│ <text:s text:c="2"/>│ <text:s text:c="2"/>│ <text:s text:c="2"/>├── names_dont_match.comp</text:p>
      <text:p text:style-name="P1">│ <text:s text:c="2"/>│ <text:s text:c="2"/>│ <text:s text:c="2"/>├── names_match.comp</text:p>
      <text:p text:style-name="P1">│ <text:s text:c="2"/>│ <text:s text:c="2"/>│ <text:s text:c="2"/>└── test.sh*</text:p>
      <text:p text:style-name="P1">│ <text:s text:c="2"/>│ <text:s text:c="2"/>├── personalities_mod/</text:p>
      <text:p text:style-name="P1">│ <text:s text:c="2"/>│ <text:s text:c="2"/>│ <text:s text:c="2"/>├── 4count_2pers.expected</text:p>
      <text:p text:style-name="P1">│ <text:s text:c="2"/>│ <text:s text:c="2"/>│ <text:s text:c="2"/>├── 4count_2pers.hal</text:p>
      <text:p text:style-name="P1">│ <text:s text:c="2"/>│ <text:s text:c="2"/>│ <text:s text:c="2"/>├── 4names_2pers.expected</text:p>
      <text:p text:style-name="P1">│ <text:s text:c="2"/>│ <text:s text:c="2"/>│ <text:s text:c="2"/>├── 4names_2pers.hal</text:p>
      <text:p text:style-name="P1">│ <text:s text:c="2"/>│ <text:s text:c="2"/>│ <text:s text:c="2"/>├── checkresult*</text:p>
      <text:p text:style-name="P1">│ <text:s text:c="2"/>│ <text:s text:c="2"/>│ <text:s text:c="2"/>├── README</text:p>
      <text:p text:style-name="P1">│ <text:s text:c="2"/>│ <text:s text:c="2"/>│ <text:s text:c="2"/>└── test.sh*</text:p>
      <text:p text:style-name="P1">│ <text:s text:c="2"/>│ <text:s text:c="2"/>├── relative-header/</text:p>
      <text:p text:style-name="P1"><text:soft-page-break/>│ <text:s text:c="2"/>│ <text:s text:c="2"/>│ <text:s text:c="2"/>├── checkresult*</text:p>
      <text:p text:style-name="P1">│ <text:s text:c="2"/>│ <text:s text:c="2"/>│ <text:s text:c="2"/>├── .gitignore</text:p>
      <text:p text:style-name="P1">│ <text:s text:c="2"/>│ <text:s text:c="2"/>│ <text:s text:c="2"/>├── local.h</text:p>
      <text:p text:style-name="P1">│ <text:s text:c="2"/>│ <text:s text:c="2"/>│ <text:s text:c="2"/>├── relative_header.comp</text:p>
      <text:p text:style-name="P1">│ <text:s text:c="2"/>│ <text:s text:c="2"/>│ <text:s text:c="2"/>└── test.sh*</text:p>
      <text:p text:style-name="P1">│ <text:s text:c="2"/>│ <text:s text:c="2"/>├── serial-out-of-tree/</text:p>
      <text:p text:style-name="P1">│ <text:s text:c="2"/>│ <text:s text:c="2"/>│ <text:s text:c="2"/>├── checkresult*</text:p>
      <text:p text:style-name="P1">│ <text:s text:c="2"/>│ <text:s text:c="2"/>│ <text:s text:c="2"/>├── .gitignore</text:p>
      <text:p text:style-name="P1">│ <text:s text:c="2"/>│ <text:s text:c="2"/>│ <text:s text:c="2"/>├── mesa_uart.comp -&gt; ../../../src/hal/drivers/mesa_uart.comp</text:p>
      <text:p text:style-name="P1">│ <text:s text:c="2"/>│ <text:s text:c="2"/>│ <text:s text:c="2"/>└── test.sh*</text:p>
      <text:p text:style-name="P1">│ <text:s text:c="2"/>│ <text:s text:c="2"/>├── userspace/</text:p>
      <text:p text:style-name="P1">│ <text:s text:c="2"/>│ <text:s text:c="2"/>│ <text:s text:c="2"/>├── checkresult*</text:p>
      <text:p text:style-name="P1">│ <text:s text:c="2"/>│ <text:s text:c="2"/>│ <text:s text:c="2"/>├── .gitignore</text:p>
      <text:p text:style-name="P1">│ <text:s text:c="2"/>│ <text:s text:c="2"/>│ <text:s text:c="2"/>└── test.sh*</text:p>
      <text:p text:style-name="P1">│ <text:s text:c="2"/>│ <text:s text:c="2"/>└── userspace-count-names/</text:p>
      <text:p text:style-name="P1">│ <text:s text:c="2"/>│ <text:s text:c="6"/>├── both.expected</text:p>
      <text:p text:style-name="P1">│ <text:s text:c="2"/>│ <text:s text:c="6"/>├── both.hal</text:p>
      <text:p text:style-name="P1">│ <text:s text:c="2"/>│ <text:s text:c="6"/>├── checkresult*</text:p>
      <text:p text:style-name="P1">│ <text:s text:c="2"/>│ <text:s text:c="6"/>├── count=3.expected</text:p>
      <text:p text:style-name="P1">│ <text:s text:c="2"/>│ <text:s text:c="6"/>├── count=3.hal</text:p>
      <text:p text:style-name="P1">│ <text:s text:c="2"/>│ <text:s text:c="6"/>├── count-and-extra-args.expected</text:p>
      <text:p text:style-name="P1">│ <text:s text:c="2"/>│ <text:s text:c="6"/>├── count-and-extra-args.hal</text:p>
      <text:p text:style-name="P1">│ <text:s text:c="2"/>│ <text:s text:c="6"/>├── .gitignore</text:p>
      <text:p text:style-name="P1">│ <text:s text:c="2"/>│ <text:s text:c="6"/>├── names-and-extra-args.expected</text:p>
      <text:p text:style-name="P1">│ <text:s text:c="2"/>│ <text:s text:c="6"/>├── names-and-extra-args.hal</text:p>
      <text:p text:style-name="P1">│ <text:s text:c="2"/>│ <text:s text:c="6"/>├── names.expected</text:p>
      <text:p text:style-name="P1">│ <text:s text:c="2"/>│ <text:s text:c="6"/>├── names.hal</text:p>
      <text:p text:style-name="P1">│ <text:s text:c="2"/>│ <text:s text:c="6"/>├── no-args.expected</text:p>
      <text:p text:style-name="P1">│ <text:s text:c="2"/>│ <text:s text:c="6"/>├── no-args.hal</text:p>
      <text:p text:style-name="P1">│ <text:s text:c="2"/>│ <text:s text:c="6"/>├── test.sh*</text:p>
      <text:p text:style-name="P1">│ <text:s text:c="2"/>│ <text:s text:c="6"/>└── userspace_count_names.comp</text:p>
      <text:p text:style-name="P1">│ <text:s text:c="2"/>├── hal-link-unlink/</text:p>
      <text:p text:style-name="P1">│ <text:s text:c="2"/>│ <text:s text:c="2"/>├── checkresult*</text:p>
      <text:p text:style-name="P1">│ <text:s text:c="2"/>│ <text:s text:c="2"/>├── hallink.py*</text:p>
      <text:p text:style-name="P1">│ <text:s text:c="2"/>│ <text:s text:c="2"/>└── test.sh*</text:p>
      <text:p text:style-name="P1">│ <text:s text:c="2"/>├── halmodule.0/</text:p>
      <text:p text:style-name="P1">│ <text:s text:c="2"/>│ <text:s text:c="2"/>├── expected</text:p>
      <text:p text:style-name="P1">│ <text:s text:c="2"/>│ <text:s text:c="2"/>├── README</text:p>
      <text:p text:style-name="P1">│ <text:s text:c="2"/>│ <text:s text:c="2"/>└── test.sh*</text:p>
      <text:p text:style-name="P1">│ <text:s text:c="2"/>├── halmodule.1/</text:p>
      <text:p text:style-name="P1">│ <text:s text:c="2"/>│ <text:s text:c="2"/>├── expected</text:p>
      <text:p text:style-name="P1">│ <text:s text:c="2"/>│ <text:s text:c="2"/>├── stream_reader.py*</text:p>
      <text:p text:style-name="P1">│ <text:s text:c="2"/>│ <text:s text:c="2"/>├── stream_test.py*</text:p>
      <text:p text:style-name="P1">│ <text:s text:c="2"/>│ <text:s text:c="2"/>├── stream_writer.py*</text:p>
      <text:p text:style-name="P1">│ <text:s text:c="2"/>│ <text:s text:c="2"/>└── test.hal</text:p>
      <text:p text:style-name="P1">│ <text:s text:c="2"/>├── halrun-getopt-reset/</text:p>
      <text:p text:style-name="P1">│ <text:s text:c="2"/>│ <text:s text:c="2"/>├── expected</text:p>
      <text:p text:style-name="P1">│ <text:s text:c="2"/>│ <text:s text:c="2"/>├── README</text:p>
      <text:p text:style-name="P1">│ <text:s text:c="2"/>│ <text:s text:c="2"/>└── test.hal</text:p>
      <text:p text:style-name="P1">│ <text:s text:c="2"/>├── halui/</text:p>
      <text:p text:style-name="P1">│ <text:s text:c="2"/>│ <text:s text:c="2"/>├── checkresult*</text:p>
      <text:p text:style-name="P1">│ <text:s text:c="2"/>│ <text:s text:c="2"/>├── .gitignore</text:p>
      <text:p text:style-name="P1">│ <text:s text:c="2"/>│ <text:s text:c="2"/>├── jogging/</text:p>
      <text:p text:style-name="P1">│ <text:s text:c="2"/>│ <text:s text:c="2"/>│ <text:s text:c="2"/>├── checkresult -&gt; ../checkresult*</text:p>
      <text:p text:style-name="P1">│ <text:s text:c="2"/>│ <text:s text:c="2"/>│ <text:s text:c="2"/>├── halui.ini</text:p>
      <text:p text:style-name="P1"><text:soft-page-break/>│ <text:s text:c="2"/>│ <text:s text:c="2"/>│ <text:s text:c="2"/>├── postgui.hal</text:p>
      <text:p text:style-name="P1">│ <text:s text:c="2"/>│ <text:s text:c="2"/>│ <text:s text:c="2"/>├── test.sh -&gt; ../shared-test.sh*</text:p>
      <text:p text:style-name="P1">│ <text:s text:c="2"/>│ <text:s text:c="2"/>│ <text:s text:c="2"/>└── test-ui.py*</text:p>
      <text:p text:style-name="P1">│ <text:s text:c="2"/>│ <text:s text:c="2"/>├── mdi/</text:p>
      <text:p text:style-name="P1">│ <text:s text:c="2"/>│ <text:s text:c="2"/>│ <text:s text:c="2"/>├── checkresult -&gt; ../checkresult*</text:p>
      <text:p text:style-name="P1">│ <text:s text:c="2"/>│ <text:s text:c="2"/>│ <text:s text:c="2"/>├── halui.ini</text:p>
      <text:p text:style-name="P1">│ <text:s text:c="2"/>│ <text:s text:c="2"/>│ <text:s text:c="2"/>├── postgui.hal</text:p>
      <text:p text:style-name="P1">│ <text:s text:c="2"/>│ <text:s text:c="2"/>│ <text:s text:c="2"/>├── test.sh -&gt; ../shared-test.sh*</text:p>
      <text:p text:style-name="P1">│ <text:s text:c="2"/>│ <text:s text:c="2"/>│ <text:s text:c="2"/>└── test-ui.py*</text:p>
      <text:p text:style-name="P1">│ <text:s text:c="2"/>│ <text:s text:c="2"/>└── shared-test.sh*</text:p>
      <text:p text:style-name="P1">│ <text:s text:c="2"/>├── hard-limits/</text:p>
      <text:p text:style-name="P1">│ <text:s text:c="2"/>│ <text:s text:c="2"/>├── checkresult*</text:p>
      <text:p text:style-name="P1">│ <text:s text:c="2"/>│ <text:s text:c="2"/>├── .gitignore</text:p>
      <text:p text:style-name="P1">│ <text:s text:c="2"/>│ <text:s text:c="2"/>├── hard-limits.hal</text:p>
      <text:p text:style-name="P1">│ <text:s text:c="2"/>│ <text:s text:c="2"/>├── hard-limits.ini</text:p>
      <text:p text:style-name="P1">│ <text:s text:c="2"/>│ <text:s text:c="2"/>├── README</text:p>
      <text:p text:style-name="P1">│ <text:s text:c="2"/>│ <text:s text:c="2"/>├── test.sh*</text:p>
      <text:p text:style-name="P1">│ <text:s text:c="2"/>│ <text:s text:c="2"/>└── test-ui.py*</text:p>
      <text:p text:style-name="P1">│ <text:s text:c="2"/>├── hm2-idrom/</text:p>
      <text:p text:style-name="P1">│ <text:s text:c="2"/>│ <text:s text:c="2"/>├── broken-load-test.hal</text:p>
      <text:p text:style-name="P1">│ <text:s text:c="2"/>│ <text:s text:c="2"/>├── check-dmesg*</text:p>
      <text:p text:style-name="P1">│ <text:s text:c="2"/>│ <text:s text:c="2"/>├── expected</text:p>
      <text:p text:style-name="P1">│ <text:s text:c="2"/>│ <text:s text:c="2"/>├── .gitignore</text:p>
      <text:p text:style-name="P1">│ <text:s text:c="2"/>│ <text:s text:c="2"/>├── README</text:p>
      <text:p text:style-name="P1">│ <text:s text:c="2"/>│ <text:s text:c="2"/>└── test.sh</text:p>
      <text:p text:style-name="P1">│ <text:s text:c="2"/>├── ilowpass/</text:p>
      <text:p text:style-name="P1">│ <text:s text:c="2"/>│ <text:s text:c="2"/>├── low-gain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└── test.hal</text:p>
      <text:p text:style-name="P1">│ <text:s text:c="2"/>│ <text:s text:c="2"/>└── wrap-around/</text:p>
      <text:p text:style-name="P1">│ <text:s text:c="2"/>│ <text:s text:c="6"/>├── expected</text:p>
      <text:p text:style-name="P1">│ <text:s text:c="2"/>│ <text:s text:c="6"/>├── README</text:p>
      <text:p text:style-name="P1">│ <text:s text:c="2"/>│ <text:s text:c="6"/>└── test.hal</text:p>
      <text:p text:style-name="P1">│ <text:s text:c="2"/>├── interp/</text:p>
      <text:p text:style-name="P1">│ <text:s text:c="2"/>│ <text:s text:c="2"/>├── abort-hot-comment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bad/</text:p>
      <text:p text:style-name="P1">│ <text:s text:c="2"/>│ <text:s text:c="2"/>│ <text:s text:c="2"/>├── a-in-canned-cycle2.ngc</text:p>
      <text:p text:style-name="P1">│ <text:s text:c="2"/>│ <text:s text:c="2"/>│ <text:s text:c="2"/>├── a-in-canned-cycle.ngc</text:p>
      <text:p text:style-name="P1">│ <text:s text:c="2"/>│ <text:s text:c="2"/>│ <text:s text:c="2"/>├── bad-arc.big.imperial.center-format.ngc</text:p>
      <text:p text:style-name="P1">│ <text:s text:c="2"/>│ <text:s text:c="2"/>│ <text:s text:c="2"/>├── bad-arc.big.metric.center-format.ngc</text:p>
      <text:p text:style-name="P1">│ <text:s text:c="2"/>│ <text:s text:c="2"/>│ <text:s text:c="2"/>├── bad-arc.medium.imperial.center-format.ngc</text:p>
      <text:p text:style-name="P1">│ <text:s text:c="2"/>│ <text:s text:c="2"/>│ <text:s text:c="2"/>├── bad-arc.medium.metric.center-format.ngc</text:p>
      <text:p text:style-name="P1">│ <text:s text:c="2"/>│ <text:s text:c="2"/>│ <text:s text:c="2"/>├── bad-arc.small.imperial.center-format.ngc</text:p>
      <text:p text:style-name="P1">│ <text:s text:c="2"/>│ <text:s text:c="2"/>│ <text:s text:c="2"/>├── bad-arc.small.metric.center-format.ngc</text:p>
      <text:p text:style-name="P1">│ <text:s text:c="2"/>│ <text:s text:c="2"/>│ <text:s text:c="2"/>├── ccomp-arcexit.ngc</text:p>
      <text:p text:style-name="P1">│ <text:s text:c="2"/>│ <text:s text:c="2"/>│ <text:s text:c="2"/>├── ccomp-gouging.ngc</text:p>
      <text:p text:style-name="P1">│ <text:s text:c="2"/>│ <text:s text:c="2"/>│ <text:s text:c="2"/>├── checkresult*</text:p>
      <text:p text:style-name="P1">│ <text:s text:c="2"/>│ <text:s text:c="2"/>│ <text:s text:c="2"/>├── exists-1.ngc</text:p>
      <text:p text:style-name="P1">│ <text:s text:c="2"/>│ <text:s text:c="2"/>│ <text:s text:c="2"/>├── exists-2.ngc</text:p>
      <text:p text:style-name="P1"><text:soft-page-break/>│ <text:s text:c="2"/>│ <text:s text:c="2"/>│ <text:s text:c="2"/>├── exists-3.ngc</text:p>
      <text:p text:style-name="P1">│ <text:s text:c="2"/>│ <text:s text:c="2"/>│ <text:s text:c="2"/>├── exists-4.ngc</text:p>
      <text:p text:style-name="P1">│ <text:s text:c="2"/>│ <text:s text:c="2"/>│ <text:s text:c="2"/>├── exists-5.ngc</text:p>
      <text:p text:style-name="P1">│ <text:s text:c="2"/>│ <text:s text:c="2"/>│ <text:s text:c="2"/>├── exists-6.ngc</text:p>
      <text:p text:style-name="P1">│ <text:s text:c="2"/>│ <text:s text:c="2"/>│ <text:s text:c="2"/>├── exists-7.ngc</text:p>
      <text:p text:style-name="P1">│ <text:s text:c="2"/>│ <text:s text:c="2"/>│ <text:s text:c="2"/>├── nested.ngc</text:p>
      <text:p text:style-name="P1">│ <text:s text:c="2"/>│ <text:s text:c="2"/>│ <text:s text:c="2"/>├── no-feed-rate.ngc</text:p>
      <text:p text:style-name="P1">│ <text:s text:c="2"/>│ <text:s text:c="2"/>│ <text:s text:c="2"/>├── no-ijr.ngc</text:p>
      <text:p text:style-name="P1">│ <text:s text:c="2"/>│ <text:s text:c="2"/>│ <text:s text:c="2"/>├── probe-no-axes.ngc</text:p>
      <text:p text:style-name="P1">│ <text:s text:c="2"/>│ <text:s text:c="2"/>│ <text:s text:c="2"/>├── README</text:p>
      <text:p text:style-name="P1">│ <text:s text:c="2"/>│ <text:s text:c="2"/>│ <text:s text:c="2"/>├── README.arc-radius-tolerance</text:p>
      <text:p text:style-name="P1">│ <text:s text:c="2"/>│ <text:s text:c="2"/>│ <text:s text:c="2"/>└── test*</text:p>
      <text:p text:style-name="P1">│ <text:s text:c="2"/>│ <text:s text:c="2"/>├── cam-nisley/</text:p>
      <text:p text:style-name="P1">│ <text:s text:c="2"/>│ <text:s text:c="2"/>│ <text:s text:c="2"/>├── cam.ngc</text:p>
      <text:p text:style-name="P1">│ <text:s text:c="2"/>│ <text:s text:c="2"/>│ <text:s text:c="2"/>├── expected</text:p>
      <text:p text:style-name="P1">│ <text:s text:c="2"/>│ <text:s text:c="2"/>│ <text:s text:c="2"/>├── test.sh</text:p>
      <text:p text:style-name="P1">│ <text:s text:c="2"/>│ <text:s text:c="2"/>│ <text:s text:c="2"/>└── test.tbl</text:p>
      <text:p text:style-name="P1">│ <text:s text:c="2"/>│ <text:s text:c="2"/>├── compile/</text:p>
      <text:p text:style-name="P1">│ <text:s text:c="2"/>│ <text:s text:c="2"/>│ <text:s text:c="2"/>├── expected</text:p>
      <text:p text:style-name="P1">│ <text:s text:c="2"/>│ <text:s text:c="2"/>│ <text:s text:c="2"/>├── .gitignore</text:p>
      <text:p text:style-name="P1">│ <text:s text:c="2"/>│ <text:s text:c="2"/>│ <text:s text:c="2"/>├── README</text:p>
      <text:p text:style-name="P1">│ <text:s text:c="2"/>│ <text:s text:c="2"/>│ <text:s text:c="2"/>├── test.sh</text:p>
      <text:p text:style-name="P1">│ <text:s text:c="2"/>│ <text:s text:c="2"/>│ <text:s text:c="2"/>└── use-rs274.cc</text:p>
      <text:p text:style-name="P1">│ <text:s text:c="2"/>│ <text:s text:c="2"/>├── crazy-paths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do-while-break/</text:p>
      <text:p text:style-name="P1">│ <text:s text:c="2"/>│ <text:s text:c="2"/>│ <text:s text:c="2"/>├── bug.ngc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exists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flowsnake/</text:p>
      <text:p text:style-name="P1">│ <text:s text:c="2"/>│ <text:s text:c="2"/>│ <text:s text:c="2"/>├── expected</text:p>
      <text:p text:style-name="P1">│ <text:s text:c="2"/>│ <text:s text:c="2"/>│ <text:s text:c="2"/>├── flowsnake.ngc</text:p>
      <text:p text:style-name="P1">│ <text:s text:c="2"/>│ <text:s text:c="2"/>│ <text:s text:c="2"/>├── README</text:p>
      <text:p text:style-name="P1">│ <text:s text:c="2"/>│ <text:s text:c="2"/>│ <text:s text:c="2"/>└── test.sh</text:p>
      <text:p text:style-name="P1">│ <text:s text:c="2"/>│ <text:s text:c="2"/>├── fractional-linenumbers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g10/</text:p>
      <text:p text:style-name="P1">│ <text:s text:c="2"/>│ <text:s text:c="2"/>│ <text:s text:c="2"/>├── g10-l11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├── test.sh*</text:p>
      <text:p text:style-name="P1">│ <text:s text:c="2"/>│ <text:s text:c="2"/>│ <text:s text:c="2"/>│ <text:s text:c="2"/>└── test.tbl</text:p>
      <text:p text:style-name="P1"><text:soft-page-break/>│ <text:s text:c="2"/>│ <text:s text:c="2"/>│ <text:s text:c="2"/>├── g10-l1-l10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├── test.sh*</text:p>
      <text:p text:style-name="P1">│ <text:s text:c="2"/>│ <text:s text:c="2"/>│ <text:s text:c="2"/>│ <text:s text:c="2"/>└── test.tbl</text:p>
      <text:p text:style-name="P1">│ <text:s text:c="2"/>│ <text:s text:c="2"/>│ <text:s text:c="2"/>├── g10-l20-while-active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*</text:p>
      <text:p text:style-name="P1">│ <text:s text:c="2"/>│ <text:s text:c="2"/>│ <text:s text:c="2"/>├── g10-l2-while-active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*</text:p>
      <text:p text:style-name="P1">│ <text:s text:c="2"/>│ <text:s text:c="2"/>│ <text:s text:c="2"/>└── g10-with-g92/</text:p>
      <text:p text:style-name="P1">│ <text:s text:c="2"/>│ <text:s text:c="2"/>│ <text:s text:c="6"/>├── expected</text:p>
      <text:p text:style-name="P1">│ <text:s text:c="2"/>│ <text:s text:c="2"/>│ <text:s text:c="6"/>├── test.ngc</text:p>
      <text:p text:style-name="P1">│ <text:s text:c="2"/>│ <text:s text:c="2"/>│ <text:s text:c="6"/>├── test.sh*</text:p>
      <text:p text:style-name="P1">│ <text:s text:c="2"/>│ <text:s text:c="2"/>│ <text:s text:c="6"/>└── test.tbl</text:p>
      <text:p text:style-name="P1">│ <text:s text:c="2"/>│ <text:s text:c="2"/>├── g33.1/</text:p>
      <text:p text:style-name="P1">│ <text:s text:c="2"/>│ <text:s text:c="2"/>│ <text:s text:c="2"/>├── expected</text:p>
      <text:p text:style-name="P1">│ <text:s text:c="2"/>│ <text:s text:c="2"/>│ <text:s text:c="2"/>├── g33.1.ngc</text:p>
      <text:p text:style-name="P1">│ <text:s text:c="2"/>│ <text:s text:c="2"/>│ <text:s text:c="2"/>└── test.sh</text:p>
      <text:p text:style-name="P1">│ <text:s text:c="2"/>│ <text:s text:c="2"/>├── g52/</text:p>
      <text:p text:style-name="P1">│ <text:s text:c="2"/>│ <text:s text:c="2"/>│ <text:s text:c="2"/>├── g52-g92-interaction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g52-g92-interaction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└── g92-offset-persistence/</text:p>
      <text:p text:style-name="P1">│ <text:s text:c="2"/>│ <text:s text:c="2"/>│ <text:s text:c="6"/>├── expected</text:p>
      <text:p text:style-name="P1">│ <text:s text:c="2"/>│ <text:s text:c="2"/>│ <text:s text:c="6"/>├── g92_offsets.ngc</text:p>
      <text:p text:style-name="P1">│ <text:s text:c="2"/>│ <text:s text:c="2"/>│ <text:s text:c="6"/>├── g92_offsets.var.template</text:p>
      <text:p text:style-name="P1">│ <text:s text:c="2"/>│ <text:s text:c="2"/>│ <text:s text:c="6"/>├── persistent_g92_offset_false.ini</text:p>
      <text:p text:style-name="P1">│ <text:s text:c="2"/>│ <text:s text:c="2"/>│ <text:s text:c="6"/>├── persistent_g92_offset_true.ini</text:p>
      <text:p text:style-name="P1">│ <text:s text:c="2"/>│ <text:s text:c="2"/>│ <text:s text:c="6"/>└── test.sh</text:p>
      <text:p text:style-name="P1">│ <text:s text:c="2"/>│ <text:s text:c="2"/>├── g6164/</text:p>
      <text:p text:style-name="P1">│ <text:s text:c="2"/>│ <text:s text:c="2"/>│ <text:s text:c="2"/>├── expected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g76/</text:p>
      <text:p text:style-name="P1">│ <text:s text:c="2"/>│ <text:s text:c="2"/>│ <text:s text:c="2"/>├── expected</text:p>
      <text:p text:style-name="P1">│ <text:s text:c="2"/>│ <text:s text:c="2"/>│ <text:s text:c="2"/>├── g76only.ngc</text:p>
      <text:p text:style-name="P1">│ <text:s text:c="2"/>│ <text:s text:c="2"/>│ <text:s text:c="2"/>├── README</text:p>
      <text:p text:style-name="P1">│ <text:s text:c="2"/>│ <text:s text:c="2"/>│ <text:s text:c="2"/>├── test.sh</text:p>
      <text:p text:style-name="P1">│ <text:s text:c="2"/>│ <text:s text:c="2"/>│ <text:s text:c="2"/>└── test.tbl</text:p>
      <text:p text:style-name="P1">│ <text:s text:c="2"/>│ <text:s text:c="2"/>├── g81/</text:p>
      <text:p text:style-name="P1">│ <text:s text:c="2"/>│ <text:s text:c="2"/>│ <text:s text:c="2"/>├── g17/</text:p>
      <text:p text:style-name="P1">│ <text:s text:c="2"/>│ <text:s text:c="2"/>│ <text:s text:c="2"/>│ <text:s text:c="2"/>├── g98/</text:p>
      <text:p text:style-name="P1">│ <text:s text:c="2"/>│ <text:s text:c="2"/>│ <text:s text:c="2"/>│ <text:s text:c="2"/>│ <text:s text:c="2"/>├── expected</text:p>
      <text:p text:style-name="P1">│ <text:s text:c="2"/>│ <text:s text:c="2"/>│ <text:s text:c="2"/>│ <text:s text:c="2"/>│ <text:s text:c="2"/>├── g17-g98-g81.ngc</text:p>
      <text:p text:style-name="P1">│ <text:s text:c="2"/>│ <text:s text:c="2"/>│ <text:s text:c="2"/>│ <text:s text:c="2"/>│ <text:s text:c="2"/>└── test.sh</text:p>
      <text:p text:style-name="P1">│ <text:s text:c="2"/>│ <text:s text:c="2"/>│ <text:s text:c="2"/>│ <text:s text:c="2"/>└── g99/</text:p>
      <text:p text:style-name="P1">│ <text:s text:c="2"/>│ <text:s text:c="2"/>│ <text:s text:c="2"/>│ <text:s text:c="6"/>├── expected</text:p>
      <text:p text:style-name="P1">│ <text:s text:c="2"/>│ <text:s text:c="2"/>│ <text:s text:c="2"/>│ <text:s text:c="6"/>├── g17-g99-g81.ngc</text:p>
      <text:p text:style-name="P1">│ <text:s text:c="2"/>│ <text:s text:c="2"/>│ <text:s text:c="2"/>│ <text:s text:c="6"/>└── test.sh</text:p>
      <text:p text:style-name="P1">│ <text:s text:c="2"/>│ <text:s text:c="2"/>│ <text:s text:c="2"/>├── g18/</text:p>
      <text:p text:style-name="P1"><text:soft-page-break/>│ <text:s text:c="2"/>│ <text:s text:c="2"/>│ <text:s text:c="2"/>│ <text:s text:c="2"/>├── g98/</text:p>
      <text:p text:style-name="P1">│ <text:s text:c="2"/>│ <text:s text:c="2"/>│ <text:s text:c="2"/>│ <text:s text:c="2"/>│ <text:s text:c="2"/>├── expected</text:p>
      <text:p text:style-name="P1">│ <text:s text:c="2"/>│ <text:s text:c="2"/>│ <text:s text:c="2"/>│ <text:s text:c="2"/>│ <text:s text:c="2"/>├── g18-g98-g81.ngc</text:p>
      <text:p text:style-name="P1">│ <text:s text:c="2"/>│ <text:s text:c="2"/>│ <text:s text:c="2"/>│ <text:s text:c="2"/>│ <text:s text:c="2"/>└── test.sh</text:p>
      <text:p text:style-name="P1">│ <text:s text:c="2"/>│ <text:s text:c="2"/>│ <text:s text:c="2"/>│ <text:s text:c="2"/>└── g99/</text:p>
      <text:p text:style-name="P1">│ <text:s text:c="2"/>│ <text:s text:c="2"/>│ <text:s text:c="2"/>│ <text:s text:c="6"/>├── expected</text:p>
      <text:p text:style-name="P1">│ <text:s text:c="2"/>│ <text:s text:c="2"/>│ <text:s text:c="2"/>│ <text:s text:c="6"/>├── g18-g99-g81.ngc</text:p>
      <text:p text:style-name="P1">│ <text:s text:c="2"/>│ <text:s text:c="2"/>│ <text:s text:c="2"/>│ <text:s text:c="6"/>└── test.sh</text:p>
      <text:p text:style-name="P1">│ <text:s text:c="2"/>│ <text:s text:c="2"/>│ <text:s text:c="2"/>└── g19/</text:p>
      <text:p text:style-name="P1">│ <text:s text:c="2"/>│ <text:s text:c="2"/>│ <text:s text:c="6"/>├── g98/</text:p>
      <text:p text:style-name="P1">│ <text:s text:c="2"/>│ <text:s text:c="2"/>│ <text:s text:c="6"/>│ <text:s text:c="2"/>├── expected</text:p>
      <text:p text:style-name="P1">│ <text:s text:c="2"/>│ <text:s text:c="2"/>│ <text:s text:c="6"/>│ <text:s text:c="2"/>├── g19-g98-g81.ngc</text:p>
      <text:p text:style-name="P1">│ <text:s text:c="2"/>│ <text:s text:c="2"/>│ <text:s text:c="6"/>│ <text:s text:c="2"/>└── test.sh</text:p>
      <text:p text:style-name="P1">│ <text:s text:c="2"/>│ <text:s text:c="2"/>│ <text:s text:c="6"/>└── g99/</text:p>
      <text:p text:style-name="P1">│ <text:s text:c="2"/>│ <text:s text:c="2"/>│ <text:s text:c="10"/>├── expected</text:p>
      <text:p text:style-name="P1">│ <text:s text:c="2"/>│ <text:s text:c="2"/>│ <text:s text:c="10"/>├── g19-g99-g81.ngc</text:p>
      <text:p text:style-name="P1">│ <text:s text:c="2"/>│ <text:s text:c="2"/>│ <text:s text:c="10"/>└── test.sh</text:p>
      <text:p text:style-name="P1">│ <text:s text:c="2"/>│ <text:s text:c="2"/>├── g84/</text:p>
      <text:p text:style-name="P1">│ <text:s text:c="2"/>│ <text:s text:c="2"/>│ <text:s text:c="2"/>├── g17/</text:p>
      <text:p text:style-name="P1">│ <text:s text:c="2"/>│ <text:s text:c="2"/>│ <text:s text:c="2"/>│ <text:s text:c="2"/>├── g98/</text:p>
      <text:p text:style-name="P1">│ <text:s text:c="2"/>│ <text:s text:c="2"/>│ <text:s text:c="2"/>│ <text:s text:c="2"/>│ <text:s text:c="2"/>├── expected</text:p>
      <text:p text:style-name="P1">│ <text:s text:c="2"/>│ <text:s text:c="2"/>│ <text:s text:c="2"/>│ <text:s text:c="2"/>│ <text:s text:c="2"/>├── g17-g98-g84.ngc</text:p>
      <text:p text:style-name="P1">│ <text:s text:c="2"/>│ <text:s text:c="2"/>│ <text:s text:c="2"/>│ <text:s text:c="2"/>│ <text:s text:c="2"/>└── test.sh*</text:p>
      <text:p text:style-name="P1">│ <text:s text:c="2"/>│ <text:s text:c="2"/>│ <text:s text:c="2"/>│ <text:s text:c="2"/>└── g99/</text:p>
      <text:p text:style-name="P1">│ <text:s text:c="2"/>│ <text:s text:c="2"/>│ <text:s text:c="2"/>│ <text:s text:c="6"/>├── expected</text:p>
      <text:p text:style-name="P1">│ <text:s text:c="2"/>│ <text:s text:c="2"/>│ <text:s text:c="2"/>│ <text:s text:c="6"/>├── g17-g99-g84.ngc</text:p>
      <text:p text:style-name="P1">│ <text:s text:c="2"/>│ <text:s text:c="2"/>│ <text:s text:c="2"/>│ <text:s text:c="6"/>└── test.sh</text:p>
      <text:p text:style-name="P1">│ <text:s text:c="2"/>│ <text:s text:c="2"/>│ <text:s text:c="2"/>├── g18/</text:p>
      <text:p text:style-name="P1">│ <text:s text:c="2"/>│ <text:s text:c="2"/>│ <text:s text:c="2"/>│ <text:s text:c="2"/>├── g98/</text:p>
      <text:p text:style-name="P1">│ <text:s text:c="2"/>│ <text:s text:c="2"/>│ <text:s text:c="2"/>│ <text:s text:c="2"/>│ <text:s text:c="2"/>├── expected</text:p>
      <text:p text:style-name="P1">│ <text:s text:c="2"/>│ <text:s text:c="2"/>│ <text:s text:c="2"/>│ <text:s text:c="2"/>│ <text:s text:c="2"/>├── g18-g98-g84.ngc</text:p>
      <text:p text:style-name="P1">│ <text:s text:c="2"/>│ <text:s text:c="2"/>│ <text:s text:c="2"/>│ <text:s text:c="2"/>│ <text:s text:c="2"/>└── test.sh</text:p>
      <text:p text:style-name="P1">│ <text:s text:c="2"/>│ <text:s text:c="2"/>│ <text:s text:c="2"/>│ <text:s text:c="2"/>└── g99/</text:p>
      <text:p text:style-name="P1">│ <text:s text:c="2"/>│ <text:s text:c="2"/>│ <text:s text:c="2"/>│ <text:s text:c="6"/>├── expected</text:p>
      <text:p text:style-name="P1">│ <text:s text:c="2"/>│ <text:s text:c="2"/>│ <text:s text:c="2"/>│ <text:s text:c="6"/>├── g18-g99-g84.ngc</text:p>
      <text:p text:style-name="P1">│ <text:s text:c="2"/>│ <text:s text:c="2"/>│ <text:s text:c="2"/>│ <text:s text:c="6"/>└── test.sh</text:p>
      <text:p text:style-name="P1">│ <text:s text:c="2"/>│ <text:s text:c="2"/>│ <text:s text:c="2"/>└── g19/</text:p>
      <text:p text:style-name="P1">│ <text:s text:c="2"/>│ <text:s text:c="2"/>│ <text:s text:c="6"/>├── g98/</text:p>
      <text:p text:style-name="P1">│ <text:s text:c="2"/>│ <text:s text:c="2"/>│ <text:s text:c="6"/>│ <text:s text:c="2"/>├── expected</text:p>
      <text:p text:style-name="P1">│ <text:s text:c="2"/>│ <text:s text:c="2"/>│ <text:s text:c="6"/>│ <text:s text:c="2"/>├── g19-g98-g84.ngc</text:p>
      <text:p text:style-name="P1">│ <text:s text:c="2"/>│ <text:s text:c="2"/>│ <text:s text:c="6"/>│ <text:s text:c="2"/>└── test.sh</text:p>
      <text:p text:style-name="P1">│ <text:s text:c="2"/>│ <text:s text:c="2"/>│ <text:s text:c="6"/>└── g99/</text:p>
      <text:p text:style-name="P1">│ <text:s text:c="2"/>│ <text:s text:c="2"/>│ <text:s text:c="10"/>├── expected</text:p>
      <text:p text:style-name="P1">│ <text:s text:c="2"/>│ <text:s text:c="2"/>│ <text:s text:c="10"/>├── g19-g99-g84.ngc</text:p>
      <text:p text:style-name="P1">│ <text:s text:c="2"/>│ <text:s text:c="2"/>│ <text:s text:c="10"/>└── test.sh</text:p>
      <text:p text:style-name="P1">│ <text:s text:c="2"/>│ <text:s text:c="2"/>├── good/</text:p>
      <text:p text:style-name="P1">│ <text:s text:c="2"/>│ <text:s text:c="2"/>│ <text:s text:c="2"/>├── checkresult*</text:p>
      <text:p text:style-name="P1">│ <text:s text:c="2"/>│ <text:s text:c="2"/>│ <text:s text:c="2"/>├── .gitignore</text:p>
      <text:p text:style-name="P1">│ <text:s text:c="2"/>│ <text:s text:c="2"/>│ <text:s text:c="2"/>├── good-arc.big.imperial.center-format.ngc</text:p>
      <text:p text:style-name="P1">│ <text:s text:c="2"/>│ <text:s text:c="2"/>│ <text:s text:c="2"/>├── good-arc.big.imperial.center-format.ngc.expected</text:p>
      <text:p text:style-name="P1">│ <text:s text:c="2"/>│ <text:s text:c="2"/>│ <text:s text:c="2"/>├── good-arc.big.metric.center-format.ngc</text:p>
      <text:p text:style-name="P1">│ <text:s text:c="2"/>│ <text:s text:c="2"/>│ <text:s text:c="2"/>├── good-arc.big.metric.center-format.ngc.expected</text:p>
      <text:p text:style-name="P1">│ <text:s text:c="2"/>│ <text:s text:c="2"/>│ <text:s text:c="2"/>├── good-arc.medium.imperial.center-format.ngc</text:p>
      <text:p text:style-name="P1">│ <text:s text:c="2"/>│ <text:s text:c="2"/>│ <text:s text:c="2"/>├── good-arc.medium.imperial.center-format.ngc.expected</text:p>
      <text:p text:style-name="P1">│ <text:s text:c="2"/>│ <text:s text:c="2"/>│ <text:s text:c="2"/>├── good-arc.medium.metric.center-format.ngc</text:p>
      <text:p text:style-name="P1"><text:soft-page-break/>│ <text:s text:c="2"/>│ <text:s text:c="2"/>│ <text:s text:c="2"/>├── good-arc.medium.metric.center-format.ngc.expected</text:p>
      <text:p text:style-name="P1">│ <text:s text:c="2"/>│ <text:s text:c="2"/>│ <text:s text:c="2"/>├── good-arc.small.imperial.center-format.ngc</text:p>
      <text:p text:style-name="P1">│ <text:s text:c="2"/>│ <text:s text:c="2"/>│ <text:s text:c="2"/>├── good-arc.small.imperial.center-format.ngc.expected</text:p>
      <text:p text:style-name="P1">│ <text:s text:c="2"/>│ <text:s text:c="2"/>│ <text:s text:c="2"/>├── good-arc.small.metric.center-format.ngc</text:p>
      <text:p text:style-name="P1">│ <text:s text:c="2"/>│ <text:s text:c="2"/>│ <text:s text:c="2"/>├── good-arc.small.metric.center-format.ngc.expected</text:p>
      <text:p text:style-name="P1">│ <text:s text:c="2"/>│ <text:s text:c="2"/>│ <text:s text:c="2"/>├── README</text:p>
      <text:p text:style-name="P1">│ <text:s text:c="2"/>│ <text:s text:c="2"/>│ <text:s text:c="2"/>└── test*</text:p>
      <text:p text:style-name="P1">│ <text:s text:c="2"/>│ <text:s text:c="2"/>├── iniparam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*</text:p>
      <text:p text:style-name="P1">│ <text:s text:c="2"/>│ <text:s text:c="2"/>├── iniparam-failassign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*</text:p>
      <text:p text:style-name="P1">│ <text:s text:c="2"/>│ <text:s text:c="2"/>├── inside-corners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inverse-time-with-comp/</text:p>
      <text:p text:style-name="P1">│ <text:s text:c="2"/>│ <text:s text:c="2"/>│ <text:s text:c="2"/>├── expected</text:p>
      <text:p text:style-name="P1">│ <text:s text:c="2"/>│ <text:s text:c="2"/>│ <text:s text:c="2"/>├── inverse.ngc</text:p>
      <text:p text:style-name="P1">│ <text:s text:c="2"/>│ <text:s text:c="2"/>│ <text:s text:c="2"/>├── README</text:p>
      <text:p text:style-name="P1">│ <text:s text:c="2"/>│ <text:s text:c="2"/>│ <text:s text:c="2"/>└── test.sh</text:p>
      <text:p text:style-name="P1">│ <text:s text:c="2"/>│ <text:s text:c="2"/>├── m19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m98m99/</text:p>
      <text:p text:style-name="P1">│ <text:s text:c="2"/>│ <text:s text:c="2"/>│ <text:s text:c="2"/>├── 01-basic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├── 02-variabl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├── 03-error-M98-no-P-word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├── 04-M98-but-no-sub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*</text:p>
      <text:p text:style-name="P1">│ <text:s text:c="2"/>│ <text:s text:c="2"/>│ <text:s text:c="2"/>├── 05-M98-loop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<text:soft-page-break/>│ <text:s text:c="2"/>│ <text:s text:c="2"/>│ <text:s text:c="2"/>│ <text:s text:c="2"/>└── test.sh</text:p>
      <text:p text:style-name="P1">│ <text:s text:c="2"/>│ <text:s text:c="2"/>│ <text:s text:c="2"/>├── 06-error-mixed-sub-styl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O...-called-with-O..._call.ngc</text:p>
      <text:p text:style-name="P1">│ <text:s text:c="2"/>│ <text:s text:c="2"/>│ <text:s text:c="2"/>│ <text:s text:c="2"/>├── O...-ended-with-O..._endsub.ngc</text:p>
      <text:p text:style-name="P1">│ <text:s text:c="2"/>│ <text:s text:c="2"/>│ <text:s text:c="2"/>│ <text:s text:c="2"/>├── O...-sub-called-with-M98.ngc</text:p>
      <text:p text:style-name="P1">│ <text:s text:c="2"/>│ <text:s text:c="2"/>│ <text:s text:c="2"/>│ <text:s text:c="2"/>├── O...-sub-ended-with-M99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├── 07-nested-sub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├── 08-sub-follows-main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├── 09-disable-fanuc-sub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-fanuc.ini</text:p>
      <text:p text:style-name="P1">│ <text:s text:c="2"/>│ <text:s text:c="2"/>│ <text:s text:c="2"/>│ <text:s text:c="2"/>├── test-fanuc.ngc</text:p>
      <text:p text:style-name="P1">│ <text:s text:c="2"/>│ <text:s text:c="2"/>│ <text:s text:c="2"/>│ <text:s text:c="2"/>├── test-no-fanuc.ini</text:p>
      <text:p text:style-name="P1">│ <text:s text:c="2"/>│ <text:s text:c="2"/>│ <text:s text:c="2"/>│ <text:s text:c="2"/>├── test-rs274ngc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├── 10-M98-P001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├── 11-main-program-oword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-illegal-end-main-with-eof.ngc</text:p>
      <text:p text:style-name="P1">│ <text:s text:c="2"/>│ <text:s text:c="2"/>│ <text:s text:c="2"/>│ <text:s text:c="2"/>├── test-illegal-no-m30-before-osub.ngc</text:p>
      <text:p text:style-name="P1">│ <text:s text:c="2"/>│ <text:s text:c="2"/>│ <text:s text:c="2"/>│ <text:s text:c="2"/>├── test-illegal-sub-after-percent.ngc</text:p>
      <text:p text:style-name="P1">│ <text:s text:c="2"/>│ <text:s text:c="2"/>│ <text:s text:c="2"/>│ <text:s text:c="2"/>├── test-legal-end-main-with-m02.ngc</text:p>
      <text:p text:style-name="P1">│ <text:s text:c="2"/>│ <text:s text:c="2"/>│ <text:s text:c="2"/>│ <text:s text:c="2"/>├── test-legal-end-main-with-m2.ngc</text:p>
      <text:p text:style-name="P1">│ <text:s text:c="2"/>│ <text:s text:c="2"/>│ <text:s text:c="2"/>│ <text:s text:c="2"/>├── test-legal-end-main-with-m30.ngc</text:p>
      <text:p text:style-name="P1">│ <text:s text:c="2"/>│ <text:s text:c="2"/>│ <text:s text:c="2"/>│ <text:s text:c="2"/>├── test-legal-end-main-with-percent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├── 12-M99-endless-main-program/</text:p>
      <text:p text:style-name="P1">│ <text:s text:c="2"/>│ <text:s text:c="2"/>│ <text:s text:c="2"/>│ <text:s text:c="2"/>├── checkresult*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expected.motion-logger</text:p>
      <text:p text:style-name="P1">│ <text:s text:c="2"/>│ <text:s text:c="2"/>│ <text:s text:c="2"/>│ <text:s text:c="2"/>├── .gitignore</text:p>
      <text:p text:style-name="P1">│ <text:s text:c="2"/>│ <text:s text:c="2"/>│ <text:s text:c="2"/>│ <text:s text:c="2"/>├── mock-motion.hal</text:p>
      <text:p text:style-name="P1">│ <text:s text:c="2"/>│ <text:s text:c="2"/>│ <text:s text:c="2"/>│ <text:s text:c="2"/>├── motion-logger.ini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├── test.sh*</text:p>
      <text:p text:style-name="P1">│ <text:s text:c="2"/>│ <text:s text:c="2"/>│ <text:s text:c="2"/>│ <text:s text:c="2"/>└── test-ui.py*</text:p>
      <text:p text:style-name="P1">│ <text:s text:c="2"/>│ <text:s text:c="2"/>│ <text:s text:c="2"/>├── 13-named-program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-named.ngc</text:p>
      <text:p text:style-name="P1">│ <text:s text:c="2"/>│ <text:s text:c="2"/>│ <text:s text:c="2"/>│ <text:s text:c="2"/>├── test-numbered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└── 14-o-expression-call/</text:p>
      <text:p text:style-name="P1">│ <text:s text:c="2"/>│ <text:s text:c="2"/>│ <text:s text:c="6"/>├── expected</text:p>
      <text:p text:style-name="P1">│ <text:s text:c="2"/>│ <text:s text:c="2"/>│ <text:s text:c="6"/>├── test.ngc</text:p>
      <text:p text:style-name="P1"><text:soft-page-break/>│ <text:s text:c="2"/>│ <text:s text:c="2"/>│ <text:s text:c="6"/>└── test.sh</text:p>
      <text:p text:style-name="P1">│ <text:s text:c="2"/>│ <text:s text:c="2"/>├── mdi-oword-m66/</text:p>
      <text:p text:style-name="P1">│ <text:s text:c="2"/>│ <text:s text:c="2"/>│ <text:s text:c="2"/>├── checkresult*</text:p>
      <text:p text:style-name="P1">│ <text:s text:c="2"/>│ <text:s text:c="2"/>│ <text:s text:c="2"/>├── .gitignore</text:p>
      <text:p text:style-name="P1">│ <text:s text:c="2"/>│ <text:s text:c="2"/>│ <text:s text:c="2"/>├── interp.ini</text:p>
      <text:p text:style-name="P1">│ <text:s text:c="2"/>│ <text:s text:c="2"/>│ <text:s text:c="2"/>├── simpockets.tbl</text:p>
      <text:p text:style-name="P1">│ <text:s text:c="2"/>│ <text:s text:c="2"/>│ <text:s text:c="2"/>├── subs/</text:p>
      <text:p text:style-name="P1">│ <text:s text:c="2"/>│ <text:s text:c="2"/>│ <text:s text:c="2"/>│ <text:s text:c="2"/>└── obug.ngc</text:p>
      <text:p text:style-name="P1">│ <text:s text:c="2"/>│ <text:s text:c="2"/>│ <text:s text:c="2"/>├── test.sh*</text:p>
      <text:p text:style-name="P1">│ <text:s text:c="2"/>│ <text:s text:c="2"/>│ <text:s text:c="2"/>└── test-ui.py*</text:p>
      <text:p text:style-name="P1">│ <text:s text:c="2"/>│ <text:s text:c="2"/>├── namedparam-bug424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oword-bug315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oword-bug315-p2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oword-mdi-sub-update/</text:p>
      <text:p text:style-name="P1">│ <text:s text:c="2"/>│ <text:s text:c="2"/>│ <text:s text:c="2"/>├── checkresult*</text:p>
      <text:p text:style-name="P1">│ <text:s text:c="2"/>│ <text:s text:c="2"/>│ <text:s text:c="2"/>├── edit.sh*</text:p>
      <text:p text:style-name="P1">│ <text:s text:c="2"/>│ <text:s text:c="2"/>│ <text:s text:c="2"/>├── .gitignore</text:p>
      <text:p text:style-name="P1">│ <text:s text:c="2"/>│ <text:s text:c="2"/>│ <text:s text:c="2"/>├── interp.ini</text:p>
      <text:p text:style-name="P1">│ <text:s text:c="2"/>│ <text:s text:c="2"/>│ <text:s text:c="2"/>├── README</text:p>
      <text:p text:style-name="P1">│ <text:s text:c="2"/>│ <text:s text:c="2"/>│ <text:s text:c="2"/>├── simpockets.tbl</text:p>
      <text:p text:style-name="P1">│ <text:s text:c="2"/>│ <text:s text:c="2"/>│ <text:s text:c="2"/>├── subs/</text:p>
      <text:p text:style-name="P1">│ <text:s text:c="2"/>│ <text:s text:c="2"/>│ <text:s text:c="2"/>│ <text:s text:c="2"/>└── test1-orig.ngc</text:p>
      <text:p text:style-name="P1">│ <text:s text:c="2"/>│ <text:s text:c="2"/>│ <text:s text:c="2"/>├── test.sh*</text:p>
      <text:p text:style-name="P1">│ <text:s text:c="2"/>│ <text:s text:c="2"/>│ <text:s text:c="2"/>└── test-ui.py*</text:p>
      <text:p text:style-name="P1">│ <text:s text:c="2"/>│ <text:s text:c="2"/>├── oword-unwind/</text:p>
      <text:p text:style-name="P1">│ <text:s text:c="2"/>│ <text:s text:c="2"/>│ <text:s text:c="2"/>├── expected</text:p>
      <text:p text:style-name="P1">│ <text:s text:c="2"/>│ <text:s text:c="2"/>│ <text:s text:c="2"/>├── expected.pre-failed-oword-patch</text:p>
      <text:p text:style-name="P1">│ <text:s text:c="2"/>│ <text:s text:c="2"/>│ <text:s text:c="2"/>├── fail.ngc</text:p>
      <text:p text:style-name="P1">│ <text:s text:c="2"/>│ <text:s text:c="2"/>│ <text:s text:c="2"/>├── README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plug/</text:p>
      <text:p text:style-name="P1">│ <text:s text:c="2"/>│ <text:s text:c="2"/>│ <text:s text:c="2"/>├── canon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└── test.sh</text:p>
      <text:p text:style-name="P1">│ <text:s text:c="2"/>│ <text:s text:c="2"/>├── pymove/</text:p>
      <text:p text:style-name="P1">│ <text:s text:c="2"/>│ <text:s text:c="2"/>│ <text:s text:c="2"/>├── expected</text:p>
      <text:p text:style-name="P1">│ <text:s text:c="2"/>│ <text:s text:c="2"/>│ <text:s text:c="2"/>├── oword.py</text:p>
      <text:p text:style-name="P1">│ <text:s text:c="2"/>│ <text:s text:c="2"/>│ <text:s text:c="2"/>├── README</text:p>
      <text:p text:style-name="P1">│ <text:s text:c="2"/>│ <text:s text:c="2"/>│ <text:s text:c="2"/>├── subs.py</text:p>
      <text:p text:style-name="P1">│ <text:s text:c="2"/>│ <text:s text:c="2"/>│ <text:s text:c="2"/>├── test.ini</text:p>
      <text:p text:style-name="P1"><text:soft-page-break/>│ <text:s text:c="2"/>│ <text:s text:c="2"/>│ <text:s text:c="2"/>├── test.ngc</text:p>
      <text:p text:style-name="P1">│ <text:s text:c="2"/>│ <text:s text:c="2"/>│ <text:s text:c="2"/>└── test.sh*</text:p>
      <text:p text:style-name="P1">│ <text:s text:c="2"/>│ <text:s text:c="2"/>├── python/</text:p>
      <text:p text:style-name="P1">│ <text:s text:c="2"/>│ <text:s text:c="2"/>│ <text:s text:c="2"/>└── error/</text:p>
      <text:p text:style-name="P1">│ <text:s text:c="2"/>│ <text:s text:c="2"/>│ <text:s text:c="6"/>├── canon.py</text:p>
      <text:p text:style-name="P1">│ <text:s text:c="2"/>│ <text:s text:c="2"/>│ <text:s text:c="6"/>├── checkresult*</text:p>
      <text:p text:style-name="P1">│ <text:s text:c="2"/>│ <text:s text:c="2"/>│ <text:s text:c="6"/>├── error.ngc</text:p>
      <text:p text:style-name="P1">│ <text:s text:c="2"/>│ <text:s text:c="2"/>│ <text:s text:c="6"/>└── test.sh*</text:p>
      <text:p text:style-name="P1">│ <text:s text:c="2"/>│ <text:s text:c="2"/>├── python-self/</text:p>
      <text:p text:style-name="P1">│ <text:s text:c="2"/>│ <text:s text:c="2"/>│ <text:s text:c="2"/>├── expected</text:p>
      <text:p text:style-name="P1">│ <text:s text:c="2"/>│ <text:s text:c="2"/>│ <text:s text:c="2"/>├── oword.py</text:p>
      <text:p text:style-name="P1">│ <text:s text:c="2"/>│ <text:s text:c="2"/>│ <text:s text:c="2"/>├── README</text:p>
      <text:p text:style-name="P1">│ <text:s text:c="2"/>│ <text:s text:c="2"/>│ <text:s text:c="2"/>├── subs.py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*</text:p>
      <text:p text:style-name="P1">│ <text:s text:c="2"/>│ <text:s text:c="2"/>├── return-value/</text:p>
      <text:p text:style-name="P1">│ <text:s text:c="2"/>│ <text:s text:c="2"/>│ <text:s text:c="2"/>├── expected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sequence-number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rm400.ngc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subroutine-return/</text:p>
      <text:p text:style-name="P1">│ <text:s text:c="2"/>│ <text:s text:c="2"/>│ <text:s text:c="2"/>├── checkresult*</text:p>
      <text:p text:style-name="P1">│ <text:s text:c="2"/>│ <text:s text:c="2"/>│ <text:s text:c="2"/>├── .gitignore</text:p>
      <text:p text:style-name="P1">│ <text:s text:c="2"/>│ <text:s text:c="2"/>│ <text:s text:c="2"/>├── interp.ini</text:p>
      <text:p text:style-name="P1">│ <text:s text:c="2"/>│ <text:s text:c="2"/>│ <text:s text:c="2"/>├── orig.ngc</text:p>
      <text:p text:style-name="P1">│ <text:s text:c="2"/>│ <text:s text:c="2"/>│ <text:s text:c="2"/>├── simpockets.tbl</text:p>
      <text:p text:style-name="P1">│ <text:s text:c="2"/>│ <text:s text:c="2"/>│ <text:s text:c="2"/>├── subs/</text:p>
      <text:p text:style-name="P1">│ <text:s text:c="2"/>│ <text:s text:c="2"/>│ <text:s text:c="2"/>│ <text:s text:c="2"/>└── orig-sub.ngc</text:p>
      <text:p text:style-name="P1">│ <text:s text:c="2"/>│ <text:s text:c="2"/>│ <text:s text:c="2"/>├── test.sh*</text:p>
      <text:p text:style-name="P1">│ <text:s text:c="2"/>│ <text:s text:c="2"/>│ <text:s text:c="2"/>└── test-ui.py*</text:p>
      <text:p text:style-name="P1">│ <text:s text:c="2"/>│ <text:s text:c="2"/>├── subs-follow-main/</text:p>
      <text:p text:style-name="P1">│ <text:s text:c="2"/>│ <text:s text:c="2"/>│ <text:s text:c="2"/>├── expected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└── value-returned/</text:p>
      <text:p text:style-name="P1">│ <text:s text:c="2"/>│ <text:s text:c="6"/>├── expected</text:p>
      <text:p text:style-name="P1">│ <text:s text:c="2"/>│ <text:s text:c="6"/>├── oword.py</text:p>
      <text:p text:style-name="P1">│ <text:s text:c="2"/>│ <text:s text:c="6"/>├── README</text:p>
      <text:p text:style-name="P1">│ <text:s text:c="2"/>│ <text:s text:c="6"/>├── subs.py</text:p>
      <text:p text:style-name="P1">│ <text:s text:c="2"/>│ <text:s text:c="6"/>├── test.ini</text:p>
      <text:p text:style-name="P1">│ <text:s text:c="2"/>│ <text:s text:c="6"/>├── test.ngc</text:p>
      <text:p text:style-name="P1">│ <text:s text:c="2"/>│ <text:s text:c="6"/>└── test.sh*</text:p>
      <text:p text:style-name="P1">│ <text:s text:c="2"/>├── io-startup/</text:p>
      <text:p text:style-name="P1">│ <text:s text:c="2"/>│ <text:s text:c="2"/>├── checkresult*</text:p>
      <text:p text:style-name="P1">│ <text:s text:c="2"/>│ <text:s text:c="2"/>├── .gitignore</text:p>
      <text:p text:style-name="P1">│ <text:s text:c="2"/>│ <text:s text:c="2"/>├── nonrandom/</text:p>
      <text:p text:style-name="P1">│ <text:s text:c="2"/>│ <text:s text:c="2"/>│ <text:s text:c="2"/>├── no-tool-in-P0/</text:p>
      <text:p text:style-name="P1">│ <text:s text:c="2"/>│ <text:s text:c="2"/>│ <text:s text:c="2"/>│ <text:s text:c="2"/>├── checkresult -&gt; ../../checkresult*</text:p>
      <text:p text:style-name="P1"><text:soft-page-break/>│ <text:s text:c="2"/>│ <text:s text:c="2"/>│ <text:s text:c="2"/>│ <text:s text:c="2"/>├── expected-startup-tool-number</text:p>
      <text:p text:style-name="P1">│ <text:s text:c="2"/>│ <text:s text:c="2"/>│ <text:s text:c="2"/>│ <text:s text:c="2"/>├── test.ini -&gt; ../test.ini</text:p>
      <text:p text:style-name="P1">│ <text:s text:c="2"/>│ <text:s text:c="2"/>│ <text:s text:c="2"/>│ <text:s text:c="2"/>├── test.sh -&gt; ../../shared-test.sh*</text:p>
      <text:p text:style-name="P1">│ <text:s text:c="2"/>│ <text:s text:c="2"/>│ <text:s text:c="2"/>│ <text:s text:c="2"/>└── tool.tbl.original</text:p>
      <text:p text:style-name="P1">│ <text:s text:c="2"/>│ <text:s text:c="2"/>│ <text:s text:c="2"/>├── test.ini</text:p>
      <text:p text:style-name="P1">│ <text:s text:c="2"/>│ <text:s text:c="2"/>│ <text:s text:c="2"/>└── tool-in-P0/</text:p>
      <text:p text:style-name="P1">│ <text:s text:c="2"/>│ <text:s text:c="2"/>│ <text:s text:c="6"/>├── checkresult -&gt; ../../checkresult*</text:p>
      <text:p text:style-name="P1">│ <text:s text:c="2"/>│ <text:s text:c="2"/>│ <text:s text:c="6"/>├── expected-startup-tool-number</text:p>
      <text:p text:style-name="P1">│ <text:s text:c="2"/>│ <text:s text:c="2"/>│ <text:s text:c="6"/>├── test.ini -&gt; ../test.ini</text:p>
      <text:p text:style-name="P1">│ <text:s text:c="2"/>│ <text:s text:c="2"/>│ <text:s text:c="6"/>├── test.sh -&gt; ../../shared-test.sh*</text:p>
      <text:p text:style-name="P1">│ <text:s text:c="2"/>│ <text:s text:c="2"/>│ <text:s text:c="6"/>└── tool.tbl.original</text:p>
      <text:p text:style-name="P1">│ <text:s text:c="2"/>│ <text:s text:c="2"/>├── postgui.hal</text:p>
      <text:p text:style-name="P1">│ <text:s text:c="2"/>│ <text:s text:c="2"/>├── random/</text:p>
      <text:p text:style-name="P1">│ <text:s text:c="2"/>│ <text:s text:c="2"/>│ <text:s text:c="2"/>├── no-tool-in-P0/</text:p>
      <text:p text:style-name="P1">│ <text:s text:c="2"/>│ <text:s text:c="2"/>│ <text:s text:c="2"/>│ <text:s text:c="2"/>├── checkresult -&gt; ../../checkresult*</text:p>
      <text:p text:style-name="P1">│ <text:s text:c="2"/>│ <text:s text:c="2"/>│ <text:s text:c="2"/>│ <text:s text:c="2"/>├── expected-startup-tool-number</text:p>
      <text:p text:style-name="P1">│ <text:s text:c="2"/>│ <text:s text:c="2"/>│ <text:s text:c="2"/>│ <text:s text:c="2"/>├── test.ini -&gt; ../test.ini</text:p>
      <text:p text:style-name="P1">│ <text:s text:c="2"/>│ <text:s text:c="2"/>│ <text:s text:c="2"/>│ <text:s text:c="2"/>├── test.sh -&gt; ../../shared-test.sh*</text:p>
      <text:p text:style-name="P1">│ <text:s text:c="2"/>│ <text:s text:c="2"/>│ <text:s text:c="2"/>│ <text:s text:c="2"/>└── tool.tbl.original</text:p>
      <text:p text:style-name="P1">│ <text:s text:c="2"/>│ <text:s text:c="2"/>│ <text:s text:c="2"/>├── test.ini</text:p>
      <text:p text:style-name="P1">│ <text:s text:c="2"/>│ <text:s text:c="2"/>│ <text:s text:c="2"/>└── tool-in-P0/</text:p>
      <text:p text:style-name="P1">│ <text:s text:c="2"/>│ <text:s text:c="2"/>│ <text:s text:c="6"/>├── checkresult -&gt; ../../checkresult*</text:p>
      <text:p text:style-name="P1">│ <text:s text:c="2"/>│ <text:s text:c="2"/>│ <text:s text:c="6"/>├── expected-startup-tool-number</text:p>
      <text:p text:style-name="P1">│ <text:s text:c="2"/>│ <text:s text:c="2"/>│ <text:s text:c="6"/>├── test.ini -&gt; ../test.ini</text:p>
      <text:p text:style-name="P1">│ <text:s text:c="2"/>│ <text:s text:c="2"/>│ <text:s text:c="6"/>├── test.sh -&gt; ../../shared-test.sh*</text:p>
      <text:p text:style-name="P1">│ <text:s text:c="2"/>│ <text:s text:c="2"/>│ <text:s text:c="6"/>└── tool.tbl.original</text:p>
      <text:p text:style-name="P1">│ <text:s text:c="2"/>│ <text:s text:c="2"/>├── shared-test.sh*</text:p>
      <text:p text:style-name="P1">│ <text:s text:c="2"/>│ <text:s text:c="2"/>└── test-ui.py*</text:p>
      <text:p text:style-name="P1">│ <text:s text:c="2"/>├── lathe/</text:p>
      <text:p text:style-name="P1">│ <text:s text:c="2"/>│ <text:s text:c="2"/>├── checkresult*</text:p>
      <text:p text:style-name="P1">│ <text:s text:c="2"/>│ <text:s text:c="2"/>├── .gitignore</text:p>
      <text:p text:style-name="P1">│ <text:s text:c="2"/>│ <text:s text:c="2"/>├── lathe.ini</text:p>
      <text:p text:style-name="P1">│ <text:s text:c="2"/>│ <text:s text:c="2"/>├── test.sh*</text:p>
      <text:p text:style-name="P1">│ <text:s text:c="2"/>│ <text:s text:c="2"/>└── test-ui.py*</text:p>
      <text:p text:style-name="P1">│ <text:s text:c="2"/>├── limit3/</text:p>
      <text:p text:style-name="P1">│ <text:s text:c="2"/>│ <text:s text:c="2"/>├── checkresult*</text:p>
      <text:p text:style-name="P1">│ <text:s text:c="2"/>│ <text:s text:c="2"/>├── constraints/</text:p>
      <text:p text:style-name="P1">│ <text:s text:c="2"/>│ <text:s text:c="2"/>│ <text:s text:c="2"/>├── checkresult -&gt; ../checkresult*</text:p>
      <text:p text:style-name="P1">│ <text:s text:c="2"/>│ <text:s text:c="2"/>│ <text:s text:c="2"/>├── README.md</text:p>
      <text:p text:style-name="P1">│ <text:s text:c="2"/>│ <text:s text:c="2"/>│ <text:s text:c="2"/>└── test.hal</text:p>
      <text:p text:style-name="P1">│ <text:s text:c="2"/>│ <text:s text:c="2"/>├── limit-accel-and-max/</text:p>
      <text:p text:style-name="P1">│ <text:s text:c="2"/>│ <text:s text:c="2"/>│ <text:s text:c="2"/>├── expected</text:p>
      <text:p text:style-name="P1">│ <text:s text:c="2"/>│ <text:s text:c="2"/>│ <text:s text:c="2"/>└── test.hal</text:p>
      <text:p text:style-name="P1">│ <text:s text:c="2"/>│ <text:s text:c="2"/>├── limit-max-velocity/</text:p>
      <text:p text:style-name="P1">│ <text:s text:c="2"/>│ <text:s text:c="2"/>│ <text:s text:c="2"/>├── expected</text:p>
      <text:p text:style-name="P1">│ <text:s text:c="2"/>│ <text:s text:c="2"/>│ <text:s text:c="2"/>└── test.hal</text:p>
      <text:p text:style-name="P1">│ <text:s text:c="2"/>│ <text:s text:c="2"/>├── lock-on-input-and-limits/</text:p>
      <text:p text:style-name="P1">│ <text:s text:c="2"/>│ <text:s text:c="2"/>│ <text:s text:c="2"/>├── checkresult -&gt; ../checkresult*</text:p>
      <text:p text:style-name="P1">│ <text:s text:c="2"/>│ <text:s text:c="2"/>│ <text:s text:c="2"/>├── README</text:p>
      <text:p text:style-name="P1">│ <text:s text:c="2"/>│ <text:s text:c="2"/>│ <text:s text:c="2"/>└── test.hal</text:p>
      <text:p text:style-name="P1">│ <text:s text:c="2"/>│ <text:s text:c="2"/>├── min-max-overshoot/</text:p>
      <text:p text:style-name="P1">│ <text:s text:c="2"/>│ <text:s text:c="2"/>│ <text:s text:c="2"/>├── checkresult -&gt; ../checkresult*</text:p>
      <text:p text:style-name="P1">│ <text:s text:c="2"/>│ <text:s text:c="2"/>│ <text:s text:c="2"/>├── README</text:p>
      <text:p text:style-name="P1">│ <text:s text:c="2"/>│ <text:s text:c="2"/>│ <text:s text:c="2"/>└── test.hal</text:p>
      <text:p text:style-name="P1">│ <text:s text:c="2"/>│ <text:s text:c="2"/>├── runaway/</text:p>
      <text:p text:style-name="P1"><text:soft-page-break/>│ <text:s text:c="2"/>│ <text:s text:c="2"/>│ <text:s text:c="2"/>├── checkresult -&gt; ../checkresult*</text:p>
      <text:p text:style-name="P1">│ <text:s text:c="2"/>│ <text:s text:c="2"/>│ <text:s text:c="2"/>├── input</text:p>
      <text:p text:style-name="P1">│ <text:s text:c="2"/>│ <text:s text:c="2"/>│ <text:s text:c="2"/>├── README</text:p>
      <text:p text:style-name="P1">│ <text:s text:c="2"/>│ <text:s text:c="2"/>│ <text:s text:c="2"/>└── test.hal</text:p>
      <text:p text:style-name="P1">│ <text:s text:c="2"/>│ <text:s text:c="2"/>└── sunny-day/</text:p>
      <text:p text:style-name="P1">│ <text:s text:c="2"/>│ <text:s text:c="6"/>├── checkresult*</text:p>
      <text:p text:style-name="P1">│ <text:s text:c="2"/>│ <text:s text:c="6"/>├── README</text:p>
      <text:p text:style-name="P1">│ <text:s text:c="2"/>│ <text:s text:c="6"/>└── test.hal</text:p>
      <text:p text:style-name="P1">│ <text:s text:c="2"/>├── linuxcncrsh/</text:p>
      <text:p text:style-name="P1">│ <text:s text:c="2"/>│ <text:s text:c="2"/>├── checkresult*</text:p>
      <text:p text:style-name="P1">│ <text:s text:c="2"/>│ <text:s text:c="2"/>├── expected-gcode-output</text:p>
      <text:p text:style-name="P1">│ <text:s text:c="2"/>│ <text:s text:c="2"/>├── .gitignore</text:p>
      <text:p text:style-name="P1">│ <text:s text:c="2"/>│ <text:s text:c="2"/>├── linuxcncrsh-test.ini</text:p>
      <text:p text:style-name="P1">│ <text:s text:c="2"/>│ <text:s text:c="2"/>├── lots-of-gcode</text:p>
      <text:p text:style-name="P1">│ <text:s text:c="2"/>│ <text:s text:c="2"/>├── subs/</text:p>
      <text:p text:style-name="P1">│ <text:s text:c="2"/>│ <text:s text:c="2"/>│ <text:s text:c="2"/>└── M100*</text:p>
      <text:p text:style-name="P1">│ <text:s text:c="2"/>│ <text:s text:c="2"/>└── test.sh*</text:p>
      <text:p text:style-name="P1">│ <text:s text:c="2"/>├── linuxcncrsh-tcp/</text:p>
      <text:p text:style-name="P1">│ <text:s text:c="2"/>│ <text:s text:c="2"/>├── checkresult*</text:p>
      <text:p text:style-name="P1">│ <text:s text:c="2"/>│ <text:s text:c="2"/>├── expected-gcode-output</text:p>
      <text:p text:style-name="P1">│ <text:s text:c="2"/>│ <text:s text:c="2"/>├── .gitignore</text:p>
      <text:p text:style-name="P1">│ <text:s text:c="2"/>│ <text:s text:c="2"/>├── linuxcncrsh-test.ini</text:p>
      <text:p text:style-name="P1">│ <text:s text:c="2"/>│ <text:s text:c="2"/>├── lots-of-gcode</text:p>
      <text:p text:style-name="P1">│ <text:s text:c="2"/>│ <text:s text:c="2"/>├── subs/</text:p>
      <text:p text:style-name="P1">│ <text:s text:c="2"/>│ <text:s text:c="2"/>│ <text:s text:c="2"/>└── M100*</text:p>
      <text:p text:style-name="P1">│ <text:s text:c="2"/>│ <text:s text:c="2"/>├── tcp.nml</text:p>
      <text:p text:style-name="P1">│ <text:s text:c="2"/>│ <text:s text:c="2"/>└── test.sh*</text:p>
      <text:p text:style-name="P1">│ <text:s text:c="2"/>├── loadrt.1/</text:p>
      <text:p text:style-name="P1">│ <text:s text:c="2"/>│ <text:s text:c="2"/>├── expected</text:p>
      <text:p text:style-name="P1">│ <text:s text:c="2"/>│ <text:s text:c="2"/>└── test.hal</text:p>
      <text:p text:style-name="P1">│ <text:s text:c="2"/>├── loadrt.2/</text:p>
      <text:p text:style-name="P1">│ <text:s text:c="2"/>│ <text:s text:c="2"/>├── expected</text:p>
      <text:p text:style-name="P1">│ <text:s text:c="2"/>│ <text:s text:c="2"/>├── loadrt.hal</text:p>
      <text:p text:style-name="P1">│ <text:s text:c="2"/>│ <text:s text:c="2"/>└── test.sh</text:p>
      <text:p text:style-name="P1">│ <text:s text:c="2"/>├── lowlevel/</text:p>
      <text:p text:style-name="P1">│ <text:s text:c="2"/>│ <text:s text:c="2"/>└── mutex/</text:p>
      <text:p text:style-name="P1">│ <text:s text:c="2"/>│ <text:s text:c="6"/>├── expected</text:p>
      <text:p text:style-name="P1">│ <text:s text:c="2"/>│ <text:s text:c="6"/>├── test.c</text:p>
      <text:p text:style-name="P1">│ <text:s text:c="2"/>│ <text:s text:c="6"/>└── test.sh*</text:p>
      <text:p text:style-name="P1">│ <text:s text:c="2"/>├── m70-m73/</text:p>
      <text:p text:style-name="P1">│ <text:s text:c="2"/>│ <text:s text:c="2"/>├── m70m72-restore.0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m73autorestore.0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└── m73-flood-mist-restore.0/</text:p>
      <text:p text:style-name="P1">│ <text:s text:c="2"/>│ <text:s text:c="6"/>├── expected</text:p>
      <text:p text:style-name="P1">│ <text:s text:c="2"/>│ <text:s text:c="6"/>├── README</text:p>
      <text:p text:style-name="P1">│ <text:s text:c="2"/>│ <text:s text:c="6"/>├── test.ngc</text:p>
      <text:p text:style-name="P1">│ <text:s text:c="2"/>│ <text:s text:c="6"/>└── test.sh</text:p>
      <text:p text:style-name="P1"><text:soft-page-break/>│ <text:s text:c="2"/>├── mdi-queue/</text:p>
      <text:p text:style-name="P1">│ <text:s text:c="2"/>│ <text:s text:c="2"/>├── .gitignore</text:p>
      <text:p text:style-name="P1">│ <text:s text:c="2"/>│ <text:s text:c="2"/>├── linuxcncrsh-test.ini</text:p>
      <text:p text:style-name="P1">│ <text:s text:c="2"/>│ <text:s text:c="2"/>├── oword-queue-buster/</text:p>
      <text:p text:style-name="P1">│ <text:s text:c="2"/>│ <text:s text:c="2"/>│ <text:s text:c="2"/>├── checkresult -&gt; ../shared-checkresult*</text:p>
      <text:p text:style-name="P1">│ <text:s text:c="2"/>│ <text:s text:c="2"/>│ <text:s text:c="2"/>├── dummy.ngc</text:p>
      <text:p text:style-name="P1">│ <text:s text:c="2"/>│ <text:s text:c="2"/>│ <text:s text:c="2"/>├── linuxcncrsh-test.ini -&gt; ../linuxcncrsh-test.ini</text:p>
      <text:p text:style-name="P1">│ <text:s text:c="2"/>│ <text:s text:c="2"/>│ <text:s text:c="2"/>├── test.sh*</text:p>
      <text:p text:style-name="P1">│ <text:s text:c="2"/>│ <text:s text:c="2"/>│ <text:s text:c="2"/>└── tool.tbl -&gt; ../tool.tbl</text:p>
      <text:p text:style-name="P1">│ <text:s text:c="2"/>│ <text:s text:c="2"/>├── shared-checkresult*</text:p>
      <text:p text:style-name="P1">│ <text:s text:c="2"/>│ <text:s text:c="2"/>├── simple-queue-buster/</text:p>
      <text:p text:style-name="P1">│ <text:s text:c="2"/>│ <text:s text:c="2"/>│ <text:s text:c="2"/>├── checkresult -&gt; ../shared-checkresult*</text:p>
      <text:p text:style-name="P1">│ <text:s text:c="2"/>│ <text:s text:c="2"/>│ <text:s text:c="2"/>├── linuxcncrsh-test.ini -&gt; ../linuxcncrsh-test.ini</text:p>
      <text:p text:style-name="P1">│ <text:s text:c="2"/>│ <text:s text:c="2"/>│ <text:s text:c="2"/>├── test.sh*</text:p>
      <text:p text:style-name="P1">│ <text:s text:c="2"/>│ <text:s text:c="2"/>│ <text:s text:c="2"/>└── tool.tbl -&gt; ../tool.tbl</text:p>
      <text:p text:style-name="P1">│ <text:s text:c="2"/>│ <text:s text:c="2"/>├── subs/</text:p>
      <text:p text:style-name="P1">│ <text:s text:c="2"/>│ <text:s text:c="2"/>│ <text:s text:c="2"/>├── M100*</text:p>
      <text:p text:style-name="P1">│ <text:s text:c="2"/>│ <text:s text:c="2"/>│ <text:s text:c="2"/>└── queue-buster.ngc</text:p>
      <text:p text:style-name="P1">│ <text:s text:c="2"/>│ <text:s text:c="2"/>└── tool.tbl</text:p>
      <text:p text:style-name="P1">│ <text:s text:c="2"/>├── mdi-queue-length/</text:p>
      <text:p text:style-name="P1">│ <text:s text:c="2"/>│ <text:s text:c="2"/>├── checkresult*</text:p>
      <text:p text:style-name="P1">│ <text:s text:c="2"/>│ <text:s text:c="2"/>├── core_sim.hal</text:p>
      <text:p text:style-name="P1">│ <text:s text:c="2"/>│ <text:s text:c="2"/>├── .gitignore</text:p>
      <text:p text:style-name="P1">│ <text:s text:c="2"/>│ <text:s text:c="2"/>├── README</text:p>
      <text:p text:style-name="P1">│ <text:s text:c="2"/>│ <text:s text:c="2"/>├── test.ini</text:p>
      <text:p text:style-name="P1">│ <text:s text:c="2"/>│ <text:s text:c="2"/>├── test.sh*</text:p>
      <text:p text:style-name="P1">│ <text:s text:c="2"/>│ <text:s text:c="2"/>└── test-ui.py*</text:p>
      <text:p text:style-name="P1">│ <text:s text:c="2"/>├── mdi-while-queuebuster-waitflag/</text:p>
      <text:p text:style-name="P1">│ <text:s text:c="2"/>│ <text:s text:c="2"/>├── checkresult*</text:p>
      <text:p text:style-name="P1">│ <text:s text:c="2"/>│ <text:s text:c="2"/>├── core_sim.hal</text:p>
      <text:p text:style-name="P1">│ <text:s text:c="2"/>│ <text:s text:c="2"/>├── .gitignore</text:p>
      <text:p text:style-name="P1">│ <text:s text:c="2"/>│ <text:s text:c="2"/>├── README</text:p>
      <text:p text:style-name="P1">│ <text:s text:c="2"/>│ <text:s text:c="2"/>├── remap.py</text:p>
      <text:p text:style-name="P1">│ <text:s text:c="2"/>│ <text:s text:c="2"/>├── simpockets.tbl</text:p>
      <text:p text:style-name="P1">│ <text:s text:c="2"/>│ <text:s text:c="2"/>├── test.ini</text:p>
      <text:p text:style-name="P1">│ <text:s text:c="2"/>│ <text:s text:c="2"/>├── test.sh*</text:p>
      <text:p text:style-name="P1">│ <text:s text:c="2"/>│ <text:s text:c="2"/>├── test-ui.py*</text:p>
      <text:p text:style-name="P1">│ <text:s text:c="2"/>│ <text:s text:c="2"/>└── toplevel.py*</text:p>
      <text:p text:style-name="P1">│ <text:s text:c="2"/>├── modparam.0/</text:p>
      <text:p text:style-name="P1">│ <text:s text:c="2"/>│ <text:s text:c="2"/>├── expected</text:p>
      <text:p text:style-name="P1">│ <text:s text:c="2"/>│ <text:s text:c="2"/>└── test.hal</text:p>
      <text:p text:style-name="P1">│ <text:s text:c="2"/>├── module-loading/</text:p>
      <text:p text:style-name="P1">│ <text:s text:c="2"/>│ <text:s text:c="2"/>├── encoder/</text:p>
      <text:p text:style-name="P1">│ <text:s text:c="2"/>│ <text:s text:c="2"/>│ <text:s text:c="2"/>├── 1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8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<text:soft-page-break/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9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0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1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8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9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PIN_NAME_REGEX.names</text:p>
      <text:p text:style-name="P1">│ <text:s text:c="2"/>│ <text:s text:c="2"/>│ <text:s text:c="2"/>└── PIN_NAME_REGEX.num_chan</text:p>
      <text:p text:style-name="P1">│ <text:s text:c="2"/>│ <text:s text:c="2"/>├── encoder_ratio/</text:p>
      <text:p text:style-name="P1">│ <text:s text:c="2"/>│ <text:s text:c="2"/>│ <text:s text:c="2"/>├── 1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8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9-names/</text:p>
      <text:p text:style-name="P1"><text:soft-page-break/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0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1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8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9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PIN_NAME_REGEX.names</text:p>
      <text:p text:style-name="P1">│ <text:s text:c="2"/>│ <text:s text:c="2"/>│ <text:s text:c="2"/>└── PIN_NAME_REGEX.num_chan</text:p>
      <text:p text:style-name="P1">│ <text:s text:c="2"/>│ <text:s text:c="2"/>├── .gitignore</text:p>
      <text:p text:style-name="P1">│ <text:s text:c="2"/>│ <text:s text:c="2"/>├── or2/</text:p>
      <text:p text:style-name="P1">│ <text:s text:c="2"/>│ <text:s text:c="2"/>│ <text:s text:c="2"/>├── 0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16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1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<text:soft-page-break/>│ <text:s text:c="2"/>│ <text:s text:c="2"/>│ <text:s text:c="2"/>│ <text:s text:c="2"/>├── PIN_NAME_REGEX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count=1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count=16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count=17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└── README</text:p>
      <text:p text:style-name="P1">│ <text:s text:c="2"/>│ <text:s text:c="2"/>├── pid/</text:p>
      <text:p text:style-name="P1">│ <text:s text:c="2"/>│ <text:s text:c="2"/>│ <text:s text:c="2"/>├── 16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17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1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0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<text:soft-page-break/>│ <text:s text:c="2"/>│ <text:s text:c="2"/>│ <text:s text:c="2"/>├── num_chan=1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16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17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PIN_NAME_REGEX.names</text:p>
      <text:p text:style-name="P1">│ <text:s text:c="2"/>│ <text:s text:c="2"/>│ <text:s text:c="2"/>└── PIN_NAME_REGEX.num_chan</text:p>
      <text:p text:style-name="P1">│ <text:s text:c="2"/>│ <text:s text:c="2"/>├── rtapi-app-main-fails/</text:p>
      <text:p text:style-name="P1">│ <text:s text:c="2"/>│ <text:s text:c="2"/>│ <text:s text:c="2"/>├── checkresult*</text:p>
      <text:p text:style-name="P1">│ <text:s text:c="2"/>│ <text:s text:c="2"/>│ <text:s text:c="2"/>├── rtapi_app_main_fails.comp</text:p>
      <text:p text:style-name="P1">│ <text:s text:c="2"/>│ <text:s text:c="2"/>│ <text:s text:c="2"/>├── setup.hal</text:p>
      <text:p text:style-name="P1">│ <text:s text:c="2"/>│ <text:s text:c="2"/>│ <text:s text:c="2"/>└── test.sh</text:p>
      <text:p text:style-name="P1">│ <text:s text:c="2"/>│ <text:s text:c="2"/>├── shared-test.sh</text:p>
      <text:p text:style-name="P1">│ <text:s text:c="2"/>│ <text:s text:c="2"/>├── siggen/</text:p>
      <text:p text:style-name="P1">│ <text:s text:c="2"/>│ <text:s text:c="2"/>│ <text:s text:c="2"/>├── 16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17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1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0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<text:soft-page-break/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1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16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17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PIN_NAME_REGEX.names</text:p>
      <text:p text:style-name="P1">│ <text:s text:c="2"/>│ <text:s text:c="2"/>│ <text:s text:c="2"/>└── PIN_NAME_REGEX.num_chan</text:p>
      <text:p text:style-name="P1">│ <text:s text:c="2"/>│ <text:s text:c="2"/>└── sim_encoder/</text:p>
      <text:p text:style-name="P1">│ <text:s text:c="2"/>│ <text:s text:c="6"/>├── 1-names/</text:p>
      <text:p text:style-name="P1">│ <text:s text:c="2"/>│ <text:s text:c="6"/>│ <text:s text:c="2"/>├── expected</text:p>
      <text:p text:style-name="P1">│ <text:s text:c="2"/>│ <text:s text:c="6"/>│ <text:s text:c="2"/>├── NUM_PINS</text:p>
      <text:p text:style-name="P1">│ <text:s text:c="2"/>│ <text:s text:c="6"/>│ <text:s text:c="2"/>├── PIN_NAME_REGEX -&gt; ../PIN_NAME_REGEX.names</text:p>
      <text:p text:style-name="P1">│ <text:s text:c="2"/>│ <text:s text:c="6"/>│ <text:s text:c="2"/>├── RESULT</text:p>
      <text:p text:style-name="P1">│ <text:s text:c="2"/>│ <text:s text:c="6"/>│ <text:s text:c="2"/>├── setup.hal</text:p>
      <text:p text:style-name="P1">│ <text:s text:c="2"/>│ <text:s text:c="6"/>│ <text:s text:c="2"/>└── test.sh -&gt; ../../shared-test.sh</text:p>
      <text:p text:style-name="P1">│ <text:s text:c="2"/>│ <text:s text:c="6"/>├── 8-names/</text:p>
      <text:p text:style-name="P1">│ <text:s text:c="2"/>│ <text:s text:c="6"/>│ <text:s text:c="2"/>├── expected</text:p>
      <text:p text:style-name="P1">│ <text:s text:c="2"/>│ <text:s text:c="6"/>│ <text:s text:c="2"/>├── NUM_PINS</text:p>
      <text:p text:style-name="P1">│ <text:s text:c="2"/>│ <text:s text:c="6"/>│ <text:s text:c="2"/>├── PIN_NAME_REGEX -&gt; ../PIN_NAME_REGEX.names</text:p>
      <text:p text:style-name="P1">│ <text:s text:c="2"/>│ <text:s text:c="6"/>│ <text:s text:c="2"/>├── RESULT</text:p>
      <text:p text:style-name="P1">│ <text:s text:c="2"/>│ <text:s text:c="6"/>│ <text:s text:c="2"/>├── setup.hal</text:p>
      <text:p text:style-name="P1">│ <text:s text:c="2"/>│ <text:s text:c="6"/>│ <text:s text:c="2"/>└── test.sh -&gt; ../../shared-test.sh</text:p>
      <text:p text:style-name="P1">│ <text:s text:c="2"/>│ <text:s text:c="6"/>├── 9-names/</text:p>
      <text:p text:style-name="P1">│ <text:s text:c="2"/>│ <text:s text:c="6"/>│ <text:s text:c="2"/>├── expected</text:p>
      <text:p text:style-name="P1">│ <text:s text:c="2"/>│ <text:s text:c="6"/>│ <text:s text:c="2"/>├── NUM_PINS</text:p>
      <text:p text:style-name="P1">│ <text:s text:c="2"/>│ <text:s text:c="6"/>│ <text:s text:c="2"/>├── PIN_NAME_REGEX -&gt; ../PIN_NAME_REGEX.names</text:p>
      <text:p text:style-name="P1">│ <text:s text:c="2"/>│ <text:s text:c="6"/>│ <text:s text:c="2"/>├── RESULT</text:p>
      <text:p text:style-name="P1">│ <text:s text:c="2"/>│ <text:s text:c="6"/>│ <text:s text:c="2"/>├── setup.hal</text:p>
      <text:p text:style-name="P1">│ <text:s text:c="2"/>│ <text:s text:c="6"/>│ <text:s text:c="2"/>└── test.sh -&gt; ../../shared-test.sh</text:p>
      <text:p text:style-name="P1">│ <text:s text:c="2"/>│ <text:s text:c="6"/>├── num_chan=0/</text:p>
      <text:p text:style-name="P1">│ <text:s text:c="2"/>│ <text:s text:c="6"/>│ <text:s text:c="2"/>├── expected</text:p>
      <text:p text:style-name="P1">│ <text:s text:c="2"/>│ <text:s text:c="6"/>│ <text:s text:c="2"/>├── NUM_PINS</text:p>
      <text:p text:style-name="P1">│ <text:s text:c="2"/>│ <text:s text:c="6"/>│ <text:s text:c="2"/>├── PIN_NAME_REGEX -&gt; ../PIN_NAME_REGEX.num_chan</text:p>
      <text:p text:style-name="P1">│ <text:s text:c="2"/>│ <text:s text:c="6"/>│ <text:s text:c="2"/>├── RESULT</text:p>
      <text:p text:style-name="P1">│ <text:s text:c="2"/>│ <text:s text:c="6"/>│ <text:s text:c="2"/>├── setup.hal</text:p>
      <text:p text:style-name="P1">│ <text:s text:c="2"/>│ <text:s text:c="6"/>│ <text:s text:c="2"/>└── test.sh -&gt; ../../shared-test.sh</text:p>
      <text:p text:style-name="P1"><text:soft-page-break/>│ <text:s text:c="2"/>│ <text:s text:c="6"/>├── num_chan=1/</text:p>
      <text:p text:style-name="P1">│ <text:s text:c="2"/>│ <text:s text:c="6"/>│ <text:s text:c="2"/>├── expected</text:p>
      <text:p text:style-name="P1">│ <text:s text:c="2"/>│ <text:s text:c="6"/>│ <text:s text:c="2"/>├── NUM_PINS</text:p>
      <text:p text:style-name="P1">│ <text:s text:c="2"/>│ <text:s text:c="6"/>│ <text:s text:c="2"/>├── PIN_NAME_REGEX -&gt; ../PIN_NAME_REGEX.num_chan</text:p>
      <text:p text:style-name="P1">│ <text:s text:c="2"/>│ <text:s text:c="6"/>│ <text:s text:c="2"/>├── RESULT</text:p>
      <text:p text:style-name="P1">│ <text:s text:c="2"/>│ <text:s text:c="6"/>│ <text:s text:c="2"/>├── setup.hal</text:p>
      <text:p text:style-name="P1">│ <text:s text:c="2"/>│ <text:s text:c="6"/>│ <text:s text:c="2"/>└── test.sh -&gt; ../../shared-test.sh</text:p>
      <text:p text:style-name="P1">│ <text:s text:c="2"/>│ <text:s text:c="6"/>├── num_chan=8/</text:p>
      <text:p text:style-name="P1">│ <text:s text:c="2"/>│ <text:s text:c="6"/>│ <text:s text:c="2"/>├── expected</text:p>
      <text:p text:style-name="P1">│ <text:s text:c="2"/>│ <text:s text:c="6"/>│ <text:s text:c="2"/>├── NUM_PINS</text:p>
      <text:p text:style-name="P1">│ <text:s text:c="2"/>│ <text:s text:c="6"/>│ <text:s text:c="2"/>├── PIN_NAME_REGEX -&gt; ../PIN_NAME_REGEX.num_chan</text:p>
      <text:p text:style-name="P1">│ <text:s text:c="2"/>│ <text:s text:c="6"/>│ <text:s text:c="2"/>├── RESULT</text:p>
      <text:p text:style-name="P1">│ <text:s text:c="2"/>│ <text:s text:c="6"/>│ <text:s text:c="2"/>├── setup.hal</text:p>
      <text:p text:style-name="P1">│ <text:s text:c="2"/>│ <text:s text:c="6"/>│ <text:s text:c="2"/>└── test.sh -&gt; ../../shared-test.sh</text:p>
      <text:p text:style-name="P1">│ <text:s text:c="2"/>│ <text:s text:c="6"/>├── num_chan=9/</text:p>
      <text:p text:style-name="P1">│ <text:s text:c="2"/>│ <text:s text:c="6"/>│ <text:s text:c="2"/>├── expected</text:p>
      <text:p text:style-name="P1">│ <text:s text:c="2"/>│ <text:s text:c="6"/>│ <text:s text:c="2"/>├── NUM_PINS</text:p>
      <text:p text:style-name="P1">│ <text:s text:c="2"/>│ <text:s text:c="6"/>│ <text:s text:c="2"/>├── PIN_NAME_REGEX -&gt; ../PIN_NAME_REGEX.num_chan</text:p>
      <text:p text:style-name="P1">│ <text:s text:c="2"/>│ <text:s text:c="6"/>│ <text:s text:c="2"/>├── RESULT</text:p>
      <text:p text:style-name="P1">│ <text:s text:c="2"/>│ <text:s text:c="6"/>│ <text:s text:c="2"/>├── setup.hal</text:p>
      <text:p text:style-name="P1">│ <text:s text:c="2"/>│ <text:s text:c="6"/>│ <text:s text:c="2"/>└── test.sh -&gt; ../../shared-test.sh</text:p>
      <text:p text:style-name="P1">│ <text:s text:c="2"/>│ <text:s text:c="6"/>├── PIN_NAME_REGEX.names</text:p>
      <text:p text:style-name="P1">│ <text:s text:c="2"/>│ <text:s text:c="6"/>└── PIN_NAME_REGEX.num_chan</text:p>
      <text:p text:style-name="P1">│ <text:s text:c="2"/>├── motion/</text:p>
      <text:p text:style-name="P1">│ <text:s text:c="2"/>│ <text:s text:c="2"/>├── g0/</text:p>
      <text:p text:style-name="P1">│ <text:s text:c="2"/>│ <text:s text:c="2"/>│ <text:s text:c="2"/>├── checkresult*</text:p>
      <text:p text:style-name="P1">│ <text:s text:c="2"/>│ <text:s text:c="2"/>│ <text:s text:c="2"/>├── motion-test.hal</text:p>
      <text:p text:style-name="P1">│ <text:s text:c="2"/>│ <text:s text:c="2"/>│ <text:s text:c="2"/>├── motion-test.ini</text:p>
      <text:p text:style-name="P1">│ <text:s text:c="2"/>│ <text:s text:c="2"/>│ <text:s text:c="2"/>├── skip*</text:p>
      <text:p text:style-name="P1">│ <text:s text:c="2"/>│ <text:s text:c="2"/>│ <text:s text:c="2"/>└── test.sh*</text:p>
      <text:p text:style-name="P1">│ <text:s text:c="2"/>│ <text:s text:c="2"/>├── jogwheel-axis/</text:p>
      <text:p text:style-name="P1">│ <text:s text:c="2"/>│ <text:s text:c="2"/>│ <text:s text:c="2"/>├── checkresult*</text:p>
      <text:p text:style-name="P1">│ <text:s text:c="2"/>│ <text:s text:c="2"/>│ <text:s text:c="2"/>├── .gitignore</text:p>
      <text:p text:style-name="P1">│ <text:s text:c="2"/>│ <text:s text:c="2"/>│ <text:s text:c="2"/>├── motion-test.ini</text:p>
      <text:p text:style-name="P1">│ <text:s text:c="2"/>│ <text:s text:c="2"/>│ <text:s text:c="2"/>├── postgui.hal</text:p>
      <text:p text:style-name="P1">│ <text:s text:c="2"/>│ <text:s text:c="2"/>│ <text:s text:c="2"/>├── test.sh*</text:p>
      <text:p text:style-name="P1">│ <text:s text:c="2"/>│ <text:s text:c="2"/>│ <text:s text:c="2"/>└── test-ui.py*</text:p>
      <text:p text:style-name="P1">│ <text:s text:c="2"/>│ <text:s text:c="2"/>├── jogwheel-joint/</text:p>
      <text:p text:style-name="P1">│ <text:s text:c="2"/>│ <text:s text:c="2"/>│ <text:s text:c="2"/>├── checkresult*</text:p>
      <text:p text:style-name="P1">│ <text:s text:c="2"/>│ <text:s text:c="2"/>│ <text:s text:c="2"/>├── .gitignore</text:p>
      <text:p text:style-name="P1">│ <text:s text:c="2"/>│ <text:s text:c="2"/>│ <text:s text:c="2"/>├── motion-test.ini</text:p>
      <text:p text:style-name="P1">│ <text:s text:c="2"/>│ <text:s text:c="2"/>│ <text:s text:c="2"/>├── postgui.hal</text:p>
      <text:p text:style-name="P1">│ <text:s text:c="2"/>│ <text:s text:c="2"/>│ <text:s text:c="2"/>├── test.sh*</text:p>
      <text:p text:style-name="P1">│ <text:s text:c="2"/>│ <text:s text:c="2"/>│ <text:s text:c="2"/>└── test-ui.py*</text:p>
      <text:p text:style-name="P1">│ <text:s text:c="2"/>│ <text:s text:c="2"/>└── README</text:p>
      <text:p text:style-name="P1">│ <text:s text:c="2"/>├── motion-logger/</text:p>
      <text:p text:style-name="P1">│ <text:s text:c="2"/>│ <text:s text:c="2"/>├── basic/</text:p>
      <text:p text:style-name="P1">│ <text:s text:c="2"/>│ <text:s text:c="2"/>│ <text:s text:c="2"/>├── checkresult*</text:p>
      <text:p text:style-name="P1">│ <text:s text:c="2"/>│ <text:s text:c="2"/>│ <text:s text:c="2"/>├── expected.builtin-startup.in</text:p>
      <text:p text:style-name="P1">│ <text:s text:c="2"/>│ <text:s text:c="2"/>│ <text:s text:c="2"/>├── expected.g0</text:p>
      <text:p text:style-name="P1">│ <text:s text:c="2"/>│ <text:s text:c="2"/>│ <text:s text:c="2"/>├── expected.g1</text:p>
      <text:p text:style-name="P1">│ <text:s text:c="2"/>│ <text:s text:c="2"/>│ <text:s text:c="2"/>├── expected.reset</text:p>
      <text:p text:style-name="P1">│ <text:s text:c="2"/>│ <text:s text:c="2"/>│ <text:s text:c="2"/>├── expected.s</text:p>
      <text:p text:style-name="P1">│ <text:s text:c="2"/>│ <text:s text:c="2"/>│ <text:s text:c="2"/>├── g0.ngc</text:p>
      <text:p text:style-name="P1">│ <text:s text:c="2"/>│ <text:s text:c="2"/>│ <text:s text:c="2"/>├── g1.ngc</text:p>
      <text:p text:style-name="P1"><text:soft-page-break/>│ <text:s text:c="2"/>│ <text:s text:c="2"/>│ <text:s text:c="2"/>├── .gitignore</text:p>
      <text:p text:style-name="P1">│ <text:s text:c="2"/>│ <text:s text:c="2"/>│ <text:s text:c="2"/>├── mock-motion.hal</text:p>
      <text:p text:style-name="P1">│ <text:s text:c="2"/>│ <text:s text:c="2"/>│ <text:s text:c="2"/>├── README</text:p>
      <text:p text:style-name="P1">│ <text:s text:c="2"/>│ <text:s text:c="2"/>│ <text:s text:c="2"/>├── reset.ngc</text:p>
      <text:p text:style-name="P1">│ <text:s text:c="2"/>│ <text:s text:c="2"/>│ <text:s text:c="2"/>├── s.ngc</text:p>
      <text:p text:style-name="P1">│ <text:s text:c="2"/>│ <text:s text:c="2"/>│ <text:s text:c="2"/>├── test.ini</text:p>
      <text:p text:style-name="P1">│ <text:s text:c="2"/>│ <text:s text:c="2"/>│ <text:s text:c="2"/>├── test.sh*</text:p>
      <text:p text:style-name="P1">│ <text:s text:c="2"/>│ <text:s text:c="2"/>│ <text:s text:c="2"/>└── test-ui.py*</text:p>
      <text:p text:style-name="P1">│ <text:s text:c="2"/>│ <text:s text:c="2"/>├── mountaindew/</text:p>
      <text:p text:style-name="P1">│ <text:s text:c="2"/>│ <text:s text:c="2"/>│ <text:s text:c="2"/>├── checkresult*</text:p>
      <text:p text:style-name="P1">│ <text:s text:c="2"/>│ <text:s text:c="2"/>│ <text:s text:c="2"/>├── expected.motion-logger</text:p>
      <text:p text:style-name="P1">│ <text:s text:c="2"/>│ <text:s text:c="2"/>│ <text:s text:c="2"/>├── .gitignore</text:p>
      <text:p text:style-name="P1">│ <text:s text:c="2"/>│ <text:s text:c="2"/>│ <text:s text:c="2"/>├── mock-motion.hal</text:p>
      <text:p text:style-name="P1">│ <text:s text:c="2"/>│ <text:s text:c="2"/>│ <text:s text:c="2"/>├── mountaindew.ini</text:p>
      <text:p text:style-name="P1">│ <text:s text:c="2"/>│ <text:s text:c="2"/>│ <text:s text:c="2"/>├── mountaindew.ngc</text:p>
      <text:p text:style-name="P1">│ <text:s text:c="2"/>│ <text:s text:c="2"/>│ <text:s text:c="2"/>├── subs/</text:p>
      <text:p text:style-name="P1">│ <text:s text:c="2"/>│ <text:s text:c="2"/>│ <text:s text:c="2"/>│ <text:s text:c="2"/>└── m442.ngc</text:p>
      <text:p text:style-name="P1">│ <text:s text:c="2"/>│ <text:s text:c="2"/>│ <text:s text:c="2"/>├── test.sh*</text:p>
      <text:p text:style-name="P1">│ <text:s text:c="2"/>│ <text:s text:c="2"/>│ <text:s text:c="2"/>└── test-ui.py*</text:p>
      <text:p text:style-name="P1">│ <text:s text:c="2"/>│ <text:s text:c="2"/>└── startup-gcode-abort/</text:p>
      <text:p text:style-name="P1">│ <text:s text:c="2"/>│ <text:s text:c="6"/>├── checkresult*</text:p>
      <text:p text:style-name="P1">│ <text:s text:c="2"/>│ <text:s text:c="6"/>├── expected.motion-logger.in</text:p>
      <text:p text:style-name="P1">│ <text:s text:c="2"/>│ <text:s text:c="6"/>├── .gitignore</text:p>
      <text:p text:style-name="P1">│ <text:s text:c="2"/>│ <text:s text:c="6"/>├── mock-motion.hal</text:p>
      <text:p text:style-name="P1">│ <text:s text:c="2"/>│ <text:s text:c="6"/>├── nc_files/</text:p>
      <text:p text:style-name="P1">│ <text:s text:c="2"/>│ <text:s text:c="6"/>│ <text:s text:c="2"/>└── init.ngc</text:p>
      <text:p text:style-name="P1">│ <text:s text:c="2"/>│ <text:s text:c="6"/>├── skip</text:p>
      <text:p text:style-name="P1">│ <text:s text:c="2"/>│ <text:s text:c="6"/>├── test.ini</text:p>
      <text:p text:style-name="P1">│ <text:s text:c="2"/>│ <text:s text:c="6"/>├── test.sh*</text:p>
      <text:p text:style-name="P1">│ <text:s text:c="2"/>│ <text:s text:c="6"/>└── test-ui.py*</text:p>
      <text:p text:style-name="P1">│ <text:s text:c="2"/>├── multiclick/</text:p>
      <text:p text:style-name="P1">│ <text:s text:c="2"/>│ <text:s text:c="2"/>├── expected</text:p>
      <text:p text:style-name="P1">│ <text:s text:c="2"/>│ <text:s text:c="2"/>├── input-signals</text:p>
      <text:p text:style-name="P1">│ <text:s text:c="2"/>│ <text:s text:c="2"/>├── README</text:p>
      <text:p text:style-name="P1">│ <text:s text:c="2"/>│ <text:s text:c="2"/>└── test.hal</text:p>
      <text:p text:style-name="P1">│ <text:s text:c="2"/>├── mux/</text:p>
      <text:p text:style-name="P1">│ <text:s text:c="2"/>│ <text:s text:c="2"/>├── expected</text:p>
      <text:p text:style-name="P1">│ <text:s text:c="2"/>│ <text:s text:c="2"/>├── input-signals</text:p>
      <text:p text:style-name="P1">│ <text:s text:c="2"/>│ <text:s text:c="2"/>├── README</text:p>
      <text:p text:style-name="P1">│ <text:s text:c="2"/>│ <text:s text:c="2"/>└── test.hal</text:p>
      <text:p text:style-name="P1">│ <text:s text:c="2"/>├── near.0/</text:p>
      <text:p text:style-name="P1">│ <text:s text:c="2"/>│ <text:s text:c="2"/>├── expected</text:p>
      <text:p text:style-name="P1">│ <text:s text:c="2"/>│ <text:s text:c="2"/>├── README</text:p>
      <text:p text:style-name="P1">│ <text:s text:c="2"/>│ <text:s text:c="2"/>├── runstreamer</text:p>
      <text:p text:style-name="P1">│ <text:s text:c="2"/>│ <text:s text:c="2"/>└── test.hal</text:p>
      <text:p text:style-name="P1">│ <text:s text:c="2"/>├── overrun/</text:p>
      <text:p text:style-name="P1">│ <text:s text:c="2"/>│ <text:s text:c="2"/>├── checkresult*</text:p>
      <text:p text:style-name="P1">│ <text:s text:c="2"/>│ <text:s text:c="2"/>├── README</text:p>
      <text:p text:style-name="P1">│ <text:s text:c="2"/>│ <text:s text:c="2"/>└── test.sh*</text:p>
      <text:p text:style-name="P1">│ <text:s text:c="2"/>├── oword/</text:p>
      <text:p text:style-name="P1">│ <text:s text:c="2"/>│ <text:s text:c="2"/>├── sub.0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<text:soft-page-break/>│ <text:s text:c="2"/>│ <text:s text:c="2"/>└── while.0/</text:p>
      <text:p text:style-name="P1">│ <text:s text:c="2"/>│ <text:s text:c="6"/>├── expected</text:p>
      <text:p text:style-name="P1">│ <text:s text:c="2"/>│ <text:s text:c="6"/>├── README</text:p>
      <text:p text:style-name="P1">│ <text:s text:c="2"/>│ <text:s text:c="6"/>├── test.ngc</text:p>
      <text:p text:style-name="P1">│ <text:s text:c="2"/>│ <text:s text:c="6"/>└── test.sh*</text:p>
      <text:p text:style-name="P1">│ <text:s text:c="2"/>├── pyhal/</text:p>
      <text:p text:style-name="P1">│ <text:s text:c="2"/>│ <text:s text:c="2"/>├── expected</text:p>
      <text:p text:style-name="P1">│ <text:s text:c="2"/>│ <text:s text:c="2"/>└── test*</text:p>
      <text:p text:style-name="P1">│ <text:s text:c="2"/>├── README</text:p>
      <text:p text:style-name="P1">│ <text:s text:c="2"/>├── realtime-math/</text:p>
      <text:p text:style-name="P1">│ <text:s text:c="2"/>│ <text:s text:c="2"/>├── checkresult*</text:p>
      <text:p text:style-name="P1">│ <text:s text:c="2"/>│ <text:s text:c="2"/>├── dotest.hal</text:p>
      <text:p text:style-name="P1">│ <text:s text:c="2"/>│ <text:s text:c="2"/>├── README</text:p>
      <text:p text:style-name="P1">│ <text:s text:c="2"/>│ <text:s text:c="2"/>├── rtmath.comp</text:p>
      <text:p text:style-name="P1">│ <text:s text:c="2"/>│ <text:s text:c="2"/>└── test.sh</text:p>
      <text:p text:style-name="P1">│ <text:s text:c="2"/>├── remap/</text:p>
      <text:p text:style-name="P1">│ <text:s text:c="2"/>│ <text:s text:c="2"/>├── duplicate-o-word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rm207.ngc</text:p>
      <text:p text:style-name="P1">│ <text:s text:c="2"/>│ <text:s text:c="2"/>│ <text:s text:c="2"/>├── rm208.ngc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*</text:p>
      <text:p text:style-name="P1">│ <text:s text:c="2"/>│ <text:s text:c="2"/>├── fail/</text:p>
      <text:p text:style-name="P1">│ <text:s text:c="2"/>│ <text:s text:c="2"/>│ <text:s text:c="2"/>├── args.0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README</text:p>
      <text:p text:style-name="P1">│ <text:s text:c="2"/>│ <text:s text:c="2"/>│ <text:s text:c="2"/>│ <text:s text:c="2"/>├── rm400.ngc</text:p>
      <text:p text:style-name="P1">│ <text:s text:c="2"/>│ <text:s text:c="2"/>│ <text:s text:c="2"/>│ <text:s text:c="2"/>├── test.ini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*</text:p>
      <text:p text:style-name="P1">│ <text:s text:c="2"/>│ <text:s text:c="2"/>│ <text:s text:c="2"/>├── args.1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README</text:p>
      <text:p text:style-name="P1">│ <text:s text:c="2"/>│ <text:s text:c="2"/>│ <text:s text:c="2"/>│ <text:s text:c="2"/>├── rm400.ngc</text:p>
      <text:p text:style-name="P1">│ <text:s text:c="2"/>│ <text:s text:c="2"/>│ <text:s text:c="2"/>│ <text:s text:c="2"/>├── test.ini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*</text:p>
      <text:p text:style-name="P1">│ <text:s text:c="2"/>│ <text:s text:c="2"/>│ <text:s text:c="2"/>├── args.2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README</text:p>
      <text:p text:style-name="P1">│ <text:s text:c="2"/>│ <text:s text:c="2"/>│ <text:s text:c="2"/>│ <text:s text:c="2"/>├── rm400.ngc</text:p>
      <text:p text:style-name="P1">│ <text:s text:c="2"/>│ <text:s text:c="2"/>│ <text:s text:c="2"/>│ <text:s text:c="2"/>├── test.ini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*</text:p>
      <text:p text:style-name="P1">│ <text:s text:c="2"/>│ <text:s text:c="2"/>│ <text:s text:c="2"/>├── body-ngc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README</text:p>
      <text:p text:style-name="P1">│ <text:s text:c="2"/>│ <text:s text:c="2"/>│ <text:s text:c="2"/>│ <text:s text:c="2"/>├── rm400.ngc</text:p>
      <text:p text:style-name="P1">│ <text:s text:c="2"/>│ <text:s text:c="2"/>│ <text:s text:c="2"/>│ <text:s text:c="2"/>├── test.ini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*</text:p>
      <text:p text:style-name="P1">│ <text:s text:c="2"/>│ <text:s text:c="2"/>│ <text:s text:c="2"/>├── body-py/</text:p>
      <text:p text:style-name="P1">│ <text:s text:c="2"/>│ <text:s text:c="2"/>│ <text:s text:c="2"/>│ <text:s text:c="2"/>├── expected</text:p>
      <text:p text:style-name="P1"><text:soft-page-break/>│ <text:s text:c="2"/>│ <text:s text:c="2"/>│ <text:s text:c="2"/>│ <text:s text:c="2"/>├── README</text:p>
      <text:p text:style-name="P1">│ <text:s text:c="2"/>│ <text:s text:c="2"/>│ <text:s text:c="2"/>│ <text:s text:c="2"/>├── remap.py</text:p>
      <text:p text:style-name="P1">│ <text:s text:c="2"/>│ <text:s text:c="2"/>│ <text:s text:c="2"/>│ <text:s text:c="2"/>├── subs.py</text:p>
      <text:p text:style-name="P1">│ <text:s text:c="2"/>│ <text:s text:c="2"/>│ <text:s text:c="2"/>│ <text:s text:c="2"/>├── test.ini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*</text:p>
      <text:p text:style-name="P1">│ <text:s text:c="2"/>│ <text:s text:c="2"/>│ <text:s text:c="2"/>├── canon_error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otcalled.ngc</text:p>
      <text:p text:style-name="P1">│ <text:s text:c="2"/>│ <text:s text:c="2"/>│ <text:s text:c="2"/>│ <text:s text:c="2"/>├── README</text:p>
      <text:p text:style-name="P1">│ <text:s text:c="2"/>│ <text:s text:c="2"/>│ <text:s text:c="2"/>│ <text:s text:c="2"/>├── remap.py</text:p>
      <text:p text:style-name="P1">│ <text:s text:c="2"/>│ <text:s text:c="2"/>│ <text:s text:c="2"/>│ <text:s text:c="2"/>├── subs.py</text:p>
      <text:p text:style-name="P1">│ <text:s text:c="2"/>│ <text:s text:c="2"/>│ <text:s text:c="2"/>│ <text:s text:c="2"/>├── test.ini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*</text:p>
      <text:p text:style-name="P1">│ <text:s text:c="2"/>│ <text:s text:c="2"/>│ <text:s text:c="2"/>├── epilog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mustbecalled.ngc</text:p>
      <text:p text:style-name="P1">│ <text:s text:c="2"/>│ <text:s text:c="2"/>│ <text:s text:c="2"/>│ <text:s text:c="2"/>├── README</text:p>
      <text:p text:style-name="P1">│ <text:s text:c="2"/>│ <text:s text:c="2"/>│ <text:s text:c="2"/>│ <text:s text:c="2"/>├── remap.py</text:p>
      <text:p text:style-name="P1">│ <text:s text:c="2"/>│ <text:s text:c="2"/>│ <text:s text:c="2"/>│ <text:s text:c="2"/>├── subs.py</text:p>
      <text:p text:style-name="P1">│ <text:s text:c="2"/>│ <text:s text:c="2"/>│ <text:s text:c="2"/>│ <text:s text:c="2"/>├── test.ini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*</text:p>
      <text:p text:style-name="P1">│ <text:s text:c="2"/>│ <text:s text:c="2"/>│ <text:s text:c="2"/>└── prolog/</text:p>
      <text:p text:style-name="P1">│ <text:s text:c="2"/>│ <text:s text:c="2"/>│ <text:s text:c="6"/>├── expected</text:p>
      <text:p text:style-name="P1">│ <text:s text:c="2"/>│ <text:s text:c="2"/>│ <text:s text:c="6"/>├── notcalled.ngc</text:p>
      <text:p text:style-name="P1">│ <text:s text:c="2"/>│ <text:s text:c="2"/>│ <text:s text:c="6"/>├── README</text:p>
      <text:p text:style-name="P1">│ <text:s text:c="2"/>│ <text:s text:c="2"/>│ <text:s text:c="6"/>├── remap.py</text:p>
      <text:p text:style-name="P1">│ <text:s text:c="2"/>│ <text:s text:c="2"/>│ <text:s text:c="6"/>├── subs.py</text:p>
      <text:p text:style-name="P1">│ <text:s text:c="2"/>│ <text:s text:c="2"/>│ <text:s text:c="6"/>├── test.ini</text:p>
      <text:p text:style-name="P1">│ <text:s text:c="2"/>│ <text:s text:c="2"/>│ <text:s text:c="6"/>├── test.ngc</text:p>
      <text:p text:style-name="P1">│ <text:s text:c="2"/>│ <text:s text:c="2"/>│ <text:s text:c="6"/>└── test.sh*</text:p>
      <text:p text:style-name="P1">│ <text:s text:c="2"/>│ <text:s text:c="2"/>├── introspect/</text:p>
      <text:p text:style-name="P1">│ <text:s text:c="2"/>│ <text:s text:c="2"/>│ <text:s text:c="2"/>├── expected</text:p>
      <text:p text:style-name="P1">│ <text:s text:c="2"/>│ <text:s text:c="2"/>│ <text:s text:c="2"/>├── foo.ngc</text:p>
      <text:p text:style-name="P1">│ <text:s text:c="2"/>│ <text:s text:c="2"/>│ <text:s text:c="2"/>├── oword.py</text:p>
      <text:p text:style-name="P1">│ <text:s text:c="2"/>│ <text:s text:c="2"/>│ <text:s text:c="2"/>├── README</text:p>
      <text:p text:style-name="P1">│ <text:s text:c="2"/>│ <text:s text:c="2"/>│ <text:s text:c="2"/>├── subs.py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*</text:p>
      <text:p text:style-name="P1">│ <text:s text:c="2"/>│ <text:s text:c="2"/>├── m30-interaction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rm400.ngc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*</text:p>
      <text:p text:style-name="P1">│ <text:s text:c="2"/>│ <text:s text:c="2"/>├── nested-remaps-oword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rm400.ngc</text:p>
      <text:p text:style-name="P1">│ <text:s text:c="2"/>│ <text:s text:c="2"/>│ <text:s text:c="2"/>├── rm401.ngc</text:p>
      <text:p text:style-name="P1">│ <text:s text:c="2"/>│ <text:s text:c="2"/>│ <text:s text:c="2"/>├── rm402.ngc</text:p>
      <text:p text:style-name="P1"><text:soft-page-break/>│ <text:s text:c="2"/>│ <text:s text:c="2"/>│ <text:s text:c="2"/>├── rm403.ngc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├── test.sh*</text:p>
      <text:p text:style-name="P1">│ <text:s text:c="2"/>│ <text:s text:c="2"/>│ <text:s text:c="2"/>└── testsub.ngc</text:p>
      <text:p text:style-name="P1">│ <text:s text:c="2"/>│ <text:s text:c="2"/>├── oword-pycall/</text:p>
      <text:p text:style-name="P1">│ <text:s text:c="2"/>│ <text:s text:c="2"/>│ <text:s text:c="2"/>├── expected</text:p>
      <text:p text:style-name="P1">│ <text:s text:c="2"/>│ <text:s text:c="2"/>│ <text:s text:c="2"/>├── oword.py</text:p>
      <text:p text:style-name="P1">│ <text:s text:c="2"/>│ <text:s text:c="2"/>│ <text:s text:c="2"/>├── README</text:p>
      <text:p text:style-name="P1">│ <text:s text:c="2"/>│ <text:s text:c="2"/>│ <text:s text:c="2"/>├── subs.py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├── test.sh*</text:p>
      <text:p text:style-name="P1">│ <text:s text:c="2"/>│ <text:s text:c="2"/>│ <text:s text:c="2"/>└── test.tbl</text:p>
      <text:p text:style-name="P1">│ <text:s text:c="2"/>│ <text:s text:c="2"/>├── posargs.0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rg881.ngc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*</text:p>
      <text:p text:style-name="P1">│ <text:s text:c="2"/>│ <text:s text:c="2"/>├── predefined-named-params/</text:p>
      <text:p text:style-name="P1">│ <text:s text:c="2"/>│ <text:s text:c="2"/>│ <text:s text:c="2"/>├── expected</text:p>
      <text:p text:style-name="P1">│ <text:s text:c="2"/>│ <text:s text:c="2"/>│ <text:s text:c="2"/>├── namedparams.py</text:p>
      <text:p text:style-name="P1">│ <text:s text:c="2"/>│ <text:s text:c="2"/>│ <text:s text:c="2"/>├── README</text:p>
      <text:p text:style-name="P1">│ <text:s text:c="2"/>│ <text:s text:c="2"/>│ <text:s text:c="2"/>├── subs.py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*</text:p>
      <text:p text:style-name="P1">│ <text:s text:c="2"/>│ <text:s text:c="2"/>├── remap-io/</text:p>
      <text:p text:style-name="P1">│ <text:s text:c="2"/>│ <text:s text:c="2"/>│ <text:s text:c="2"/>├── core_sim.hal</text:p>
      <text:p text:style-name="P1">│ <text:s text:c="2"/>│ <text:s text:c="2"/>│ <text:s text:c="2"/>├── expected</text:p>
      <text:p text:style-name="P1">│ <text:s text:c="2"/>│ <text:s text:c="2"/>│ <text:s text:c="2"/>├── io_input_m66.ngc</text:p>
      <text:p text:style-name="P1">│ <text:s text:c="2"/>│ <text:s text:c="2"/>│ <text:s text:c="2"/>├── io_output_m62.ngc</text:p>
      <text:p text:style-name="P1">│ <text:s text:c="2"/>│ <text:s text:c="2"/>│ <text:s text:c="2"/>├── io_output_m63.ngc</text:p>
      <text:p text:style-name="P1">│ <text:s text:c="2"/>│ <text:s text:c="2"/>│ <text:s text:c="2"/>├── io_output_m64.ngc</text:p>
      <text:p text:style-name="P1">│ <text:s text:c="2"/>│ <text:s text:c="2"/>│ <text:s text:c="2"/>├── io_output_m65.ngc</text:p>
      <text:p text:style-name="P1">│ <text:s text:c="2"/>│ <text:s text:c="2"/>│ <text:s text:c="2"/>├── io_output_m67.ngc</text:p>
      <text:p text:style-name="P1">│ <text:s text:c="2"/>│ <text:s text:c="2"/>│ <text:s text:c="2"/>├── io_output_m68.ngc</text:p>
      <text:p text:style-name="P1">│ <text:s text:c="2"/>│ <text:s text:c="2"/>│ <text:s text:c="2"/>├── postgui.hal</text:p>
      <text:p text:style-name="P1">│ <text:s text:c="2"/>│ <text:s text:c="2"/>│ <text:s text:c="2"/>├── README</text:p>
      <text:p text:style-name="P1">│ <text:s text:c="2"/>│ <text:s text:c="2"/>│ <text:s text:c="2"/>├── remap.py</text:p>
      <text:p text:style-name="P1">│ <text:s text:c="2"/>│ <text:s text:c="2"/>│ <text:s text:c="2"/>├── simpockets.tbl</text:p>
      <text:p text:style-name="P1">│ <text:s text:c="2"/>│ <text:s text:c="2"/>│ <text:s text:c="2"/>├── test-ngc.ini</text:p>
      <text:p text:style-name="P1">│ <text:s text:c="2"/>│ <text:s text:c="2"/>│ <text:s text:c="2"/>├── test-py.ini</text:p>
      <text:p text:style-name="P1">│ <text:s text:c="2"/>│ <text:s text:c="2"/>│ <text:s text:c="2"/>├── test.sh*</text:p>
      <text:p text:style-name="P1">│ <text:s text:c="2"/>│ <text:s text:c="2"/>│ <text:s text:c="2"/>├── test-ui.py*</text:p>
      <text:p text:style-name="P1">│ <text:s text:c="2"/>│ <text:s text:c="2"/>│ <text:s text:c="2"/>└── toplevel.py*</text:p>
      <text:p text:style-name="P1">│ <text:s text:c="2"/>│ <text:s text:c="2"/>├── remap-reentry/</text:p>
      <text:p text:style-name="P1">│ <text:s text:c="2"/>│ <text:s text:c="2"/>│ <text:s text:c="2"/>├── core_sim.hal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remap.py</text:p>
      <text:p text:style-name="P1">│ <text:s text:c="2"/>│ <text:s text:c="2"/>│ <text:s text:c="2"/>├── rm406.ngc</text:p>
      <text:p text:style-name="P1">│ <text:s text:c="2"/>│ <text:s text:c="2"/>│ <text:s text:c="2"/>├── simpockets.tbl</text:p>
      <text:p text:style-name="P1"><text:soft-page-break/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├── test.sh*</text:p>
      <text:p text:style-name="P1">│ <text:s text:c="2"/>│ <text:s text:c="2"/>│ <text:s text:c="2"/>└── toplevel.py*</text:p>
      <text:p text:style-name="P1">│ <text:s text:c="2"/>│ <text:s text:c="2"/>├── sequencing/</text:p>
      <text:p text:style-name="P1">│ <text:s text:c="2"/>│ <text:s text:c="2"/>│ <text:s text:c="2"/>├── expected</text:p>
      <text:p text:style-name="P1">│ <text:s text:c="2"/>│ <text:s text:c="2"/>│ <text:s text:c="2"/>├── permute.py</text:p>
      <text:p text:style-name="P1">│ <text:s text:c="2"/>│ <text:s text:c="2"/>│ <text:s text:c="2"/>├── README</text:p>
      <text:p text:style-name="P1">│ <text:s text:c="2"/>│ <text:s text:c="2"/>│ <text:s text:c="2"/>├── rg881.ngc</text:p>
      <text:p text:style-name="P1">│ <text:s text:c="2"/>│ <text:s text:c="2"/>│ <text:s text:c="2"/>├── rm405.ngc</text:p>
      <text:p text:style-name="P1">│ <text:s text:c="2"/>│ <text:s text:c="2"/>│ <text:s text:c="2"/>├── rm406.ngc</text:p>
      <text:p text:style-name="P1">│ <text:s text:c="2"/>│ <text:s text:c="2"/>│ <text:s text:c="2"/>├── rm407.ngc</text:p>
      <text:p text:style-name="P1">│ <text:s text:c="2"/>│ <text:s text:c="2"/>│ <text:s text:c="2"/>├── rm408.ngc</text:p>
      <text:p text:style-name="P1">│ <text:s text:c="2"/>│ <text:s text:c="2"/>│ <text:s text:c="2"/>├── rm409.ngc</text:p>
      <text:p text:style-name="P1">│ <text:s text:c="2"/>│ <text:s text:c="2"/>│ <text:s text:c="2"/>├── rm410.ngc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*</text:p>
      <text:p text:style-name="P1">│ <text:s text:c="2"/>│ <text:s text:c="2"/>└── variable-injection/</text:p>
      <text:p text:style-name="P1">│ <text:s text:c="2"/>│ <text:s text:c="6"/>├── expected</text:p>
      <text:p text:style-name="P1">│ <text:s text:c="2"/>│ <text:s text:c="6"/>├── README</text:p>
      <text:p text:style-name="P1">│ <text:s text:c="2"/>│ <text:s text:c="6"/>├── remap.py</text:p>
      <text:p text:style-name="P1">│ <text:s text:c="2"/>│ <text:s text:c="6"/>├── rm405.ngc</text:p>
      <text:p text:style-name="P1">│ <text:s text:c="2"/>│ <text:s text:c="6"/>├── rm406.ngc</text:p>
      <text:p text:style-name="P1">│ <text:s text:c="2"/>│ <text:s text:c="6"/>├── rm407.ngc</text:p>
      <text:p text:style-name="P1">│ <text:s text:c="2"/>│ <text:s text:c="6"/>├── subs.py</text:p>
      <text:p text:style-name="P1">│ <text:s text:c="2"/>│ <text:s text:c="6"/>├── test.ini</text:p>
      <text:p text:style-name="P1">│ <text:s text:c="2"/>│ <text:s text:c="6"/>├── test.ngc</text:p>
      <text:p text:style-name="P1">│ <text:s text:c="2"/>│ <text:s text:c="6"/>└── test.sh*</text:p>
      <text:p text:style-name="P1">│ <text:s text:c="2"/>├── rs274ngc-startup/</text:p>
      <text:p text:style-name="P1">│ <text:s text:c="2"/>│ <text:s text:c="2"/>├── checkresult*</text:p>
      <text:p text:style-name="P1">│ <text:s text:c="2"/>│ <text:s text:c="2"/>├── core_sim.hal</text:p>
      <text:p text:style-name="P1">│ <text:s text:c="2"/>│ <text:s text:c="2"/>├── .gitignore</text:p>
      <text:p text:style-name="P1">│ <text:s text:c="2"/>│ <text:s text:c="2"/>├── simpockets.tbl</text:p>
      <text:p text:style-name="P1">│ <text:s text:c="2"/>│ <text:s text:c="2"/>├── test.ini</text:p>
      <text:p text:style-name="P1">│ <text:s text:c="2"/>│ <text:s text:c="2"/>├── test.sh*</text:p>
      <text:p text:style-name="P1">│ <text:s text:c="2"/>│ <text:s text:c="2"/>└── test-ui.py*</text:p>
      <text:p text:style-name="P1">│ <text:s text:c="2"/>├── rtapi_printf.0/</text:p>
      <text:p text:style-name="P1">│ <text:s text:c="2"/>│ <text:s text:c="2"/>├── checkresult*</text:p>
      <text:p text:style-name="P1">│ <text:s text:c="2"/>│ <text:s text:c="2"/>└── test.sh*</text:p>
      <text:p text:style-name="P1">│ <text:s text:c="2"/>├── save.0/</text:p>
      <text:p text:style-name="P1">│ <text:s text:c="2"/>│ <text:s text:c="2"/>├── expected</text:p>
      <text:p text:style-name="P1">│ <text:s text:c="2"/>│ <text:s text:c="2"/>├── README</text:p>
      <text:p text:style-name="P1">│ <text:s text:c="2"/>│ <text:s text:c="2"/>└── test.sh</text:p>
      <text:p text:style-name="P1">│ <text:s text:c="2"/>├── save.1/</text:p>
      <text:p text:style-name="P1">│ <text:s text:c="2"/>│ <text:s text:c="2"/>├── expected</text:p>
      <text:p text:style-name="P1">│ <text:s text:c="2"/>│ <text:s text:c="2"/>├── README</text:p>
      <text:p text:style-name="P1">│ <text:s text:c="2"/>│ <text:s text:c="2"/>├── skip*</text:p>
      <text:p text:style-name="P1">│ <text:s text:c="2"/>│ <text:s text:c="2"/>└── test.hal</text:p>
      <text:p text:style-name="P1">│ <text:s text:c="2"/>├── source.0/</text:p>
      <text:p text:style-name="P1">│ <text:s text:c="2"/>│ <text:s text:c="2"/>├── expected</text:p>
      <text:p text:style-name="P1">│ <text:s text:c="2"/>│ <text:s text:c="2"/>├── runstreamer</text:p>
      <text:p text:style-name="P1">│ <text:s text:c="2"/>│ <text:s text:c="2"/>├── sourced.hal</text:p>
      <text:p text:style-name="P1">│ <text:s text:c="2"/>│ <text:s text:c="2"/>└── test.hal</text:p>
      <text:p text:style-name="P1">│ <text:s text:c="2"/>├── startup-state/</text:p>
      <text:p text:style-name="P1"><text:soft-page-break/>│ <text:s text:c="2"/>│ <text:s text:c="2"/>├── checkresult*</text:p>
      <text:p text:style-name="P1">│ <text:s text:c="2"/>│ <text:s text:c="2"/>├── core_sim.hal</text:p>
      <text:p text:style-name="P1">│ <text:s text:c="2"/>│ <text:s text:c="2"/>├── .gitignore</text:p>
      <text:p text:style-name="P1">│ <text:s text:c="2"/>│ <text:s text:c="2"/>├── README</text:p>
      <text:p text:style-name="P1">│ <text:s text:c="2"/>│ <text:s text:c="2"/>├── sim.var.pre</text:p>
      <text:p text:style-name="P1">│ <text:s text:c="2"/>│ <text:s text:c="2"/>├── test.ini</text:p>
      <text:p text:style-name="P1">│ <text:s text:c="2"/>│ <text:s text:c="2"/>├── test.sh*</text:p>
      <text:p text:style-name="P1">│ <text:s text:c="2"/>│ <text:s text:c="2"/>└── test-ui.py*</text:p>
      <text:p text:style-name="P1">│ <text:s text:c="2"/>├── statbuffer-g5x-abort/</text:p>
      <text:p text:style-name="P1">│ <text:s text:c="2"/>│ <text:s text:c="2"/>├── checkresult*</text:p>
      <text:p text:style-name="P1">│ <text:s text:c="2"/>│ <text:s text:c="2"/>├── core_sim.hal</text:p>
      <text:p text:style-name="P1">│ <text:s text:c="2"/>│ <text:s text:c="2"/>├── preview-strangeness.ngc</text:p>
      <text:p text:style-name="P1">│ <text:s text:c="2"/>│ <text:s text:c="2"/>├── skip</text:p>
      <text:p text:style-name="P1">│ <text:s text:c="2"/>│ <text:s text:c="2"/>├── test.ini</text:p>
      <text:p text:style-name="P1">│ <text:s text:c="2"/>│ <text:s text:c="2"/>├── test.sh*</text:p>
      <text:p text:style-name="P1">│ <text:s text:c="2"/>│ <text:s text:c="2"/>└── test-ui.py*</text:p>
      <text:p text:style-name="P1">│ <text:s text:c="2"/>├── stepgen.0/</text:p>
      <text:p text:style-name="P1">│ <text:s text:c="2"/>│ <text:s text:c="2"/>├── expected</text:p>
      <text:p text:style-name="P1">│ <text:s text:c="2"/>│ <text:s text:c="2"/>└── test.hal</text:p>
      <text:p text:style-name="P1">│ <text:s text:c="2"/>├── stepgen.1/</text:p>
      <text:p text:style-name="P1">│ <text:s text:c="2"/>│ <text:s text:c="2"/>├── checkresult*</text:p>
      <text:p text:style-name="P1">│ <text:s text:c="2"/>│ <text:s text:c="2"/>└── test.hal</text:p>
      <text:p text:style-name="P1">│ <text:s text:c="2"/>├── stepgen.2/</text:p>
      <text:p text:style-name="P1">│ <text:s text:c="2"/>│ <text:s text:c="2"/>├── checkresult*</text:p>
      <text:p text:style-name="P1">│ <text:s text:c="2"/>│ <text:s text:c="2"/>├── README</text:p>
      <text:p text:style-name="P1">│ <text:s text:c="2"/>│ <text:s text:c="2"/>└── test.hal</text:p>
      <text:p text:style-name="P1">│ <text:s text:c="2"/>├── symbols.0/</text:p>
      <text:p text:style-name="P1">│ <text:s text:c="2"/>│ <text:s text:c="2"/>├── checkresult*</text:p>
      <text:p text:style-name="P1">│ <text:s text:c="2"/>│ <text:s text:c="2"/>├── dotest.hal</text:p>
      <text:p text:style-name="P1">│ <text:s text:c="2"/>│ <text:s text:c="2"/>├── test_define.comp</text:p>
      <text:p text:style-name="P1">│ <text:s text:c="2"/>│ <text:s text:c="2"/>├── test.sh</text:p>
      <text:p text:style-name="P1">│ <text:s text:c="2"/>│ <text:s text:c="2"/>└── test_use.comp</text:p>
      <text:p text:style-name="P1">│ <text:s text:c="2"/>├── symbols.1/</text:p>
      <text:p text:style-name="P1">│ <text:s text:c="2"/>│ <text:s text:c="2"/>├── checkresult*</text:p>
      <text:p text:style-name="P1">│ <text:s text:c="2"/>│ <text:s text:c="2"/>├── dotest.hal</text:p>
      <text:p text:style-name="P1">│ <text:s text:c="2"/>│ <text:s text:c="2"/>├── test_define1.comp</text:p>
      <text:p text:style-name="P1">│ <text:s text:c="2"/>│ <text:s text:c="2"/>├── test.sh</text:p>
      <text:p text:style-name="P1">│ <text:s text:c="2"/>│ <text:s text:c="2"/>└── test_use1.comp</text:p>
      <text:p text:style-name="P1">│ <text:s text:c="2"/>├── t0/</text:p>
      <text:p text:style-name="P1">│ <text:s text:c="2"/>│ <text:s text:c="2"/>├── .gitignore</text:p>
      <text:p text:style-name="P1">│ <text:s text:c="2"/>│ <text:s text:c="2"/>├── nonrandom/</text:p>
      <text:p text:style-name="P1">│ <text:s text:c="2"/>│ <text:s text:c="2"/>│ <text:s text:c="2"/>├── checkresult -&gt; ../shared-checkresult*</text:p>
      <text:p text:style-name="P1">│ <text:s text:c="2"/>│ <text:s text:c="2"/>│ <text:s text:c="2"/>├── expected-gcode-output</text:p>
      <text:p text:style-name="P1">│ <text:s text:c="2"/>│ <text:s text:c="2"/>│ <text:s text:c="2"/>├── sim.ini</text:p>
      <text:p text:style-name="P1">│ <text:s text:c="2"/>│ <text:s text:c="2"/>│ <text:s text:c="2"/>├── test.sh -&gt; ../shared-test.sh</text:p>
      <text:p text:style-name="P1">│ <text:s text:c="2"/>│ <text:s text:c="2"/>│ <text:s text:c="2"/>└── tool.tbl.original</text:p>
      <text:p text:style-name="P1">│ <text:s text:c="2"/>│ <text:s text:c="2"/>├── random-without-t0/</text:p>
      <text:p text:style-name="P1">│ <text:s text:c="2"/>│ <text:s text:c="2"/>│ <text:s text:c="2"/>├── checkresult -&gt; ../shared-checkresult*</text:p>
      <text:p text:style-name="P1">│ <text:s text:c="2"/>│ <text:s text:c="2"/>│ <text:s text:c="2"/>├── expected-gcode-output</text:p>
      <text:p text:style-name="P1">│ <text:s text:c="2"/>│ <text:s text:c="2"/>│ <text:s text:c="2"/>├── sim.ini</text:p>
      <text:p text:style-name="P1">│ <text:s text:c="2"/>│ <text:s text:c="2"/>│ <text:s text:c="2"/>├── test.sh -&gt; ../shared-test.sh</text:p>
      <text:p text:style-name="P1">│ <text:s text:c="2"/>│ <text:s text:c="2"/>│ <text:s text:c="2"/>└── tool.tbl.original</text:p>
      <text:p text:style-name="P1">│ <text:s text:c="2"/>│ <text:s text:c="2"/>├── random-with-t0/</text:p>
      <text:p text:style-name="P1">│ <text:s text:c="2"/>│ <text:s text:c="2"/>│ <text:s text:c="2"/>├── checkresult -&gt; ../shared-checkresult*</text:p>
      <text:p text:style-name="P1">│ <text:s text:c="2"/>│ <text:s text:c="2"/>│ <text:s text:c="2"/>├── expected-gcode-output</text:p>
      <text:p text:style-name="P1"><text:soft-page-break/>│ <text:s text:c="2"/>│ <text:s text:c="2"/>│ <text:s text:c="2"/>├── sim.ini</text:p>
      <text:p text:style-name="P1">│ <text:s text:c="2"/>│ <text:s text:c="2"/>│ <text:s text:c="2"/>├── test.sh -&gt; ../shared-test.sh</text:p>
      <text:p text:style-name="P1">│ <text:s text:c="2"/>│ <text:s text:c="2"/>│ <text:s text:c="2"/>└── tool.tbl.original</text:p>
      <text:p text:style-name="P1">│ <text:s text:c="2"/>│ <text:s text:c="2"/>├── README</text:p>
      <text:p text:style-name="P1">│ <text:s text:c="2"/>│ <text:s text:c="2"/>├── shared-checkresult*</text:p>
      <text:p text:style-name="P1">│ <text:s text:c="2"/>│ <text:s text:c="2"/>├── shared-test.sh</text:p>
      <text:p text:style-name="P1">│ <text:s text:c="2"/>│ <text:s text:c="2"/>└── subs/</text:p>
      <text:p text:style-name="P1">│ <text:s text:c="2"/>│ <text:s text:c="6"/>└── M100*</text:p>
      <text:p text:style-name="P1">│ <text:s text:c="2"/>├── tclsh-extensions/</text:p>
      <text:p text:style-name="P1">│ <text:s text:c="2"/>│ <text:s text:c="2"/>├── expected</text:p>
      <text:p text:style-name="P1">│ <text:s text:c="2"/>│ <text:s text:c="2"/>├── test.sh</text:p>
      <text:p text:style-name="P1">│ <text:s text:c="2"/>│ <text:s text:c="2"/>└── test.tcl</text:p>
      <text:p text:style-name="P1">│ <text:s text:c="2"/>├── threads.0/</text:p>
      <text:p text:style-name="P1">│ <text:s text:c="2"/>│ <text:s text:c="2"/>├── checkresult*</text:p>
      <text:p text:style-name="P1">│ <text:s text:c="2"/>│ <text:s text:c="2"/>├── README</text:p>
      <text:p text:style-name="P1">│ <text:s text:c="2"/>│ <text:s text:c="2"/>└── test.hal</text:p>
      <text:p text:style-name="P1">│ <text:s text:c="2"/>├── threads.1/</text:p>
      <text:p text:style-name="P1">│ <text:s text:c="2"/>│ <text:s text:c="2"/>├── checkresult*</text:p>
      <text:p text:style-name="P1">│ <text:s text:c="2"/>│ <text:s text:c="2"/>└── test.hal</text:p>
      <text:p text:style-name="P1">│ <text:s text:c="2"/>├── timedelay.0/</text:p>
      <text:p text:style-name="P1">│ <text:s text:c="2"/>│ <text:s text:c="2"/>├── expected</text:p>
      <text:p text:style-name="P1">│ <text:s text:c="2"/>│ <text:s text:c="2"/>└── test.hal</text:p>
      <text:p text:style-name="P1">│ <text:s text:c="2"/>├── tlo/</text:p>
      <text:p text:style-name="P1">│ <text:s text:c="2"/>│ <text:s text:c="2"/>├── checkresult*</text:p>
      <text:p text:style-name="P1">│ <text:s text:c="2"/>│ <text:s text:c="2"/>├── g43-test.ini</text:p>
      <text:p text:style-name="P1">│ <text:s text:c="2"/>│ <text:s text:c="2"/>├── .gitignore</text:p>
      <text:p text:style-name="P1">│ <text:s text:c="2"/>│ <text:s text:c="2"/>├── mod_core_sim.hal</text:p>
      <text:p text:style-name="P1">│ <text:s text:c="2"/>│ <text:s text:c="2"/>├── postgui.hal</text:p>
      <text:p text:style-name="P1">│ <text:s text:c="2"/>│ <text:s text:c="2"/>├── simpockets.tbl.original</text:p>
      <text:p text:style-name="P1">│ <text:s text:c="2"/>│ <text:s text:c="2"/>├── test.sh*</text:p>
      <text:p text:style-name="P1">│ <text:s text:c="2"/>│ <text:s text:c="2"/>└── test-ui.py*</text:p>
      <text:p text:style-name="P1">│ <text:s text:c="2"/>├── toolchanger/</text:p>
      <text:p text:style-name="P1">│ <text:s text:c="2"/>│ <text:s text:c="2"/>├── .gitignore</text:p>
      <text:p text:style-name="P1">│ <text:s text:c="2"/>│ <text:s text:c="2"/>├── m61/</text:p>
      <text:p text:style-name="P1">│ <text:s text:c="2"/>│ <text:s text:c="2"/>│ <text:s text:c="2"/>├── checkresult*</text:p>
      <text:p text:style-name="P1">│ <text:s text:c="2"/>│ <text:s text:c="2"/>│ <text:s text:c="2"/>├── .gitignore</text:p>
      <text:p text:style-name="P1">│ <text:s text:c="2"/>│ <text:s text:c="2"/>│ <text:s text:c="2"/>├── m61-test.ini</text:p>
      <text:p text:style-name="P1">│ <text:s text:c="2"/>│ <text:s text:c="2"/>│ <text:s text:c="2"/>├── mod_core_sim.hal</text:p>
      <text:p text:style-name="P1">│ <text:s text:c="2"/>│ <text:s text:c="2"/>│ <text:s text:c="2"/>├── postgui.hal</text:p>
      <text:p text:style-name="P1">│ <text:s text:c="2"/>│ <text:s text:c="2"/>│ <text:s text:c="2"/>├── test.sh*</text:p>
      <text:p text:style-name="P1">│ <text:s text:c="2"/>│ <text:s text:c="2"/>│ <text:s text:c="2"/>└── test-ui.py*</text:p>
      <text:p text:style-name="P1">│ <text:s text:c="2"/>│ <text:s text:c="2"/>├── README</text:p>
      <text:p text:style-name="P1">│ <text:s text:c="2"/>│ <text:s text:c="2"/>├── reload-tool/</text:p>
      <text:p text:style-name="P1">│ <text:s text:c="2"/>│ <text:s text:c="2"/>│ <text:s text:c="2"/>├── checkresult*</text:p>
      <text:p text:style-name="P1">│ <text:s text:c="2"/>│ <text:s text:c="2"/>│ <text:s text:c="2"/>├── core_sim.hal</text:p>
      <text:p text:style-name="P1">│ <text:s text:c="2"/>│ <text:s text:c="2"/>│ <text:s text:c="2"/>├── non-random/</text:p>
      <text:p text:style-name="P1">│ <text:s text:c="2"/>│ <text:s text:c="2"/>│ <text:s text:c="2"/>│ <text:s text:c="2"/>├── checkresult -&gt; ../checkresult*</text:p>
      <text:p text:style-name="P1">│ <text:s text:c="2"/>│ <text:s text:c="2"/>│ <text:s text:c="2"/>│ <text:s text:c="2"/>├── core_sim.hal -&gt; ../core_sim.hal</text:p>
      <text:p text:style-name="P1">│ <text:s text:c="2"/>│ <text:s text:c="2"/>│ <text:s text:c="2"/>│ <text:s text:c="2"/>├── postgui.hal -&gt; ../postgui.hal</text:p>
      <text:p text:style-name="P1">│ <text:s text:c="2"/>│ <text:s text:c="2"/>│ <text:s text:c="2"/>│ <text:s text:c="2"/>├── test.ini</text:p>
      <text:p text:style-name="P1">│ <text:s text:c="2"/>│ <text:s text:c="2"/>│ <text:s text:c="2"/>│ <text:s text:c="2"/>├── test.sh -&gt; ../shared-test.sh*</text:p>
      <text:p text:style-name="P1">│ <text:s text:c="2"/>│ <text:s text:c="2"/>│ <text:s text:c="2"/>│ <text:s text:c="2"/>└── test-ui.py*</text:p>
      <text:p text:style-name="P1">│ <text:s text:c="2"/>│ <text:s text:c="2"/>│ <text:s text:c="2"/>├── postgui.hal</text:p>
      <text:p text:style-name="P1">│ <text:s text:c="2"/>│ <text:s text:c="2"/>│ <text:s text:c="2"/>├── random/</text:p>
      <text:p text:style-name="P1">│ <text:s text:c="2"/>│ <text:s text:c="2"/>│ <text:s text:c="2"/>│ <text:s text:c="2"/>├── checkresult -&gt; ../checkresult*</text:p>
      <text:p text:style-name="P1"><text:soft-page-break/>│ <text:s text:c="2"/>│ <text:s text:c="2"/>│ <text:s text:c="2"/>│ <text:s text:c="2"/>├── core_sim.hal -&gt; ../core_sim.hal</text:p>
      <text:p text:style-name="P1">│ <text:s text:c="2"/>│ <text:s text:c="2"/>│ <text:s text:c="2"/>│ <text:s text:c="2"/>├── postgui.hal -&gt; ../postgui.hal</text:p>
      <text:p text:style-name="P1">│ <text:s text:c="2"/>│ <text:s text:c="2"/>│ <text:s text:c="2"/>│ <text:s text:c="2"/>├── test.ini</text:p>
      <text:p text:style-name="P1">│ <text:s text:c="2"/>│ <text:s text:c="2"/>│ <text:s text:c="2"/>│ <text:s text:c="2"/>├── test.sh -&gt; ../shared-test.sh*</text:p>
      <text:p text:style-name="P1">│ <text:s text:c="2"/>│ <text:s text:c="2"/>│ <text:s text:c="2"/>│ <text:s text:c="2"/>└── test-ui.py*</text:p>
      <text:p text:style-name="P1">│ <text:s text:c="2"/>│ <text:s text:c="2"/>│ <text:s text:c="2"/>├── README</text:p>
      <text:p text:style-name="P1">│ <text:s text:c="2"/>│ <text:s text:c="2"/>│ <text:s text:c="2"/>├── shared-test.sh*</text:p>
      <text:p text:style-name="P1">│ <text:s text:c="2"/>│ <text:s text:c="2"/>│ <text:s text:c="2"/>└── simpockets.tbl.save</text:p>
      <text:p text:style-name="P1">│ <text:s text:c="2"/>│ <text:s text:c="2"/>├── shared-checkresult*</text:p>
      <text:p text:style-name="P1">│ <text:s text:c="2"/>│ <text:s text:c="2"/>├── simpockets.tbl.original</text:p>
      <text:p text:style-name="P1">│ <text:s text:c="2"/>│ <text:s text:c="2"/>├── subs/</text:p>
      <text:p text:style-name="P1">│ <text:s text:c="2"/>│ <text:s text:c="2"/>│ <text:s text:c="2"/>└── M100*</text:p>
      <text:p text:style-name="P1">│ <text:s text:c="2"/>│ <text:s text:c="2"/>└── toolno-pocket-differ/</text:p>
      <text:p text:style-name="P1">│ <text:s text:c="2"/>│ <text:s text:c="6"/>├── nonrandom/</text:p>
      <text:p text:style-name="P1">│ <text:s text:c="2"/>│ <text:s text:c="6"/>│ <text:s text:c="2"/>├── checkresult -&gt; ../../shared-checkresult*</text:p>
      <text:p text:style-name="P1">│ <text:s text:c="2"/>│ <text:s text:c="6"/>│ <text:s text:c="2"/>├── expected-gcode-output</text:p>
      <text:p text:style-name="P1">│ <text:s text:c="2"/>│ <text:s text:c="6"/>│ <text:s text:c="2"/>├── sim.ini</text:p>
      <text:p text:style-name="P1">│ <text:s text:c="2"/>│ <text:s text:c="6"/>│ <text:s text:c="2"/>└── test.sh -&gt; ../shared-test.sh*</text:p>
      <text:p text:style-name="P1">│ <text:s text:c="2"/>│ <text:s text:c="6"/>├── random/</text:p>
      <text:p text:style-name="P1">│ <text:s text:c="2"/>│ <text:s text:c="6"/>│ <text:s text:c="2"/>├── checkresult -&gt; ../../shared-checkresult*</text:p>
      <text:p text:style-name="P1">│ <text:s text:c="2"/>│ <text:s text:c="6"/>│ <text:s text:c="2"/>├── expected-gcode-output</text:p>
      <text:p text:style-name="P1">│ <text:s text:c="2"/>│ <text:s text:c="6"/>│ <text:s text:c="2"/>├── sim.ini</text:p>
      <text:p text:style-name="P1">│ <text:s text:c="2"/>│ <text:s text:c="6"/>│ <text:s text:c="2"/>└── test.sh -&gt; ../shared-test.sh*</text:p>
      <text:p text:style-name="P1">│ <text:s text:c="2"/>│ <text:s text:c="6"/>└── shared-test.sh*</text:p>
      <text:p text:style-name="P1">│ <text:s text:c="2"/>├── trajectory-planner/</text:p>
      <text:p text:style-name="P1">│ <text:s text:c="2"/>│ <text:s text:c="2"/>└── circular-arcs/</text:p>
      <text:p text:style-name="P1">│ <text:s text:c="2"/>│ <text:s text:c="6"/>├── build-debug.sh*</text:p>
      <text:p text:style-name="P1">│ <text:s text:c="2"/>│ <text:s text:c="6"/>├── build-profile.sh*</text:p>
      <text:p text:style-name="P1">│ <text:s text:c="2"/>│ <text:s text:c="6"/>├── build-release.sh*</text:p>
      <text:p text:style-name="P1">│ <text:s text:c="2"/>│ <text:s text:c="6"/>├── checkresult*</text:p>
      <text:p text:style-name="P1">│ <text:s text:c="2"/>│ <text:s text:c="6"/>├── configs/</text:p>
      <text:p text:style-name="P1">│ <text:s text:c="2"/>│ <text:s text:c="6"/>│ <text:s text:c="2"/>├── 9axis.ini</text:p>
      <text:p text:style-name="P1">│ <text:s text:c="2"/>│ <text:s text:c="6"/>│ <text:s text:c="2"/>├── add_hal_symlinks.sh*</text:p>
      <text:p text:style-name="P1">│ <text:s text:c="2"/>│ <text:s text:c="6"/>│ <text:s text:c="2"/>├── axis-A.tcl</text:p>
      <text:p text:style-name="P1">│ <text:s text:c="2"/>│ <text:s text:c="6"/>│ <text:s text:c="2"/>├── axis_manualtoolchange.hal -&gt; ../../../../configs/sim/axis_manualtoolchange.hal</text:p>
      <text:p text:style-name="P1">│ <text:s text:c="2"/>│ <text:s text:c="6"/>│ <text:s text:c="2"/>├── axis_mm.ini</text:p>
      <text:p text:style-name="P1">│ <text:s text:c="2"/>│ <text:s text:c="6"/>│ <text:s text:c="2"/>├── axis-X.tcl</text:p>
      <text:p text:style-name="P1">│ <text:s text:c="2"/>│ <text:s text:c="6"/>│ <text:s text:c="2"/>├── axis-Y.tcl</text:p>
      <text:p text:style-name="P1">│ <text:s text:c="2"/>│ <text:s text:c="6"/>│ <text:s text:c="2"/>├── axis-Z.tcl</text:p>
      <text:p text:style-name="P1">│ <text:s text:c="2"/>│ <text:s text:c="6"/>│ <text:s text:c="2"/>├── core_sim9.hal -&gt; ../../../../configs/sim/core_sim9.hal</text:p>
      <text:p text:style-name="P1">│ <text:s text:c="2"/>│ <text:s text:c="6"/>│ <text:s text:c="2"/>├── core_sim_components.hal</text:p>
      <text:p text:style-name="P1">│ <text:s text:c="2"/>│ <text:s text:c="6"/>│ <text:s text:c="2"/>├── postgui.hal</text:p>
      <text:p text:style-name="P1">│ <text:s text:c="2"/>│ <text:s text:c="6"/>│ <text:s text:c="2"/>├── sim.tbl</text:p>
      <text:p text:style-name="P1">│ <text:s text:c="2"/>│ <text:s text:c="6"/>│ <text:s text:c="2"/>├── test_status.tcl</text:p>
      <text:p text:style-name="P1">│ <text:s text:c="2"/>│ <text:s text:c="6"/>│ <text:s text:c="2"/>├── vcp.xml</text:p>
      <text:p text:style-name="P1">│ <text:s text:c="2"/>│ <text:s text:c="6"/>│ <text:s text:c="2"/>├── XY.ini</text:p>
      <text:p text:style-name="P1">│ <text:s text:c="2"/>│ <text:s text:c="6"/>│ <text:s text:c="2"/>├── XY_slowZ.ini</text:p>
      <text:p text:style-name="P1">│ <text:s text:c="2"/>│ <text:s text:c="6"/>│ <text:s text:c="2"/>├── XYZ_fast.ini</text:p>
      <text:p text:style-name="P1">│ <text:s text:c="2"/>│ <text:s text:c="6"/>│ <text:s text:c="2"/>├── XYZ.ini</text:p>
      <text:p text:style-name="P1">│ <text:s text:c="2"/>│ <text:s text:c="6"/>│ <text:s text:c="2"/>├── XYZ_medium.ini</text:p>
      <text:p text:style-name="P1">│ <text:s text:c="2"/>│ <text:s text:c="6"/>│ <text:s text:c="2"/>├── XYZ_nospindle.ini</text:p>
      <text:p text:style-name="P1">│ <text:s text:c="2"/>│ <text:s text:c="6"/>│ <text:s text:c="2"/>├── XYZ_uneven.ini</text:p>
      <text:p text:style-name="P1">│ <text:s text:c="2"/>│ <text:s text:c="6"/>│ <text:s text:c="2"/>└── XZ.ini</text:p>
      <text:p text:style-name="P1">│ <text:s text:c="2"/>│ <text:s text:c="6"/>├── linuxcnc_control.py</text:p>
      <text:p text:style-name="P1"><text:soft-page-break/>│ <text:s text:c="2"/>│ <text:s text:c="6"/>├── machine_setup.py*</text:p>
      <text:p text:style-name="P1">│ <text:s text:c="2"/>│ <text:s text:c="6"/>├── nc_files/</text:p>
      <text:p text:style-name="P1">│ <text:s text:c="2"/>│ <text:s text:c="6"/>│ <text:s text:c="2"/>├── arc-feed/</text:p>
      <text:p text:style-name="P1">│ <text:s text:c="2"/>│ <text:s text:c="6"/>│ <text:s text:c="2"/>│ <text:s text:c="2"/>├── arc_maxvel_xy.ngc</text:p>
      <text:p text:style-name="P1">│ <text:s text:c="2"/>│ <text:s text:c="6"/>│ <text:s text:c="2"/>│ <text:s text:c="2"/>├── arc_time.ngc</text:p>
      <text:p text:style-name="P1">│ <text:s text:c="2"/>│ <text:s text:c="6"/>│ <text:s text:c="2"/>│ <text:s text:c="2"/>├── basic_xy.ngc</text:p>
      <text:p text:style-name="P1">│ <text:s text:c="2"/>│ <text:s text:c="6"/>│ <text:s text:c="2"/>│ <text:s text:c="2"/>├── full_xy.ngc</text:p>
      <text:p text:style-name="P1">│ <text:s text:c="2"/>│ <text:s text:c="6"/>│ <text:s text:c="2"/>│ <text:s text:c="2"/>├── full_xz.ngc</text:p>
      <text:p text:style-name="P1">│ <text:s text:c="2"/>│ <text:s text:c="6"/>│ <text:s text:c="2"/>│ <text:s text:c="2"/>├── full_yz.ngc</text:p>
      <text:p text:style-name="P1">│ <text:s text:c="2"/>│ <text:s text:c="6"/>│ <text:s text:c="2"/>│ <text:s text:c="2"/>├── simple_arc2.ngc</text:p>
      <text:p text:style-name="P1">│ <text:s text:c="2"/>│ <text:s text:c="6"/>│ <text:s text:c="2"/>│ <text:s text:c="2"/>└── simple_arc3.ngc</text:p>
      <text:p text:style-name="P1">│ <text:s text:c="2"/>│ <text:s text:c="6"/>│ <text:s text:c="2"/>├── arc-intersections/</text:p>
      <text:p text:style-name="P1">│ <text:s text:c="2"/>│ <text:s text:c="6"/>│ <text:s text:c="2"/>│ <text:s text:c="2"/>├── arc-arc-concave-convex.ngc</text:p>
      <text:p text:style-name="P1">│ <text:s text:c="2"/>│ <text:s text:c="6"/>│ <text:s text:c="2"/>│ <text:s text:c="2"/>├── arc-arc-convex-concave.ngc</text:p>
      <text:p text:style-name="P1">│ <text:s text:c="2"/>│ <text:s text:c="6"/>│ <text:s text:c="2"/>│ <text:s text:c="2"/>├── arc-arc-convex-convex.ngc</text:p>
      <text:p text:style-name="P1">│ <text:s text:c="2"/>│ <text:s text:c="6"/>│ <text:s text:c="2"/>│ <text:s text:c="2"/>├── arc-arc-convex.ngc</text:p>
      <text:p text:style-name="P1">│ <text:s text:c="2"/>│ <text:s text:c="6"/>│ <text:s text:c="2"/>│ <text:s text:c="2"/>├── arc-arc-neartangent.ngc</text:p>
      <text:p text:style-name="P1">│ <text:s text:c="2"/>│ <text:s text:c="6"/>│ <text:s text:c="2"/>│ <text:s text:c="2"/>├── arc-arc-planeswitch.ngc</text:p>
      <text:p text:style-name="P1">│ <text:s text:c="2"/>│ <text:s text:c="6"/>│ <text:s text:c="2"/>│ <text:s text:c="2"/>├── arc-arc-sawtooth.ngc</text:p>
      <text:p text:style-name="P1">│ <text:s text:c="2"/>│ <text:s text:c="6"/>│ <text:s text:c="2"/>│ <text:s text:c="2"/>├── arc-arc-test.ngc</text:p>
      <text:p text:style-name="P1">│ <text:s text:c="2"/>│ <text:s text:c="6"/>│ <text:s text:c="2"/>│ <text:s text:c="2"/>├── arc-terminal.ngc</text:p>
      <text:p text:style-name="P1">│ <text:s text:c="2"/>│ <text:s text:c="6"/>│ <text:s text:c="2"/>│ <text:s text:c="2"/>├── blur_torus.ngc</text:p>
      <text:p text:style-name="P1">│ <text:s text:c="2"/>│ <text:s text:c="6"/>│ <text:s text:c="2"/>│ <text:s text:c="2"/>├── line-arc-burnin.ngc</text:p>
      <text:p text:style-name="P1">│ <text:s text:c="2"/>│ <text:s text:c="6"/>│ <text:s text:c="2"/>│ <text:s text:c="2"/>├── linearc-convex.ngc</text:p>
      <text:p text:style-name="P1">│ <text:s text:c="2"/>│ <text:s text:c="6"/>│ <text:s text:c="2"/>│ <text:s text:c="2"/>├── linearc-end-overrun.ngc</text:p>
      <text:p text:style-name="P1">│ <text:s text:c="2"/>│ <text:s text:c="6"/>│ <text:s text:c="2"/>│ <text:s text:c="2"/>├── linearc.ngc</text:p>
      <text:p text:style-name="P1">│ <text:s text:c="2"/>│ <text:s text:c="6"/>│ <text:s text:c="2"/>│ <text:s text:c="2"/>├── linearc-stellabee.ngc</text:p>
      <text:p text:style-name="P1">│ <text:s text:c="2"/>│ <text:s text:c="6"/>│ <text:s text:c="2"/>│ <text:s text:c="2"/>└── tort-sam-mach3.ngc</text:p>
      <text:p text:style-name="P1">│ <text:s text:c="2"/>│ <text:s text:c="6"/>│ <text:s text:c="2"/>├── auto-test/</text:p>
      <text:p text:style-name="P1">│ <text:s text:c="2"/>│ <text:s text:c="6"/>│ <text:s text:c="2"/>│ <text:s text:c="2"/>├── arc-feed -&gt; ../arc-feed//</text:p>
      <text:p text:style-name="P1">│ <text:s text:c="2"/>│ <text:s text:c="6"/>│ <text:s text:c="2"/>│ <text:s text:c="2"/>├── arc-intersections -&gt; ../arc-intersections//</text:p>
      <text:p text:style-name="P1">│ <text:s text:c="2"/>│ <text:s text:c="6"/>│ <text:s text:c="2"/>│ <text:s text:c="2"/>├── performance -&gt; ../performance//</text:p>
      <text:p text:style-name="P1">│ <text:s text:c="2"/>│ <text:s text:c="6"/>│ <text:s text:c="2"/>│ <text:s text:c="2"/>├── quick-tests -&gt; ../quick-tests//</text:p>
      <text:p text:style-name="P1">│ <text:s text:c="2"/>│ <text:s text:c="6"/>│ <text:s text:c="2"/>│ <text:s text:c="2"/>├── spindle -&gt; ../spindle//</text:p>
      <text:p text:style-name="P1">│ <text:s text:c="2"/>│ <text:s text:c="6"/>│ <text:s text:c="2"/>│ <text:s text:c="2"/>├── violation_checks -&gt; ../violation_checks//</text:p>
      <text:p text:style-name="P1">│ <text:s text:c="2"/>│ <text:s text:c="6"/>│ <text:s text:c="2"/>│ <text:s text:c="2"/>└── XYtests -&gt; ../XYtests/</text:p>
      <text:p text:style-name="P1">│ <text:s text:c="2"/>│ <text:s text:c="6"/>│ <text:s text:c="2"/>├── diagnostic/</text:p>
      <text:p text:style-name="P1">│ <text:s text:c="2"/>│ <text:s text:c="6"/>│ <text:s text:c="2"/>│ <text:s text:c="2"/>├── abc_tangent.ngc</text:p>
      <text:p text:style-name="P1">│ <text:s text:c="2"/>│ <text:s text:c="6"/>│ <text:s text:c="2"/>│ <text:s text:c="2"/>├── adjustment.ngc</text:p>
      <text:p text:style-name="P1">│ <text:s text:c="2"/>│ <text:s text:c="6"/>│ <text:s text:c="2"/>│ <text:s text:c="2"/>├── arc-with-spiral.ngc</text:p>
      <text:p text:style-name="P1">│ <text:s text:c="2"/>│ <text:s text:c="6"/>│ <text:s text:c="2"/>│ <text:s text:c="2"/>├── bad_spirals_1.ngc</text:p>
      <text:p text:style-name="P1">│ <text:s text:c="2"/>│ <text:s text:c="6"/>│ <text:s text:c="2"/>│ <text:s text:c="2"/>├── bad_spirals_comp.ngc</text:p>
      <text:p text:style-name="P1">│ <text:s text:c="2"/>│ <text:s text:c="6"/>│ <text:s text:c="2"/>│ <text:s text:c="2"/>├── bad_spirals_lathe.ngc</text:p>
      <text:p text:style-name="P1">│ <text:s text:c="2"/>│ <text:s text:c="6"/>│ <text:s text:c="2"/>│ <text:s text:c="2"/>├── default_tolerance_check.ngc</text:p>
      <text:p text:style-name="P1">│ <text:s text:c="2"/>│ <text:s text:c="6"/>│ <text:s text:c="2"/>│ <text:s text:c="2"/>├── feed-tracking-test.ngc</text:p>
      <text:p text:style-name="P1">│ <text:s text:c="2"/>│ <text:s text:c="6"/>│ <text:s text:c="2"/>│ <text:s text:c="2"/>├── helix_slowdown.ngc</text:p>
      <text:p text:style-name="P1">│ <text:s text:c="2"/>│ <text:s text:c="6"/>│ <text:s text:c="2"/>│ <text:s text:c="2"/>├── lineno-test.ngc</text:p>
      <text:p text:style-name="P1">│ <text:s text:c="2"/>│ <text:s text:c="6"/>│ <text:s text:c="2"/>│ <text:s text:c="2"/>├── modal_state_test.ngc</text:p>
      <text:p text:style-name="P1">│ <text:s text:c="2"/>│ <text:s text:c="6"/>│ <text:s text:c="2"/>│ <text:s text:c="2"/>├── parabolic_split1.ngc</text:p>
      <text:p text:style-name="P1">│ <text:s text:c="2"/>│ <text:s text:c="6"/>│ <text:s text:c="2"/>│ <text:s text:c="2"/>├── rgh.ngc</text:p>
      <text:p text:style-name="P1">│ <text:s text:c="2"/>│ <text:s text:c="6"/>│ <text:s text:c="2"/>│ <text:s text:c="2"/>├── ripple1.ngc</text:p>
      <text:p text:style-name="P1">│ <text:s text:c="2"/>│ <text:s text:c="6"/>│ <text:s text:c="2"/>│ <text:s text:c="2"/>├── simple_blend.ngc</text:p>
      <text:p text:style-name="P1">│ <text:s text:c="2"/>│ <text:s text:c="6"/>│ <text:s text:c="2"/>│ <text:s text:c="2"/>├── spiral_aggressive.ngc</text:p>
      <text:p text:style-name="P1">│ <text:s text:c="2"/>│ <text:s text:c="6"/>│ <text:s text:c="2"/>│ <text:s text:c="2"/>├── tangent_check.ngc</text:p>
      <text:p text:style-name="P1">│ <text:s text:c="2"/>│ <text:s text:c="6"/>│ <text:s text:c="2"/>│ <text:s text:c="2"/>└── test-active-states.ngc</text:p>
      <text:p text:style-name="P1"><text:soft-page-break/>│ <text:s text:c="2"/>│ <text:s text:c="6"/>│ <text:s text:c="2"/>├── interp_state/</text:p>
      <text:p text:style-name="P1">│ <text:s text:c="2"/>│ <text:s text:c="6"/>│ <text:s text:c="2"/>│ <text:s text:c="2"/>├── sloc_testing.ngc</text:p>
      <text:p text:style-name="P1">│ <text:s text:c="2"/>│ <text:s text:c="6"/>│ <text:s text:c="2"/>│ <text:s text:c="2"/>└── sloc_toolchange.ngc</text:p>
      <text:p text:style-name="P1">│ <text:s text:c="2"/>│ <text:s text:c="6"/>│ <text:s text:c="2"/>├── performance/</text:p>
      <text:p text:style-name="P1">│ <text:s text:c="2"/>│ <text:s text:c="6"/>│ <text:s text:c="2"/>│ <text:s text:c="2"/>├── 3D_Chips.ngc</text:p>
      <text:p text:style-name="P1">│ <text:s text:c="2"/>│ <text:s text:c="6"/>│ <text:s text:c="2"/>│ <text:s text:c="2"/>├── arc_parabolic.ngc</text:p>
      <text:p text:style-name="P1">│ <text:s text:c="2"/>│ <text:s text:c="6"/>│ <text:s text:c="2"/>│ <text:s text:c="2"/>├── bezel_ex_37tick.ngc</text:p>
      <text:p text:style-name="P1">│ <text:s text:c="2"/>│ <text:s text:c="6"/>│ <text:s text:c="2"/>│ <text:s text:c="2"/>├── blur_torus.ngc</text:p>
      <text:p text:style-name="P1">│ <text:s text:c="2"/>│ <text:s text:c="6"/>│ <text:s text:c="2"/>│ <text:s text:c="2"/>├── cap.ngc</text:p>
      <text:p text:style-name="P1">│ <text:s text:c="2"/>│ <text:s text:c="6"/>│ <text:s text:c="2"/>│ <text:s text:c="2"/>├── Cereal.ngc</text:p>
      <text:p text:style-name="P1">│ <text:s text:c="2"/>│ <text:s text:c="6"/>│ <text:s text:c="2"/>│ <text:s text:c="2"/>├── circle_small_segments_ncd.ngc</text:p>
      <text:p text:style-name="P1">│ <text:s text:c="2"/>│ <text:s text:c="6"/>│ <text:s text:c="2"/>│ <text:s text:c="2"/>├── contour.ngc</text:p>
      <text:p text:style-name="P1">│ <text:s text:c="2"/>│ <text:s text:c="6"/>│ <text:s text:c="2"/>│ <text:s text:c="2"/>├── LHchips4.ngc</text:p>
      <text:p text:style-name="P1">│ <text:s text:c="2"/>│ <text:s text:c="6"/>│ <text:s text:c="2"/>│ <text:s text:c="2"/>├── line-contouring-xz.ngc</text:p>
      <text:p text:style-name="P1">│ <text:s text:c="2"/>│ <text:s text:c="6"/>│ <text:s text:c="2"/>│ <text:s text:c="2"/>├── Pasta.ngc</text:p>
      <text:p text:style-name="P1">│ <text:s text:c="2"/>│ <text:s text:c="6"/>│ <text:s text:c="2"/>│ <text:s text:c="2"/>├── random_lines_0.001in.ngc</text:p>
      <text:p text:style-name="P1">│ <text:s text:c="2"/>│ <text:s text:c="6"/>│ <text:s text:c="2"/>│ <text:s text:c="2"/>├── short_segments_0.001.ngc</text:p>
      <text:p text:style-name="P1">│ <text:s text:c="2"/>│ <text:s text:c="6"/>│ <text:s text:c="2"/>│ <text:s text:c="2"/>├── spiral_circular_segments.ngc</text:p>
      <text:p text:style-name="P1">│ <text:s text:c="2"/>│ <text:s text:c="6"/>│ <text:s text:c="2"/>│ <text:s text:c="2"/>├── spiral-circular-segments.ngc</text:p>
      <text:p text:style-name="P1">│ <text:s text:c="2"/>│ <text:s text:c="6"/>│ <text:s text:c="2"/>│ <text:s text:c="2"/>├── spiral_lines.ngc</text:p>
      <text:p text:style-name="P1">│ <text:s text:c="2"/>│ <text:s text:c="6"/>│ <text:s text:c="2"/>│ <text:s text:c="2"/>├── stellabee1.ngc</text:p>
      <text:p text:style-name="P1">│ <text:s text:c="2"/>│ <text:s text:c="6"/>│ <text:s text:c="2"/>│ <text:s text:c="2"/>├── straight_short_lines_X.ngc</text:p>
      <text:p text:style-name="P1">│ <text:s text:c="2"/>│ <text:s text:c="6"/>│ <text:s text:c="2"/>│ <text:s text:c="2"/>├── test_12mmflat.ngc</text:p>
      <text:p text:style-name="P1">│ <text:s text:c="2"/>│ <text:s text:c="6"/>│ <text:s text:c="2"/>│ <text:s text:c="2"/>├── tight-corner-tolerance.ngc</text:p>
      <text:p text:style-name="P1">│ <text:s text:c="2"/>│ <text:s text:c="6"/>│ <text:s text:c="2"/>│ <text:s text:c="2"/>├── tort.ngc</text:p>
      <text:p text:style-name="P1">│ <text:s text:c="2"/>│ <text:s text:c="6"/>│ <text:s text:c="2"/>│ <text:s text:c="2"/>├── tort-sam-mach3.ngc</text:p>
      <text:p text:style-name="P1">│ <text:s text:c="2"/>│ <text:s text:c="6"/>│ <text:s text:c="2"/>│ <text:s text:c="2"/>├── trochoidal.ngc</text:p>
      <text:p text:style-name="P1">│ <text:s text:c="2"/>│ <text:s text:c="6"/>│ <text:s text:c="2"/>│ <text:s text:c="2"/>├── wheels.ngc</text:p>
      <text:p text:style-name="P1">│ <text:s text:c="2"/>│ <text:s text:c="6"/>│ <text:s text:c="2"/>│ <text:s text:c="2"/>├── zigzag_0.002_0.0005.ngc</text:p>
      <text:p text:style-name="P1">│ <text:s text:c="2"/>│ <text:s text:c="6"/>│ <text:s text:c="2"/>│ <text:s text:c="2"/>└── zigzag_0.002_0.001.ngc</text:p>
      <text:p text:style-name="P1">│ <text:s text:c="2"/>│ <text:s text:c="6"/>│ <text:s text:c="2"/>├── quick-tests/</text:p>
      <text:p text:style-name="P1">│ <text:s text:c="2"/>│ <text:s text:c="6"/>│ <text:s text:c="2"/>│ <text:s text:c="2"/>├── arc-arc-concave-convex.ngc</text:p>
      <text:p text:style-name="P1">│ <text:s text:c="2"/>│ <text:s text:c="6"/>│ <text:s text:c="2"/>│ <text:s text:c="2"/>├── arc-arc-convex-concave.ngc</text:p>
      <text:p text:style-name="P1">│ <text:s text:c="2"/>│ <text:s text:c="6"/>│ <text:s text:c="2"/>│ <text:s text:c="2"/>├── arc-arc-convex-convex.ngc</text:p>
      <text:p text:style-name="P1">│ <text:s text:c="2"/>│ <text:s text:c="6"/>│ <text:s text:c="2"/>│ <text:s text:c="2"/>├── arc-arc-convex.ngc</text:p>
      <text:p text:style-name="P1">│ <text:s text:c="2"/>│ <text:s text:c="6"/>│ <text:s text:c="2"/>│ <text:s text:c="2"/>├── arc-arc-neartangent.ngc</text:p>
      <text:p text:style-name="P1">│ <text:s text:c="2"/>│ <text:s text:c="6"/>│ <text:s text:c="2"/>│ <text:s text:c="2"/>├── arc-arc-planeswitch.ngc</text:p>
      <text:p text:style-name="P1">│ <text:s text:c="2"/>│ <text:s text:c="6"/>│ <text:s text:c="2"/>│ <text:s text:c="2"/>├── arc-arc-sawtooth.ngc</text:p>
      <text:p text:style-name="P1">│ <text:s text:c="2"/>│ <text:s text:c="6"/>│ <text:s text:c="2"/>│ <text:s text:c="2"/>├── arc-arc-test.ngc</text:p>
      <text:p text:style-name="P1">│ <text:s text:c="2"/>│ <text:s text:c="6"/>│ <text:s text:c="2"/>│ <text:s text:c="2"/>├── arceye-circle-slowdown.ngc</text:p>
      <text:p text:style-name="P1">│ <text:s text:c="2"/>│ <text:s text:c="6"/>│ <text:s text:c="2"/>│ <text:s text:c="2"/>├── arc_parabolic_blend.ngc</text:p>
      <text:p text:style-name="P1">│ <text:s text:c="2"/>│ <text:s text:c="6"/>│ <text:s text:c="2"/>│ <text:s text:c="2"/>├── arc-slowdown.ngc</text:p>
      <text:p text:style-name="P1">│ <text:s text:c="2"/>│ <text:s text:c="6"/>│ <text:s text:c="2"/>│ <text:s text:c="2"/>├── arc_splitting_0.90.ngc</text:p>
      <text:p text:style-name="P1">│ <text:s text:c="2"/>│ <text:s text:c="6"/>│ <text:s text:c="2"/>│ <text:s text:c="2"/>├── arc-terminal.ngc</text:p>
      <text:p text:style-name="P1">│ <text:s text:c="2"/>│ <text:s text:c="6"/>│ <text:s text:c="2"/>│ <text:s text:c="2"/>├── arc_test_1.ngc</text:p>
      <text:p text:style-name="P1">│ <text:s text:c="2"/>│ <text:s text:c="6"/>│ <text:s text:c="2"/>│ <text:s text:c="2"/>├── axis_letter.ngc</text:p>
      <text:p text:style-name="P1">│ <text:s text:c="2"/>│ <text:s text:c="6"/>│ <text:s text:c="2"/>│ <text:s text:c="2"/>├── corner_decel.ngc</text:p>
      <text:p text:style-name="P1">│ <text:s text:c="2"/>│ <text:s text:c="6"/>│ <text:s text:c="2"/>│ <text:s text:c="2"/>├── cradek_accel_issue.ngc</text:p>
      <text:p text:style-name="P1">│ <text:s text:c="2"/>│ <text:s text:c="6"/>│ <text:s text:c="2"/>│ <text:s text:c="2"/>├── dodecagon_0.1in.ngc</text:p>
      <text:p text:style-name="P1">│ <text:s text:c="2"/>│ <text:s text:c="6"/>│ <text:s text:c="2"/>│ <text:s text:c="2"/>├── g0_corners.ngc</text:p>
      <text:p text:style-name="P1">│ <text:s text:c="2"/>│ <text:s text:c="6"/>│ <text:s text:c="2"/>│ <text:s text:c="2"/>├── linearc-convex.ngc</text:p>
      <text:p text:style-name="P1">│ <text:s text:c="2"/>│ <text:s text:c="6"/>│ <text:s text:c="2"/>│ <text:s text:c="2"/>├── linearc-end-overrun.ngc</text:p>
      <text:p text:style-name="P1">│ <text:s text:c="2"/>│ <text:s text:c="6"/>│ <text:s text:c="2"/>│ <text:s text:c="2"/>├── line-arc.ngc</text:p>
      <text:p text:style-name="P1">│ <text:s text:c="2"/>│ <text:s text:c="6"/>│ <text:s text:c="2"/>│ <text:s text:c="2"/>├── linearc.ngc</text:p>
      <text:p text:style-name="P1">│ <text:s text:c="2"/>│ <text:s text:c="6"/>│ <text:s text:c="2"/>│ <text:s text:c="2"/>├── linearc-stellabee.ngc</text:p>
      <text:p text:style-name="P1"><text:soft-page-break/>│ <text:s text:c="2"/>│ <text:s text:c="6"/>│ <text:s text:c="2"/>│ <text:s text:c="2"/>├── long-kink.ngc</text:p>
      <text:p text:style-name="P1">│ <text:s text:c="2"/>│ <text:s text:c="6"/>│ <text:s text:c="2"/>│ <text:s text:c="2"/>├── naive_cam_corner1.ngc</text:p>
      <text:p text:style-name="P1">│ <text:s text:c="2"/>│ <text:s text:c="6"/>│ <text:s text:c="2"/>│ <text:s text:c="2"/>├── naive_cam_corner2.ngc</text:p>
      <text:p text:style-name="P1">│ <text:s text:c="2"/>│ <text:s text:c="6"/>│ <text:s text:c="2"/>│ <text:s text:c="2"/>├── naive_cam_reversal.ngc</text:p>
      <text:p text:style-name="P1">│ <text:s text:c="2"/>│ <text:s text:c="6"/>│ <text:s text:c="2"/>│ <text:s text:c="2"/>├── parabolic_bump.ngc</text:p>
      <text:p text:style-name="P1">│ <text:s text:c="2"/>│ <text:s text:c="6"/>│ <text:s text:c="2"/>│ <text:s text:c="2"/>├── parabolic_test.ngc</text:p>
      <text:p text:style-name="P1">│ <text:s text:c="2"/>│ <text:s text:c="6"/>│ <text:s text:c="2"/>│ <text:s text:c="2"/>├── parabolic-tight.ngc</text:p>
      <text:p text:style-name="P1">│ <text:s text:c="2"/>│ <text:s text:c="6"/>│ <text:s text:c="2"/>│ <text:s text:c="2"/>├── parabolic_varying.ngc</text:p>
      <text:p text:style-name="P1">│ <text:s text:c="2"/>│ <text:s text:c="6"/>│ <text:s text:c="2"/>│ <text:s text:c="2"/>├── ramp_test.ngc</text:p>
      <text:p text:style-name="P1">│ <text:s text:c="2"/>│ <text:s text:c="6"/>│ <text:s text:c="2"/>│ <text:s text:c="2"/>├── rapid_3d_corners.ngc</text:p>
      <text:p text:style-name="P1">│ <text:s text:c="2"/>│ <text:s text:c="6"/>│ <text:s text:c="2"/>│ <text:s text:c="2"/>├── rick_combine.ngc</text:p>
      <text:p text:style-name="P1">│ <text:s text:c="2"/>│ <text:s text:c="6"/>│ <text:s text:c="2"/>│ <text:s text:c="2"/>├── sam-circle_lines.ngc</text:p>
      <text:p text:style-name="P1">│ <text:s text:c="2"/>│ <text:s text:c="6"/>│ <text:s text:c="2"/>│ <text:s text:c="2"/>├── sam_tangent_slowdown.ngc</text:p>
      <text:p text:style-name="P1">│ <text:s text:c="2"/>│ <text:s text:c="6"/>│ <text:s text:c="2"/>│ <text:s text:c="2"/>├── sam-tolerance-issue.ngc</text:p>
      <text:p text:style-name="P1">│ <text:s text:c="2"/>│ <text:s text:c="6"/>│ <text:s text:c="2"/>│ <text:s text:c="2"/>├── sawtooth.ngc</text:p>
      <text:p text:style-name="P1">│ <text:s text:c="2"/>│ <text:s text:c="6"/>│ <text:s text:c="2"/>│ <text:s text:c="2"/>├── single_circle.ngc</text:p>
      <text:p text:style-name="P1">│ <text:s text:c="2"/>│ <text:s text:c="6"/>│ <text:s text:c="2"/>│ <text:s text:c="2"/>├── spindle-wait.ngc</text:p>
      <text:p text:style-name="P1">│ <text:s text:c="2"/>│ <text:s text:c="6"/>│ <text:s text:c="2"/>│ <text:s text:c="2"/>├── spiral_tangent_test.ngc</text:p>
      <text:p text:style-name="P1">│ <text:s text:c="2"/>│ <text:s text:c="6"/>│ <text:s text:c="2"/>│ <text:s text:c="2"/>├── spiral_tight_circular.ngc</text:p>
      <text:p text:style-name="P1">│ <text:s text:c="2"/>│ <text:s text:c="6"/>│ <text:s text:c="2"/>│ <text:s text:c="2"/>├── square.ngc</text:p>
      <text:p text:style-name="P1">│ <text:s text:c="2"/>│ <text:s text:c="6"/>│ <text:s text:c="2"/>│ <text:s text:c="2"/>├── square_spiral.ngc</text:p>
      <text:p text:style-name="P1">│ <text:s text:c="2"/>│ <text:s text:c="6"/>│ <text:s text:c="2"/>│ <text:s text:c="2"/>├── steve.ngc</text:p>
      <text:p text:style-name="P1">│ <text:s text:c="2"/>│ <text:s text:c="6"/>│ <text:s text:c="2"/>│ <text:s text:c="2"/>├── straight_segments.ngc</text:p>
      <text:p text:style-name="P1">│ <text:s text:c="2"/>│ <text:s text:c="6"/>│ <text:s text:c="2"/>│ <text:s text:c="2"/>├── tangent_arcs.ngc</text:p>
      <text:p text:style-name="P1">│ <text:s text:c="2"/>│ <text:s text:c="6"/>│ <text:s text:c="2"/>│ <text:s text:c="2"/>├── tangent_helix.ngc</text:p>
      <text:p text:style-name="P1">│ <text:s text:c="2"/>│ <text:s text:c="6"/>│ <text:s text:c="2"/>│ <text:s text:c="2"/>├── test_diamond.ngc</text:p>
      <text:p text:style-name="P1">│ <text:s text:c="2"/>│ <text:s text:c="6"/>│ <text:s text:c="2"/>│ <text:s text:c="2"/>├── test_sharp_corner_rapid.ngc</text:p>
      <text:p text:style-name="P1">│ <text:s text:c="2"/>│ <text:s text:c="6"/>│ <text:s text:c="2"/>│ <text:s text:c="2"/>├── test_template.ngc</text:p>
      <text:p text:style-name="P1">│ <text:s text:c="2"/>│ <text:s text:c="6"/>│ <text:s text:c="2"/>│ <text:s text:c="2"/>├── tolerance_parabolic_check2.ngc</text:p>
      <text:p text:style-name="P1">│ <text:s text:c="2"/>│ <text:s text:c="6"/>│ <text:s text:c="2"/>│ <text:s text:c="2"/>├── tolerance_parabolic_check.ngc</text:p>
      <text:p text:style-name="P1">│ <text:s text:c="2"/>│ <text:s text:c="6"/>│ <text:s text:c="2"/>│ <text:s text:c="2"/>├── zero_length_move.ngc</text:p>
      <text:p text:style-name="P1">│ <text:s text:c="2"/>│ <text:s text:c="6"/>│ <text:s text:c="2"/>│ <text:s text:c="2"/>└── zigzag_square.ngc</text:p>
      <text:p text:style-name="P1">│ <text:s text:c="2"/>│ <text:s text:c="6"/>│ <text:s text:c="2"/>├── speed-tests/</text:p>
      <text:p text:style-name="P1">│ <text:s text:c="2"/>│ <text:s text:c="6"/>│ <text:s text:c="2"/>│ <text:s text:c="2"/>└── sam-tail-slowdown.ngc</text:p>
      <text:p text:style-name="P1">│ <text:s text:c="2"/>│ <text:s text:c="6"/>│ <text:s text:c="2"/>├── spindle/</text:p>
      <text:p text:style-name="P1">│ <text:s text:c="2"/>│ <text:s text:c="6"/>│ <text:s text:c="2"/>│ <text:s text:c="2"/>├── g33_simple.ngc</text:p>
      <text:p text:style-name="P1">│ <text:s text:c="2"/>│ <text:s text:c="6"/>│ <text:s text:c="2"/>│ <text:s text:c="2"/>├── rigidtap_test.ngc</text:p>
      <text:p text:style-name="P1">│ <text:s text:c="2"/>│ <text:s text:c="6"/>│ <text:s text:c="2"/>│ <text:s text:c="2"/>├── spindle-wait.ngc</text:p>
      <text:p text:style-name="P1">│ <text:s text:c="2"/>│ <text:s text:c="6"/>│ <text:s text:c="2"/>│ <text:s text:c="2"/>├── spiral_spindleon.ngc</text:p>
      <text:p text:style-name="P1">│ <text:s text:c="2"/>│ <text:s text:c="6"/>│ <text:s text:c="2"/>│ <text:s text:c="2"/>├── straight_spindleon.ngc</text:p>
      <text:p text:style-name="P1">│ <text:s text:c="2"/>│ <text:s text:c="6"/>│ <text:s text:c="2"/>│ <text:s text:c="2"/>└── tapping.ngc</text:p>
      <text:p text:style-name="P1">│ <text:s text:c="2"/>│ <text:s text:c="6"/>│ <text:s text:c="2"/>├── violation_checks/</text:p>
      <text:p text:style-name="P1">│ <text:s text:c="2"/>│ <text:s text:c="6"/>│ <text:s text:c="2"/>│ <text:s text:c="2"/>├── 546_simplfied.ngc</text:p>
      <text:p text:style-name="P1">│ <text:s text:c="2"/>│ <text:s text:c="6"/>│ <text:s text:c="2"/>│ <text:s text:c="2"/>├── arc_vel_violation2.ngc</text:p>
      <text:p text:style-name="P1">│ <text:s text:c="2"/>│ <text:s text:c="6"/>│ <text:s text:c="2"/>│ <text:s text:c="2"/>├── bug424_long.ngc</text:p>
      <text:p text:style-name="P1">│ <text:s text:c="2"/>│ <text:s text:c="6"/>│ <text:s text:c="2"/>│ <text:s text:c="2"/>├── circular_tolerance_check.ngc</text:p>
      <text:p text:style-name="P1">│ <text:s text:c="2"/>│ <text:s text:c="6"/>│ <text:s text:c="2"/>│ <text:s text:c="2"/>├── feedtest.ngc</text:p>
      <text:p text:style-name="P1">│ <text:s text:c="2"/>│ <text:s text:c="6"/>│ <text:s text:c="2"/>│ <text:s text:c="2"/>├── full_reverse.ngc</text:p>
      <text:p text:style-name="P1">│ <text:s text:c="2"/>│ <text:s text:c="6"/>│ <text:s text:c="2"/>│ <text:s text:c="2"/>├── machinekit_412.ngc</text:p>
      <text:p text:style-name="P1">│ <text:s text:c="2"/>│ <text:s text:c="6"/>│ <text:s text:c="2"/>│ <text:s text:c="2"/>├── maxvel_violation_helical2.ngc</text:p>
      <text:p text:style-name="P1">│ <text:s text:c="2"/>│ <text:s text:c="6"/>│ <text:s text:c="2"/>│ <text:s text:c="2"/>├── maxvel_violation_helical.ngc</text:p>
      <text:p text:style-name="P1">│ <text:s text:c="2"/>│ <text:s text:c="6"/>│ <text:s text:c="2"/>│ <text:s text:c="2"/>├── maxvel_violation_line2.ngc</text:p>
      <text:p text:style-name="P1">│ <text:s text:c="2"/>│ <text:s text:c="6"/>│ <text:s text:c="2"/>│ <text:s text:c="2"/>├── maxvel_violation_line.ngc</text:p>
      <text:p text:style-name="P1">│ <text:s text:c="2"/>│ <text:s text:c="6"/>│ <text:s text:c="2"/>│ <text:s text:c="2"/>├── quick_arc.ngc</text:p>
      <text:p text:style-name="P1">│ <text:s text:c="2"/>│ <text:s text:c="6"/>│ <text:s text:c="2"/>│ <text:s text:c="2"/>├── rickg-arcs.ngc</text:p>
      <text:p text:style-name="P1"><text:soft-page-break/>│ <text:s text:c="2"/>│ <text:s text:c="6"/>│ <text:s text:c="2"/>│ <text:s text:c="2"/>├── sam-master-violation.ngc</text:p>
      <text:p text:style-name="P1">│ <text:s text:c="2"/>│ <text:s text:c="6"/>│ <text:s text:c="2"/>│ <text:s text:c="2"/>├── sam_vel_violation.ngc</text:p>
      <text:p text:style-name="P1">│ <text:s text:c="2"/>│ <text:s text:c="6"/>│ <text:s text:c="2"/>│ <text:s text:c="2"/>├── sam_violation1.ngc</text:p>
      <text:p text:style-name="P1">│ <text:s text:c="2"/>│ <text:s text:c="6"/>│ <text:s text:c="2"/>│ <text:s text:c="2"/>├── sam_violation2.ngc</text:p>
      <text:p text:style-name="P1">│ <text:s text:c="2"/>│ <text:s text:c="6"/>│ <text:s text:c="2"/>│ <text:s text:c="2"/>├── sam_violation2_verbatim.ngc</text:p>
      <text:p text:style-name="P1">│ <text:s text:c="2"/>│ <text:s text:c="6"/>│ <text:s text:c="2"/>│ <text:s text:c="2"/>├── sam_violation3.ngc</text:p>
      <text:p text:style-name="P1">│ <text:s text:c="2"/>│ <text:s text:c="6"/>│ <text:s text:c="2"/>│ <text:s text:c="2"/>├── sam_zero_length_move.ngc</text:p>
      <text:p text:style-name="P1">│ <text:s text:c="2"/>│ <text:s text:c="6"/>│ <text:s text:c="2"/>│ <text:s text:c="2"/>├── spreadsheeterrors.ngc</text:p>
      <text:p text:style-name="P1">│ <text:s text:c="2"/>│ <text:s text:c="6"/>│ <text:s text:c="2"/>│ <text:s text:c="2"/>├── stellabee-kink-test.ngc</text:p>
      <text:p text:style-name="P1">│ <text:s text:c="2"/>│ <text:s text:c="6"/>│ <text:s text:c="2"/>│ <text:s text:c="2"/>├── stellabee-violation-spirals.ngc</text:p>
      <text:p text:style-name="P1">│ <text:s text:c="2"/>│ <text:s text:c="6"/>│ <text:s text:c="2"/>│ <text:s text:c="2"/>├── stop-err.ngc</text:p>
      <text:p text:style-name="P1">│ <text:s text:c="2"/>│ <text:s text:c="6"/>│ <text:s text:c="2"/>│ <text:s text:c="2"/>├── tangent_lines_smooth.ngc</text:p>
      <text:p text:style-name="P1">│ <text:s text:c="2"/>│ <text:s text:c="6"/>│ <text:s text:c="2"/>│ <text:s text:c="2"/>├── tap-discrimant-error-orig.ngc</text:p>
      <text:p text:style-name="P1">│ <text:s text:c="2"/>│ <text:s text:c="6"/>│ <text:s text:c="2"/>│ <text:s text:c="2"/>├── tkalcevic_realtime_error.ngc</text:p>
      <text:p text:style-name="P1">│ <text:s text:c="2"/>│ <text:s text:c="6"/>│ <text:s text:c="2"/>│ <text:s text:c="2"/>└── z_jump_tangent_improvement.ngc</text:p>
      <text:p text:style-name="P1">│ <text:s text:c="2"/>│ <text:s text:c="6"/>│ <text:s text:c="2"/>├── wz-tests/</text:p>
      <text:p text:style-name="P1">│ <text:s text:c="2"/>│ <text:s text:c="6"/>│ <text:s text:c="2"/>│ <text:s text:c="2"/>├── 130207L.ngc</text:p>
      <text:p text:style-name="P1">│ <text:s text:c="2"/>│ <text:s text:c="6"/>│ <text:s text:c="2"/>│ <text:s text:c="2"/>├── 130207LZW.ngc</text:p>
      <text:p text:style-name="P1">│ <text:s text:c="2"/>│ <text:s text:c="6"/>│ <text:s text:c="2"/>│ <text:s text:c="2"/>├── xw.ngc</text:p>
      <text:p text:style-name="P1">│ <text:s text:c="2"/>│ <text:s text:c="6"/>│ <text:s text:c="2"/>│ <text:s text:c="2"/>└── xz.ngc</text:p>
      <text:p text:style-name="P1">│ <text:s text:c="2"/>│ <text:s text:c="6"/>│ <text:s text:c="2"/>└── XYtests/</text:p>
      <text:p text:style-name="P1">│ <text:s text:c="2"/>│ <text:s text:c="6"/>│ <text:s text:c="6"/>└── 51MeanderAve.ngc</text:p>
      <text:p text:style-name="P1">│ <text:s text:c="2"/>│ <text:s text:c="6"/>├── octave/</text:p>
      <text:p text:style-name="P1">│ <text:s text:c="2"/>│ <text:s text:c="6"/>│ <text:s text:c="2"/>├── accel_err_jump.m</text:p>
      <text:p text:style-name="P1">│ <text:s text:c="2"/>│ <text:s text:c="6"/>│ <text:s text:c="2"/>├── create_3d_line.m</text:p>
      <text:p text:style-name="P1">│ <text:s text:c="2"/>│ <text:s text:c="6"/>│ <text:s text:c="2"/>├── create_3d_random_walk.m</text:p>
      <text:p text:style-name="P1">│ <text:s text:c="2"/>│ <text:s text:c="6"/>│ <text:s text:c="2"/>├── estimate_depth.m</text:p>
      <text:p text:style-name="P1">│ <text:s text:c="2"/>│ <text:s text:c="6"/>│ <text:s text:c="2"/>├── make_peak_img.m</text:p>
      <text:p text:style-name="P1">│ <text:s text:c="2"/>│ <text:s text:c="6"/>│ <text:s text:c="2"/>├── plot_movement.m*</text:p>
      <text:p text:style-name="P1">│ <text:s text:c="2"/>│ <text:s text:c="6"/>│ <text:s text:c="2"/>└── process_log.m</text:p>
      <text:p text:style-name="P1">│ <text:s text:c="2"/>│ <text:s text:c="6"/>├── .octaverc</text:p>
      <text:p text:style-name="P1">│ <text:s text:c="2"/>│ <text:s text:c="6"/>├── position.blank</text:p>
      <text:p text:style-name="P1">│ <text:s text:c="2"/>│ <text:s text:c="6"/>├── process_runlog.sh*</text:p>
      <text:p text:style-name="P1">│ <text:s text:c="2"/>│ <text:s text:c="6"/>├── profile-run.sh*</text:p>
      <text:p text:style-name="P1">│ <text:s text:c="2"/>│ <text:s text:c="6"/>├── rtapi_app.gdb</text:p>
      <text:p text:style-name="P1">│ <text:s text:c="2"/>│ <text:s text:c="6"/>├── run_all_tests.py</text:p>
      <text:p text:style-name="P1">│ <text:s text:c="2"/>│ <text:s text:c="6"/>├── test-all.sh*</text:p>
      <text:p text:style-name="P1">│ <text:s text:c="2"/>│ <text:s text:c="6"/>├── test-debug.sh*</text:p>
      <text:p text:style-name="P1">│ <text:s text:c="2"/>│ <text:s text:c="6"/>├── test-lengths.sh*</text:p>
      <text:p text:style-name="P1">│ <text:s text:c="2"/>│ <text:s text:c="6"/>├── test-optimization.sh*</text:p>
      <text:p text:style-name="P1">│ <text:s text:c="2"/>│ <text:s text:c="6"/>├── test-release.sh*</text:p>
      <text:p text:style-name="P1">│ <text:s text:c="2"/>│ <text:s text:c="6"/>├── test-reverse.py</text:p>
      <text:p text:style-name="P1">│ <text:s text:c="2"/>│ <text:s text:c="6"/>├── test-simple.sh*</text:p>
      <text:p text:style-name="P1">│ <text:s text:c="2"/>│ <text:s text:c="6"/>├── tp_data_export.hal</text:p>
      <text:p text:style-name="P1">│ <text:s text:c="2"/>│ <text:s text:c="6"/>└── util/</text:p>
      <text:p text:style-name="P1">│ <text:s text:c="2"/>│ <text:s text:c="10"/>├── save_activate.sh*</text:p>
      <text:p text:style-name="P1">│ <text:s text:c="2"/>│ <text:s text:c="10"/>├── save_arc_data.sh*</text:p>
      <text:p text:style-name="P1">│ <text:s text:c="2"/>│ <text:s text:c="10"/>├── save_displacement.sh*</text:p>
      <text:p text:style-name="P1">│ <text:s text:c="2"/>│ <text:s text:c="10"/>├── save_lengths.sh*</text:p>
      <text:p text:style-name="P1">│ <text:s text:c="2"/>│ <text:s text:c="10"/>├── save_state.sh*</text:p>
      <text:p text:style-name="P1">│ <text:s text:c="2"/>│ <text:s text:c="10"/>├── save_tangent_angle.sh*</text:p>
      <text:p text:style-name="P1">│ <text:s text:c="2"/>│ <text:s text:c="10"/>└── save_vel.sh*</text:p>
      <text:p text:style-name="P1">│ <text:s text:c="2"/>├── twopass/</text:p>
      <text:p text:style-name="P1">│ <text:s text:c="2"/>│ <text:s text:c="2"/>├── a.hal</text:p>
      <text:p text:style-name="P1">│ <text:s text:c="2"/>│ <text:s text:c="2"/>├── b.hal</text:p>
      <text:p text:style-name="P1"><text:soft-page-break/>│ <text:s text:c="2"/>│ <text:s text:c="2"/>├── expected</text:p>
      <text:p text:style-name="P1">│ <text:s text:c="2"/>│ <text:s text:c="2"/>├── test.sh</text:p>
      <text:p text:style-name="P1">│ <text:s text:c="2"/>│ <text:s text:c="2"/>└── tp.ini</text:p>
      <text:p text:style-name="P1">│ <text:s text:c="2"/>├── twopass-personality/</text:p>
      <text:p text:style-name="P1">│ <text:s text:c="2"/>│ <text:s text:c="2"/>├── a.hal</text:p>
      <text:p text:style-name="P1">│ <text:s text:c="2"/>│ <text:s text:c="2"/>├── b.hal</text:p>
      <text:p text:style-name="P1">│ <text:s text:c="2"/>│ <text:s text:c="2"/>├── expected</text:p>
      <text:p text:style-name="P1">│ <text:s text:c="2"/>│ <text:s text:c="2"/>├── test.sh</text:p>
      <text:p text:style-name="P1">│ <text:s text:c="2"/>│ <text:s text:c="2"/>└── tp.ini</text:p>
      <text:p text:style-name="P1">│ <text:s text:c="2"/>└── uspace/</text:p>
      <text:p text:style-name="P1">│ <text:s text:c="6"/>└── spawnv-root/</text:p>
      <text:p text:style-name="P1">│ <text:s text:c="10"/>├── checkresult*</text:p>
      <text:p text:style-name="P1">│ <text:s text:c="10"/>├── test.sh</text:p>
      <text:p text:style-name="P1">│ <text:s text:c="10"/>├── test_uspace_spawnv.c</text:p>
      <text:p text:style-name="P1">│ <text:s text:c="10"/>└── test_uspace_spawnv.hal</text:p>
      <text:p text:style-name="P1">├── TODO</text:p>
      <text:p text:style-name="P1">├── .travis.yml</text:p>
      <text:p text:style-name="P1">├── unit_tests/</text:p>
      <text:p text:style-name="P1">│ <text:s text:c="2"/>├── catch.hpp</text:p>
      <text:p text:style-name="P1">│ <text:s text:c="2"/>├── greatest.h</text:p>
      <text:p text:style-name="P1">│ <text:s text:c="2"/>├── interp/</text:p>
      <text:p text:style-name="P1">│ <text:s text:c="2"/>│ <text:s text:c="2"/>├── interp_testing_util.hh</text:p>
      <text:p text:style-name="P1">│ <text:s text:c="2"/>│ <text:s text:c="2"/>├── meson.build</text:p>
      <text:p text:style-name="P1">│ <text:s text:c="2"/>│ <text:s text:c="2"/>├── test_interp_basics.cc</text:p>
      <text:p text:style-name="P1">│ <text:s text:c="2"/>│ <text:s text:c="2"/>├── test_interp_block.cc</text:p>
      <text:p text:style-name="P1">│ <text:s text:c="2"/>│ <text:s text:c="2"/>├── tests_main.cc</text:p>
      <text:p text:style-name="P1">│ <text:s text:c="2"/>│ <text:s text:c="2"/>└── test_string_conversion.cc</text:p>
      <text:p text:style-name="P1">│ <text:s text:c="2"/>└── tp/</text:p>
      <text:p text:style-name="P1">│ <text:s text:c="6"/>├── meson.build</text:p>
      <text:p text:style-name="P1">│ <text:s text:c="6"/>└── test_blendmath.c</text:p>
      <text:p text:style-name="P1">└── VERSION</text:p>
      <text:p text:style-name="P1"/>
      <text:p text:style-name="P1">830 directories, 6214 fi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Preformatted_20_Text">
      <style:text-properties officeooo:rsid="001afba9" officeooo:paragraph-rsid="001afba9"/>
    </style:style>
    <style:style style:name="MP2" style:family="paragraph" style:parent-style-name="Preformatted_20_Text">
      <style:text-properties officeooo:rsid="001afba9" officeooo:paragraph-rsid="00525576" fo:background-color="transparent"/>
    </style:style>
    <style:style style:name="MP3" style:family="paragraph" style:parent-style-name="Preformatted_20_Text">
      <style:text-properties officeooo:rsid="004c84dd" officeooo:paragraph-rsid="004c84dd" fo:background-color="transparent"/>
    </style:style>
    <style:style style:name="MT1" style:family="text">
      <style:text-properties officeooo:rsid="0025953c"/>
    </style:style>
    <style:style style:name="MT2" style:family="text">
      <style:text-properties fo:font-weight="bold" officeooo:rsid="0025953c" style:font-weight-asian="bold" style:font-weight-complex="bold"/>
    </style:style>
    <style:style style:name="MT3" style:family="text">
      <style:text-properties officeooo:rsid="0025953c" fo:background-color="#ccff00" loext:char-shading-value="0"/>
    </style:style>
    <style:style style:name="MT4" style:family="text">
      <style:text-properties officeooo:rsid="0025953c" fo:background-color="transparent" loext:char-shading-value="0"/>
    </style:style>
    <style:style style:name="MT5" style:family="text">
      <style:text-properties officeooo:rsid="00337925" fo:background-color="#66ffff" loext:char-shading-value="0"/>
    </style:style>
    <style:style style:name="MT6" style:family="text">
      <style:text-properties officeooo:rsid="002614b6" fo:background-color="transparent" loext:char-shading-value="0"/>
    </style:style>
    <style:style style:name="MT7" style:family="text">
      <style:text-properties fo:font-weight="normal" officeooo:rsid="002614b6" fo:background-color="#ff99ff" loext:char-shading-value="0" style:font-weight-asian="normal" style:font-weight-complex="normal"/>
    </style:style>
    <style:style style:name="MT8" style:family="text">
      <style:text-properties fo:font-weight="normal" officeooo:rsid="002614b6" fo:background-color="transparent" loext:char-shading-value="0" style:font-weight-asian="normal" style:font-weight-complex="normal"/>
    </style:style>
    <style:style style:name="MT9" style:family="text">
      <style:text-properties fo:font-weight="normal" officeooo:rsid="004c5d37" fo:background-color="#cccc99" loext:char-shading-value="0" style:font-weight-asian="normal" style:font-weight-complex="normal"/>
    </style:style>
    <style:style style:name="MT10" style:family="text">
      <style:text-properties fo:font-weight="normal" officeooo:rsid="004c5d37" fo:background-color="transparent" loext:char-shading-value="0" style:font-weight-asian="normal" style:font-weight-complex="normal"/>
    </style:style>
    <style:style style:name="MT11" style:family="text">
      <style:text-properties fo:font-weight="normal" officeooo:rsid="00513257" fo:background-color="#ff6600" loext:char-shading-value="0" style:font-weight-asian="normal" style:font-weight-complex="normal"/>
    </style:style>
    <style:style style:name="MT12" style:family="text">
      <style:text-properties fo:font-weight="normal" officeooo:rsid="0025953c" style:font-weight-asian="normal" style:font-weight-complex="normal"/>
    </style:style>
    <style:style style:name="MT13" style:family="text">
      <style:text-properties fo:font-weight="normal" officeooo:rsid="00525576" style:font-weight-asian="normal" style:font-weight-complex="normal"/>
    </style:style>
    <style:style style:name="MT14" style:family="text">
      <style:text-properties fo:font-weight="bold" officeooo:rsid="00525576" style:font-weight-asian="bold" style:font-weight-complex="bold"/>
    </style:style>
    <style:style style:name="MT15" style:family="text">
      <style:text-properties fo:font-weight="normal" officeooo:rsid="0025953c" fo:background-color="#ccff00" loext:char-shading-value="0" style:font-weight-asian="normal" style:font-weight-complex="normal"/>
    </style:style>
    <style:style style:name="MT16" style:family="text">
      <style:text-properties fo:font-weight="normal" officeooo:rsid="00525576" fo:background-color="#ccff00" loext:char-shading-value="0" style:font-weight-asian="normal" style:font-weight-complex="normal"/>
    </style:style>
    <style:style style:name="MT17" style:family="text">
      <style:text-properties fo:font-weight="normal" officeooo:rsid="00337925" fo:background-color="#66ffff" loext:char-shading-value="0" style:font-weight-asian="normal" style:font-weight-complex="normal"/>
    </style:style>
    <style:style style:name="MT18" style:family="text">
      <style:text-properties fo:font-weight="normal" officeooo:rsid="002614b6" style:font-weight-asian="normal" style:font-weight-complex="normal"/>
    </style:style>
    <style:style style:name="MT19" style:family="text">
      <style:text-properties fo:font-weight="normal" officeooo:rsid="004c5d37" fo:background-color="#cccc99" loext:char-shading-value="0" style:font-weight-asian="normal" style:font-weight-complex="normal"/>
    </style:style>
    <style:style style:name="MT20" style:family="text">
      <style:text-properties fo:font-weight="normal" officeooo:rsid="00525576" fo:background-color="#cccc99" loext:char-shading-value="0" style:font-weight-asian="normal" style:font-weight-complex="normal"/>
    </style:style>
    <style:style style:name="MT21" style:family="text">
      <style:text-properties fo:font-weight="normal" officeooo:rsid="004c5d37" style:font-weight-asian="normal" style:font-weight-complex="normal"/>
    </style:style>
    <style:style style:name="MT22" style:family="text">
      <style:text-properties fo:font-weight="normal" officeooo:rsid="00513257" fo:background-color="#ff6600" loext:char-shading-value="0" style:font-weight-asian="normal" style:font-weight-complex="normal"/>
    </style:style>
    <style:style style:name="MT23" style:family="text">
      <style:text-properties fo:font-weight="normal" officeooo:rsid="00525576" fo:background-color="#ff6600" loext:char-shading-value="0" style:font-weight-asian="normal" style:font-weight-complex="normal"/>
    </style:style>
    <style:style style:name="MT24" style:family="text">
      <style:text-properties fo:font-weight="normal" officeooo:rsid="004c84dd" style:font-weight-asian="normal" style:font-weight-complex="normal"/>
    </style:style>
    <style:style style:name="MT25" style:family="text">
      <style:text-properties fo:font-weight="normal" style:font-weight-asian="normal" style:font-weight-complex="normal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s/>LEGEND en: </text:span><text:span text:style-name="MT2">directory/</text:span><text:span text:style-name="MT1"> <text:s/></text:span><text:span text:style-name="MT3">translated</text:span><text:span text:style-name="MT4"> </text:span><text:span text:style-name="MT5">original</text:span><text:span text:style-name="MT6"> </text:span><text:span text:style-name="MT7">link</text:span><text:span text:style-name="MT8"> </text:span><text:span text:style-name="MT9">new</text:span><text:span text:style-name="MT10"> <text:s text:c="2"/></text:span><text:span text:style-name="MT11">modified</text:span></text:p>
        <text:p text:style-name="MP2"><text:span text:style-name="MT12"><text:s/>LEGEND e</text:span><text:span text:style-name="MT13">s</text:span><text:span text:style-name="MT12">:</text:span><text:span text:style-name="MT2"> director</text:span><text:span text:style-name="MT14">io</text:span><text:span text:style-name="MT2">/</text:span><text:span text:style-name="MT12"> </text:span><text:span text:style-name="MT15">tra</text:span><text:span text:style-name="MT16">ducido </text:span><text:span text:style-name="MT12"><text:s/></text:span><text:span text:style-name="MT17">original</text:span><text:span text:style-name="MT18"> </text:span><text:span text:style-name="MT7">link</text:span><text:span text:style-name="MT18"> </text:span><text:span text:style-name="MT19">n</text:span><text:span text:style-name="MT20">uevo</text:span><text:span text:style-name="MT21"> </text:span><text:span text:style-name="MT22">modifi</text:span><text:span text:style-name="MT23">cado</text:span></text:p>
        <text:p text:style-name="MP3"><text:span text:style-name="MT24"><text:s text:c="8"/>f</text:span><text:span text:style-name="MT25">ile*=script/binary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4T21:02:01.920679072</dc:date>
    <meta:editing-duration>PT2H48M47S</meta:editing-duration>
    <meta:editing-cycles>32</meta:editing-cycles>
    <meta:generator>LibreOffice/5.2.7.2$Linux_X86_64 LibreOffice_project/20m0$Build-2</meta:generator>
    <meta:document-statistic meta:table-count="0" meta:image-count="0" meta:object-count="0" meta:page-count="126" meta:paragraph-count="6908" meta:word-count="35219" meta:character-count="220095" meta:non-whitespace-character-count="138248"/>
  </office:meta>
</office:document-meta>
</file>